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A_Structures.xml" manifest:media-type="text/xml"/>
  <manifest:file-entry manifest:full-path="Basic/Standard/C_FonctionsCommunes.xml" manifest:media-type="text/xml"/>
  <manifest:file-entry manifest:full-path="Basic/Standard/D_NotUsed.xml" manifest:media-type="text/xml"/>
  <manifest:file-entry manifest:full-path="Basic/Standard/B_FonctionsMieuxTrierANant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58" style:family="table-column">
      <style:table-column-properties fo:break-before="auto" style:column-width="6.167cm"/>
    </style:style>
    <style:style style:name="co2" style:family="table-column">
      <style:table-column-properties fo:break-before="auto" style:column-width="5.556cm"/>
    </style:style>
    <style:style style:name="co3" style:family="table-column">
      <style:table-column-properties fo:break-before="auto" style:column-width="2.307cm"/>
    </style:style>
    <style:style style:name="co4" style:family="table-column">
      <style:table-column-properties fo:break-before="auto" style:column-width="6.505cm"/>
    </style:style>
    <style:style style:name="co59" style:family="table-column">
      <style:table-column-properties fo:break-before="auto" style:column-width="5.683cm"/>
    </style:style>
    <style:style style:name="co6" style:family="table-column">
      <style:table-column-properties fo:break-before="auto" style:column-width="3.11cm"/>
    </style:style>
    <style:style style:name="co60" style:family="table-column">
      <style:table-column-properties fo:break-before="auto" style:column-width="6.634cm"/>
    </style:style>
    <style:style style:name="co61" style:family="table-column">
      <style:table-column-properties fo:break-before="auto" style:column-width="6.419cm"/>
    </style:style>
    <style:style style:name="co9" style:family="table-column">
      <style:table-column-properties fo:break-before="auto" style:column-width="2.18cm"/>
    </style:style>
    <style:style style:name="co10" style:family="table-column">
      <style:table-column-properties fo:break-before="auto" style:column-width="1.572cm"/>
    </style:style>
    <style:style style:name="co11" style:family="table-column">
      <style:table-column-properties fo:break-before="auto" style:column-width="1.894cm"/>
    </style:style>
    <style:style style:name="co62" style:family="table-column">
      <style:table-column-properties fo:break-before="auto" style:column-width="2.787cm"/>
    </style:style>
    <style:style style:name="co13" style:family="table-column">
      <style:table-column-properties fo:break-before="auto" style:column-width="3.364cm"/>
    </style:style>
    <style:style style:name="co63" style:family="table-column">
      <style:table-column-properties fo:break-before="auto" style:column-width="6.756cm"/>
    </style:style>
    <style:style style:name="co64" style:family="table-column">
      <style:table-column-properties fo:break-before="auto" style:column-width="3.18cm"/>
    </style:style>
    <style:style style:name="co65" style:family="table-column">
      <style:table-column-properties fo:break-before="auto" style:column-width="1.965cm"/>
    </style:style>
    <style:style style:name="co66" style:family="table-column">
      <style:table-column-properties fo:break-before="auto" style:column-width="5.505cm"/>
    </style:style>
    <style:style style:name="co67" style:family="table-column">
      <style:table-column-properties fo:break-before="auto" style:column-width="1.822cm"/>
    </style:style>
    <style:style style:name="co19" style:family="table-column">
      <style:table-column-properties fo:break-before="auto" style:column-width="4.697cm"/>
    </style:style>
    <style:style style:name="co68" style:family="table-column">
      <style:table-column-properties fo:break-before="auto" style:column-width="2.288cm"/>
    </style:style>
    <style:style style:name="co69" style:family="table-column">
      <style:table-column-properties fo:break-before="auto" style:column-width="17.981cm"/>
    </style:style>
    <style:style style:name="co70" style:family="table-column">
      <style:table-column-properties fo:break-before="auto" style:column-width="8.133cm"/>
    </style:style>
    <style:style style:name="co23" style:family="table-column">
      <style:table-column-properties fo:break-before="auto" style:column-width="2.484cm"/>
    </style:style>
    <style:style style:name="co71" style:family="table-column">
      <style:table-column-properties fo:break-before="auto" style:column-width="10.188cm"/>
    </style:style>
    <style:style style:name="co25" style:family="table-column">
      <style:table-column-properties fo:break-before="auto" style:column-width="11.404cm"/>
    </style:style>
    <style:style style:name="co26" style:family="table-column">
      <style:table-column-properties fo:break-before="auto" style:column-width="10.065cm"/>
    </style:style>
    <style:style style:name="co27" style:family="table-column">
      <style:table-column-properties fo:break-before="auto" style:column-width="4.09cm"/>
    </style:style>
    <style:style style:name="co28" style:family="table-column">
      <style:table-column-properties fo:break-before="auto" style:column-width="2.475cm"/>
    </style:style>
    <style:style style:name="co29" style:family="table-column">
      <style:table-column-properties fo:break-before="auto" style:column-width="3.713cm"/>
    </style:style>
    <style:style style:name="co30" style:family="table-column">
      <style:table-column-properties fo:break-before="auto" style:column-width="0.406cm"/>
    </style:style>
    <style:style style:name="co31" style:family="table-column">
      <style:table-column-properties fo:break-before="auto" style:column-width="1cm"/>
    </style:style>
    <style:style style:name="co72" style:family="table-column">
      <style:table-column-properties fo:break-before="auto" style:column-width="7.87cm"/>
    </style:style>
    <style:style style:name="co73" style:family="table-column">
      <style:table-column-properties fo:break-before="auto" style:column-width="3.671cm"/>
    </style:style>
    <style:style style:name="co74" style:family="table-column">
      <style:table-column-properties fo:break-before="auto" style:column-width="1.732cm"/>
    </style:style>
    <style:style style:name="co36" style:family="table-column">
      <style:table-column-properties fo:break-before="auto" style:column-width="2.006cm"/>
    </style:style>
    <style:style style:name="co37" style:family="table-column">
      <style:table-column-properties fo:break-before="auto" style:column-width="3.438cm"/>
    </style:style>
    <style:style style:name="co38" style:family="table-column">
      <style:table-column-properties fo:break-before="auto" style:column-width="0.9cm"/>
    </style:style>
    <style:style style:name="co39" style:family="table-column">
      <style:table-column-properties fo:break-before="auto" style:column-width="0.4cm"/>
    </style:style>
    <style:style style:name="co40" style:family="table-column">
      <style:table-column-properties fo:break-before="auto" style:column-width="1.381cm"/>
    </style:style>
    <style:style style:name="co41" style:family="table-column">
      <style:table-column-properties fo:break-before="auto" style:column-width="0.3cm"/>
    </style:style>
    <style:style style:name="co42" style:family="table-column">
      <style:table-column-properties fo:break-before="auto" style:column-width="1.744cm"/>
    </style:style>
    <style:style style:name="co43" style:family="table-column">
      <style:table-column-properties fo:break-before="auto" style:column-width="1.307cm"/>
    </style:style>
    <style:style style:name="co44" style:family="table-column">
      <style:table-column-properties fo:break-before="auto" style:column-width="0.416cm"/>
    </style:style>
    <style:style style:name="co45" style:family="table-column">
      <style:table-column-properties fo:break-before="auto" style:column-width="0.79cm"/>
    </style:style>
    <style:style style:name="co46" style:family="table-column">
      <style:table-column-properties fo:break-before="auto" style:column-width="0.445cm"/>
    </style:style>
    <style:style style:name="co47" style:family="table-column">
      <style:table-column-properties fo:break-before="auto" style:column-width="0.39cm"/>
    </style:style>
    <style:style style:name="co48" style:family="table-column">
      <style:table-column-properties fo:break-before="auto" style:column-width="1.316cm"/>
    </style:style>
    <style:style style:name="co49" style:family="table-column">
      <style:table-column-properties fo:break-before="auto" style:column-width="1.799cm"/>
    </style:style>
    <style:style style:name="co50" style:family="table-column">
      <style:table-column-properties fo:break-before="auto" style:column-width="2.267cm"/>
    </style:style>
    <style:style style:name="co51" style:family="table-column">
      <style:table-column-properties fo:break-before="auto" style:column-width="1.199cm"/>
    </style:style>
    <style:style style:name="co52" style:family="table-column">
      <style:table-column-properties fo:break-before="auto" style:column-width="1.58cm"/>
    </style:style>
    <style:style style:name="co53" style:family="table-column">
      <style:table-column-properties fo:break-before="auto" style:column-width="3.175cm"/>
    </style:style>
    <style:style style:name="co54" style:family="table-column">
      <style:table-column-properties fo:break-before="auto" style:column-width="2.106cm"/>
    </style:style>
    <style:style style:name="co55" style:family="table-column">
      <style:table-column-properties fo:break-before="auto" style:column-width="0.907cm"/>
    </style:style>
    <style:style style:name="co56" style:family="table-column">
      <style:table-column-properties fo:break-before="auto" style:column-width="0.716cm"/>
    </style:style>
    <style:style style:name="co57" style:family="table-column">
      <style:table-column-properties fo:break-before="auto" style:column-width="0.799cm"/>
    </style:style>
    <style:style style:name="co75" style:family="table-column">
      <style:table-column-properties fo:break-before="auto" style:column-width="1.475cm"/>
    </style:style>
    <style:style style:name="co76" style:family="table-column">
      <style:table-column-properties fo:break-before="auto" style:column-width="9.024cm"/>
    </style:style>
    <style:style style:name="co77" style:family="table-column">
      <style:table-column-properties fo:break-before="auto" style:column-width="8.856cm"/>
    </style:style>
    <style:style style:name="co78" style:family="table-column">
      <style:table-column-properties fo:break-before="auto" style:column-width="2.327cm"/>
    </style:style>
    <style:style style:name="co79" style:family="table-column">
      <style:table-column-properties fo:break-before="auto" style:column-width="2.235cm"/>
    </style:style>
    <style:style style:name="co80" style:family="table-column">
      <style:table-column-properties fo:break-before="auto" style:column-width="2.08cm"/>
    </style:style>
    <style:style style:name="co81" style:family="table-column">
      <style:table-column-properties fo:break-before="auto" style:column-width="1.774cm"/>
    </style:style>
    <style:style style:name="co82" style:family="table-column">
      <style:table-column-properties fo:break-before="auto" style:column-width="2.469cm"/>
    </style:style>
    <style:style style:name="co83" style:family="table-column">
      <style:table-column-properties fo:break-before="auto" style:column-width="1.531cm"/>
    </style:style>
    <style:style style:name="co84" style:family="table-column">
      <style:table-column-properties fo:break-before="auto" style:column-width="6.555cm"/>
    </style:style>
    <style:style style:name="co85" style:family="table-column">
      <style:table-column-properties fo:break-before="auto" style:column-width="2.611cm"/>
    </style:style>
    <style:style style:name="co86" style:family="table-column">
      <style:table-column-properties fo:break-before="auto" style:column-width="1.452cm"/>
    </style:style>
    <style:style style:name="co87" style:family="table-column">
      <style:table-column-properties fo:break-before="auto" style:column-width="4.42cm"/>
    </style:style>
    <style:style style:name="co88" style:family="table-column">
      <style:table-column-properties fo:break-before="auto" style:column-width="1.868cm"/>
    </style:style>
    <style:style style:name="co89" style:family="table-column">
      <style:table-column-properties fo:break-before="auto" style:column-width="6.045cm"/>
    </style:style>
    <style:style style:name="co90" style:family="table-column">
      <style:table-column-properties fo:break-before="auto" style:column-width="2.695cm"/>
    </style:style>
    <style:style style:name="co91" style:family="table-column">
      <style:table-column-properties fo:break-before="auto" style:column-width="4.138cm"/>
    </style:style>
    <style:style style:name="co92" style:family="table-column">
      <style:table-column-properties fo:break-before="auto" style:column-width="2.471cm"/>
    </style:style>
    <style:style style:name="co93" style:family="table-column">
      <style:table-column-properties fo:break-before="auto" style:column-width="4.87cm"/>
    </style:style>
    <style:style style:name="co94" style:family="table-column">
      <style:table-column-properties fo:break-before="auto" style:column-width="3.851cm"/>
    </style:style>
    <style:style style:name="co95" style:family="table-column">
      <style:table-column-properties fo:break-before="auto" style:column-width="1.88cm"/>
    </style:style>
    <style:style style:name="co96" style:family="table-column">
      <style:table-column-properties fo:break-before="auto" style:column-width="4.934cm"/>
    </style:style>
    <style:style style:name="co97" style:family="table-column">
      <style:table-column-properties fo:break-before="auto" style:column-width="18.576cm"/>
    </style:style>
    <style:style style:name="co98" style:family="table-column">
      <style:table-column-properties fo:break-before="auto" style:column-width="18.198cm"/>
    </style:style>
    <style:style style:name="co100" style:family="table-column">
      <style:table-column-properties fo:break-before="auto" style:column-width="3.343cm"/>
    </style:style>
    <style:style style:name="co101" style:family="table-column">
      <style:table-column-properties fo:break-before="auto" style:column-width="3.23cm"/>
    </style:style>
    <style:style style:name="co102" style:family="table-column">
      <style:table-column-properties fo:break-before="auto" style:column-width="3.552cm"/>
    </style:style>
    <style:style style:name="co103" style:family="table-column">
      <style:table-column-properties fo:break-before="auto" style:column-width="3.373cm"/>
    </style:style>
    <style:style style:name="co104" style:family="table-column">
      <style:table-column-properties fo:break-before="auto" style:column-width="8.206cm"/>
    </style:style>
    <style:style style:name="co105" style:family="table-column">
      <style:table-column-properties fo:break-before="auto" style:column-width="4.066cm"/>
    </style:style>
    <style:style style:name="co106" style:family="table-column">
      <style:table-column-properties fo:break-before="auto" style:column-width="2.261cm"/>
    </style:style>
    <style:style style:name="co107" style:family="table-column">
      <style:table-column-properties fo:break-before="auto" style:column-width="2.27cm"/>
    </style:style>
    <style:style style:name="co108" style:family="table-column">
      <style:table-column-properties fo:break-before="auto" style:column-width="4.406cm"/>
    </style:style>
    <style:style style:name="co109" style:family="table-column">
      <style:table-column-properties fo:break-before="auto" style:column-width="2.279cm"/>
    </style:style>
    <style:style style:name="co110" style:family="table-column">
      <style:table-column-properties fo:break-before="auto" style:column-width="9.483cm"/>
    </style:style>
    <style:style style:name="co111" style:family="table-column">
      <style:table-column-properties fo:break-before="auto" style:column-width="0.58cm"/>
    </style:style>
    <style:style style:name="co112" style:family="table-column">
      <style:table-column-properties fo:break-before="auto" style:column-width="1.535cm"/>
    </style:style>
    <style:style style:name="co113" style:family="table-column">
      <style:table-column-properties fo:break-before="auto" style:column-width="0.953cm"/>
    </style:style>
    <style:style style:name="co114" style:family="table-column">
      <style:table-column-properties fo:break-before="auto" style:column-width="1.138cm"/>
    </style:style>
    <style:style style:name="co115" style:family="table-column">
      <style:table-column-properties fo:break-before="auto" style:column-width="1.106cm"/>
    </style:style>
    <style:style style:name="co116" style:family="table-column">
      <style:table-column-properties fo:break-before="auto" style:column-width="2.028cm"/>
    </style:style>
    <style:style style:name="co117" style:family="table-column">
      <style:table-column-properties fo:break-before="auto" style:column-width="1.041cm"/>
    </style:style>
    <style:style style:name="co118" style:family="table-column">
      <style:table-column-properties fo:break-before="auto" style:column-width="0.982cm"/>
    </style:style>
    <style:style style:name="co119" style:family="table-column">
      <style:table-column-properties fo:break-before="auto" style:column-width="1.275cm"/>
    </style:style>
    <style:style style:name="co120" style:family="table-column">
      <style:table-column-properties fo:break-before="auto" style:column-width="1.032cm"/>
    </style:style>
    <style:style style:name="co121" style:family="table-column">
      <style:table-column-properties fo:break-before="auto" style:column-width="1.245cm"/>
    </style:style>
    <style:style style:name="co122" style:family="table-column">
      <style:table-column-properties fo:break-before="auto" style:column-width="1.229cm"/>
    </style:style>
    <style:style style:name="co123" style:family="table-column">
      <style:table-column-properties fo:break-before="auto" style:column-width="0.891cm"/>
    </style:style>
    <style:style style:name="co124" style:family="table-column">
      <style:table-column-properties fo:break-before="auto" style:column-width="0.767cm"/>
    </style:style>
    <style:style style:name="co125" style:family="table-column">
      <style:table-column-properties fo:break-before="auto" style:column-width="0.598cm"/>
    </style:style>
    <style:style style:name="co126" style:family="table-column">
      <style:table-column-properties fo:break-before="auto" style:column-width="0.721cm"/>
    </style:style>
    <style:style style:name="co127" style:family="table-column">
      <style:table-column-properties fo:break-before="auto" style:column-width="0.584cm"/>
    </style:style>
    <style:style style:name="co128" style:family="table-column">
      <style:table-column-properties fo:break-before="auto" style:column-width="0.801cm"/>
    </style:style>
    <style:style style:name="co129" style:family="table-column">
      <style:table-column-properties fo:break-before="auto" style:column-width="0.554cm"/>
    </style:style>
    <style:style style:name="co130" style:family="table-column">
      <style:table-column-properties fo:break-before="auto" style:column-width="0.707cm"/>
    </style:style>
    <style:style style:name="co131" style:family="table-column">
      <style:table-column-properties fo:break-before="auto" style:column-width="0.522cm"/>
    </style:style>
    <style:style style:name="co132" style:family="table-column">
      <style:table-column-properties fo:break-before="auto" style:column-width="1.014cm"/>
    </style:style>
    <style:style style:name="co133" style:family="table-column">
      <style:table-column-properties fo:break-before="auto" style:column-width="0.923cm"/>
    </style:style>
    <style:style style:name="co134" style:family="table-column">
      <style:table-column-properties fo:break-before="auto" style:column-width="4.581cm"/>
    </style:style>
    <style:style style:name="co135" style:family="table-column">
      <style:table-column-properties fo:break-before="auto" style:column-width="0.861cm"/>
    </style:style>
    <style:style style:name="co136" style:family="table-column">
      <style:table-column-properties fo:break-before="auto" style:column-width="1.752cm"/>
    </style:style>
    <style:style style:name="co137" style:family="table-column">
      <style:table-column-properties fo:break-before="auto" style:column-width="1.813cm"/>
    </style:style>
    <style:style style:name="co138" style:family="table-column">
      <style:table-column-properties fo:break-before="auto" style:column-width="1.568cm"/>
    </style:style>
    <style:style style:name="co139" style:family="table-column">
      <style:table-column-properties fo:break-before="auto" style:column-width="1.321cm"/>
    </style:style>
    <style:style style:name="co140" style:family="table-column">
      <style:table-column-properties fo:break-before="auto" style:column-width="1.291cm"/>
    </style:style>
    <style:style style:name="co141" style:family="table-column">
      <style:table-column-properties fo:break-before="auto" style:column-width="1.353cm"/>
    </style:style>
    <style:style style:name="co142" style:family="table-column">
      <style:table-column-properties fo:break-before="auto" style:column-width="0.506cm"/>
    </style:style>
    <style:style style:name="co143" style:family="table-column">
      <style:table-column-properties fo:break-before="auto" style:column-width="3.937cm"/>
    </style:style>
    <style:style style:name="co144" style:family="table-column">
      <style:table-column-properties fo:break-before="auto" style:column-width="15.958cm"/>
    </style:style>
    <style:style style:name="co145" style:family="table-column">
      <style:table-column-properties fo:break-before="auto" style:column-width="24.702cm"/>
    </style:style>
    <style:style style:name="co146" style:family="table-column">
      <style:table-column-properties fo:break-before="auto" style:column-width="3.815cm"/>
    </style:style>
    <style:style style:name="co147" style:family="table-column">
      <style:table-column-properties fo:break-before="auto" style:column-width="1.69cm"/>
    </style:style>
    <style:style style:name="co148" style:family="table-column">
      <style:table-column-properties fo:break-before="auto" style:column-width="4.02cm"/>
    </style:style>
    <style:style style:name="co149" style:family="table-column">
      <style:table-column-properties fo:break-before="auto" style:column-width="1.254cm"/>
    </style:style>
    <style:style style:name="co150" style:family="table-column">
      <style:table-column-properties fo:break-before="auto" style:column-width="1.035cm"/>
    </style:style>
    <style:style style:name="co151" style:family="table-column">
      <style:table-column-properties fo:break-before="auto" style:column-width="3.216cm"/>
    </style:style>
    <style:style style:name="co152" style:family="table-column">
      <style:table-column-properties fo:break-before="auto" style:column-width="3.244cm"/>
    </style:style>
    <style:style style:name="co153" style:family="table-column">
      <style:table-column-properties fo:break-before="auto" style:column-width="30.508cm"/>
    </style:style>
    <style:style style:name="co154" style:family="table-column">
      <style:table-column-properties fo:break-before="auto" style:column-width="1.385cm"/>
    </style:style>
    <style:style style:name="co155" style:family="table-column">
      <style:table-column-properties fo:break-before="auto" style:column-width="2.027cm"/>
    </style:style>
    <style:style style:name="co156" style:family="table-column">
      <style:table-column-properties fo:break-before="auto" style:column-width="0.415cm"/>
    </style:style>
    <style:style style:name="co157" style:family="table-column">
      <style:table-column-properties fo:break-before="auto" style:column-width="2.78cm"/>
    </style:style>
    <style:style style:name="co158" style:family="table-column">
      <style:table-column-properties fo:break-before="auto" style:column-width="2.489cm"/>
    </style:style>
    <style:style style:name="co159" style:family="table-column">
      <style:table-column-properties fo:break-before="auto" style:column-width="0.422cm"/>
    </style:style>
    <style:style style:name="co160" style:family="table-column">
      <style:table-column-properties fo:break-before="auto" style:column-width="7.759cm"/>
    </style:style>
    <style:style style:name="co33" style:family="table-column">
      <style:table-column-properties fo:break-before="auto" style:column-width="5.073cm"/>
    </style:style>
    <style:style style:name="co161" style:family="table-column">
      <style:table-column-properties fo:break-before="auto" style:column-width="4.743cm"/>
    </style:style>
    <style:style style:name="co35" style:family="table-column">
      <style:table-column-properties fo:break-before="auto" style:column-width="3.298cm"/>
    </style:style>
    <style:style style:name="co162" style:family="table-column">
      <style:table-column-properties fo:break-before="auto" style:column-width="0.427cm"/>
    </style:style>
    <style:style style:name="co163" style:family="table-column">
      <style:table-column-properties fo:break-before="auto" style:column-width="4.838cm"/>
    </style:style>
    <style:style style:name="co166" style:family="table-column">
      <style:table-column-properties fo:break-before="auto" style:column-width="5.817cm"/>
    </style:style>
    <style:style style:name="co167" style:family="table-column">
      <style:table-column-properties fo:break-before="auto" style:column-width="4.844cm"/>
    </style:style>
    <style:style style:name="co168" style:family="table-column">
      <style:table-column-properties fo:break-before="auto" style:column-width="3.66cm"/>
    </style:style>
    <style:style style:name="co169" style:family="table-column">
      <style:table-column-properties fo:break-before="auto" style:column-width="2.145cm"/>
    </style:style>
    <style:style style:name="co170" style:family="table-column">
      <style:table-column-properties fo:break-before="auto" style:column-width="3.902cm"/>
    </style:style>
    <style:style style:name="co171" style:family="table-column">
      <style:table-column-properties fo:break-before="auto" style:column-width="4.036cm"/>
    </style:style>
    <style:style style:name="co172" style:family="table-column">
      <style:table-column-properties fo:break-before="auto" style:column-width="2.637cm"/>
    </style:style>
    <style:style style:name="co173" style:family="table-column">
      <style:table-column-properties fo:break-before="auto" style:column-width="5.823cm"/>
    </style:style>
    <style:style style:name="co174" style:family="table-column">
      <style:table-column-properties fo:break-before="auto" style:column-width="4.436cm"/>
    </style:style>
    <style:style style:name="co175" style:family="table-column">
      <style:table-column-properties fo:break-before="auto" style:column-width="5.355cm"/>
    </style:style>
    <style:style style:name="co176" style:family="table-column">
      <style:table-column-properties fo:break-before="auto" style:column-width="1.748cm"/>
    </style:style>
    <style:style style:name="co177" style:family="table-column">
      <style:table-column-properties fo:break-before="auto" style:column-width="2.718cm"/>
    </style:style>
    <style:style style:name="co178" style:family="table-column">
      <style:table-column-properties fo:break-before="auto" style:column-width="6.23cm"/>
    </style:style>
    <style:style style:name="co179" style:family="table-column">
      <style:table-column-properties fo:break-before="auto" style:column-width="21.863cm"/>
    </style:style>
    <style:style style:name="co180" style:family="table-column">
      <style:table-column-properties fo:break-before="auto" style:column-width="1.78cm"/>
    </style:style>
    <style:style style:name="co181" style:family="table-column">
      <style:table-column-properties fo:break-before="auto" style:column-width="4.784cm"/>
    </style:style>
    <style:style style:name="co182" style:family="table-column">
      <style:table-column-properties fo:break-before="auto" style:column-width="2.258cm"/>
    </style:style>
    <style:style style:name="co183" style:family="table-column">
      <style:table-column-properties fo:break-before="auto" style:column-width="4.979cm"/>
    </style:style>
    <style:style style:name="co184" style:family="table-column">
      <style:table-column-properties fo:break-before="auto" style:column-width="22.618cm"/>
    </style:style>
    <style:style style:name="co185" style:family="table-column">
      <style:table-column-properties fo:break-before="auto" style:column-width="5.863cm"/>
    </style:style>
    <style:style style:name="ro1" style:family="table-row">
      <style:table-row-properties style:row-height="0.499cm" fo:break-before="auto" style:use-optimal-row-height="false"/>
    </style:style>
    <style:style style:name="ro15" style:family="table-row">
      <style:table-row-properties style:row-height="4.528cm" fo:break-before="auto" style:use-optimal-row-height="true"/>
    </style:style>
    <style:style style:name="ro16" style:family="table-row">
      <style:table-row-properties style:row-height="1.7cm" fo:break-before="auto" style:use-optimal-row-height="false"/>
    </style:style>
    <style:style style:name="ro17" style:family="table-row">
      <style:table-row-properties style:row-height="0.947cm" fo:break-before="auto" style:use-optimal-row-height="true"/>
    </style:style>
    <style:style style:name="ro13" style:family="table-row">
      <style:table-row-properties style:row-height="0.496cm" fo:break-before="auto" style:use-optimal-row-height="false"/>
    </style:style>
    <style:style style:name="ro14" style:family="table-row">
      <style:table-row-properties style:row-height="0.52cm" fo:break-before="auto" style:use-optimal-row-height="true"/>
    </style:style>
    <style:style style:name="ro18" style:family="table-row">
      <style:table-row-properties style:row-height="0.45cm" fo:break-before="auto" style:use-optimal-row-height="false"/>
    </style:style>
    <style:style style:name="ro19" style:family="table-row">
      <style:table-row-properties style:row-height="0.487cm" fo:break-before="auto" style:use-optimal-row-height="true"/>
    </style:style>
    <style:style style:name="ro21" style:family="table-row">
      <style:table-row-properties style:row-height="0.557cm" fo:break-before="auto" style:use-optimal-row-height="true"/>
    </style:style>
    <style:style style:name="ro22" style:family="table-row">
      <style:table-row-properties style:row-height="0.631cm" fo:break-before="auto" style:use-optimal-row-height="true"/>
    </style:style>
    <style:style style:name="ro23" style:family="table-row">
      <style:table-row-properties style:row-height="0.764cm" fo:break-before="auto" style:use-optimal-row-height="false"/>
    </style:style>
    <style:style style:name="ro24" style:family="table-row">
      <style:table-row-properties style:row-height="0.427cm" fo:break-before="auto" style:use-optimal-row-height="false"/>
    </style:style>
    <style:style style:name="ro25" style:family="table-row">
      <style:table-row-properties style:row-height="2.579cm" fo:break-before="auto" style:use-optimal-row-height="true"/>
    </style:style>
    <style:style style:name="ro26" style:family="table-row">
      <style:table-row-properties style:row-height="0.667cm" fo:break-before="auto" style:use-optimal-row-height="true"/>
    </style:style>
    <style:style style:name="ro27" style:family="table-row">
      <style:table-row-properties style:row-height="0.658cm" fo:break-before="auto" style:use-optimal-row-height="true"/>
    </style:style>
    <style:style style:name="ro28" style:family="table-row">
      <style:table-row-properties style:row-height="4.983cm" fo:break-before="auto" style:use-optimal-row-height="true"/>
    </style:style>
    <style:style style:name="ro29" style:family="table-row">
      <style:table-row-properties style:row-height="3.632cm" fo:break-before="auto" style:use-optimal-row-height="true"/>
    </style:style>
    <style:style style:name="ro30" style:family="table-row">
      <style:table-row-properties style:row-height="13.478cm" fo:break-before="auto" style:use-optimal-row-height="true"/>
    </style:style>
    <style:style style:name="ro31" style:family="table-row">
      <style:table-row-properties style:row-height="4.08cm" fo:break-before="auto" style:use-optimal-row-height="true"/>
    </style:style>
    <style:style style:name="ro32" style:family="table-row">
      <style:table-row-properties style:row-height="2.29cm" fo:break-before="auto" style:use-optimal-row-height="true"/>
    </style:style>
    <style:style style:name="ro33" style:family="table-row">
      <style:table-row-properties style:row-height="2.738cm" fo:break-before="auto" style:use-optimal-row-height="true"/>
    </style:style>
    <style:style style:name="ro34" style:family="table-row">
      <style:table-row-properties style:row-height="9.451cm" fo:break-before="auto" style:use-optimal-row-height="true"/>
    </style:style>
    <style:style style:name="ro35" style:family="table-row">
      <style:table-row-properties style:row-height="3.184cm" fo:break-before="auto" style:use-optimal-row-height="true"/>
    </style:style>
    <style:style style:name="ro36" style:family="table-row">
      <style:table-row-properties style:row-height="0.997cm" fo:break-before="auto" style:use-optimal-row-height="false"/>
    </style:style>
    <style:style style:name="ro37" style:family="table-row">
      <style:table-row-properties style:row-height="0.956cm" fo:break-before="auto" style:use-optimal-row-height="false"/>
    </style:style>
    <style:style style:name="ro38" style:family="table-row">
      <style:table-row-properties style:row-height="0.933cm" fo:break-before="auto" style:use-optimal-row-height="false"/>
    </style:style>
    <style:style style:name="ro39" style:family="table-row">
      <style:table-row-properties style:row-height="0.452cm" fo:break-before="auto" style:use-optimal-row-height="true"/>
    </style:style>
    <style:style style:name="ro40" style:family="table-row">
      <style:table-row-properties style:row-height="0.489cm" fo:break-before="auto" style:use-optimal-row-height="true"/>
    </style:style>
    <style:style style:name="ro41" style:family="table-row">
      <style:table-row-properties style:row-height="0.972cm" fo:break-before="auto" style:use-optimal-row-height="false"/>
    </style:style>
    <style:style style:name="ta1" style:family="table" style:master-page-name="PageStyle_5f_StructureCollecte">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_5f__5f_DistributionTrisac">
      <style:table-properties table:display="true" style:writing-mode="lr-tb"/>
    </style:style>
    <number:text-style style:name="N100">
      <number:text-content/>
    </number:text-style>
    <style:style style:name="ce10" style:family="table-cell" style:parent-style-name="Default">
      <style:table-cell-properties fo:background-color="#ff0000"/>
      <style:text-properties style:text-position=""/>
    </style:style>
    <style:style style:name="ce11"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Default">
      <style:table-cell-properties fo:border-bottom="0.06pt solid #000000" fo:border-left="none" fo:border-right="0.06pt solid #000000" fo:border-top="0.06pt solid #000000"/>
      <style:text-properties style:text-position=""/>
    </style:style>
    <style:style style:name="ce16" style:family="table-cell" style:parent-style-name="Default">
      <style:table-cell-properties fo:background-color="#83caff"/>
      <style:text-properties style:text-position=""/>
    </style:style>
    <style:style style:name="ce17" style:family="table-cell" style:parent-style-name="Default">
      <style:text-properties fo:color="#ff0000" style:text-position=""/>
    </style:style>
    <style:style style:name="ce2"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3" style:family="table-cell" style:parent-style-name="Default">
      <style:table-cell-properties fo:background-color="#ffff00"/>
      <style:text-properties style:text-position=""/>
    </style:style>
    <style:style style:name="ce24" style:family="table-cell" style:parent-style-name="Default">
      <style:table-cell-properties fo:wrap-option="wrap"/>
      <style:text-properties style:text-outline="false" style:text-position="" fo:language="fr" fo:country="FR" fo:text-shadow="none" style:text-underline-style="solid" style:text-underline-width="auto" style:text-underline-color="font-colo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5" style:family="table-cell" style:parent-style-name="Default" style:data-style-name="N0">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 style:family="table-cell" style:parent-style-name="Default">
      <style:text-properties style:text-position="" style:text-underline-style="none"/>
    </style:style>
    <style:style style:name="ce27" style:family="table-cell" style:parent-style-name="Default">
      <style:text-properties style:text-position="" style:text-underline-style="solid" style:text-underline-width="auto" style:text-underline-color="font-color"/>
    </style:style>
    <style:style style:name="ce28" style:family="table-cell" style:parent-style-name="Default">
      <style:table-cell-properties fo:background-color="#ffff00"/>
      <style:text-properties style:text-position=""/>
      <style:map style:condition="is-true-formula(TESTHORAIRES([.W5])=0)" style:apply-style-name="rouge" style:base-cell-address="VenteVrac.W5"/>
    </style:style>
    <style:style style:name="ce29" style:family="table-cell" style:parent-style-name="Default">
      <style:table-cell-properties fo:background-color="#0000ff"/>
      <style:text-properties style:text-position="" style:font-name="Courier New" fo:font-size="6pt" style:font-name-asian="Courier New" style:font-size-asian="6pt" style:font-name-complex="Courier New" style:font-size-complex="6pt"/>
    </style:style>
    <style:style style:name="ce30" style:family="table-cell" style:parent-style-name="Default">
      <style:table-cell-properties fo:background-color="transparent"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ffff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style:text-properties style:text-position=""/>
    </style:style>
    <style:style style:name="ce31" style:family="table-cell" style:parent-style-name="Default" style:data-style-name="N0">
      <style:text-properties style:text-position=""/>
    </style:style>
    <style:style style:name="ce32" style:family="table-cell" style:parent-style-name="Default" style:data-style-name="N100">
      <style:text-properties style:text-position=""/>
    </style:style>
    <style:style style:name="ce33" style:family="table-cell" style:parent-style-name="Default">
      <style:table-cell-properties style:diagonal-bl-tr="none" style:diagonal-tl-br="none" fo:border="none" style:rotation-align="none"/>
      <style:text-properties style:text-position=""/>
    </style:style>
    <style:style style:name="ce34" style:family="table-cell" style:parent-style-name="Default">
      <style:table-cell-properties fo:padding="0.071cm"/>
      <style:text-properties style:text-position=""/>
    </style:style>
    <style:style style:name="ce35" style:family="table-cell" style:parent-style-name="Default">
      <style:table-cell-properties fo:background-color="#ffff00"/>
      <style:text-properties style:text-position=""/>
      <style:map style:condition="is-true-formula(TESTHORAIRES([.AC2])=0)" style:apply-style-name="rouge" style:base-cell-address="DecheterieEcopoint.AC2"/>
    </style:style>
    <style:style style:name="ce36" style:family="table-cell" style:parent-style-name="Default">
      <style:text-properties style:text-position=""/>
      <style:map style:condition="is-true-formula(TESTHORAIRES([.AC2])=0)" style:apply-style-name="rouge" style:base-cell-address="DecheterieEcopoint.AC2"/>
    </style:style>
    <style:style style:name="ce37" style:family="table-cell" style:parent-style-name="Default">
      <style:table-cell-properties fo:background-color="#00ffff"/>
      <style:text-properties style:text-position=""/>
    </style:style>
    <style:style style:name="ce21" style:family="table-cell" style:parent-style-name="Default" style:data-style-name="N100">
      <style:table-cell-properties fo:background-color="transparent"/>
      <style:text-properties style:text-position=""/>
    </style:style>
    <style:style style:name="ce38"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10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wrap-option="no-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wrap-option="no-wrap" fo:border="0.06pt solid #000000"/>
      <style:text-properties style:text-position=""/>
    </style:style>
    <style:style style:name="ce42" style:family="table-cell" style:parent-style-name="Default">
      <style:table-cell-properties fo:wrap-option="no-wrap"/>
      <style:text-properties style:text-position=""/>
    </style:style>
    <style:style style:name="ce43" style:family="table-cell" style:parent-style-name="Default" style:data-style-name="N100">
      <style:table-cell-properties style:text-align-source="fix" style:repeat-content="false" fo:wrap-option="wrap" fo:border="0.99pt solid #000000"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100">
      <style:table-cell-properties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5" style:family="table-cell" style:parent-style-name="Default" style:data-style-name="N100">
      <style:table-cell-properties fo:border="0.06pt solid #000000"/>
      <style:text-properties style:text-position=""/>
    </style:style>
    <style:style style:name="ce46"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style:text-align-source="fix" style:repeat-content="false" fo:wrap-option="wrap" fo:border="0.06pt solid #000000"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transparent"/>
      <style:text-properties style:text-position="" style:font-name="Courier New" fo:font-size="6pt" style:font-name-asian="Courier New" style:font-size-asian="6pt" style:font-name-complex="Courier New" style:font-size-complex="6pt"/>
    </style:style>
    <style:style style:name="ce49" style:family="table-cell" style:parent-style-name="Default">
      <style:table-cell-properties fo:background-color="transparent"/>
      <style:text-properties fo:color="#000000" style:text-position="" style:font-name="Courier New" fo:font-size="6pt" style:font-name-asian="Arial1" style:font-size-asian="6pt" style:font-name-complex="Arial1" style:font-size-complex="6pt"/>
    </style:style>
    <style:style style:name="ce50" style:family="table-cell" style:parent-style-name="Default">
      <style:table-cell-properties fo:background-color="transparent" fo:wrap-option="no-wrap"/>
      <style:text-properties style:text-position=""/>
    </style:style>
    <style:style style:name="ce51" style:family="table-cell" style:parent-style-name="Default" style:data-style-name="N0">
      <style:table-cell-properties fo:background-color="transparent" fo:wrap-option="wrap" fo:border="none"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52"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style:text-align-source="fix" style:repeat-content="false" fo:wrap-option="wrap" fo:border="0.99pt solid #000000"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style:text-align-source="fix" style:repeat-content="false" fo:wrap-option="wrap" fo:border="0.06pt solid #000000"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table-cell-properties fo:border="0.06pt solid #000000"/>
      <style:text-properties style:text-position=""/>
    </style:style>
    <style:style style:name="ce57" style:family="table-cell" style:parent-style-name="Default">
      <style:table-cell-properties fo:border="0.06pt solid #000000"/>
      <style:text-properties style:use-window-font-color="true" style:text-position="" fo:font-size="10pt" style:font-size-asian="10pt" style:font-size-complex="10pt"/>
    </style:style>
    <style:style style:name="ce58" style:family="table-cell" style:parent-style-name="Default">
      <style:table-cell-properties fo:background-color="#b84700"/>
      <style:text-properties style:text-position=""/>
    </style:style>
    <style:style style:name="ce59" style:family="table-cell" style:parent-style-name="Default">
      <style:table-cell-properties fo:background-color="#ffff00"/>
      <style:text-properties style:text-position=""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60" style:family="table-cell" style:parent-style-name="Default">
      <style:table-cell-properties fo:background-color="#ff6600"/>
      <style:text-properties style:text-position=""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61" style:family="table-cell" style:parent-style-name="Default">
      <style:table-cell-properties fo:background-color="#ffff66"/>
      <style:text-properties style:text-position=""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67" style:family="table-cell" style:parent-style-name="Default">
      <style:table-cell-properties fo:border="0.06pt solid #000000"/>
      <style:text-properties fo:font-weight="bold" style:font-weight-asian="bold" style:font-weight-complex="bold"/>
    </style:style>
    <style:style style:name="ce68"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9" style:family="table-cell" style:parent-style-name="Default">
      <style:table-cell-properties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70"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1"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3" style:family="table-cell" style:parent-style-name="Default">
      <style:table-cell-properties fo:background-color="#ffff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4"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transparent"/>
    </style:style>
    <style:style style:name="ce76" style:family="table-cell" style:parent-style-name="Default">
      <style:table-cell-properties fo:background-color="#ff0000"/>
    </style:style>
    <style:style style:name="ce7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8" style:family="table-cell" style:parent-style-name="Default">
      <style:table-cell-properties fo:background-color="#ffff66"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0" style:family="table-cell" style:parent-style-name="Default">
      <style:table-cell-properties fo:border-bottom="0.06pt solid #000000" fo:border-left="none" fo:border-right="0.06pt solid #000000" fo:border-top="0.06pt solid #000000"/>
    </style:style>
    <style:style style:name="ce81" style:family="table-cell" style:parent-style-name="Default">
      <style:table-cell-properties fo:background-color="#ffff66"/>
    </style:style>
    <style:style style:name="ce82" style:family="table-cell" style:parent-style-name="Default">
      <style:table-cell-properties fo:background-color="#83caff"/>
    </style:style>
    <style:style style:name="ce83" style:family="table-cell" style:parent-style-name="Default">
      <style:text-properties fo:color="#ff0000"/>
    </style:style>
    <style:style style:name="ce84"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Segoe UI" fo:font-size="5.09999990463257pt" fo:language="zxx" fo:country="none" fo:font-style="normal" style:text-underline-style="solid" style:text-underline-width="auto" style:text-underline-color="font-color"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85" style:family="table-cell" style:parent-style-name="Default" style:data-style-name="N100">
      <style:table-cell-properties fo:background-color="transparent"/>
      <style:text-properties style:font-name="Arial" fo:font-size="9pt" style:font-size-asian="9pt" style:font-size-complex="9pt"/>
    </style:style>
    <style:style style:name="ce86" style:family="table-cell" style:parent-style-name="Default" style:data-style-name="N100">
      <style:table-cell-properties fo:background-color="transparent"/>
      <style:text-properties style:font-name="Arial2"/>
    </style:style>
    <style:style style:name="ce87" style:family="table-cell" style:parent-style-name="Default" style:data-style-name="N100">
      <style:table-cell-properties fo:background-color="transparent"/>
    </style:style>
    <style:style style:name="ce88"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89" style:family="table-cell" style:parent-style-name="Default">
      <style:table-cell-properties fo:background-color="#ffff00"/>
    </style:style>
    <style:style style:name="ce90" style:family="table-cell" style:parent-style-name="Default">
      <style:table-cell-properties fo:wrap-option="wrap"/>
      <style:text-properties style:text-outline="false" fo:language="fr" fo:country="FR" fo:text-shadow="none" style:text-underline-style="solid" style:text-underline-width="auto" style:text-underline-color="font-colo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1" style:family="table-cell" style:parent-style-name="Default" style:data-style-name="N0">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2" style:family="table-cell" style:parent-style-name="Default">
      <style:text-properties style:text-underline-style="none"/>
    </style:style>
    <style:style style:name="ce93" style:family="table-cell" style:parent-style-name="Default">
      <style:text-properties style:text-underline-style="solid" style:text-underline-width="auto" style:text-underline-color="font-color"/>
    </style:style>
    <style:style style:name="ce94" style:family="table-cell" style:parent-style-name="Default">
      <style:table-cell-properties fo:background-color="#ffff00"/>
      <style:map style:condition="is-true-formula(TESTHORAIRES([.W5])=0)" style:apply-style-name="rouge" style:base-cell-address="VenteVrac.W5"/>
    </style:style>
    <style:style style:name="ce95" style:family="table-cell" style:parent-style-name="Default">
      <style:table-cell-properties fo:background-color="#0000ff"/>
      <style:text-properties style:font-name="Courier New" fo:font-size="6pt" style:font-name-asian="Courier New" style:font-size-asian="6pt" style:font-name-complex="Courier New" style:font-size-complex="6pt"/>
    </style:style>
    <style:style style:name="ce96"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7" style:family="table-cell" style:parent-style-name="Default" style:data-style-name="N0"/>
    <style:style style:name="ce98" style:family="table-cell" style:parent-style-name="Default" style:data-style-name="N100"/>
    <style:style style:name="ce99" style:family="table-cell" style:parent-style-name="Default">
      <style:table-cell-properties style:diagonal-bl-tr="none" style:diagonal-tl-br="none" fo:border="none" style:rotation-align="none"/>
    </style:style>
    <style:style style:name="ce100" style:family="table-cell" style:parent-style-name="Default">
      <style:table-cell-properties fo:padding="0.071cm"/>
    </style:style>
    <style:style style:name="ce101" style:family="table-cell" style:parent-style-name="Default">
      <style:table-cell-properties fo:background-color="#ffff00"/>
      <style:map style:condition="is-true-formula(TESTHORAIRES([.AC2])=0)" style:apply-style-name="rouge" style:base-cell-address="DecheterieEcopoint.AC2"/>
    </style:style>
    <style:style style:name="ce102" style:family="table-cell" style:parent-style-name="Default">
      <style:map style:condition="is-true-formula(TESTHORAIRES([.AC2])=0)" style:apply-style-name="rouge" style:base-cell-address="DecheterieEcopoint.AC2"/>
    </style:style>
    <style:style style:name="ce103" style:family="table-cell" style:parent-style-name="Default">
      <style:table-cell-properties fo:background-color="#00ffff"/>
    </style:style>
    <style:style style:name="ce104"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10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100">
      <style:table-cell-properties fo:wrap-option="no-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100">
      <style:table-cell-properties fo:wrap-option="no-wrap" fo:border="0.06pt solid #000000"/>
    </style:style>
    <style:style style:name="ce108" style:family="table-cell" style:parent-style-name="Default">
      <style:table-cell-properties fo:wrap-option="no-wrap"/>
    </style:style>
    <style:style style:name="ce109" style:family="table-cell" style:parent-style-name="Default" style:data-style-name="N100">
      <style:table-cell-properties style:text-align-source="fix" style:repeat-content="false" fo:wrap-option="wrap" fo:border="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100">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1" style:family="table-cell" style:parent-style-name="Default" style:data-style-name="N100">
      <style:table-cell-properties fo:border="0.06pt solid #000000"/>
    </style:style>
    <style:style style:name="ce11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100">
      <style:table-cell-properties style:text-align-source="fix" style:repeat-content="false" fo:wrap-option="wrap" fo:border="0.06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transparent"/>
      <style:text-properties style:font-name="Courier New" fo:font-size="6pt" style:font-name-asian="Courier New" style:font-size-asian="6pt" style:font-name-complex="Courier New" style:font-size-complex="6pt"/>
    </style:style>
    <style:style style:name="ce115" style:family="table-cell" style:parent-style-name="Default">
      <style:table-cell-properties fo:background-color="transparent"/>
      <style:text-properties fo:color="#000000" style:font-name="Courier New" fo:font-size="6pt" style:font-name-asian="Arial1" style:font-size-asian="6pt" style:font-name-complex="Arial1" style:font-size-complex="6pt"/>
    </style:style>
    <style:style style:name="ce116" style:family="table-cell" style:parent-style-name="Default">
      <style:table-cell-properties fo:background-color="transparent" fo:wrap-option="no-wrap"/>
    </style:style>
    <style:style style:name="ce117" style:family="table-cell" style:parent-style-name="Default" style:data-style-name="N0">
      <style:table-cell-properties fo:background-color="transparent" fo:wrap-option="wrap" fo:border="none"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1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style:text-align-source="fix" style:repeat-content="false" fo:wrap-option="wrap" fo:border="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style:text-align-source="fix" style:repeat-content="false" fo:wrap-option="wrap" fo:border="0.06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table-cell-properties fo:border="0.06pt solid #000000"/>
    </style:style>
    <style:style style:name="ce123" style:family="table-cell" style:parent-style-name="Default">
      <style:table-cell-properties fo:border="0.06pt solid #000000"/>
      <style:text-properties style:use-window-font-color="true" fo:font-size="10pt" style:font-size-asian="10pt" style:font-size-complex="10pt"/>
    </style:style>
    <style:style style:name="ce124" style:family="table-cell" style:parent-style-name="Default">
      <style:table-cell-properties fo:background-color="#b84700"/>
    </style:style>
    <style:style style:name="ce125" style:family="table-cell" style:parent-style-name="Default">
      <style:table-cell-properties fo:background-color="#ffff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126" style:family="table-cell" style:parent-style-name="Default">
      <style:table-cell-properties fo:background-color="#ff66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127" style:family="table-cell" style:parent-style-name="Default">
      <style:table-cell-properties fo:background-color="#ffff66"/>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128" style:family="table-cell" style:parent-style-name="Default">
      <style:table-cell-properties fo:background-color="transparent"/>
      <style:text-properties fo:color="#0000ff"/>
    </style:style>
    <style:style style:name="ce129"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10pt" style:language-complex="en" style:country-complex="US"/>
    </style:style>
    <style:style style:name="ce130" style:family="table-cell" style:parent-style-name="Default">
      <style:table-cell-properties fo:background-color="#ff00ff"/>
    </style:style>
    <style:style style:name="ce131" style:family="table-cell" style:parent-style-name="Default">
      <style:table-cell-properties fo:background-color="#ff33ff"/>
    </style:style>
    <style:style style:name="T2" style:family="text">
      <style:text-properties fo:font-size="10pt" style:font-size-asian="10pt" style:font-size-complex="10pt"/>
    </style:style>
    <style:style style:name="T3" style:family="text">
      <style:text-properties fo:color="#2a00ff" style:font-name="Consolas" fo:font-size="10pt" style:font-name-asian="Consolas" style:font-size-asian="10pt" style:font-size-complex="10pt"/>
    </style:style>
    <style:style style:name="T4" style:family="text">
      <style:text-properties fo:color="#000000" style:font-name="Consolas" fo:font-size="10pt" style:font-name-asian="Consolas" style:font-size-asian="10pt" style:font-size-complex="5.69999980926514pt"/>
    </style:style>
    <style:style style:name="T5" style:family="text">
      <style:text-properties fo:color="#7f0055" fo:font-weight="bold" style:font-name-asian="Consolas" style:font-size-asian="10pt" style:font-size-complex="10pt" style:font-weight-asian="bold" style:font-weight-complex="bold"/>
    </style:style>
    <style:style style:name="T6" style:family="text">
      <style:text-properties style:font-name-asian="Consolas" style:font-size-asian="10pt" style:font-size-complex="10pt" fo:color="#000000"/>
    </style:style>
  </office:automatic-styles>
  <office:body>
    <office:spreadsheet>
      <table:table table:name="ReemploiAjouts" table:style-name="ta1" table:print="false">
        <office:forms form:automatic-focus="false" form:apply-design-mode="false"/>
        <table:table-column table:style-name="co166" table:default-cell-style-name="Default"/>
        <table:table-column table:style-name="co2" table:default-cell-style-name="Default"/>
        <table:table-column table:style-name="co3" table:default-cell-style-name="Default"/>
        <table:table-column table:style-name="co4" table:default-cell-style-name="Default"/>
        <table:table-column table:style-name="co167" table:default-cell-style-name="Default"/>
        <table:table-column table:style-name="co6" table:default-cell-style-name="Default"/>
        <table:table-column table:style-name="co168" table:default-cell-style-name="Default"/>
        <table:table-column table:style-name="co169" table:default-cell-style-name="Default"/>
        <table:table-column table:style-name="co9" table:default-cell-style-name="Default"/>
        <table:table-column table:style-name="co10" table:default-cell-style-name="Default"/>
        <table:table-column table:style-name="co11" table:default-cell-style-name="Default"/>
        <table:table-column table:style-name="co170" table:default-cell-style-name="Default"/>
        <table:table-column table:style-name="co13" table:default-cell-style-name="Default"/>
        <table:table-column table:style-name="co171" table:default-cell-style-name="Default"/>
        <table:table-column table:style-name="co172" table:default-cell-style-name="Default"/>
        <table:table-column table:style-name="co173" table:default-cell-style-name="Default"/>
        <table:table-column table:style-name="co174" table:default-cell-style-name="Default"/>
        <table:table-column table:style-name="co175" table:default-cell-style-name="Default"/>
        <table:table-column table:style-name="co13" table:default-cell-style-name="Default"/>
        <table:table-column table:style-name="co19" table:default-cell-style-name="Default"/>
        <table:table-column table:style-name="co176" table:default-cell-style-name="ce75"/>
        <table:table-column table:style-name="co177" table:default-cell-style-name="Default"/>
        <table:table-column table:style-name="co178" table:default-cell-style-name="Default"/>
        <table:table-column table:style-name="co23" table:default-cell-style-name="Default"/>
        <table:table-column table:style-name="co179"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180" table:default-cell-style-name="Default"/>
        <table:table-column table:style-name="co33" table:default-cell-style-name="Default"/>
        <table:table-column table:style-name="co181" table:default-cell-style-name="Default"/>
        <table:table-column table:style-name="co31" table:default-cell-style-name="Default"/>
        <table:table-column table:style-name="co35" table:default-cell-style-name="Default"/>
        <table:table-column table:style-name="co181" table:default-cell-style-name="Default"/>
        <table:table-column table:style-name="co36" table:default-cell-style-name="Default"/>
        <table:table-column table:style-name="co37" table:default-cell-style-name="Default"/>
        <table:table-column table:style-name="co31" table:number-columns-repeated="7" table:default-cell-style-name="Default"/>
        <table:table-column table:style-name="co38" table:default-cell-style-name="Default"/>
        <table:table-column table:style-name="co39" table:number-columns-repeated="11"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3" table:default-cell-style-name="Default"/>
        <table:table-column table:style-name="co45" table:default-cell-style-name="Default"/>
        <table:table-column table:style-name="co46" table:default-cell-style-name="Default"/>
        <table:table-column table:style-name="co44" table:default-cell-style-name="Default"/>
        <table:table-column table:style-name="co47" table:default-cell-style-name="Default"/>
        <table:table-column table:style-name="co48" table:default-cell-style-name="Default"/>
        <table:table-column table:style-name="co47" table:default-cell-style-name="Default"/>
        <table:table-column table:style-name="co44"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0" table:default-cell-style-name="Default"/>
        <table:table-column table:style-name="co53" table:number-columns-repeated="194" table:default-cell-style-name="Default"/>
        <table:table-column table:style-name="co50" table:number-columns-repeated="746" table:default-cell-style-name="Default"/>
        <table:table-row table:style-name="ro1">
          <table:table-cell table:number-columns-repeated="8"/>
          <table:table-cell table:style-name="ce75"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77"/>
          <table:table-cell table:number-columns-repeated="2"/>
          <table:table-cell table:number-columns-repeated="21" office:value-type="string" calcext:value-type="string">
            <text:p><text:s/></text:p>
          </table:table-cell>
          <table:table-cell table:number-columns-repeated="975"/>
        </table:table-row>
        <table:table-row table:style-name="ro1">
          <table:table-cell table:number-columns-repeated="3"/>
          <table:table-cell table:style-name="ce71"/>
          <table:table-cell table:number-columns-repeated="4"/>
          <table:table-cell table:style-name="ce75" office:value-type="string" calcext:value-type="string">
            <text:p><text:s/></text:p>
          </table:table-cell>
          <table:table-cell office:value-type="string" calcext:value-type="string">
            <text:p><text:s/></text:p>
          </table:table-cell>
          <table:table-cell table:number-columns-repeated="5"/>
          <table:table-cell table:style-name="ce76" office:value-type="string" calcext:value-type="string">
            <text:p>https://docs.google.com/spreadsheets/d/1_v6O3fIzi6t1MXkEwJx6FAAQi_cM3PWcXEaDWFusyJ0/edit#gid=0</text:p>
          </table:table-cell>
          <table:table-cell table:number-columns-repeated="4"/>
          <table:table-cell table:style-name="Default"/>
          <table:table-cell table:number-columns-repeated="7"/>
          <table:table-cell table:number-columns-repeated="21" office:value-type="string" calcext:value-type="string">
            <text:p><text:s/></text:p>
          </table:table-cell>
          <table:table-cell table:number-columns-repeated="975"/>
        </table:table-row>
        <table:table-row table:style-name="ro1">
          <table:table-cell table:number-columns-repeated="6"/>
          <table:table-cell table:style-name="ce74"/>
          <table:table-cell/>
          <table:table-cell table:style-name="ce75" office:value-type="string" calcext:value-type="string">
            <text:p><text:s/></text:p>
          </table:table-cell>
          <table:table-cell office:value-type="string" calcext:value-type="string">
            <text:p><text:s/></text:p>
          </table:table-cell>
          <table:table-cell table:number-columns-repeated="6"/>
          <table:table-cell table:style-name="ce74" table:number-columns-repeated="7"/>
          <table:table-cell table:number-columns-repeated="4"/>
          <table:table-cell table:style-name="ce80"/>
          <table:table-cell table:number-columns-repeated="21" office:value-type="string" calcext:value-type="string">
            <text:p><text:s/></text:p>
          </table:table-cell>
          <table:table-cell table:number-columns-repeated="975"/>
        </table:table-row>
        <table:table-row table:style-name="ro28">
          <table:table-cell table:style-name="ce67" office:value-type="string" calcext:value-type="string">
            <text:p>Code</text:p>
          </table:table-cell>
          <table:table-cell table:style-name="ce67" office:value-type="string" calcext:value-type="string">
            <text:p>Origine</text:p>
          </table:table-cell>
          <table:table-cell table:style-name="ce69" office:value-type="string" calcext:value-type="string">
            <text:p>Statuts</text:p>
          </table:table-cell>
          <table:table-cell table:style-name="ce69" office:value-type="string" calcext:value-type="string">
            <text:p>Nom</text:p>
          </table:table-cell>
          <table:table-cell table:style-name="ce69" office:value-type="string" calcext:value-type="string">
            <text:p>Email</text:p>
          </table:table-cell>
          <table:table-cell table:style-name="ce69" office:value-type="string" calcext:value-type="string">
            <text:p>Téléphone</text:p>
          </table:table-cell>
          <table:table-cell table:style-name="ce69" office:value-type="string" calcext:value-type="string">
            <text:p>Site Internet</text:p>
          </table:table-cell>
          <table:table-cell table:style-name="ce69" office:value-type="string" calcext:value-type="string">
            <text:p>Facebook</text:p>
          </table:table-cell>
          <table:table-cell table:style-name="ce69" office:value-type="string" calcext:value-type="string">
            <text:p>Google+</text:p>
          </table:table-cell>
          <table:table-cell table:style-name="ce69" office:value-type="string" calcext:value-type="string">
            <text:p>Twiter</text:p>
          </table:table-cell>
          <table:table-cell table:style-name="ce69" office:value-type="string" calcext:value-type="string">
            <text:p>Fax</text:p>
          </table:table-cell>
          <table:table-cell table:style-name="ce69" office:value-type="string" calcext:value-type="string">
            <text:p>Logo : adresse Internet ou trouver l'image</text:p>
          </table:table-cell>
          <table:table-cell table:style-name="ce69" office:value-type="string" calcext:value-type="string">
            <text:p>Logo : vos conditions pour la réutilisation de l'image</text:p>
          </table:table-cell>
          <table:table-cell table:style-name="ce69" office:value-type="string" calcext:value-type="string">
            <text:p>Adresse : rue, route...</text:p>
          </table:table-cell>
          <table:table-cell table:style-name="ce69" office:value-type="string" calcext:value-type="string">
            <text:p>Adresse : complément</text:p>
          </table:table-cell>
          <table:table-cell table:style-name="ce69" office:value-type="string" calcext:value-type="string">
            <text:p>Adresse : code postal</text:p>
          </table:table-cell>
          <table:table-cell table:style-name="ce69" office:value-type="string" calcext:value-type="string">
            <text:p>Adresse : ville</text:p>
          </table:table-cell>
          <table:table-cell table:style-name="ce69" office:value-type="string" calcext:value-type="string">
            <text:p>Adresse : cedex</text:p>
          </table:table-cell>
          <table:table-cell table:style-name="ce69" office:value-type="string" calcext:value-type="string">
            <text:p>Latitude</text:p>
          </table:table-cell>
          <table:table-cell table:style-name="ce69" office:value-type="string" calcext:value-type="string">
            <text:p>Longitude</text:p>
          </table:table-cell>
          <table:table-cell table:style-name="ce69" office:value-type="string" calcext:value-type="string">
            <text:p>Nantes : quartier administratif</text:p>
          </table:table-cell>
          <table:table-cell table:style-name="ce69" office:value-type="string" calcext:value-type="string">
            <text:p>Horaires</text:p>
          </table:table-cell>
          <table:table-cell table:style-name="ce69" office:value-type="string" calcext:value-type="string">
            <text:p>Horaires (format plage horaire)</text:p>
          </table:table-cell>
          <table:table-cell table:style-name="ce69" office:value-type="string" calcext:value-type="string">
            <text:p>Hors Nantes</text:p>
          </table:table-cell>
          <table:table-cell table:style-name="ce69" office:value-type="string" calcext:value-type="string">
            <text:p>Objets récupérés</text:p>
          </table:table-cell>
          <table:table-cell table:style-name="ce69"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69" office:value-type="string" calcext:value-type="string">
            <text:p>Description</text:p>
          </table:table-cell>
          <table:table-cell table:number-columns-repeated="2" table:style-name="ce69" office:value-type="string" calcext:value-type="string">
            <text:p>Local 2 : les différences par rapport au local 1</text:p>
          </table:table-cell>
          <table:table-cell table:style-name="ce69" office:value-type="string" calcext:value-type="string">
            <text:p>Acceptez-vous que ces informations soient publiques ?</text:p>
          </table:table-cell>
          <table:table-cell table:number-columns-repeated="3" table:style-name="ce67" office:value-type="string" calcext:value-type="string">
            <text:p><text:s/></text:p>
          </table:table-cell>
          <table:table-cell table:style-name="ce67" office:value-type="string" calcext:value-type="string">
            <text:p>Nom_en</text:p>
          </table:table-cell>
          <table:table-cell table:style-name="ce67" office:value-type="string" calcext:value-type="string">
            <text:p>Déchets_en</text:p>
          </table:table-cell>
          <table:table-cell table:style-name="ce67" office:value-type="string" calcext:value-type="string">
            <text:p>Description_en</text:p>
          </table:table-cell>
          <table:table-cell table:style-name="ce67" office:value-type="string" calcext:value-type="string">
            <text:p><text:s/></text:p>
          </table:table-cell>
          <table:table-cell table:style-name="ce67" office:value-type="string" calcext:value-type="string">
            <text:p><text:s/>Mots_clés</text:p>
          </table:table-cell>
          <table:table-cell table:style-name="ce67" office:value-type="string" calcext:value-type="string">
            <text:p>Mots_clés_en</text:p>
          </table:table-cell>
          <table:table-cell table:number-columns-repeated="10" office:value-type="string" calcext:value-type="string">
            <text:p><text:s/></text:p>
          </table:table-cell>
          <table:table-cell table:style-name="ce83" table:number-columns-repeated="8"/>
          <table:table-cell table:number-columns-repeated="967"/>
        </table:table-row>
        <table:table-row table:style-name="ro29">
          <table:table-cell table:style-name="ce68" office:value-type="string" calcext:value-type="string">
            <text:p>stco_reemploiajout1</text:p>
          </table:table-cell>
          <table:table-cell table:style-name="ce68" office:value-type="string" calcext:value-type="string">
            <text:p>MieuxTrierANantes 03/2015</text:p>
          </table:table-cell>
          <table:table-cell table:style-name="ce68" office:value-type="string" calcext:value-type="string">
            <text:p>Association</text:p>
          </table:table-cell>
          <table:table-cell table:style-name="ce68" office:value-type="string" calcext:value-type="string">
            <text:p>Pop' Fringues (Secours Populaire Français Nantes)</text:p>
          </table:table-cell>
          <table:table-cell table:style-name="ce70"/>
          <table:table-cell table:style-name="ce68" office:value-type="string" calcext:value-type="string">
            <text:p>02 40 69 38 22</text:p>
          </table:table-cell>
          <table:table-cell table:style-name="ce70" office:value-type="string" calcext:value-type="string">
            <text:p>https://www.secourspopulaire.fr/brive/pop-fringues</text:p>
          </table:table-cell>
          <table:table-cell table:style-name="ce70" table:number-columns-repeated="6"/>
          <table:table-cell table:style-name="ce68" office:value-type="string" calcext:value-type="string">
            <text:p>22 quai Ernest Renaud</text:p>
          </table:table-cell>
          <table:table-cell table:style-name="ce70"/>
          <table:table-cell table:style-name="ce70" office:value-type="float" office:value="44100" calcext:value-type="float">
            <text:p>44100</text:p>
          </table:table-cell>
          <table:table-cell table:style-name="ce70" office:value-type="string" calcext:value-type="string">
            <text:p>Nantes</text:p>
          </table:table-cell>
          <table:table-cell/>
          <table:table-cell table:style-name="ce68" office:value-type="string" calcext:value-type="string">
            <text:p>47.20508</text:p>
          </table:table-cell>
          <table:table-cell table:style-name="ce68" office:value-type="string" calcext:value-type="string">
            <text:p>-1.575083</text:p>
          </table:table-cell>
          <table:table-cell table:style-name="ce68" office:value-type="string" calcext:value-type="string">
            <text:p>Quartier Nantais : Bellevue / Chantenay / Sainte-Anne</text:p>
          </table:table-cell>
          <table:table-cell table:style-name="ce68" office:value-type="string" calcext:value-type="string">
            <text:p>Lundi, mardi, jeudi, vendredi de 13h à 17h</text:p>
          </table:table-cell>
          <table:table-cell table:style-name="ce68" office:value-type="string" calcext:value-type="string">
            <text:p>0101-3112_lu+ma+je+ve_13h00-17h00</text:p>
          </table:table-cell>
          <table:table-cell table:style-name="ce70"/>
          <table:table-cell table:style-name="ce68" office:value-type="string" calcext:value-type="string">
            <text:p>Vêtements, bibelots, livres, pull, pantalon, veste</text:p>
          </table:table-cell>
          <table:table-cell table:style-name="ce68" office:value-type="string" calcext:value-type="string">
            <text:p>vêtements, divers, livres/BD/CD/DVD</text:p>
          </table:table-cell>
          <table:table-cell table:style-name="ce68" office:value-type="string" calcext:value-type="string">
            <text:p>Vêtements, livres, jouets, vaisselle&lt;br/&gt;&lt;br/&gt;Lundi, mardi, jeudi, vendredi de 13h à 17h</text:p>
          </table:table-cell>
          <table:table-cell table:style-name="ce70" table:number-columns-repeated="4"/>
          <table:table-cell table:number-columns-repeated="3"/>
          <table:table-cell table:style-name="ce68" office:value-type="string" calcext:value-type="string">
            <text:p>Clothing, trinkets, books, sweater, pants, jacket</text:p>
          </table:table-cell>
          <table:table-cell office:value-type="string" calcext:value-type="string">
            <text:p>Clothing, books, toys, dishes.&lt;br/&gt;Monday, Tuesday, Thursday, Friday from 13h to 17h</text:p>
          </table:table-cell>
          <table:table-cell office:value-type="string" calcext:value-type="string">
            <text:p><text:s/></text:p>
          </table:table-cell>
          <table:table-cell table:formula="of:=CONCATENATE(UTILTRANSFORMEENMOTSCLES([.D5]);&quot;,&quot;;UTILTRANSFORMEENMOTSCLES([.Y5]))" office:value-type="string" office:string-value="" calcext:value-type="error">
            <text:p>#VALEUR !</text:p>
          </table:table-cell>
          <table:table-cell table:formula="of:=CONCATENATE(UTILTRANSFORMEENMOTSCLES([.D5]);&quot;,&quot;;UTILTRANSFORMEENMOTSCLES([.AI5]))" office:value-type="string" office:string-value="" calcext:value-type="error">
            <text:p>#VALEUR !</text:p>
          </table:table-cell>
          <table:table-cell office:value-type="string" calcext:value-type="string">
            <text:p><text:s/></text:p>
          </table:table-cell>
          <table:table-cell table:style-name="ce82" table:formula="of:=JSONSTRUCTURESAJOUT([.A5];[.B5];[.D5];[.Z5];[.C5];[.E5];[.F5];[.K5];[.AA5];[.AJ5];[.N5];[.O5];[.P5];[.Q5];[.S5];[.U5];[.T5];[.S5];[.V5];[.W5];[.G5];[.H5];[.Y5];[.AI5];[.AL5];[.AM5])" office:value-type="string" office:string-value="" calcext:value-type="error">
            <text:p>#VALEUR !</text:p>
          </table:table-cell>
          <table:table-cell table:style-name="ce75" office:value-type="string" calcext:value-type="string">
            <text:p><text:s/></text:p>
          </table:table-cell>
          <table:table-cell table:number-columns-repeated="7"/>
          <table:table-cell table:style-name="ce83" table:number-columns-repeated="8"/>
          <table:table-cell table:number-columns-repeated="967"/>
        </table:table-row>
        <table:table-row table:style-name="ro29">
          <table:table-cell table:style-name="ce68" office:value-type="string" calcext:value-type="string">
            <text:p>stco_reemploisolidarimeuble</text:p>
          </table:table-cell>
          <table:table-cell table:style-name="ce68" office:value-type="string" calcext:value-type="string">
            <text:p>MieuxTrierANantes 03/2015</text:p>
          </table:table-cell>
          <table:table-cell table:style-name="ce68" office:value-type="string" calcext:value-type="string">
            <text:p>Association</text:p>
          </table:table-cell>
          <table:table-cell table:style-name="ce68" office:value-type="string" calcext:value-type="string">
            <text:p>Solidari'meubles (Secours Populaire Français Nantes)</text:p>
          </table:table-cell>
          <table:table-cell table:style-name="ce70"/>
          <table:table-cell table:style-name="ce68" office:value-type="string" calcext:value-type="string">
            <text:p>02 40 95 10 61 </text:p>
          </table:table-cell>
          <table:table-cell table:style-name="ce70" office:value-type="string" calcext:value-type="string">
            <text:p>http://typo.spf44.org/granits.0.html</text:p>
          </table:table-cell>
          <table:table-cell table:style-name="ce70" table:number-columns-repeated="6"/>
          <table:table-cell table:style-name="ce68" office:value-type="string" calcext:value-type="string">
            <text:p>1 rue des Granits</text:p>
          </table:table-cell>
          <table:table-cell table:style-name="ce70"/>
          <table:table-cell table:style-name="ce70" office:value-type="float" office:value="44100" calcext:value-type="float">
            <text:p>44100</text:p>
          </table:table-cell>
          <table:table-cell table:style-name="ce70" office:value-type="string" calcext:value-type="string">
            <text:p>Nantes</text:p>
          </table:table-cell>
          <table:table-cell/>
          <table:table-cell table:style-name="ce68" office:value-type="string" calcext:value-type="string">
            <text:p>47.198314</text:p>
          </table:table-cell>
          <table:table-cell table:style-name="ce68" office:value-type="string" calcext:value-type="string">
            <text:p>-1.596764</text:p>
          </table:table-cell>
          <table:table-cell table:style-name="ce68" office:value-type="string" calcext:value-type="string">
            <text:p>Quartier Nantais : Bellevue / Chantenay / Sainte-Anne</text:p>
          </table:table-cell>
          <table:table-cell table:style-name="ce68" office:value-type="string" calcext:value-type="string">
            <text:p>Les mardi et jeudi de 9h30 à 12h et de 13h30 à 17h, Le vendredi de 9h30 à 12h et 13h30 à 15h30</text:p>
          </table:table-cell>
          <table:table-cell table:style-name="ce68" office:value-type="string" calcext:value-type="string">
            <text:p>0101-3112_ma+je_09h30-12h00+13h30-17h00,0101-3112_ve_09h30-12h00+13h30-15h30,</text:p>
          </table:table-cell>
          <table:table-cell table:style-name="ce70"/>
          <table:table-cell table:style-name="ce68" office:value-type="string" calcext:value-type="string">
            <text:p>meuble,électroménager</text:p>
          </table:table-cell>
          <table:table-cell table:style-name="ce68" office:value-type="string" calcext:value-type="string">
            <text:p>meuble, électroménager</text:p>
          </table:table-cell>
          <table:table-cell table:style-name="ce68" office:value-type="string" calcext:value-type="string">
            <text:p>Vous ne savez que faire de vos meubles, vos appareils, de vos nécessaires ménager ou de vos livres qui méritent une seconde vie, pensez à en faire don, et ainsi vous pourrez apporter une aide précieuse aux plus déshérités.&lt;br/&gt;Dépôt des dons : Les mardi et jeudi de 9h30 à 12h et de 13h30 à 17h, Le vendredi de 9h30 à 12h et 13h30 à 15h30</text:p>
          </table:table-cell>
          <table:table-cell table:style-name="ce70" table:number-columns-repeated="4"/>
          <table:table-cell table:number-columns-repeated="3"/>
          <table:table-cell table:style-name="ce68" office:value-type="string" calcext:value-type="string">
            <text:p>furniture, household appliances</text:p>
          </table:table-cell>
          <table:table-cell office:value-type="string" calcext:value-type="string">
            <text:p>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text:p>
          </table:table-cell>
          <table:table-cell office:value-type="string" calcext:value-type="string">
            <text:p><text:s/></text:p>
          </table:table-cell>
          <table:table-cell table:formula="of:=CONCATENATE(UTILTRANSFORMEENMOTSCLES([.D6]);&quot;,&quot;;UTILTRANSFORMEENMOTSCLES([.Y6]))" office:value-type="string" office:string-value="" calcext:value-type="error">
            <text:p>#VALEUR !</text:p>
          </table:table-cell>
          <table:table-cell table:formula="of:=CONCATENATE(UTILTRANSFORMEENMOTSCLES([.D6]);&quot;,&quot;;UTILTRANSFORMEENMOTSCLES([.AI6]))" office:value-type="string" office:string-value="" calcext:value-type="error">
            <text:p>#VALEUR !</text:p>
          </table:table-cell>
          <table:table-cell office:value-type="string" calcext:value-type="string">
            <text:p><text:s/></text:p>
          </table:table-cell>
          <table:table-cell table:style-name="ce82" table:formula="of:=JSONSTRUCTURESAJOUT([.A6];[.B6];[.D6];[.Z6];[.C6];[.E6];[.F6];[.K6];[.AA6];[.AJ6];[.N6];[.O6];[.P6];[.Q6];[.S6];[.U6];[.T6];[.S6];[.V6];[.W6];[.G6];[.H6];[.Y6];[.AI6];[.AL6];[.AM6])" office:value-type="string" office:string-value="" calcext:value-type="error">
            <text:p>#VALEUR !</text:p>
          </table:table-cell>
          <table:table-cell table:style-name="ce75" office:value-type="string" calcext:value-type="string">
            <text:p><text:s/></text:p>
          </table:table-cell>
          <table:table-cell table:number-columns-repeated="7"/>
          <table:table-cell table:style-name="ce83" table:number-columns-repeated="8"/>
          <table:table-cell table:number-columns-repeated="967"/>
        </table:table-row>
        <table:table-row table:style-name="ro30">
          <table:table-cell table:style-name="ce68" office:value-type="string" calcext:value-type="string">
            <text:p>stco_spopaffaires</text:p>
          </table:table-cell>
          <table:table-cell table:style-name="ce68" office:value-type="string" calcext:value-type="string">
            <text:p>MieuxTrierANantes 03/2015</text:p>
          </table:table-cell>
          <table:table-cell table:style-name="ce68" office:value-type="string" calcext:value-type="string">
            <text:p>Association</text:p>
          </table:table-cell>
          <table:table-cell table:style-name="ce68" office:value-type="string" calcext:value-type="string">
            <text:p>S'POP affaires (Secours Populaire Français Nantes)</text:p>
          </table:table-cell>
          <table:table-cell table:style-name="ce70"/>
          <table:table-cell table:style-name="ce68" office:value-type="string" calcext:value-type="string">
            <text:p>02 40 29 45 26</text:p>
          </table:table-cell>
          <table:table-cell table:style-name="ce70" office:value-type="string" calcext:value-type="string">
            <text:p>https://www.secourspopulaire.fr/spop-affaires</text:p>
          </table:table-cell>
          <table:table-cell table:style-name="ce70" table:number-columns-repeated="6"/>
          <table:table-cell table:style-name="ce68" office:value-type="string" calcext:value-type="string">
            <text:p>31 chaussée de la Madeleine</text:p>
          </table:table-cell>
          <table:table-cell table:style-name="ce70"/>
          <table:table-cell table:style-name="ce70" office:value-type="float" office:value="44000" calcext:value-type="float">
            <text:p>44000</text:p>
          </table:table-cell>
          <table:table-cell table:style-name="ce70" office:value-type="string" calcext:value-type="string">
            <text:p>Nantes</text:p>
          </table:table-cell>
          <table:table-cell/>
          <table:table-cell table:style-name="ce68" office:value-type="string" calcext:value-type="string">
            <text:p>47.210229</text:p>
          </table:table-cell>
          <table:table-cell table:style-name="ce68" office:value-type="string" calcext:value-type="string">
            <text:p>-1.550847</text:p>
          </table:table-cell>
          <table:table-cell table:style-name="ce68" office:value-type="string" calcext:value-type="string">
            <text:p>Quartier Nantais : Centre Ville</text:p>
          </table:table-cell>
          <table:table-cell table:style-name="ce68" office:value-type="string" calcext:value-type="string">
            <text:p>Lundi Ouverture matin : 10:00 Fermeture matin : 12:30 Ouverture après-midi : 14:00 Fermeture après-midi : 17:00&lt;br/&gt;Mardi Ouverture matin : 10:00 Fermeture après-midi : 12:30&lt;br/&gt;Jeudi Ouverture matin : 10:00 Fermeture matin : <text:s/>12:30 Ouverture après-midi : 14:00 Fermeture après-midi : 17:00&lt;br/&gt;Vendredi 14:00 Fermeture après-midi : 17:00</text:p>
          </table:table-cell>
          <table:table-cell table:style-name="ce68" office:value-type="string" calcext:value-type="string">
            <text:p>0101-3112_lu_10h00-12h30+14h00-17h00,0101-3112_ma_10h00-12h30,0101-3112_je_10h00-12h30+14h00-17h00,0101-3112_ve_14h00-17h00</text:p>
          </table:table-cell>
          <table:table-cell table:style-name="ce70"/>
          <table:table-cell table:style-name="ce68" office:value-type="string" calcext:value-type="string">
            <text:p>vêtement, petit mobilier, livre, jouet, vaisselle, pull, pantalon, veste</text:p>
          </table:table-cell>
          <table:table-cell table:style-name="ce68" office:value-type="string" calcext:value-type="string">
            <text:p>vêtements, divers, livres/BD/CD/DVD</text:p>
          </table:table-cell>
          <table:table-cell table:style-name="ce68" office:value-type="string" calcext:value-type="string">
            <text:p>Vêtements, petits mobiliers, livres, jouets, vaisselle.</text:p>
          </table:table-cell>
          <table:table-cell table:style-name="ce70" table:number-columns-repeated="4"/>
          <table:table-cell table:number-columns-repeated="3"/>
          <table:table-cell table:style-name="ce68" office:value-type="string" calcext:value-type="string">
            <text:p>clothing, small furniture, books, toys, dishes, sweater, pants, jacket</text:p>
          </table:table-cell>
          <table:table-cell office:value-type="string" calcext:value-type="string">
            <text:p>Clothing, small furniture, books, toys, dishes.</text:p>
          </table:table-cell>
          <table:table-cell office:value-type="string" calcext:value-type="string">
            <text:p><text:s/></text:p>
          </table:table-cell>
          <table:table-cell table:formula="of:=CONCATENATE(UTILTRANSFORMEENMOTSCLES([.D7]);&quot;,&quot;;UTILTRANSFORMEENMOTSCLES([.Y7]))" office:value-type="string" office:string-value="" calcext:value-type="error">
            <text:p>#VALEUR !</text:p>
          </table:table-cell>
          <table:table-cell table:formula="of:=CONCATENATE(UTILTRANSFORMEENMOTSCLES([.D7]);&quot;,&quot;;UTILTRANSFORMEENMOTSCLES([.AI7]))" office:value-type="string" office:string-value="" calcext:value-type="error">
            <text:p>#VALEUR !</text:p>
          </table:table-cell>
          <table:table-cell office:value-type="string" calcext:value-type="string">
            <text:p><text:s/></text:p>
          </table:table-cell>
          <table:table-cell table:style-name="ce82" table:formula="of:=JSONSTRUCTURESAJOUT([.A7];[.B7];[.D7];[.Z7];[.C7];[.E7];[.F7];[.K7];[.AA7];[.AJ7];[.N7];[.O7];[.P7];[.Q7];[.S7];[.U7];[.T7];[.S7];[.V7];[.W7];[.G7];[.H7];[.Y7];[.AI7];[.AL7];[.AM7])" office:value-type="string" office:string-value="" calcext:value-type="error">
            <text:p>#VALEUR !</text:p>
          </table:table-cell>
          <table:table-cell table:style-name="ce75" office:value-type="string" calcext:value-type="string">
            <text:p><text:s/></text:p>
          </table:table-cell>
          <table:table-cell table:number-columns-repeated="7"/>
          <table:table-cell table:style-name="ce83" table:number-columns-repeated="8"/>
          <table:table-cell table:number-columns-repeated="967"/>
        </table:table-row>
        <table:table-row table:style-name="ro31">
          <table:table-cell table:style-name="ce68" office:value-type="string" calcext:value-type="string">
            <text:p>stco_reemploiajout2</text:p>
          </table:table-cell>
          <table:table-cell table:style-name="ce68" office:value-type="string" calcext:value-type="string">
            <text:p>Envoyé par mail à mieuxtrieranantes@gmail.com, le 25/09/2015</text:p>
          </table:table-cell>
          <table:table-cell table:style-name="ce68" office:value-type="string" calcext:value-type="string">
            <text:p>Association</text:p>
          </table:table-cell>
          <table:table-cell table:style-name="ce68" office:value-type="string" calcext:value-type="string">
            <text:p>Transformeurs</text:p>
          </table:table-cell>
          <table:table-cell table:style-name="ce68" office:value-type="string" calcext:value-type="string">
            <text:p>atelierbelevue@transformeurs.net</text:p>
          </table:table-cell>
          <table:table-cell table:style-name="ce68" office:value-type="string" calcext:value-type="string">
            <text:p>02 40 36 60 68 </text:p>
          </table:table-cell>
          <table:table-cell table:style-name="ce68"/>
          <table:table-cell table:style-name="ce70" office:value-type="string" calcext:value-type="string">
            <text:p><text:a xlink:href="https://www.facebook.com/profile.php?id=100009486609448" xlink:type="simple">https://www.facebook.com/profile.php?id=100009486609448</text:a>".</text:p>
          </table:table-cell>
          <table:table-cell table:style-name="ce70" table:number-columns-repeated="5"/>
          <table:table-cell table:style-name="ce68" office:value-type="string" calcext:value-type="string">
            <text:p>28, bd Winston Churchill</text:p>
          </table:table-cell>
          <table:table-cell table:style-name="ce70"/>
          <table:table-cell table:style-name="ce68" office:value-type="float" office:value="44100" calcext:value-type="float">
            <text:p>44100</text:p>
          </table:table-cell>
          <table:table-cell table:style-name="ce68" office:value-type="string" calcext:value-type="string">
            <text:p>Nantes</text:p>
          </table:table-cell>
          <table:table-cell/>
          <table:table-cell table:style-name="ce68" office:value-type="string" calcext:value-type="string">
            <text:p>47.208928</text:p>
          </table:table-cell>
          <table:table-cell table:style-name="ce68" office:value-type="string" calcext:value-type="string">
            <text:p>-1.610673</text:p>
          </table:table-cell>
          <table:table-cell table:style-name="ce68" office:value-type="string" calcext:value-type="string">
            <text:p>Quartier Nantais : Bellevue / Chantenay / Sainte-Anne</text:p>
          </table:table-cell>
          <table:table-cell table:style-name="ce68" office:value-type="string" calcext:value-type="string">
            <text:p>Mercredi 14h00-18h00,Jeudi 17h00-20h00</text:p>
          </table:table-cell>
          <table:table-cell table:style-name="ce68" office:value-type="string" calcext:value-type="string">
            <text:p>0101-3112_me_14h00-18h00,0101-3112_je_17h00-20h00</text:p>
          </table:table-cell>
          <table:table-cell table:style-name="ce70"/>
          <table:table-cell table:style-name="ce68" office:value-type="string" calcext:value-type="string">
            <text:p>Vélos entiers, pièces détachées fonctionnelles, accessoires, équipements</text:p>
          </table:table-cell>
          <table:table-cell table:style-name="ce68" office:value-type="string" calcext:value-type="string">
            <text:p>vélo</text:p>
          </table:table-cell>
          <table:table-cell table:style-name="ce68" office:value-type="string" calcext:value-type="string">
            <text:p>Nous récupérons les vélos. Ils sont démontés et réparés.&lt;br/&gt;&lt;br/&gt;Nous sommes ouverts également pour la réparation d'objets de la maison, tels que : mobiliers, ustensiles, jouets, petites réparations électriques (fil, interrupteur, douille...), éléments de décoration...&lt;br/&gt;&lt;br/&gt;. ATTENTION, nous ne pouvons garantir la réussite des réparations, mais nous essaierons d'identifier la panne et de vous proposer une solution économique.</text:p>
          </table:table-cell>
          <table:table-cell table:style-name="ce70" table:number-columns-repeated="4"/>
          <table:table-cell table:number-columns-repeated="3"/>
          <table:table-cell table:style-name="ce68" office:value-type="string" calcext:value-type="string">
            <text:p>Bicycles whole, functional parts, accessories, equipment</text:p>
          </table:table-cell>
          <table:table-cell office:value-type="string" calcext:value-type="string">
            <text:p>We collect the bikes. They are disassembled and repaired &lt;br/&gt; We are open also for the repair of household objects, such as:. Furniture, utensils, toys, small electrical repairs (wire, switch, socket ...) , decorative items ... &lt;br/&gt;. ATTENTION, we can not guarantee the success of repairs, but we will try to identify the fault and to offer an economical solution.</text:p>
          </table:table-cell>
          <table:table-cell office:value-type="string" calcext:value-type="string">
            <text:p><text:s/></text:p>
          </table:table-cell>
          <table:table-cell table:formula="of:=CONCATENATE(UTILTRANSFORMEENMOTSCLES([.D8]);&quot;,&quot;;UTILTRANSFORMEENMOTSCLES([.Y8]))" office:value-type="string" office:string-value="" calcext:value-type="error">
            <text:p>#VALEUR !</text:p>
          </table:table-cell>
          <table:table-cell table:formula="of:=CONCATENATE(UTILTRANSFORMEENMOTSCLES([.D8]);&quot;,&quot;;UTILTRANSFORMEENMOTSCLES([.AI8]))" office:value-type="string" office:string-value="" calcext:value-type="error">
            <text:p>#VALEUR !</text:p>
          </table:table-cell>
          <table:table-cell office:value-type="string" calcext:value-type="string">
            <text:p><text:s/></text:p>
          </table:table-cell>
          <table:table-cell table:style-name="ce82" table:formula="of:=JSONSTRUCTURESAJOUT([.A8];[.B8];[.D8];[.Z8];[.C8];[.E8];[.F8];[.K8];[.AA8];[.AJ8];[.N8];[.O8];[.P8];[.Q8];[.S8];[.U8];[.T8];[.S8];[.V8];[.W8];[.G8];[.H8];[.Y8];[.AI8];[.AL8];[.AM8])" office:value-type="string" office:string-value="" calcext:value-type="error">
            <text:p>#VALEUR !</text:p>
          </table:table-cell>
          <table:table-cell table:style-name="ce75" office:value-type="string" calcext:value-type="string">
            <text:p><text:s/></text:p>
          </table:table-cell>
          <table:table-cell table:number-columns-repeated="7"/>
          <table:table-cell table:style-name="ce83" table:number-columns-repeated="8"/>
          <table:table-cell table:number-columns-repeated="967"/>
        </table:table-row>
        <table:table-row table:style-name="ro31">
          <table:table-cell table:style-name="ce68" office:value-type="string" calcext:value-type="string">
            <text:p>stco_reemploiajout3</text:p>
          </table:table-cell>
          <table:table-cell table:style-name="ce68" office:value-type="string" calcext:value-type="string">
            <text:p>Renseigné sur formulaire de mieuxtrieranantes.fr, le 04/06/2014</text:p>
          </table:table-cell>
          <table:table-cell table:style-name="ce68" office:value-type="string" calcext:value-type="string">
            <text:p>Association</text:p>
          </table:table-cell>
          <table:table-cell table:style-name="ce68" office:value-type="string" calcext:value-type="string">
            <text:p>Velocampus</text:p>
          </table:table-cell>
          <table:table-cell table:style-name="ce68" office:value-type="string" calcext:value-type="string">
            <text:p>contact@velocampus.net</text:p>
          </table:table-cell>
          <table:table-cell table:style-name="ce68" office:value-type="string" calcext:value-type="string">
            <text:p>02 40 16 26 45</text:p>
          </table:table-cell>
          <table:table-cell table:style-name="ce68" office:value-type="string" calcext:value-type="string">
            <text:p><text:a xlink:href="" xlink:type="simple">http://www.velocampus.net/</text:a></text:p>
          </table:table-cell>
          <table:table-cell table:style-name="ce68" office:value-type="string" calcext:value-type="string">
            <text:p><text:a xlink:href="" xlink:type="simple">https://www.facebook.com/pages/Velocampus-Nantes/349718938395583</text:a></text:p>
          </table:table-cell>
          <table:table-cell table:style-name="ce70" table:number-columns-repeated="5"/>
          <table:table-cell table:style-name="ce68" office:value-type="string" calcext:value-type="string">
            <text:p>3 chemin censive du tertre</text:p>
          </table:table-cell>
          <table:table-cell table:style-name="ce70"/>
          <table:table-cell table:style-name="ce68" office:value-type="float" office:value="44300" calcext:value-type="float">
            <text:p>44300</text:p>
          </table:table-cell>
          <table:table-cell table:style-name="ce68" office:value-type="string" calcext:value-type="string">
            <text:p>nantes</text:p>
          </table:table-cell>
          <table:table-cell/>
          <table:table-cell table:style-name="ce68" office:value-type="string" calcext:value-type="string">
            <text:p>47.243274</text:p>
          </table:table-cell>
          <table:table-cell table:style-name="ce68" office:value-type="string" calcext:value-type="string">
            <text:p>-1.554955</text:p>
          </table:table-cell>
          <table:table-cell table:style-name="ce68" office:value-type="string" calcext:value-type="string">
            <text:p>Quartier Nantais : Nantes Nord</text:p>
          </table:table-cell>
          <table:table-cell table:style-name="ce68" office:value-type="string" calcext:value-type="string">
            <text:p>du lundi au vendredi 13h30-18h</text:p>
          </table:table-cell>
          <table:table-cell table:style-name="ce68" office:value-type="string" calcext:value-type="string">
            <text:p>0101-3112_lu+ma+me+je+ve 13h30-18h</text:p>
          </table:table-cell>
          <table:table-cell table:style-name="ce70"/>
          <table:table-cell table:style-name="ce68" office:value-type="string" calcext:value-type="string">
            <text:p>tous types de vélos, pièces et carcasses</text:p>
          </table:table-cell>
          <table:table-cell table:style-name="ce68" office:value-type="string" calcext:value-type="string">
            <text:p>vélo</text:p>
          </table:table-cell>
          <table:table-cell table:style-name="ce68" office:value-type="string" calcext:value-type="string">
            <text:p>Vélocampus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lt;br/&gt;Nous récupérons tous types de vélos, dans tous les états, pour leur offrir une seconde vie.</text:p>
          </table:table-cell>
          <table:table-cell table:style-name="ce70" table:number-columns-repeated="4"/>
          <table:table-cell table:number-columns-repeated="3" table:style-name="ce75" office:value-type="string" calcext:value-type="string">
            <text:p><text:s/></text:p>
          </table:table-cell>
          <table:table-cell table:style-name="ce68" office:value-type="string" calcext:value-type="string">
            <text:p>all bikes, parts and carcasses</text:p>
          </table:table-cell>
          <table:table-cell table:style-name="ce75" office:value-type="string" calcext:value-type="string">
            <text:p>Velocampus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field. &lt;br/&gt; We collect all bikes in all states, to offer them a second life.</text:p>
          </table:table-cell>
          <table:table-cell office:value-type="string" calcext:value-type="string">
            <text:p><text:s/></text:p>
          </table:table-cell>
          <table:table-cell table:formula="of:=CONCATENATE(UTILTRANSFORMEENMOTSCLES([.D9]);&quot;,&quot;;UTILTRANSFORMEENMOTSCLES([.Y9]))" office:value-type="string" office:string-value="" calcext:value-type="error">
            <text:p>#VALEUR !</text:p>
          </table:table-cell>
          <table:table-cell table:formula="of:=CONCATENATE(UTILTRANSFORMEENMOTSCLES([.D9]);&quot;,&quot;;UTILTRANSFORMEENMOTSCLES([.AI9]))" office:value-type="string" office:string-value="" calcext:value-type="error">
            <text:p>#VALEUR !</text:p>
          </table:table-cell>
          <table:table-cell office:value-type="string" calcext:value-type="string">
            <text:p><text:s/></text:p>
          </table:table-cell>
          <table:table-cell table:style-name="ce82" table:formula="of:=JSONSTRUCTURESAJOUT([.A9];[.B9];[.D9];[.Z9];[.C9];[.E9];[.F9];[.K9];[.AA9];[.AJ9];[.N9];[.O9];[.P9];[.Q9];[.S9];[.U9];[.T9];[.S9];[.V9];[.W9];[.G9];[.H9];[.Y9];[.AI9];[.AL9];[.AM9])" office:value-type="string" office:string-value="" calcext:value-type="error">
            <text:p>#VALEUR !</text:p>
          </table:table-cell>
          <table:table-cell table:style-name="ce75" office:value-type="string" calcext:value-type="string">
            <text:p><text:s/></text:p>
          </table:table-cell>
          <table:table-cell table:number-columns-repeated="3"/>
          <table:table-cell table:number-columns-repeated="4" table:style-name="ce75" office:value-type="string" calcext:value-type="string">
            <text:p><text:s/></text:p>
          </table:table-cell>
          <table:table-cell table:style-name="ce75" table:number-columns-repeated="13"/>
          <table:table-cell table:style-name="ce84"/>
          <table:table-cell table:style-name="ce85" table:number-columns-repeated="5"/>
          <table:table-cell table:style-name="ce86"/>
          <table:table-cell table:style-name="ce85" table:number-columns-repeated="4"/>
          <table:table-cell table:style-name="ce87"/>
          <table:table-cell table:style-name="ce88" table:number-columns-repeated="10"/>
          <table:table-cell table:style-name="ce75" table:number-columns-repeated="936"/>
          <table:table-cell table:number-columns-repeated="4"/>
        </table:table-row>
        <table:table-row table:style-name="ro32">
          <table:table-cell table:style-name="ce68" office:value-type="string" calcext:value-type="string">
            <text:p>stco_reemploiajout4</text:p>
          </table:table-cell>
          <table:table-cell table:style-name="ce68" office:value-type="string" calcext:value-type="string">
            <text:p>Renseigné sur formulaire de mieuxtrieranantes.fr, le 15/07/2014</text:p>
          </table:table-cell>
          <table:table-cell table:style-name="ce68" office:value-type="string" calcext:value-type="string">
            <text:p>Entreprise</text:p>
          </table:table-cell>
          <table:table-cell table:style-name="ce68" office:value-type="string" calcext:value-type="string">
            <text:p>Déchèterie Paimboeuf / Saint Viaud</text:p>
          </table:table-cell>
          <table:table-cell table:style-name="ce68" office:value-type="string" calcext:value-type="string">
            <text:p><text:a xlink:href="mailto:environnement@cc-sudestuaire.fr" xlink:type="simple">environnement@cc-sudestuaire.fr</text:a> </text:p>
          </table:table-cell>
          <table:table-cell table:style-name="ce68" office:value-type="string" calcext:value-type="string">
            <text:p>02 40 27 75 15 </text:p>
          </table:table-cell>
          <table:table-cell table:style-name="ce70" office:value-type="string" calcext:value-type="string">
            <text:p>http://www.cc-sudestuaire.fr/les-decheteries/</text:p>
          </table:table-cell>
          <table:table-cell table:style-name="ce70" table:number-columns-repeated="6"/>
          <table:table-cell table:style-name="ce70" office:value-type="string" calcext:value-type="string">
            <text:p>6 Bd Dumesnildot - BP 3014</text:p>
          </table:table-cell>
          <table:table-cell table:style-name="ce70"/>
          <table:table-cell table:style-name="ce70" office:value-type="float" office:value="44560" calcext:value-type="float">
            <text:p>44560</text:p>
          </table:table-cell>
          <table:table-cell table:style-name="ce70" office:value-type="string" calcext:value-type="string">
            <text:p>PAIMBOEUF</text:p>
          </table:table-cell>
          <table:table-cell/>
          <table:table-cell table:style-name="ce70" office:value-type="string" calcext:value-type="string">
            <text:p>47.286783</text:p>
          </table:table-cell>
          <table:table-cell table:style-name="ce70" office:value-type="string" calcext:value-type="string">
            <text:p>-2.025536</text:p>
          </table:table-cell>
          <table:table-cell table:style-name="ce68" office:value-type="string" calcext:value-type="string">
            <text:p>Hors Nantes : au sud de la Loire</text:p>
          </table:table-cell>
          <table:table-cell table:style-name="ce70" table:number-columns-repeated="5"/>
          <table:table-cell table:style-name="ce70" office:value-type="string" calcext:value-type="string">
            <text:p>Certains déchets ne sont pas acceptés en déchèteries : ordures ménagères et tri sélectif, pneumatiques (sauf pneumatiques vélo), bouteilles de gaz, extincteurs, déchets explosifs ou radioactifs, cadavres d’animaux ou déchets anatomiques, médicaments, déchets hospitaliers, bâches agricoles, souches d’arbres, épaves de véhicules à moteur…</text:p>
          </table:table-cell>
          <table:table-cell table:style-name="ce70" table:number-columns-repeated="4"/>
          <table:table-cell table:number-columns-repeated="3" office:value-type="string" calcext:value-type="string">
            <text:p><text:s/></text:p>
          </table:table-cell>
          <table:table-cell table:style-name="ce70"/>
          <table:table-cell office:value-type="string" calcext:value-type="string">
            <text:p>Some wastes are not accepted in déchèteries: refuse and recycling, tires (except bicycle tires), gas bottles, fire extinguishers, explosives or radioactive waste, animal carcasses or anatomical waste, medicines, hospital waste, agricultural sheeting, strains trees, motor vehicle wrecks ...</text:p>
          </table:table-cell>
          <table:table-cell office:value-type="string" calcext:value-type="string">
            <text:p><text:s/></text:p>
          </table:table-cell>
          <table:table-cell table:formula="of:=CONCATENATE(UTILTRANSFORMEENMOTSCLES([.D10]);&quot;,&quot;;UTILTRANSFORMEENMOTSCLES([.Y10]))" office:value-type="string" office:string-value="" calcext:value-type="error">
            <text:p>#VALEUR !</text:p>
          </table:table-cell>
          <table:table-cell table:formula="of:=CONCATENATE(UTILTRANSFORMEENMOTSCLES([.D10]);&quot;,&quot;;UTILTRANSFORMEENMOTSCLES([.AI10]))" office:value-type="string" office:string-value="" calcext:value-type="error">
            <text:p>#VALEUR !</text:p>
          </table:table-cell>
          <table:table-cell office:value-type="string" calcext:value-type="string">
            <text:p><text:s/></text:p>
          </table:table-cell>
          <table:table-cell table:style-name="ce82" table:formula="of:=JSONSTRUCTURESAJOUT([.A10];[.B10];[.D10];[.Z10];[.C10];[.E10];[.F10];[.K10];[.AA10];[.AJ10];[.N10];[.O10];[.P10];[.Q10];[.S10];[.U10];[.T10];[.S10];[.V10];[.W10];[.G10];[.H10];[.Y10];[.AI10];[.AL10];[.AM10])" office:value-type="string" office:string-value="" calcext:value-type="error">
            <text:p>#VALEUR !</text:p>
          </table:table-cell>
          <table:table-cell table:style-name="ce75" office:value-type="string" calcext:value-type="string">
            <text:p><text:s/></text:p>
          </table:table-cell>
          <table:table-cell table:number-columns-repeated="3"/>
          <table:table-cell table:number-columns-repeated="4" office:value-type="string" calcext:value-type="string">
            <text:p><text:s/></text:p>
          </table:table-cell>
          <table:table-cell table:style-name="ce75" table:number-columns-repeated="13"/>
          <table:table-cell table:style-name="ce84"/>
          <table:table-cell table:style-name="ce85" table:number-columns-repeated="5"/>
          <table:table-cell table:style-name="ce86"/>
          <table:table-cell table:style-name="ce85" table:number-columns-repeated="4"/>
          <table:table-cell table:style-name="ce87"/>
          <table:table-cell table:style-name="ce88" table:number-columns-repeated="10"/>
          <table:table-cell table:style-name="ce75" table:number-columns-repeated="13"/>
          <table:table-cell table:number-columns-repeated="927"/>
        </table:table-row>
        <table:table-row table:style-name="ro33">
          <table:table-cell table:style-name="ce68" office:value-type="string" calcext:value-type="string">
            <text:p>stco_reemploiajout5</text:p>
          </table:table-cell>
          <table:table-cell table:style-name="ce68" office:value-type="string" calcext:value-type="string">
            <text:p>Renseigné sur formulaire de mieuxtrieranantes.fr, le 22/07/2014</text:p>
          </table:table-cell>
          <table:table-cell table:style-name="ce68" office:value-type="string" calcext:value-type="string">
            <text:p>Association</text:p>
          </table:table-cell>
          <table:table-cell table:style-name="ce68" office:value-type="string" calcext:value-type="string">
            <text:p>Atelier du Retz Emploi (Sainte-Pazanne)</text:p>
          </table:table-cell>
          <table:table-cell table:style-name="ce68" office:value-type="string" calcext:value-type="string">
            <text:p>contact@atelierduretzemploi.org</text:p>
          </table:table-cell>
          <table:table-cell table:style-name="ce68" office:value-type="string" calcext:value-type="string">
            <text:p>02 40 65 89 09</text:p>
          </table:table-cell>
          <table:table-cell table:style-name="ce68" office:value-type="string" calcext:value-type="string">
            <text:p><text:a xlink:href="" xlink:type="simple">http://www.atelierduretzemploi.org</text:a></text:p>
          </table:table-cell>
          <table:table-cell table:style-name="ce70" table:number-columns-repeated="6"/>
          <table:table-cell table:style-name="ce68" office:value-type="string" calcext:value-type="string">
            <text:p>7 impasse du Clos Neuf - ZA les Berthaudières</text:p>
          </table:table-cell>
          <table:table-cell table:style-name="ce70"/>
          <table:table-cell table:style-name="ce68" office:value-type="float" office:value="44680" calcext:value-type="float">
            <text:p>44680</text:p>
          </table:table-cell>
          <table:table-cell table:style-name="ce68" office:value-type="string" calcext:value-type="string">
            <text:p>SAINTE-PAZANNE</text:p>
          </table:table-cell>
          <table:table-cell/>
          <table:table-cell table:style-name="ce68" office:value-type="string" calcext:value-type="string">
            <text:p>47.112545</text:p>
          </table:table-cell>
          <table:table-cell table:style-name="ce68" office:value-type="string" calcext:value-type="string">
            <text:p>-1.802187</text:p>
          </table:table-cell>
          <table:table-cell table:style-name="ce68" office:value-type="string" calcext:value-type="string">
            <text:p>Hors Nantes : au sud de la Loire</text:p>
          </table:table-cell>
          <table:table-cell table:style-name="ce68" office:value-type="string" calcext:value-type="string">
            <text:p>le MERCREDI de 10h à 18h, le SAMEDI de 10h à 18h</text:p>
          </table:table-cell>
          <table:table-cell table:style-name="ce68" office:value-type="string" calcext:value-type="string">
            <text:p>0101-3112_me+sa_10h00-18h</text:p>
          </table:table-cell>
          <table:table-cell table:style-name="ce70"/>
          <table:table-cell table:style-name="ce68" office:value-type="string" calcext:value-type="string">
            <text:p>vélo,mobilier,textile,vaisselle,jouet,puériculture,livre,CD,DVD,outillage,matériel électrique</text:p>
          </table:table-cell>
          <table:table-cell table:style-name="ce68" office:value-type="string" calcext:value-type="string">
            <text:p>meuble, livres/bd/cd/dvd, jouet, vêtements, divers</text:p>
          </table:table-cell>
          <table:table-cell table:style-name="ce68" office:value-type="string" calcext:value-type="string">
            <text:p>Collecte, revente à petit prix de ce qui est récupérable, tri en vue de recyclage : vaisselle, jouets, livres, disques, électroménager en état de fonctionnement, outils, vêtements, chaussures, bibelots, meubles...&lt;br/&gt;&lt;br/&gt;Permances sur Déchèterie du Pont-Béranger</text:p>
          </table:table-cell>
          <table:table-cell table:style-name="ce70" table:number-columns-repeated="2"/>
          <table:table-cell table:style-name="ce68" office:value-type="string" calcext:value-type="string">
            <text:p>OUI</text:p>
          </table:table-cell>
          <table:table-cell table:style-name="ce70"/>
          <table:table-cell table:number-columns-repeated="3" office:value-type="string" calcext:value-type="string">
            <text:p><text:s/></text:p>
          </table:table-cell>
          <table:table-cell table:style-name="ce68"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ces Recycling center on the Pont Beranger</text:p>
          </table:table-cell>
          <table:table-cell office:value-type="string" calcext:value-type="string">
            <text:p><text:s/></text:p>
          </table:table-cell>
          <table:table-cell table:formula="of:=CONCATENATE(UTILTRANSFORMEENMOTSCLES([.D11]);&quot;,&quot;;UTILTRANSFORMEENMOTSCLES([.Y11]))" office:value-type="string" office:string-value="" calcext:value-type="error">
            <text:p>#VALEUR !</text:p>
          </table:table-cell>
          <table:table-cell table:formula="of:=CONCATENATE(UTILTRANSFORMEENMOTSCLES([.D11]);&quot;,&quot;;UTILTRANSFORMEENMOTSCLES([.AI11]))" office:value-type="string" office:string-value="" calcext:value-type="error">
            <text:p>#VALEUR !</text:p>
          </table:table-cell>
          <table:table-cell office:value-type="string" calcext:value-type="string">
            <text:p><text:s/></text:p>
          </table:table-cell>
          <table:table-cell table:style-name="ce82" table:formula="of:=JSONSTRUCTURESAJOUT([.A11];[.B11];[.D11];[.Z11];[.C11];[.E11];[.F11];[.K11];[.AA11];[.AJ11];[.N11];[.O11];[.P11];[.Q11];[.S11];[.U11];[.T11];[.S11];[.V11];[.W11];[.G11];[.H11];[.Y11];[.AI11];[.AL11];[.AM11])" office:value-type="string" office:string-value="" calcext:value-type="error">
            <text:p>#VALEUR !</text:p>
          </table:table-cell>
          <table:table-cell table:style-name="ce75" office:value-type="string" calcext:value-type="string">
            <text:p><text:s/></text:p>
          </table:table-cell>
          <table:table-cell table:number-columns-repeated="3"/>
          <table:table-cell table:number-columns-repeated="4" office:value-type="string" calcext:value-type="string">
            <text:p><text:s/></text:p>
          </table:table-cell>
          <table:table-cell table:style-name="ce75" table:number-columns-repeated="13"/>
          <table:table-cell table:style-name="ce84"/>
          <table:table-cell table:style-name="ce85" table:number-columns-repeated="5"/>
          <table:table-cell table:style-name="ce86"/>
          <table:table-cell table:style-name="ce85" table:number-columns-repeated="4"/>
          <table:table-cell table:style-name="ce87"/>
          <table:table-cell table:style-name="ce88" table:number-columns-repeated="10"/>
          <table:table-cell table:style-name="ce75" table:number-columns-repeated="13"/>
          <table:table-cell table:number-columns-repeated="927"/>
        </table:table-row>
        <table:table-row table:style-name="ro33">
          <table:table-cell table:style-name="ce68" office:value-type="string" calcext:value-type="string">
            <text:p>stco_reemploiajout6</text:p>
          </table:table-cell>
          <table:table-cell table:style-name="ce68" office:value-type="string" calcext:value-type="string">
            <text:p>Renseigné sur formulaire de mieuxtrieranantes.fr, le 22/07/2014</text:p>
          </table:table-cell>
          <table:table-cell table:style-name="ce68" office:value-type="string" calcext:value-type="string">
            <text:p>Association</text:p>
          </table:table-cell>
          <table:table-cell table:style-name="ce68" office:value-type="string" calcext:value-type="string">
            <text:p>Atelier du Retz Emploi (Le Pèlerin)</text:p>
          </table:table-cell>
          <table:table-cell table:style-name="ce68" office:value-type="string" calcext:value-type="string">
            <text:p>contact@atelierduretzemploi.org</text:p>
          </table:table-cell>
          <table:table-cell table:style-name="ce68" office:value-type="string" calcext:value-type="string">
            <text:p>06 77 63 83 04</text:p>
          </table:table-cell>
          <table:table-cell table:style-name="ce68" office:value-type="string" calcext:value-type="string">
            <text:p><text:a xlink:href="" xlink:type="simple">http://www.atelierduretzemploi.org</text:a></text:p>
          </table:table-cell>
          <table:table-cell table:style-name="ce70"/>
          <table:table-cell table:style-name="ce68" office:value-type="string" calcext:value-type="string">
            <text:p><text:a xlink:href="" xlink:type="simple">https://drive.google.com/file/d/0B5dknMvA6hy8N0VERkJpUzIxaDg/edit?usp=sharing</text:a></text:p>
          </table:table-cell>
          <table:table-cell table:style-name="ce70" table:number-columns-repeated="4"/>
          <table:table-cell table:style-name="ce68" office:value-type="string" calcext:value-type="string">
            <text:p>18 rue du docteur Sourdille</text:p>
          </table:table-cell>
          <table:table-cell table:style-name="ce70"/>
          <table:table-cell table:style-name="ce68" office:value-type="float" office:value="44640" calcext:value-type="float">
            <text:p>44640</text:p>
          </table:table-cell>
          <table:table-cell table:style-name="ce68" office:value-type="string" calcext:value-type="string">
            <text:p>LE PELLERIN</text:p>
          </table:table-cell>
          <table:table-cell/>
          <table:table-cell table:style-name="ce68" office:value-type="string" calcext:value-type="string">
            <text:p>47.200633</text:p>
          </table:table-cell>
          <table:table-cell table:style-name="ce68" office:value-type="string" calcext:value-type="string">
            <text:p>-1.755177</text:p>
          </table:table-cell>
          <table:table-cell table:style-name="ce68" office:value-type="string" calcext:value-type="string">
            <text:p>Hors Nantes : au sud de la Loire</text:p>
          </table:table-cell>
          <table:table-cell table:style-name="ce68" office:value-type="string" calcext:value-type="string">
            <text:p>le MERCREDI de 10h à 18h, le SAMEDI de 10h à 18h</text:p>
          </table:table-cell>
          <table:table-cell table:style-name="ce68" office:value-type="string" calcext:value-type="string">
            <text:p>0101-3112_me+sa_10h00-18h</text:p>
          </table:table-cell>
          <table:table-cell table:style-name="ce70"/>
          <table:table-cell table:style-name="ce68" office:value-type="string" calcext:value-type="string">
            <text:p>vélo,mobilier,textile,vaisselle,jouet,puériculture,livre,CD,DVD,outillage,matériel électrique</text:p>
          </table:table-cell>
          <table:table-cell table:style-name="ce68" office:value-type="string" calcext:value-type="string">
            <text:p>meuble, livres/bd/cd/dvd, jouet, vêtements, divers</text:p>
          </table:table-cell>
          <table:table-cell table:style-name="ce68"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u Pont-Béranger</text:p>
          </table:table-cell>
          <table:table-cell table:style-name="ce70" table:number-columns-repeated="2"/>
          <table:table-cell table:style-name="ce68" office:value-type="string" calcext:value-type="string">
            <text:p>OUI</text:p>
          </table:table-cell>
          <table:table-cell table:style-name="ce70"/>
          <table:table-cell table:number-columns-repeated="3" office:value-type="string" calcext:value-type="string">
            <text:p><text:s/></text:p>
          </table:table-cell>
          <table:table-cell table:style-name="ce68"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ences Recycling center on the Pont Beranger</text:p>
          </table:table-cell>
          <table:table-cell office:value-type="string" calcext:value-type="string">
            <text:p><text:s/></text:p>
          </table:table-cell>
          <table:table-cell table:formula="of:=CONCATENATE(UTILTRANSFORMEENMOTSCLES([.D12]);&quot;,&quot;;UTILTRANSFORMEENMOTSCLES([.Y12]))" office:value-type="string" office:string-value="" calcext:value-type="error">
            <text:p>#VALEUR !</text:p>
          </table:table-cell>
          <table:table-cell table:formula="of:=CONCATENATE(UTILTRANSFORMEENMOTSCLES([.D12]);&quot;,&quot;;UTILTRANSFORMEENMOTSCLES([.AI12]))" office:value-type="string" office:string-value="" calcext:value-type="error">
            <text:p>#VALEUR !</text:p>
          </table:table-cell>
          <table:table-cell office:value-type="string" calcext:value-type="string">
            <text:p><text:s/></text:p>
          </table:table-cell>
          <table:table-cell table:style-name="ce82" table:formula="of:=JSONSTRUCTURESAJOUT([.A12];[.B12];[.D12];[.Z12];[.C12];[.E12];[.F12];[.K12];[.AA12];[.AJ12];[.N12];[.O12];[.P12];[.Q12];[.S12];[.U12];[.T12];[.S12];[.V12];[.W12];[.G12];[.H12];[.Y12];[.AI12];[.AL12];[.AM12])" office:value-type="string" office:string-value="" calcext:value-type="error">
            <text:p>#VALEUR !</text:p>
          </table:table-cell>
          <table:table-cell table:style-name="ce75" office:value-type="string" calcext:value-type="string">
            <text:p><text:s/></text:p>
          </table:table-cell>
          <table:table-cell table:number-columns-repeated="3"/>
          <table:table-cell table:number-columns-repeated="4" office:value-type="string" calcext:value-type="string">
            <text:p><text:s/></text:p>
          </table:table-cell>
          <table:table-cell table:style-name="ce75" table:number-columns-repeated="13"/>
          <table:table-cell table:style-name="ce84"/>
          <table:table-cell table:style-name="ce85" table:number-columns-repeated="5"/>
          <table:table-cell table:style-name="ce86"/>
          <table:table-cell table:style-name="ce85" table:number-columns-repeated="4"/>
          <table:table-cell table:style-name="ce87"/>
          <table:table-cell table:style-name="ce88" table:number-columns-repeated="10"/>
          <table:table-cell table:style-name="ce75" table:number-columns-repeated="13"/>
          <table:table-cell table:number-columns-repeated="927"/>
        </table:table-row>
        <table:table-row table:style-name="ro33">
          <table:table-cell table:style-name="ce68" office:value-type="string" calcext:value-type="string">
            <text:p>stco_reemploiajout7</text:p>
          </table:table-cell>
          <table:table-cell table:style-name="ce68" office:value-type="string" calcext:value-type="string">
            <text:p>Renseigné sur formulaire de mieuxtrieranantes.fr, le 22/07/2014</text:p>
          </table:table-cell>
          <table:table-cell table:style-name="ce68" office:value-type="string" calcext:value-type="string">
            <text:p>Association</text:p>
          </table:table-cell>
          <table:table-cell table:style-name="ce68" office:value-type="string" calcext:value-type="string">
            <text:p>Atelier du Retz Emploi (Le Breil)</text:p>
          </table:table-cell>
          <table:table-cell table:style-name="ce68" office:value-type="string" calcext:value-type="string">
            <text:p>contact@atelierduretzemploi.org</text:p>
          </table:table-cell>
          <table:table-cell table:style-name="ce68" office:value-type="string" calcext:value-type="string">
            <text:p>07 81 63 00 48</text:p>
          </table:table-cell>
          <table:table-cell table:style-name="ce68" office:value-type="string" calcext:value-type="string">
            <text:p><text:a xlink:href="" xlink:type="simple">http://www.atelierduretzemploi.org</text:a></text:p>
          </table:table-cell>
          <table:table-cell table:style-name="ce70"/>
          <table:table-cell table:style-name="ce68" office:value-type="string" calcext:value-type="string">
            <text:p><text:a xlink:href="" xlink:type="simple">https://drive.google.com/file/d/0B5dknMvA6hy8N0VERkJpUzIxaDg/edit?usp=sharing</text:a></text:p>
          </table:table-cell>
          <table:table-cell table:style-name="ce70" table:number-columns-repeated="4"/>
          <table:table-cell table:style-name="ce68" office:value-type="string" calcext:value-type="string">
            <text:p>78 rue des plantes (côté cour)</text:p>
          </table:table-cell>
          <table:table-cell table:style-name="ce70"/>
          <table:table-cell table:style-name="ce68" office:value-type="float" office:value="44640" calcext:value-type="float">
            <text:p>44640</text:p>
          </table:table-cell>
          <table:table-cell table:style-name="ce68" office:value-type="string" calcext:value-type="string">
            <text:p>NANTES</text:p>
          </table:table-cell>
          <table:table-cell/>
          <table:table-cell table:style-name="ce68" office:value-type="string" calcext:value-type="string">
            <text:p>47.231095</text:p>
          </table:table-cell>
          <table:table-cell table:style-name="ce68" office:value-type="string" calcext:value-type="string">
            <text:p>-1.590294</text:p>
          </table:table-cell>
          <table:table-cell table:style-name="ce68" office:value-type="string" calcext:value-type="string">
            <text:p>Hors Nantes : au sud de la Loire</text:p>
          </table:table-cell>
          <table:table-cell table:style-name="ce68" office:value-type="string" calcext:value-type="string">
            <text:p>le MERCREDI de 10h à 18h, le SAMEDI de 10h à 18h</text:p>
          </table:table-cell>
          <table:table-cell table:style-name="ce68" office:value-type="string" calcext:value-type="string">
            <text:p>0101-3112_me+sa_10h00-18h</text:p>
          </table:table-cell>
          <table:table-cell table:style-name="ce70"/>
          <table:table-cell table:style-name="ce68" office:value-type="string" calcext:value-type="string">
            <text:p>vélo,mobilier,textile,vaisselle,jouet,puériculture,livre,CD,DVD,outillage,matériel électrique</text:p>
          </table:table-cell>
          <table:table-cell table:style-name="ce70" office:value-type="string" calcext:value-type="string">
            <text:p>meuble, livres/bd/cd/dvd, jouet, vêtements, divers</text:p>
          </table:table-cell>
          <table:table-cell table:style-name="ce68"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e Saint-Jean de Boiseau</text:p>
          </table:table-cell>
          <table:table-cell table:style-name="ce70" table:number-columns-repeated="2"/>
          <table:table-cell table:style-name="ce68" office:value-type="string" calcext:value-type="string">
            <text:p>OUI</text:p>
          </table:table-cell>
          <table:table-cell table:style-name="ce70"/>
          <table:table-cell table:style-name="ce75" table:number-columns-repeated="3"/>
          <table:table-cell table:style-name="ce68" office:value-type="string" calcext:value-type="string">
            <text:p>bicycle, furniture, textiles, tableware, toy, baby, book, CD, DVD, tools, electrical equipment</text:p>
          </table:table-cell>
          <table:table-cell table:style-name="ce75" office:value-type="string" calcext:value-type="string">
            <text:p>Collection, resale at low prices what is recoverable, sorting for recycling: dishes, toys, books, disks, appliances in working order, tools, clothes, shoes, trinkets, furniture ... &lt;br/&gt; &lt;br /&gt; Permanences on Recycling center of Saint-Jean de Boiseau</text:p>
          </table:table-cell>
          <table:table-cell office:value-type="string" calcext:value-type="string">
            <text:p><text:s/></text:p>
          </table:table-cell>
          <table:table-cell table:formula="of:=CONCATENATE(UTILTRANSFORMEENMOTSCLES([.D13]);&quot;,&quot;;UTILTRANSFORMEENMOTSCLES([.Y13]))" office:value-type="string" office:string-value="" calcext:value-type="error">
            <text:p>#VALEUR !</text:p>
          </table:table-cell>
          <table:table-cell table:formula="of:=CONCATENATE(UTILTRANSFORMEENMOTSCLES([.D13]);&quot;,&quot;;UTILTRANSFORMEENMOTSCLES([.AI13]))" office:value-type="string" office:string-value="" calcext:value-type="error">
            <text:p>#VALEUR !</text:p>
          </table:table-cell>
          <table:table-cell office:value-type="string" calcext:value-type="string">
            <text:p><text:s/></text:p>
          </table:table-cell>
          <table:table-cell table:style-name="ce82" table:formula="of:=JSONSTRUCTURESAJOUT([.A13];[.B13];[.D13];[.Z13];[.C13];[.E13];[.F13];[.K13];[.AA13];[.AJ13];[.N13];[.O13];[.P13];[.Q13];[.S13];[.U13];[.T13];[.S13];[.V13];[.W13];[.G13];[.H13];[.Y13];[.AI13];[.AL13];[.AM13])" office:value-type="string" office:string-value="" calcext:value-type="error">
            <text:p>#VALEUR !</text:p>
          </table:table-cell>
          <table:table-cell table:style-name="ce75" office:value-type="string" calcext:value-type="string">
            <text:p><text:s/></text:p>
          </table:table-cell>
          <table:table-cell table:number-columns-repeated="3"/>
          <table:table-cell table:style-name="ce75" table:number-columns-repeated="52"/>
          <table:table-cell table:number-columns-repeated="927"/>
        </table:table-row>
        <table:table-row table:style-name="ro32">
          <table:table-cell table:style-name="ce68" office:value-type="string" calcext:value-type="string">
            <text:p>stco_reemploiajout8</text:p>
          </table:table-cell>
          <table:table-cell table:style-name="ce68" office:value-type="string" calcext:value-type="string">
            <text:p>Renseigné sur formulaire de mieuxtrieranantes.fr, le 22/07/2014</text:p>
          </table:table-cell>
          <table:table-cell table:style-name="ce68" office:value-type="string" calcext:value-type="string">
            <text:p>Association</text:p>
          </table:table-cell>
          <table:table-cell table:style-name="ce68" office:value-type="string" calcext:value-type="string">
            <text:p>Atelier du Retz Emploi (Saint Brévin)</text:p>
          </table:table-cell>
          <table:table-cell table:style-name="ce68" office:value-type="string" calcext:value-type="string">
            <text:p>contact@atelierduretzemploi.org</text:p>
          </table:table-cell>
          <table:table-cell table:style-name="ce68" office:value-type="string" calcext:value-type="string">
            <text:p>02 40 27 69 05</text:p>
          </table:table-cell>
          <table:table-cell table:style-name="ce68" office:value-type="string" calcext:value-type="string">
            <text:p><text:a xlink:href="" xlink:type="simple">http://www.atelierduretzemploi.org</text:a></text:p>
          </table:table-cell>
          <table:table-cell table:style-name="ce70"/>
          <table:table-cell table:style-name="ce68" office:value-type="string" calcext:value-type="string">
            <text:p><text:a xlink:href="" xlink:type="simple">https://drive.google.com/file/d/0B5dknMvA6hy8N0VERkJpUzIxaDg/edit?usp=sharing</text:a></text:p>
          </table:table-cell>
          <table:table-cell table:style-name="ce70" table:number-columns-repeated="4"/>
          <table:table-cell table:style-name="ce68" office:value-type="string" calcext:value-type="string">
            <text:p>Chemin des potences, PA de la Guerche</text:p>
          </table:table-cell>
          <table:table-cell table:style-name="ce70"/>
          <table:table-cell table:style-name="ce68" office:value-type="float" office:value="44250" calcext:value-type="float">
            <text:p>44250</text:p>
          </table:table-cell>
          <table:table-cell table:style-name="ce68" office:value-type="string" calcext:value-type="string">
            <text:p>SAINT-BREVIN-LES-PAINS</text:p>
          </table:table-cell>
          <table:table-cell/>
          <table:table-cell table:style-name="ce68" office:value-type="string" calcext:value-type="string">
            <text:p>47.240987</text:p>
          </table:table-cell>
          <table:table-cell table:style-name="ce68" office:value-type="string" calcext:value-type="string">
            <text:p>-2.154311</text:p>
          </table:table-cell>
          <table:table-cell table:style-name="ce68" office:value-type="string" calcext:value-type="string">
            <text:p>Hors Nantes : au sud de la Loire</text:p>
          </table:table-cell>
          <table:table-cell table:style-name="ce68" office:value-type="string" calcext:value-type="string">
            <text:p>le MERCREDI de 10h à 18h, le SAMEDI de 10h à 18h</text:p>
          </table:table-cell>
          <table:table-cell table:style-name="ce68" office:value-type="string" calcext:value-type="string">
            <text:p>0101-3112_me+sa_10h00-18h</text:p>
          </table:table-cell>
          <table:table-cell table:style-name="ce70"/>
          <table:table-cell table:style-name="ce68" office:value-type="string" calcext:value-type="string">
            <text:p>vélo,mobilier,textile,vaisselle,jouet,puériculture,livre,CD,DVD,outillage,matériel électrique</text:p>
          </table:table-cell>
          <table:table-cell table:style-name="ce68" office:value-type="string" calcext:value-type="string">
            <text:p>meuble, livres/bd/cd/dvd, jouet, vêtements, divers</text:p>
          </table:table-cell>
          <table:table-cell table:style-name="ce68" office:value-type="string" calcext:value-type="string">
            <text:p>Collecte, revente à petit prix de ce qui est récupérable, tri en vue de recyclage : vaisselle, jouets, livres, disques, électroménager en état&lt;br/&gt;&lt;br/&gt;Permanences sur Déchèterie de Saint-Brevin-les-Pins (Route de la gendarmerie)</text:p>
          </table:table-cell>
          <table:table-cell table:style-name="ce70" table:number-columns-repeated="2"/>
          <table:table-cell table:style-name="ce68" office:value-type="string" calcext:value-type="string">
            <text:p>OUI</text:p>
          </table:table-cell>
          <table:table-cell table:style-name="ce70"/>
          <table:table-cell table:style-name="ce75" table:number-columns-repeated="3"/>
          <table:table-cell table:style-name="ce68" office:value-type="string" calcext:value-type="string">
            <text:p>bicycle, furniture, textiles, tableware, toy, baby, book, CD, DVD, tools, electrical equipment</text:p>
          </table:table-cell>
          <table:table-cell table:style-name="ce75" office:value-type="string" calcext:value-type="string">
            <text:p>Collection, resale at low prices what is recoverable, sorting for recycling: dishes, toys, books, disks, appliances capable &lt;br/&gt; Permanences on Recycling center of Saint-Brevin-les-Pins (Route Gendarmerie)</text:p>
          </table:table-cell>
          <table:table-cell office:value-type="string" calcext:value-type="string">
            <text:p><text:s/></text:p>
          </table:table-cell>
          <table:table-cell table:formula="of:=CONCATENATE(UTILTRANSFORMEENMOTSCLES([.D14]);&quot;,&quot;;UTILTRANSFORMEENMOTSCLES([.Y14]))" office:value-type="string" office:string-value="" calcext:value-type="error">
            <text:p>#VALEUR !</text:p>
          </table:table-cell>
          <table:table-cell table:formula="of:=CONCATENATE(UTILTRANSFORMEENMOTSCLES([.D14]);&quot;,&quot;;UTILTRANSFORMEENMOTSCLES([.AI14]))" office:value-type="string" office:string-value="" calcext:value-type="error">
            <text:p>#VALEUR !</text:p>
          </table:table-cell>
          <table:table-cell office:value-type="string" calcext:value-type="string">
            <text:p><text:s/></text:p>
          </table:table-cell>
          <table:table-cell table:style-name="ce82" table:formula="of:=JSONSTRUCTURESAJOUT([.A14];[.B14];[.D14];[.Z14];[.C14];[.E14];[.F14];[.K14];[.AA14];[.AJ14];[.N14];[.O14];[.P14];[.Q14];[.S14];[.U14];[.T14];[.S14];[.V14];[.W14];[.G14];[.H14];[.Y14];[.AI14];[.AL14];[.AM14])" office:value-type="string" office:string-value="" calcext:value-type="error">
            <text:p>#VALEUR !</text:p>
          </table:table-cell>
          <table:table-cell table:style-name="ce75" office:value-type="string" calcext:value-type="string">
            <text:p><text:s/></text:p>
          </table:table-cell>
          <table:table-cell table:number-columns-repeated="3"/>
          <table:table-cell table:style-name="ce75" table:number-columns-repeated="52"/>
          <table:table-cell table:number-columns-repeated="927"/>
        </table:table-row>
        <table:table-row table:style-name="ro34">
          <table:table-cell table:style-name="ce68" office:value-type="string" calcext:value-type="string">
            <text:p>stco_reemploiajout9</text:p>
          </table:table-cell>
          <table:table-cell table:style-name="ce68" office:value-type="string" calcext:value-type="string">
            <text:p>Renseigné sur formulaire de mieuxtrieranantes.fr, le 22/07/2014</text:p>
          </table:table-cell>
          <table:table-cell table:style-name="ce68" office:value-type="string" calcext:value-type="string">
            <text:p>Association</text:p>
          </table:table-cell>
          <table:table-cell table:style-name="ce68" office:value-type="string" calcext:value-type="string">
            <text:p>Le comptoir du Solilab (Atelier du Retz Emploi et Ding Fring)</text:p>
          </table:table-cell>
          <table:table-cell table:style-name="ce70" table:number-columns-repeated="2"/>
          <table:table-cell table:style-name="ce68" office:value-type="string" calcext:value-type="string">
            <text:p><text:a xlink:href="" xlink:type="simple">www.atelierduretzemploi.org</text:a></text:p>
          </table:table-cell>
          <table:table-cell table:style-name="ce70"/>
          <table:table-cell table:style-name="ce68" office:value-type="string" calcext:value-type="string">
            <text:p><text:a xlink:href="" xlink:type="simple">https://drive.google.com/file/d/0B5dknMvA6hy8N0VERkJpUzIxaDg/edit?usp=sharing</text:a></text:p>
          </table:table-cell>
          <table:table-cell table:style-name="ce70" table:number-columns-repeated="4"/>
          <table:table-cell table:style-name="ce68" office:value-type="string" calcext:value-type="string">
            <text:p>8 rue Saint Domingue</text:p>
          </table:table-cell>
          <table:table-cell table:style-name="ce70"/>
          <table:table-cell table:style-name="ce68" office:value-type="float" office:value="44200" calcext:value-type="float">
            <text:p>44200</text:p>
          </table:table-cell>
          <table:table-cell table:style-name="ce68" office:value-type="string" calcext:value-type="string">
            <text:p>Nantes</text:p>
          </table:table-cell>
          <table:table-cell/>
          <table:table-cell table:style-name="ce68" office:value-type="string" calcext:value-type="string">
            <text:p>47.201027</text:p>
          </table:table-cell>
          <table:table-cell table:style-name="ce68" office:value-type="string" calcext:value-type="string">
            <text:p>-1.571628</text:p>
          </table:table-cell>
          <table:table-cell table:style-name="ce68" office:value-type="string" calcext:value-type="string">
            <text:p>Quartier Nantais : Ile De Nantes</text:p>
          </table:table-cell>
          <table:table-cell table:style-name="ce68" office:value-type="string" calcext:value-type="string">
            <text:p>Du Mardi au Samedi de 10 h à 18 h</text:p>
          </table:table-cell>
          <table:table-cell table:style-name="ce68" office:value-type="string" calcext:value-type="string">
            <text:p>0101-3112_ma+me+je+ve+sa_10h00-18h</text:p>
          </table:table-cell>
          <table:table-cell table:style-name="ce70"/>
          <table:table-cell table:style-name="ce68" office:value-type="string" calcext:value-type="string">
            <text:p>linge,textile,chaussure,vaisselle,outillage,jouet,livre,meuble</text:p>
          </table:table-cell>
          <table:table-cell table:style-name="ce68" office:value-type="string" calcext:value-type="string">
            <text:p>livres/bd/cd/dvd, jouet, vêtements, divers</text:p>
          </table:table-cell>
          <table:table-cell table:style-name="ce68" office:value-type="string" calcext:value-type="string">
            <text:p>&lt;ul&gt;Deux acteurs locaux du réemploi et de la valorisation s'unissent dans une nouvelle boutique pour proposer un grand choix d'objets de seconde main : Le Comptoir. &lt;li&gt;l'Atelier du Retz Emploi, anime une filière professionnelle de récupération et de traitement des objets en vue du réemploi.&lt;br/&gt;C'est une Ressourcerie qui collecte, valorise, trie, nettoie et revend à petits prix dans ses boutiques solidaires en recréant du lien social et en proposant un accueil chaleureux.&lt;/li&gt;&lt;li&gt;Le Relais Atlantique est une entreprise d'insertion en SCOP qui collecte, trie et valorise les textiles, les chaussures et le linge de maison.&lt;br/&gt;Les vêtements et articles en bon état sont commercialisés à petit prix dans son réseau de boutiques de seconde main 'DING FRING' et au Comptoir du Solilab.&lt;/li&gt;&lt;/ul&gt;&lt;br/&gt;HORAIRES D'OUVERTURE : Du Mardi au Samedi de 10 h à 18 h &lt;br/&gt;Permanences sur déchèterie (déchèterie de Tougas à Saint-Herblain et Déchèterie de Saint-Sébastien) : vous pouvez y déposer chaque jour des objets réutilisables&lt;br/&gt;Accès : Tan : Ligne C5 Arrêt «Quai des Antilles»</text:p>
          </table:table-cell>
          <table:table-cell table:style-name="ce70" table:number-columns-repeated="2"/>
          <table:table-cell table:style-name="ce68" office:value-type="string" calcext:value-type="string">
            <text:p>OUI</text:p>
          </table:table-cell>
          <table:table-cell table:style-name="ce70"/>
          <table:table-cell table:number-columns-repeated="3"/>
          <table:table-cell table:style-name="ce68" office:value-type="string" calcext:value-type="string">
            <text:p>linen, textiles, shoes, dishes, tools, toy, book, furniture</text:p>
          </table:table-cell>
          <table:table-cell office:value-type="string" calcext:value-type="string">
            <text:p>&lt;ul&gt; Two local players re-use and recovery unite in a new shop to offer a wide range of second-hand items: Le Comptoir. &lt;li&gt; Atelier du Retz Employment, runs a vocational track recovery and processing of objects for reuse. This is a Ressourcerie &lt;br/&gt; collecting, values, sorts, cleans and sells at low prices in its charity shopping recreating social links and providing a warm welcome. &lt;/ li&gt; &lt;li&gt; The Atlantic Relais is an insertion company SCOP that collects, sorts and values ​​the textiles, footwear and linens. &lt; br /&gt; The clothing and items in good condition are sold at low prices in its network of second-hand shops 'DING FRING' and desk Solilab &lt;/ li&gt; &lt;/ ul&gt; &lt;br/&gt; OPENING HOURS.: From Tuesday to Saturday from 10 am to 18 pm on déchèterie &lt;br/&gt; Permanences (déchèterie Tougas of Saint-Herblain and Recycling center of San Sebastian) you can deposit each day reusable objects &lt;br/&gt; Access: Tan: Off Line C5 'Quai des Antilles'</text:p>
          </table:table-cell>
          <table:table-cell office:value-type="string" calcext:value-type="string">
            <text:p><text:s/></text:p>
          </table:table-cell>
          <table:table-cell table:formula="of:=CONCATENATE(UTILTRANSFORMEENMOTSCLES([.D15]);&quot;,&quot;;UTILTRANSFORMEENMOTSCLES([.Y15]))" office:value-type="string" office:string-value="" calcext:value-type="error">
            <text:p>#VALEUR !</text:p>
          </table:table-cell>
          <table:table-cell table:formula="of:=CONCATENATE(UTILTRANSFORMEENMOTSCLES([.D15]);&quot;,&quot;;UTILTRANSFORMEENMOTSCLES([.AI15]))" office:value-type="string" office:string-value="" calcext:value-type="error">
            <text:p>#VALEUR !</text:p>
          </table:table-cell>
          <table:table-cell office:value-type="string" calcext:value-type="string">
            <text:p><text:s/></text:p>
          </table:table-cell>
          <table:table-cell table:style-name="ce82" table:formula="of:=JSONSTRUCTURESAJOUT([.A15];[.B15];[.D15];[.Z15];[.C15];[.E15];[.F15];[.K15];[.AA15];[.AJ15];[.N15];[.O15];[.P15];[.Q15];[.S15];[.U15];[.T15];[.S15];[.V15];[.W15];[.G15];[.H15];[.Y15];[.AI15];[.AL15];[.AM15])"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32">
          <table:table-cell table:style-name="ce68" office:value-type="string" calcext:value-type="string">
            <text:p>stco_reemploiajout10</text:p>
          </table:table-cell>
          <table:table-cell table:style-name="ce68" office:value-type="string" calcext:value-type="string">
            <text:p>Renseigné sur formulaire de mieuxtrieranantes.fr, le 31/07/2014</text:p>
          </table:table-cell>
          <table:table-cell table:style-name="ce68" office:value-type="string" calcext:value-type="string">
            <text:p>Association</text:p>
          </table:table-cell>
          <table:table-cell table:style-name="ce68" office:value-type="string" calcext:value-type="string">
            <text:p>Nâga</text:p>
          </table:table-cell>
          <table:table-cell table:style-name="ce68" office:value-type="string" calcext:value-type="string">
            <text:p>contact@naga44.org</text:p>
          </table:table-cell>
          <table:table-cell table:style-name="ce68" office:value-type="string" calcext:value-type="string">
            <text:p>02 85 52 31 22</text:p>
          </table:table-cell>
          <table:table-cell table:style-name="ce68" office:value-type="string" calcext:value-type="string">
            <text:p><text:a xlink:href="" xlink:type="simple">www.naga44.org</text:a></text:p>
          </table:table-cell>
          <table:table-cell table:style-name="ce70"/>
          <table:table-cell table:style-name="ce68" office:value-type="string" calcext:value-type="string">
            <text:p><text:a xlink:href="" xlink:type="simple">https://drive.google.com/file/d/0B5dknMvA6hy8TWhHVk0zRnY3Ync/edit?usp=sharing</text:a></text:p>
          </table:table-cell>
          <table:table-cell table:style-name="ce70" table:number-columns-repeated="2"/>
          <table:table-cell table:style-name="ce68" office:value-type="string" calcext:value-type="string">
            <text:p><text:a xlink:href="" xlink:type="simple">http://www.naga44.org/local/cache-vignettes/L100xH100/siteon0-92722.png</text:a></text:p>
          </table:table-cell>
          <table:table-cell table:style-name="ce70"/>
          <table:table-cell table:style-name="ce68" office:value-type="string" calcext:value-type="string">
            <text:p>17 chemin fontaine Launay</text:p>
          </table:table-cell>
          <table:table-cell table:style-name="ce70"/>
          <table:table-cell table:style-name="ce68" office:value-type="float" office:value="44400" calcext:value-type="float">
            <text:p>44400</text:p>
          </table:table-cell>
          <table:table-cell table:style-name="ce68" office:value-type="string" calcext:value-type="string">
            <text:p>Rezé</text:p>
          </table:table-cell>
          <table:table-cell/>
          <table:table-cell table:style-name="ce68" office:value-type="string" calcext:value-type="string">
            <text:p>47.187252</text:p>
          </table:table-cell>
          <table:table-cell table:style-name="ce68" office:value-type="string" calcext:value-type="string">
            <text:p>-1.5476762</text:p>
          </table:table-cell>
          <table:table-cell table:style-name="ce68" office:value-type="string" calcext:value-type="string">
            <text:p>Hors Nantes : au sud de la Loire</text:p>
          </table:table-cell>
          <table:table-cell table:style-name="ce68" office:value-type="string" calcext:value-type="string">
            <text:p>Du mardi au samedi, de 10h à 12h et de 13h à 18h</text:p>
          </table:table-cell>
          <table:table-cell table:style-name="ce68" office:value-type="string" calcext:value-type="string">
            <text:p>0101-3112_ma+me+je+ve+sa_10h00-12h00+13h00-18h00</text:p>
          </table:table-cell>
          <table:table-cell table:style-name="ce70"/>
          <table:table-cell table:style-name="ce68" office:value-type="string" calcext:value-type="string">
            <text:p>ordinateur</text:p>
          </table:table-cell>
          <table:table-cell table:style-name="ce68" office:value-type="string" calcext:value-type="string">
            <text:p>informatique</text:p>
          </table:table-cell>
          <table:table-cell table:style-name="ce68" office:value-type="string" calcext:value-type="string">
            <text:p>Récupération, reconditionnement et don d'ordinateurs sur Nantes Métropole</text:p>
          </table:table-cell>
          <table:table-cell table:style-name="ce70" table:number-columns-repeated="4"/>
          <table:table-cell table:number-columns-repeated="3"/>
          <table:table-cell table:style-name="ce68" office:value-type="string" calcext:value-type="string">
            <text:p>computer</text:p>
          </table:table-cell>
          <table:table-cell office:value-type="string" calcext:value-type="string">
            <text:p>Recovery, reconditioning and donate computers to Nantes Métropole</text:p>
          </table:table-cell>
          <table:table-cell office:value-type="string" calcext:value-type="string">
            <text:p><text:s/></text:p>
          </table:table-cell>
          <table:table-cell table:formula="of:=CONCATENATE(UTILTRANSFORMEENMOTSCLES([.D16]);&quot;,&quot;;UTILTRANSFORMEENMOTSCLES([.Y16]))" office:value-type="string" office:string-value="" calcext:value-type="error">
            <text:p>#VALEUR !</text:p>
          </table:table-cell>
          <table:table-cell table:formula="of:=CONCATENATE(UTILTRANSFORMEENMOTSCLES([.D16]);&quot;,&quot;;UTILTRANSFORMEENMOTSCLES([.AI16]))" office:value-type="string" office:string-value="" calcext:value-type="error">
            <text:p>#VALEUR !</text:p>
          </table:table-cell>
          <table:table-cell office:value-type="string" calcext:value-type="string">
            <text:p><text:s/></text:p>
          </table:table-cell>
          <table:table-cell table:style-name="ce82" table:formula="of:=JSONSTRUCTURESAJOUT([.A16];[.B16];[.D16];[.Z16];[.C16];[.E16];[.F16];[.K16];[.AA16];[.AJ16];[.N16];[.O16];[.P16];[.Q16];[.S16];[.U16];[.T16];[.S16];[.V16];[.W16];[.G16];[.H16];[.Y16];[.AI16];[.AL16];[.AM16])"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32">
          <table:table-cell table:style-name="ce68" office:value-type="string" calcext:value-type="string">
            <text:p>stco_reemploiajout11</text:p>
          </table:table-cell>
          <table:table-cell table:style-name="ce68" office:value-type="string" calcext:value-type="string">
            <text:p>Renseigné sur formulaire de mieuxtrieranantes.fr, le 01/09/2014</text:p>
          </table:table-cell>
          <table:table-cell table:style-name="ce68" office:value-type="string" calcext:value-type="string">
            <text:p>Entreprise</text:p>
          </table:table-cell>
          <table:table-cell table:style-name="ce68" office:value-type="string" calcext:value-type="string">
            <text:p>La Pomme et La Lionne</text:p>
          </table:table-cell>
          <table:table-cell table:style-name="ce68" office:value-type="string" calcext:value-type="string">
            <text:p>lapommelalionne@gmail.com</text:p>
          </table:table-cell>
          <table:table-cell table:style-name="ce68" office:value-type="string" calcext:value-type="string">
            <text:p>06.33.63.35.52</text:p>
          </table:table-cell>
          <table:table-cell table:style-name="ce70"/>
          <table:table-cell table:style-name="ce68" office:value-type="string" calcext:value-type="string">
            <text:p><text:a xlink:href="" xlink:type="simple">http://www.facebook.com/lapomme.etlalionne/photos_stream</text:a></text:p>
          </table:table-cell>
          <table:table-cell table:style-name="ce70" table:number-columns-repeated="5"/>
          <table:table-cell table:style-name="ce70" office:value-type="string" calcext:value-type="string">
            <text:p>18 r Gauloise</text:p>
          </table:table-cell>
          <table:table-cell table:style-name="ce70"/>
          <table:table-cell table:style-name="ce70" office:value-type="float" office:value="44600" calcext:value-type="float">
            <text:p>44600</text:p>
          </table:table-cell>
          <table:table-cell table:style-name="ce68" office:value-type="string" calcext:value-type="string">
            <text:p><text:a xlink:href="http://www.pagesjaunes.fr/pros/54948834#" xlink:type="simple">SAINT NAZAIRE </text:a> </text:p>
          </table:table-cell>
          <table:table-cell/>
          <table:table-cell table:style-name="ce70" office:value-type="string" calcext:value-type="string">
            <text:p>47.279850</text:p>
          </table:table-cell>
          <table:table-cell table:style-name="ce70" office:value-type="string" calcext:value-type="string">
            <text:p>-2.207535</text:p>
          </table:table-cell>
          <table:table-cell table:style-name="ce68" office:value-type="string" calcext:value-type="string">
            <text:p>Hors Nantes : au nord de la Loire</text:p>
          </table:table-cell>
          <table:table-cell table:style-name="ce68" office:value-type="string" calcext:value-type="string">
            <text:p>10h-12h/14h-19h</text:p>
          </table:table-cell>
          <table:table-cell table:style-name="ce70" table:number-columns-repeated="2"/>
          <table:table-cell table:style-name="ce68" office:value-type="string" calcext:value-type="string">
            <text:p>vêtement, pull, pantalon, veste</text:p>
          </table:table-cell>
          <table:table-cell table:style-name="ce68" office:value-type="string" calcext:value-type="string">
            <text:p>vêtements</text:p>
          </table:table-cell>
          <table:table-cell table:style-name="ce68" office:value-type="string" calcext:value-type="string">
            <text:p>début mars 2015, un espace sera disponible pour mon atelier boutique à ST Nazaire, près du marché</text:p>
          </table:table-cell>
          <table:table-cell table:style-name="ce70" table:number-columns-repeated="2"/>
          <table:table-cell table:style-name="ce68" office:value-type="string" calcext:value-type="string">
            <text:p>OUI</text:p>
          </table:table-cell>
          <table:table-cell table:style-name="ce70"/>
          <table:table-cell table:number-columns-repeated="3"/>
          <table:table-cell table:style-name="ce68" office:value-type="string" calcext:value-type="string">
            <text:p>garment, sweater, pants, jacket</text:p>
          </table:table-cell>
          <table:table-cell office:value-type="string" calcext:value-type="string">
            <text:p>beginning in March 2015, a space will be available to my shop workshop ST Nazaire, near the market</text:p>
          </table:table-cell>
          <table:table-cell office:value-type="string" calcext:value-type="string">
            <text:p><text:s/></text:p>
          </table:table-cell>
          <table:table-cell table:formula="of:=CONCATENATE(UTILTRANSFORMEENMOTSCLES([.D17]);&quot;,&quot;;UTILTRANSFORMEENMOTSCLES([.Y17]))" office:value-type="string" office:string-value="" calcext:value-type="error">
            <text:p>#VALEUR !</text:p>
          </table:table-cell>
          <table:table-cell table:formula="of:=CONCATENATE(UTILTRANSFORMEENMOTSCLES([.D17]);&quot;,&quot;;UTILTRANSFORMEENMOTSCLES([.AI17]))" office:value-type="string" office:string-value="" calcext:value-type="error">
            <text:p>#VALEUR !</text:p>
          </table:table-cell>
          <table:table-cell office:value-type="string" calcext:value-type="string">
            <text:p><text:s/></text:p>
          </table:table-cell>
          <table:table-cell table:style-name="ce82" table:formula="of:=JSONSTRUCTURESAJOUT([.A17];[.B17];[.D17];[.Z17];[.C17];[.E17];[.F17];[.K17];[.AA17];[.AJ17];[.N17];[.O17];[.P17];[.Q17];[.S17];[.U17];[.T17];[.S17];[.V17];[.W17];[.G17];[.H17];[.Y17];[.AI17];[.AL17];[.AM17])"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32">
          <table:table-cell table:style-name="ce68" office:value-type="string" calcext:value-type="string">
            <text:p>stco_reemploiajout12</text:p>
          </table:table-cell>
          <table:table-cell table:style-name="ce68" office:value-type="string" calcext:value-type="string">
            <text:p>Renseigné sur formulaire de mieuxtrieranantes.fr, le 14/01/2015</text:p>
          </table:table-cell>
          <table:table-cell table:style-name="ce68" office:value-type="string" calcext:value-type="string">
            <text:p>Entreprise</text:p>
          </table:table-cell>
          <table:table-cell table:style-name="ce68" office:value-type="string" calcext:value-type="string">
            <text:p>Tech Recyclage</text:p>
          </table:table-cell>
          <table:table-cell table:style-name="ce68" office:value-type="string" calcext:value-type="string">
            <text:p>contact@tech-recyclage.com</text:p>
          </table:table-cell>
          <table:table-cell table:style-name="ce68" office:value-type="string" calcext:value-type="string">
            <text:p>06 66 97 99 68</text:p>
          </table:table-cell>
          <table:table-cell table:style-name="ce70"/>
          <table:table-cell table:style-name="ce68" office:value-type="string" calcext:value-type="string">
            <text:p><text:a xlink:href="" xlink:type="simple">https://www.facebook.com/techrecyclage</text:a></text:p>
          </table:table-cell>
          <table:table-cell table:style-name="ce70" table:number-columns-repeated="4"/>
          <table:table-cell table:style-name="ce68" office:value-type="string" calcext:value-type="string">
            <text:p>logo_techrecyclage.png</text:p>
          </table:table-cell>
          <table:table-cell table:style-name="ce68" office:value-type="string" calcext:value-type="string">
            <text:p>22 rue de Verdun</text:p>
          </table:table-cell>
          <table:table-cell table:style-name="ce68" office:value-type="string" calcext:value-type="string">
            <text:p>Magasin Nelumbo</text:p>
          </table:table-cell>
          <table:table-cell table:style-name="ce68" office:value-type="float" office:value="44000" calcext:value-type="float">
            <text:p>44000</text:p>
          </table:table-cell>
          <table:table-cell table:style-name="ce68" office:value-type="string" calcext:value-type="string">
            <text:p>Nantes</text:p>
          </table:table-cell>
          <table:table-cell/>
          <table:table-cell table:style-name="ce68" office:value-type="string" calcext:value-type="string">
            <text:p>47.216793</text:p>
          </table:table-cell>
          <table:table-cell table:style-name="ce68" office:value-type="string" calcext:value-type="string">
            <text:p>-1.552638</text:p>
          </table:table-cell>
          <table:table-cell table:style-name="ce68" office:value-type="string" calcext:value-type="string">
            <text:p>Quartier Nantais : Centre Ville</text:p>
          </table:table-cell>
          <table:table-cell table:style-name="ce70"/>
          <table:table-cell table:style-name="ce68" office:value-type="string" calcext:value-type="string">
            <text:p>0101-3112_lu_13h00-19h00,0101-3112_ma+me+je+ve+sa_10h30-19h00 </text:p>
          </table:table-cell>
          <table:table-cell table:style-name="ce70"/>
          <table:table-cell table:style-name="ce68" office:value-type="string" calcext:value-type="string">
            <text:p>ordinateurs,imprimantes,smartphones,tablettes</text:p>
          </table:table-cell>
          <table:table-cell table:style-name="ce70"/>
          <table:table-cell table:style-name="ce68" office:value-type="string" calcext:value-type="string">
            <text:p>Tech-Recyclage recycle vos appareils informatiques cassés ou obsolètes. Nous réparons aussi vos ordinateurs portables (écrans cassés, plasturgie...).&lt;br/&gt;Enlèvement gratuit sur demande téléphonique ou mail.</text:p>
          </table:table-cell>
          <table:table-cell table:style-name="ce70" table:number-columns-repeated="2"/>
          <table:table-cell table:style-name="ce68" office:value-type="string" calcext:value-type="string">
            <text:p>OUI</text:p>
          </table:table-cell>
          <table:table-cell table:style-name="ce70"/>
          <table:table-cell table:number-columns-repeated="3"/>
          <table:table-cell table:style-name="ce68" office:value-type="string" calcext:value-type="string">
            <text:p>computers, imrpmantes, smartphones, tablets</text:p>
          </table:table-cell>
          <table:table-cell office:value-type="string" calcext:value-type="string">
            <text:p>Tech-Recycling recycles your broken or obsolete computer equipment. We also repair your laptops (broken screens, plastics ...). Removal &lt;br/&gt; free on telephone request or email.</text:p>
          </table:table-cell>
          <table:table-cell office:value-type="string" calcext:value-type="string">
            <text:p><text:s/></text:p>
          </table:table-cell>
          <table:table-cell table:formula="of:=CONCATENATE(UTILTRANSFORMEENMOTSCLES([.D18]);&quot;,&quot;;UTILTRANSFORMEENMOTSCLES([.Y18]))" office:value-type="string" office:string-value="" calcext:value-type="error">
            <text:p>#VALEUR !</text:p>
          </table:table-cell>
          <table:table-cell table:formula="of:=CONCATENATE(UTILTRANSFORMEENMOTSCLES([.D18]);&quot;,&quot;;UTILTRANSFORMEENMOTSCLES([.AI18]))" office:value-type="string" office:string-value="" calcext:value-type="error">
            <text:p>#VALEUR !</text:p>
          </table:table-cell>
          <table:table-cell office:value-type="string" calcext:value-type="string">
            <text:p><text:s/></text:p>
          </table:table-cell>
          <table:table-cell table:style-name="ce82" table:formula="of:=JSONSTRUCTURESAJOUT([.A18];[.B18];[.D18];[.Z18];[.C18];[.E18];[.F18];[.K18];[.AA18];[.AJ18];[.N18];[.O18];[.P18];[.Q18];[.S18];[.U18];[.T18];[.S18];[.V18];[.W18];[.G18];[.H18];[.Y18];[.AI18];[.AL18];[.AM18])"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35">
          <table:table-cell table:style-name="ce68" office:value-type="string" calcext:value-type="string">
            <text:p>stco_reemploiajout13</text:p>
          </table:table-cell>
          <table:table-cell table:style-name="ce68" office:value-type="string" calcext:value-type="string">
            <text:p>MieuxTrierANantes 09/2014</text:p>
          </table:table-cell>
          <table:table-cell table:style-name="ce68" office:value-type="string" calcext:value-type="string">
            <text:p>Entreprise</text:p>
          </table:table-cell>
          <table:table-cell table:style-name="ce68" office:value-type="string" calcext:value-type="string">
            <text:p>Ça Tourn'au Troc (Couëron)</text:p>
          </table:table-cell>
          <table:table-cell table:style-name="ce68" office:value-type="string" calcext:value-type="string">
            <text:p>catourneautroc@free.fr</text:p>
          </table:table-cell>
          <table:table-cell table:style-name="ce68" office:value-type="string" calcext:value-type="string">
            <text:p>09 51 49 22 88</text:p>
          </table:table-cell>
          <table:table-cell table:style-name="ce70" table:number-columns-repeated="7"/>
          <table:table-cell table:style-name="ce68" office:value-type="string" calcext:value-type="string">
            <text:p>1 rue de la Marne </text:p>
          </table:table-cell>
          <table:table-cell table:style-name="ce70"/>
          <table:table-cell table:style-name="ce68" office:value-type="float" office:value="44220" calcext:value-type="float">
            <text:p>44220</text:p>
          </table:table-cell>
          <table:table-cell table:style-name="ce68" office:value-type="string" calcext:value-type="string">
            <text:p>Couëron</text:p>
          </table:table-cell>
          <table:table-cell table:style-name="ce70"/>
          <table:table-cell table:style-name="ce68" office:value-type="string" calcext:value-type="string">
            <text:p>47.209943</text:p>
          </table:table-cell>
          <table:table-cell table:style-name="ce68" office:value-type="string" calcext:value-type="string">
            <text:p>-1.730260 </text:p>
          </table:table-cell>
          <table:table-cell table:style-name="ce68" office:value-type="string" calcext:value-type="string">
            <text:p>Hors Nantes : au sud de la Loire</text:p>
          </table:table-cell>
          <table:table-cell table:style-name="ce68" office:value-type="string" calcext:value-type="string">
            <text:p>Mardi au Vendredi 09h00 à 12h15 - 15h00 à 18h30, Samedi : 10h00 à 12h00 </text:p>
          </table:table-cell>
          <table:table-cell table:style-name="ce68" office:value-type="string" calcext:value-type="string">
            <text:p>0101-3112_ma+me+je+ve_09h00-12h15,0101-3112_sa_10h00-12h00</text:p>
          </table:table-cell>
          <table:table-cell table:style-name="ce70"/>
          <table:table-cell table:style-name="ce68" office:value-type="string" calcext:value-type="string">
            <text:p>vêtement, pull, pantalon, veste</text:p>
          </table:table-cell>
          <table:table-cell table:style-name="ce68" office:value-type="string" calcext:value-type="string">
            <text:p>vêtements</text:p>
          </table:table-cell>
          <table:table-cell table:style-name="ce68" office:value-type="string" calcext:value-type="string">
            <text:p>Dépôt-vente vêtements et accessoires. Femme et enfant. Reprise uniquement sur rendez-vous, n'hésitez pas à téléphoner. </text:p>
          </table:table-cell>
          <table:table-cell table:style-name="ce70" table:number-columns-repeated="4"/>
          <table:table-cell table:number-columns-repeated="3"/>
          <table:table-cell table:style-name="ce68" office:value-type="string" calcext:value-type="string">
            <text:p>garment, sweater, pants, jacket</text:p>
          </table:table-cell>
          <table:table-cell office:value-type="string" calcext:value-type="string">
            <text:p>Consignment clothing and accessories. Woman and child. Resume by appointment only, please call.</text:p>
          </table:table-cell>
          <table:table-cell office:value-type="string" calcext:value-type="string">
            <text:p><text:s/></text:p>
          </table:table-cell>
          <table:table-cell table:formula="of:=CONCATENATE(UTILTRANSFORMEENMOTSCLES([.D19]);&quot;,&quot;;UTILTRANSFORMEENMOTSCLES([.Y19]))" office:value-type="string" office:string-value="" calcext:value-type="error">
            <text:p>#VALEUR !</text:p>
          </table:table-cell>
          <table:table-cell table:formula="of:=CONCATENATE(UTILTRANSFORMEENMOTSCLES([.D19]);&quot;,&quot;;UTILTRANSFORMEENMOTSCLES([.AI19]))" office:value-type="string" office:string-value="" calcext:value-type="error">
            <text:p>#VALEUR !</text:p>
          </table:table-cell>
          <table:table-cell office:value-type="string" calcext:value-type="string">
            <text:p><text:s/></text:p>
          </table:table-cell>
          <table:table-cell table:style-name="ce82" table:formula="of:=JSONSTRUCTURESAJOUT([.A19];[.B19];[.D19];[.Z19];[.C19];[.E19];[.F19];[.K19];[.AA19];[.AJ19];[.N19];[.O19];[.P19];[.Q19];[.S19];[.U19];[.T19];[.S19];[.V19];[.W19];[.G19];[.H19];[.Y19];[.AI19];[.AL19];[.AM19])"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ajout14</text:p>
          </table:table-cell>
          <table:table-cell table:style-name="ce68" office:value-type="string" calcext:value-type="string">
            <text:p>MieuxTrierANantes 12/2014</text:p>
          </table:table-cell>
          <table:table-cell table:style-name="ce68" office:value-type="string" calcext:value-type="string">
            <text:p>Association</text:p>
          </table:table-cell>
          <table:table-cell table:style-name="ce68" office:value-type="string" calcext:value-type="string">
            <text:p>ATAO (Nantes)</text:p>
          </table:table-cell>
          <table:table-cell table:style-name="ce68" office:value-type="string" calcext:value-type="string">
            <text:p>contact@atao-insertion.fr</text:p>
          </table:table-cell>
          <table:table-cell table:style-name="ce68" office:value-type="string" calcext:value-type="string">
            <text:p>02 40 59 93 68</text:p>
          </table:table-cell>
          <table:table-cell table:style-name="ce68" office:value-type="string" calcext:value-type="string">
            <text:p><text:a xlink:href="" xlink:type="simple">http://atao-insertion.fr/</text:a></text:p>
          </table:table-cell>
          <table:table-cell table:style-name="ce70" table:number-columns-repeated="3"/>
          <table:table-cell table:style-name="ce68" office:value-type="string" calcext:value-type="string">
            <text:p>02 51 77 19 78</text:p>
          </table:table-cell>
          <table:table-cell table:style-name="ce70" table:number-columns-repeated="2"/>
          <table:table-cell table:style-name="ce68" office:value-type="string" calcext:value-type="string">
            <text:p>7 bis, rue Jacques Cartier</text:p>
          </table:table-cell>
          <table:table-cell table:style-name="ce70"/>
          <table:table-cell table:style-name="ce68" office:value-type="float" office:value="44300" calcext:value-type="float">
            <text:p>44300</text:p>
          </table:table-cell>
          <table:table-cell table:style-name="ce68" office:value-type="string" calcext:value-type="string">
            <text:p>NANTES</text:p>
          </table:table-cell>
          <table:table-cell table:style-name="ce70"/>
          <table:table-cell table:style-name="ce68" office:value-type="string" calcext:value-type="string">
            <text:p>47.258869</text:p>
          </table:table-cell>
          <table:table-cell table:style-name="ce68" office:value-type="string" calcext:value-type="string">
            <text:p>-1.573717</text:p>
          </table:table-cell>
          <table:table-cell table:style-name="ce70" table:number-columns-repeated="4"/>
          <table:table-cell table:style-name="ce68" office:value-type="string" calcext:value-type="string">
            <text:p>vélo,cyclomoteur</text:p>
          </table:table-cell>
          <table:table-cell table:style-name="ce68" office:value-type="string" calcext:value-type="string">
            <text:p>vélo</text:p>
          </table:table-cell>
          <table:table-cell table:style-name="ce68"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70" table:number-columns-repeated="4"/>
          <table:table-cell table:number-columns-repeated="3"/>
          <table:table-cell table:style-name="ce68"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D20]);&quot;,&quot;;UTILTRANSFORMEENMOTSCLES([.Y20]))" office:value-type="string" office:string-value="" calcext:value-type="error">
            <text:p>#VALEUR !</text:p>
          </table:table-cell>
          <table:table-cell table:formula="of:=CONCATENATE(UTILTRANSFORMEENMOTSCLES([.D20]);&quot;,&quot;;UTILTRANSFORMEENMOTSCLES([.AI20]))" office:value-type="string" office:string-value="" calcext:value-type="error">
            <text:p>#VALEUR !</text:p>
          </table:table-cell>
          <table:table-cell office:value-type="string" calcext:value-type="string">
            <text:p><text:s/></text:p>
          </table:table-cell>
          <table:table-cell table:style-name="ce82" table:formula="of:=JSONSTRUCTURESAJOUT([.A20];[.B20];[.D20];[.Z20];[.C20];[.E20];[.F20];[.K20];[.AA20];[.AJ20];[.N20];[.O20];[.P20];[.Q20];[.S20];[.U20];[.T20];[.S20];[.V20];[.W20];[.G20];[.H20];[.Y20];[.AI20];[.AL20];[.AM20])"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ajout15</text:p>
          </table:table-cell>
          <table:table-cell table:style-name="ce68" office:value-type="string" calcext:value-type="string">
            <text:p>MieuxTrierANantes 12/2014</text:p>
          </table:table-cell>
          <table:table-cell table:style-name="ce68" office:value-type="string" calcext:value-type="string">
            <text:p>Association</text:p>
          </table:table-cell>
          <table:table-cell table:style-name="ce68" office:value-type="string" calcext:value-type="string">
            <text:p>ATAO (Saint-Herblain)</text:p>
          </table:table-cell>
          <table:table-cell table:style-name="ce68" office:value-type="string" calcext:value-type="string">
            <text:p>contact@atao-insertion.fr</text:p>
          </table:table-cell>
          <table:table-cell table:style-name="ce68" office:value-type="string" calcext:value-type="string">
            <text:p>02 40 92 28 91</text:p>
          </table:table-cell>
          <table:table-cell table:style-name="ce68" office:value-type="string" calcext:value-type="string">
            <text:p><text:a xlink:href="" xlink:type="simple">http://atao-insertion.fr/</text:a></text:p>
          </table:table-cell>
          <table:table-cell table:style-name="ce70" table:number-columns-repeated="6"/>
          <table:table-cell table:style-name="ce68" office:value-type="string" calcext:value-type="string">
            <text:p>4 rue des compagnons</text:p>
          </table:table-cell>
          <table:table-cell table:style-name="ce70"/>
          <table:table-cell table:style-name="ce68" office:value-type="float" office:value="44800" calcext:value-type="float">
            <text:p>44800</text:p>
          </table:table-cell>
          <table:table-cell table:style-name="ce68" office:value-type="string" calcext:value-type="string">
            <text:p>SAINT-HERBLAIN</text:p>
          </table:table-cell>
          <table:table-cell table:style-name="ce70"/>
          <table:table-cell table:style-name="ce68" office:value-type="string" calcext:value-type="string">
            <text:p>47.223984</text:p>
          </table:table-cell>
          <table:table-cell table:style-name="ce68" office:value-type="string" calcext:value-type="string">
            <text:p>-1.641127</text:p>
          </table:table-cell>
          <table:table-cell table:style-name="ce68" office:value-type="string" calcext:value-type="string">
            <text:p>Hors Nantes : au nord de la Loire</text:p>
          </table:table-cell>
          <table:table-cell table:style-name="ce70" table:number-columns-repeated="3"/>
          <table:table-cell table:style-name="ce68" office:value-type="string" calcext:value-type="string">
            <text:p>vélo,cyclomoteur</text:p>
          </table:table-cell>
          <table:table-cell table:style-name="ce68" office:value-type="string" calcext:value-type="string">
            <text:p>vélo</text:p>
          </table:table-cell>
          <table:table-cell table:style-name="ce68"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70" table:number-columns-repeated="4"/>
          <table:table-cell table:number-columns-repeated="3"/>
          <table:table-cell table:style-name="ce68"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D21]);&quot;,&quot;;UTILTRANSFORMEENMOTSCLES([.Y21]))" office:value-type="string" office:string-value="" calcext:value-type="error">
            <text:p>#VALEUR !</text:p>
          </table:table-cell>
          <table:table-cell table:formula="of:=CONCATENATE(UTILTRANSFORMEENMOTSCLES([.D21]);&quot;,&quot;;UTILTRANSFORMEENMOTSCLES([.AI21]))" office:value-type="string" office:string-value="" calcext:value-type="error">
            <text:p>#VALEUR !</text:p>
          </table:table-cell>
          <table:table-cell office:value-type="string" calcext:value-type="string">
            <text:p><text:s/></text:p>
          </table:table-cell>
          <table:table-cell table:style-name="ce82" table:formula="of:=JSONSTRUCTURESAJOUT([.A21];[.B21];[.D21];[.Z21];[.C21];[.E21];[.F21];[.K21];[.AA21];[.AJ21];[.N21];[.O21];[.P21];[.Q21];[.S21];[.U21];[.T21];[.S21];[.V21];[.W21];[.G21];[.H21];[.Y21];[.AI21];[.AL21];[.AM21])"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33">
          <table:table-cell table:style-name="ce68" office:value-type="string" calcext:value-type="string">
            <text:p>stco_reemploiajout16</text:p>
          </table:table-cell>
          <table:table-cell table:style-name="ce68" office:value-type="string" calcext:value-type="string">
            <text:p>MieuxTrierANantes 01/2015</text:p>
          </table:table-cell>
          <table:table-cell table:style-name="ce68" office:value-type="string" calcext:value-type="string">
            <text:p>Association</text:p>
          </table:table-cell>
          <table:table-cell table:style-name="ce68" office:value-type="string" calcext:value-type="string">
            <text:p>À prendre ou à laisser (Nantes)</text:p>
          </table:table-cell>
          <table:table-cell table:style-name="ce68" office:value-type="string" calcext:value-type="string">
            <text:p>asso-a-prendre-ou-a-laisser@hotmail.fr</text:p>
          </table:table-cell>
          <table:table-cell table:style-name="ce68" office:value-type="string" calcext:value-type="string">
            <text:p>02 28 22 30 00</text:p>
          </table:table-cell>
          <table:table-cell table:style-name="ce70" table:number-columns-repeated="7"/>
          <table:table-cell table:style-name="ce68" office:value-type="string" calcext:value-type="string">
            <text:p>60, rue de la Bottière (côté jardin)</text:p>
          </table:table-cell>
          <table:table-cell table:style-name="ce70"/>
          <table:table-cell table:style-name="ce68" office:value-type="float" office:value="44300" calcext:value-type="float">
            <text:p>44300</text:p>
          </table:table-cell>
          <table:table-cell table:style-name="ce68" office:value-type="string" calcext:value-type="string">
            <text:p>NANTES</text:p>
          </table:table-cell>
          <table:table-cell table:style-name="ce70"/>
          <table:table-cell table:style-name="ce68" office:value-type="string" calcext:value-type="string">
            <text:p>47.238984</text:p>
          </table:table-cell>
          <table:table-cell table:style-name="ce68" office:value-type="string" calcext:value-type="string">
            <text:p>-1.519824</text:p>
          </table:table-cell>
          <table:table-cell table:style-name="ce70"/>
          <table:table-cell table:style-name="ce68" office:value-type="string" calcext:value-type="string">
            <text:p>lundi, mercredi et vendredi de 9 h à 12 h et de 14 h à 16 h 30, le jeudi de 9 h à 12 h</text:p>
          </table:table-cell>
          <table:table-cell table:style-name="ce68" office:value-type="string" calcext:value-type="string">
            <text:p>0101-3112_lu+me+ve_09h00-12h00+14h00-16h30,0101-3112_je_09h00-12h00</text:p>
          </table:table-cell>
          <table:table-cell table:style-name="ce70"/>
          <table:table-cell table:style-name="ce68" office:value-type="string" calcext:value-type="string">
            <text:p>vêtement,bibelot,vélo</text:p>
          </table:table-cell>
          <table:table-cell table:style-name="ce68" office:value-type="string" calcext:value-type="string">
            <text:p>vêtements, divers, vélo</text:p>
          </table:table-cell>
          <table:table-cell table:style-name="ce68" office:value-type="string" calcext:value-type="string">
            <text:p>Cette association récupère les dons de vêtements qui sont ensuite redistribués gratuitement à des familles en grand besoin, qui s'inscrivent à l'année. &lt;br/&gt;Des objets et bibelots sont aussi déposés (contrairement aux vêtements, ils sont revendus à petits prix).&lt;br/&gt;Il y a également possibilité de réparer des vélos.</text:p>
          </table:table-cell>
          <table:table-cell table:style-name="ce70" table:number-columns-repeated="4"/>
          <table:table-cell table:number-columns-repeated="3"/>
          <table:table-cell table:style-name="ce68" office:value-type="string" calcext:value-type="string">
            <text:p>clothing, trinket, bike</text:p>
          </table:table-cell>
          <table:table-cell office:value-type="string" calcext:value-type="string">
            <text:p>This association collects donations of clothes that are then distributed free to families in great need who enter the year. &lt;br/&gt; objects and trinkets are also deposited (unlike clothes, they are sold at low prices). &lt;br/&gt; There is also possibility of repairing bicycles.</text:p>
          </table:table-cell>
          <table:table-cell office:value-type="string" calcext:value-type="string">
            <text:p><text:s/></text:p>
          </table:table-cell>
          <table:table-cell table:formula="of:=CONCATENATE(UTILTRANSFORMEENMOTSCLES([.D22]);&quot;,&quot;;UTILTRANSFORMEENMOTSCLES([.Y22]))" office:value-type="string" office:string-value="" calcext:value-type="error">
            <text:p>#VALEUR !</text:p>
          </table:table-cell>
          <table:table-cell table:formula="of:=CONCATENATE(UTILTRANSFORMEENMOTSCLES([.D22]);&quot;,&quot;;UTILTRANSFORMEENMOTSCLES([.AI22]))" office:value-type="string" office:string-value="" calcext:value-type="error">
            <text:p>#VALEUR !</text:p>
          </table:table-cell>
          <table:table-cell office:value-type="string" calcext:value-type="string">
            <text:p><text:s/></text:p>
          </table:table-cell>
          <table:table-cell table:style-name="ce82" table:formula="of:=JSONSTRUCTURESAJOUT([.A22];[.B22];[.D22];[.Z22];[.C22];[.E22];[.F22];[.K22];[.AA22];[.AJ22];[.N22];[.O22];[.P22];[.Q22];[.S22];[.U22];[.T22];[.S22];[.V22];[.W22];[.G22];[.H22];[.Y22];[.AI22];[.AL22];[.AM22])"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ajoutboiteutile1</text:p>
          </table:table-cell>
          <table:table-cell table:style-name="ce68" office:value-type="string" calcext:value-type="string">
            <text:p>MieuxTrierANantes 01/2015</text:p>
          </table:table-cell>
          <table:table-cell table:style-name="ce68" office:value-type="string" calcext:value-type="string">
            <text:p>Association</text:p>
          </table:table-cell>
          <table:table-cell table:style-name="ce68" office:value-type="string" calcext:value-type="string">
            <text:p>La Boîte Utile (Vincent Gache, Nantes)</text:p>
          </table:table-cell>
          <table:table-cell table:style-name="ce68" office:value-type="string" calcext:value-type="string">
            <text:p>lesboitesutiles@gmail.com</text:p>
          </table:table-cell>
          <table:table-cell table:style-name="ce70"/>
          <table:table-cell table:style-name="ce68" office:value-type="string" calcext:value-type="string">
            <text:p><text:a xlink:href="" xlink:type="simple">http://lesboitesutiles.tumblr.com/</text:a></text:p>
          </table:table-cell>
          <table:table-cell table:style-name="ce70" table:number-columns-repeated="6"/>
          <table:table-cell table:style-name="ce68" office:value-type="string" calcext:value-type="string">
            <text:p>rue de Nizan</text:p>
          </table:table-cell>
          <table:table-cell table:style-name="ce70"/>
          <table:table-cell table:style-name="ce68" office:value-type="float" office:value="44200" calcext:value-type="float">
            <text:p>44200</text:p>
          </table:table-cell>
          <table:table-cell table:style-name="ce68" office:value-type="string" calcext:value-type="string">
            <text:p>NANTES</text:p>
          </table:table-cell>
          <table:table-cell table:style-name="ce70"/>
          <table:table-cell table:style-name="ce68" office:value-type="string" calcext:value-type="string">
            <text:p>47.205534</text:p>
          </table:table-cell>
          <table:table-cell table:style-name="ce68" office:value-type="string" calcext:value-type="string">
            <text:p>-1.550461</text:p>
          </table:table-cell>
          <table:table-cell table:style-name="ce68" office:value-type="string" calcext:value-type="string">
            <text:p>Quartier Nantais : Ile De Nantes</text:p>
          </table:table-cell>
          <table:table-cell table:style-name="ce68" office:value-type="string" calcext:value-type="string">
            <text:p>Ouvert tout le temps</text:p>
          </table:table-cell>
          <table:table-cell table:style-name="ce68" office:value-type="string" calcext:value-type="string">
            <text:p>0101-312_lu-ma-me-je-ve-sa-di_00h00-23h59</text:p>
          </table:table-cell>
          <table:table-cell table:style-name="ce70"/>
          <table:table-cell table:style-name="ce68" office:value-type="string" calcext:value-type="string">
            <text:p>vêtement, pull, pantalon, veste, jeu,divers</text:p>
          </table:table-cell>
          <table:table-cell table:style-name="ce68" office:value-type="string" calcext:value-type="string">
            <text:p>divers</text:p>
          </table:table-cell>
          <table:table-cell table:style-name="ce68" office:value-type="string"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70" table:number-columns-repeated="4"/>
          <table:table-cell table:number-columns-repeated="3"/>
          <table:table-cell table:style-name="ce70"/>
          <table:table-cell office:value-type="string"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office:value-type="string" calcext:value-type="string">
            <text:p><text:s/></text:p>
          </table:table-cell>
          <table:table-cell table:formula="of:=CONCATENATE(UTILTRANSFORMEENMOTSCLES([.D23]);&quot;,&quot;;UTILTRANSFORMEENMOTSCLES([.Y23]))" office:value-type="string" office:string-value="" calcext:value-type="error">
            <text:p>#VALEUR !</text:p>
          </table:table-cell>
          <table:table-cell table:formula="of:=CONCATENATE(UTILTRANSFORMEENMOTSCLES([.D23]);&quot;,&quot;;UTILTRANSFORMEENMOTSCLES([.AI23]))" office:value-type="string" office:string-value="" calcext:value-type="error">
            <text:p>#VALEUR !</text:p>
          </table:table-cell>
          <table:table-cell office:value-type="string" calcext:value-type="string">
            <text:p><text:s/></text:p>
          </table:table-cell>
          <table:table-cell table:style-name="ce82" table:formula="of:=JSONSTRUCTURESAJOUT([.A23];[.B23];[.D23];[.Z23];[.C23];[.E23];[.F23];[.K23];[.AA23];[.AJ23];[.N23];[.O23];[.P23];[.Q23];[.S23];[.U23];[.T23];[.S23];[.V23];[.W23];[.G23];[.H23];[.Y23];[.AI23];[.AL23];[.AM23])"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ajoutboiteutile2</text:p>
          </table:table-cell>
          <table:table-cell table:style-name="ce68" office:value-type="string" calcext:value-type="string">
            <text:p>MieuxTrierANantes 09/2015</text:p>
          </table:table-cell>
          <table:table-cell table:style-name="ce68" office:value-type="string" calcext:value-type="string">
            <text:p>Association</text:p>
          </table:table-cell>
          <table:table-cell table:style-name="ce68" office:value-type="string" calcext:value-type="string">
            <text:p>La Boîte Utile 2 (Sainte-Thérèse, Nantes)</text:p>
          </table:table-cell>
          <table:table-cell table:style-name="ce68" office:value-type="string" calcext:value-type="string">
            <text:p>lesboitesutiles@gmail.com</text:p>
          </table:table-cell>
          <table:table-cell table:style-name="ce70"/>
          <table:table-cell table:style-name="ce68" office:value-type="string" calcext:value-type="string">
            <text:p><text:a xlink:href="" xlink:type="simple">http://lesboitesutiles.tumblr.com/</text:a></text:p>
          </table:table-cell>
          <table:table-cell table:style-name="ce70" table:number-columns-repeated="6"/>
          <table:table-cell table:style-name="ce68" office:value-type="string" calcext:value-type="string">
            <text:p>59 Rue de la Gourmette</text:p>
          </table:table-cell>
          <table:table-cell table:style-name="ce70"/>
          <table:table-cell table:style-name="ce68" office:value-type="float" office:value="44300" calcext:value-type="float">
            <text:p>44300</text:p>
          </table:table-cell>
          <table:table-cell table:style-name="ce68" office:value-type="string" calcext:value-type="string">
            <text:p>NANTES</text:p>
          </table:table-cell>
          <table:table-cell table:style-name="ce70"/>
          <table:table-cell table:style-name="ce68" office:value-type="string" calcext:value-type="string">
            <text:p>47.233464</text:p>
          </table:table-cell>
          <table:table-cell table:style-name="ce68" office:value-type="string" calcext:value-type="string">
            <text:p>-1.574327</text:p>
          </table:table-cell>
          <table:table-cell table:style-name="ce68"/>
          <table:table-cell table:style-name="ce68" office:value-type="string" calcext:value-type="string">
            <text:p>Ouvert tout le temps</text:p>
          </table:table-cell>
          <table:table-cell table:style-name="ce68" office:value-type="string" calcext:value-type="string">
            <text:p>0101-312_lu-ma-me-je-ve-sa-di_00h00-23h59</text:p>
          </table:table-cell>
          <table:table-cell table:style-name="ce70"/>
          <table:table-cell table:style-name="ce68" office:value-type="string" calcext:value-type="string">
            <text:p>vêtement, pull, pantalon, veste, jeu,divers</text:p>
          </table:table-cell>
          <table:table-cell table:style-name="ce68" office:value-type="string" calcext:value-type="string">
            <text:p>divers</text:p>
          </table:table-cell>
          <table:table-cell table:style-name="ce78" table:formula="of:=[.AA23]"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70" table:number-columns-repeated="4"/>
          <table:table-cell table:number-columns-repeated="3"/>
          <table:table-cell table:style-name="ce70"/>
          <table:table-cell table:style-name="ce81" table:formula="of:=[.AJ23]"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table-cell table:formula="of:=CONCATENATE(UTILTRANSFORMEENMOTSCLES([.D24]);&quot;,&quot;;UTILTRANSFORMEENMOTSCLES([.Y24]))" office:value-type="string" office:string-value="" calcext:value-type="error">
            <text:p>#VALEUR !</text:p>
          </table:table-cell>
          <table:table-cell table:formula="of:=CONCATENATE(UTILTRANSFORMEENMOTSCLES([.D24]);&quot;,&quot;;UTILTRANSFORMEENMOTSCLES([.AI24]))" office:value-type="string" office:string-value="" calcext:value-type="error">
            <text:p>#VALEUR !</text:p>
          </table:table-cell>
          <table:table-cell office:value-type="string" calcext:value-type="string">
            <text:p><text:s/></text:p>
          </table:table-cell>
          <table:table-cell table:style-name="ce82" table:formula="of:=JSONSTRUCTURESAJOUT([.A24];[.B24];[.D24];[.Z24];[.C24];[.E24];[.F24];[.K24];[.AA24];[.AJ24];[.N24];[.O24];[.P24];[.Q24];[.S24];[.U24];[.T24];[.S24];[.V24];[.W24];[.G24];[.H24];[.Y24];[.AI24];[.AL24];[.AM24])"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ajout19</text:p>
          </table:table-cell>
          <table:table-cell table:style-name="ce68" office:value-type="string" calcext:value-type="string">
            <text:p>MieuxTrierANantes 01/2015</text:p>
          </table:table-cell>
          <table:table-cell table:style-name="ce68" office:value-type="string" calcext:value-type="string">
            <text:p>Association</text:p>
          </table:table-cell>
          <table:table-cell table:style-name="ce68" office:value-type="string" calcext:value-type="string">
            <text:p>Re-act</text:p>
          </table:table-cell>
          <table:table-cell table:style-name="ce68" office:value-type="string" calcext:value-type="string">
            <text:p>react.nantes@gmail.com</text:p>
          </table:table-cell>
          <table:table-cell table:style-name="ce68" office:value-type="string" calcext:value-type="string">
            <text:p>06 69 17 33 89</text:p>
          </table:table-cell>
          <table:table-cell table:style-name="ce68" office:value-type="string" calcext:value-type="string">
            <text:p><text:a xlink:href="" xlink:type="simple">http://re-act.fr/</text:a></text:p>
          </table:table-cell>
          <table:table-cell table:style-name="ce68" office:value-type="string" calcext:value-type="string">
            <text:p><text:a xlink:href="" xlink:type="simple">http://www.facebook.com/pages/RE-act/258885030331</text:a></text:p>
          </table:table-cell>
          <table:table-cell table:style-name="ce70"/>
          <table:table-cell table:style-name="ce68" office:value-type="string" calcext:value-type="string">
            <text:p><text:a xlink:href="" xlink:type="simple">http://twitter.com/RE_atelier</text:a></text:p>
          </table:table-cell>
          <table:table-cell table:style-name="ce70" table:number-columns-repeated="3"/>
          <table:table-cell table:style-name="ce68" office:value-type="string" calcext:value-type="string">
            <text:p>chez Adeline Letscher, 1 allée des Iles Marquises</text:p>
          </table:table-cell>
          <table:table-cell table:style-name="ce70"/>
          <table:table-cell table:style-name="ce68" office:value-type="float" office:value="44300" calcext:value-type="float">
            <text:p>44300</text:p>
          </table:table-cell>
          <table:table-cell table:style-name="ce68" office:value-type="string" calcext:value-type="string">
            <text:p>NANTES</text:p>
          </table:table-cell>
          <table:table-cell table:style-name="ce70"/>
          <table:table-cell table:style-name="ce68" office:value-type="string" calcext:value-type="string">
            <text:p>47.242692</text:p>
          </table:table-cell>
          <table:table-cell table:style-name="ce68" office:value-type="string" calcext:value-type="string">
            <text:p>-1.571018</text:p>
          </table:table-cell>
          <table:table-cell table:style-name="ce68" office:value-type="string" calcext:value-type="string">
            <text:p>Quartier Nantais : Breil / Barberie</text:p>
          </table:table-cell>
          <table:table-cell table:style-name="ce70" table:number-columns-repeated="3"/>
          <table:table-cell table:style-name="ce68" office:value-type="string" calcext:value-type="string">
            <text:p>vêtement, pull, pantalon, veste</text:p>
          </table:table-cell>
          <table:table-cell table:style-name="ce68" office:value-type="string" calcext:value-type="string">
            <text:p>vêtements</text:p>
          </table:table-cell>
          <table:table-cell table:style-name="ce68" office:value-type="string" calcext:value-type="string">
            <text:p>RE-act est un service né en 2010 de proximité proposant aux gens de transformer leurs vêtements afin de s'offrir une nouvelle pièce unique et sur-mesure.&lt;br/&gt;&lt;br/&gt;Il s'adresse majoritairement à des personnes peu consuméristes à la recherche d'originalité et de singularité par une nouvelle expérience du vêtement et leur offre ainsi une alternative séduisante à la consommation de textiles neufs.&lt;br/&gt;Les clients apportent leurs vieux vêtements en boutique, choisissent parmi les coupes disponibles et commandent leur nouveau vêtement, personnalisé, fait à partir de leurs propres vêtements</text:p>
          </table:table-cell>
          <table:table-cell table:style-name="ce70" table:number-columns-repeated="4"/>
          <table:table-cell table:number-columns-repeated="3"/>
          <table:table-cell table:style-name="ce68" office:value-type="string" calcext:value-type="string">
            <text:p>garment, sweater, pants, jacket</text:p>
          </table:table-cell>
          <table:table-cell office:value-type="string" calcext:value-type="string">
            <text:p>RE-act is a born commissioned in 2010 offering local people to transform their clothes in order to offer a new unique and customized. &lt;br/&gt; It mainly caters to low-consumerist looking for originality and uniqueness through a new experience of the garment and thus offers an attractive alternative to the use of new textiles. &lt;br/&gt; Customers bring their old clothes shop, choose from the available sections and control their new clothing, personalized, made from their own clothes</text:p>
          </table:table-cell>
          <table:table-cell office:value-type="string" calcext:value-type="string">
            <text:p><text:s/></text:p>
          </table:table-cell>
          <table:table-cell table:formula="of:=CONCATENATE(UTILTRANSFORMEENMOTSCLES([.D25]);&quot;,&quot;;UTILTRANSFORMEENMOTSCLES([.Y25]))" office:value-type="string" office:string-value="" calcext:value-type="error">
            <text:p>#VALEUR !</text:p>
          </table:table-cell>
          <table:table-cell table:formula="of:=CONCATENATE(UTILTRANSFORMEENMOTSCLES([.D25]);&quot;,&quot;;UTILTRANSFORMEENMOTSCLES([.AI25]))" office:value-type="string" office:string-value="" calcext:value-type="error">
            <text:p>#VALEUR !</text:p>
          </table:table-cell>
          <table:table-cell office:value-type="string" calcext:value-type="string">
            <text:p><text:s/></text:p>
          </table:table-cell>
          <table:table-cell table:style-name="ce82" table:formula="of:=JSONSTRUCTURESAJOUT([.A25];[.B25];[.D25];[.Z25];[.C25];[.E25];[.F25];[.K25];[.AA25];[.AJ25];[.N25];[.O25];[.P25];[.Q25];[.S25];[.U25];[.T25];[.S25];[.V25];[.W25];[.G25];[.H25];[.Y25];[.AI25];[.AL25];[.AM25])"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32">
          <table:table-cell table:style-name="ce68" office:value-type="string" calcext:value-type="string">
            <text:p>stco_reemploiajout20</text:p>
          </table:table-cell>
          <table:table-cell table:style-name="ce68" office:value-type="string" calcext:value-type="string">
            <text:p>Renseigné sur formulaire de mieuxtrieranantes.fr, le 25/01/2015</text:p>
          </table:table-cell>
          <table:table-cell table:style-name="ce68" office:value-type="string" calcext:value-type="string">
            <text:p>Association</text:p>
          </table:table-cell>
          <table:table-cell table:style-name="ce68" office:value-type="string" calcext:value-type="string">
            <text:p>Stations services</text:p>
          </table:table-cell>
          <table:table-cell table:style-name="ce70"/>
          <table:table-cell table:style-name="ce68" office:value-type="string" calcext:value-type="string">
            <text:p>06 24 55 39 07</text:p>
          </table:table-cell>
          <table:table-cell table:style-name="ce68" office:value-type="string" calcext:value-type="string">
            <text:p><text:a xlink:href="" xlink:type="simple">http://stations-services.org/ </text:a></text:p>
          </table:table-cell>
          <table:table-cell table:style-name="ce68" office:value-type="string" calcext:value-type="string">
            <text:p><text:a xlink:href="" xlink:type="simple">https://www.facebook.com/pages/STATIONS-SERVICES/163011530550420?fref=ts </text:a></text:p>
          </table:table-cell>
          <table:table-cell table:style-name="ce70" table:number-columns-repeated="5"/>
          <table:table-cell table:style-name="ce68" office:value-type="string" calcext:value-type="string">
            <text:p>9 Rue de la Bauche Thiraud</text:p>
          </table:table-cell>
          <table:table-cell table:style-name="ce70"/>
          <table:table-cell table:style-name="ce68" office:value-type="float" office:value="44400" calcext:value-type="float">
            <text:p>44400</text:p>
          </table:table-cell>
          <table:table-cell table:style-name="ce68" office:value-type="string" calcext:value-type="string">
            <text:p>REZE</text:p>
          </table:table-cell>
          <table:table-cell table:style-name="ce70"/>
          <table:table-cell table:style-name="ce68" office:value-type="string" calcext:value-type="string">
            <text:p>47.164283</text:p>
          </table:table-cell>
          <table:table-cell table:style-name="ce68" office:value-type="string" calcext:value-type="string">
            <text:p>-1.543663</text:p>
          </table:table-cell>
          <table:table-cell table:style-name="ce68" office:value-type="string" calcext:value-type="string">
            <text:p>Hors Nantes : au sud de la Loire</text:p>
          </table:table-cell>
          <table:table-cell table:style-name="ce70" table:number-columns-repeated="3"/>
          <table:table-cell table:style-name="ce70" office:value-type="string" calcext:value-type="string">
            <text:p>matières premières : bois, métal, plastiques, textille…</text:p>
          </table:table-cell>
          <table:table-cell table:style-name="ce68" office:value-type="string" calcext:value-type="string">
            <text:p>vêtements, divers</text:p>
          </table:table-cell>
          <table:table-cell table:style-name="ce68" office:value-type="string" calcext:value-type="string">
            <text:p>Nous récupérons des matières premières propres qui puissent ensuite être revendues à très bas prix aux créatifs pour être réemployer</text:p>
          </table:table-cell>
          <table:table-cell table:style-name="ce70" table:number-columns-repeated="2"/>
          <table:table-cell table:style-name="ce68" office:value-type="string" calcext:value-type="string">
            <text:p>OUI</text:p>
          </table:table-cell>
          <table:table-cell table:style-name="ce70"/>
          <table:table-cell table:number-columns-repeated="3"/>
          <table:table-cell table:style-name="ce68" office:value-type="string" calcext:value-type="string">
            <text:p>raw materials: wood, metal, plastics, ... textille</text:p>
          </table:table-cell>
          <table:table-cell office:value-type="string" calcext:value-type="string">
            <text:p>We recover the own raw materials that could then be resold at very low prices to be creative reuse</text:p>
          </table:table-cell>
          <table:table-cell office:value-type="string" calcext:value-type="string">
            <text:p><text:s/></text:p>
          </table:table-cell>
          <table:table-cell table:formula="of:=CONCATENATE(UTILTRANSFORMEENMOTSCLES([.D26]);&quot;,&quot;;UTILTRANSFORMEENMOTSCLES([.Y26]))" office:value-type="string" office:string-value="" calcext:value-type="error">
            <text:p>#VALEUR !</text:p>
          </table:table-cell>
          <table:table-cell table:formula="of:=CONCATENATE(UTILTRANSFORMEENMOTSCLES([.D26]);&quot;,&quot;;UTILTRANSFORMEENMOTSCLES([.AI26]))" office:value-type="string" office:string-value="" calcext:value-type="error">
            <text:p>#VALEUR !</text:p>
          </table:table-cell>
          <table:table-cell office:value-type="string" calcext:value-type="string">
            <text:p><text:s/></text:p>
          </table:table-cell>
          <table:table-cell table:style-name="ce82" table:formula="of:=JSONSTRUCTURESAJOUT([.A26];[.B26];[.D26];[.Z26];[.C26];[.E26];[.F26];[.K26];[.AA26];[.AJ26];[.N26];[.O26];[.P26];[.Q26];[.S26];[.U26];[.T26];[.S26];[.V26];[.W26];[.G26];[.H26];[.Y26];[.AI26];[.AL26];[.AM26])"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ajout21</text:p>
          </table:table-cell>
          <table:table-cell table:style-name="ce68" office:value-type="string" calcext:value-type="string">
            <text:p>MieuxTrierANantes 01/2015</text:p>
          </table:table-cell>
          <table:table-cell table:style-name="ce68" office:value-type="string" calcext:value-type="string">
            <text:p>Association</text:p>
          </table:table-cell>
          <table:table-cell table:style-name="ce68" office:value-type="string" calcext:value-type="string">
            <text:p>La récupérette (Clisson)</text:p>
          </table:table-cell>
          <table:table-cell table:style-name="ce68" office:value-type="string" calcext:value-type="string">
            <text:p>larecuperette@gmail.com</text:p>
          </table:table-cell>
          <table:table-cell table:style-name="ce68" office:value-type="string" calcext:value-type="string">
            <text:p>07 81 95 54 13</text:p>
          </table:table-cell>
          <table:table-cell table:style-name="ce68" office:value-type="string" calcext:value-type="string">
            <text:p><text:a xlink:href="" xlink:type="simple">http://larecuperette.jimdo.com/</text:a></text:p>
          </table:table-cell>
          <table:table-cell table:style-name="ce68" office:value-type="string" calcext:value-type="string">
            <text:p><text:a xlink:href="" xlink:type="simple">https://www.facebook.com/pages/La-R%C3%A9cup%C3%A9rette/1545686572345192?fref=ts</text:a></text:p>
          </table:table-cell>
          <table:table-cell table:style-name="ce70" table:number-columns-repeated="5"/>
          <table:table-cell table:style-name="ce68" office:value-type="string" calcext:value-type="string">
            <text:p>4 rue des Châtaigniers</text:p>
          </table:table-cell>
          <table:table-cell table:style-name="ce70"/>
          <table:table-cell table:style-name="ce68" office:value-type="float" office:value="44190" calcext:value-type="float">
            <text:p>44190</text:p>
          </table:table-cell>
          <table:table-cell table:style-name="ce68" office:value-type="string" calcext:value-type="string">
            <text:p>CLISSON</text:p>
          </table:table-cell>
          <table:table-cell table:style-name="ce70"/>
          <table:table-cell table:style-name="ce68" office:value-type="string" calcext:value-type="string">
            <text:p>47.077636</text:p>
          </table:table-cell>
          <table:table-cell table:style-name="ce68" office:value-type="string" calcext:value-type="string">
            <text:p>-1.282525</text:p>
          </table:table-cell>
          <table:table-cell table:style-name="ce68" office:value-type="string" calcext:value-type="string">
            <text:p>Hors Nantes : au sud de la Loire</text:p>
          </table:table-cell>
          <table:table-cell table:style-name="ce68" office:value-type="string" calcext:value-type="string">
            <text:p>La boutique est ouverte :&lt;br/&gt;- tous les mercredis 9h à 13h et de 14h à 17h,&lt;br/&gt;- tous les vendredis matins 9h à 13h,&lt;br/&gt;- tous les 2èmes samedis du mois 10h à 17h</text:p>
          </table:table-cell>
          <table:table-cell table:style-name="ce70" table:number-columns-repeated="2"/>
          <table:table-cell table:style-name="ce68" office:value-type="string" calcext:value-type="string">
            <text:p>vaisselle et batterie de cuisine, outils de bricolage et de jardin, bibelots et objets de décoration, vêtements propres et en bon état, jouets et matériel de puériculture, livres / cd / vinyles, meubles en bon état, luminaires</text:p>
          </table:table-cell>
          <table:table-cell table:style-name="ce68" office:value-type="string" calcext:value-type="string">
            <text:p>vêtements, livres/bd/cd/dvd, jouet, divers</text:p>
          </table:table-cell>
          <table:table-cell table:style-name="ce68" office:value-type="string" calcext:value-type="string">
            <text:p>Les dépots peuvent se faire sur les horaires d'ouverture de la boutique.&lt;br/&gt;&lt;br/&gt;RÉCUPÈRE le matériel en bon état :&lt;br/&gt;- Vaisselle et batterie de cuisine&lt;br/&gt;- Outils de bricolage et de jardin&lt;br/&gt;- Bibelots et objets de décoration&lt;br/&gt;- Vêtements propres et en bon état&lt;br/&gt;- Jouets et matériel de puériculture&lt;br/&gt;- Livres / CD / Vinyles&lt;br/&gt;- Meubles en bon état&lt;br/&gt;- Luminaires&lt;br/&gt;&lt;br/&gt;Ne RÉCUPÈRE pas le matériel en mauvais état ainsi que ...&lt;br/&gt;- Déchets verts&lt;br/&gt;- Cartouches et toners d'imprimantes&lt;br/&gt;- K7 vidéo&lt;br/&gt;- Téléphones portables, chargeurs&lt;br/&gt;- Téléviseurs, télécommandes&lt;br/&gt;- Matériel informatique&lt;br/&gt;- Vêtements sales ou abîmés&lt;br/&gt;</text:p>
          </table:table-cell>
          <table:table-cell table:style-name="ce70" table:number-columns-repeated="4"/>
          <table:table-cell table:number-columns-repeated="3"/>
          <table:table-cell table:style-name="ce68" office:value-type="string" calcext:value-type="string">
            <text:p>tableware and kitchenware, DIY and garden tools, ornaments and decorative items, and clean clothes in good condition, toys and baby equipment, books / CDs / vinyl, furniture in good condition, lighting</text:p>
          </table:table-cell>
          <table:table-cell office:value-type="string" calcext:value-type="string">
            <text:p>The deposits can be made on the opening hours of the shop &lt;br/&gt; RECOVERED it in good equipment. &lt;br/&gt; - Crockery and battery &lt;br/&gt; kitchen - DIY and Tools &lt;br/&gt; garden - Trinkets &lt;br/&gt; and decorative objects - clean clothing in good condition &lt;br/&gt; - &lt;br/&gt; Toys and baby equipment - Books / CD / Vinyl &lt;br/&gt; - Furniture of good &lt;br/&gt; state - Lighting &lt;br/&gt; Do not RECOVERED equipment in disrepair and ... &lt;br/&gt; - Green waste &lt;br/&gt; - Cartridges and toners for printers &lt;br/&gt; - K7 video &lt;br/&gt; - Mobile Phones, &lt;br/&gt; Chargers - Televisions, &lt;br/&gt; remote controls - Hardware &lt;br/&gt; - dirty or damaged clothing &lt;br/&gt;</text:p>
          </table:table-cell>
          <table:table-cell office:value-type="string" calcext:value-type="string">
            <text:p><text:s/></text:p>
          </table:table-cell>
          <table:table-cell table:formula="of:=CONCATENATE(UTILTRANSFORMEENMOTSCLES([.D27]);&quot;,&quot;;UTILTRANSFORMEENMOTSCLES([.Y27]))" office:value-type="string" office:string-value="" calcext:value-type="error">
            <text:p>#VALEUR !</text:p>
          </table:table-cell>
          <table:table-cell table:formula="of:=CONCATENATE(UTILTRANSFORMEENMOTSCLES([.D27]);&quot;,&quot;;UTILTRANSFORMEENMOTSCLES([.AI27]))" office:value-type="string" office:string-value="" calcext:value-type="error">
            <text:p>#VALEUR !</text:p>
          </table:table-cell>
          <table:table-cell office:value-type="string" calcext:value-type="string">
            <text:p><text:s/></text:p>
          </table:table-cell>
          <table:table-cell table:style-name="ce82" table:formula="of:=JSONSTRUCTURESAJOUT([.A27];[.B27];[.D27];[.Z27];[.C27];[.E27];[.F27];[.K27];[.AA27];[.AJ27];[.N27];[.O27];[.P27];[.Q27];[.S27];[.U27];[.T27];[.S27];[.V27];[.W27];[.G27];[.H27];[.Y27];[.AI27];[.AL27];[.AM27])"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62</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Arbres</text:p>
          </table:table-cell>
          <table:table-cell table:style-name="ce68" office:value-type="string" calcext:value-type="string">
            <text:p>arbresnord@wanadoo.fr</text:p>
          </table:table-cell>
          <table:table-cell table:style-name="ce68" office:value-type="string" calcext:value-type="string">
            <text:p>02 40 40 35 55</text:p>
          </table:table-cell>
          <table:table-cell table:style-name="ce68" office:value-type="string" calcext:value-type="string">
            <text:p><text:a xlink:href="" xlink:type="simple">http://www.arbres44.org</text:a></text:p>
          </table:table-cell>
          <table:table-cell table:style-name="ce70" table:number-columns-repeated="3"/>
          <table:table-cell table:style-name="ce68" office:value-type="string" calcext:value-type="string">
            <text:p>02 40 40 69 40</text:p>
          </table:table-cell>
          <table:table-cell table:style-name="ce70" table:number-columns-repeated="2"/>
          <table:table-cell table:style-name="ce68" office:value-type="string" calcext:value-type="string">
            <text:p>105, Rue des Renards</text:p>
          </table:table-cell>
          <table:table-cell table:style-name="ce70"/>
          <table:table-cell table:style-name="ce68" office:value-type="float" office:value="44300" calcext:value-type="float">
            <text:p>44300</text:p>
          </table:table-cell>
          <table:table-cell table:style-name="ce68" office:value-type="string" calcext:value-type="string">
            <text:p>NANTES</text:p>
          </table:table-cell>
          <table:table-cell table:style-name="ce70"/>
          <table:table-cell table:style-name="ce68" office:value-type="string" calcext:value-type="string">
            <text:p>47.260956</text:p>
          </table:table-cell>
          <table:table-cell table:style-name="ce68" office:value-type="string" calcext:value-type="string">
            <text:p>-1.570404</text:p>
          </table:table-cell>
          <table:table-cell table:style-name="ce70"/>
          <table:table-cell table:style-name="ce68" office:value-type="string" calcext:value-type="string">
            <text:p>Du lundi au jeudi de 9h00 à 12h30 et de 14h00 à 17h00. Le vendredi de 9h00 à 12h30 et de 14h00 à 16h00.</text:p>
          </table:table-cell>
          <table:table-cell table:style-name="ce68" office:value-type="string" calcext:value-type="string">
            <text:p>0101-3112_lu+ma+me+je_12h00-14h00,0101-3112_lu+ma+me+je_14h00-17h00,0101-3112_ve_09h00-12h30,0101-3112_ve_14h00-16h00</text:p>
          </table:table-cell>
          <table:table-cell table:style-name="ce70"/>
          <table:table-cell table:style-name="ce68" office:value-type="string" calcext:value-type="string">
            <text:p>papier</text:p>
          </table:table-cell>
          <table:table-cell table:style-name="ce68" office:value-type="string" calcext:value-type="string">
            <text:p>divers</text:p>
          </table:table-cell>
          <table:table-cell table:style-name="ce68" office:value-type="string" calcext:value-type="string">
            <text:p>Récupération de papier (même pour des volumes moyens)</text:p>
          </table:table-cell>
          <table:table-cell table:style-name="ce70" table:number-columns-repeated="4"/>
          <table:table-cell table:number-columns-repeated="3"/>
          <table:table-cell table:style-name="ce68" office:value-type="string" calcext:value-type="string">
            <text:p>paper</text:p>
          </table:table-cell>
          <table:table-cell office:value-type="string" calcext:value-type="string">
            <text:p>Recovered paper (even for average volumes)</text:p>
          </table:table-cell>
          <table:table-cell office:value-type="string" calcext:value-type="string">
            <text:p><text:s/></text:p>
          </table:table-cell>
          <table:table-cell table:formula="of:=CONCATENATE(UTILTRANSFORMEENMOTSCLES([.D28]);&quot;,&quot;;UTILTRANSFORMEENMOTSCLES([.Y28]))" office:value-type="string" office:string-value="" calcext:value-type="error">
            <text:p>#VALEUR !</text:p>
          </table:table-cell>
          <table:table-cell table:formula="of:=CONCATENATE(UTILTRANSFORMEENMOTSCLES([.D28]);&quot;,&quot;;UTILTRANSFORMEENMOTSCLES([.AI28]))" office:value-type="string" office:string-value="" calcext:value-type="error">
            <text:p>#VALEUR !</text:p>
          </table:table-cell>
          <table:table-cell office:value-type="string" calcext:value-type="string">
            <text:p><text:s/></text:p>
          </table:table-cell>
          <table:table-cell table:style-name="ce82" table:formula="of:=JSONSTRUCTURESAJOUT([.A28];[.B28];[.D28];[.Z28];[.C28];[.E28];[.F28];[.K28];[.AA28];[.AJ28];[.N28];[.O28];[.P28];[.Q28];[.S28];[.U28];[.T28];[.S28];[.V28];[.W28];[.G28];[.H28];[.Y28];[.AI28];[.AL28];[.AM28])"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30</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ALIS44</text:p>
          </table:table-cell>
          <table:table-cell table:style-name="ce68" office:value-type="string" calcext:value-type="string">
            <text:p>alis-asso@alis44.org</text:p>
          </table:table-cell>
          <table:table-cell table:style-name="ce68" office:value-type="string" calcext:value-type="string">
            <text:p>06.47.98.02.68</text:p>
          </table:table-cell>
          <table:table-cell table:style-name="ce68" office:value-type="string" calcext:value-type="string">
            <text:p><text:a xlink:href="" xlink:type="simple">http://www.alis44.org</text:a></text:p>
          </table:table-cell>
          <table:table-cell table:style-name="ce70" table:number-columns-repeated="6"/>
          <table:table-cell table:style-name="ce68" office:value-type="string" calcext:value-type="string">
            <text:p>60 rue de la Bottière</text:p>
          </table:table-cell>
          <table:table-cell table:style-name="ce70"/>
          <table:table-cell table:style-name="ce68" office:value-type="float" office:value="44300" calcext:value-type="float">
            <text:p>44300</text:p>
          </table:table-cell>
          <table:table-cell table:style-name="ce68" office:value-type="string" calcext:value-type="string">
            <text:p>NANTES</text:p>
          </table:table-cell>
          <table:table-cell table:style-name="ce70"/>
          <table:table-cell table:style-name="ce68" office:value-type="string" calcext:value-type="string">
            <text:p>47.239259</text:p>
          </table:table-cell>
          <table:table-cell table:style-name="ce68" office:value-type="string" calcext:value-type="string">
            <text:p>-1.51986</text:p>
          </table:table-cell>
          <table:table-cell table:style-name="ce70"/>
          <table:table-cell table:style-name="ce68" office:value-type="string" calcext:value-type="string">
            <text:p>Du lundi au vendredi, 9h-12h et 14h-18h</text:p>
          </table:table-cell>
          <table:table-cell table:style-name="ce68" office:value-type="string" calcext:value-type="string">
            <text:p>0101-3112_lu+ma+me+je+ve_09h00-12h00,0101-3112_lu+ma+me+je+ve_14h00-18h00</text:p>
          </table:table-cell>
          <table:table-cell table:style-name="ce70"/>
          <table:table-cell table:style-name="ce68" office:value-type="string" calcext:value-type="string">
            <text:p>ordinateur</text:p>
          </table:table-cell>
          <table:table-cell table:style-name="ce68" office:value-type="string" calcext:value-type="string">
            <text:p>informatique</text:p>
          </table:table-cell>
          <table:table-cell table:style-name="ce68" office:value-type="string" calcext:value-type="string">
            <text:p>Récupération, reconditionnement et distribution d'ordinateurs</text:p>
          </table:table-cell>
          <table:table-cell table:style-name="ce70" table:number-columns-repeated="4"/>
          <table:table-cell table:number-columns-repeated="3"/>
          <table:table-cell table:style-name="ce68" office:value-type="string" calcext:value-type="string">
            <text:p>computer</text:p>
          </table:table-cell>
          <table:table-cell office:value-type="string" calcext:value-type="string">
            <text:p>Recovery, reconditioning and distribution of computers</text:p>
          </table:table-cell>
          <table:table-cell office:value-type="string" calcext:value-type="string">
            <text:p><text:s/></text:p>
          </table:table-cell>
          <table:table-cell table:formula="of:=CONCATENATE(UTILTRANSFORMEENMOTSCLES([.D29]);&quot;,&quot;;UTILTRANSFORMEENMOTSCLES([.Y29]))" office:value-type="string" office:string-value="" calcext:value-type="error">
            <text:p>#VALEUR !</text:p>
          </table:table-cell>
          <table:table-cell table:formula="of:=CONCATENATE(UTILTRANSFORMEENMOTSCLES([.D29]);&quot;,&quot;;UTILTRANSFORMEENMOTSCLES([.AI29]))" office:value-type="string" office:string-value="" calcext:value-type="error">
            <text:p>#VALEUR !</text:p>
          </table:table-cell>
          <table:table-cell office:value-type="string" calcext:value-type="string">
            <text:p><text:s/></text:p>
          </table:table-cell>
          <table:table-cell table:style-name="ce82" table:formula="of:=JSONSTRUCTURESAJOUT([.A29];[.B29];[.D29];[.Z29];[.C29];[.E29];[.F29];[.K29];[.AA29];[.AJ29];[.N29];[.O29];[.P29];[.Q29];[.S29];[.U29];[.T29];[.S29];[.V29];[.W29];[.G29];[.H29];[.Y29];[.AI29];[.AL29];[.AM29])"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26</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Atelier Bar'Amel trajet</text:p>
          </table:table-cell>
          <table:table-cell table:style-name="ce68" office:value-type="string" calcext:value-type="string">
            <text:p>atelier-baramel@asso-trajet.fr</text:p>
          </table:table-cell>
          <table:table-cell table:style-name="ce68" office:value-type="string" calcext:value-type="string">
            <text:p>02 51 78 64 62</text:p>
          </table:table-cell>
          <table:table-cell table:style-name="ce68" office:value-type="string" calcext:value-type="string">
            <text:p><text:a xlink:href="" xlink:type="simple">http://www.asso-trajet.fr/baramel.php</text:a></text:p>
          </table:table-cell>
          <table:table-cell table:style-name="ce70" table:number-columns-repeated="3"/>
          <table:table-cell table:style-name="ce68" office:value-type="string" calcext:value-type="string">
            <text:p>02 40 63 27 76</text:p>
          </table:table-cell>
          <table:table-cell table:style-name="ce70" table:number-columns-repeated="2"/>
          <table:table-cell table:style-name="ce68" office:value-type="string" calcext:value-type="string">
            <text:p>9, Route de Brimberne</text:p>
          </table:table-cell>
          <table:table-cell table:style-name="ce70"/>
          <table:table-cell table:style-name="ce68" office:value-type="float" office:value="44880" calcext:value-type="float">
            <text:p>44880</text:p>
          </table:table-cell>
          <table:table-cell table:style-name="ce68" office:value-type="string" calcext:value-type="string">
            <text:p>SAUTRON</text:p>
          </table:table-cell>
          <table:table-cell table:style-name="ce70"/>
          <table:table-cell table:style-name="ce68" office:value-type="string" calcext:value-type="string">
            <text:p>47.258053</text:p>
          </table:table-cell>
          <table:table-cell table:style-name="ce68" office:value-type="string" calcext:value-type="string">
            <text:p>-1.654222</text:p>
          </table:table-cell>
          <table:table-cell table:style-name="ce70" table:number-columns-repeated="4"/>
          <table:table-cell table:style-name="ce68" office:value-type="string" calcext:value-type="string">
            <text:p>pain</text:p>
          </table:table-cell>
          <table:table-cell table:style-name="ce68" office:value-type="string" calcext:value-type="string">
            <text:p>divers</text:p>
          </table:table-cell>
          <table:table-cell table:style-name="ce68" office:value-type="string" calcext:value-type="string">
            <text:p>Récupération de pain. Cette structure d'insertion (pilotée par l'association Trajet) fait travailler 32 personnes. Elle s'approvisionne auprès de 200 commerces qui fournissent les invendus. Le pain transformé est ensuite revendu pour être intégré à la nourriture pour animaux.</text:p>
          </table:table-cell>
          <table:table-cell table:style-name="ce70" table:number-columns-repeated="4"/>
          <table:table-cell table:number-columns-repeated="3"/>
          <table:table-cell table:style-name="ce68" office:value-type="string" calcext:value-type="string">
            <text:p>bread</text:p>
          </table:table-cell>
          <table:table-cell office:value-type="string" calcext:value-type="string">
            <text:p>Recovery of bread. This insertion structure (controlled by the association Journey) is working 32 people. She stocks among 200 businesses that provide unsold. The transformed bread is then sold to be incorporated into the feed.</text:p>
          </table:table-cell>
          <table:table-cell office:value-type="string" calcext:value-type="string">
            <text:p><text:s/></text:p>
          </table:table-cell>
          <table:table-cell table:formula="of:=CONCATENATE(UTILTRANSFORMEENMOTSCLES([.D30]);&quot;,&quot;;UTILTRANSFORMEENMOTSCLES([.Y30]))" office:value-type="string" office:string-value="" calcext:value-type="error">
            <text:p>#VALEUR !</text:p>
          </table:table-cell>
          <table:table-cell table:formula="of:=CONCATENATE(UTILTRANSFORMEENMOTSCLES([.D30]);&quot;,&quot;;UTILTRANSFORMEENMOTSCLES([.AI30]))" office:value-type="string" office:string-value="" calcext:value-type="error">
            <text:p>#VALEUR !</text:p>
          </table:table-cell>
          <table:table-cell office:value-type="string" calcext:value-type="string">
            <text:p><text:s/></text:p>
          </table:table-cell>
          <table:table-cell table:style-name="ce82" table:formula="of:=JSONSTRUCTURESAJOUT([.A30];[.B30];[.D30];[.Z30];[.C30];[.E30];[.F30];[.K30];[.AA30];[.AJ30];[.N30];[.O30];[.P30];[.Q30];[.S30];[.U30];[.T30];[.S30];[.V30];[.W30];[.G30];[.H30];[.Y30];[.AI30];[.AL30];[.AM30])"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55</text:p>
          </table:table-cell>
          <table:table-cell table:style-name="ce68" office:value-type="string" calcext:value-type="string">
            <text:p>MieuxTrierANantes 03/15</text:p>
          </table:table-cell>
          <table:table-cell table:style-name="ce70" office:value-type="string" calcext:value-type="string">
            <text:p>Association</text:p>
          </table:table-cell>
          <table:table-cell table:style-name="ce68" office:value-type="string" calcext:value-type="string">
            <text:p>La Ressourcerie de l'ïle</text:p>
          </table:table-cell>
          <table:table-cell table:style-name="ce68" office:value-type="string" calcext:value-type="string">
            <text:p>contact@laressourceriedelile.com</text:p>
          </table:table-cell>
          <table:table-cell table:style-name="ce68" office:value-type="string" calcext:value-type="string">
            <text:p>02 28 23 64 47</text:p>
          </table:table-cell>
          <table:table-cell table:style-name="ce68" office:value-type="string" calcext:value-type="string">
            <text:p><text:a xlink:href="" xlink:type="simple">http://www.laressourceriedelile.com</text:a></text:p>
          </table:table-cell>
          <table:table-cell table:style-name="ce70" table:number-columns-repeated="3"/>
          <table:table-cell table:style-name="ce68" office:value-type="string" calcext:value-type="string">
            <text:p>02 28 23 64 47</text:p>
          </table:table-cell>
          <table:table-cell table:style-name="ce70" table:number-columns-repeated="2"/>
          <table:table-cell table:style-name="ce68" office:value-type="string" calcext:value-type="string">
            <text:p>90 rue de la basse île</text:p>
          </table:table-cell>
          <table:table-cell table:style-name="ce70"/>
          <table:table-cell table:style-name="ce68" office:value-type="float" office:value="44400" calcext:value-type="float">
            <text:p>44400</text:p>
          </table:table-cell>
          <table:table-cell table:style-name="ce68" office:value-type="string" calcext:value-type="string">
            <text:p>REZE</text:p>
          </table:table-cell>
          <table:table-cell table:style-name="ce70"/>
          <table:table-cell table:style-name="ce68" office:value-type="string" calcext:value-type="string">
            <text:p>47.196638</text:p>
          </table:table-cell>
          <table:table-cell table:style-name="ce68" office:value-type="string" calcext:value-type="string">
            <text:p>-1.565745</text:p>
          </table:table-cell>
          <table:table-cell table:style-name="ce70"/>
          <table:table-cell table:style-name="ce68"/>
          <table:table-cell table:style-name="ce68" office:value-type="string" calcext:value-type="string">
            <text:p>0101-3112_lu+ma+me+je+ve+sa_09h30-17h00,0101-3112_me+sa_09h30-17h30<text:span text:style-name="T3">,sauf_ferie</text:span></text:p>
          </table:table-cell>
          <table:table-cell table:style-name="ce70"/>
          <table:table-cell table:style-name="ce68" office:value-type="string" calcext:value-type="string">
            <text:p>mobilier,meuble,jouet,puériculture,vaisselle,bibelot,cadre,livre,vêtement,linge de maison,outillage,jardinerie,vélo,luminaire,CD-DVD,jeux vidéos,literie,article de sport,électroménager,pull,pantalon,veste</text:p>
          </table:table-cell>
          <table:table-cell table:style-name="ce68" office:value-type="string" calcext:value-type="string">
            <text:p>meuble, livres/bd/cd/dvd, jouet, vêtements, divers</text:p>
          </table:table-cell>
          <table:table-cell table:style-name="ce68" office:value-type="string" calcext:value-type="string">
            <text:p>(Ancien nom : Ecorev)&lt;br/&gt;Réemploi d'objets de la vie courante : collecte en déchèterie et à domicile sur Nantes Métropole, et en apport volontaire à Rezé, puis revente à bas prix (mobilier, vaisselle, jouets, livres, vêtements, articles de loisirs, outillage...)&lt;br/&gt;&lt;br/&gt;Quels objets peut-on donner/acheter ? Mobilier, jouet, puériculture, vaisselle, bibelot, cadre, livre, vêtement, linge de maison, outillage, jardinerie, vélo, luminaire, CD-DVD, jeux vidéos, literie, article de sport …. Ces objets du quotidien doivent être en état d'utilisation, propres, même s'ils présentent des dommages d'usure.&lt;br/&gt;Depuis janvier 2015 il est possible de déposer les petits appareils ménager (qui seront revendus en boutique) ou le gros électroménager (qui sera transmis à Envie44)&lt;br/&gt;&lt;br/&gt;Dépôt d'objets : lundi-samedi de 9h30 à 17h (il n'y a plus de coupures le midi)&lt;br/&gt;Boutique solidaire : les mercredis et samedis de 9h30 à 17h30 (hors jours fériés)&lt;br/&gt;Util'o'Bus : 2ème mercredi du mois au Dervallières (9h-12h), 3ème mercredi du mois à La Bottière (14h-17h)</text:p>
          </table:table-cell>
          <table:table-cell table:style-name="ce70" table:number-columns-repeated="4"/>
          <table:table-cell table:number-columns-repeated="3"/>
          <table:table-cell table:style-name="ce68" office:value-type="string" calcext:value-type="string">
            <text:p>furnishings, furniture, toy, baby, crockery, trinket, frame, book, clothing, linens, tools, gardening, cycling, lighting, CD-DVD, video games, bedding, sports equipment, household appliances, sweater, pants, jacket</text:p>
          </table:table-cell>
          <table:table-cell office:value-type="string" calcext:value-type="string">
            <text:p>(Former name: Ecorev) &lt;br/&gt; Reuse of objects of everyday life collection and recycling center at home on Nantes Métropole, and voluntary contributions to Rezé then resell cheap (furniture, dishes, toys, books, clothing, leisure items, tools ...) &lt;br/&gt; What objects can we give / buy? Furniture, toy, baby, crockery, trinket, frame, book, clothing, linens, tools, gardening, cycling, lighting, CD-DVD, video games, bedding, sports equipment .... These everyday items must be in working order, clean, even if they have wear damage. &lt;br/&gt; Since January 2015 it is possible to deposit small household appliances (which will be sold in stores) or large appliances (which will be sent to Envie44) &lt;br/&gt; deposit of objects: Monday-Saturday from 9:30 am to 17h (there are more cuts noon) &lt;br/&gt; Boutique solidarity: Wednesdays and Saturdays from 9:30 to 17:30 (excluding holidays) &lt;br/&gt; Util'o'Bus: 2nd Wednesday of the month Dervallières (9h-12h), 3rd Wednesday of the month at La Bottière (14h-17h)</text:p>
          </table:table-cell>
          <table:table-cell office:value-type="string" calcext:value-type="string">
            <text:p><text:s/></text:p>
          </table:table-cell>
          <table:table-cell table:formula="of:=CONCATENATE(UTILTRANSFORMEENMOTSCLES([.D31]);&quot;,&quot;;UTILTRANSFORMEENMOTSCLES([.Y31]))" office:value-type="string" office:string-value="" calcext:value-type="error">
            <text:p>#VALEUR !</text:p>
          </table:table-cell>
          <table:table-cell table:formula="of:=CONCATENATE(UTILTRANSFORMEENMOTSCLES([.D31]);&quot;,&quot;;UTILTRANSFORMEENMOTSCLES([.AI31]))" office:value-type="string" office:string-value="" calcext:value-type="error">
            <text:p>#VALEUR !</text:p>
          </table:table-cell>
          <table:table-cell office:value-type="string" calcext:value-type="string">
            <text:p><text:s/></text:p>
          </table:table-cell>
          <table:table-cell table:style-name="ce82" table:formula="of:=JSONSTRUCTURESAJOUT([.A31];[.B31];[.D31];[.Z31];[.C31];[.E31];[.F31];[.K31];[.AA31];[.AJ31];[.N31];[.O31];[.P31];[.Q31];[.S31];[.U31];[.T31];[.S31];[.V31];[.W31];[.G31];[.H31];[.Y31];[.AI31];[.AL31];[.AM31])"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6</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Emmaus Bouguenais</text:p>
          </table:table-cell>
          <table:table-cell table:style-name="ce68" office:value-type="string" calcext:value-type="string">
            <text:p>contact@emmaus44.fr</text:p>
          </table:table-cell>
          <table:table-cell table:style-name="ce68" office:value-type="string" calcext:value-type="string">
            <text:p>02 40 75 63 36</text:p>
          </table:table-cell>
          <table:table-cell table:style-name="ce68" office:value-type="string" calcext:value-type="string">
            <text:p><text:a xlink:href="" xlink:type="simple">http://www.emmaus44.fr/Nantes/</text:a></text:p>
          </table:table-cell>
          <table:table-cell table:style-name="ce70" table:number-columns-repeated="3"/>
          <table:table-cell table:style-name="ce68" office:value-type="string" calcext:value-type="string">
            <text:p>02 40 32 86 96</text:p>
          </table:table-cell>
          <table:table-cell table:style-name="ce70" table:number-columns-repeated="2"/>
          <table:table-cell table:style-name="ce68" office:value-type="string" calcext:value-type="string">
            <text:p>La Guilloterie Rue d'Emmaus</text:p>
          </table:table-cell>
          <table:table-cell table:style-name="ce70"/>
          <table:table-cell table:style-name="ce68" office:value-type="float" office:value="44430" calcext:value-type="float">
            <text:p>44430</text:p>
          </table:table-cell>
          <table:table-cell table:style-name="ce68" office:value-type="string" calcext:value-type="string">
            <text:p>BOUGENAIS</text:p>
          </table:table-cell>
          <table:table-cell table:style-name="ce70"/>
          <table:table-cell table:style-name="ce68" office:value-type="string" calcext:value-type="string">
            <text:p>47.161667</text:p>
          </table:table-cell>
          <table:table-cell table:style-name="ce68" office:value-type="string" calcext:value-type="string">
            <text:p>-1.560690</text:p>
          </table:table-cell>
          <table:table-cell table:style-name="ce70"/>
          <table:table-cell table:style-name="ce68" office:value-type="string" calcext:value-type="string">
            <text:p>Pour effectuer vos dépôts : du lundi au samedi de 8h00 à  11h30 et de 14h à  17h30 (fermés dimanche et jours fériés). Ventes mercredi 10h-12h et 14h-18h, vendredi 14h-18h et samedi 10h-12h et 14h-18h (hivers jusqu'à 17h30)</text:p>
          </table:table-cell>
          <table:table-cell table:style-name="ce68" office:value-type="string" calcext:value-type="string">
            <text:p>0101-3112_lu+ma+me+je+ve+sa_08h30-11h30+14h00-17h30,sauf_ferie</text:p>
          </table:table-cell>
          <table:table-cell table:style-name="ce70"/>
          <table:table-cell table:style-name="ce68" office:value-type="string" calcext:value-type="string">
            <text:p>électroménager,meuble,vêtement,livres,BD,CD,DVD,lit,linge,luste,lampe,vêtement,vaisselle,divers,jouet</text:p>
          </table:table-cell>
          <table:table-cell table:style-name="ce68" office:value-type="string" calcext:value-type="string">
            <text:p>meuble, livres/bd/cd/dvd, jouet, vêtements, divers</text:p>
          </table:table-cell>
          <table:table-cell table:style-name="ce68" office:value-type="string" calcext:value-type="string">
            <text:p>Meubles, appareils et ustensiles ménagers, literie, couverture, linge, lustres et luminaires, vêtements, livres, vaisselle...</text:p>
          </table:table-cell>
          <table:table-cell table:style-name="ce70" table:number-columns-repeated="4"/>
          <table:table-cell table:number-columns-repeated="3"/>
          <table:table-cell table:style-name="ce68" office:value-type="string" calcext:value-type="string">
            <text:p>électroménager,meuble,vêtement,livres,BD,CD,DVD,lit,linge,luste,lampe,vêtement,vaisselle,divers,jouet</text:p>
          </table:table-cell>
          <table:table-cell office:value-type="string" calcext:value-type="string">
            <text:p>Furniture, appliances and utensils, bedding, blankets, towels, chandeliers and lamps, clothes, books, crockery ...</text:p>
          </table:table-cell>
          <table:table-cell office:value-type="string" calcext:value-type="string">
            <text:p><text:s/></text:p>
          </table:table-cell>
          <table:table-cell table:formula="of:=CONCATENATE(UTILTRANSFORMEENMOTSCLES([.D32]);&quot;,&quot;;UTILTRANSFORMEENMOTSCLES([.Y32]))" office:value-type="string" office:string-value="" calcext:value-type="error">
            <text:p>#VALEUR !</text:p>
          </table:table-cell>
          <table:table-cell table:formula="of:=CONCATENATE(UTILTRANSFORMEENMOTSCLES([.D32]);&quot;,&quot;;UTILTRANSFORMEENMOTSCLES([.AI32]))" office:value-type="string" office:string-value="" calcext:value-type="error">
            <text:p>#VALEUR !</text:p>
          </table:table-cell>
          <table:table-cell office:value-type="string" calcext:value-type="string">
            <text:p><text:s/></text:p>
          </table:table-cell>
          <table:table-cell table:style-name="ce82" table:formula="of:=JSONSTRUCTURESAJOUT([.A32];[.B32];[.D32];[.Z32];[.C32];[.E32];[.F32];[.K32];[.AA32];[.AJ32];[.N32];[.O32];[.P32];[.Q32];[.S32];[.U32];[.T32];[.S32];[.V32];[.W32];[.G32];[.H32];[.Y32];[.AI32];[.AL32];[.AM32])"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19</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L'homme debout</text:p>
          </table:table-cell>
          <table:table-cell table:style-name="ce68" office:value-type="string" calcext:value-type="string">
            <text:p>lhommedebout@wanadoo.fr</text:p>
          </table:table-cell>
          <table:table-cell table:style-name="ce68" office:value-type="string" calcext:value-type="string">
            <text:p>02 40 92 26 91</text:p>
          </table:table-cell>
          <table:table-cell table:style-name="ce68" office:value-type="string" calcext:value-type="string">
            <text:p><text:a xlink:href="" xlink:type="simple">http://www.lhommedebout.com</text:a></text:p>
          </table:table-cell>
          <table:table-cell table:style-name="ce70" table:number-columns-repeated="3"/>
          <table:table-cell table:style-name="ce68" office:value-type="string" calcext:value-type="string">
            <text:p>02.40.92.26.92</text:p>
          </table:table-cell>
          <table:table-cell table:style-name="ce70" table:number-columns-repeated="2"/>
          <table:table-cell table:style-name="ce68" office:value-type="string" calcext:value-type="string">
            <text:p>22, rue du Coutelier</text:p>
          </table:table-cell>
          <table:table-cell table:style-name="ce70"/>
          <table:table-cell table:style-name="ce68" office:value-type="float" office:value="44800" calcext:value-type="float">
            <text:p>44800</text:p>
          </table:table-cell>
          <table:table-cell table:style-name="ce68" office:value-type="string" calcext:value-type="string">
            <text:p>SAINT-HERBLAIN</text:p>
          </table:table-cell>
          <table:table-cell table:style-name="ce70"/>
          <table:table-cell table:style-name="ce68" office:value-type="string" calcext:value-type="string">
            <text:p>47.224091</text:p>
          </table:table-cell>
          <table:table-cell table:style-name="ce68" office:value-type="string" calcext:value-type="string">
            <text:p>-1.641401</text:p>
          </table:table-cell>
          <table:table-cell table:style-name="ce70"/>
          <table:table-cell table:style-name="ce68" office:value-type="string" calcext:value-type="string">
            <text:p>Dépots de meubles : les lundis, mardis et jeudis de 9h00 à 12h00 et de 14h00 à 17h00, Les mercredis de 9h00 à 12h00&lt;br/&gt;Pour effectuer un devis : Les mardis de 14h00 à 17h00, Les jeudis de 9h00 à 12h00</text:p>
          </table:table-cell>
          <table:table-cell table:style-name="ce68" office:value-type="string" calcext:value-type="string">
            <text:p>0101-3112_lu+ma+je+ve_09h00-12h00+14h00-17h00,0101-3112_me_09h00-12h00</text:p>
          </table:table-cell>
          <table:table-cell table:style-name="ce70"/>
          <table:table-cell table:number-columns-repeated="2" table:style-name="ce68" office:value-type="string" calcext:value-type="string">
            <text:p>meuble</text:p>
          </table:table-cell>
          <table:table-cell table:style-name="ce68" office:value-type="string" calcext:value-type="string">
            <text:p>Récupération de meubles :&lt;br/&gt;chantier d'insertion réalisant le reconditionnement de meuble :&lt;br/&gt;Des meubles sont récupérés chez des particuliers qui souhaitent en faire don à l'association. Ceux-ci sont ensuite restaurer ou transformer au niveau du chantier puis redistribuer gratuitement à des personnes qui n'ont pas les moyens financiers pour acheter du mobilier. Les demandes de meubles se font dans ce cas sur demande écrite par l'intermédiaire de services sociaux.</text:p>
          </table:table-cell>
          <table:table-cell table:style-name="ce70" table:number-columns-repeated="4"/>
          <table:table-cell table:number-columns-repeated="3"/>
          <table:table-cell table:style-name="ce68" office:value-type="string" calcext:value-type="string">
            <text:p>furniture</text:p>
          </table:table-cell>
          <table:table-cell office:value-type="string" calcext:value-type="string">
            <text:p>Recovery furniture &lt;br/&gt; insertion site carrying the furniture reconditioning &lt;br/&gt; furniture is collected from individuals who wish to donate to the association. These are then restore or transform at the site and redistribute for free to people who do not have the financial means to buy the furniture. Furniture applications are in this case written request via social services.</text:p>
          </table:table-cell>
          <table:table-cell office:value-type="string" calcext:value-type="string">
            <text:p><text:s/></text:p>
          </table:table-cell>
          <table:table-cell table:formula="of:=CONCATENATE(UTILTRANSFORMEENMOTSCLES([.D33]);&quot;,&quot;;UTILTRANSFORMEENMOTSCLES([.Y33]))" office:value-type="string" office:string-value="" calcext:value-type="error">
            <text:p>#VALEUR !</text:p>
          </table:table-cell>
          <table:table-cell table:formula="of:=CONCATENATE(UTILTRANSFORMEENMOTSCLES([.D33]);&quot;,&quot;;UTILTRANSFORMEENMOTSCLES([.AI33]))" office:value-type="string" office:string-value="" calcext:value-type="error">
            <text:p>#VALEUR !</text:p>
          </table:table-cell>
          <table:table-cell office:value-type="string" calcext:value-type="string">
            <text:p><text:s/></text:p>
          </table:table-cell>
          <table:table-cell table:style-name="ce82" table:formula="of:=JSONSTRUCTURESAJOUT([.A33];[.B33];[.D33];[.Z33];[.C33];[.E33];[.F33];[.K33];[.AA33];[.AJ33];[.N33];[.O33];[.P33];[.Q33];[.S33];[.U33];[.T33];[.S33];[.V33];[.W33];[.G33];[.H33];[.Y33];[.AI33];[.AL33];[.AM33])"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53</text:p>
          </table:table-cell>
          <table:table-cell table:style-name="ce68" office:value-type="string" calcext:value-type="string">
            <text:p>MieuxTrierANantes 01/15</text:p>
          </table:table-cell>
          <table:table-cell table:style-name="ce70" office:value-type="string" calcext:value-type="string">
            <text:p>SCOP</text:p>
          </table:table-cell>
          <table:table-cell table:style-name="ce68" office:value-type="string" calcext:value-type="string">
            <text:p>Relais Atlantique</text:p>
          </table:table-cell>
          <table:table-cell table:style-name="ce68" office:value-type="string" calcext:value-type="string">
            <text:p>p.laforge@lerelais.org</text:p>
          </table:table-cell>
          <table:table-cell table:style-name="ce68" office:value-type="string" calcext:value-type="string">
            <text:p>02 28 03 18 57</text:p>
          </table:table-cell>
          <table:table-cell table:style-name="ce68" office:value-type="string" calcext:value-type="string">
            <text:p><text:a xlink:href="" xlink:type="simple">www.lerelais.org</text:a></text:p>
          </table:table-cell>
          <table:table-cell table:style-name="ce70" table:number-columns-repeated="3"/>
          <table:table-cell table:style-name="ce68" office:value-type="string" calcext:value-type="string">
            <text:p>02 28 03 14 11</text:p>
          </table:table-cell>
          <table:table-cell table:style-name="ce70" table:number-columns-repeated="2"/>
          <table:table-cell table:style-name="ce68" office:value-type="string" calcext:value-type="string">
            <text:p>Rue Jan Palach</text:p>
          </table:table-cell>
          <table:table-cell table:style-name="ce70"/>
          <table:table-cell table:style-name="ce68" office:value-type="float" office:value="44220" calcext:value-type="float">
            <text:p>44220</text:p>
          </table:table-cell>
          <table:table-cell table:style-name="ce68" office:value-type="string" calcext:value-type="string">
            <text:p>COUERON</text:p>
          </table:table-cell>
          <table:table-cell table:style-name="ce70"/>
          <table:table-cell table:style-name="ce68" office:value-type="string" calcext:value-type="string">
            <text:p>47.222275</text:p>
          </table:table-cell>
          <table:table-cell table:style-name="ce68" office:value-type="string" calcext:value-type="string">
            <text:p>-1.643064</text:p>
          </table:table-cell>
          <table:table-cell table:style-name="ce70" table:number-columns-repeated="4"/>
          <table:table-cell table:style-name="ce68" office:value-type="string" calcext:value-type="string">
            <text:p>vêtement,linge, pull, pantalon, veste</text:p>
          </table:table-cell>
          <table:table-cell table:style-name="ce68" office:value-type="string" calcext:value-type="string">
            <text:p>vêtements, divers</text:p>
          </table:table-cell>
          <table:table-cell table:style-name="ce68" office:value-type="string" calcext:value-type="string">
            <text:p>Centre de traitement des vêtements déposés dans les bornes Le Relais : récupération de vêtements, chaussures, linge.&lt;br/&gt;Le relais Atlantique a déménagé en octobre 2014. En 2014, cette SCOP de 17 salariés-sociétaires (50 % bénéfices aux sociétaires, 50% aux investissements) gère 300 tonnes de vêtements par mois, compte 14 camions et des fourgons.&lt;br/&gt;&lt;br/&gt;Voir &lt;a href='fiche:fiche_contvet'&gt;Conteneurs de vêtements&lt;/a&gt;</text:p>
          </table:table-cell>
          <table:table-cell table:style-name="ce70" table:number-columns-repeated="4"/>
          <table:table-cell table:number-columns-repeated="3"/>
          <table:table-cell table:style-name="ce68" office:value-type="string" calcext:value-type="string">
            <text:p>clothing, linen, sweater, pants, jacket</text:p>
          </table:table-cell>
          <table:table-cell office:value-type="string" calcext:value-type="string">
            <text:p>Processing center clothing deposited in the Le Relais terminals. Reclamation of clothes, shoes, linen &lt;br/&gt; Atlantic relay moved in October 2014. In 2014, this SCOP 17 employees-members (50% profits to members, 50% investment) manages 300 tonnes of clothing a month, has 14 trucks and vans. &lt;br/&gt; See &lt;a href='fiche:fiche_contvet'&gt; clothing containers &lt;/a&gt;</text:p>
          </table:table-cell>
          <table:table-cell office:value-type="string" calcext:value-type="string">
            <text:p><text:s/></text:p>
          </table:table-cell>
          <table:table-cell table:formula="of:=CONCATENATE(UTILTRANSFORMEENMOTSCLES([.D34]);&quot;,&quot;;UTILTRANSFORMEENMOTSCLES([.Y34]))" office:value-type="string" office:string-value="" calcext:value-type="error">
            <text:p>#VALEUR !</text:p>
          </table:table-cell>
          <table:table-cell table:formula="of:=CONCATENATE(UTILTRANSFORMEENMOTSCLES([.D34]);&quot;,&quot;;UTILTRANSFORMEENMOTSCLES([.AI34]))" office:value-type="string" office:string-value="" calcext:value-type="error">
            <text:p>#VALEUR !</text:p>
          </table:table-cell>
          <table:table-cell office:value-type="string" calcext:value-type="string">
            <text:p><text:s/></text:p>
          </table:table-cell>
          <table:table-cell table:style-name="ce82" table:formula="of:=JSONSTRUCTURESAJOUT([.A34];[.B34];[.D34];[.Z34];[.C34];[.E34];[.F34];[.K34];[.AA34];[.AJ34];[.N34];[.O34];[.P34];[.Q34];[.S34];[.U34];[.T34];[.S34];[.V34];[.W34];[.G34];[.H34];[.Y34];[.AI34];[.AL34];[.AM34])"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71</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Oser forêt vivante</text:p>
          </table:table-cell>
          <table:table-cell table:style-name="ce68" office:value-type="string" calcext:value-type="string">
            <text:p>contact@oser-foret-vivante.com</text:p>
          </table:table-cell>
          <table:table-cell table:style-name="ce68" office:value-type="string" calcext:value-type="string">
            <text:p>02 40 75 40 75</text:p>
          </table:table-cell>
          <table:table-cell table:style-name="ce68" office:value-type="string" calcext:value-type="string">
            <text:p><text:a xlink:href="" xlink:type="simple">http://www.oser-foret-vivante.com</text:a></text:p>
          </table:table-cell>
          <table:table-cell table:style-name="ce70" table:number-columns-repeated="6"/>
          <table:table-cell table:style-name="ce68" office:value-type="string" calcext:value-type="string">
            <text:p>12 rue Jean-Baptiste Vigier BP 60073</text:p>
          </table:table-cell>
          <table:table-cell table:style-name="ce70"/>
          <table:table-cell table:style-name="ce68" office:value-type="float" office:value="44402" calcext:value-type="float">
            <text:p>44402</text:p>
          </table:table-cell>
          <table:table-cell table:style-name="ce68" office:value-type="string" calcext:value-type="string">
            <text:p>REZE</text:p>
          </table:table-cell>
          <table:table-cell table:style-name="ce70"/>
          <table:table-cell table:style-name="ce68" office:value-type="string" calcext:value-type="string">
            <text:p>47.190903</text:p>
          </table:table-cell>
          <table:table-cell table:style-name="ce68" office:value-type="string" calcext:value-type="string">
            <text:p>-1.545704</text:p>
          </table:table-cell>
          <table:table-cell table:style-name="ce70" table:number-columns-repeated="4"/>
          <table:table-cell table:style-name="ce68" office:value-type="string" calcext:value-type="string">
            <text:p>papier,carton,housse plastique</text:p>
          </table:table-cell>
          <table:table-cell table:style-name="ce68" office:value-type="string" calcext:value-type="string">
            <text:p>divers</text:p>
          </table:table-cell>
          <table:table-cell table:style-name="ce68" office:value-type="string" calcext:value-type="string">
            <text:p>Cette association d'insertion vers l'emploi a parmi ces activités la collecte des déchets recyclables, pour les entreprises du sud de l'agglomération nantaise:&lt;br/&gt;Papiers, Cartons, Housses plastiques</text:p>
          </table:table-cell>
          <table:table-cell table:style-name="ce70" table:number-columns-repeated="4"/>
          <table:table-cell table:number-columns-repeated="3"/>
          <table:table-cell table:style-name="ce68" office:value-type="string" calcext:value-type="string">
            <text:p>paper, cardboard, plastic cover</text:p>
          </table:table-cell>
          <table:table-cell office:value-type="string" calcext:value-type="string">
            <text:p>This association insertion into employment of these activities the collection of recyclable waste for southern companies of Nantes &lt;br/&gt; Paper, Cards, Plastic Bags</text:p>
          </table:table-cell>
          <table:table-cell office:value-type="string" calcext:value-type="string">
            <text:p><text:s/></text:p>
          </table:table-cell>
          <table:table-cell table:formula="of:=CONCATENATE(UTILTRANSFORMEENMOTSCLES([.D35]);&quot;,&quot;;UTILTRANSFORMEENMOTSCLES([.Y35]))" office:value-type="string" office:string-value="" calcext:value-type="error">
            <text:p>#VALEUR !</text:p>
          </table:table-cell>
          <table:table-cell table:formula="of:=CONCATENATE(UTILTRANSFORMEENMOTSCLES([.D35]);&quot;,&quot;;UTILTRANSFORMEENMOTSCLES([.AI35]))" office:value-type="string" office:string-value="" calcext:value-type="error">
            <text:p>#VALEUR !</text:p>
          </table:table-cell>
          <table:table-cell office:value-type="string" calcext:value-type="string">
            <text:p><text:s/></text:p>
          </table:table-cell>
          <table:table-cell table:style-name="ce82" table:formula="of:=JSONSTRUCTURESAJOUT([.A35];[.B35];[.D35];[.Z35];[.C35];[.E35];[.F35];[.K35];[.AA35];[.AJ35];[.N35];[.O35];[.P35];[.Q35];[.S35];[.U35];[.T35];[.S35];[.V35];[.W35];[.G35];[.H35];[.Y35];[.AI35];[.AL35];[.AM35])"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17</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Papiers de l'espoir</text:p>
          </table:table-cell>
          <table:table-cell table:style-name="ce68" office:value-type="string" calcext:value-type="string">
            <text:p>papiersdelespoir@free.fr</text:p>
          </table:table-cell>
          <table:table-cell table:style-name="ce68" office:value-type="string" calcext:value-type="string">
            <text:p>02 40 34 29 24 ou 06 75 67 98 02 ou 06 37 27 14 22 (St-Nazaire)</text:p>
          </table:table-cell>
          <table:table-cell table:style-name="ce68" office:value-type="string" calcext:value-type="string">
            <text:p><text:a xlink:href="" xlink:type="simple">http://www.lespapiersdelespoir.fr</text:a></text:p>
          </table:table-cell>
          <table:table-cell table:style-name="ce70" table:number-columns-repeated="6"/>
          <table:table-cell table:style-name="ce68" office:value-type="string" calcext:value-type="string">
            <text:p>29 Rue Maladrie</text:p>
          </table:table-cell>
          <table:table-cell table:style-name="ce70"/>
          <table:table-cell table:style-name="ce68" office:value-type="float" office:value="44120" calcext:value-type="float">
            <text:p>44120</text:p>
          </table:table-cell>
          <table:table-cell table:style-name="ce68" office:value-type="string" calcext:value-type="string">
            <text:p>VERTOU</text:p>
          </table:table-cell>
          <table:table-cell table:style-name="ce70"/>
          <table:table-cell table:style-name="ce68" office:value-type="string" calcext:value-type="string">
            <text:p>47.1842788</text:p>
          </table:table-cell>
          <table:table-cell table:style-name="ce68" office:value-type="string" calcext:value-type="string">
            <text:p>-1.4852487</text:p>
          </table:table-cell>
          <table:table-cell table:style-name="ce70" table:number-columns-repeated="4"/>
          <table:table-cell table:style-name="ce68" office:value-type="string" calcext:value-type="string">
            <text:p>papier</text:p>
          </table:table-cell>
          <table:table-cell table:style-name="ce68" office:value-type="string" calcext:value-type="string">
            <text:p>divers</text:p>
          </table:table-cell>
          <table:table-cell table:style-name="ce68" office:value-type="string" calcext:value-type="string">
            <text:p>Collecte de papiers usagés. L'association a pour objectif de financer des actions humanitaires éducatives à partir d'un geste écologique, le tri du papier.&lt;br/&gt;En 2010, l'activité de Papiers de l'Espoir (70 kms environ autour de Nantes) de participer et d'aider à la scolarisation de 7 000 enfants.</text:p>
          </table:table-cell>
          <table:table-cell table:style-name="ce70" table:number-columns-repeated="4"/>
          <table:table-cell table:number-columns-repeated="3"/>
          <table:table-cell table:style-name="ce68" office:value-type="string" calcext:value-type="string">
            <text:p>paper</text:p>
          </table:table-cell>
          <table:table-cell office:value-type="string" calcext:value-type="string">
            <text:p>Collecting used paper. The association aims to finance educational humanitarian actions from an environmental gesture, sorting the paper. &lt;br/&gt; In 2010, the paper activity of Hope (70 kms around Nantes) of participate and assist in the education of 7,000 children.</text:p>
          </table:table-cell>
          <table:table-cell office:value-type="string" calcext:value-type="string">
            <text:p><text:s/></text:p>
          </table:table-cell>
          <table:table-cell table:formula="of:=CONCATENATE(UTILTRANSFORMEENMOTSCLES([.D36]);&quot;,&quot;;UTILTRANSFORMEENMOTSCLES([.Y36]))" office:value-type="string" office:string-value="" calcext:value-type="error">
            <text:p>#VALEUR !</text:p>
          </table:table-cell>
          <table:table-cell table:formula="of:=CONCATENATE(UTILTRANSFORMEENMOTSCLES([.D36]);&quot;,&quot;;UTILTRANSFORMEENMOTSCLES([.AI36]))" office:value-type="string" office:string-value="" calcext:value-type="error">
            <text:p>#VALEUR !</text:p>
          </table:table-cell>
          <table:table-cell office:value-type="string" calcext:value-type="string">
            <text:p><text:s/></text:p>
          </table:table-cell>
          <table:table-cell table:style-name="ce82" table:formula="of:=JSONSTRUCTURESAJOUT([.A36];[.B36];[.D36];[.Z36];[.C36];[.E36];[.F36];[.K36];[.AA36];[.AJ36];[.N36];[.O36];[.P36];[.Q36];[.S36];[.U36];[.T36];[.S36];[.V36];[.W36];[.G36];[.H36];[.Y36];[.AI36];[.AL36];[.AM36])"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37</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TRIS Actif Ouest</text:p>
          </table:table-cell>
          <table:table-cell table:style-name="ce68" office:value-type="string" calcext:value-type="string">
            <text:p>tris-actif-ouest@orange.fr</text:p>
          </table:table-cell>
          <table:table-cell table:style-name="ce68" office:value-type="string" calcext:value-type="string">
            <text:p>02 51 80 05 38</text:p>
          </table:table-cell>
          <table:table-cell table:style-name="ce68" office:value-type="string" calcext:value-type="string">
            <text:p><text:a xlink:href="" xlink:type="simple">http://www.actifouest.fr</text:a></text:p>
          </table:table-cell>
          <table:table-cell table:style-name="ce70" table:number-columns-repeated="3"/>
          <table:table-cell table:style-name="ce68" office:value-type="string" calcext:value-type="string">
            <text:p>02 51 80 09 36</text:p>
          </table:table-cell>
          <table:table-cell table:style-name="ce70" table:number-columns-repeated="2"/>
          <table:table-cell table:style-name="ce68" office:value-type="string" calcext:value-type="string">
            <text:p>8 rue du Charron</text:p>
          </table:table-cell>
          <table:table-cell table:style-name="ce70"/>
          <table:table-cell table:style-name="ce68" office:value-type="float" office:value="44800" calcext:value-type="float">
            <text:p>44800</text:p>
          </table:table-cell>
          <table:table-cell table:style-name="ce68" office:value-type="string" calcext:value-type="string">
            <text:p>SAINT-HERBLAIN</text:p>
          </table:table-cell>
          <table:table-cell table:style-name="ce70"/>
          <table:table-cell table:style-name="ce68" office:value-type="string" calcext:value-type="string">
            <text:p>47.223204</text:p>
          </table:table-cell>
          <table:table-cell table:style-name="ce68" office:value-type="string" calcext:value-type="string">
            <text:p>-1.642425</text:p>
          </table:table-cell>
          <table:table-cell table:style-name="ce70"/>
          <table:table-cell table:style-name="ce68" office:value-type="string" calcext:value-type="string">
            <text:p>Du lundi au vendredi de 9h00 à  12h30 et de 14h00 à  18h00.</text:p>
          </table:table-cell>
          <table:table-cell table:style-name="ce68" office:value-type="string" calcext:value-type="string">
            <text:p>0101-3112_lu+ma+me+je+ve_09h00-12h30+14h00-18h00,</text:p>
          </table:table-cell>
          <table:table-cell table:style-name="ce70"/>
          <table:table-cell table:style-name="ce68" office:value-type="string" calcext:value-type="string">
            <text:p>ordi,ordinateur,pc,portable</text:p>
          </table:table-cell>
          <table:table-cell table:style-name="ce68" office:value-type="string" calcext:value-type="string">
            <text:p>informatique</text:p>
          </table:table-cell>
          <table:table-cell table:style-name="ce68" office:value-type="string" calcext:value-type="string">
            <text:p>Créée par l'association Actif Ouest, cette entreprise d'insertion est spécialisées dans la &lt;br/&gt;- rénovation de micro-ordinateurs réformés et leur revente avec garantie,&lt;br/&gt;- démantèlement assuré par l'atelier d'insertion pour le matériel ‘obsolète' ou en panne.&lt;br/&gt;&lt;br/&gt;C'est un lieu de dépôt des Déchets d'équipement électrique et électronique (D3E).&lt;br/&gt;Tri Actif Ouest est labellisé Ordi2.0 (filière nationale de collecte, rénovation est réemploi des ordinateurs).&lt;br/&gt;&lt;br/&gt;C'est également un lieu de vente d'ordinateurs fixes ou portables (avec garantie), de dépannage et de vente de pièces détachées.</text:p>
          </table:table-cell>
          <table:table-cell table:style-name="ce70" table:number-columns-repeated="4"/>
          <table:table-cell table:number-columns-repeated="3"/>
          <table:table-cell table:style-name="ce68" office:value-type="string" calcext:value-type="string">
            <text:p>computer, computer, pc, laptop</text:p>
          </table:table-cell>
          <table:table-cell office:value-type="string" calcext:value-type="string">
            <text:p>Created by the association Western Asset, the insertion company is specialized in &lt;br/&gt; - Renovation reformed microcomputers and resale with warranty, &lt;br/&gt; - dismantling provided by the insertion workshop for material 'obsolete' or down. &lt;br/&gt; It is a repository of electrical and electronic equipment waste (D3E). &lt;br/&gt; Tri Active West is labeled Ordi2.0 (national chain collection, renovation is reuse of computers). &lt;br/&gt; It is also a place of sale of fixed or portable computers (with warranty), troubleshooting and parts sales.</text:p>
          </table:table-cell>
          <table:table-cell office:value-type="string" calcext:value-type="string">
            <text:p><text:s/></text:p>
          </table:table-cell>
          <table:table-cell table:formula="of:=CONCATENATE(UTILTRANSFORMEENMOTSCLES([.D37]);&quot;,&quot;;UTILTRANSFORMEENMOTSCLES([.Y37]))" office:value-type="string" office:string-value="" calcext:value-type="error">
            <text:p>#VALEUR !</text:p>
          </table:table-cell>
          <table:table-cell table:formula="of:=CONCATENATE(UTILTRANSFORMEENMOTSCLES([.D37]);&quot;,&quot;;UTILTRANSFORMEENMOTSCLES([.AI37]))" office:value-type="string" office:string-value="" calcext:value-type="error">
            <text:p>#VALEUR !</text:p>
          </table:table-cell>
          <table:table-cell office:value-type="string" calcext:value-type="string">
            <text:p><text:s/></text:p>
          </table:table-cell>
          <table:table-cell table:style-name="ce82" table:formula="of:=JSONSTRUCTURESAJOUT([.A37];[.B37];[.D37];[.Z37];[.C37];[.E37];[.F37];[.K37];[.AA37];[.AJ37];[.N37];[.O37];[.P37];[.Q37];[.S37];[.U37];[.T37];[.S37];[.V37];[.W37];[.G37];[.H37];[.Y37];[.AI37];[.AL37];[.AM37])"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lesmarchandsdesable</text:p>
          </table:table-cell>
          <table:table-cell table:style-name="ce68" office:value-type="string" calcext:value-type="string">
            <text:p>MieuxTrierANantes 02/15</text:p>
          </table:table-cell>
          <table:table-cell table:style-name="ce70" office:value-type="string" calcext:value-type="string">
            <text:p>Association</text:p>
          </table:table-cell>
          <table:table-cell table:style-name="ce68" office:value-type="string" calcext:value-type="string">
            <text:p>Les marchands de sable</text:p>
          </table:table-cell>
          <table:table-cell table:style-name="ce68" office:value-type="string" calcext:value-type="string">
            <text:p>lesmarchandsdesable@gmail.com</text:p>
          </table:table-cell>
          <table:table-cell table:style-name="ce68" office:value-type="string" calcext:value-type="string">
            <text:p>06 81 67 42 06</text:p>
          </table:table-cell>
          <table:table-cell table:style-name="ce68" office:value-type="string" calcext:value-type="string">
            <text:p>marchandsdesable.com</text:p>
          </table:table-cell>
          <table:table-cell table:style-name="ce70" table:number-columns-repeated="6"/>
          <table:table-cell table:style-name="ce68" office:value-type="string" calcext:value-type="string">
            <text:p>18 quai du président Wilson</text:p>
          </table:table-cell>
          <table:table-cell table:style-name="ce70"/>
          <table:table-cell table:style-name="ce68" office:value-type="float" office:value="44200" calcext:value-type="float">
            <text:p>44200</text:p>
          </table:table-cell>
          <table:table-cell table:style-name="ce68" office:value-type="string" calcext:value-type="string">
            <text:p>NANTES</text:p>
          </table:table-cell>
          <table:table-cell table:style-name="ce70"/>
          <table:table-cell table:style-name="ce68" office:value-type="string" calcext:value-type="string">
            <text:p>47.200229</text:p>
          </table:table-cell>
          <table:table-cell table:style-name="ce68" office:value-type="string" calcext:value-type="string">
            <text:p>-1.561791</text:p>
          </table:table-cell>
          <table:table-cell table:style-name="ce70" table:number-columns-repeated="4"/>
          <table:table-cell table:style-name="ce70" office:value-type="string" calcext:value-type="string">
            <text:p>meuble,bois,structure métallique</text:p>
          </table:table-cell>
          <table:table-cell table:style-name="ce68" office:value-type="string" calcext:value-type="string">
            <text:p>meuble</text:p>
          </table:table-cell>
          <table:table-cell table:style-name="ce68" office:value-type="string" calcext:value-type="string">
            <text:p>Créations d'aménagements intérieurs à partir de matériaux de réemploi.&lt;br/&gt;&lt;img src='resources/images/nantes/marchands_de_sable.jpg' /&gt;Scénographie Architecture Bâti Lieux Expérimentaux. Notre travail trouve son application dans la création d'installation urbaines et constructions temporaires &lt;b&gt;à base d'objets récupérés&lt;/b&gt;.&lt;br/&gt;Ils recherchent surtout du mobilier, du bois (mais de préférence du dois brut et pas de l'aggloméré) et des structures métalliques.</text:p>
          </table:table-cell>
          <table:table-cell table:style-name="ce70" table:number-columns-repeated="4"/>
          <table:table-cell table:number-columns-repeated="3"/>
          <table:table-cell table:style-name="ce68" office:value-type="string" calcext:value-type="string">
            <text:p>furniture, wood, metal structure</text:p>
          </table:table-cell>
          <table:table-cell office:value-type="string" calcext:value-type="string">
            <text:p>Interior design creations from reused materials. &lt;br/&gt; &lt;img src='resources/images/nantes/marchands_de_sable.jpg' /&gt; Set Design Architecture Built Experimental Places. Our work is used in the creation of urban installation and temporary constructions &lt;b&gt; recovered object-based &lt;/ b&gt;. &lt;br/&gt; They look especially furniture, wood (but preferably do not gross chipboard) and metal structures.</text:p>
          </table:table-cell>
          <table:table-cell office:value-type="string" calcext:value-type="string">
            <text:p><text:s/></text:p>
          </table:table-cell>
          <table:table-cell table:formula="of:=CONCATENATE(UTILTRANSFORMEENMOTSCLES([.D38]);&quot;,&quot;;UTILTRANSFORMEENMOTSCLES([.Y38]))" office:value-type="string" office:string-value="" calcext:value-type="error">
            <text:p>#VALEUR !</text:p>
          </table:table-cell>
          <table:table-cell table:formula="of:=CONCATENATE(UTILTRANSFORMEENMOTSCLES([.D38]);&quot;,&quot;;UTILTRANSFORMEENMOTSCLES([.AI38]))" office:value-type="string" office:string-value="" calcext:value-type="error">
            <text:p>#VALEUR !</text:p>
          </table:table-cell>
          <table:table-cell office:value-type="string" calcext:value-type="string">
            <text:p><text:s/></text:p>
          </table:table-cell>
          <table:table-cell table:style-name="ce82" table:formula="of:=JSONSTRUCTURESAJOUT([.A38];[.B38];[.D38];[.Z38];[.C38];[.E38];[.F38];[.K38];[.AA38];[.AJ38];[.N38];[.O38];[.P38];[.Q38];[.S38];[.U38];[.T38];[.S38];[.V38];[.W38];[.G38];[.H38];[.Y38];[.AI38];[.AL38];[.AM38])"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18</text:p>
          </table:table-cell>
          <table:table-cell table:style-name="ce68" office:value-type="string" calcext:value-type="string">
            <text:p>MieuxTrierANantes 01/15</text:p>
          </table:table-cell>
          <table:table-cell table:style-name="ce70" office:value-type="string" calcext:value-type="string">
            <text:p>SCOP</text:p>
          </table:table-cell>
          <table:table-cell table:style-name="ce68" office:value-type="string" calcext:value-type="string">
            <text:p>DING-FRING Rezé</text:p>
          </table:table-cell>
          <table:table-cell table:style-name="ce70"/>
          <table:table-cell table:style-name="ce68" office:value-type="string" calcext:value-type="string">
            <text:p>02 51 70 28 35</text:p>
          </table:table-cell>
          <table:table-cell table:style-name="ce68" office:value-type="string" calcext:value-type="string">
            <text:p><text:a xlink:href="" xlink:type="simple">http://www.lerelais.org/aussi.php?page=ding_fring</text:a></text:p>
          </table:table-cell>
          <table:table-cell table:style-name="ce70" table:number-columns-repeated="6"/>
          <table:table-cell table:style-name="ce68" office:value-type="string" calcext:value-type="string">
            <text:p>75 Rue de la Commune de 1871</text:p>
          </table:table-cell>
          <table:table-cell table:style-name="ce70"/>
          <table:table-cell table:style-name="ce68" office:value-type="float" office:value="44400" calcext:value-type="float">
            <text:p>44400</text:p>
          </table:table-cell>
          <table:table-cell table:style-name="ce68" office:value-type="string" calcext:value-type="string">
            <text:p>REZE</text:p>
          </table:table-cell>
          <table:table-cell table:style-name="ce70"/>
          <table:table-cell table:style-name="ce68" office:value-type="string" calcext:value-type="string">
            <text:p>47.1879293</text:p>
          </table:table-cell>
          <table:table-cell table:style-name="ce68" office:value-type="string" calcext:value-type="string">
            <text:p>-1.5515172</text:p>
          </table:table-cell>
          <table:table-cell table:style-name="ce70"/>
          <table:table-cell table:style-name="ce68" office:value-type="string" calcext:value-type="string">
            <text:p>Du lundi au vendredi de 10h à 12h30 et de 14h30 à 18h45. Le samedi de 10h à 12h30 et de 14h30 à 18h15.</text:p>
          </table:table-cell>
          <table:table-cell table:style-name="ce68" office:value-type="string" calcext:value-type="string">
            <text:p>0101-3112_lu+ma+me+je+ve_10h00-12h30+14h30-18h45,0101-3112_sa_10h00-12h30+14h30-18h45</text:p>
          </table:table-cell>
          <table:table-cell table:style-name="ce70"/>
          <table:table-cell table:style-name="ce68" office:value-type="string" calcext:value-type="string">
            <text:p>vêtement,linge, pull, pantalon, veste</text:p>
          </table:table-cell>
          <table:table-cell table:style-name="ce68" office:value-type="string" calcext:value-type="string">
            <text:p>vêtements</text:p>
          </table:table-cell>
          <table:table-cell table:style-name="ce68"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70" table:number-columns-repeated="4"/>
          <table:table-cell table:number-columns-repeated="3"/>
          <table:table-cell table:style-name="ce68"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D39]);&quot;,&quot;;UTILTRANSFORMEENMOTSCLES([.Y39]))" office:value-type="string" office:string-value="" calcext:value-type="error">
            <text:p>#VALEUR !</text:p>
          </table:table-cell>
          <table:table-cell table:formula="of:=CONCATENATE(UTILTRANSFORMEENMOTSCLES([.D39]);&quot;,&quot;;UTILTRANSFORMEENMOTSCLES([.AI39]))" office:value-type="string" office:string-value="" calcext:value-type="error">
            <text:p>#VALEUR !</text:p>
          </table:table-cell>
          <table:table-cell office:value-type="string" calcext:value-type="string">
            <text:p><text:s/></text:p>
          </table:table-cell>
          <table:table-cell table:style-name="ce82" table:formula="of:=JSONSTRUCTURESAJOUT([.A39];[.B39];[.D39];[.Z39];[.C39];[.E39];[.F39];[.K39];[.AA39];[.AJ39];[.N39];[.O39];[.P39];[.Q39];[.S39];[.U39];[.T39];[.S39];[.V39];[.W39];[.G39];[.H39];[.Y39];[.AI39];[.AL39];[.AM39])"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41</text:p>
          </table:table-cell>
          <table:table-cell table:style-name="ce68" office:value-type="string" calcext:value-type="string">
            <text:p>MieuxTrierANantes 01/15</text:p>
          </table:table-cell>
          <table:table-cell table:style-name="ce70" office:value-type="string" calcext:value-type="string">
            <text:p>SCOP</text:p>
          </table:table-cell>
          <table:table-cell table:style-name="ce68" office:value-type="string" calcext:value-type="string">
            <text:p>DING-FRING Palais des Congrès</text:p>
          </table:table-cell>
          <table:table-cell table:style-name="ce70"/>
          <table:table-cell table:style-name="ce68" office:value-type="string" calcext:value-type="string">
            <text:p>02 40 75 46 91</text:p>
          </table:table-cell>
          <table:table-cell table:style-name="ce68" office:value-type="string" calcext:value-type="string">
            <text:p><text:a xlink:href="" xlink:type="simple">http://www.lerelais.org/aussi.php?page=ding_fring</text:a></text:p>
          </table:table-cell>
          <table:table-cell table:style-name="ce70" table:number-columns-repeated="6"/>
          <table:table-cell table:style-name="ce68" office:value-type="string" calcext:value-type="string">
            <text:p>32 rue Fourré</text:p>
          </table:table-cell>
          <table:table-cell table:style-name="ce70"/>
          <table:table-cell table:style-name="ce68" office:value-type="float" office:value="44200" calcext:value-type="float">
            <text:p>44200</text:p>
          </table:table-cell>
          <table:table-cell table:style-name="ce68" office:value-type="string" calcext:value-type="string">
            <text:p>NANTES</text:p>
          </table:table-cell>
          <table:table-cell table:style-name="ce70"/>
          <table:table-cell table:style-name="ce68" office:value-type="string" calcext:value-type="string">
            <text:p>47.2119882</text:p>
          </table:table-cell>
          <table:table-cell table:style-name="ce68" office:value-type="string" calcext:value-type="string">
            <text:p>-1.5468354</text:p>
          </table:table-cell>
          <table:table-cell table:style-name="ce70"/>
          <table:table-cell table:style-name="ce68" office:value-type="string" calcext:value-type="string">
            <text:p>Du lundi au vendredi de 10h à 12h30 et de 14h30 à 18h45. Le samedi de 10h à 12h30 et de 14h30 à 18h15.</text:p>
          </table:table-cell>
          <table:table-cell table:style-name="ce68" office:value-type="string" calcext:value-type="string">
            <text:p>0101-3112_lu+ma+me+je+ve_10h00-12h30+14h30-18h45,0101-3112_sa_10h00-12h30+14h30-18h45</text:p>
          </table:table-cell>
          <table:table-cell table:style-name="ce70"/>
          <table:table-cell table:style-name="ce68" office:value-type="string" calcext:value-type="string">
            <text:p>vêtement,linge, pull, pantalon, veste</text:p>
          </table:table-cell>
          <table:table-cell table:style-name="ce68" office:value-type="string" calcext:value-type="string">
            <text:p>vêtements</text:p>
          </table:table-cell>
          <table:table-cell table:style-name="ce68"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70" table:number-columns-repeated="4"/>
          <table:table-cell table:number-columns-repeated="3"/>
          <table:table-cell table:style-name="ce68"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D40]);&quot;,&quot;;UTILTRANSFORMEENMOTSCLES([.Y40]))" office:value-type="string" office:string-value="" calcext:value-type="error">
            <text:p>#VALEUR !</text:p>
          </table:table-cell>
          <table:table-cell table:formula="of:=CONCATENATE(UTILTRANSFORMEENMOTSCLES([.D40]);&quot;,&quot;;UTILTRANSFORMEENMOTSCLES([.AI40]))" office:value-type="string" office:string-value="" calcext:value-type="error">
            <text:p>#VALEUR !</text:p>
          </table:table-cell>
          <table:table-cell office:value-type="string" calcext:value-type="string">
            <text:p><text:s/></text:p>
          </table:table-cell>
          <table:table-cell table:style-name="ce82" table:formula="of:=JSONSTRUCTURESAJOUT([.A40];[.B40];[.D40];[.Z40];[.C40];[.E40];[.F40];[.K40];[.AA40];[.AJ40];[.N40];[.O40];[.P40];[.Q40];[.S40];[.U40];[.T40];[.S40];[.V40];[.W40];[.G40];[.H40];[.Y40];[.AI40];[.AL40];[.AM40])"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52</text:p>
          </table:table-cell>
          <table:table-cell table:style-name="ce68" office:value-type="string" calcext:value-type="string">
            <text:p>MieuxTrierANantes 01/15</text:p>
          </table:table-cell>
          <table:table-cell table:style-name="ce70" office:value-type="string" calcext:value-type="string">
            <text:p>SCOP</text:p>
          </table:table-cell>
          <table:table-cell table:style-name="ce68" office:value-type="string" calcext:value-type="string">
            <text:p>DING-FRING Chantier Navals</text:p>
          </table:table-cell>
          <table:table-cell table:style-name="ce70"/>
          <table:table-cell table:style-name="ce68" office:value-type="string" calcext:value-type="string">
            <text:p>02 40 69 13 89</text:p>
          </table:table-cell>
          <table:table-cell table:style-name="ce68" office:value-type="string" calcext:value-type="string">
            <text:p><text:a xlink:href="" xlink:type="simple">http://www.lerelais.org/aussi.php?page=ding_fring</text:a></text:p>
          </table:table-cell>
          <table:table-cell table:style-name="ce70" table:number-columns-repeated="6"/>
          <table:table-cell table:style-name="ce68" office:value-type="string" calcext:value-type="string">
            <text:p>5 rue Charles Brunelière</text:p>
          </table:table-cell>
          <table:table-cell table:style-name="ce70"/>
          <table:table-cell table:style-name="ce68" office:value-type="float" office:value="44200" calcext:value-type="float">
            <text:p>44200</text:p>
          </table:table-cell>
          <table:table-cell table:style-name="ce68" office:value-type="string" calcext:value-type="string">
            <text:p>NANTES</text:p>
          </table:table-cell>
          <table:table-cell table:style-name="ce70"/>
          <table:table-cell table:style-name="ce68" office:value-type="string" calcext:value-type="string">
            <text:p>47.2092982</text:p>
          </table:table-cell>
          <table:table-cell table:style-name="ce68" office:value-type="string" calcext:value-type="string">
            <text:p>-1.5692261</text:p>
          </table:table-cell>
          <table:table-cell table:style-name="ce70"/>
          <table:table-cell table:style-name="ce68" office:value-type="string" calcext:value-type="string">
            <text:p>Du lundi au vendredi de 10h à 12h30 et de 14h30 à 18h45. Le samedi de 10h à 12h30 et de 14h30 à 18h15.</text:p>
          </table:table-cell>
          <table:table-cell table:style-name="ce68" office:value-type="string" calcext:value-type="string">
            <text:p>0101-3112_lu+ma+me+je+ve_10h00-12h30+14h30-18h45,0101-3112_sa_10h00-12h30+14h30-18h45</text:p>
          </table:table-cell>
          <table:table-cell table:style-name="ce70"/>
          <table:table-cell table:style-name="ce68" office:value-type="string" calcext:value-type="string">
            <text:p>vêtement,linge, pull, pantalon, veste</text:p>
          </table:table-cell>
          <table:table-cell table:style-name="ce68" office:value-type="string" calcext:value-type="string">
            <text:p>vêtements</text:p>
          </table:table-cell>
          <table:table-cell table:style-name="ce68"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70" table:number-columns-repeated="4"/>
          <table:table-cell table:number-columns-repeated="3"/>
          <table:table-cell table:style-name="ce68"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D41]);&quot;,&quot;;UTILTRANSFORMEENMOTSCLES([.Y41]))" office:value-type="string" office:string-value="" calcext:value-type="error">
            <text:p>#VALEUR !</text:p>
          </table:table-cell>
          <table:table-cell table:formula="of:=CONCATENATE(UTILTRANSFORMEENMOTSCLES([.D41]);&quot;,&quot;;UTILTRANSFORMEENMOTSCLES([.AI41]))" office:value-type="string" office:string-value="" calcext:value-type="error">
            <text:p>#VALEUR !</text:p>
          </table:table-cell>
          <table:table-cell office:value-type="string" calcext:value-type="string">
            <text:p><text:s/></text:p>
          </table:table-cell>
          <table:table-cell table:style-name="ce82" table:formula="of:=JSONSTRUCTURESAJOUT([.A41];[.B41];[.D41];[.Z41];[.C41];[.E41];[.F41];[.K41];[.AA41];[.AJ41];[.N41];[.O41];[.P41];[.Q41];[.S41];[.U41];[.T41];[.S41];[.V41];[.W41];[.G41];[.H41];[.Y41];[.AI41];[.AL41];[.AM41])"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36">
          <table:table-cell table:style-name="ce68" office:value-type="string" calcext:value-type="string">
            <text:p>stco_reemploi64</text:p>
          </table:table-cell>
          <table:table-cell table:style-name="ce68" office:value-type="string" calcext:value-type="string">
            <text:p>MieuxTrierANantes 01/15</text:p>
          </table:table-cell>
          <table:table-cell table:style-name="ce70" office:value-type="string" calcext:value-type="string">
            <text:p>SCOP</text:p>
          </table:table-cell>
          <table:table-cell table:style-name="ce68" office:value-type="string" calcext:value-type="string">
            <text:p>DING-FRING Nantes Erdre Grand Clos</text:p>
          </table:table-cell>
          <table:table-cell table:style-name="ce70"/>
          <table:table-cell table:style-name="ce68" office:value-type="string" calcext:value-type="string">
            <text:p>02 40 20 87 11</text:p>
          </table:table-cell>
          <table:table-cell table:style-name="ce68" office:value-type="string" calcext:value-type="string">
            <text:p><text:a xlink:href="" xlink:type="simple">http://www.lerelais.org/aussi.php?page=ding_fring</text:a></text:p>
          </table:table-cell>
          <table:table-cell table:style-name="ce70" table:number-columns-repeated="6"/>
          <table:table-cell table:style-name="ce68" office:value-type="string" calcext:value-type="string">
            <text:p>15 rue des Marsauderies </text:p>
          </table:table-cell>
          <table:table-cell table:style-name="ce70"/>
          <table:table-cell table:style-name="ce68" office:value-type="float" office:value="44000" calcext:value-type="float">
            <text:p>44000</text:p>
          </table:table-cell>
          <table:table-cell table:style-name="ce68" office:value-type="string" calcext:value-type="string">
            <text:p>NANTES</text:p>
          </table:table-cell>
          <table:table-cell table:style-name="ce70"/>
          <table:table-cell table:style-name="ce68" office:value-type="string" calcext:value-type="string">
            <text:p>47.2414082</text:p>
          </table:table-cell>
          <table:table-cell table:style-name="ce68" office:value-type="string" calcext:value-type="string">
            <text:p>-1.5318757</text:p>
          </table:table-cell>
          <table:table-cell table:style-name="ce70"/>
          <table:table-cell table:style-name="ce68" office:value-type="string" calcext:value-type="string">
            <text:p>Du lundi au vendredi de 10h à 19h00 et le samedi de 10h à 12h et de 14h à 18h30</text:p>
          </table:table-cell>
          <table:table-cell table:style-name="ce68" office:value-type="string" calcext:value-type="string">
            <text:p>0101-3112_lu+ma+me+je+ve_10h00-12h30+14h30-18h45,0101-3112_sa_10h00-12h30+14h30-18h45</text:p>
          </table:table-cell>
          <table:table-cell table:style-name="ce70"/>
          <table:table-cell table:style-name="ce68" office:value-type="string" calcext:value-type="string">
            <text:p>vêtement,linge, pull, pantalon, veste</text:p>
          </table:table-cell>
          <table:table-cell table:style-name="ce68" office:value-type="string" calcext:value-type="string">
            <text:p>vêtements</text:p>
          </table:table-cell>
          <table:table-cell table:style-name="ce68"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70" table:number-columns-repeated="4"/>
          <table:table-cell table:number-columns-repeated="3"/>
          <table:table-cell table:style-name="ce68"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D42]);&quot;,&quot;;UTILTRANSFORMEENMOTSCLES([.Y42]))" office:value-type="string" office:string-value="" calcext:value-type="error">
            <text:p>#VALEUR !</text:p>
          </table:table-cell>
          <table:table-cell table:formula="of:=CONCATENATE(UTILTRANSFORMEENMOTSCLES([.D42]);&quot;,&quot;;UTILTRANSFORMEENMOTSCLES([.AI42]))" office:value-type="string" office:string-value="" calcext:value-type="error">
            <text:p>#VALEUR !</text:p>
          </table:table-cell>
          <table:table-cell office:value-type="string" calcext:value-type="string">
            <text:p><text:s/></text:p>
          </table:table-cell>
          <table:table-cell table:style-name="ce82" table:formula="of:=JSONSTRUCTURESAJOUT([.A42];[.B42];[.D42];[.Z42];[.C42];[.E42];[.F42];[.K42];[.AA42];[.AJ42];[.N42];[.O42];[.P42];[.Q42];[.S42];[.U42];[.T42];[.S42];[.V42];[.W42];[.G42];[.H42];[.Y42];[.AI42];[.AL42];[.AM42])"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33</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Envie 44 Saint Herblain</text:p>
          </table:table-cell>
          <table:table-cell table:style-name="ce68" office:value-type="string" calcext:value-type="string">
            <text:p>magasin44sth@envie.org</text:p>
          </table:table-cell>
          <table:table-cell table:style-name="ce68" office:value-type="string" calcext:value-type="string">
            <text:p>02 40 43 21 11 </text:p>
          </table:table-cell>
          <table:table-cell table:style-name="ce68" office:value-type="string" calcext:value-type="string">
            <text:p><text:a xlink:href="" xlink:type="simple">http://www.envie-44.org/nos-magasins/nantes-st-herblain.html</text:a></text:p>
          </table:table-cell>
          <table:table-cell table:style-name="ce70" table:number-columns-repeated="3"/>
          <table:table-cell table:style-name="ce68" office:value-type="string" calcext:value-type="string">
            <text:p>02 40 43 82 96</text:p>
          </table:table-cell>
          <table:table-cell table:style-name="ce70" table:number-columns-repeated="2"/>
          <table:table-cell table:style-name="ce68" office:value-type="string" calcext:value-type="string">
            <text:p>18 rue Bobby Sands</text:p>
          </table:table-cell>
          <table:table-cell table:style-name="ce70"/>
          <table:table-cell table:style-name="ce68" office:value-type="float" office:value="44800" calcext:value-type="float">
            <text:p>44800</text:p>
          </table:table-cell>
          <table:table-cell table:style-name="ce68" office:value-type="string" calcext:value-type="string">
            <text:p>SAINT-HERBLAIN</text:p>
          </table:table-cell>
          <table:table-cell table:style-name="ce70"/>
          <table:table-cell table:style-name="ce68" office:value-type="string" calcext:value-type="string">
            <text:p>47.233582</text:p>
          </table:table-cell>
          <table:table-cell table:style-name="ce68" office:value-type="string" calcext:value-type="string">
            <text:p>-1.652637</text:p>
          </table:table-cell>
          <table:table-cell table:style-name="ce70"/>
          <table:table-cell table:style-name="ce68" office:value-type="string" calcext:value-type="string">
            <text:p>Du lundi au samedi de 10h à 13h et de 14h à 19h</text:p>
          </table:table-cell>
          <table:table-cell table:style-name="ce68" office:value-type="string" calcext:value-type="string">
            <text:p>0101-3112_lu+ma+me+je+ve+sa_12h00-14h00+14h00-19h00</text:p>
          </table:table-cell>
          <table:table-cell table:style-name="ce70"/>
          <table:table-cell table:style-name="ce68" office:value-type="string" calcext:value-type="string">
            <text:p>électroménager,réfrigérateur,télévision,lave-vaisselle,congélateur,envie44</text:p>
          </table:table-cell>
          <table:table-cell table:style-name="ce68" office:value-type="string" calcext:value-type="string">
            <text:p>électroménager</text:p>
          </table:table-cell>
          <table:table-cell table:style-name="ce68" office:value-type="string" calcext:value-type="string">
            <text:p>Récupération et vente d'électroménager &lt;br/&gt;&lt;img src='resources/images/images_non_libres/envie44_petit.jpg' /&gt;Créés par des membres d'Emmaûs, Envie regroupe désormais 50 entreprises, dont 2 en Loire Atlantique (Saint-Nazaire et Saint-Herblain), ce qui représente 90 salariés dans le département.&lt;br/&gt;&lt;br/&gt;C'est un lieu de dépôt des Déchets d'équipement électrique et électronique (D3E).&lt;br/&gt;Les particuliers peuvent déposer en déchèteries ou directement chez Envie 44.&lt;br/&gt;&lt;br/&gt;C'est également un magasin qui présente les appareils électroménagers à prix abordables.</text:p>
          </table:table-cell>
          <table:table-cell table:style-name="ce70" table:number-columns-repeated="4"/>
          <table:table-cell table:number-columns-repeated="3"/>
          <table:table-cell table:style-name="ce68" office:value-type="string" calcext:value-type="string">
            <text:p>appliances, refrigerator, television, dishwasher, freezer, envie44</text:p>
          </table:table-cell>
          <table:table-cell office:value-type="string" calcext:value-type="string">
            <text:p>Recovery and sale of appliances &lt;br/&gt; &lt;img src='resources/images/images_non_libres/envie44_petit.jpg '/&gt;Created by members of Emmaus, want now comprises 50 companies, including 2 in Loire Atlantique (Saint-Nazaire and St. Herblain), which represents 90 employees in the department. &lt;br/&gt; It is a repository of electrical and electronic equipment waste (D3E). Individuals can drop &lt;br/&gt; in waste collection centers or directly at Envie &lt;br/&gt; 44. It is also a store that has appliances at affordable prices.</text:p>
          </table:table-cell>
          <table:table-cell office:value-type="string" calcext:value-type="string">
            <text:p><text:s/></text:p>
          </table:table-cell>
          <table:table-cell table:formula="of:=CONCATENATE(UTILTRANSFORMEENMOTSCLES([.D43]);&quot;,&quot;;UTILTRANSFORMEENMOTSCLES([.Y43]))" office:value-type="string" office:string-value="" calcext:value-type="error">
            <text:p>#VALEUR !</text:p>
          </table:table-cell>
          <table:table-cell table:formula="of:=CONCATENATE(UTILTRANSFORMEENMOTSCLES([.D43]);&quot;,&quot;;UTILTRANSFORMEENMOTSCLES([.AI43]))" office:value-type="string" office:string-value="" calcext:value-type="error">
            <text:p>#VALEUR !</text:p>
          </table:table-cell>
          <table:table-cell office:value-type="string" calcext:value-type="string">
            <text:p><text:s/></text:p>
          </table:table-cell>
          <table:table-cell table:style-name="ce82" table:formula="of:=JSONSTRUCTURESAJOUT([.A43];[.B43];[.D43];[.Z43];[.C43];[.E43];[.F43];[.K43];[.AA43];[.AJ43];[.N43];[.O43];[.P43];[.Q43];[.S43];[.U43];[.T43];[.S43];[.V43];[.W43];[.G43];[.H43];[.Y43];[.AI43];[.AL43];[.AM43])"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68</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Orthopédie sans Frontières</text:p>
          </table:table-cell>
          <table:table-cell table:style-name="ce70"/>
          <table:table-cell table:style-name="ce68" office:value-type="string" calcext:value-type="string">
            <text:p>06.83.45.78.96</text:p>
          </table:table-cell>
          <table:table-cell table:style-name="ce68" office:value-type="string" calcext:value-type="string">
            <text:p><text:a xlink:href="" xlink:type="simple">osfafrique.org</text:a></text:p>
          </table:table-cell>
          <table:table-cell table:style-name="ce70" table:number-columns-repeated="6"/>
          <table:table-cell table:style-name="ce68" office:value-type="string" calcext:value-type="string">
            <text:p>La Métairie</text:p>
          </table:table-cell>
          <table:table-cell table:style-name="ce70"/>
          <table:table-cell table:style-name="ce68" office:value-type="float" office:value="44800" calcext:value-type="float">
            <text:p>44800</text:p>
          </table:table-cell>
          <table:table-cell table:style-name="ce68" office:value-type="string" calcext:value-type="string">
            <text:p>SAINT-HERBLAIN</text:p>
          </table:table-cell>
          <table:table-cell table:style-name="ce70"/>
          <table:table-cell table:style-name="ce68" office:value-type="string" calcext:value-type="string">
            <text:p>47.229244</text:p>
          </table:table-cell>
          <table:table-cell table:style-name="ce68" office:value-type="string" calcext:value-type="string">
            <text:p>-1.661669</text:p>
          </table:table-cell>
          <table:table-cell table:style-name="ce70"/>
          <table:table-cell table:style-name="ce68" office:value-type="string" calcext:value-type="string">
            <text:p>Le jeudi de 9h à 12h et de 14h à 17h30 </text:p>
          </table:table-cell>
          <table:table-cell table:style-name="ce68" office:value-type="string" calcext:value-type="string">
            <text:p>0101-3112_je_09h00-12h00+14h00-17h30</text:p>
          </table:table-cell>
          <table:table-cell table:style-name="ce70"/>
          <table:table-cell table:style-name="ce68" office:value-type="string" calcext:value-type="string">
            <text:p>lunette,auditif,fauteuil roulant</text:p>
          </table:table-cell>
          <table:table-cell table:style-name="ce68" office:value-type="string" calcext:value-type="string">
            <text:p>divers</text:p>
          </table:table-cell>
          <table:table-cell table:style-name="ce68" office:value-type="string" calcext:value-type="string">
            <text:p>Récupération de matériels pour chambre d'hôpital, fauteuils roulant, lunettes, appareils auditifs&lt;br/&gt;&lt;br/&gt;Collecter, réparer et distribuer vers les plus démunis et en particulier dans les pays du sud en voie de développement des matériels, médicaux, paramédicaux et orthopédiques collectés dans les cliniques, hopitaux, centre des personnes agées ou handicapés et aussi les particuliers.&lt;br/&gt;&lt;br/&gt;Lieu de collecte : La Métairie, 44800 Saint Herblain</text:p>
          </table:table-cell>
          <table:table-cell table:style-name="ce70" table:number-columns-repeated="4"/>
          <table:table-cell table:number-columns-repeated="3"/>
          <table:table-cell table:style-name="ce68" office:value-type="string" calcext:value-type="string">
            <text:p>glasses, hearing, wheelchair</text:p>
          </table:table-cell>
          <table:table-cell office:value-type="string" calcext:value-type="string">
            <text:p>Recovery of materials for hospital room, wheelchairs, eyeglasses, hearing aids &lt;br/&gt; collect, repair and distribute to the poor, particularly in the southern developing hardware, medical, paramedical and orthopedic collected in clinics, hospitals, center for elderly and disabled as well as individuals &lt;br/&gt; Place collection. La Metairie, 44800 Saint Herblain</text:p>
          </table:table-cell>
          <table:table-cell office:value-type="string" calcext:value-type="string">
            <text:p><text:s/></text:p>
          </table:table-cell>
          <table:table-cell table:formula="of:=CONCATENATE(UTILTRANSFORMEENMOTSCLES([.D44]);&quot;,&quot;;UTILTRANSFORMEENMOTSCLES([.Y44]))" office:value-type="string" office:string-value="" calcext:value-type="error">
            <text:p>#VALEUR !</text:p>
          </table:table-cell>
          <table:table-cell table:formula="of:=CONCATENATE(UTILTRANSFORMEENMOTSCLES([.D44]);&quot;,&quot;;UTILTRANSFORMEENMOTSCLES([.AI44]))" office:value-type="string" office:string-value="" calcext:value-type="error">
            <text:p>#VALEUR !</text:p>
          </table:table-cell>
          <table:table-cell office:value-type="string" calcext:value-type="string">
            <text:p><text:s/></text:p>
          </table:table-cell>
          <table:table-cell table:style-name="ce82" table:formula="of:=JSONSTRUCTURESAJOUT([.A44];[.B44];[.D44];[.Z44];[.C44];[.E44];[.F44];[.K44];[.AA44];[.AJ44];[.N44];[.O44];[.P44];[.Q44];[.S44];[.U44];[.T44];[.S44];[.V44];[.W44];[.G44];[.H44];[.Y44];[.AI44];[.AL44];[.AM44])"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60</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Véti Frat - La Fraternité </text:p>
          </table:table-cell>
          <table:table-cell table:style-name="ce68" office:value-type="string" calcext:value-type="string">
            <text:p>ecoutedelarue@orange.fr </text:p>
          </table:table-cell>
          <table:table-cell table:style-name="ce68" office:value-type="string" calcext:value-type="string">
            <text:p>02 40 69 37 63</text:p>
          </table:table-cell>
          <table:table-cell table:style-name="ce68" office:value-type="string" calcext:value-type="string">
            <text:p><text:a xlink:href="" xlink:type="simple">http://www.petitsfreres.asso.fr/nos-implantations/44016-01-fraternite-de-nantes.html</text:a></text:p>
          </table:table-cell>
          <table:table-cell table:style-name="ce70" table:number-columns-repeated="6"/>
          <table:table-cell table:style-name="ce68" office:value-type="string" calcext:value-type="string">
            <text:p>3, rue Amiral Du Chaffault </text:p>
          </table:table-cell>
          <table:table-cell table:style-name="ce70"/>
          <table:table-cell table:style-name="ce68" office:value-type="float" office:value="44100" calcext:value-type="float">
            <text:p>44100</text:p>
          </table:table-cell>
          <table:table-cell table:style-name="ce68" office:value-type="string" calcext:value-type="string">
            <text:p>NANTES</text:p>
          </table:table-cell>
          <table:table-cell table:style-name="ce70"/>
          <table:table-cell table:style-name="ce68" office:value-type="string" calcext:value-type="string">
            <text:p>47.2097351</text:p>
          </table:table-cell>
          <table:table-cell table:style-name="ce68" office:value-type="string" calcext:value-type="string">
            <text:p>-1.5801384</text:p>
          </table:table-cell>
          <table:table-cell table:style-name="ce70"/>
          <table:table-cell table:style-name="ce68" office:value-type="string" calcext:value-type="string">
            <text:p>du mardi au vendredi de 14h à 17h30, Le samedi de 10h à 12h15</text:p>
          </table:table-cell>
          <table:table-cell table:style-name="ce68" office:value-type="string" calcext:value-type="string">
            <text:p>0101-3112_ma+me+je+ve_14h00-17h30,0101-3112_sa_10h00-12h15</text:p>
          </table:table-cell>
          <table:table-cell table:style-name="ce70"/>
          <table:table-cell table:style-name="ce68" office:value-type="string" calcext:value-type="string">
            <text:p>électroménager, livres/BD/CD/DVD, jouet, meuble, vêtements, divers</text:p>
          </table:table-cell>
          <table:table-cell table:style-name="ce70" office:value-type="string" calcext:value-type="string">
            <text:p>divers</text:p>
          </table:table-cell>
          <table:table-cell table:style-name="ce68" office:value-type="string" calcext:value-type="string">
            <text:p>Les petits frères des Pauvres accompagnent des personnes – en priorité de plus de cinquante ans - souffrant d'isolement, de pauvreté, de maladie, d'exclusions.&lt;br/&gt;&lt;br/&gt;&lt;i&gt;je dépose mes fringues que je ne mets plus et où j'en achète d'autres pour un, deux ou cinq euros (5 euros c'est pour les ensembles)...En face de la fripe, il y a la brocante où l'on achète des livres, des verres, des vieux sacs à dos tachés, des vases magnifiques pour pas un rond… aucune logique en relation avec les monde extérieur à la frat. Le livre vaut 50 Cts d'euros qu'il soit de 1700 ou de 1999.&lt;/i&gt;</text:p>
          </table:table-cell>
          <table:table-cell table:style-name="ce70" table:number-columns-repeated="4"/>
          <table:table-cell table:number-columns-repeated="3"/>
          <table:table-cell table:style-name="ce68" office:value-type="string" calcext:value-type="string">
            <text:p>appliances, books / BD / CD / DVD, toy, furniture, clothing, miscellaneous</text:p>
          </table:table-cell>
          <table:table-cell office:value-type="string" calcext:value-type="string">
            <text:p>The Little Brothers escort individuals - primarily over fifty years. - With isolation, poverty, sickness, exclusions &lt;br/&gt; &lt;i&gt; I lay my clothes that I put more and where I bought some for one, two or five euros (5 euros is for sets) ... In front of the crumples, there is the flea market where we buy books, glasses, old stained bags back, wonderful vases for a round ... not any logic in relation to the world outside the frat. The book is worth 50 euros Cts whether of 1700 or 1999. &lt;/ I&gt;</text:p>
          </table:table-cell>
          <table:table-cell office:value-type="string" calcext:value-type="string">
            <text:p><text:s/></text:p>
          </table:table-cell>
          <table:table-cell table:formula="of:=CONCATENATE(UTILTRANSFORMEENMOTSCLES([.D45]);&quot;,&quot;;UTILTRANSFORMEENMOTSCLES([.Y45]))" office:value-type="string" office:string-value="" calcext:value-type="error">
            <text:p>#VALEUR !</text:p>
          </table:table-cell>
          <table:table-cell table:formula="of:=CONCATENATE(UTILTRANSFORMEENMOTSCLES([.D45]);&quot;,&quot;;UTILTRANSFORMEENMOTSCLES([.AI45]))" office:value-type="string" office:string-value="" calcext:value-type="error">
            <text:p>#VALEUR !</text:p>
          </table:table-cell>
          <table:table-cell office:value-type="string" calcext:value-type="string">
            <text:p><text:s/></text:p>
          </table:table-cell>
          <table:table-cell table:style-name="ce82" table:formula="of:=JSONSTRUCTURESAJOUT([.A45];[.B45];[.D45];[.Z45];[.C45];[.E45];[.F45];[.K45];[.AA45];[.AJ45];[.N45];[.O45];[.P45];[.Q45];[.S45];[.U45];[.T45];[.S45];[.V45];[.W45];[.G45];[.H45];[.Y45];[.AI45];[.AL45];[.AM45])"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61</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Secours populaire</text:p>
          </table:table-cell>
          <table:table-cell table:style-name="ce68" office:value-type="string" calcext:value-type="string">
            <text:p>contact@spf44.org</text:p>
          </table:table-cell>
          <table:table-cell table:style-name="ce68" office:value-type="string" calcext:value-type="string">
            <text:p>02 40 74 14 14 </text:p>
          </table:table-cell>
          <table:table-cell table:style-name="ce68" office:value-type="string" calcext:value-type="string">
            <text:p><text:a xlink:href="" xlink:type="simple">https://www.secourspopulaire.fr/44/</text:a></text:p>
          </table:table-cell>
          <table:table-cell table:style-name="ce70" table:number-columns-repeated="3"/>
          <table:table-cell table:style-name="ce68" office:value-type="string" calcext:value-type="string">
            <text:p>02 40 74 34 64 </text:p>
          </table:table-cell>
          <table:table-cell table:style-name="ce70" table:number-columns-repeated="2"/>
          <table:table-cell table:style-name="ce68" office:value-type="string" calcext:value-type="string">
            <text:p>163 Rue Paul Bellamy</text:p>
          </table:table-cell>
          <table:table-cell table:style-name="ce70"/>
          <table:table-cell table:style-name="ce68" office:value-type="float" office:value="44000" calcext:value-type="float">
            <text:p>44000</text:p>
          </table:table-cell>
          <table:table-cell table:style-name="ce68" office:value-type="string" calcext:value-type="string">
            <text:p>NANTES</text:p>
          </table:table-cell>
          <table:table-cell table:style-name="ce70"/>
          <table:table-cell table:style-name="ce68" office:value-type="string" calcext:value-type="string">
            <text:p>47.227348</text:p>
          </table:table-cell>
          <table:table-cell table:style-name="ce68" office:value-type="string" calcext:value-type="string">
            <text:p>-1.560953</text:p>
          </table:table-cell>
          <table:table-cell table:style-name="ce70"/>
          <table:table-cell table:style-name="ce68" office:value-type="string" calcext:value-type="string">
            <text:p>Tous les jours du lundi au vendredi de 8h30 à 12h30 et de 13h30 à 17h30 (17h00 le vendredi)</text:p>
          </table:table-cell>
          <table:table-cell table:style-name="ce68" office:value-type="string" calcext:value-type="string">
            <text:p>0101-3112_lu+ma+me+je+ve_08h30-12h30+13h30-17h30,0101-3112_lu+ma+me+je+ve_08h30-12h30+13h30-17h00</text:p>
          </table:table-cell>
          <table:table-cell table:style-name="ce70"/>
          <table:table-cell table:style-name="ce68" office:value-type="string" calcext:value-type="string">
            <text:p>vêtement,meuble,électroménager</text:p>
          </table:table-cell>
          <table:table-cell table:style-name="ce68" office:value-type="string" calcext:value-type="string">
            <text:p>meuble, vêtements, électroménager</text:p>
          </table:table-cell>
          <table:table-cell table:style-name="ce68" office:value-type="string" calcext:value-type="string">
            <text:p>Récupération de vêtements, meubles, électroménagers</text:p>
          </table:table-cell>
          <table:table-cell table:style-name="ce70" table:number-columns-repeated="4"/>
          <table:table-cell table:number-columns-repeated="3"/>
          <table:table-cell table:style-name="ce68" office:value-type="string" calcext:value-type="string">
            <text:p>clothing, furniture, appliances</text:p>
          </table:table-cell>
          <table:table-cell office:value-type="string" calcext:value-type="string">
            <text:p>Recovery of clothing, furniture, appliances</text:p>
          </table:table-cell>
          <table:table-cell office:value-type="string" calcext:value-type="string">
            <text:p><text:s/></text:p>
          </table:table-cell>
          <table:table-cell table:formula="of:=CONCATENATE(UTILTRANSFORMEENMOTSCLES([.D46]);&quot;,&quot;;UTILTRANSFORMEENMOTSCLES([.Y46]))" office:value-type="string" office:string-value="" calcext:value-type="error">
            <text:p>#VALEUR !</text:p>
          </table:table-cell>
          <table:table-cell table:formula="of:=CONCATENATE(UTILTRANSFORMEENMOTSCLES([.D46]);&quot;,&quot;;UTILTRANSFORMEENMOTSCLES([.AI46]))" office:value-type="string" office:string-value="" calcext:value-type="error">
            <text:p>#VALEUR !</text:p>
          </table:table-cell>
          <table:table-cell office:value-type="string" calcext:value-type="string">
            <text:p><text:s/></text:p>
          </table:table-cell>
          <table:table-cell table:style-name="ce82" table:formula="of:=JSONSTRUCTURESAJOUT([.A46];[.B46];[.D46];[.Z46];[.C46];[.E46];[.F46];[.K46];[.AA46];[.AJ46];[.N46];[.O46];[.P46];[.Q46];[.S46];[.U46];[.T46];[.S46];[.V46];[.W46];[.G46];[.H46];[.Y46];[.AI46];[.AL46];[.AM46])"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47</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La Croix Rouge / Vestiboutique</text:p>
          </table:table-cell>
          <table:table-cell table:style-name="ce68" office:value-type="string" calcext:value-type="string">
            <text:p>dl.nantes@croix-rouge.fr</text:p>
          </table:table-cell>
          <table:table-cell table:style-name="ce68" office:value-type="string" calcext:value-type="string">
            <text:p>02 51 89 10 70 </text:p>
          </table:table-cell>
          <table:table-cell table:style-name="ce68" office:value-type="string" calcext:value-type="string">
            <text:p><text:a xlink:href="" xlink:type="simple">www.croix-rouge.fr</text:a></text:p>
          </table:table-cell>
          <table:table-cell table:style-name="ce70" table:number-columns-repeated="6"/>
          <table:table-cell table:style-name="ce68" office:value-type="string" calcext:value-type="string">
            <text:p>51 bis rue de la Moisdonnière</text:p>
          </table:table-cell>
          <table:table-cell table:style-name="ce70"/>
          <table:table-cell table:style-name="ce68" office:value-type="float" office:value="44300" calcext:value-type="float">
            <text:p>44300</text:p>
          </table:table-cell>
          <table:table-cell table:style-name="ce68" office:value-type="string" calcext:value-type="string">
            <text:p>NANTES</text:p>
          </table:table-cell>
          <table:table-cell table:style-name="ce70"/>
          <table:table-cell table:style-name="ce68" office:value-type="string" calcext:value-type="string">
            <text:p>47.23558</text:p>
          </table:table-cell>
          <table:table-cell table:style-name="ce68" office:value-type="string" calcext:value-type="string">
            <text:p>-1.53276</text:p>
          </table:table-cell>
          <table:table-cell table:style-name="ce70"/>
          <table:table-cell table:style-name="ce68" office:value-type="string" calcext:value-type="string">
            <text:p>Mardi et jeudi de 9h30 à 12h00 et de 14h00 à 17h00</text:p>
          </table:table-cell>
          <table:table-cell table:style-name="ce68" office:value-type="string" calcext:value-type="string">
            <text:p>0101-3112_ma+je_09h30-12h00,0101-3112_ma+je_14h00-17h00</text:p>
          </table:table-cell>
          <table:table-cell table:style-name="ce70"/>
          <table:table-cell table:style-name="ce68" office:value-type="string" calcext:value-type="string">
            <text:p>vêtement,livre,jouet,vaisselle,bibelot</text:p>
          </table:table-cell>
          <table:table-cell table:style-name="ce68" office:value-type="string" calcext:value-type="string">
            <text:p>vêtements, livres/bd/cd/dvd, jouet, divers</text:p>
          </table:table-cell>
          <table:table-cell table:style-name="ce68" office:value-type="string" calcext:value-type="string">
            <text:p>Récupération et distribution de vêtements, livres, jouets, vaisselle, bibelots</text:p>
          </table:table-cell>
          <table:table-cell table:style-name="ce70" table:number-columns-repeated="4"/>
          <table:table-cell table:number-columns-repeated="3"/>
          <table:table-cell table:style-name="ce68" office:value-type="string" calcext:value-type="string">
            <text:p>clothing, books, toys, crockery, trinket</text:p>
          </table:table-cell>
          <table:table-cell office:value-type="string" calcext:value-type="string">
            <text:p>Recovery and distribution of clothes, books, toys, dishes, knickknacks</text:p>
          </table:table-cell>
          <table:table-cell office:value-type="string" calcext:value-type="string">
            <text:p><text:s/></text:p>
          </table:table-cell>
          <table:table-cell table:formula="of:=CONCATENATE(UTILTRANSFORMEENMOTSCLES([.D47]);&quot;,&quot;;UTILTRANSFORMEENMOTSCLES([.Y47]))" office:value-type="string" office:string-value="" calcext:value-type="error">
            <text:p>#VALEUR !</text:p>
          </table:table-cell>
          <table:table-cell table:formula="of:=CONCATENATE(UTILTRANSFORMEENMOTSCLES([.D47]);&quot;,&quot;;UTILTRANSFORMEENMOTSCLES([.AI47]))" office:value-type="string" office:string-value="" calcext:value-type="error">
            <text:p>#VALEUR !</text:p>
          </table:table-cell>
          <table:table-cell office:value-type="string" calcext:value-type="string">
            <text:p><text:s/></text:p>
          </table:table-cell>
          <table:table-cell table:style-name="ce82" table:formula="of:=JSONSTRUCTURESAJOUT([.A47];[.B47];[.D47];[.Z47];[.C47];[.E47];[.F47];[.K47];[.AA47];[.AJ47];[.N47];[.O47];[.P47];[.Q47];[.S47];[.U47];[.T47];[.S47];[.V47];[.W47];[.G47];[.H47];[.Y47];[.AI47];[.AL47];[.AM47])"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47</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La Croix Rouge / Meubles</text:p>
          </table:table-cell>
          <table:table-cell table:style-name="ce68" office:value-type="string" calcext:value-type="string">
            <text:p>henrilonguemard@yahoo.fr </text:p>
          </table:table-cell>
          <table:table-cell table:style-name="ce68" office:value-type="string" calcext:value-type="string">
            <text:p>02 51 89 47 62</text:p>
          </table:table-cell>
          <table:table-cell table:style-name="ce68" office:value-type="string" calcext:value-type="string">
            <text:p><text:a xlink:href="" xlink:type="simple">www.croix-rouge.fr</text:a></text:p>
          </table:table-cell>
          <table:table-cell table:style-name="ce70" table:number-columns-repeated="6"/>
          <table:table-cell table:style-name="ce68" office:value-type="string" calcext:value-type="string">
            <text:p>8 rue des petites industries</text:p>
          </table:table-cell>
          <table:table-cell table:style-name="ce70"/>
          <table:table-cell table:style-name="ce68" office:value-type="float" office:value="44470" calcext:value-type="float">
            <text:p>44470</text:p>
          </table:table-cell>
          <table:table-cell table:style-name="ce68" office:value-type="string" calcext:value-type="string">
            <text:p>CARQUEFOU</text:p>
          </table:table-cell>
          <table:table-cell table:style-name="ce70"/>
          <table:table-cell table:style-name="ce68" office:value-type="string" calcext:value-type="string">
            <text:p>47.265602</text:p>
          </table:table-cell>
          <table:table-cell table:style-name="ce68" office:value-type="string" calcext:value-type="string">
            <text:p>-1.493419 </text:p>
          </table:table-cell>
          <table:table-cell table:style-name="ce70"/>
          <table:table-cell table:style-name="ce68" office:value-type="string" calcext:value-type="string">
            <text:p>Vendredi de 14 h à 17 h</text:p>
          </table:table-cell>
          <table:table-cell table:style-name="ce68" office:value-type="string" calcext:value-type="string">
            <text:p>0101-3112_ve_14h00-17h00</text:p>
          </table:table-cell>
          <table:table-cell table:style-name="ce70"/>
          <table:table-cell table:style-name="ce68" office:value-type="string" calcext:value-type="string">
            <text:p>meubles,luminaire,canapé,literie,petit et gros électroménager,articles de décoration</text:p>
          </table:table-cell>
          <table:table-cell table:style-name="ce68" office:value-type="string" calcext:value-type="string">
            <text:p>vêtements, livres/bd/cd/dvd, jouet, divers</text:p>
          </table:table-cell>
          <table:table-cell table:style-name="ce68" office:value-type="string" calcext:value-type="string">
            <text:p>Ventes de meubles, petits meubles, meubles de bureau, luminaire, canapé, literie, meubles de cuisine, petit et gros électroménager, articles de décoration. À petits prix.</text:p>
          </table:table-cell>
          <table:table-cell table:style-name="ce70" table:number-columns-repeated="4"/>
          <table:table-cell table:number-columns-repeated="3"/>
          <table:table-cell table:style-name="ce68" office:value-type="string" calcext:value-type="string">
            <text:p>furniture, lighting, sofa, bedding, small and large appliances, decorative items</text:p>
          </table:table-cell>
          <table:table-cell office:value-type="string" calcext:value-type="string">
            <text:p>Sales of furniture, small furniture, office furniture, lighting, sofa, beds, kitchen furniture, small and large appliances, decorative items. At low prices.</text:p>
          </table:table-cell>
          <table:table-cell office:value-type="string" calcext:value-type="string">
            <text:p><text:s/></text:p>
          </table:table-cell>
          <table:table-cell table:formula="of:=CONCATENATE(UTILTRANSFORMEENMOTSCLES([.D48]);&quot;,&quot;;UTILTRANSFORMEENMOTSCLES([.Y48]))" office:value-type="string" office:string-value="" calcext:value-type="error">
            <text:p>#VALEUR !</text:p>
          </table:table-cell>
          <table:table-cell table:formula="of:=CONCATENATE(UTILTRANSFORMEENMOTSCLES([.D48]);&quot;,&quot;;UTILTRANSFORMEENMOTSCLES([.AI48]))" office:value-type="string" office:string-value="" calcext:value-type="error">
            <text:p>#VALEUR !</text:p>
          </table:table-cell>
          <table:table-cell office:value-type="string" calcext:value-type="string">
            <text:p><text:s/></text:p>
          </table:table-cell>
          <table:table-cell table:style-name="ce82" table:formula="of:=JSONSTRUCTURESAJOUT([.A48];[.B48];[.D48];[.Z48];[.C48];[.E48];[.F48];[.K48];[.AA48];[.AJ48];[.N48];[.O48];[.P48];[.Q48];[.S48];[.U48];[.T48];[.S48];[.V48];[.W48];[.G48];[.H48];[.Y48];[.AI48];[.AL48];[.AM48])"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37">
          <table:table-cell table:style-name="ce68" office:value-type="string" calcext:value-type="string">
            <text:p>stco_reemploi35</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Nantes Ecologie L'Air Livre (château Nantes)</text:p>
          </table:table-cell>
          <table:table-cell table:style-name="ce68" office:value-type="string" calcext:value-type="string">
            <text:p>nantes.ecologie@free.fr</text:p>
          </table:table-cell>
          <table:table-cell table:style-name="ce68" office:value-type="string" calcext:value-type="string">
            <text:p>02 40 47 18 27 (public) / 02 51 82 05 41 (bureau)</text:p>
          </table:table-cell>
          <table:table-cell table:style-name="ce68" office:value-type="string" calcext:value-type="string">
            <text:p><text:a xlink:href="" xlink:type="simple">http://nantesecologie.free.fr</text:a></text:p>
          </table:table-cell>
          <table:table-cell table:style-name="ce70" table:number-columns-repeated="6"/>
          <table:table-cell table:style-name="ce68" office:value-type="string" calcext:value-type="string">
            <text:p>3 bis rue Prémion</text:p>
          </table:table-cell>
          <table:table-cell table:style-name="ce70"/>
          <table:table-cell table:style-name="ce68" office:value-type="float" office:value="44015" calcext:value-type="float">
            <text:p>44015</text:p>
          </table:table-cell>
          <table:table-cell table:style-name="ce68" office:value-type="string" calcext:value-type="string">
            <text:p>NANTES</text:p>
          </table:table-cell>
          <table:table-cell table:style-name="ce70"/>
          <table:table-cell table:style-name="ce68" office:value-type="string" calcext:value-type="string">
            <text:p>47.217117</text:p>
          </table:table-cell>
          <table:table-cell table:style-name="ce68" office:value-type="string" calcext:value-type="string">
            <text:p>-1.548943</text:p>
          </table:table-cell>
          <table:table-cell table:style-name="ce70"/>
          <table:table-cell table:style-name="ce68"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68" office:value-type="string" calcext:value-type="string">
            <text:p>0101-3112_lu+ma+me+je+ve_09h00-13h00+14h30-18h30</text:p>
          </table:table-cell>
          <table:table-cell table:style-name="ce70"/>
          <table:table-cell table:style-name="ce68" office:value-type="string" calcext:value-type="string">
            <text:p>livre,revue,BD</text:p>
          </table:table-cell>
          <table:table-cell table:style-name="ce68" office:value-type="string" calcext:value-type="string">
            <text:p>livres/bd/cd/dvd</text:p>
          </table:table-cell>
          <table:table-cell table:style-name="ce68" office:value-type="string" calcext:value-type="string">
            <text:p>Récupération de livres, revues, BD</text:p>
          </table:table-cell>
          <table:table-cell table:style-name="ce70" table:number-columns-repeated="4"/>
          <table:table-cell table:number-columns-repeated="3"/>
          <table:table-cell table:style-name="ce68" office:value-type="string" calcext:value-type="string">
            <text:p>book, magazine, Comics</text:p>
          </table:table-cell>
          <table:table-cell office:value-type="string" calcext:value-type="string">
            <text:p>Recovery of books, magazines, comics</text:p>
          </table:table-cell>
          <table:table-cell office:value-type="string" calcext:value-type="string">
            <text:p><text:s/></text:p>
          </table:table-cell>
          <table:table-cell table:formula="of:=CONCATENATE(UTILTRANSFORMEENMOTSCLES([.D49]);&quot;,&quot;;UTILTRANSFORMEENMOTSCLES([.Y49]))" office:value-type="string" office:string-value="" calcext:value-type="error">
            <text:p>#VALEUR !</text:p>
          </table:table-cell>
          <table:table-cell table:formula="of:=CONCATENATE(UTILTRANSFORMEENMOTSCLES([.D49]);&quot;,&quot;;UTILTRANSFORMEENMOTSCLES([.AI49]))" office:value-type="string" office:string-value="" calcext:value-type="error">
            <text:p>#VALEUR !</text:p>
          </table:table-cell>
          <table:table-cell office:value-type="string" calcext:value-type="string">
            <text:p><text:s/></text:p>
          </table:table-cell>
          <table:table-cell table:style-name="ce82" table:formula="of:=JSONSTRUCTURESAJOUT([.A49];[.B49];[.D49];[.Z49];[.C49];[.E49];[.F49];[.K49];[.AA49];[.AJ49];[.N49];[.O49];[.P49];[.Q49];[.S49];[.U49];[.T49];[.S49];[.V49];[.W49];[.G49];[.H49];[.Y49];[.AI49];[.AL49];[.AM49])"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36">
          <table:table-cell table:style-name="ce68" office:value-type="string" calcext:value-type="string">
            <text:p>stco_reemploi51</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Nantes Ecologie L'Air Livre (Cité des Congrès Nantes)</text:p>
          </table:table-cell>
          <table:table-cell table:style-name="ce68" office:value-type="string" calcext:value-type="string">
            <text:p>nantes.ecologie@free.fr</text:p>
          </table:table-cell>
          <table:table-cell table:style-name="ce68" office:value-type="string" calcext:value-type="string">
            <text:p>02 51 82 78 30</text:p>
          </table:table-cell>
          <table:table-cell table:style-name="ce68" office:value-type="string" calcext:value-type="string">
            <text:p><text:a xlink:href="" xlink:type="simple">http://nantesecologie.free.fr</text:a></text:p>
          </table:table-cell>
          <table:table-cell table:style-name="ce70" table:number-columns-repeated="6"/>
          <table:table-cell table:style-name="ce68" office:value-type="string" calcext:value-type="string">
            <text:p>6 rue Monteil</text:p>
          </table:table-cell>
          <table:table-cell table:style-name="ce70"/>
          <table:table-cell table:style-name="ce68" office:value-type="float" office:value="44000" calcext:value-type="float">
            <text:p>44000</text:p>
          </table:table-cell>
          <table:table-cell table:style-name="ce68" office:value-type="string" calcext:value-type="string">
            <text:p>NANTES</text:p>
          </table:table-cell>
          <table:table-cell table:style-name="ce70"/>
          <table:table-cell table:style-name="ce68" office:value-type="string" calcext:value-type="string">
            <text:p>47.213765</text:p>
          </table:table-cell>
          <table:table-cell table:style-name="ce68" office:value-type="string" calcext:value-type="string">
            <text:p>-1.5484173</text:p>
          </table:table-cell>
          <table:table-cell table:style-name="ce70"/>
          <table:table-cell table:style-name="ce68"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68" office:value-type="string" calcext:value-type="string">
            <text:p>0101-3112_ve_09h00-13h00</text:p>
          </table:table-cell>
          <table:table-cell table:style-name="ce70"/>
          <table:table-cell table:style-name="ce68" office:value-type="string" calcext:value-type="string">
            <text:p>livre,revue,BD,manuel,scolaire</text:p>
          </table:table-cell>
          <table:table-cell table:style-name="ce68" office:value-type="string" calcext:value-type="string">
            <text:p>livres/bd/cd/dvd</text:p>
          </table:table-cell>
          <table:table-cell table:style-name="ce68" office:value-type="string" calcext:value-type="string">
            <text:p>Récupération de livres, revues, BD et de manuels scolaires</text:p>
          </table:table-cell>
          <table:table-cell table:style-name="ce70" table:number-columns-repeated="4"/>
          <table:table-cell table:number-columns-repeated="3"/>
          <table:table-cell table:style-name="ce68" office:value-type="string" calcext:value-type="string">
            <text:p>Book, magazine, comic, manual, school</text:p>
          </table:table-cell>
          <table:table-cell office:value-type="string" calcext:value-type="string">
            <text:p>Recovery of books, magazines, comics and textbooks</text:p>
          </table:table-cell>
          <table:table-cell office:value-type="string" calcext:value-type="string">
            <text:p><text:s/></text:p>
          </table:table-cell>
          <table:table-cell table:formula="of:=CONCATENATE(UTILTRANSFORMEENMOTSCLES([.D50]);&quot;,&quot;;UTILTRANSFORMEENMOTSCLES([.Y50]))" office:value-type="string" office:string-value="" calcext:value-type="error">
            <text:p>#VALEUR !</text:p>
          </table:table-cell>
          <table:table-cell table:formula="of:=CONCATENATE(UTILTRANSFORMEENMOTSCLES([.D50]);&quot;,&quot;;UTILTRANSFORMEENMOTSCLES([.AI50]))" office:value-type="string" office:string-value="" calcext:value-type="error">
            <text:p>#VALEUR !</text:p>
          </table:table-cell>
          <table:table-cell office:value-type="string" calcext:value-type="string">
            <text:p><text:s/></text:p>
          </table:table-cell>
          <table:table-cell table:style-name="ce82" table:formula="of:=JSONSTRUCTURESAJOUT([.A50];[.B50];[.D50];[.Z50];[.C50];[.E50];[.F50];[.K50];[.AA50];[.AJ50];[.N50];[.O50];[.P50];[.Q50];[.S50];[.U50];[.T50];[.S50];[.V50];[.W50];[.G50];[.H50];[.Y50];[.AI50];[.AL50];[.AM50])"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54</text:p>
          </table:table-cell>
          <table:table-cell table:style-name="ce68" office:value-type="string" calcext:value-type="string">
            <text:p>DeuxiemeVie 03/14</text:p>
          </table:table-cell>
          <table:table-cell table:style-name="ce70" office:value-type="string" calcext:value-type="string">
            <text:p>Association</text:p>
          </table:table-cell>
          <table:table-cell table:style-name="ce68" office:value-type="string" calcext:value-type="string">
            <text:p>ARCADE</text:p>
          </table:table-cell>
          <table:table-cell table:style-name="ce73" office:value-type="string" calcext:value-type="string">
            <text:p><text:a xlink:href="mailto:arcade.orv@libertysurf.fr" xlink:type="simple">arcade.orv@libertysurf.fr</text:a></text:p>
          </table:table-cell>
          <table:table-cell table:style-name="ce68" office:value-type="string" calcext:value-type="string">
            <text:p>02 40 63 74 20</text:p>
          </table:table-cell>
          <table:table-cell table:style-name="ce68" office:value-type="string" calcext:value-type="string">
            <text:p><text:a xlink:href="" xlink:type="simple">http://www.arcade44-benin.com/</text:a></text:p>
          </table:table-cell>
          <table:table-cell table:style-name="ce70" table:number-columns-repeated="6"/>
          <table:table-cell table:style-name="ce68" office:value-type="string" calcext:value-type="string">
            <text:p>10 rue Stévin</text:p>
          </table:table-cell>
          <table:table-cell table:style-name="ce70"/>
          <table:table-cell table:style-name="ce68" office:value-type="float" office:value="44700" calcext:value-type="float">
            <text:p>44700</text:p>
          </table:table-cell>
          <table:table-cell table:style-name="ce68" office:value-type="string" calcext:value-type="string">
            <text:p>ORVAULT</text:p>
          </table:table-cell>
          <table:table-cell table:style-name="ce70"/>
          <table:table-cell table:style-name="ce68" office:value-type="string" calcext:value-type="string">
            <text:p>47.259354</text:p>
          </table:table-cell>
          <table:table-cell table:style-name="ce68" office:value-type="string" calcext:value-type="string">
            <text:p>-1.633449</text:p>
          </table:table-cell>
          <table:table-cell table:style-name="ce70"/>
          <table:table-cell table:style-name="ce68" office:value-type="string" calcext:value-type="string">
            <text:p>Le mardi de 10h à 12 h.</text:p>
          </table:table-cell>
          <table:table-cell table:style-name="ce68" office:value-type="string" calcext:value-type="string">
            <text:p>0101-3112_ma_10h00-12h00</text:p>
          </table:table-cell>
          <table:table-cell table:style-name="ce70" table:number-columns-repeated="2"/>
          <table:table-cell table:style-name="ce68" office:value-type="string" calcext:value-type="string">
            <text:p>divers</text:p>
          </table:table-cell>
          <table:table-cell table:style-name="ce79" office:value-type="string" calcext:value-type="string">
            <text:p>Récupération de matériels divers pour le tiers monde</text:p>
          </table:table-cell>
          <table:table-cell table:style-name="ce70" table:number-columns-repeated="4"/>
          <table:table-cell table:number-columns-repeated="3"/>
          <table:table-cell table:style-name="ce70"/>
          <table:table-cell office:value-type="string" calcext:value-type="string">
            <text:p>Recovery of various materials for the Third World</text:p>
          </table:table-cell>
          <table:table-cell office:value-type="string" calcext:value-type="string">
            <text:p><text:s/></text:p>
          </table:table-cell>
          <table:table-cell table:formula="of:=CONCATENATE(UTILTRANSFORMEENMOTSCLES([.D51]);&quot;,&quot;;UTILTRANSFORMEENMOTSCLES([.Y51]))" office:value-type="string" office:string-value="" calcext:value-type="error">
            <text:p>#VALEUR !</text:p>
          </table:table-cell>
          <table:table-cell table:formula="of:=CONCATENATE(UTILTRANSFORMEENMOTSCLES([.D51]);&quot;,&quot;;UTILTRANSFORMEENMOTSCLES([.AI51]))" office:value-type="string" office:string-value="" calcext:value-type="error">
            <text:p>#VALEUR !</text:p>
          </table:table-cell>
          <table:table-cell office:value-type="string" calcext:value-type="string">
            <text:p><text:s/></text:p>
          </table:table-cell>
          <table:table-cell table:style-name="ce82" table:formula="of:=JSONSTRUCTURESAJOUT([.A51];[.B51];[.D51];[.Z51];[.C51];[.E51];[.F51];[.K51];[.AA51];[.AJ51];[.N51];[.O51];[.P51];[.Q51];[.S51];[.U51];[.T51];[.S51];[.V51];[.W51];[.G51];[.H51];[.Y51];[.AI51];[.AL51];[.AM51])"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57</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Bouchon d'Amour</text:p>
          </table:table-cell>
          <table:table-cell table:style-name="ce68" office:value-type="string" calcext:value-type="string">
            <text:p>bouchonsdamournantes@gmail.com </text:p>
          </table:table-cell>
          <table:table-cell table:style-name="ce68" office:value-type="string" calcext:value-type="string">
            <text:p>02 40 86 57 29</text:p>
          </table:table-cell>
          <table:table-cell table:style-name="ce68" office:value-type="string" calcext:value-type="string">
            <text:p><text:a xlink:href="http://bouchonsdamour-r3.over-blog.com/" xlink:type="simple">http://bouchonsdamour-r3.over-blog.com/</text:a></text:p>
          </table:table-cell>
          <table:table-cell table:style-name="ce70" table:number-columns-repeated="6"/>
          <table:table-cell table:style-name="ce68" office:value-type="string" calcext:value-type="string">
            <text:p>Stockage : Château d'eau du MIN de Nantes</text:p>
          </table:table-cell>
          <table:table-cell table:style-name="ce70"/>
          <table:table-cell table:style-name="ce68" office:value-type="float" office:value="44200" calcext:value-type="float">
            <text:p>44200</text:p>
          </table:table-cell>
          <table:table-cell table:style-name="ce68" office:value-type="string" calcext:value-type="string">
            <text:p>NANTES</text:p>
          </table:table-cell>
          <table:table-cell table:style-name="ce70"/>
          <table:table-cell table:style-name="ce68" office:value-type="string" calcext:value-type="string">
            <text:p>47.201511</text:p>
          </table:table-cell>
          <table:table-cell table:style-name="ce68" office:value-type="string" calcext:value-type="string">
            <text:p>-1.550624</text:p>
          </table:table-cell>
          <table:table-cell table:style-name="ce70"/>
          <table:table-cell table:style-name="ce68" office:value-type="string" calcext:value-type="string">
            <text:p>Lundi et jeudi de 13h30 à 15h30</text:p>
          </table:table-cell>
          <table:table-cell table:style-name="ce68" office:value-type="string" calcext:value-type="string">
            <text:p>0101-3112_lu+je_13h30-15h30</text:p>
          </table:table-cell>
          <table:table-cell table:style-name="ce70"/>
          <table:table-cell table:style-name="ce68" office:value-type="string" calcext:value-type="string">
            <text:p>bouchon</text:p>
          </table:table-cell>
          <table:table-cell table:style-name="ce68" office:value-type="string" calcext:value-type="string">
            <text:p>divers</text:p>
          </table:table-cell>
          <table:table-cell table:style-name="ce68" office:value-type="string" calcext:value-type="string">
            <text:p>Récupération de bouchons plastiques</text:p>
          </table:table-cell>
          <table:table-cell table:style-name="ce70" table:number-columns-repeated="4"/>
          <table:table-cell table:number-columns-repeated="3"/>
          <table:table-cell table:style-name="ce68" office:value-type="string" calcext:value-type="string">
            <text:p>cork</text:p>
          </table:table-cell>
          <table:table-cell office:value-type="string" calcext:value-type="string">
            <text:p>Recovery of plastics caps</text:p>
          </table:table-cell>
          <table:table-cell office:value-type="string" calcext:value-type="string">
            <text:p><text:s/></text:p>
          </table:table-cell>
          <table:table-cell table:formula="of:=CONCATENATE(UTILTRANSFORMEENMOTSCLES([.D52]);&quot;,&quot;;UTILTRANSFORMEENMOTSCLES([.Y52]))" office:value-type="string" office:string-value="" calcext:value-type="error">
            <text:p>#VALEUR !</text:p>
          </table:table-cell>
          <table:table-cell table:formula="of:=CONCATENATE(UTILTRANSFORMEENMOTSCLES([.D52]);&quot;,&quot;;UTILTRANSFORMEENMOTSCLES([.AI52]))" office:value-type="string" office:string-value="" calcext:value-type="error">
            <text:p>#VALEUR !</text:p>
          </table:table-cell>
          <table:table-cell office:value-type="string" calcext:value-type="string">
            <text:p><text:s/></text:p>
          </table:table-cell>
          <table:table-cell table:style-name="ce82" table:formula="of:=JSONSTRUCTURESAJOUT([.A52];[.B52];[.D52];[.Z52];[.C52];[.E52];[.F52];[.K52];[.AA52];[.AJ52];[.N52];[.O52];[.P52];[.Q52];[.S52];[.U52];[.T52];[.S52];[.V52];[.W52];[.G52];[.H52];[.Y52];[.AI52];[.AL52];[.AM52])"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1</text:p>
          </table:table-cell>
          <table:table-cell table:style-name="ce68" office:value-type="string" calcext:value-type="string">
            <text:p>MieuxTrierANantes 01/15</text:p>
          </table:table-cell>
          <table:table-cell table:style-name="ce70" office:value-type="string" calcext:value-type="string">
            <text:p>Entreprise</text:p>
          </table:table-cell>
          <table:table-cell table:style-name="ce68" office:value-type="string" calcext:value-type="string">
            <text:p>TRAIT D'UNION</text:p>
          </table:table-cell>
          <table:table-cell table:style-name="ce68" office:value-type="string" calcext:value-type="string">
            <text:p>info@trait-union.net</text:p>
          </table:table-cell>
          <table:table-cell table:style-name="ce68" office:value-type="string" calcext:value-type="string">
            <text:p>02 40 86 04 81 ou 06 67 23 03 95</text:p>
          </table:table-cell>
          <table:table-cell table:style-name="ce68" office:value-type="string" calcext:value-type="string">
            <text:p><text:a xlink:href="" xlink:type="simple">www.trait-union.net</text:a></text:p>
          </table:table-cell>
          <table:table-cell table:style-name="ce70" table:number-columns-repeated="6"/>
          <table:table-cell table:style-name="ce68" office:value-type="string" calcext:value-type="string">
            <text:p>95 rue Robert Schuman</text:p>
          </table:table-cell>
          <table:table-cell table:style-name="ce70"/>
          <table:table-cell table:style-name="ce68" office:value-type="float" office:value="44800" calcext:value-type="float">
            <text:p>44800</text:p>
          </table:table-cell>
          <table:table-cell table:style-name="ce68" office:value-type="string" calcext:value-type="string">
            <text:p>SAINT-HERBLAIN</text:p>
          </table:table-cell>
          <table:table-cell table:style-name="ce70"/>
          <table:table-cell table:style-name="ce68" office:value-type="string" calcext:value-type="string">
            <text:p>47.199656</text:p>
          </table:table-cell>
          <table:table-cell table:style-name="ce68" office:value-type="string" calcext:value-type="string">
            <text:p>-1.624346</text:p>
          </table:table-cell>
          <table:table-cell table:style-name="ce70" table:number-columns-repeated="4"/>
          <table:table-cell table:style-name="ce68" office:value-type="string" calcext:value-type="string">
            <text:p>pelouse,bois,carton,plastique,ferraille</text:p>
          </table:table-cell>
          <table:table-cell table:style-name="ce68" office:value-type="string" calcext:value-type="string">
            <text:p>divers</text:p>
          </table:table-cell>
          <table:table-cell table:style-name="ce68" office:value-type="string" calcext:value-type="string">
            <text:p>Entreprise (lauréte en 2011 Entreprise Responsabilité Globale) dont une des activité est la dollecte des déchets et communication sur le tri.&lt;br/&gt;Sur le tri : &lt;i&gt;Vous ne savez que faire de résidus de tonte de pelouses, de coupe de bois ? de cartons, plastiques, ferraille, etc. ? Nos spécialistes de la collecte des déchets valorisables viennent chez vous, les récupèrent et les orientent vers les filières de recyclage adaptées.&lt;/i&gt;</text:p>
          </table:table-cell>
          <table:table-cell table:style-name="ce70" table:number-columns-repeated="4"/>
          <table:table-cell table:number-columns-repeated="3"/>
          <table:table-cell table:style-name="ce68" office:value-type="string" calcext:value-type="string">
            <text:p>lawn, wood, cardboard, plastic, scrap metal</text:p>
          </table:table-cell>
          <table:table-cell office:value-type="string" calcext:value-type="string">
            <text:p>Company (lauréte in 2011 Global Responsibility Company), one of whose business is dollecte waste and communication on sorting &lt;br/&gt; On sorting. &lt;I&gt; You do not know what to do with lawn clippings, cutting wood? cartons, plastics, scrap metal, etc. ? Our specialists in the collection of recyclable waste come to you, recover and moving towards the appropriate recycling channels. &lt;/ I&gt;</text:p>
          </table:table-cell>
          <table:table-cell office:value-type="string" calcext:value-type="string">
            <text:p><text:s/></text:p>
          </table:table-cell>
          <table:table-cell table:formula="of:=CONCATENATE(UTILTRANSFORMEENMOTSCLES([.D53]);&quot;,&quot;;UTILTRANSFORMEENMOTSCLES([.Y53]))" office:value-type="string" office:string-value="" calcext:value-type="error">
            <text:p>#VALEUR !</text:p>
          </table:table-cell>
          <table:table-cell table:formula="of:=CONCATENATE(UTILTRANSFORMEENMOTSCLES([.D53]);&quot;,&quot;;UTILTRANSFORMEENMOTSCLES([.AI53]))" office:value-type="string" office:string-value="" calcext:value-type="error">
            <text:p>#VALEUR !</text:p>
          </table:table-cell>
          <table:table-cell office:value-type="string" calcext:value-type="string">
            <text:p><text:s/></text:p>
          </table:table-cell>
          <table:table-cell table:style-name="ce82" table:formula="of:=JSONSTRUCTURESAJOUT([.A53];[.B53];[.D53];[.Z53];[.C53];[.E53];[.F53];[.K53];[.AA53];[.AJ53];[.N53];[.O53];[.P53];[.Q53];[.S53];[.U53];[.T53];[.S53];[.V53];[.W53];[.G53];[.H53];[.Y53];[.AI53];[.AL53];[.AM53])"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32</text:p>
          </table:table-cell>
          <table:table-cell table:style-name="ce68" office:value-type="string" calcext:value-type="string">
            <text:p>DeuxiemeVie 03/14</text:p>
          </table:table-cell>
          <table:table-cell table:style-name="ce70" office:value-type="string" calcext:value-type="string">
            <text:p>Entreprise</text:p>
          </table:table-cell>
          <table:table-cell table:style-name="ce68" office:value-type="string" calcext:value-type="string">
            <text:p>Ecophone 44</text:p>
          </table:table-cell>
          <table:table-cell table:style-name="ce68" office:value-type="string" calcext:value-type="string">
            <text:p>ecophone44@sfr.fr</text:p>
          </table:table-cell>
          <table:table-cell table:style-name="ce68" office:value-type="string" calcext:value-type="string">
            <text:p>02 52 10 37 71</text:p>
          </table:table-cell>
          <table:table-cell table:style-name="ce68" office:value-type="string" calcext:value-type="string">
            <text:p><text:a xlink:href="" xlink:type="simple">http://www.ecophone44.com</text:a></text:p>
          </table:table-cell>
          <table:table-cell table:style-name="ce70" table:number-columns-repeated="6"/>
          <table:table-cell table:style-name="ce68" office:value-type="string" calcext:value-type="string">
            <text:p>2 rue Deurbroucq</text:p>
          </table:table-cell>
          <table:table-cell table:style-name="ce70"/>
          <table:table-cell table:style-name="ce68" office:value-type="float" office:value="44000" calcext:value-type="float">
            <text:p>44000</text:p>
          </table:table-cell>
          <table:table-cell table:style-name="ce68" office:value-type="string" calcext:value-type="string">
            <text:p>NANTES</text:p>
          </table:table-cell>
          <table:table-cell table:style-name="ce70"/>
          <table:table-cell table:style-name="ce68" office:value-type="string" calcext:value-type="string">
            <text:p>47.209536</text:p>
          </table:table-cell>
          <table:table-cell table:style-name="ce68" office:value-type="string" calcext:value-type="string">
            <text:p>-1.558127</text:p>
          </table:table-cell>
          <table:table-cell table:style-name="ce70"/>
          <table:table-cell table:style-name="ce68" office:value-type="string" calcext:value-type="string">
            <text:p>du lundi au samedi de 10h à 18h30</text:p>
          </table:table-cell>
          <table:table-cell table:style-name="ce68" office:value-type="string" calcext:value-type="string">
            <text:p>0101-3112_lu+ma+me+je+ve+sa_10h00-18h30</text:p>
          </table:table-cell>
          <table:table-cell table:style-name="ce70"/>
          <table:table-cell table:style-name="ce68" office:value-type="string" calcext:value-type="string">
            <text:p>téléphone,ordinateur</text:p>
          </table:table-cell>
          <table:table-cell table:style-name="ce68" office:value-type="string" calcext:value-type="string">
            <text:p>informatique, divers</text:p>
          </table:table-cell>
          <table:table-cell table:style-name="ce68" office:value-type="string" calcext:value-type="string">
            <text:p>Ouverture d'une boutique Ecophone 44 au 2 rue Deurbroucq à Nantes. 2 entreprises : Ecophone 44 et SAFETY PC 44 et nous récupérons les téléphones et les ordinateurs hors d'usage.</text:p>
          </table:table-cell>
          <table:table-cell table:style-name="ce70" table:number-columns-repeated="4"/>
          <table:table-cell table:number-columns-repeated="3"/>
          <table:table-cell table:style-name="ce68" office:value-type="string" calcext:value-type="string">
            <text:p>phone, computer</text:p>
          </table:table-cell>
          <table:table-cell office:value-type="string" calcext:value-type="string">
            <text:p>Ecophone opening a boutique at 44 rue Deurbroucq 2 in Nantes. 2 companies: PC SAFETY Ecophone 44 and 44 and we get the phones and computers unusable.</text:p>
          </table:table-cell>
          <table:table-cell office:value-type="string" calcext:value-type="string">
            <text:p><text:s/></text:p>
          </table:table-cell>
          <table:table-cell table:formula="of:=CONCATENATE(UTILTRANSFORMEENMOTSCLES([.D54]);&quot;,&quot;;UTILTRANSFORMEENMOTSCLES([.Y54]))" office:value-type="string" office:string-value="" calcext:value-type="error">
            <text:p>#VALEUR !</text:p>
          </table:table-cell>
          <table:table-cell table:formula="of:=CONCATENATE(UTILTRANSFORMEENMOTSCLES([.D54]);&quot;,&quot;;UTILTRANSFORMEENMOTSCLES([.AI54]))" office:value-type="string" office:string-value="" calcext:value-type="error">
            <text:p>#VALEUR !</text:p>
          </table:table-cell>
          <table:table-cell office:value-type="string" calcext:value-type="string">
            <text:p><text:s/></text:p>
          </table:table-cell>
          <table:table-cell table:style-name="ce82" table:formula="of:=JSONSTRUCTURESAJOUT([.A54];[.B54];[.D54];[.Z54];[.C54];[.E54];[.F54];[.K54];[.AA54];[.AJ54];[.N54];[.O54];[.P54];[.Q54];[.S54];[.U54];[.T54];[.S54];[.V54];[.W54];[.G54];[.H54];[.Y54];[.AI54];[.AL54];[.AM54])"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15</text:p>
          </table:table-cell>
          <table:table-cell table:style-name="ce68" office:value-type="string" calcext:value-type="string">
            <text:p>DeuxiemeVie 03/14</text:p>
          </table:table-cell>
          <table:table-cell table:style-name="ce70" office:value-type="string" calcext:value-type="string">
            <text:p>Entreprise</text:p>
          </table:table-cell>
          <table:table-cell table:style-name="ce68" office:value-type="string" calcext:value-type="string">
            <text:p>LEVER L'ENCRE</text:p>
          </table:table-cell>
          <table:table-cell table:style-name="ce68" office:value-type="string" calcext:value-type="string">
            <text:p>contact@leverlencre.fr</text:p>
          </table:table-cell>
          <table:table-cell table:style-name="ce70"/>
          <table:table-cell table:style-name="ce68" office:value-type="string" calcext:value-type="string">
            <text:p><text:a xlink:href="" xlink:type="simple">http://wwwerlencre.fr</text:a></text:p>
          </table:table-cell>
          <table:table-cell table:style-name="ce70" table:number-columns-repeated="6"/>
          <table:table-cell table:style-name="ce68" office:value-type="string" calcext:value-type="string">
            <text:p>14 Boulevard Winston Churchill</text:p>
          </table:table-cell>
          <table:table-cell table:style-name="ce70"/>
          <table:table-cell table:style-name="ce68" office:value-type="float" office:value="44100" calcext:value-type="float">
            <text:p>44100</text:p>
          </table:table-cell>
          <table:table-cell table:style-name="ce68" office:value-type="string" calcext:value-type="string">
            <text:p>NANTES</text:p>
          </table:table-cell>
          <table:table-cell table:style-name="ce70"/>
          <table:table-cell table:style-name="ce68" office:value-type="string" calcext:value-type="string">
            <text:p>47.2062095</text:p>
          </table:table-cell>
          <table:table-cell table:style-name="ce68" office:value-type="string" calcext:value-type="string">
            <text:p>-1.6133603</text:p>
          </table:table-cell>
          <table:table-cell table:style-name="ce70" table:number-columns-repeated="4"/>
          <table:table-cell table:style-name="ce68" office:value-type="string" calcext:value-type="string">
            <text:p>cartouche,toner</text:p>
          </table:table-cell>
          <table:table-cell table:style-name="ce68" office:value-type="string" calcext:value-type="string">
            <text:p>cartouches encre/tuners</text:p>
          </table:table-cell>
          <table:table-cell table:style-name="ce68" office:value-type="string" calcext:value-type="string">
            <text:p>Recharge de cartouche d'imprimante et remanufacturation de toner</text:p>
          </table:table-cell>
          <table:table-cell table:style-name="ce70" table:number-columns-repeated="4"/>
          <table:table-cell table:number-columns-repeated="3"/>
          <table:table-cell table:style-name="ce68"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D55]);&quot;,&quot;;UTILTRANSFORMEENMOTSCLES([.Y55]))" office:value-type="string" office:string-value="" calcext:value-type="error">
            <text:p>#VALEUR !</text:p>
          </table:table-cell>
          <table:table-cell table:formula="of:=CONCATENATE(UTILTRANSFORMEENMOTSCLES([.D55]);&quot;,&quot;;UTILTRANSFORMEENMOTSCLES([.AI55]))" office:value-type="string" office:string-value="" calcext:value-type="error">
            <text:p>#VALEUR !</text:p>
          </table:table-cell>
          <table:table-cell office:value-type="string" calcext:value-type="string">
            <text:p><text:s/></text:p>
          </table:table-cell>
          <table:table-cell table:style-name="ce82" table:formula="of:=JSONSTRUCTURESAJOUT([.A55];[.B55];[.D55];[.Z55];[.C55];[.E55];[.F55];[.K55];[.AA55];[.AJ55];[.N55];[.O55];[.P55];[.Q55];[.S55];[.U55];[.T55];[.S55];[.V55];[.W55];[.G55];[.H55];[.Y55];[.AI55];[.AL55];[.AM55])"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36</text:p>
          </table:table-cell>
          <table:table-cell table:style-name="ce68" office:value-type="string" calcext:value-type="string">
            <text:p>DeuxiemeVie 03/14</text:p>
          </table:table-cell>
          <table:table-cell table:style-name="ce70" office:value-type="string" calcext:value-type="string">
            <text:p>Entreprise</text:p>
          </table:table-cell>
          <table:table-cell table:style-name="ce68" office:value-type="string" calcext:value-type="string">
            <text:p>ENCRE STATION</text:p>
          </table:table-cell>
          <table:table-cell table:style-name="ce68" office:value-type="string" calcext:value-type="string">
            <text:p>nantes@encrestation.com</text:p>
          </table:table-cell>
          <table:table-cell table:style-name="ce68" office:value-type="string" calcext:value-type="string">
            <text:p>02 40 74 42 16</text:p>
          </table:table-cell>
          <table:table-cell table:style-name="ce68" office:value-type="string" calcext:value-type="string">
            <text:p><text:a xlink:href="" xlink:type="simple">www.encrestation.com</text:a></text:p>
          </table:table-cell>
          <table:table-cell table:style-name="ce70" table:number-columns-repeated="6"/>
          <table:table-cell table:style-name="ce68" office:value-type="string" calcext:value-type="string">
            <text:p>113 route de Vannes</text:p>
          </table:table-cell>
          <table:table-cell table:style-name="ce70"/>
          <table:table-cell table:style-name="ce68" office:value-type="float" office:value="44800" calcext:value-type="float">
            <text:p>44800</text:p>
          </table:table-cell>
          <table:table-cell table:style-name="ce68" office:value-type="string" calcext:value-type="string">
            <text:p>SAINT-HERBLAIN</text:p>
          </table:table-cell>
          <table:table-cell table:style-name="ce70"/>
          <table:table-cell table:style-name="ce68" office:value-type="string" calcext:value-type="string">
            <text:p>47.247658</text:p>
          </table:table-cell>
          <table:table-cell table:style-name="ce68" office:value-type="string" calcext:value-type="string">
            <text:p>-1.608134</text:p>
          </table:table-cell>
          <table:table-cell table:style-name="ce70"/>
          <table:table-cell table:style-name="ce68" office:value-type="string" calcext:value-type="string">
            <text:p>Ouvert le Lundi de 14h à  19h, du Mardi au Vendredi de 9h30 à  12h30 et de 14h à  19h et le samedi de 10h à  12h30 et de 14h à  17h</text:p>
          </table:table-cell>
          <table:table-cell table:style-name="ce68" office:value-type="string" calcext:value-type="string">
            <text:p>0101-3112_lu_14h00-19h00,0101-3112_ma+me+je+ve_09h30-12h30+14h00-19h00,0101-3112_sa_10h00-12h30+14h00-17h00</text:p>
          </table:table-cell>
          <table:table-cell table:style-name="ce70"/>
          <table:table-cell table:style-name="ce68" office:value-type="string" calcext:value-type="string">
            <text:p>cartouche,toner</text:p>
          </table:table-cell>
          <table:table-cell table:style-name="ce68" office:value-type="string" calcext:value-type="string">
            <text:p>cartouches encre/tuners</text:p>
          </table:table-cell>
          <table:table-cell table:style-name="ce68" office:value-type="string" calcext:value-type="string">
            <text:p>Recharge de cartouche d'imprimante et remanufacturation de toner</text:p>
          </table:table-cell>
          <table:table-cell table:style-name="ce70" table:number-columns-repeated="4"/>
          <table:table-cell table:number-columns-repeated="3"/>
          <table:table-cell table:style-name="ce68"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D56]);&quot;,&quot;;UTILTRANSFORMEENMOTSCLES([.Y56]))" office:value-type="string" office:string-value="" calcext:value-type="error">
            <text:p>#VALEUR !</text:p>
          </table:table-cell>
          <table:table-cell table:formula="of:=CONCATENATE(UTILTRANSFORMEENMOTSCLES([.D56]);&quot;,&quot;;UTILTRANSFORMEENMOTSCLES([.AI56]))" office:value-type="string" office:string-value="" calcext:value-type="error">
            <text:p>#VALEUR !</text:p>
          </table:table-cell>
          <table:table-cell office:value-type="string" calcext:value-type="string">
            <text:p><text:s/></text:p>
          </table:table-cell>
          <table:table-cell table:style-name="ce82" table:formula="of:=JSONSTRUCTURESAJOUT([.A56];[.B56];[.D56];[.Z56];[.C56];[.E56];[.F56];[.K56];[.AA56];[.AJ56];[.N56];[.O56];[.P56];[.Q56];[.S56];[.U56];[.T56];[.S56];[.V56];[.W56];[.G56];[.H56];[.Y56];[.AI56];[.AL56];[.AM56])"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31</text:p>
          </table:table-cell>
          <table:table-cell table:style-name="ce68" office:value-type="string" calcext:value-type="string">
            <text:p>DeuxiemeVie 03/14</text:p>
          </table:table-cell>
          <table:table-cell table:style-name="ce70" office:value-type="string" calcext:value-type="string">
            <text:p>Entreprise</text:p>
          </table:table-cell>
          <table:table-cell table:style-name="ce68" office:value-type="string" calcext:value-type="string">
            <text:p>OCE'ENCRE</text:p>
          </table:table-cell>
          <table:table-cell table:style-name="ce68" office:value-type="string" calcext:value-type="string">
            <text:p>oce.encreboutique@free.fr</text:p>
          </table:table-cell>
          <table:table-cell table:style-name="ce68" office:value-type="string" calcext:value-type="string">
            <text:p>02 51 88 98 65</text:p>
          </table:table-cell>
          <table:table-cell table:style-name="ce68" office:value-type="string" calcext:value-type="string">
            <text:p><text:a xlink:href="" xlink:type="simple">http://www.oceencre.com</text:a></text:p>
          </table:table-cell>
          <table:table-cell table:style-name="ce70" table:number-columns-repeated="3"/>
          <table:table-cell table:style-name="ce68" office:value-type="string" calcext:value-type="string">
            <text:p>09 59 07 98 65</text:p>
          </table:table-cell>
          <table:table-cell table:style-name="ce70" table:number-columns-repeated="2"/>
          <table:table-cell table:style-name="ce68" office:value-type="string" calcext:value-type="string">
            <text:p>7 place Bourse</text:p>
          </table:table-cell>
          <table:table-cell table:style-name="ce70"/>
          <table:table-cell table:style-name="ce68" office:value-type="float" office:value="44000" calcext:value-type="float">
            <text:p>44000</text:p>
          </table:table-cell>
          <table:table-cell table:style-name="ce68" office:value-type="string" calcext:value-type="string">
            <text:p>NANTES</text:p>
          </table:table-cell>
          <table:table-cell table:style-name="ce70"/>
          <table:table-cell table:style-name="ce68" office:value-type="string" calcext:value-type="string">
            <text:p>47.2125716</text:p>
          </table:table-cell>
          <table:table-cell table:style-name="ce68" office:value-type="string" calcext:value-type="string">
            <text:p>-1.5591834</text:p>
          </table:table-cell>
          <table:table-cell table:style-name="ce70"/>
          <table:table-cell table:style-name="ce68" office:value-type="string" calcext:value-type="string">
            <text:p>Ouvert le Lundi de 14h à  19h, du Mardi au Vendredi de 10h à  13h et de 14h à  19h et le samedi de 10h à  13h et de 14h à  18h</text:p>
          </table:table-cell>
          <table:table-cell table:style-name="ce68" office:value-type="string" calcext:value-type="string">
            <text:p>0101-3112_lu_14h00-19h00,0101-3112_ma+me+je+ve_10h00-13h00+14h00-19h00,0101-3112_sa_10h00-13h00+14h00-18h00</text:p>
          </table:table-cell>
          <table:table-cell table:style-name="ce70"/>
          <table:table-cell table:style-name="ce68" office:value-type="string" calcext:value-type="string">
            <text:p>cartouche</text:p>
          </table:table-cell>
          <table:table-cell table:style-name="ce68" office:value-type="string" calcext:value-type="string">
            <text:p>cartouches encre/tuners</text:p>
          </table:table-cell>
          <table:table-cell table:style-name="ce68" office:value-type="string" calcext:value-type="string">
            <text:p>Recharge de cartouche d'imprimante</text:p>
          </table:table-cell>
          <table:table-cell table:style-name="ce70" table:number-columns-repeated="4"/>
          <table:table-cell table:number-columns-repeated="3"/>
          <table:table-cell table:style-name="ce68" office:value-type="string" calcext:value-type="string">
            <text:p>cartridge</text:p>
          </table:table-cell>
          <table:table-cell office:value-type="string" calcext:value-type="string">
            <text:p>Printer cartridge refill</text:p>
          </table:table-cell>
          <table:table-cell office:value-type="string" calcext:value-type="string">
            <text:p><text:s/></text:p>
          </table:table-cell>
          <table:table-cell table:formula="of:=CONCATENATE(UTILTRANSFORMEENMOTSCLES([.D57]);&quot;,&quot;;UTILTRANSFORMEENMOTSCLES([.Y57]))" office:value-type="string" office:string-value="" calcext:value-type="error">
            <text:p>#VALEUR !</text:p>
          </table:table-cell>
          <table:table-cell table:formula="of:=CONCATENATE(UTILTRANSFORMEENMOTSCLES([.D57]);&quot;,&quot;;UTILTRANSFORMEENMOTSCLES([.AI57]))" office:value-type="string" office:string-value="" calcext:value-type="error">
            <text:p>#VALEUR !</text:p>
          </table:table-cell>
          <table:table-cell office:value-type="string" calcext:value-type="string">
            <text:p><text:s/></text:p>
          </table:table-cell>
          <table:table-cell table:style-name="ce82" table:formula="of:=JSONSTRUCTURESAJOUT([.A57];[.B57];[.D57];[.Z57];[.C57];[.E57];[.F57];[.K57];[.AA57];[.AJ57];[.N57];[.O57];[.P57];[.Q57];[.S57];[.U57];[.T57];[.S57];[.V57];[.W57];[.G57];[.H57];[.Y57];[.AI57];[.AL57];[.AM57])"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63</text:p>
          </table:table-cell>
          <table:table-cell table:style-name="ce68" office:value-type="string" calcext:value-type="string">
            <text:p>DeuxiemeVie 03/14</text:p>
          </table:table-cell>
          <table:table-cell table:style-name="ce70" office:value-type="string" calcext:value-type="string">
            <text:p>Entreprise</text:p>
          </table:table-cell>
          <table:table-cell table:style-name="ce68" office:value-type="string" calcext:value-type="string">
            <text:p>Point Encre Et Toner</text:p>
          </table:table-cell>
          <table:table-cell table:style-name="ce68" office:value-type="string" calcext:value-type="string">
            <text:p>contact.nantes@economax.fr</text:p>
          </table:table-cell>
          <table:table-cell table:style-name="ce68" office:value-type="string" calcext:value-type="string">
            <text:p>02 40 35 64 29</text:p>
          </table:table-cell>
          <table:table-cell table:style-name="ce70" table:number-columns-repeated="4"/>
          <table:table-cell table:style-name="ce68" office:value-type="string" calcext:value-type="string">
            <text:p>02 51 89 03 79</text:p>
          </table:table-cell>
          <table:table-cell table:style-name="ce70" table:number-columns-repeated="2"/>
          <table:table-cell table:style-name="ce68" office:value-type="string" calcext:value-type="string">
            <text:p>13 Rue de l'Hotel de Ville</text:p>
          </table:table-cell>
          <table:table-cell table:style-name="ce70"/>
          <table:table-cell table:style-name="ce68" office:value-type="float" office:value="44000" calcext:value-type="float">
            <text:p>44000</text:p>
          </table:table-cell>
          <table:table-cell table:style-name="ce68" office:value-type="string" calcext:value-type="string">
            <text:p>NANTES</text:p>
          </table:table-cell>
          <table:table-cell table:style-name="ce70"/>
          <table:table-cell table:style-name="ce68" office:value-type="string" calcext:value-type="string">
            <text:p>47.217781</text:p>
          </table:table-cell>
          <table:table-cell table:style-name="ce68" office:value-type="string" calcext:value-type="string">
            <text:p>-1.556319</text:p>
          </table:table-cell>
          <table:table-cell table:style-name="ce70"/>
          <table:table-cell table:style-name="ce68" office:value-type="string" calcext:value-type="string">
            <text:p>Ouvert le lundi de 13h à 19h ; du mardi au vendredi de 9h à 12h45 et de 13h45 à 19h ; le samedi de 14h à 19h.</text:p>
          </table:table-cell>
          <table:table-cell table:style-name="ce68" office:value-type="string" calcext:value-type="string">
            <text:p>0101-3112_lu_13h00-19h00,0101-3112_ma+me+je+ve_08h300-12h45,0101-3112_ma+me+je+ve_13h45-19h00,0101-3112_sa_14h00-19h00</text:p>
          </table:table-cell>
          <table:table-cell table:style-name="ce70"/>
          <table:table-cell table:style-name="ce68" office:value-type="string" calcext:value-type="string">
            <text:p>cartouche,toner</text:p>
          </table:table-cell>
          <table:table-cell table:style-name="ce68" office:value-type="string" calcext:value-type="string">
            <text:p>cartouches encre/tuners</text:p>
          </table:table-cell>
          <table:table-cell table:style-name="ce68" office:value-type="string" calcext:value-type="string">
            <text:p>Recharge de cartouche d'imprimante et remanufacturation de toner</text:p>
          </table:table-cell>
          <table:table-cell table:style-name="ce70" table:number-columns-repeated="4"/>
          <table:table-cell table:number-columns-repeated="3"/>
          <table:table-cell table:style-name="ce68"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D58]);&quot;,&quot;;UTILTRANSFORMEENMOTSCLES([.Y58]))" office:value-type="string" office:string-value="" calcext:value-type="error">
            <text:p>#VALEUR !</text:p>
          </table:table-cell>
          <table:table-cell table:formula="of:=CONCATENATE(UTILTRANSFORMEENMOTSCLES([.D58]);&quot;,&quot;;UTILTRANSFORMEENMOTSCLES([.AI58]))" office:value-type="string" office:string-value="" calcext:value-type="error">
            <text:p>#VALEUR !</text:p>
          </table:table-cell>
          <table:table-cell office:value-type="string" calcext:value-type="string">
            <text:p><text:s/></text:p>
          </table:table-cell>
          <table:table-cell table:style-name="ce82" table:formula="of:=JSONSTRUCTURESAJOUT([.A58];[.B58];[.D58];[.Z58];[.C58];[.E58];[.F58];[.K58];[.AA58];[.AJ58];[.N58];[.O58];[.P58];[.Q58];[.S58];[.U58];[.T58];[.S58];[.V58];[.W58];[.G58];[.H58];[.Y58];[.AI58];[.AL58];[.AM58])"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64</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Action cancer 44 (Rezé)</text:p>
          </table:table-cell>
          <table:table-cell table:style-name="ce68"/>
          <table:table-cell table:style-name="ce68" office:value-type="string" calcext:value-type="string">
            <text:p>02.40.75.35.96 </text:p>
          </table:table-cell>
          <table:table-cell table:style-name="ce70" table:number-columns-repeated="4"/>
          <table:table-cell table:style-name="ce68"/>
          <table:table-cell table:style-name="ce70" table:number-columns-repeated="2"/>
          <table:table-cell table:style-name="ce68" office:value-type="string" calcext:value-type="string">
            <text:p>15 avenue de l'Esterel</text:p>
          </table:table-cell>
          <table:table-cell table:style-name="ce70"/>
          <table:table-cell table:style-name="ce68" office:value-type="float" office:value="44000" calcext:value-type="float">
            <text:p>44000</text:p>
          </table:table-cell>
          <table:table-cell table:style-name="ce68" office:value-type="string" calcext:value-type="string">
            <text:p>REZE</text:p>
          </table:table-cell>
          <table:table-cell table:style-name="ce70"/>
          <table:table-cell table:style-name="ce68" office:value-type="string" calcext:value-type="string">
            <text:p>47.177256</text:p>
          </table:table-cell>
          <table:table-cell table:style-name="ce68" office:value-type="string" calcext:value-type="string">
            <text:p>-1.551247</text:p>
          </table:table-cell>
          <table:table-cell table:style-name="ce70"/>
          <table:table-cell table:style-name="ce68" office:value-type="string" calcext:value-type="string">
            <text:p>Tous les jours</text:p>
          </table:table-cell>
          <table:table-cell table:style-name="ce68"/>
          <table:table-cell table:style-name="ce70"/>
          <table:table-cell table:style-name="ce68" office:value-type="string" calcext:value-type="string">
            <text:p>bouchons de liège</text:p>
          </table:table-cell>
          <table:table-cell table:style-name="ce68" office:value-type="string" calcext:value-type="string">
            <text:p>divers</text:p>
          </table:table-cell>
          <table:table-cell table:style-name="ce68" office:value-type="string"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70" table:number-columns-repeated="4"/>
          <table:table-cell table:number-columns-repeated="3"/>
          <table:table-cell table:style-name="ce68" office:value-type="string" calcext:value-type="string">
            <text:p>Corks</text:p>
          </table:table-cell>
          <table:table-cell office:value-type="string" calcext:value-type="string">
            <text:p>&lt;img src='resources/images/images_non_libres/actionscancer44_petit.jpg'/&gt; 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text:s/></text:p>
          </table:table-cell>
          <table:table-cell table:formula="of:=CONCATENATE(UTILTRANSFORMEENMOTSCLES([.D59]);&quot;,&quot;;UTILTRANSFORMEENMOTSCLES([.Y59]))" office:value-type="string" office:string-value="" calcext:value-type="error">
            <text:p>#VALEUR !</text:p>
          </table:table-cell>
          <table:table-cell table:formula="of:=CONCATENATE(UTILTRANSFORMEENMOTSCLES([.D59]);&quot;,&quot;;UTILTRANSFORMEENMOTSCLES([.AI59]))" office:value-type="string" office:string-value="" calcext:value-type="error">
            <text:p>#VALEUR !</text:p>
          </table:table-cell>
          <table:table-cell office:value-type="string" calcext:value-type="string">
            <text:p><text:s/></text:p>
          </table:table-cell>
          <table:table-cell table:style-name="ce82" table:formula="of:=JSONSTRUCTURESAJOUT([.A59];[.B59];[.D59];[.Z59];[.C59];[.E59];[.F59];[.K59];[.AA59];[.AJ59];[.N59];[.O59];[.P59];[.Q59];[.S59];[.U59];[.T59];[.S59];[.V59];[.W59];[.G59];[.H59];[.Y59];[.AI59];[.AL59];[.AM59])"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38">
          <table:table-cell table:style-name="ce68" office:value-type="string" calcext:value-type="string">
            <text:p>stco_reemploi65</text:p>
          </table:table-cell>
          <table:table-cell table:style-name="ce68" office:value-type="string" calcext:value-type="string">
            <text:p>MieuxTrierANantes 01/15</text:p>
          </table:table-cell>
          <table:table-cell table:style-name="ce70" office:value-type="string" calcext:value-type="string">
            <text:p>Association</text:p>
          </table:table-cell>
          <table:table-cell table:style-name="ce68" office:value-type="string" calcext:value-type="string">
            <text:p>Action cancer 44 (La Chapelle Sur Erdre)</text:p>
          </table:table-cell>
          <table:table-cell table:style-name="ce68"/>
          <table:table-cell table:style-name="ce68" office:value-type="string" calcext:value-type="string">
            <text:p>02 40 77 81 17</text:p>
          </table:table-cell>
          <table:table-cell table:style-name="ce70" table:number-columns-repeated="4"/>
          <table:table-cell table:style-name="ce68"/>
          <table:table-cell table:style-name="ce70" table:number-columns-repeated="2"/>
          <table:table-cell table:style-name="ce68" office:value-type="string" calcext:value-type="string">
            <text:p>52 rue du Château-d'Eau</text:p>
          </table:table-cell>
          <table:table-cell table:style-name="ce70"/>
          <table:table-cell table:style-name="ce68" office:value-type="float" office:value="44240" calcext:value-type="float">
            <text:p>44240</text:p>
          </table:table-cell>
          <table:table-cell table:style-name="ce68" office:value-type="string" calcext:value-type="string">
            <text:p>LA CHAPELLE SUR ERDRE</text:p>
          </table:table-cell>
          <table:table-cell table:style-name="ce70"/>
          <table:table-cell table:style-name="ce68" office:value-type="string" calcext:value-type="string">
            <text:p>47.278727</text:p>
          </table:table-cell>
          <table:table-cell table:style-name="ce68" office:value-type="string" calcext:value-type="string">
            <text:p>-1.554889</text:p>
          </table:table-cell>
          <table:table-cell table:style-name="ce70"/>
          <table:table-cell table:style-name="ce68" office:value-type="string" calcext:value-type="string">
            <text:p>Tous les jours</text:p>
          </table:table-cell>
          <table:table-cell table:style-name="ce68"/>
          <table:table-cell table:style-name="ce70"/>
          <table:table-cell table:style-name="ce68" office:value-type="string" calcext:value-type="string">
            <text:p>bouchons de liège</text:p>
          </table:table-cell>
          <table:table-cell table:style-name="ce68" office:value-type="string" calcext:value-type="string">
            <text:p>divers</text:p>
          </table:table-cell>
          <table:table-cell table:style-name="ce79" table:formula="of:=[.AA59]" office:value-type="string" office:string-value="&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70" table:number-columns-repeated="4"/>
          <table:table-cell table:number-columns-repeated="3"/>
          <table:table-cell table:style-name="ce68" office:value-type="string" calcext:value-type="string">
            <text:p>Corks</text:p>
          </table:table-cell>
          <table:table-cell/>
          <table:table-cell office:value-type="string" calcext:value-type="string">
            <text:p><text:s/></text:p>
          </table:table-cell>
          <table:table-cell table:formula="of:=CONCATENATE(UTILTRANSFORMEENMOTSCLES([.D60]);&quot;,&quot;;UTILTRANSFORMEENMOTSCLES([.Y60]))" office:value-type="string" office:string-value="" calcext:value-type="error">
            <text:p>#VALEUR !</text:p>
          </table:table-cell>
          <table:table-cell table:formula="of:=CONCATENATE(UTILTRANSFORMEENMOTSCLES([.D60]);&quot;,&quot;;UTILTRANSFORMEENMOTSCLES([.AI60]))" office:value-type="string" office:string-value="" calcext:value-type="error">
            <text:p>#VALEUR !</text:p>
          </table:table-cell>
          <table:table-cell office:value-type="string" calcext:value-type="string">
            <text:p><text:s/></text:p>
          </table:table-cell>
          <table:table-cell table:style-name="ce82" table:formula="of:=JSONSTRUCTURESAJOUT([.A60];[.B60];[.D60];[.Z60];[.C60];[.E60];[.F60];[.K60];[.AA60];[.AJ60];[.N60];[.O60];[.P60];[.Q60];[.S60];[.U60];[.T60];[.S60];[.V60];[.W60];[.G60];[.H60];[.Y60];[.AI60];[.AL60];[.AM60])"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solutionrecyclage</text:p>
          </table:table-cell>
          <table:table-cell table:style-name="ce68" office:value-type="string" calcext:value-type="string">
            <text:p>MieuxTrierANantes 01/15</text:p>
          </table:table-cell>
          <table:table-cell table:style-name="ce70" office:value-type="string" calcext:value-type="string">
            <text:p>Entreprise</text:p>
          </table:table-cell>
          <table:table-cell table:style-name="ce68" office:value-type="string" calcext:value-type="string">
            <text:p>Solution recyclage</text:p>
          </table:table-cell>
          <table:table-cell table:style-name="ce68" table:number-columns-repeated="2"/>
          <table:table-cell table:style-name="ce70" table:number-columns-repeated="4"/>
          <table:table-cell table:style-name="ce68"/>
          <table:table-cell table:style-name="ce70" table:number-columns-repeated="2"/>
          <table:table-cell table:style-name="ce68"/>
          <table:table-cell table:style-name="ce70"/>
          <table:table-cell table:style-name="ce68" table:number-columns-repeated="2"/>
          <table:table-cell table:style-name="ce70"/>
          <table:table-cell table:style-name="ce68" table:number-columns-repeated="2"/>
          <table:table-cell table:style-name="ce70"/>
          <table:table-cell table:style-name="ce68" table:number-columns-repeated="2"/>
          <table:table-cell table:style-name="ce70"/>
          <table:table-cell table:style-name="ce68" office:value-type="string" calcext:value-type="string">
            <text:p>entreprise</text:p>
          </table:table-cell>
          <table:table-cell table:style-name="ce68" office:value-type="string" calcext:value-type="string">
            <text:p>divers, cartouches encre/tuners</text:p>
          </table:table-cell>
          <table:table-cell table:style-name="ce79" office:value-type="string" calcext:value-type="string">
            <text:p>Centre de recyclage, pour entreprise&lt;br/&gt;Adresse : 18 Quai Emile Cormerais, 44800 Saint-Herblain&lt;br/&gt;Site : www.solution-recyclage.fr/&lt;br/&gt;Téléphone :+33 2 53 55 07 17&lt;br/&gt;Message posté 3 fév 2015 : 'Bonjour, Nous vous informons que nous ne souhaitons pas être rajouter dans votre base de données. Cordialement'</text:p>
          </table:table-cell>
          <table:table-cell table:style-name="ce70" table:number-columns-repeated="4"/>
          <table:table-cell table:number-columns-repeated="3"/>
          <table:table-cell table:style-name="ce68" office:value-type="string" calcext:value-type="string">
            <text:p>business</text:p>
          </table:table-cell>
          <table:table-cell office:value-type="string" calcext:value-type="string">
            <text:p>Recycling center for business &lt;br/&gt; Address: 18 Quai Emile Cormerais, 44800 Saint-Herblain &lt;br/&gt; site: www.solution-recyclage.fr/ &lt;br/&gt; Phone: +33 2 53 55 July 17 &lt;br /&gt; Message posted February 3, 2015: 'Hello, We inform you that we do not wish to add to your database. Regards'</text:p>
          </table:table-cell>
          <table:table-cell office:value-type="string" calcext:value-type="string">
            <text:p><text:s/></text:p>
          </table:table-cell>
          <table:table-cell table:formula="of:=CONCATENATE(UTILTRANSFORMEENMOTSCLES([.D61]);&quot;,&quot;;UTILTRANSFORMEENMOTSCLES([.Y61]))" office:value-type="string" office:string-value="" calcext:value-type="error">
            <text:p>#VALEUR !</text:p>
          </table:table-cell>
          <table:table-cell table:formula="of:=CONCATENATE(UTILTRANSFORMEENMOTSCLES([.D61]);&quot;,&quot;;UTILTRANSFORMEENMOTSCLES([.AI61]))" office:value-type="string" office:string-value="" calcext:value-type="error">
            <text:p>#VALEUR !</text:p>
          </table:table-cell>
          <table:table-cell office:value-type="string" calcext:value-type="string">
            <text:p><text:s/></text:p>
          </table:table-cell>
          <table:table-cell table:style-name="ce82" table:formula="of:=JSONSTRUCTURESAJOUT([.A61];[.B61];[.D61];[.Z61];[.C61];[.E61];[.F61];[.K61];[.AA61];[.AJ61];[.N61];[.O61];[.P61];[.Q61];[.S61];[.U61];[.T61];[.S61];[.V61];[.W61];[.G61];[.H61];[.Y61];[.AI61];[.AL61];[.AM61])"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66</text:p>
          </table:table-cell>
          <table:table-cell table:style-name="ce68" office:value-type="string" calcext:value-type="string">
            <text:p>DeuxiemeVie 03/14</text:p>
          </table:table-cell>
          <table:table-cell table:style-name="ce70" office:value-type="string" calcext:value-type="string">
            <text:p>Entreprise</text:p>
          </table:table-cell>
          <table:table-cell table:style-name="ce68" office:value-type="string" calcext:value-type="string">
            <text:p>RECUPFER44</text:p>
          </table:table-cell>
          <table:table-cell table:style-name="ce70"/>
          <table:table-cell table:style-name="ce68" office:value-type="string" calcext:value-type="string">
            <text:p>06 38 39 72 78</text:p>
          </table:table-cell>
          <table:table-cell table:style-name="ce68" office:value-type="string" calcext:value-type="string">
            <text:p>&lt;a href='http://www.recupfer44.com' target='_blank' &gt;www.recupfer44.com&lt;/a&gt;</text:p>
          </table:table-cell>
          <table:table-cell table:style-name="ce70" table:number-columns-repeated="6"/>
          <table:table-cell table:style-name="ce68" office:value-type="string" calcext:value-type="string">
            <text:p>1 résidence du parc</text:p>
          </table:table-cell>
          <table:table-cell table:style-name="ce70"/>
          <table:table-cell table:style-name="ce68" office:value-type="float" office:value="44400" calcext:value-type="float">
            <text:p>44400</text:p>
          </table:table-cell>
          <table:table-cell table:style-name="ce68" office:value-type="string" calcext:value-type="string">
            <text:p>REZE</text:p>
          </table:table-cell>
          <table:table-cell table:style-name="ce70"/>
          <table:table-cell table:style-name="ce68" office:value-type="string" calcext:value-type="string">
            <text:p>47.1819242</text:p>
          </table:table-cell>
          <table:table-cell table:style-name="ce68" office:value-type="string" calcext:value-type="string">
            <text:p>-1.5324433</text:p>
          </table:table-cell>
          <table:table-cell table:style-name="ce70"/>
          <table:table-cell table:style-name="ce68" office:value-type="string" calcext:value-type="string">
            <text:p>Du lundi au samedi de 8 heures à 20 heures.</text:p>
          </table:table-cell>
          <table:table-cell table:style-name="ce68" office:value-type="string" calcext:value-type="string">
            <text:p>0101-3112_lu+ma+me+je+ve+sa_08h00-20h00</text:p>
          </table:table-cell>
          <table:table-cell table:style-name="ce70"/>
          <table:table-cell table:style-name="ce68" office:value-type="string" calcext:value-type="string">
            <text:p>ferraille,métal,électroménager</text:p>
          </table:table-cell>
          <table:table-cell table:style-name="ce68" office:value-type="string" calcext:value-type="string">
            <text:p>électroménager, divers</text:p>
          </table:table-cell>
          <table:table-cell table:style-name="ce68" office:value-type="string" calcext:value-type="string">
            <text:p>Récupération de ferraille, métaux, électroménager, voiture, camion, bateau, engins agricole... Déplacement à domicile dans toute la loire-atlantique.</text:p>
          </table:table-cell>
          <table:table-cell table:style-name="ce70" table:number-columns-repeated="4"/>
          <table:table-cell table:number-columns-repeated="3"/>
          <table:table-cell table:style-name="ce68" office:value-type="string" calcext:value-type="string">
            <text:p>scrap metal, appliances </text:p>
          </table:table-cell>
          <table:table-cell office:value-type="string" calcext:value-type="string">
            <text:p>Recovering scrap metal, appliances, car, truck, boat, farm equipment ... Home visit across the Atlantic-Loire.</text:p>
          </table:table-cell>
          <table:table-cell office:value-type="string" calcext:value-type="string">
            <text:p><text:s/></text:p>
          </table:table-cell>
          <table:table-cell table:formula="of:=CONCATENATE(UTILTRANSFORMEENMOTSCLES([.D62]);&quot;,&quot;;UTILTRANSFORMEENMOTSCLES([.Y62]))" office:value-type="string" office:string-value="" calcext:value-type="error">
            <text:p>#VALEUR !</text:p>
          </table:table-cell>
          <table:table-cell table:formula="of:=CONCATENATE(UTILTRANSFORMEENMOTSCLES([.D62]);&quot;,&quot;;UTILTRANSFORMEENMOTSCLES([.AI62]))" office:value-type="string" office:string-value="" calcext:value-type="error">
            <text:p>#VALEUR !</text:p>
          </table:table-cell>
          <table:table-cell office:value-type="string" calcext:value-type="string">
            <text:p><text:s/></text:p>
          </table:table-cell>
          <table:table-cell table:style-name="ce82" table:formula="of:=JSONSTRUCTURESAJOUT([.A62];[.B62];[.D62];[.Z62];[.C62];[.E62];[.F62];[.K62];[.AA62];[.AJ62];[.N62];[.O62];[.P62];[.Q62];[.S62];[.U62];[.T62];[.S62];[.V62];[.W62];[.G62];[.H62];[.Y62];[.AI62];[.AL62];[.AM62])"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67</text:p>
          </table:table-cell>
          <table:table-cell table:style-name="ce68" office:value-type="string" calcext:value-type="string">
            <text:p>MieuxTrierANantes 08/15</text:p>
          </table:table-cell>
          <table:table-cell table:style-name="ce70"/>
          <table:table-cell table:style-name="ce72" office:value-type="string" calcext:value-type="string">
            <text:p>La maison de la Récup' (Mouzillon)</text:p>
          </table:table-cell>
          <table:table-cell table:style-name="ce68" table:number-columns-repeated="2"/>
          <table:table-cell table:style-name="ce70" table:number-columns-repeated="4"/>
          <table:table-cell table:style-name="ce68"/>
          <table:table-cell table:style-name="ce70" table:number-columns-repeated="2"/>
          <table:table-cell table:style-name="ce68"/>
          <table:table-cell table:style-name="ce70"/>
          <table:table-cell table:style-name="ce68" table:number-columns-repeated="2"/>
          <table:table-cell table:style-name="ce70"/>
          <table:table-cell table:style-name="ce68" table:number-columns-repeated="2"/>
          <table:table-cell table:style-name="ce70"/>
          <table:table-cell table:style-name="ce68" table:number-columns-repeated="2"/>
          <table:table-cell table:style-name="ce70"/>
          <table:table-cell table:style-name="ce68"/>
          <table:table-cell table:style-name="ce68" office:value-type="string" calcext:value-type="string">
            <text:p>divers</text:p>
          </table:table-cell>
          <table:table-cell/>
          <table:table-cell table:style-name="ce70" table:number-columns-repeated="4"/>
          <table:table-cell table:number-columns-repeated="5"/>
          <table:table-cell office:value-type="string" calcext:value-type="string">
            <text:p><text:s/></text:p>
          </table:table-cell>
          <table:table-cell table:formula="of:=CONCATENATE(UTILTRANSFORMEENMOTSCLES([.D63]);&quot;,&quot;;UTILTRANSFORMEENMOTSCLES([.Y63]))" office:value-type="string" office:string-value="" calcext:value-type="error">
            <text:p>#VALEUR !</text:p>
          </table:table-cell>
          <table:table-cell table:formula="of:=CONCATENATE(UTILTRANSFORMEENMOTSCLES([.D63]);&quot;,&quot;;UTILTRANSFORMEENMOTSCLES([.AI63]))" office:value-type="string" office:string-value="" calcext:value-type="error">
            <text:p>#VALEUR !</text:p>
          </table:table-cell>
          <table:table-cell office:value-type="string" calcext:value-type="string">
            <text:p><text:s/></text:p>
          </table:table-cell>
          <table:table-cell table:style-name="ce82" table:formula="of:=JSONSTRUCTURESAJOUT([.A63];[.B63];[.D63];[.Z63];[.C63];[.E63];[.F63];[.K63];[.AA63];[.AJ63];[.N63];[.O63];[.P63];[.Q63];[.S63];[.U63];[.T63];[.S63];[.V63];[.W63];[.G63];[.H63];[.Y63];[.AI63];[.AL63];[.AM63])"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studentsshop</text:p>
          </table:table-cell>
          <table:table-cell table:style-name="ce68" office:value-type="string" calcext:value-type="string">
            <text:p>MieuxTrierANantes 10/15</text:p>
          </table:table-cell>
          <table:table-cell table:style-name="ce70" office:value-type="string" calcext:value-type="string">
            <text:p>Association</text:p>
          </table:table-cell>
          <table:table-cell table:style-name="ce68" office:value-type="string" calcext:value-type="string">
            <text:p>Students' shop</text:p>
          </table:table-cell>
          <table:table-cell table:style-name="ce68" office:value-type="string" calcext:value-type="string">
            <text:p><text:a xlink:href="mailto:studentsshop44@hotmail.com" xlink:type="simple">studentsshop44@hotmail.com</text:a></text:p>
          </table:table-cell>
          <table:table-cell table:style-name="ce68"/>
          <table:table-cell table:style-name="ce70" office:value-type="string" calcext:value-type="string">
            <text:p><text:a xlink:href="http://studentsshop44.blogspot.fr/" xlink:type="simple">http://studentsshop44.blogspot.fr/</text:a></text:p>
          </table:table-cell>
          <table:table-cell table:style-name="ce70" table:number-columns-repeated="3"/>
          <table:table-cell table:style-name="ce68"/>
          <table:table-cell table:style-name="ce70" table:number-columns-repeated="2"/>
          <table:table-cell table:style-name="ce68" office:value-type="string" calcext:value-type="string">
            <text:p>Cité universitaire Launay-violette, chemin de Launay-Violette (près du Petit-Port)</text:p>
          </table:table-cell>
          <table:table-cell table:style-name="ce70"/>
          <table:table-cell table:style-name="ce68" office:value-type="float" office:value="44322" calcext:value-type="float">
            <text:p>44322</text:p>
          </table:table-cell>
          <table:table-cell table:style-name="ce68" office:value-type="string" calcext:value-type="string">
            <text:p>NANTES</text:p>
          </table:table-cell>
          <table:table-cell table:style-name="ce70"/>
          <table:table-cell table:style-name="ce68" office:value-type="string" calcext:value-type="string">
            <text:p>47.249936</text:p>
          </table:table-cell>
          <table:table-cell table:style-name="ce68" office:value-type="string" calcext:value-type="string">
            <text:p>-1.558263</text:p>
          </table:table-cell>
          <table:table-cell table:style-name="ce70"/>
          <table:table-cell table:style-name="ce68" office:value-type="string" calcext:value-type="string">
            <text:p>Ouvert le mercredi, de 17 h à 20 h et le samedi, de 14 h à 18 h. </text:p>
          </table:table-cell>
          <table:table-cell table:style-name="ce68" office:value-type="string" calcext:value-type="string">
            <text:p>0101-3112_me_17h00-20h00,0101-3112_sa_14h00-18h00</text:p>
          </table:table-cell>
          <table:table-cell table:style-name="ce70" office:value-type="string" calcext:value-type="string">
            <text:p>T-shirt,jean,dictionnaire,cahier,vaisselle,couteau,assiette,verre,fourchette,couette,oreiller,balais,corbeille,pelle</text:p>
          </table:table-cell>
          <table:table-cell table:style-name="ce68"/>
          <table:table-cell table:style-name="ce68" office:value-type="string" calcext:value-type="string">
            <text:p>vêtements, livres/bd/cd/dvd, divers</text:p>
          </table:table-cell>
          <table:table-cell office:value-type="string" calcext:value-type="string">
            <text:p>Tout ce dont un étudiant a vraiment besoin : T-shirts à 2 €, des jean's à 4 €, mais également des dictionnaires, des cahiers, de la vaisselle, des couettes et des oreillers..., mais aussi des articles comme les balais, les corbeilles à papier, les pelles à ordures pour 1 €.</text:p>
          </table:table-cell>
          <table:table-cell table:style-name="ce70" table:number-columns-repeated="4"/>
          <table:table-cell table:number-columns-repeated="3"/>
          <table:table-cell office:value-type="string" calcext:value-type="string">
            <text:p>T-shirt, jeans, dictionary, exercise book, dishes(crockery), knife, plate, glass, fork(range), braid, pillow, brooms, basket, shovel</text:p>
          </table:table-cell>
          <table:table-cell office:value-type="string" calcext:value-type="string">
            <text:p>All which a student really needs: T-shirts in 2 €, of jean in 4 €, but also dictionaries, exercise books, the dishes(crockery), braids and pillows, but also articles as brooms, wastebaskets, dustpans for 1 €</text:p>
          </table:table-cell>
          <table:table-cell office:value-type="string" calcext:value-type="string">
            <text:p><text:s/></text:p>
          </table:table-cell>
          <table:table-cell office:value-type="string" calcext:value-type="string">
            <text:p>student,shop,étudiant</text:p>
          </table:table-cell>
          <table:table-cell office:value-type="string" calcext:value-type="string">
            <text:p>student,shop</text:p>
          </table:table-cell>
          <table:table-cell office:value-type="string" calcext:value-type="string">
            <text:p><text:s/></text:p>
          </table:table-cell>
          <table:table-cell table:style-name="ce82" table:formula="of:=JSONSTRUCTURESAJOUT([.A64];[.B64];[.D64];[.Z64];[.C64];[.E64];[.F64];[.K64];[.AA64];[.AJ64];[.N64];[.O64];[.P64];[.Q64];[.S64];[.U64];[.T64];[.S64];[.V64];[.W64];[.G64];[.H64];[.Y64];[.AI64];[.AL64];[.AM64])"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office:value-type="string" calcext:value-type="string">
            <text:p>stco_reemploi68</text:p>
          </table:table-cell>
          <table:table-cell table:style-name="ce68" office:value-type="string" calcext:value-type="string">
            <text:p>MieuxTrierANantes 08/15</text:p>
          </table:table-cell>
          <table:table-cell table:style-name="ce70" office:value-type="string" calcext:value-type="string">
            <text:p>Entreprise</text:p>
          </table:table-cell>
          <table:table-cell table:style-name="ce68" office:value-type="string" calcext:value-type="string">
            <text:p>HappyCash (Nantes Centre)</text:p>
          </table:table-cell>
          <table:table-cell/>
          <table:table-cell table:style-name="ce68" office:value-type="string" calcext:value-type="string">
            <text:p>02 40 84 00 93</text:p>
          </table:table-cell>
          <table:table-cell table:style-name="ce70" office:value-type="string" calcext:value-type="string">
            <text:p>http://www.happycash.fr/magasin/nantes_centre</text:p>
          </table:table-cell>
          <table:table-cell table:style-name="ce70" table:number-columns-repeated="3"/>
          <table:table-cell table:style-name="ce68"/>
          <table:table-cell table:style-name="ce70" table:number-columns-repeated="2"/>
          <table:table-cell table:style-name="ce68" office:value-type="string" calcext:value-type="string">
            <text:p>3 Rue du Chapeau Rouge</text:p>
          </table:table-cell>
          <table:table-cell table:style-name="ce70"/>
          <table:table-cell table:style-name="ce68" office:value-type="float" office:value="44000" calcext:value-type="float">
            <text:p>44000</text:p>
          </table:table-cell>
          <table:table-cell table:style-name="ce68" office:value-type="string" calcext:value-type="string">
            <text:p>NANTES</text:p>
          </table:table-cell>
          <table:table-cell table:style-name="ce70"/>
          <table:table-cell table:style-name="ce68" office:value-type="string" calcext:value-type="string">
            <text:p>47.214911</text:p>
          </table:table-cell>
          <table:table-cell table:style-name="ce68" office:value-type="string" calcext:value-type="string">
            <text:p>-1.559970</text:p>
          </table:table-cell>
          <table:table-cell table:style-name="ce70"/>
          <table:table-cell table:style-name="ce68" office:value-type="string" calcext:value-type="string">
            <text:p>Lundi 14h00 - 19h00, Mardi au Samedi 10h00 - 13h00 / 14h00 - 19h00. Fermeture salle achats 18h30</text:p>
          </table:table-cell>
          <table:table-cell table:style-name="ce68" office:value-type="string" calcext:value-type="string">
            <text:p>0101-3112_lu_14h00-18h30,0101-3112_ma+me+je+ve+sa_10h00-13h00+14h00-18h30</text:p>
          </table:table-cell>
          <table:table-cell table:style-name="ce70"/>
          <table:table-cell table:style-name="ce68"/>
          <table:table-cell table:style-name="ce68" office:value-type="string" calcext:value-type="string">
            <text:p>téléphone, mobile, smartphone, ordinateur, portable</text:p>
          </table:table-cell>
          <table:table-cell/>
          <table:table-cell table:style-name="ce70" table:number-columns-repeated="4"/>
          <table:table-cell table:number-columns-repeated="5"/>
          <table:table-cell office:value-type="string" calcext:value-type="string">
            <text:p><text:s/></text:p>
          </table:table-cell>
          <table:table-cell table:formula="of:=CONCATENATE(UTILTRANSFORMEENMOTSCLES([.D65]);&quot;,&quot;;UTILTRANSFORMEENMOTSCLES([.Y65]))" office:value-type="string" office:string-value="" calcext:value-type="error">
            <text:p>#VALEUR !</text:p>
          </table:table-cell>
          <table:table-cell table:formula="of:=CONCATENATE(UTILTRANSFORMEENMOTSCLES([.D65]);&quot;,&quot;;UTILTRANSFORMEENMOTSCLES([.AI65]))" office:value-type="string" office:string-value="" calcext:value-type="error">
            <text:p>#VALEUR !</text:p>
          </table:table-cell>
          <table:table-cell office:value-type="string" calcext:value-type="string">
            <text:p><text:s/></text:p>
          </table:table-cell>
          <table:table-cell table:style-name="ce82" table:formula="of:=JSONSTRUCTURESAJOUT([.A65];[.B65];[.D65];[.Z65];[.C65];[.E65];[.F65];[.K65];[.AA65];[.AJ65];[.N65];[.O65];[.P65];[.Q65];[.S65];[.U65];[.T65];[.S65];[.V65];[.W65];[.G65];[.H65];[.Y65];[.AI65];[.AL65];[.AM65])" office:value-type="string" office:string-value="" calcext:value-type="error">
            <text:p>#VALEUR !</text:p>
          </table:table-cell>
          <table:table-cell table:style-name="ce75" office:value-type="string" calcext:value-type="string">
            <text:p><text:s/></text:p>
          </table:table-cell>
          <table:table-cell table:number-columns-repeated="982"/>
        </table:table-row>
        <table:table-row table:style-name="ro1">
          <table:table-cell table:style-name="ce68" table:number-columns-repeated="2"/>
          <table:table-cell table:style-name="ce70"/>
          <table:table-cell table:style-name="ce68" table:number-columns-repeated="3"/>
          <table:table-cell table:style-name="ce70" table:number-columns-repeated="4"/>
          <table:table-cell table:style-name="ce68"/>
          <table:table-cell table:style-name="ce70" table:number-columns-repeated="2"/>
          <table:table-cell table:style-name="ce68"/>
          <table:table-cell table:style-name="ce70"/>
          <table:table-cell table:style-name="ce68" table:number-columns-repeated="2"/>
          <table:table-cell table:style-name="ce70"/>
          <table:table-cell table:style-name="ce68" table:number-columns-repeated="2"/>
          <table:table-cell table:style-name="ce70"/>
          <table:table-cell table:style-name="ce68" table:number-columns-repeated="2"/>
          <table:table-cell table:style-name="ce70"/>
          <table:table-cell table:style-name="ce68" table:number-columns-repeated="2"/>
          <table:table-cell/>
          <table:table-cell table:style-name="ce70" table:number-columns-repeated="4"/>
          <table:table-cell table:number-columns-repeated="8"/>
          <table:table-cell office:value-type="string" calcext:value-type="string">
            <text:p><text:s/></text:p>
          </table:table-cell>
          <table:table-cell table:number-columns-repeated="984"/>
        </table:table-row>
        <table:table-row table:style-name="ro1">
          <table:table-cell table:style-name="ce68" table:number-columns-repeated="2"/>
          <table:table-cell table:style-name="ce70"/>
          <table:table-cell table:style-name="ce68" table:number-columns-repeated="3"/>
          <table:table-cell table:style-name="ce70" table:number-columns-repeated="4"/>
          <table:table-cell table:style-name="ce68"/>
          <table:table-cell table:style-name="ce70" table:number-columns-repeated="2"/>
          <table:table-cell table:style-name="ce68"/>
          <table:table-cell table:style-name="ce70"/>
          <table:table-cell table:style-name="ce68" table:number-columns-repeated="2"/>
          <table:table-cell table:style-name="ce70"/>
          <table:table-cell table:style-name="ce68" table:number-columns-repeated="2"/>
          <table:table-cell table:style-name="ce70"/>
          <table:table-cell table:style-name="ce68" table:number-columns-repeated="2"/>
          <table:table-cell table:style-name="ce70"/>
          <table:table-cell table:style-name="ce68" table:number-columns-repeated="2"/>
          <table:table-cell/>
          <table:table-cell table:style-name="ce70" table:number-columns-repeated="4"/>
          <table:table-cell table:number-columns-repeated="8"/>
          <table:table-cell office:value-type="string" calcext:value-type="string">
            <text:p><text:s/></text:p>
          </table:table-cell>
          <table:table-cell table:number-columns-repeated="984"/>
        </table:table-row>
        <table:table-row table:style-name="ro1">
          <table:table-cell table:style-name="ce68" table:number-columns-repeated="2"/>
          <table:table-cell table:style-name="ce70"/>
          <table:table-cell table:style-name="ce68"/>
          <table:table-cell table:style-name="ce70"/>
          <table:table-cell table:style-name="ce68" table:number-columns-repeated="2"/>
          <table:table-cell table:style-name="ce70" table:number-columns-repeated="6"/>
          <table:table-cell table:style-name="ce68"/>
          <table:table-cell table:style-name="ce70"/>
          <table:table-cell table:style-name="ce68" table:number-columns-repeated="2"/>
          <table:table-cell table:style-name="ce70"/>
          <table:table-cell table:style-name="ce68" table:number-columns-repeated="2"/>
          <table:table-cell table:style-name="ce70"/>
          <table:table-cell table:style-name="ce68" table:number-columns-repeated="2"/>
          <table:table-cell table:style-name="ce70"/>
          <table:table-cell table:style-name="ce68" table:number-columns-repeated="3"/>
          <table:table-cell table:style-name="ce70" table:number-columns-repeated="4"/>
          <table:table-cell table:number-columns-repeated="8"/>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984"/>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table-cell table:number-columns-repeated="39"/>
          <table:table-cell office:value-type="string" calcext:value-type="string">
            <text:p><text:s/></text:p>
          </table:table-cell>
          <table:table-cell table:number-columns-repeated="3"/>
          <table:table-cell table:style-name="ce75"/>
          <table:table-cell table:number-columns-repeated="980"/>
        </table:table-row>
        <table:table-row table:style-name="ro1" table:number-rows-repeated="65290">
          <table:table-cell table:number-columns-repeated="43"/>
          <table:table-cell table:style-name="ce75"/>
          <table:table-cell table:number-columns-repeated="980"/>
        </table:table-row>
        <table:table-row table:style-name="ro13">
          <table:table-cell table:number-columns-repeated="43"/>
          <table:table-cell table:style-name="ce75"/>
          <table:table-cell table:number-columns-repeated="980"/>
        </table:table-row>
        <table:table-row table:style-name="ro14" table:number-rows-repeated="983100">
          <table:table-cell table:number-columns-repeated="1024"/>
        </table:table-row>
        <table:table-row table:style-name="ro14">
          <table:table-cell table:number-columns-repeated="1024"/>
        </table:table-row>
      </table:table>
      <table:table table:name="VenteVrac" table:style-name="ta1" table:print="false">
        <table:table-column table:style-name="co58" table:default-cell-style-name="Default"/>
        <table:table-column table:style-name="co2" table:default-cell-style-name="Default"/>
        <table:table-column table:style-name="co3" table:default-cell-style-name="Default"/>
        <table:table-column table:style-name="co4" table:default-cell-style-name="Default"/>
        <table:table-column table:style-name="co59" table:default-cell-style-name="Default"/>
        <table:table-column table:style-name="co6" table:default-cell-style-name="Default"/>
        <table:table-column table:style-name="co60" table:default-cell-style-name="Default"/>
        <table:table-column table:style-name="co61" table:default-cell-style-name="Default"/>
        <table:table-column table:style-name="co9" table:default-cell-style-name="Default"/>
        <table:table-column table:style-name="co10" table:default-cell-style-name="Default"/>
        <table:table-column table:style-name="co11" table:default-cell-style-name="Default"/>
        <table:table-column table:style-name="co62" table:default-cell-style-name="Default"/>
        <table:table-column table:style-name="co13"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13" table:default-cell-style-name="Default"/>
        <table:table-column table:style-name="co19" table:default-cell-style-name="Default"/>
        <table:table-column table:style-name="co68" table:default-cell-style-name="ce9"/>
        <table:table-column table:style-name="co69" table:default-cell-style-name="Default"/>
        <table:table-column table:style-name="co70" table:default-cell-style-name="Default"/>
        <table:table-column table:style-name="co23" table:default-cell-style-name="Default"/>
        <table:table-column table:style-name="co71"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72" table:default-cell-style-name="Default"/>
        <table:table-column table:style-name="co73" table:default-cell-style-name="Default"/>
        <table:table-column table:style-name="co31" table:default-cell-style-name="Default"/>
        <table:table-column table:style-name="co74" table:default-cell-style-name="Default"/>
        <table:table-column table:style-name="co31" table:default-cell-style-name="Default"/>
        <table:table-column table:style-name="co36" table:default-cell-style-name="Default"/>
        <table:table-column table:style-name="co37" table:default-cell-style-name="Default"/>
        <table:table-column table:style-name="co31" table:number-columns-repeated="7" table:default-cell-style-name="Default"/>
        <table:table-column table:style-name="co38" table:default-cell-style-name="Default"/>
        <table:table-column table:style-name="co39" table:number-columns-repeated="11"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3" table:default-cell-style-name="Default"/>
        <table:table-column table:style-name="co45" table:default-cell-style-name="Default"/>
        <table:table-column table:style-name="co46" table:default-cell-style-name="Default"/>
        <table:table-column table:style-name="co44" table:default-cell-style-name="Default"/>
        <table:table-column table:style-name="co47" table:default-cell-style-name="Default"/>
        <table:table-column table:style-name="co48" table:default-cell-style-name="Default"/>
        <table:table-column table:style-name="co47" table:default-cell-style-name="Default"/>
        <table:table-column table:style-name="co44"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0" table:default-cell-style-name="Default"/>
        <table:table-column table:style-name="co53" table:number-columns-repeated="194" table:default-cell-style-name="Default"/>
        <table:table-column table:style-name="co50" table:number-columns-repeated="746" table:default-cell-style-name="Default"/>
        <table:table-row table:style-name="ro1">
          <table:table-cell table:number-columns-repeated="7"/>
          <table:table-cell table:style-name="ce23"/>
          <table:table-cell table:style-name="ce9"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11"/>
          <table:table-cell table:number-columns-repeated="2"/>
          <table:table-cell table:number-columns-repeated="21" office:value-type="string" calcext:value-type="string">
            <text:p><text:s/></text:p>
          </table:table-cell>
          <table:table-cell table:number-columns-repeated="975"/>
        </table:table-row>
        <table:table-row table:style-name="ro1">
          <table:table-cell table:number-columns-repeated="3"/>
          <table:table-cell table:style-name="ce5"/>
          <table:table-cell table:number-columns-repeated="3"/>
          <table:table-cell table:style-name="ce23"/>
          <table:table-cell table:style-name="ce9" office:value-type="string" calcext:value-type="string">
            <text:p><text:s/></text:p>
          </table:table-cell>
          <table:table-cell office:value-type="string" calcext:value-type="string">
            <text:p><text:s/></text:p>
          </table:table-cell>
          <table:table-cell table:number-columns-repeated="5"/>
          <table:table-cell table:style-name="ce10" office:value-type="string" calcext:value-type="string">
            <text:p>https://docs.google.com/spreadsheets/d/1_v6O3fIzi6t1MXkEwJx6FAAQi_cM3PWcXEaDWFusyJ0/edit#gid=0</text:p>
          </table:table-cell>
          <table:table-cell table:number-columns-repeated="4"/>
          <table:table-cell table:style-name="Default"/>
          <table:table-cell table:number-columns-repeated="7"/>
          <table:table-cell table:number-columns-repeated="21" office:value-type="string" calcext:value-type="string">
            <text:p><text:s/></text:p>
          </table:table-cell>
          <table:table-cell table:number-columns-repeated="975"/>
        </table:table-row>
        <table:table-row table:style-name="ro1">
          <table:table-cell table:number-columns-repeated="6"/>
          <table:table-cell table:style-name="ce8"/>
          <table:table-cell table:style-name="ce23"/>
          <table:table-cell table:style-name="ce9" office:value-type="string" calcext:value-type="string">
            <text:p><text:s/></text:p>
          </table:table-cell>
          <table:table-cell office:value-type="string" calcext:value-type="string">
            <text:p><text:s/></text:p>
          </table:table-cell>
          <table:table-cell/>
          <table:table-cell table:style-name="ce14" table:number-columns-repeated="2"/>
          <table:table-cell table:number-columns-repeated="3"/>
          <table:table-cell table:style-name="ce8" table:number-columns-repeated="7"/>
          <table:table-cell/>
          <table:table-cell table:style-name="ce29"/>
          <table:table-cell table:number-columns-repeated="2"/>
          <table:table-cell table:style-name="ce14"/>
          <table:table-cell table:number-columns-repeated="21" office:value-type="string" calcext:value-type="string">
            <text:p><text:s/></text:p>
          </table:table-cell>
          <table:table-cell table:number-columns-repeated="975"/>
        </table:table-row>
        <table:table-row table:style-name="ro15">
          <table:table-cell office:value-type="string" calcext:value-type="string">
            <text:p>Code</text:p>
          </table:table-cell>
          <table:table-cell office:value-type="string" calcext:value-type="string">
            <text:p>Origine</text:p>
          </table:table-cell>
          <table:table-cell table:style-name="ce2" office:value-type="string" calcext:value-type="string">
            <text:p>Statuts</text:p>
          </table:table-cell>
          <table:table-cell table:style-name="ce2" office:value-type="string" calcext:value-type="string">
            <text:p>Nom</text:p>
          </table:table-cell>
          <table:table-cell table:style-name="ce2" office:value-type="string" calcext:value-type="string">
            <text:p>Email</text:p>
          </table:table-cell>
          <table:table-cell table:style-name="ce2" office:value-type="string" calcext:value-type="string">
            <text:p>Téléphone</text:p>
          </table:table-cell>
          <table:table-cell table:style-name="ce2" office:value-type="string" calcext:value-type="string">
            <text:p>Site Internet</text:p>
          </table:table-cell>
          <table:table-cell table:style-name="ce2" office:value-type="string" calcext:value-type="string">
            <text:p>Facebook</text:p>
          </table:table-cell>
          <table:table-cell table:style-name="ce2" office:value-type="string" calcext:value-type="string">
            <text:p>Google+</text:p>
          </table:table-cell>
          <table:table-cell table:style-name="ce2" office:value-type="string" calcext:value-type="string">
            <text:p>Twiter</text:p>
          </table:table-cell>
          <table:table-cell table:style-name="ce2" office:value-type="string" calcext:value-type="string">
            <text:p>Fax</text:p>
          </table:table-cell>
          <table:table-cell table:style-name="ce2" office:value-type="string" calcext:value-type="string">
            <text:p>Logo : adresse Internet ou trouver l'image</text:p>
          </table:table-cell>
          <table:table-cell table:style-name="ce2" office:value-type="string" calcext:value-type="string">
            <text:p>Logo : vos conditions pour la réutilisation de l'image</text:p>
          </table:table-cell>
          <table:table-cell table:style-name="ce2" office:value-type="string" calcext:value-type="string">
            <text:p>Adresse : rue, route...</text:p>
          </table:table-cell>
          <table:table-cell table:style-name="ce2" office:value-type="string" calcext:value-type="string">
            <text:p>Adresse : complément</text:p>
          </table:table-cell>
          <table:table-cell table:style-name="ce2" office:value-type="string" calcext:value-type="string">
            <text:p>Adresse : code postal</text:p>
          </table:table-cell>
          <table:table-cell table:style-name="ce2" office:value-type="string" calcext:value-type="string">
            <text:p>Adresse : ville</text:p>
          </table:table-cell>
          <table:table-cell table:style-name="ce2" office:value-type="string" calcext:value-type="string">
            <text:p>Adresse : cedex</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Nantes : quartier administratif</text:p>
          </table:table-cell>
          <table:table-cell table:style-name="ce2" office:value-type="string" calcext:value-type="string">
            <text:p>Horaires</text:p>
          </table:table-cell>
          <table:table-cell table:style-name="ce2" office:value-type="string" calcext:value-type="string">
            <text:p>Horaires (format plage horaire)</text:p>
          </table:table-cell>
          <table:table-cell table:style-name="ce2" office:value-type="string" calcext:value-type="string">
            <text:p>Hors Nantes</text:p>
          </table:table-cell>
          <table:table-cell table:style-name="ce2" office:value-type="string" calcext:value-type="string">
            <text:p>Mots clés</text:p>
          </table:table-cell>
          <table:table-cell table:style-name="ce2"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2" office:value-type="string" calcext:value-type="string">
            <text:p>Description</text:p>
          </table:table-cell>
          <table:table-cell table:number-columns-repeated="2" table:style-name="ce2" office:value-type="string" calcext:value-type="string">
            <text:p>Local 2 : les différences par rapport au local 1</text:p>
          </table:table-cell>
          <table:table-cell table:style-name="ce2" office:value-type="string" calcext:value-type="string">
            <text:p>Acceptez-vous que ces informations soient publiques ?</text:p>
          </table:table-cell>
          <table:table-cell table:number-columns-repeated="4" office:value-type="string" calcext:value-type="string">
            <text:p><text:s/></text:p>
          </table:table-cell>
          <table:table-cell office:value-type="string" calcext:value-type="string">
            <text:p>Mots_clés_en</text:p>
          </table:table-cell>
          <table:table-cell office:value-type="string" calcext:value-type="string">
            <text:p>Description_en</text:p>
          </table:table-cell>
          <table:table-cell table:number-columns-repeated="13" office:value-type="string" calcext:value-type="string">
            <text:p><text:s/></text:p>
          </table:table-cell>
          <table:table-cell table:style-name="ce17" table:number-columns-repeated="8"/>
          <table:table-cell table:number-columns-repeated="967"/>
        </table:table-row>
        <table:table-row table:style-name="ro16">
          <table:table-cell table:style-name="ce2" office:value-type="string" calcext:value-type="string">
            <text:p>stco_ventevrac1</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oulangerie L'arbre à pain (Saint-Aignan de Grand Lieu</text:p>
          </table:table-cell>
          <table:table-cell table:style-name="ce2"/>
          <table:table-cell table:style-name="ce2" office:value-type="string" calcext:value-type="string">
            <text:p>02 40 31 00 85</text:p>
          </table:table-cell>
          <table:table-cell table:style-name="ce4" table:number-columns-repeated="4"/>
          <table:table-cell table:style-name="ce2"/>
          <table:table-cell table:style-name="ce4" table:number-columns-repeated="2"/>
          <table:table-cell table:style-name="ce2" office:value-type="string" calcext:value-type="string">
            <text:p>44 Rue des Frères Rousseau</text:p>
          </table:table-cell>
          <table:table-cell table:style-name="ce4"/>
          <table:table-cell table:style-name="ce2" office:value-type="float" office:value="44860" calcext:value-type="float">
            <text:p>44860</text:p>
          </table:table-cell>
          <table:table-cell table:style-name="ce2" office:value-type="string" calcext:value-type="string">
            <text:p>Saint-Aignan de Grand Lieu</text:p>
          </table:table-cell>
          <table:table-cell/>
          <table:table-cell table:style-name="ce2" office:value-type="string" calcext:value-type="string">
            <text:p>47.126671</text:p>
          </table:table-cell>
          <table:table-cell table:style-name="ce2" office:value-type="string" calcext:value-type="string">
            <text:p>-1.628940</text:p>
          </table:table-cell>
          <table:table-cell table:style-name="Default"/>
          <table:table-cell table:style-name="ce2"/>
          <table:table-cell table:style-name="ce28"/>
          <table:table-cell table:style-name="ce4"/>
          <table:table-cell office:value-type="string" calcext:value-type="string">
            <text:p>vente,vrac,boulangerie,arbre,pain</text:p>
          </table:table-cell>
          <table:table-cell table:style-name="ce2"/>
          <table:table-cell table:style-name="ce13" office:value-type="string" calcext:value-type="string">
            <text:p>Situé dans le centre commercial 'Les grands prés', propose des viennoiseries en sac tissus et pâtisseries en boîte.</text:p>
          </table:table-cell>
          <table:table-cell table:style-name="ce4" table:number-columns-repeated="4"/>
          <table:table-cell table:number-columns-repeated="3"/>
          <table:table-cell table:style-name="ce2" office:value-type="string" calcext:value-type="string">
            <text:p>sale,bulk,bakery,breadfruit</text:p>
          </table:table-cell>
          <table:table-cell office:value-type="string" calcext:value-type="string">
            <text:p>Located in the shopping center 'The big meadow', offers pastries pastry bag and tissue box.</text:p>
          </table:table-cell>
          <table:table-cell office:value-type="string" calcext:value-type="string">
            <text:p><text:s/></text:p>
          </table:table-cell>
          <table:table-cell table:number-columns-repeated="3"/>
          <table:table-cell table:style-name="ce16" table:formula="of:=JSONSTRUCTURESVRAC([.A5];[.B5];[.D5];[.Z5];[.C5];[.E5];[.F5];[.K5];[.AA5];[.N5];[.O5];[.P5];[.Q5];[.S5];[.Q5];[.S5];[.T5];[.V5];[.W5];[.G5];[.H5];[.Y5];[.AI5];[.AJ5])"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2</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séjour</text:p>
          </table:table-cell>
          <table:table-cell table:style-name="ce2"/>
          <table:table-cell table:style-name="ce2" office:value-type="string" calcext:value-type="string">
            <text:p>02 40 40 10 10</text:p>
          </table:table-cell>
          <table:table-cell table:style-name="ce4" office:value-type="string"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34 rue des Plantes</text:p>
          </table:table-cell>
          <table:table-cell table:style-name="ce4" office:value-type="string" calcext:value-type="string">
            <text:p>Quartier Beauséjour</text:p>
          </table:table-cell>
          <table:table-cell table:style-name="ce2" office:value-type="float" office:value="44800" calcext:value-type="float">
            <text:p>44800</text:p>
          </table:table-cell>
          <table:table-cell table:style-name="ce2" office:value-type="string" calcext:value-type="string">
            <text:p>Saint-Herblain</text:p>
          </table:table-cell>
          <table:table-cell/>
          <table:table-cell table:style-name="ce2" office:value-type="string" calcext:value-type="string">
            <text:p>47.233946</text:p>
          </table:table-cell>
          <table:table-cell table:style-name="ce2" office:value-type="string" calcext:value-type="string">
            <text:p>-1.585963</text:p>
          </table:table-cell>
          <table:table-cell table:style-name="Default"/>
          <table:table-cell table:style-name="ce2" office:value-type="string" calcext:value-type="string">
            <text:p>Magasins ouverts de 9h00 à 19h30 du lundi au samedi sans interruption</text:p>
          </table:table-cell>
          <table:table-cell table:style-name="ce28" office:value-type="string" calcext:value-type="string">
            <text:p>0101-3112_lu+ma+me+je+ve+sa_09h30-19h30</text:p>
          </table:table-cell>
          <table:table-cell table:style-name="ce4"/>
          <table:table-cell office:value-type="string" calcext:value-type="string">
            <text:p>vente,vrac,chlorophylle,beauséjour</text:p>
          </table:table-cell>
          <table:table-cell table:style-name="ce2"/>
          <table:table-cell table:style-name="ce30" office:value-type="string" calcext:value-type="string">
            <text:p>Chlorophylle est une coopérative de consommateurs de produits biologiques. </text:p>
          </table:table-cell>
          <table:table-cell table:style-name="ce4" table:number-columns-repeated="4"/>
          <table:table-cell table:number-columns-repeated="3"/>
          <table:table-cell office:value-type="string" calcext:value-type="string">
            <text:p>sale,bulk,chlorophylle,beauséjour</text:p>
          </table:table-cell>
          <table:table-cell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16" table:formula="of:=JSONSTRUCTURESVRAC([.A6];[.B6];[.D6];[.Z6];[.C6];[.E6];[.F6];[.K6];[.AA6];[.N6];[.O6];[.P6];[.Q6];[.S6];[.Q6];[.S6];[.T6];[.V6];[.W6];[.G6];[.H6];[.Y6];[.AI6];[.AJ6])"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3</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joire</text:p>
          </table:table-cell>
          <table:table-cell table:style-name="ce2"/>
          <table:table-cell table:style-name="ce2" office:value-type="string" calcext:value-type="string">
            <text:p>02 40 25 11 11</text:p>
          </table:table-cell>
          <table:table-cell table:style-name="ce7" table:formula="of:=[.G6]"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20 rue Eugénie Cotton</text:p>
          </table:table-cell>
          <table:table-cell table:style-name="ce4" office:value-type="string" calcext:value-type="string">
            <text:p>Quartier Beaujoire</text:p>
          </table:table-cell>
          <table:table-cell table:style-name="ce2" office:value-type="float" office:value="44300" calcext:value-type="float">
            <text:p>44300</text:p>
          </table:table-cell>
          <table:table-cell table:style-name="ce2" office:value-type="string" calcext:value-type="string">
            <text:p>Nantes</text:p>
          </table:table-cell>
          <table:table-cell/>
          <table:table-cell table:style-name="ce2" office:value-type="string" calcext:value-type="string">
            <text:p>47.260188</text:p>
          </table:table-cell>
          <table:table-cell table:style-name="ce2" office:value-type="string" calcext:value-type="string">
            <text:p>-1.515858</text:p>
          </table:table-cell>
          <table:table-cell table:style-name="Default"/>
          <table:table-cell table:style-name="ce13" table:formula="of:=[.V6]" office:value-type="string" office:string-value="Magasins ouverts de 9h00 à 19h30 du lundi au samedi sans interruption" calcext:value-type="string">
            <text:p>Magasins ouverts de 9h00 à 19h30 du lundi au samedi sans interruption</text:p>
          </table:table-cell>
          <table:table-cell table:style-name="ce28" office:value-type="string" calcext:value-type="string">
            <text:p>0101-3112_lu+ma+me+je+ve+sa_09h30-19h30</text:p>
          </table:table-cell>
          <table:table-cell table:style-name="ce4"/>
          <table:table-cell office:value-type="string" calcext:value-type="string">
            <text:p>vente,vrac,chlorophylle,beaujoire</text:p>
          </table:table-cell>
          <table:table-cell table:style-name="ce2"/>
          <table:table-cell table:style-name="ce13" table:formula="of:=[.AA6]"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number-columns-repeated="3"/>
          <table:table-cell office:value-type="string" calcext:value-type="string">
            <text:p>sale,bulk,chlorophylle,beaujoire</text:p>
          </table:table-cell>
          <table:table-cell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16" table:formula="of:=JSONSTRUCTURESVRAC([.A7];[.B7];[.D7];[.Z7];[.C7];[.E7];[.F7];[.K7];[.AA7];[.N7];[.O7];[.P7];[.Q7];[.S7];[.Q7];[.S7];[.T7];[.V7];[.W7];[.G7];[.H7];[.Y7];[.AI7];[.AJ7])"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4</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céane</text:p>
          </table:table-cell>
          <table:table-cell table:style-name="ce2"/>
          <table:table-cell table:style-name="ce2" office:value-type="string" calcext:value-type="string">
            <text:p>02 40 76 76 00</text:p>
          </table:table-cell>
          <table:table-cell table:style-name="ce7" table:formula="of:=[.G7]"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147 route des Sorinières</text:p>
          </table:table-cell>
          <table:table-cell table:style-name="ce4" office:value-type="string" calcext:value-type="string">
            <text:p>ZAC de la Brosse</text:p>
          </table:table-cell>
          <table:table-cell table:style-name="ce2" office:value-type="float" office:value="44400" calcext:value-type="float">
            <text:p>44400</text:p>
          </table:table-cell>
          <table:table-cell table:style-name="ce2" office:value-type="string" calcext:value-type="string">
            <text:p>Rezé</text:p>
          </table:table-cell>
          <table:table-cell/>
          <table:table-cell table:style-name="ce2" office:value-type="string" calcext:value-type="string">
            <text:p>47.154536</text:p>
          </table:table-cell>
          <table:table-cell table:style-name="ce2" office:value-type="string" calcext:value-type="string">
            <text:p>-1.534992</text:p>
          </table:table-cell>
          <table:table-cell table:style-name="Default"/>
          <table:table-cell table:style-name="ce13" table:formula="of:=[.V7]" office:value-type="string" office:string-value="Magasins ouverts de 9h00 à 19h30 du lundi au samedi sans interruption" calcext:value-type="string">
            <text:p>Magasins ouverts de 9h00 à 19h30 du lundi au samedi sans interruption</text:p>
          </table:table-cell>
          <table:table-cell table:style-name="ce28" office:value-type="string" calcext:value-type="string">
            <text:p>0101-3112_lu+ma+me+je+ve+sa_09h30-19h30</text:p>
          </table:table-cell>
          <table:table-cell table:style-name="ce4"/>
          <table:table-cell office:value-type="string" calcext:value-type="string">
            <text:p>vente,vrac,chlorophylle,beaucéane</text:p>
          </table:table-cell>
          <table:table-cell table:style-name="ce2"/>
          <table:table-cell table:style-name="ce13" table:formula="of:=[.AA7]"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number-columns-repeated="3"/>
          <table:table-cell office:value-type="string" calcext:value-type="string">
            <text:p>sale,bulk,chlorophylle,beaucéane</text:p>
          </table:table-cell>
          <table:table-cell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16" table:formula="of:=JSONSTRUCTURESVRAC([.A8];[.B8];[.D8];[.Z8];[.C8];[.E8];[.F8];[.K8];[.AA8];[.N8];[.O8];[.P8];[.Q8];[.S8];[.Q8];[.S8];[.T8];[.V8];[.W8];[.G8];[.H8];[.Y8];[.AI8];[.AJ8])"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5</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sud</text:p>
          </table:table-cell>
          <table:table-cell table:style-name="ce2"/>
          <table:table-cell table:style-name="ce2" office:value-type="string" calcext:value-type="string">
            <text:p>02 51 82 00 82</text:p>
          </table:table-cell>
          <table:table-cell table:style-name="ce7" table:formula="of:=[.G8]"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18 rue Ordronneau</text:p>
          </table:table-cell>
          <table:table-cell table:style-name="ce4" office:value-type="string" calcext:value-type="string">
            <text:p>Zone Atout Sud</text:p>
          </table:table-cell>
          <table:table-cell table:style-name="ce2" office:value-type="float" office:value="44400" calcext:value-type="float">
            <text:p>44400</text:p>
          </table:table-cell>
          <table:table-cell table:style-name="ce2" office:value-type="string" calcext:value-type="string">
            <text:p>Rezé</text:p>
          </table:table-cell>
          <table:table-cell/>
          <table:table-cell table:style-name="ce2" office:value-type="string" calcext:value-type="string">
            <text:p>47.191749</text:p>
          </table:table-cell>
          <table:table-cell table:style-name="ce2" office:value-type="string" calcext:value-type="string">
            <text:p>-1.582477</text:p>
          </table:table-cell>
          <table:table-cell table:style-name="Default"/>
          <table:table-cell table:style-name="ce13" table:formula="of:=[.V8]" office:value-type="string" office:string-value="Magasins ouverts de 9h00 à 19h30 du lundi au samedi sans interruption" calcext:value-type="string">
            <text:p>Magasins ouverts de 9h00 à 19h30 du lundi au samedi sans interruption</text:p>
          </table:table-cell>
          <table:table-cell table:style-name="ce28" office:value-type="string" calcext:value-type="string">
            <text:p>0101-3112_lu+ma+me+je+ve+sa_09h30-19h30</text:p>
          </table:table-cell>
          <table:table-cell table:style-name="ce4"/>
          <table:table-cell office:value-type="string" calcext:value-type="string">
            <text:p>vente,vrac,chlorophylle,beausud</text:p>
          </table:table-cell>
          <table:table-cell table:style-name="ce2"/>
          <table:table-cell table:style-name="ce13" table:formula="of:=[.AA8]"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number-columns-repeated="3"/>
          <table:table-cell office:value-type="string" calcext:value-type="string">
            <text:p>sale,bulk,chlorophylle,beausud</text:p>
          </table:table-cell>
          <table:table-cell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16" table:formula="of:=JSONSTRUCTURESVRAC([.A9];[.B9];[.D9];[.Z9];[.C9];[.E9];[.F9];[.K9];[.AA9];[.N9];[.O9];[.P9];[.Q9];[.S9];[.Q9];[.S9];[.T9];[.V9];[.W9];[.G9];[.H9];[.Y9];[.AI9];[.AJ9])"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6</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io Goulaine</text:p>
          </table:table-cell>
          <table:table-cell table:style-name="ce2"/>
          <table:table-cell table:style-name="ce2" office:value-type="string" calcext:value-type="string">
            <text:p>02 52 200 200</text:p>
          </table:table-cell>
          <table:table-cell table:style-name="ce7" table:formula="of:=[.G9]"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5 rue de l’Atlantique</text:p>
          </table:table-cell>
          <table:table-cell table:style-name="ce4" office:value-type="string" calcext:value-type="string">
            <text:p>Zone Pôle Sud</text:p>
          </table:table-cell>
          <table:table-cell table:style-name="ce2" office:value-type="float" office:value="44115" calcext:value-type="float">
            <text:p>44115</text:p>
          </table:table-cell>
          <table:table-cell table:style-name="ce2" office:value-type="string" calcext:value-type="string">
            <text:p>Basse-Goulaine</text:p>
          </table:table-cell>
          <table:table-cell/>
          <table:table-cell table:style-name="ce2" office:value-type="string" calcext:value-type="string">
            <text:p>47.187644</text:p>
          </table:table-cell>
          <table:table-cell table:style-name="ce2" office:value-type="string" calcext:value-type="string">
            <text:p>-1.462337</text:p>
          </table:table-cell>
          <table:table-cell table:style-name="Default"/>
          <table:table-cell table:style-name="ce13" table:formula="of:=[.V9]" office:value-type="string" office:string-value="Magasins ouverts de 9h00 à 19h30 du lundi au samedi sans interruption" calcext:value-type="string">
            <text:p>Magasins ouverts de 9h00 à 19h30 du lundi au samedi sans interruption</text:p>
          </table:table-cell>
          <table:table-cell table:style-name="ce28" office:value-type="string" calcext:value-type="string">
            <text:p>0101-3112_lu+ma+me+je+ve+sa_09h30-19h30</text:p>
          </table:table-cell>
          <table:table-cell table:style-name="ce4"/>
          <table:table-cell office:value-type="string" calcext:value-type="string">
            <text:p>vente,vrac,chlorophylle,bio,goulaine</text:p>
          </table:table-cell>
          <table:table-cell table:style-name="ce2"/>
          <table:table-cell table:style-name="ce13" table:formula="of:=[.AA9]"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number-columns-repeated="3"/>
          <table:table-cell office:value-type="string" calcext:value-type="string">
            <text:p>sale,bulk,chlorophyll,bio,goulaine</text:p>
          </table:table-cell>
          <table:table-cell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16" table:formula="of:=JSONSTRUCTURESVRAC([.A10];[.B10];[.D10];[.Z10];[.C10];[.E10];[.F10];[.K10];[.AA10];[.N10];[.O10];[.P10];[.Q10];[.S10];[.Q10];[.S10];[.T10];[.V10];[.W10];[.G10];[.H10];[.Y10];[.AI10];[.AJ10])"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7</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Ouest</text:p>
          </table:table-cell>
          <table:table-cell table:style-name="ce2" office:value-type="string" calcext:value-type="string">
            <text:p><text:a xlink:href="mailto:leshalles.biocoop@gmail.com" xlink:type="simple">leshalles.biocoop@gmail.com</text:a></text:p>
          </table:table-cell>
          <table:table-cell table:style-name="ce2" office:value-type="string" calcext:value-type="string">
            <text:p>02 28 06 47 43</text:p>
          </table:table-cell>
          <table:table-cell table:style-name="ce4" office:value-type="string" calcext:value-type="string">
            <text:p>http://stherblainleshalles.biocoop.net/</text:p>
          </table:table-cell>
          <table:table-cell table:style-name="ce4" table:number-columns-repeated="3"/>
          <table:table-cell table:style-name="ce2"/>
          <table:table-cell table:style-name="ce4" table:number-columns-repeated="2"/>
          <table:table-cell table:style-name="ce2" office:value-type="string" calcext:value-type="string">
            <text:p>332 boulevard Marcel Paul</text:p>
          </table:table-cell>
          <table:table-cell table:style-name="ce4" office:value-type="string" calcext:value-type="string">
            <text:p>CP 612</text:p>
          </table:table-cell>
          <table:table-cell table:style-name="ce2" office:value-type="float" office:value="44806" calcext:value-type="float">
            <text:p>44806</text:p>
          </table:table-cell>
          <table:table-cell table:style-name="ce25" office:value-type="string" calcext:value-type="string">
            <text:p>SAINT-HERBLAIN</text:p>
          </table:table-cell>
          <table:table-cell/>
          <table:table-cell table:style-name="ce2" office:value-type="string" calcext:value-type="string">
            <text:p>47.226519</text:p>
          </table:table-cell>
          <table:table-cell table:style-name="ce2" office:value-type="string" calcext:value-type="string">
            <text:p>-1.638880</text:p>
          </table:table-cell>
          <table:table-cell table:style-name="Default"/>
          <table:table-cell table:style-name="ce2" office:value-type="string" calcext:value-type="string">
            <text:p>lundi au jeudi 9h30-19h, vendredi 9h30-19h30, samedi 9h-19h.</text:p>
          </table:table-cell>
          <table:table-cell table:style-name="ce28" office:value-type="string" calcext:value-type="string">
            <text:p>0101-3112_lu+ma+me+je_09h30-19h00,0101-3112_ve_09h30-19h00,0101-3112_sa_09h00-19h00</text:p>
          </table:table-cell>
          <table:table-cell table:style-name="ce4"/>
          <table:table-cell office:value-type="string" calcext:value-type="string">
            <text:p>vente,vrac,biocoop,halles</text:p>
          </table:table-cell>
          <table:table-cell table:style-name="ce2"/>
          <table:table-cell office:value-type="string" calcext:value-type="string">
            <text:p>boucherie, fromagerie traditionnelle, du pain frais et un rayon vrac avec plus de 200 références.</text:p>
          </table:table-cell>
          <table:table-cell table:style-name="ce4" table:number-columns-repeated="4"/>
          <table:table-cell table:number-columns-repeated="3"/>
          <table:table-cell office:value-type="string" calcext:value-type="string">
            <text:p>sale,bulk,biocoop,halles</text:p>
          </table:table-cell>
          <table:table-cell office:value-type="string" calcext:value-type="string">
            <text:p>butchers, traditional cheese, fresh bread and a bulk beam with over 200 references.</text:p>
          </table:table-cell>
          <table:table-cell office:value-type="string" calcext:value-type="string">
            <text:p><text:s/></text:p>
          </table:table-cell>
          <table:table-cell table:number-columns-repeated="3"/>
          <table:table-cell table:style-name="ce16" table:formula="of:=JSONSTRUCTURESVRAC([.A11];[.B11];[.D11];[.Z11];[.C11];[.E11];[.F11];[.K11];[.AA11];[.N11];[.O11];[.P11];[.Q11];[.S11];[.Q11];[.S11];[.T11];[.V11];[.W11];[.G11];[.H11];[.Y11];[.AI11];[.AJ11])"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8</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Nord</text:p>
          </table:table-cell>
          <table:table-cell table:style-name="ce2" office:value-type="string" calcext:value-type="string">
            <text:p><text:a xlink:href="mailto:biocoopnantes%40orange.fr" xlink:type="simple">biocoopnantes@orange.fr</text:a></text:p>
          </table:table-cell>
          <table:table-cell table:style-name="ce2" office:value-type="string" calcext:value-type="string">
            <text:p>02 40 89 13 90 </text:p>
          </table:table-cell>
          <table:table-cell table:style-name="ce4" office:value-type="string" calcext:value-type="string">
            <text:p>http://www.biocoop.fr/magasins-bio/Trouver-mon-magasin-Biocoop/Pays-de-la-Loire/Loire-Atlantique/BIOCOOP-NANTES-NORD</text:p>
          </table:table-cell>
          <table:table-cell table:style-name="ce4" table:number-columns-repeated="3"/>
          <table:table-cell table:style-name="ce2"/>
          <table:table-cell table:style-name="ce4" table:number-columns-repeated="2"/>
          <table:table-cell table:style-name="ce2" office:value-type="string" calcext:value-type="string">
            <text:p>188 Route de Rennes</text:p>
          </table:table-cell>
          <table:table-cell table:style-name="ce4"/>
          <table:table-cell table:style-name="ce2" office:value-type="float" office:value="44300" calcext:value-type="float">
            <text:p>44300</text:p>
          </table:table-cell>
          <table:table-cell table:style-name="ce25" office:value-type="string" calcext:value-type="string">
            <text:p>NANTES</text:p>
          </table:table-cell>
          <table:table-cell/>
          <table:table-cell table:style-name="ce2" office:value-type="string" calcext:value-type="string">
            <text:p>47.260536</text:p>
          </table:table-cell>
          <table:table-cell table:style-name="ce2" office:value-type="string" calcext:value-type="string">
            <text:p>-1.581200</text:p>
          </table:table-cell>
          <table:table-cell table:style-name="Default"/>
          <table:table-cell table:style-name="ce2" office:value-type="string" calcext:value-type="string">
            <text:p>Lundi 14h à 19h30, mardi au samedi 9h30 à 19h30, samedi 9h30 à 18h30</text:p>
          </table:table-cell>
          <table:table-cell table:style-name="ce28" office:value-type="string" calcext:value-type="string">
            <text:p>0101-3112_lu_14h00-19h30,0101-3112_ma+me+je+ve+sa_09h30-19h30,0101-3112_sa_09h30-18h30</text:p>
          </table:table-cell>
          <table:table-cell table:style-name="ce4"/>
          <table:table-cell office:value-type="string" calcext:value-type="string">
            <text:p>vente,vrac,biocoop,halles</text:p>
          </table:table-cell>
          <table:table-cell table:style-name="ce2"/>
          <table:table-cell/>
          <table:table-cell table:style-name="ce4" table:number-columns-repeated="4"/>
          <table:table-cell table:number-columns-repeated="3"/>
          <table:table-cell office:value-type="string" calcext:value-type="string">
            <text:p>sale,bulk,biocoop,halles</text:p>
          </table:table-cell>
          <table:table-cell/>
          <table:table-cell office:value-type="string" calcext:value-type="string">
            <text:p><text:s/></text:p>
          </table:table-cell>
          <table:table-cell table:number-columns-repeated="3"/>
          <table:table-cell table:style-name="ce16" table:formula="of:=JSONSTRUCTURESVRAC([.A12];[.B12];[.D12];[.Z12];[.C12];[.E12];[.F12];[.K12];[.AA12];[.N12];[.O12];[.P12];[.Q12];[.S12];[.Q12];[.S12];[.T12];[.V12];[.W12];[.G12];[.H12];[.Y12];[.AI12];[.AJ12])"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9</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Sud</text:p>
          </table:table-cell>
          <table:table-cell table:style-name="ce2" office:value-type="string" calcext:value-type="string">
            <text:p><text:a xlink:href="mailto:biocoopnantessud@orange.fr" xlink:type="simple">biocoopnantessud@orange.fr</text:a></text:p>
          </table:table-cell>
          <table:table-cell table:style-name="ce2" office:value-type="string" calcext:value-type="string">
            <text:p>02 40 04 05 18 </text:p>
          </table:table-cell>
          <table:table-cell table:style-name="ce4" office:value-type="string" calcext:value-type="string">
            <text:p><text:a xlink:href="http://www.biocoop.fr/magasins-bio/Trouver-mon-magasin-Biocoop/Pays-de-la-Loire/Loire-Atlantique/BIOCOOP-NANTES-SUD" xlink:type="simple">http://www.biocoop.fr/magasins-bio/Trouver-mon-magasin-Biocoop/Pays-de-la-Loire/Loire-Atlantique/BIOCOOP-NANTES-SUD</text:a></text:p>
          </table:table-cell>
          <table:table-cell table:style-name="ce4" table:number-columns-repeated="3"/>
          <table:table-cell table:style-name="ce2"/>
          <table:table-cell table:style-name="ce4" table:number-columns-repeated="2"/>
          <table:table-cell table:style-name="ce24" office:value-type="string" calcext:value-type="string">
            <text:p>Rue Louis Blanc</text:p>
          </table:table-cell>
          <table:table-cell table:style-name="ce4"/>
          <table:table-cell table:style-name="ce2" office:value-type="float" office:value="44230" calcext:value-type="float">
            <text:p>44230</text:p>
          </table:table-cell>
          <table:table-cell table:style-name="ce25" office:value-type="string" calcext:value-type="string">
            <text:p>ST SEBASTIEN SUR LOIRE</text:p>
          </table:table-cell>
          <table:table-cell/>
          <table:table-cell table:style-name="ce2" office:value-type="string" calcext:value-type="string">
            <text:p>47.188556</text:p>
          </table:table-cell>
          <table:table-cell table:style-name="ce2" office:value-type="string" calcext:value-type="string">
            <text:p>-1.491574</text:p>
          </table:table-cell>
          <table:table-cell table:style-name="Default"/>
          <table:table-cell table:style-name="ce2" office:value-type="string" calcext:value-type="string">
            <text:p>Lundi 14h à 19h30, mardi au samedi 9h30 à 19h30, samedi 9h30 à 18h30</text:p>
          </table:table-cell>
          <table:table-cell table:style-name="ce28" office:value-type="string" calcext:value-type="string">
            <text:p>0101-3112_lu_14h00-19h30,0101-3112_ma+me+je+ve+sa_09h30-19h30,0101-3112_sa_09h30-18h30</text:p>
          </table:table-cell>
          <table:table-cell table:style-name="ce4"/>
          <table:table-cell office:value-type="string" calcext:value-type="string">
            <text:p>vente,vrac,biocoop,halles</text:p>
          </table:table-cell>
          <table:table-cell table:style-name="ce2"/>
          <table:table-cell/>
          <table:table-cell table:style-name="ce4" table:number-columns-repeated="4"/>
          <table:table-cell table:number-columns-repeated="3"/>
          <table:table-cell office:value-type="string" calcext:value-type="string">
            <text:p>sale,bulk,biocoop,halles</text:p>
          </table:table-cell>
          <table:table-cell/>
          <table:table-cell office:value-type="string" calcext:value-type="string">
            <text:p><text:s/></text:p>
          </table:table-cell>
          <table:table-cell table:number-columns-repeated="3"/>
          <table:table-cell table:style-name="ce16" table:formula="of:=JSONSTRUCTURESVRAC([.A13];[.B13];[.D13];[.Z13];[.C13];[.E13];[.F13];[.K13];[.AA13];[.N13];[.O13];[.P13];[.Q13];[.S13];[.Q13];[.S13];[.T13];[.V13];[.W13];[.G13];[.H13];[.Y13];[.AI13];[.AJ13])"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0</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Horizon Vert Ile Beaulieu</text:p>
          </table:table-cell>
          <table:table-cell table:style-name="ce2"/>
          <table:table-cell table:style-name="ce2" office:value-type="string" calcext:value-type="string">
            <text:p>02 40 48 55 67 </text:p>
          </table:table-cell>
          <table:table-cell table:style-name="ce4" office:value-type="string" calcext:value-type="string">
            <text:p>http://www.horizon-vert.eu/info_pvt.php?id=1</text:p>
          </table:table-cell>
          <table:table-cell table:style-name="ce4" table:number-columns-repeated="3"/>
          <table:table-cell table:style-name="ce2"/>
          <table:table-cell table:style-name="ce4" table:number-columns-repeated="2"/>
          <table:table-cell table:style-name="ce2" office:value-type="string" calcext:value-type="string">
            <text:p>17 Bd Gustave Roch</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table-cell table:style-name="ce2" office:value-type="string" calcext:value-type="string">
            <text:p>47.204353</text:p>
          </table:table-cell>
          <table:table-cell table:style-name="ce2" office:value-type="string" calcext:value-type="string">
            <text:p>-1.547486</text:p>
          </table:table-cell>
          <table:table-cell table:style-name="Default"/>
          <table:table-cell table:style-name="ce2" office:value-type="string" calcext:value-type="string">
            <text:p>lundi au samedi 9h30-19h45</text:p>
          </table:table-cell>
          <table:table-cell table:style-name="ce28" office:value-type="string" calcext:value-type="string">
            <text:p>0101-3112_lu+ma+me+je+ve+sa_09h30-1945</text:p>
          </table:table-cell>
          <table:table-cell table:style-name="ce4"/>
          <table:table-cell office:value-type="string" calcext:value-type="string">
            <text:p>vente,vrac,horizon,vert,horizon,vert</text:p>
          </table:table-cell>
          <table:table-cell table:style-name="ce2"/>
          <table:table-cell office:value-type="string" calcext:value-type="string">
            <text:p>Horizon vert est un supermarché bio, produits issus de l'agriculture biologique, produits naturels.</text:p>
          </table:table-cell>
          <table:table-cell table:style-name="ce4" table:number-columns-repeated="4"/>
          <table:table-cell table:number-columns-repeated="3"/>
          <table:table-cell office:value-type="string" calcext:value-type="string">
            <text:p>sale,bulk,horizon,vert</text:p>
          </table:table-cell>
          <table:table-cell office:value-type="string" calcext:value-type="string">
            <text:p>Green Horizon is an organic supermarket, products from organic farming, natural products.</text:p>
          </table:table-cell>
          <table:table-cell office:value-type="string" calcext:value-type="string">
            <text:p><text:s/></text:p>
          </table:table-cell>
          <table:table-cell table:number-columns-repeated="3"/>
          <table:table-cell table:style-name="ce16" table:formula="of:=JSONSTRUCTURESVRAC([.A14];[.B14];[.D14];[.Z14];[.C14];[.E14];[.F14];[.K14];[.AA14];[.N14];[.O14];[.P14];[.Q14];[.S14];[.Q14];[.S14];[.T14];[.V14];[.W14];[.G14];[.H14];[.Y14];[.AI14];[.AJ14])"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1</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Horizon Vert Nantes</text:p>
          </table:table-cell>
          <table:table-cell table:style-name="ce2"/>
          <table:table-cell table:style-name="ce2" office:value-type="string" calcext:value-type="string">
            <text:p>02 40 48 55 67 </text:p>
          </table:table-cell>
          <table:table-cell table:style-name="ce4" office:value-type="string" calcext:value-type="string">
            <text:p>http://www.horizon-vert.eu/info_pvt.php?id=5</text:p>
          </table:table-cell>
          <table:table-cell table:style-name="ce4" table:number-columns-repeated="3"/>
          <table:table-cell table:style-name="ce2"/>
          <table:table-cell table:style-name="ce4" table:number-columns-repeated="2"/>
          <table:table-cell table:style-name="ce2" office:value-type="string" calcext:value-type="string">
            <text:p>Rue de Cdt Charcot</text:p>
          </table:table-cell>
          <table:table-cell table:style-name="ce4"/>
          <table:table-cell table:style-name="ce2" office:value-type="float" office:value="44700" calcext:value-type="float">
            <text:p>44700</text:p>
          </table:table-cell>
          <table:table-cell table:style-name="ce2" office:value-type="string" calcext:value-type="string">
            <text:p>ORVAULT</text:p>
          </table:table-cell>
          <table:table-cell/>
          <table:table-cell table:style-name="ce2" office:value-type="string" calcext:value-type="string">
            <text:p>47.254254</text:p>
          </table:table-cell>
          <table:table-cell table:style-name="ce2" office:value-type="string" calcext:value-type="string">
            <text:p>-1.618271</text:p>
          </table:table-cell>
          <table:table-cell table:style-name="Default"/>
          <table:table-cell table:style-name="ce2" office:value-type="string" calcext:value-type="string">
            <text:p>lundi au vendredi 9h-19h15, samedi 9h-19h</text:p>
          </table:table-cell>
          <table:table-cell table:style-name="ce28" office:value-type="string" calcext:value-type="string">
            <text:p>0101-3112_lu+ma+me+je+ve_09h30-19h15,0101-3112_sa_09h30-1900</text:p>
          </table:table-cell>
          <table:table-cell table:style-name="ce4"/>
          <table:table-cell office:value-type="string" calcext:value-type="string">
            <text:p>vente,vrac,horizon,vert,horizon,vert</text:p>
          </table:table-cell>
          <table:table-cell table:style-name="ce2"/>
          <table:table-cell table:style-name="ce2" office:value-type="string" calcext:value-type="string">
            <text:p>Horizon vert est un supermarché bio, produits issus de l'agriculture biologique, produits naturels. </text:p>
          </table:table-cell>
          <table:table-cell table:style-name="ce4" table:number-columns-repeated="4"/>
          <table:table-cell table:number-columns-repeated="3"/>
          <table:table-cell office:value-type="string" calcext:value-type="string">
            <text:p>sale,bulk,horizon,vert</text:p>
          </table:table-cell>
          <table:table-cell office:value-type="string" calcext:value-type="string">
            <text:p>Green Horizon is an organic supermarket, products from organic farming, natural products.</text:p>
          </table:table-cell>
          <table:table-cell office:value-type="string" calcext:value-type="string">
            <text:p><text:s/></text:p>
          </table:table-cell>
          <table:table-cell table:number-columns-repeated="3"/>
          <table:table-cell table:style-name="ce16" table:formula="of:=JSONSTRUCTURESVRAC([.A15];[.B15];[.D15];[.Z15];[.C15];[.E15];[.F15];[.K15];[.AA15];[.N15];[.O15];[.P15];[.Q15];[.S15];[.Q15];[.S15];[.T15];[.V15];[.W15];[.G15];[.H15];[.Y15];[.AI15];[.AJ15])"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2</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Pirouette</text:p>
          </table:table-cell>
          <table:table-cell table:style-name="ce2"/>
          <table:table-cell table:style-name="ce2" office:value-type="string" calcext:value-type="string">
            <text:p>09 72 43 32 94 </text:p>
          </table:table-cell>
          <table:table-cell table:style-name="ce4" office:value-type="string" calcext:value-type="string">
            <text:p>http://boutique-pirouette.fr</text:p>
          </table:table-cell>
          <table:table-cell table:style-name="ce4" table:number-columns-repeated="3"/>
          <table:table-cell table:style-name="ce2"/>
          <table:table-cell table:style-name="ce4" table:number-columns-repeated="2"/>
          <table:table-cell table:style-name="ce2" office:value-type="string" calcext:value-type="string">
            <text:p>2 Rue Saint-Léonard</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table-cell table:style-name="ce2" office:value-type="string" calcext:value-type="string">
            <text:p>47.216681</text:p>
          </table:table-cell>
          <table:table-cell table:style-name="ce2" office:value-type="string" calcext:value-type="string">
            <text:p>-1.555913</text:p>
          </table:table-cell>
          <table:table-cell table:style-name="Default"/>
          <table:table-cell table:style-name="ce2" office:value-type="string" calcext:value-type="string">
            <text:p>mardi à vendredi 11h30–19h, samedi 10h-19h</text:p>
          </table:table-cell>
          <table:table-cell table:style-name="ce28" office:value-type="string" calcext:value-type="string">
            <text:p>0101-3112_ma+me+je+ve_11h30-19h00,0101-3112_sa_10h00-19h00</text:p>
          </table:table-cell>
          <table:table-cell table:style-name="ce4"/>
          <table:table-cell office:value-type="string" calcext:value-type="string">
            <text:p>vente,vrac,pirouette</text:p>
          </table:table-cell>
          <table:table-cell table:style-name="ce2"/>
          <table:table-cell office:value-type="string" calcext:value-type="string">
            <text:p>PIROUETTE est l'espace-boutique dédié à l'Upcycling (créations fabriquées à partir de matériaux réemployés) au 2 rue Saint Léonard à Nantes. 50 créateurs locaux sont valorisés, environ 500 références, des pièces uniques à petits prix.</text:p>
          </table:table-cell>
          <table:table-cell table:style-name="ce4" table:number-columns-repeated="4"/>
          <table:table-cell table:number-columns-repeated="3"/>
          <table:table-cell office:value-type="string" calcext:value-type="string">
            <text:p>sale,bulk,pirouette</text:p>
          </table:table-cell>
          <table:table-cell office:value-type="string" calcext:value-type="string">
            <text:p>PIROUETTE is the boutique space dedicated to upcycling (creations made from reused materials) at 2 rue Saint Léonard in Nantes. 50 local designers are valued, about 500 references, unique pieces at reasonable prices.</text:p>
          </table:table-cell>
          <table:table-cell office:value-type="string" calcext:value-type="string">
            <text:p><text:s/></text:p>
          </table:table-cell>
          <table:table-cell table:number-columns-repeated="3"/>
          <table:table-cell table:style-name="ce16" table:formula="of:=JSONSTRUCTURESVRAC([.A16];[.B16];[.D16];[.Z16];[.C16];[.E16];[.F16];[.K16];[.AA16];[.N16];[.O16];[.P16];[.Q16];[.S16];[.Q16];[.S16];[.T16];[.V16];[.W16];[.G16];[.H16];[.Y16];[.AI16];[.AJ16])" office:value-type="string" office:string-value="" calcext:value-type="error">
            <text:p>#VALEUR !</text:p>
          </table:table-cell>
          <table:table-cell office:value-type="string" calcext:value-type="string">
            <text:p><text:s/></text:p>
          </table:table-cell>
          <table:table-cell table:number-columns-repeated="982"/>
        </table:table-row>
        <table:table-row table:style-name="ro17">
          <table:table-cell table:style-name="ce2" office:value-type="string" calcext:value-type="string">
            <text:p>stco_ventevrac13</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Day by Day</text:p>
          </table:table-cell>
          <table:table-cell table:style-name="ce2" office:value-type="string" calcext:value-type="string">
            <text:p>daybyday.nantes@gmail.com </text:p>
          </table:table-cell>
          <table:table-cell table:style-name="ce2" office:value-type="string" calcext:value-type="string">
            <text:p>09 73 15 80 74 </text:p>
          </table:table-cell>
          <table:table-cell table:style-name="ce2" office:value-type="string" calcext:value-type="string">
            <text:p>http://daybyday-shop.com/magasin</text:p>
          </table:table-cell>
          <table:table-cell table:style-name="ce4" office:value-type="string" calcext:value-type="string">
            <text:p>https://www.facebook.com/magasindaybyday?fref=ts</text:p>
          </table:table-cell>
          <table:table-cell table:style-name="ce4" table:number-columns-repeated="5"/>
          <table:table-cell table:style-name="ce2" office:value-type="string" calcext:value-type="string">
            <text:p>3 rue Pierre-Chéreau</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style-name="ce4"/>
          <table:table-cell table:style-name="ce2" office:value-type="string" calcext:value-type="string">
            <text:p>47.216736</text:p>
          </table:table-cell>
          <table:table-cell table:style-name="ce2" office:value-type="string" calcext:value-type="string">
            <text:p>-1.559302</text:p>
          </table:table-cell>
          <table:table-cell table:style-name="ce4"/>
          <table:table-cell table:style-name="ce2" office:value-type="string" calcext:value-type="string">
            <text:p>Du mardi au vendredi : 10h00 – 13h45, 15h00 – 19h15, Samedi : 9h30-12h45, 15h00-19h00,Fermé le dimanche</text:p>
          </table:table-cell>
          <table:table-cell table:style-name="ce28" office:value-type="string" calcext:value-type="string">
            <text:p>0101-3112_ma+me+je+ve_10h00-13h45+15h00-19h15,0101-3112_sa_9h30-12h45+15h00-19h00</text:p>
          </table:table-cell>
          <table:table-cell table:style-name="ce4"/>
          <table:table-cell office:value-type="string" calcext:value-type="string">
            <text:p>vente,vrac,day,sakaide,sac</text:p>
          </table:table-cell>
          <table:table-cell table:style-name="ce2"/>
          <table:table-cell office:value-type="string" calcext:value-type="string">
            <text:p>Boutique sans emballage jetable à Nantes. Quelque 450 références de pâtes, graines, légumes, fruits secs, confiseries, thés et autres huiles, mais aussi des produits ménagers ou pour le corps, sont disponibles dans cette boutique de 50 m2, approvisionnée par une centrale basée en région parisienne. On y trouve une dizaine de sortes de farine. Il est aussi possible de moudre son café sur place.&lt;br/&gt;Les sacs 'sacaïdé' sont vendus (produits artisanaux faits main dont l'objectif principal est de permettre la réduction de nos déchets en utilisant des articles lavables et réutilisables à la place de produits jetables).</text:p>
          </table:table-cell>
          <table:table-cell table:style-name="ce4" table:number-columns-repeated="4"/>
          <table:table-cell table:number-columns-repeated="3"/>
          <table:table-cell office:value-type="string" calcext:value-type="string">
            <text:p>sale,bulk,day,sakaide,bag</text:p>
          </table:table-cell>
          <table:table-cell office:value-type="string" calcext:value-type="string">
            <text:p>Shop without disposable packaging in Nantes. Some 450 references pasta, seeds, vegetables, dry fruits, sweets, teas and other oils, but also household products or for the body, are available in this shop of 50 m2, supplied by a center based in Paris. There are ten sorts of flour. It is also possible to grind the coffee on site.</text:p>
          </table:table-cell>
          <table:table-cell office:value-type="string" calcext:value-type="string">
            <text:p><text:s/></text:p>
          </table:table-cell>
          <table:table-cell table:number-columns-repeated="3"/>
          <table:table-cell table:style-name="ce16" table:formula="of:=JSONSTRUCTURESVRAC([.A17];[.B17];[.D17];[.Z17];[.C17];[.E17];[.F17];[.K17];[.AA17];[.N17];[.O17];[.P17];[.Q17];[.S17];[.Q17];[.S17];[.T17];[.V17];[.W17];[.G17];[.H17];[.Y17];[.AI17];[.AJ17])"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4</text:p>
          </table:table-cell>
          <table:table-cell table:style-name="ce2" office:value-type="string" calcext:value-type="string">
            <text:p>MieuxTrierANantes 07/15</text:p>
          </table:table-cell>
          <table:table-cell table:style-name="ce4" office:value-type="string" calcext:value-type="string">
            <text:p>Entreprise</text:p>
          </table:table-cell>
          <table:table-cell table:style-name="ce4" office:value-type="string" calcext:value-type="string">
            <text:p>FleuronBio</text:p>
          </table:table-cell>
          <table:table-cell table:style-name="ce4" office:value-type="string" calcext:value-type="string">
            <text:p><text:a xlink:href="mailto:serviceclient@fleuronbio44.com" xlink:type="simple">serviceclient@fleuronbio44.com</text:a></text:p>
          </table:table-cell>
          <table:table-cell table:style-name="ce4" office:value-type="string" calcext:value-type="string">
            <text:p>02 40 25 94 71</text:p>
          </table:table-cell>
          <table:table-cell table:style-name="ce4" office:value-type="string" calcext:value-type="string">
            <text:p>www.fleuronbio44.com/ </text:p>
          </table:table-cell>
          <table:table-cell table:style-name="ce4" table:number-columns-repeated="6"/>
          <table:table-cell table:style-name="ce4" office:value-type="string" calcext:value-type="string">
            <text:p>1 Rue du Marché Commun</text:p>
          </table:table-cell>
          <table:table-cell table:style-name="ce4" office:value-type="string" calcext:value-type="string">
            <text:p>Centre de Gros - Nant'Est Entreprises</text:p>
          </table:table-cell>
          <table:table-cell table:style-name="ce4" office:value-type="float" office:value="44300" calcext:value-type="float">
            <text:p>44300</text:p>
          </table:table-cell>
          <table:table-cell table:style-name="ce4" office:value-type="string" calcext:value-type="string">
            <text:p>NANTES</text:p>
          </table:table-cell>
          <table:table-cell/>
          <table:table-cell office:value-type="string" calcext:value-type="string">
            <text:p>47.252055</text:p>
          </table:table-cell>
          <table:table-cell office:value-type="string" calcext:value-type="string">
            <text:p>-1.499535</text:p>
          </table:table-cell>
          <table:table-cell/>
          <table:table-cell table:style-name="ce2" office:value-type="string" calcext:value-type="string">
            <text:p>Ouvert de 9h30 à 19H sauf lundi de 15H à 19H </text:p>
          </table:table-cell>
          <table:table-cell table:style-name="ce28" office:value-type="string" calcext:value-type="string">
            <text:p>0101-3112_lu_15h00-19h00,0101-3112_ma+me+je+ve+sa_15h00-19h00</text:p>
          </table:table-cell>
          <table:table-cell/>
          <table:table-cell office:value-type="string" calcext:value-type="string">
            <text:p>vente,vrac,fleuronbio,fleuronbio44</text:p>
          </table:table-cell>
          <table:table-cell/>
          <table:table-cell office:value-type="string" calcext:value-type="string">
            <text:p>FRUITS ET LEGUMES :&lt;br/&gt;- un rayon de produits en VRAC,&lt;br/&gt;- un large choix en alimentation et produits de Santé avec le CONSEIL en plus !&lt;br/&gt;&lt;br/&gt;Fleuron Bio travaille <text:s/>avec les producteurs et fabricants locaux qui s'inscrivent dans la même démarche.</text:p>
          </table:table-cell>
          <table:table-cell table:style-name="ce4"/>
          <table:table-cell table:number-columns-repeated="6"/>
          <table:table-cell office:value-type="string" calcext:value-type="string">
            <text:p>sale,bulk,fleuronbio,fleuronbio44</text:p>
          </table:table-cell>
          <table:table-cell office:value-type="string" calcext:value-type="string">
            <text:p>FRUIT AND VEGETABLES: &lt;br/&gt; - a range of products in BULK, &lt;br/&gt; - a wide choice in food and health products with increasingly COUNCIL &lt;br/&gt; jewel Bio works with producers and local manufacturers who are part of the same approach.&lt;br/&gt;The bags 'sacaïdé' are sold (handmade craft products whose main objective is to reduce our waste by using washable and reusable products instead of disposables).</text:p>
          </table:table-cell>
          <table:table-cell office:value-type="string" calcext:value-type="string">
            <text:p><text:s/></text:p>
          </table:table-cell>
          <table:table-cell table:number-columns-repeated="3"/>
          <table:table-cell table:style-name="ce16" table:formula="of:=JSONSTRUCTURESVRAC([.A18];[.B18];[.D18];[.Z18];[.C18];[.E18];[.F18];[.K18];[.AA18];[.N18];[.O18];[.P18];[.Q18];[.S18];[.Q18];[.S18];[.T18];[.V18];[.W18];[.G18];[.H18];[.Y18];[.AI18];[.AJ18])"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5</text:p>
          </table:table-cell>
          <table:table-cell table:style-name="ce2" office:value-type="string" calcext:value-type="string">
            <text:p>MieuxTrierANantes 09/15</text:p>
          </table:table-cell>
          <table:table-cell table:style-name="ce4" office:value-type="string" calcext:value-type="string">
            <text:p>Entreprise</text:p>
          </table:table-cell>
          <table:table-cell table:style-name="ce4" office:value-type="string" calcext:value-type="string">
            <text:p>Les Fermiers du coin</text:p>
          </table:table-cell>
          <table:table-cell table:style-name="ce4"/>
          <table:table-cell table:style-name="ce4" office:value-type="string" calcext:value-type="string">
            <text:p>02 40 59 26 41</text:p>
          </table:table-cell>
          <table:table-cell table:style-name="ce4" office:value-type="string" calcext:value-type="string">
            <text:p><text:a xlink:href="http://www.lesfermiersducoin.fr/" xlink:type="simple">www.lesfermiersducoin.fr/</text:a></text:p>
          </table:table-cell>
          <table:table-cell office:value-type="string" calcext:value-type="string">
            <text:p><text:a xlink:href="https://www.facebook.com/pages/Les-Fermiers-du-coin-Nantes/811912962189556" xlink:type="simple">https://www.facebook.com/pages/Les-Fermiers-du-coin-Nantes/811912962189556</text:a></text:p>
          </table:table-cell>
          <table:table-cell table:style-name="ce4" table:number-columns-repeated="5"/>
          <table:table-cell table:style-name="ce4" office:value-type="string" calcext:value-type="string">
            <text:p>290 route de vannes</text:p>
          </table:table-cell>
          <table:table-cell table:style-name="ce4"/>
          <table:table-cell table:style-name="ce4" office:value-type="float" office:value="44706" calcext:value-type="float">
            <text:p>44706</text:p>
          </table:table-cell>
          <table:table-cell table:style-name="ce4" office:value-type="string" calcext:value-type="string">
            <text:p>ORVAULT</text:p>
          </table:table-cell>
          <table:table-cell/>
          <table:table-cell office:value-type="string" calcext:value-type="string">
            <text:p>47.250515</text:p>
          </table:table-cell>
          <table:table-cell office:value-type="string" calcext:value-type="string">
            <text:p>-1.616649</text:p>
          </table:table-cell>
          <table:table-cell/>
          <table:table-cell table:style-name="ce2" office:value-type="string" calcext:value-type="string">
            <text:p>Du mardi au vendredi de 9h30 à 19h30. Le samedi de 9h30 à 18h.</text:p>
          </table:table-cell>
          <table:table-cell table:style-name="ce28" office:value-type="string" calcext:value-type="string">
            <text:p>0101-3112_ma+me+je+ve_09h30-19h30,0101-3112_lu_09h30-18h00,</text:p>
          </table:table-cell>
          <table:table-cell/>
          <table:table-cell office:value-type="string" calcext:value-type="string">
            <text:p>vente,vrac,fermier,coin</text:p>
          </table:table-cell>
          <table:table-cell/>
          <table:table-cell office:value-type="string" calcext:value-type="string">
            <text:p>Magasin de produits issus de producteurs locaux, ou du grand ouest. Les prix sont fixés librement par l’agriculteur (les marges du magasin sont de 20 à 30%). Il y a 15 à 20% de produits bio. Un peu de vente en vrac.</text:p>
          </table:table-cell>
          <table:table-cell table:style-name="ce4"/>
          <table:table-cell table:number-columns-repeated="6"/>
          <table:table-cell office:value-type="string" calcext:value-type="string">
            <text:p>sale,bulk,fermier,coin</text:p>
          </table:table-cell>
          <table:table-cell office:value-type="string" calcext:value-type="string">
            <text:p>Store products from local producers, and the general west. The prices are set freely by the farmer (the margins of the store are 20-30%). There are 15 to 20% of organic products. A little loose sales.Store products from local producers, and the general west. The prices are set freely by the farmer (the margins of the store are 20-30%). There are 15 to 20% of organic products. A little loose sales.</text:p>
          </table:table-cell>
          <table:table-cell office:value-type="string" calcext:value-type="string">
            <text:p><text:s/></text:p>
          </table:table-cell>
          <table:table-cell table:number-columns-repeated="3"/>
          <table:table-cell table:style-name="ce16" table:formula="of:=JSONSTRUCTURESVRAC([.A19];[.B19];[.D19];[.Z19];[.C19];[.E19];[.F19];[.K19];[.AA19];[.N19];[.O19];[.P19];[.Q19];[.S19];[.Q19];[.S19];[.T19];[.V19];[.W19];[.G19];[.H19];[.Y19];[.AI19];[.AJ19])"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6</text:p>
          </table:table-cell>
          <table:table-cell table:style-name="ce2" office:value-type="string" calcext:value-type="string">
            <text:p>MieuxTrierANantes 07/15</text:p>
          </table:table-cell>
          <table:table-cell office:value-type="string" calcext:value-type="string">
            <text:p>Entreprise</text:p>
          </table:table-cell>
          <table:table-cell office:value-type="string" calcext:value-type="string">
            <text:p>Bientôt Maman</text:p>
          </table:table-cell>
          <table:table-cell office:value-type="string" calcext:value-type="string">
            <text:p><text:a xlink:href="mailto:contact@bientot-maman.fr" xlink:type="simple">contact@bientot-maman.fr</text:a></text:p>
          </table:table-cell>
          <table:table-cell/>
          <table:table-cell office:value-type="string" calcext:value-type="string">
            <text:p>http://www.bientot-maman.fr</text:p>
          </table:table-cell>
          <table:table-cell office:value-type="string" calcext:value-type="string">
            <text:p>https://www.facebook.com/bientotmamanfrance?fref=ts</text:p>
          </table:table-cell>
          <table:table-cell table:number-columns-repeated="5"/>
          <table:table-cell table:style-name="ce4" office:value-type="string" calcext:value-type="string">
            <text:p>71 rue de Launay Sillay</text:p>
          </table:table-cell>
          <table:table-cell/>
          <table:table-cell office:value-type="float" office:value="44115" calcext:value-type="float">
            <text:p>44115</text:p>
          </table:table-cell>
          <table:table-cell table:style-name="ce26" office:value-type="string" calcext:value-type="string">
            <text:p>BASSE GOULAINE</text:p>
          </table:table-cell>
          <table:table-cell/>
          <table:table-cell office:value-type="string" calcext:value-type="string">
            <text:p>47.204630</text:p>
          </table:table-cell>
          <table:table-cell office:value-type="string" calcext:value-type="string">
            <text:p>-1.458275</text:p>
          </table:table-cell>
          <table:table-cell table:number-columns-repeated="2"/>
          <table:table-cell table:style-name="ce28" office:value-type="string" calcext:value-type="string">
            <text:p>0101-3112_lu_15h00-19h00,0101-3112_ma+me+je+ve+sa_15h00-19h02</text:p>
          </table:table-cell>
          <table:table-cell/>
          <table:table-cell office:value-type="string" calcext:value-type="string">
            <text:p>couches,lavables,puériculture</text:p>
          </table:table-cell>
          <table:table-cell/>
          <table:table-cell table:style-name="ce2" office:value-type="string" calcext:value-type="string">
            <text:p>Depuis 2008, nous sommes spécialisés dans la commercialisation de produits de puériculture sur Internet. </text:p>
          </table:table-cell>
          <table:table-cell table:style-name="ce4"/>
          <table:table-cell table:number-columns-repeated="6"/>
          <table:table-cell office:value-type="string" calcext:value-type="string">
            <text:p>diapers,washable,childcare</text:p>
          </table:table-cell>
          <table:table-cell office:value-type="string" calcext:value-type="string">
            <text:p>Since 2008, we have specialized in the marketing of juvenile products on the Internet.</text:p>
          </table:table-cell>
          <table:table-cell office:value-type="string" calcext:value-type="string">
            <text:p><text:s/></text:p>
          </table:table-cell>
          <table:table-cell table:number-columns-repeated="3"/>
          <table:table-cell table:style-name="ce16" table:formula="of:=JSONSTRUCTURESVRAC([.A20];[.B20];[.D20];[.Z20];[.C20];[.E20];[.F20];[.K20];[.AA20];[.N20];[.O20];[.P20];[.Q20];[.S20];[.Q20];[.S20];[.T20];[.V20];[.W20];[.G20];[.H20];[.Y20];[.AI19];[.AJ20])"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6</text:p>
          </table:table-cell>
          <table:table-cell table:style-name="ce2" office:value-type="string" calcext:value-type="string">
            <text:p>MieuxTrierANantes 07/15</text:p>
          </table:table-cell>
          <table:table-cell office:value-type="string" calcext:value-type="string">
            <text:p>Association</text:p>
          </table:table-cell>
          <table:table-cell office:value-type="string" calcext:value-type="string">
            <text:p>Les Petites Ailes</text:p>
          </table:table-cell>
          <table:table-cell/>
          <table:table-cell office:value-type="string" calcext:value-type="string">
            <text:p>07 81 38 00 62</text:p>
          </table:table-cell>
          <table:table-cell office:value-type="string" calcext:value-type="string">
            <text:p>http://www.petitesailes.fr</text:p>
          </table:table-cell>
          <table:table-cell table:number-columns-repeated="6"/>
          <table:table-cell table:style-name="ce4"/>
          <table:table-cell table:number-columns-repeated="2"/>
          <table:table-cell table:style-name="ce27"/>
          <table:table-cell table:number-columns-repeated="7"/>
          <table:table-cell office:value-type="string" calcext:value-type="string">
            <text:p>ailes,couches,lavables,puériculture</text:p>
          </table:table-cell>
          <table:table-cell/>
          <table:table-cell table:style-name="ce2" office:value-type="string" calcext:value-type="string">
            <text:p>Petites Ailes confectionne depuis 2008 tout ce qui se lave, se réutilise, couches lavables, lingettes, oreillers naturels et des quantiés d&amp;#39;autres articles, toujours lavables et d&amp;#39;une très très longue durée de vie. </text:p>
          </table:table-cell>
          <table:table-cell table:style-name="ce4"/>
          <table:table-cell table:number-columns-repeated="6"/>
          <table:table-cell office:value-type="string" calcext:value-type="string">
            <text:p>ailes,diapers,washable,childcare</text:p>
          </table:table-cell>
          <table:table-cell office:value-type="string" calcext:value-type="string">
            <text:p>Small Wings manufactures since 2008 all that lava is reused, cloth diapers, wipes, natural pillows and other items quantiés always washable and a very long service life</text:p>
          </table:table-cell>
          <table:table-cell office:value-type="string" calcext:value-type="string">
            <text:p><text:s/></text:p>
          </table:table-cell>
          <table:table-cell table:number-columns-repeated="3"/>
          <table:table-cell table:style-name="ce16" table:formula="of:=JSONSTRUCTURESVRAC([.A21];[.B21];[.D21];[.Z21];[.C21];[.E21];[.F21];[.K21];[.AA21];[.N21];[.O21];[.P21];[.Q21];[.S21];[.Q21];[.S21];[.T21];[.V21];[.W21];[.G21];[.H21];[.Y21];[.AI21];[.AJ21])" office:value-type="string" office:string-value="" calcext:value-type="error">
            <text:p>#VALEUR !</text:p>
          </table:table-cell>
          <table:table-cell office:value-type="string" calcext:value-type="string">
            <text:p><text:s/></text:p>
          </table:table-cell>
          <table:table-cell table:number-columns-repeated="982"/>
        </table:table-row>
        <table:table-row table:style-name="ro1">
          <table:table-cell table:number-columns-repeated="36"/>
          <table:table-cell office:value-type="string" calcext:value-type="string">
            <text:p><text:s/></text:p>
          </table:table-cell>
          <table:table-cell table:number-columns-repeated="4"/>
          <table:table-cell office:value-type="string" calcext:value-type="string">
            <text:p><text:s/></text:p>
          </table:table-cell>
          <table:table-cell table:number-columns-repeated="982"/>
        </table:table-row>
        <table:table-row table:style-name="ro1">
          <table:table-cell table:number-columns-repeated="36"/>
          <table:table-cell office:value-type="string" calcext:value-type="string">
            <text:p><text:s/></text:p>
          </table:table-cell>
          <table:table-cell table:number-columns-repeated="4"/>
          <table:table-cell office:value-type="string" calcext:value-type="string">
            <text:p><text:s/></text:p>
          </table:table-cell>
          <table:table-cell table:number-columns-repeated="982"/>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number-rows-repeated="41">
          <table:table-cell table:number-columns-repeated="1024"/>
        </table:table-row>
        <table:table-row table:style-name="ro1" table:number-rows-repeated="65356">
          <table:table-cell table:number-columns-repeated="43"/>
          <table:table-cell table:style-name="ce9"/>
          <table:table-cell table:number-columns-repeated="980"/>
        </table:table-row>
        <table:table-row table:style-name="ro13">
          <table:table-cell table:number-columns-repeated="43"/>
          <table:table-cell table:style-name="ce9"/>
          <table:table-cell table:number-columns-repeated="980"/>
        </table:table-row>
        <table:table-row table:style-name="ro14" table:number-rows-repeated="983103">
          <table:table-cell table:number-columns-repeated="1024"/>
        </table:table-row>
        <table:table-row table:style-name="ro1" table:number-rows-repeated="46">
          <table:table-cell table:number-columns-repeated="1024"/>
        </table:table-row>
        <table:table-row table:style-name="ro1">
          <table:table-cell table:number-columns-repeated="1024"/>
        </table:table-row>
        <calcext:conditional-formats>
          <calcext:conditional-format calcext:target-range-address="VenteVrac.W5:VenteVrac.W20">
            <calcext:condition calcext:apply-style-name="rouge" calcext:value="formula-is(TESTHORAIRES([.W5])=0)" calcext:base-cell-address="VenteVrac.W5"/>
          </calcext:conditional-format>
        </calcext:conditional-formats>
      </table:table>
      <table:table table:name="HoraireDecheterieEcopoint" table:style-name="ta2" table:print="false">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1" table:number-columns-repeated="1016" table:default-cell-style-name="Default"/>
        <table:table-row table:style-name="ro18">
          <table:table-cell table:style-name="ce31" office:value-type="string" calcext:value-type="string">
            <text:p>_IDOBJ</text:p>
          </table:table-cell>
          <table:table-cell table:style-name="ce31" office:value-type="string" calcext:value-type="string">
            <text:p>NOM_COMPLET</text:p>
          </table:table-cell>
          <table:table-cell table:style-name="ce31" office:value-type="string" calcext:value-type="string">
            <text:p>LIBELLE_EXCEPTION</text:p>
          </table:table-cell>
          <table:table-cell table:style-name="ce31" office:value-type="string" calcext:value-type="string">
            <text:p>DATE_EXCEPTION</text:p>
          </table:table-cell>
          <table:table-cell table:style-name="ce31" office:value-type="string" calcext:value-type="string">
            <text:p>FERMETURE</text:p>
          </table:table-cell>
          <table:table-cell table:style-name="ce33" table:number-columns-repeated="7"/>
          <table:table-cell table:number-columns-repeated="1012"/>
        </table:table-row>
        <table:table-row table:style-name="ro18">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8">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8">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8">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8">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8">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8">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8">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01/11/2015</text:p>
          </table:table-cell>
          <table:table-cell office:value-type="string" calcext:value-type="string">
            <text:p>OUI</text:p>
          </table:table-cell>
          <table:table-cell table:number-columns-repeated="1019"/>
        </table:table-row>
        <table:table-row table:style-name="ro18">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8">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8">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8">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8">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8">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8">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8">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01/11/2015</text:p>
          </table:table-cell>
          <table:table-cell office:value-type="string" calcext:value-type="string">
            <text:p>OUI</text:p>
          </table:table-cell>
          <table:table-cell table:number-columns-repeated="1019"/>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01/11/2015</text:p>
          </table:table-cell>
          <table:table-cell office:value-type="string" calcext:value-type="string">
            <text:p>OUI</text:p>
          </table:table-cell>
          <table:table-cell table:number-columns-repeated="1019"/>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01/11/2015</text:p>
          </table:table-cell>
          <table:table-cell office:value-type="string" calcext:value-type="string">
            <text:p>OUI</text:p>
          </table:table-cell>
          <table:table-cell table:number-columns-repeated="1019"/>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01/11/2015</text:p>
          </table:table-cell>
          <table:table-cell office:value-type="string" calcext:value-type="string">
            <text:p>OUI</text:p>
          </table:table-cell>
          <table:table-cell table:number-columns-repeated="1019"/>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01/11/2015</text:p>
          </table:table-cell>
          <table:table-cell office:value-type="string" calcext:value-type="string">
            <text:p>OUI</text:p>
          </table:table-cell>
          <table:table-cell table:number-columns-repeated="1019"/>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01/11/2015</text:p>
          </table:table-cell>
          <table:table-cell office:value-type="string" calcext:value-type="string">
            <text:p>OUI</text:p>
          </table:table-cell>
          <table:table-cell table:number-columns-repeated="1019"/>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01/11/2015</text:p>
          </table:table-cell>
          <table:table-cell office:value-type="string" calcext:value-type="string">
            <text:p>OUI</text:p>
          </table:table-cell>
          <table:table-cell table:number-columns-repeated="1019"/>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01/11/2015</text:p>
          </table:table-cell>
          <table:table-cell office:value-type="string" calcext:value-type="string">
            <text:p>OUI</text:p>
          </table:table-cell>
          <table:table-cell table:number-columns-repeated="1019"/>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01/11/2015</text:p>
          </table:table-cell>
          <table:table-cell office:value-type="string" calcext:value-type="string">
            <text:p>OUI</text:p>
          </table:table-cell>
          <table:table-cell table:number-columns-repeated="1019"/>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01/05/2015</text:p>
          </table:table-cell>
          <table:table-cell office:value-type="string" calcext:value-type="string">
            <text:p>OUI</text:p>
          </table:table-cell>
          <table:table-cell table:number-columns-repeated="1019"/>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08/05/2015</text:p>
          </table:table-cell>
          <table:table-cell office:value-type="string" calcext:value-type="string">
            <text:p>OUI</text:p>
          </table:table-cell>
          <table:table-cell table:number-columns-repeated="1019"/>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14/05/2015</text:p>
          </table:table-cell>
          <table:table-cell office:value-type="string" calcext:value-type="string">
            <text:p>OUI</text:p>
          </table:table-cell>
          <table:table-cell table:number-columns-repeated="1019"/>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01/11/2015</text:p>
          </table:table-cell>
          <table:table-cell office:value-type="string" calcext:value-type="string">
            <text:p>OUI</text:p>
          </table:table-cell>
          <table:table-cell table:number-columns-repeated="1019"/>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25/12/2015</text:p>
          </table:table-cell>
          <table:table-cell office:value-type="string" calcext:value-type="string">
            <text:p>OUI</text:p>
          </table:table-cell>
          <table:table-cell table:number-columns-repeated="1019"/>
        </table:table-row>
        <table:table-row table:style-name="ro19">
          <table:table-cell office:value-type="float" office:value="3148" calcext:value-type="float">
            <text:p>3148</text:p>
          </table:table-cell>
          <table:table-cell office:value-type="string" calcext:value-type="string">
            <text:p>DÉCHÈTERIE DE MAUVES SUR LOIRE</text:p>
          </table:table-cell>
          <table:table-cell office:value-type="string" calcext:value-type="string">
            <text:p>ANNEE 2015</text:p>
          </table:table-cell>
          <table:table-cell table:style-name="ce32" office:value-type="string" calcext:value-type="string">
            <text:p>06/04/2015</text:p>
          </table:table-cell>
          <table:table-cell office:value-type="string" calcext:value-type="string">
            <text:p>OUI</text:p>
          </table:table-cell>
          <table:table-cell table:number-columns-repeated="1019"/>
        </table:table-row>
        <table:table-row table:style-name="ro19">
          <table:table-cell office:value-type="float" office:value="3148" calcext:value-type="float">
            <text:p>3148</text:p>
          </table:table-cell>
          <table:table-cell office:value-type="string" calcext:value-type="string">
            <text:p>DÉCHÈTERIE DE MAUVES SUR LOIRE</text:p>
          </table:table-cell>
          <table:table-cell office:value-type="string" calcext:value-type="string">
            <text:p>ANNEE 2015</text:p>
          </table:table-cell>
          <table:table-cell table:style-name="ce32" office:value-type="string" calcext:value-type="string">
            <text:p>25/05/2015</text:p>
          </table:table-cell>
          <table:table-cell office:value-type="string" calcext:value-type="string">
            <text:p>OUI</text:p>
          </table:table-cell>
          <table:table-cell table:number-columns-repeated="1019"/>
        </table:table-row>
        <table:table-row table:style-name="ro19">
          <table:table-cell office:value-type="float" office:value="3148" calcext:value-type="float">
            <text:p>3148</text:p>
          </table:table-cell>
          <table:table-cell office:value-type="string" calcext:value-type="string">
            <text:p>DÉCHÈTERIE DE MAUVES SUR LOIRE</text:p>
          </table:table-cell>
          <table:table-cell office:value-type="string" calcext:value-type="string">
            <text:p>ANNEE 2015</text:p>
          </table:table-cell>
          <table:table-cell table:style-name="ce32" office:value-type="string" calcext:value-type="string">
            <text:p>14/07/2015</text:p>
          </table:table-cell>
          <table:table-cell office:value-type="string" calcext:value-type="string">
            <text:p>OUI</text:p>
          </table:table-cell>
          <table:table-cell table:number-columns-repeated="1019"/>
        </table:table-row>
        <table:table-row table:style-name="ro19">
          <table:table-cell office:value-type="float" office:value="3148" calcext:value-type="float">
            <text:p>3148</text:p>
          </table:table-cell>
          <table:table-cell office:value-type="string" calcext:value-type="string">
            <text:p>DÉCHÈTERIE DE MAUVES SUR LOIRE</text:p>
          </table:table-cell>
          <table:table-cell office:value-type="string" calcext:value-type="string">
            <text:p>ANNEE 2015</text:p>
          </table:table-cell>
          <table:table-cell table:style-name="ce32" office:value-type="string" calcext:value-type="string">
            <text:p>15/08/2015</text:p>
          </table:table-cell>
          <table:table-cell office:value-type="string" calcext:value-type="string">
            <text:p>OUI</text:p>
          </table:table-cell>
          <table:table-cell table:number-columns-repeated="1019"/>
        </table:table-row>
        <table:table-row table:style-name="ro19">
          <table:table-cell office:value-type="float" office:value="3148" calcext:value-type="float">
            <text:p>3148</text:p>
          </table:table-cell>
          <table:table-cell office:value-type="string" calcext:value-type="string">
            <text:p>DÉCHÈTERIE DE MAUVES SUR LOIRE</text:p>
          </table:table-cell>
          <table:table-cell office:value-type="string" calcext:value-type="string">
            <text:p>ANNEE 2015</text:p>
          </table:table-cell>
          <table:table-cell table:style-name="ce32" office:value-type="string" calcext:value-type="string">
            <text:p>11/11/2015</text:p>
          </table:table-cell>
          <table:table-cell office:value-type="string" calcext:value-type="string">
            <text:p>OUI</text:p>
          </table:table-cell>
          <table:table-cell table:number-columns-repeated="1019"/>
        </table:table-row>
        <table:table-row table:style-name="ro14" table:number-rows-repeated="55">
          <table:table-cell table:style-name="ce31" table:number-columns-repeated="5"/>
          <table:table-cell table:number-columns-repeated="1019"/>
        </table:table-row>
        <table:table-row table:style-name="ro14">
          <table:table-cell table:style-name="ce31" office:value-type="string" calcext:value-type="string">
            <text:p>_IDOBJ</text:p>
          </table:table-cell>
          <table:table-cell table:style-name="ce31" office:value-type="string" calcext:value-type="string">
            <text:p>NOM_COMPLET</text:p>
          </table:table-cell>
          <table:table-cell table:style-name="ce31" office:value-type="string" calcext:value-type="string">
            <text:p>LIBELLE_PERIODE</text:p>
          </table:table-cell>
          <table:table-cell table:style-name="ce31" office:value-type="string" calcext:value-type="string">
            <text:p>DATE_DEBUT</text:p>
          </table:table-cell>
          <table:table-cell table:style-name="ce31" office:value-type="string" calcext:value-type="string">
            <text:p>DATE_FIN</text:p>
          </table:table-cell>
          <table:table-cell table:style-name="ce31" office:value-type="string" calcext:value-type="string">
            <text:p>JOUR</text:p>
          </table:table-cell>
          <table:table-cell table:style-name="ce31" office:value-type="string" calcext:value-type="string">
            <text:p>HEURE_DEBUT</text:p>
          </table:table-cell>
          <table:table-cell table:style-name="ce31" office:value-type="string" calcext:value-type="string">
            <text:p>HEURE_FIN</text:p>
          </table:table-cell>
          <table:table-cell table:number-columns-repeated="1016"/>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DIMANCHE</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2" calcext:value-type="float">
            <text:p>3142</text:p>
          </table:table-cell>
          <table:table-cell office:value-type="string" calcext:value-type="string">
            <text:p>DÉCHÈTERIE DE LA MONTAGN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DIMANCHE</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3" calcext:value-type="float">
            <text:p>3143</text:p>
          </table:table-cell>
          <table:table-cell office:value-type="string" calcext:value-type="string">
            <text:p>DÉCHÈTERIE D'ORVAULT</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DIMANCHE</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39" calcext:value-type="float">
            <text:p>3139</text:p>
          </table:table-cell>
          <table:table-cell office:value-type="string" calcext:value-type="string">
            <text:p>DÉCHÈTERIE DE CARQUEF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DIMANCHE</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1" calcext:value-type="float">
            <text:p>3141</text:p>
          </table:table-cell>
          <table:table-cell office:value-type="string" calcext:value-type="string">
            <text:p>DÉCHÈTERIE DE LA CHAPELLE SUR ERD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8" calcext:value-type="float">
            <text:p>3148</text:p>
          </table:table-cell>
          <table:table-cell office:value-type="string" calcext:value-type="string">
            <text:p>DÉCHÈTERIE DE MAUVES SUR LOI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4:00</text:p>
          </table:table-cell>
          <table:table-cell table:style-name="ce32" office:value-type="string" calcext:value-type="string">
            <text:p>17:45</text:p>
          </table:table-cell>
          <table:table-cell table:number-columns-repeated="1016"/>
        </table:table-row>
        <table:table-row table:style-name="ro19">
          <table:table-cell office:value-type="float" office:value="3148" calcext:value-type="float">
            <text:p>3148</text:p>
          </table:table-cell>
          <table:table-cell office:value-type="string" calcext:value-type="string">
            <text:p>DÉCHÈTERIE DE MAUVES SUR LOI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4:00</text:p>
          </table:table-cell>
          <table:table-cell table:style-name="ce32" office:value-type="string" calcext:value-type="string">
            <text:p>17:45</text:p>
          </table:table-cell>
          <table:table-cell table:number-columns-repeated="1016"/>
        </table:table-row>
        <table:table-row table:style-name="ro19">
          <table:table-cell office:value-type="float" office:value="3148" calcext:value-type="float">
            <text:p>3148</text:p>
          </table:table-cell>
          <table:table-cell office:value-type="string" calcext:value-type="string">
            <text:p>DÉCHÈTERIE DE MAUVES SUR LOI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DIMANCHE</text:p>
          </table:table-cell>
          <table:table-cell table:style-name="ce32" office:value-type="string" calcext:value-type="string">
            <text:p>08:30</text:p>
          </table:table-cell>
          <table:table-cell table:style-name="ce32" office:value-type="string" calcext:value-type="string">
            <text:p>11:45</text:p>
          </table:table-cell>
          <table:table-cell table:number-columns-repeated="1016"/>
        </table:table-row>
        <table:table-row table:style-name="ro19">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1" calcext:value-type="float">
            <text:p>1011</text:p>
          </table:table-cell>
          <table:table-cell office:value-type="string" calcext:value-type="string">
            <text:p>DÉCHÈTERIE DE LA PRAIRIE DE MAUV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DIMANCHE</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5" calcext:value-type="float">
            <text:p>3145</text:p>
          </table:table-cell>
          <table:table-cell office:value-type="string" calcext:value-type="string">
            <text:p>DÉCHÈTERIE DE REZÉ</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DIMANCHE</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152" calcext:value-type="float">
            <text:p>2152</text:p>
          </table:table-cell>
          <table:table-cell office:value-type="string" calcext:value-type="string">
            <text:p>DÉCHÈTERIE DE SAINT SÉBASTIE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4" calcext:value-type="float">
            <text:p>3144</text:p>
          </table:table-cell>
          <table:table-cell office:value-type="string" calcext:value-type="string">
            <text:p>DÉCHÈTERIE DE SAINT AIGNAN GRAND LIE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DIMANCHE</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2220" calcext:value-type="float">
            <text:p>2220</text:p>
          </table:table-cell>
          <table:table-cell office:value-type="string" calcext:value-type="string">
            <text:p>DÉCHÈTERIE DE SAINT HERBLAIN</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DIMANCHE</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0" calcext:value-type="float">
            <text:p>3140</text:p>
          </table:table-cell>
          <table:table-cell office:value-type="string" calcext:value-type="string">
            <text:p>DÉCHÈTERIE DE SAINT JEAN DE BOISEA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DIMANCHE</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3146" calcext:value-type="float">
            <text:p>3146</text:p>
          </table:table-cell>
          <table:table-cell office:value-type="string" calcext:value-type="string">
            <text:p>DÉCHÈTERIE DE VERTOU</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4" calcext:value-type="float">
            <text:p>1014</text:p>
          </table:table-cell>
          <table:table-cell office:value-type="string" calcext:value-type="string">
            <text:p>ECOPOINT DERVALLIÈRES</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3" calcext:value-type="float">
            <text:p>1013</text:p>
          </table:table-cell>
          <table:table-cell office:value-type="string" calcext:value-type="string">
            <text:p>ECOPOINT LA BEAUJOIR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DIMANCHE</text:p>
          </table:table-cell>
          <table:table-cell table:style-name="ce32" office:value-type="string" calcext:value-type="string">
            <text:p>08:30</text:p>
          </table:table-cell>
          <table:table-cell table:style-name="ce32" office:value-type="string" calcext:value-type="string">
            <text:p>11:45</text:p>
          </table:table-cell>
          <table:table-cell table:number-columns-repeated="1016"/>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LUN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5" calcext:value-type="float">
            <text:p>1015</text:p>
          </table:table-cell>
          <table:table-cell office:value-type="string" calcext:value-type="string">
            <text:p>ECOPOINT VIARME</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45</text:p>
          </table:table-cell>
          <table:table-cell table:number-columns-repeated="1016"/>
        </table:table-row>
        <table:table-row table:style-name="ro19">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AR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MERCRE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JEU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VENDRE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9">
          <table:table-cell office:value-type="float" office:value="1012" calcext:value-type="float">
            <text:p>1012</text:p>
          </table:table-cell>
          <table:table-cell office:value-type="string" calcext:value-type="string">
            <text:p>ECOPOINT CHANTENAY</text:p>
          </table:table-cell>
          <table:table-cell office:value-type="string" calcext:value-type="string">
            <text:p>ANNEE 2015</text:p>
          </table:table-cell>
          <table:table-cell table:style-name="ce32" office:value-type="string" calcext:value-type="string">
            <text:p>01/01/2015</text:p>
          </table:table-cell>
          <table:table-cell table:style-name="ce32" office:value-type="string" calcext:value-type="string">
            <text:p>31/12/2015</text:p>
          </table:table-cell>
          <table:table-cell office:value-type="string" calcext:value-type="string">
            <text:p>SAMEDI</text:p>
          </table:table-cell>
          <table:table-cell table:style-name="ce32" office:value-type="string" calcext:value-type="string">
            <text:p>10:00</text:p>
          </table:table-cell>
          <table:table-cell table:style-name="ce32" office:value-type="string" calcext:value-type="string">
            <text:p>17:15</text:p>
          </table:table-cell>
          <table:table-cell table:number-columns-repeated="1016"/>
        </table:table-row>
        <table:table-row table:style-name="ro14" table:number-rows-repeated="1048271">
          <table:table-cell table:number-columns-repeated="1024"/>
        </table:table-row>
        <table:table-row table:style-name="ro14">
          <table:table-cell table:number-columns-repeated="1024"/>
        </table:table-row>
      </table:table>
      <table:table table:name="DecheterieEcopoint" table:style-name="ta2" table:print="false">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31" table:number-columns-repeated="1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50" table:number-columns-repeated="8" table:default-cell-style-name="Default"/>
        <table:table-row table:style-name="ro21">
          <table:table-cell office:value-type="string" calcext:value-type="string">
            <text:p>_IDOBJ</text:p>
          </table:table-cell>
          <table:table-cell office:value-type="string" calcext:value-type="string">
            <text:p>NOM_COMPLET</text:p>
          </table:table-cell>
          <table:table-cell office:value-type="string" calcext:value-type="string">
            <text:p>LIBCATEGORIE</text:p>
          </table:table-cell>
          <table:table-cell office:value-type="string" calcext:value-type="string">
            <text:p>LIBTYPE</text:p>
          </table:table-cell>
          <table:table-cell office:value-type="string" calcext:value-type="string">
            <text:p>COMMUNE</text:p>
          </table:table-cell>
          <table:table-cell office:value-type="string" calcext:value-type="string">
            <text:p>COD_COM</text:p>
          </table:table-cell>
          <table:table-cell office:value-type="string" calcext:value-type="string">
            <text:p>ADRESSE</text:p>
          </table:table-cell>
          <table:table-cell office:value-type="string" calcext:value-type="string">
            <text:p>TELEPHONE</text:p>
          </table:table-cell>
          <table:table-cell office:value-type="string" calcext:value-type="string">
            <text:p>WEB</text:p>
          </table:table-cell>
          <table:table-cell office:value-type="string" calcext:value-type="string">
            <text:p>CODE_POSTAL</text:p>
          </table:table-cell>
          <table:table-cell office:value-type="string" calcext:value-type="string">
            <text:p>_l</text:p>
          </table:table-cell>
          <table:table-cell office:value-type="string" calcext:value-type="string">
            <text:p>PRESENTATION</text:p>
          </table:table-cell>
          <table:table-cell table:style-name="ce34" office:value-type="string" calcext:value-type="string">
            <text:p>BATTERIES</text:p>
          </table:table-cell>
          <table:table-cell table:style-name="ce34" office:value-type="string" calcext:value-type="string">
            <text:p>BOIS</text:p>
          </table:table-cell>
          <table:table-cell table:style-name="ce34" office:value-type="string" calcext:value-type="string">
            <text:p>CARTON</text:p>
          </table:table-cell>
          <table:table-cell table:style-name="ce34" office:value-type="string" calcext:value-type="string">
            <text:p>GRAVATS</text:p>
          </table:table-cell>
          <table:table-cell table:style-name="ce34" office:value-type="string" calcext:value-type="string">
            <text:p>DEEE</text:p>
          </table:table-cell>
          <table:table-cell table:style-name="ce34" office:value-type="string" calcext:value-type="string">
            <text:p>ENCOMBRANTS_MENAGERS</text:p>
          </table:table-cell>
          <table:table-cell table:style-name="ce34" office:value-type="string" calcext:value-type="string">
            <text:p>FERRAILLES</text:p>
          </table:table-cell>
          <table:table-cell table:style-name="ce34" office:value-type="string" calcext:value-type="string">
            <text:p>HUILES_MOTEUR</text:p>
          </table:table-cell>
          <table:table-cell table:style-name="ce34" office:value-type="string" calcext:value-type="string">
            <text:p>PAPIERS_JOURNAUX_LIVRES</text:p>
          </table:table-cell>
          <table:table-cell table:style-name="ce34" office:value-type="string" calcext:value-type="string">
            <text:p>PLASTIQUES_MENAGERS</text:p>
          </table:table-cell>
          <table:table-cell table:style-name="ce34" office:value-type="string" calcext:value-type="string">
            <text:p>PNEUS</text:p>
          </table:table-cell>
          <table:table-cell table:style-name="ce34" office:value-type="string" calcext:value-type="string">
            <text:p>TEXTILES</text:p>
          </table:table-cell>
          <table:table-cell table:style-name="ce34" office:value-type="string" calcext:value-type="string">
            <text:p>DECHETS_VERTS</text:p>
          </table:table-cell>
          <table:table-cell table:style-name="ce34" office:value-type="string" calcext:value-type="string">
            <text:p>VERRE</text:p>
          </table:table-cell>
          <table:table-cell/>
          <table:table-cell office:value-type="string" calcext:value-type="string">
            <text:p>Source</text:p>
          </table:table-cell>
          <table:table-cell office:value-type="string" calcext:value-type="string">
            <text:p>EXCEPTIONNEL</text:p>
          </table:table-cell>
          <table:table-cell office:value-type="string" calcext:value-type="string">
            <text:p>HABITUEL</text:p>
          </table:table-cell>
          <table:table-cell/>
          <table:table-cell office:value-type="string" calcext:value-type="string">
            <text:p>DESC_E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row>
        <table:table-row table:style-name="ro22">
          <table:table-cell table:style-name="ce34" office:value-type="float" office:value="1011" calcext:value-type="float">
            <text:p>1011</text:p>
          </table:table-cell>
          <table:table-cell table:style-name="ce34" office:value-type="string" calcext:value-type="string">
            <text:p>Déchèterie de La Prairie de Mauves</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NANTES</text:p>
          </table:table-cell>
          <table:table-cell table:style-name="ce34" office:value-type="float" office:value="440109" calcext:value-type="float">
            <text:p>440109</text:p>
          </table:table-cell>
          <table:table-cell table:style-name="ce34" office:value-type="string" calcext:value-type="string">
            <text:p>Rue Vulcain</text:p>
          </table:table-cell>
          <table:table-cell table:style-name="ce34" office:value-type="string" calcext:value-type="string">
            <text:p>02 40 49 43 20</text:p>
          </table:table-cell>
          <table:table-cell table:style-name="ce34" office:value-type="string" calcext:value-type="string">
            <text:p>www.nantesmetropole.fr</text:p>
          </table:table-cell>
          <table:table-cell table:style-name="ce34" office:value-type="float" office:value="44300" calcext:value-type="float">
            <text:p>44300</text:p>
          </table:table-cell>
          <table:table-cell table:style-name="ce34" office:value-type="string" calcext:value-type="string">
            <text:p>[ 47.22573520587 , -1.50460810028402]</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2"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2];&quot;10h00-17h45&quot;)" office:value-type="string" office:string-value="" calcext:value-type="error">
            <text:p>#VALEUR !</text:p>
          </table:table-cell>
          <table:table-cell table:style-name="ce35" table:formula="of:=HORAIRESPERIODEDECHETERIEECOPOINT(&quot;HoraireDecheterieEcopoint&quot;;&quot;A&quot;;&quot;D&quot;;&quot;E&quot;;&quot;F&quot;;&quot;G&quot;;&quot;H&quot;;201;400;[.$A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ires, textiles, mowing lawn-products garden-pruning branches (eligible production for a household, and length of branches less than 1 meter), verre.Déchets prohibited: dead animals, debris-debris other than those from family crafts, anatomical or infectious waste, hospital waste, whole car body parts or truck, medicines, household waste,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2];[.B2];[.C2];[.D2];[.E2];[.F2];[.G2];[.H2];[.I2];[.J2];[.K2];[.L2];[.Z2];[.AB2];[.AC2];[.AD2];[.AF2])"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1012" calcext:value-type="float">
            <text:p>1012</text:p>
          </table:table-cell>
          <table:table-cell table:style-name="ce34" office:value-type="string" calcext:value-type="string">
            <text:p>Ecopoint Chantenay</text:p>
          </table:table-cell>
          <table:table-cell table:style-name="ce34" office:value-type="string" calcext:value-type="string">
            <text:p>Déchet</text:p>
          </table:table-cell>
          <table:table-cell table:style-name="ce34" office:value-type="string" calcext:value-type="string">
            <text:p>Ecopoint</text:p>
          </table:table-cell>
          <table:table-cell table:style-name="ce34" office:value-type="string" calcext:value-type="string">
            <text:p>NANTES</text:p>
          </table:table-cell>
          <table:table-cell table:style-name="ce34" office:value-type="float" office:value="440109" calcext:value-type="float">
            <text:p>440109</text:p>
          </table:table-cell>
          <table:table-cell table:style-name="ce34" office:value-type="string" calcext:value-type="string">
            <text:p>42 Boulevard Maréchal Alphonse Juin</text:p>
          </table:table-cell>
          <table:table-cell table:style-name="ce34" office:value-type="string" calcext:value-type="string">
            <text:p>02 40 46 61 05</text:p>
          </table:table-cell>
          <table:table-cell table:style-name="ce34" office:value-type="string" calcext:value-type="string">
            <text:p>www.nantesmetropole.fr</text:p>
          </table:table-cell>
          <table:table-cell table:style-name="ce34" office:value-type="float" office:value="44100" calcext:value-type="float">
            <text:p>44100</text:p>
          </table:table-cell>
          <table:table-cell table:style-name="ce34" office:value-type="string" calcext:value-type="string">
            <text:p>[ 47.1984376431205 , -1.60175179062477]</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3];&quot;10h00-17h45&quot;)" office:value-type="string" office:string-value="" calcext:value-type="error">
            <text:p>#VALEUR !</text:p>
          </table:table-cell>
          <table:table-cell table:style-name="ce35" table:formula="of:=HORAIRESPERIODEDECHETERIEECOPOINT(&quot;HoraireDecheterieEcopoint&quot;;&quot;A&quot;;&quot;D&quot;;&quot;E&quot;;&quot;F&quot;;&quot;G&quot;;&quot;H&quot;;201;400;[.$A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3];[.B3];[.C3];[.D3];[.E3];[.F3];[.G3];[.H3];[.I3];[.J3];[.K3];[.L3];[.Z3];[.AB3];[.AC3];[.AD3];[.AF3])"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1013" calcext:value-type="float">
            <text:p>1013</text:p>
          </table:table-cell>
          <table:table-cell table:style-name="ce34" office:value-type="string" calcext:value-type="string">
            <text:p>Ecopoint La Beaujoire</text:p>
          </table:table-cell>
          <table:table-cell table:style-name="ce34" office:value-type="string" calcext:value-type="string">
            <text:p>Déchet</text:p>
          </table:table-cell>
          <table:table-cell table:style-name="ce34" office:value-type="string" calcext:value-type="string">
            <text:p>Ecopoint</text:p>
          </table:table-cell>
          <table:table-cell table:style-name="ce34" office:value-type="string" calcext:value-type="string">
            <text:p>NANTES</text:p>
          </table:table-cell>
          <table:table-cell table:style-name="ce34" office:value-type="float" office:value="440109" calcext:value-type="float">
            <text:p>440109</text:p>
          </table:table-cell>
          <table:table-cell table:style-name="ce34" office:value-type="string" calcext:value-type="string">
            <text:p>29 Avenue de la Gare de Saint Joseph</text:p>
          </table:table-cell>
          <table:table-cell table:style-name="ce34" office:value-type="string" calcext:value-type="string">
            <text:p>0240496267</text:p>
          </table:table-cell>
          <table:table-cell table:style-name="ce34" office:value-type="string" calcext:value-type="string">
            <text:p>www.nantesmetropole.fr</text:p>
          </table:table-cell>
          <table:table-cell table:style-name="ce34" office:value-type="float" office:value="44300" calcext:value-type="float">
            <text:p>44300</text:p>
          </table:table-cell>
          <table:table-cell table:style-name="ce34" office:value-type="string" calcext:value-type="string">
            <text:p>[ 47.2540846737528 , -1.52337986076634]</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4];&quot;10h00-17h45&quot;)" office:value-type="string" office:string-value="" calcext:value-type="error">
            <text:p>#VALEUR !</text:p>
          </table:table-cell>
          <table:table-cell table:style-name="ce35" table:formula="of:=HORAIRESPERIODEDECHETERIEECOPOINT(&quot;HoraireDecheterieEcopoint&quot;;&quot;A&quot;;&quot;D&quot;;&quot;E&quot;;&quot;F&quot;;&quot;G&quot;;&quot;H&quot;;201;400;[.$A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4];[.B4];[.C4];[.D4];[.E4];[.F4];[.G4];[.H4];[.I4];[.J4];[.K4];[.L4];[.Z4];[.AB4];[.AC4];[.AD4];[.AF4])"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1014" calcext:value-type="float">
            <text:p>1014</text:p>
          </table:table-cell>
          <table:table-cell table:style-name="ce34" office:value-type="string" calcext:value-type="string">
            <text:p>Ecopoint Dervallières</text:p>
          </table:table-cell>
          <table:table-cell table:style-name="ce34" office:value-type="string" calcext:value-type="string">
            <text:p>Déchet</text:p>
          </table:table-cell>
          <table:table-cell table:style-name="ce34" office:value-type="string" calcext:value-type="string">
            <text:p>Ecopoint</text:p>
          </table:table-cell>
          <table:table-cell table:style-name="ce34" office:value-type="string" calcext:value-type="string">
            <text:p>NANTES</text:p>
          </table:table-cell>
          <table:table-cell table:style-name="ce34" office:value-type="float" office:value="440109" calcext:value-type="float">
            <text:p>440109</text:p>
          </table:table-cell>
          <table:table-cell table:style-name="ce34" office:value-type="string" calcext:value-type="string">
            <text:p>22 Rue Jean Marc Nattier</text:p>
          </table:table-cell>
          <table:table-cell table:style-name="ce34" office:value-type="string" calcext:value-type="string">
            <text:p>02 40 43 36 69</text:p>
          </table:table-cell>
          <table:table-cell table:style-name="ce34" office:value-type="string" calcext:value-type="string">
            <text:p>www.nantesmetropole.fr</text:p>
          </table:table-cell>
          <table:table-cell table:style-name="ce34" office:value-type="float" office:value="44100" calcext:value-type="float">
            <text:p>44100</text:p>
          </table:table-cell>
          <table:table-cell table:style-name="ce34" office:value-type="string" calcext:value-type="string">
            <text:p>[ 47.2252529348366 , -1.59132968772156]</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5];&quot;10h00-17h45&quot;)" office:value-type="string" office:string-value="" calcext:value-type="error">
            <text:p>#VALEUR !</text:p>
          </table:table-cell>
          <table:table-cell table:style-name="ce35" table:formula="of:=HORAIRESPERIODEDECHETERIEECOPOINT(&quot;HoraireDecheterieEcopoint&quot;;&quot;A&quot;;&quot;D&quot;;&quot;E&quot;;&quot;F&quot;;&quot;G&quot;;&quot;H&quot;;201;400;[.$A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5];[.B5];[.C5];[.D5];[.E5];[.F5];[.G5];[.H5];[.I5];[.J5];[.K5];[.L5];[.Z5];[.AB5];[.AC5];[.AD5];[.AF5])"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1015" calcext:value-type="float">
            <text:p>1015</text:p>
          </table:table-cell>
          <table:table-cell table:style-name="ce34" office:value-type="string" calcext:value-type="string">
            <text:p>Ecopoint Viarme</text:p>
          </table:table-cell>
          <table:table-cell table:style-name="ce34" office:value-type="string" calcext:value-type="string">
            <text:p>Déchet</text:p>
          </table:table-cell>
          <table:table-cell table:style-name="ce34" office:value-type="string" calcext:value-type="string">
            <text:p>Ecopoint</text:p>
          </table:table-cell>
          <table:table-cell table:style-name="ce34" office:value-type="string" calcext:value-type="string">
            <text:p>NANTES</text:p>
          </table:table-cell>
          <table:table-cell table:style-name="ce34" office:value-type="float" office:value="440109" calcext:value-type="float">
            <text:p>440109</text:p>
          </table:table-cell>
          <table:table-cell table:style-name="ce34" office:value-type="string" calcext:value-type="string">
            <text:p>14 Rue du Bourget</text:p>
          </table:table-cell>
          <table:table-cell table:style-name="ce34" office:value-type="string" calcext:value-type="string">
            <text:p>02 51 82 31 47</text:p>
          </table:table-cell>
          <table:table-cell table:style-name="ce34" office:value-type="string" calcext:value-type="string">
            <text:p>www.nantesmetropole.fr</text:p>
          </table:table-cell>
          <table:table-cell table:style-name="ce34" office:value-type="float" office:value="44000" calcext:value-type="float">
            <text:p>44000</text:p>
          </table:table-cell>
          <table:table-cell table:style-name="ce34" office:value-type="string" calcext:value-type="string">
            <text:p>[ 47.222501077559 , -1.56453807474735]</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6];&quot;10h00-17h45&quot;)" office:value-type="string" office:string-value="" calcext:value-type="error">
            <text:p>#VALEUR !</text:p>
          </table:table-cell>
          <table:table-cell table:style-name="ce35" table:formula="of:=HORAIRESPERIODEDECHETERIEECOPOINT(&quot;HoraireDecheterieEcopoint&quot;;&quot;A&quot;;&quot;D&quot;;&quot;E&quot;;&quot;F&quot;;&quot;G&quot;;&quot;H&quot;;201;400;[.$A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6];[.B6];[.C6];[.D6];[.E6];[.F6];[.G6];[.H6];[.I6];[.J6];[.K6];[.L6];[.Z6];[.AB6];[.AC6];[.AD6];[.AF6])"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2152" calcext:value-type="float">
            <text:p>2152</text:p>
          </table:table-cell>
          <table:table-cell table:style-name="ce34" office:value-type="string" calcext:value-type="string">
            <text:p>Déchèterie de Saint Sébastien</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ST-SEBASTIEN</text:p>
          </table:table-cell>
          <table:table-cell table:style-name="ce34" office:value-type="float" office:value="440190" calcext:value-type="float">
            <text:p>440190</text:p>
          </table:table-cell>
          <table:table-cell table:style-name="ce34" office:value-type="string" calcext:value-type="string">
            <text:p>Rue de la Pyramide</text:p>
          </table:table-cell>
          <table:table-cell table:style-name="ce34" office:value-type="string" calcext:value-type="string">
            <text:p>02 40 03 08 33</text:p>
          </table:table-cell>
          <table:table-cell table:style-name="ce34" office:value-type="string" calcext:value-type="string">
            <text:p>www.nantesmetropole.fr</text:p>
          </table:table-cell>
          <table:table-cell table:style-name="ce34" office:value-type="float" office:value="44230" calcext:value-type="float">
            <text:p>44230</text:p>
          </table:table-cell>
          <table:table-cell table:style-name="ce34" office:value-type="string" calcext:value-type="string">
            <text:p>[ 47.1992747714477 , -1.48372892561533]</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7];&quot;10h00-18h00&quot;)" office:value-type="string" office:string-value="" calcext:value-type="error">
            <text:p>#VALEUR !</text:p>
          </table:table-cell>
          <table:table-cell table:style-name="ce35" table:formula="of:=HORAIRESPERIODEDECHETERIEECOPOINT(&quot;HoraireDecheterieEcopoint&quot;;&quot;A&quot;;&quot;D&quot;;&quot;E&quot;;&quot;F&quot;;&quot;G&quot;;&quot;H&quot;;201;400;[.$A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7];[.B7];[.C7];[.D7];[.E7];[.F7];[.G7];[.H7];[.I7];[.J7];[.K7];[.L7];[.Z7];[.AB7];[.AC7];[.AD7];[.AF7])"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2220" calcext:value-type="float">
            <text:p>2220</text:p>
          </table:table-cell>
          <table:table-cell table:style-name="ce34" office:value-type="string" calcext:value-type="string">
            <text:p>Déchèterie de Saint Herblain</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ST-HERBLAIN</text:p>
          </table:table-cell>
          <table:table-cell table:style-name="ce34" office:value-type="float" office:value="440162" calcext:value-type="float">
            <text:p>440162</text:p>
          </table:table-cell>
          <table:table-cell table:style-name="ce34" office:value-type="string" calcext:value-type="string">
            <text:p>Chemin de Tougas</text:p>
          </table:table-cell>
          <table:table-cell table:style-name="ce34" office:value-type="string" calcext:value-type="string">
            <text:p>02 51 80 90 27</text:p>
          </table:table-cell>
          <table:table-cell table:style-name="ce34" office:value-type="string" calcext:value-type="string">
            <text:p>www.nantesmetropole.fr</text:p>
          </table:table-cell>
          <table:table-cell table:style-name="ce34" office:value-type="float" office:value="44800" calcext:value-type="float">
            <text:p>44800</text:p>
          </table:table-cell>
          <table:table-cell table:style-name="ce34" office:value-type="string" calcext:value-type="string">
            <text:p>[ 47.1966846746915 , -1.64203878129303]</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8"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8];&quot;10h00-18h00&quot;)" office:value-type="string" office:string-value="" calcext:value-type="error">
            <text:p>#VALEUR !</text:p>
          </table:table-cell>
          <table:table-cell table:style-name="ce35" table:formula="of:=HORAIRESPERIODEDECHETERIEECOPOINT(&quot;HoraireDecheterieEcopoint&quot;;&quot;A&quot;;&quot;D&quot;;&quot;E&quot;;&quot;F&quot;;&quot;G&quot;;&quot;H&quot;;201;400;[.$A8];&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8];[.B8];[.C8];[.D8];[.E8];[.F8];[.G8];[.H8];[.I8];[.J8];[.K8];[.L8];[.Z8];[.AB8];[.AC8];[.AD8];[.AF8])"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3139" calcext:value-type="float">
            <text:p>3139</text:p>
          </table:table-cell>
          <table:table-cell table:style-name="ce34" office:value-type="string" calcext:value-type="string">
            <text:p>Déchèterie de Carquefou</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CARQUEFOU</text:p>
          </table:table-cell>
          <table:table-cell table:style-name="ce34" office:value-type="float" office:value="440026" calcext:value-type="float">
            <text:p>440026</text:p>
          </table:table-cell>
          <table:table-cell table:style-name="ce34" office:value-type="string" calcext:value-type="string">
            <text:p>Route du Prouzeau</text:p>
          </table:table-cell>
          <table:table-cell table:style-name="ce34" office:value-type="string" calcext:value-type="string">
            <text:p>02 40 93 76 71</text:p>
          </table:table-cell>
          <table:table-cell table:style-name="ce34" office:value-type="string" calcext:value-type="string">
            <text:p>www.nantesmetropole.fr</text:p>
          </table:table-cell>
          <table:table-cell table:style-name="ce34" office:value-type="float" office:value="44470" calcext:value-type="float">
            <text:p>44470</text:p>
          </table:table-cell>
          <table:table-cell table:style-name="ce34" office:value-type="string" calcext:value-type="string">
            <text:p>[ 47.2903598677247 , -1.44111343491299]</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9];&quot;10h00-18h00&quot;)" office:value-type="string" office:string-value="" calcext:value-type="error">
            <text:p>#VALEUR !</text:p>
          </table:table-cell>
          <table:table-cell table:style-name="ce35" table:formula="of:=HORAIRESPERIODEDECHETERIEECOPOINT(&quot;HoraireDecheterieEcopoint&quot;;&quot;A&quot;;&quot;D&quot;;&quot;E&quot;;&quot;F&quot;;&quot;G&quot;;&quot;H&quot;;201;400;[.$A9];&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9];[.B9];[.C9];[.D9];[.E9];[.F9];[.G9];[.H9];[.I9];[.J9];[.K9];[.L9];[.Z9];[.AB9];[.AC9];[.AD9];[.AF9])"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3140" calcext:value-type="float">
            <text:p>3140</text:p>
          </table:table-cell>
          <table:table-cell table:style-name="ce34" office:value-type="string" calcext:value-type="string">
            <text:p>Déchèterie de Saint Jean de Boiseau</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SAINT-JEAN-DE-BOISEAU</text:p>
          </table:table-cell>
          <table:table-cell table:style-name="ce34" office:value-type="float" office:value="440166" calcext:value-type="float">
            <text:p>440166</text:p>
          </table:table-cell>
          <table:table-cell table:style-name="ce34" office:value-type="string" calcext:value-type="string">
            <text:p>Rue de la Poterie</text:p>
          </table:table-cell>
          <table:table-cell table:style-name="ce34" office:value-type="string" calcext:value-type="string">
            <text:p>02 40 40 32 94 22</text:p>
          </table:table-cell>
          <table:table-cell table:style-name="ce34" office:value-type="string" calcext:value-type="string">
            <text:p>www.nantesmetropole.fr</text:p>
          </table:table-cell>
          <table:table-cell table:style-name="ce34" office:value-type="float" office:value="44640" calcext:value-type="float">
            <text:p>44640</text:p>
          </table:table-cell>
          <table:table-cell table:style-name="ce34" office:value-type="string" calcext:value-type="string">
            <text:p>[ 47.1865452552358 , -1.71969698042212]</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10];&quot;10h00-18h00&quot;)" office:value-type="string" office:string-value="" calcext:value-type="error">
            <text:p>#VALEUR !</text:p>
          </table:table-cell>
          <table:table-cell table:style-name="ce35" table:formula="of:=HORAIRESPERIODEDECHETERIEECOPOINT(&quot;HoraireDecheterieEcopoint&quot;;&quot;A&quot;;&quot;D&quot;;&quot;E&quot;;&quot;F&quot;;&quot;G&quot;;&quot;H&quot;;201;400;[.$A10];&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10];[.B10];[.C10];[.D10];[.E10];[.F10];[.G10];[.H10];[.I10];[.J10];[.K10];[.L10];[.Z10];[.AB10];[.AC10];[.AD10];[.AF10])"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3141" calcext:value-type="float">
            <text:p>3141</text:p>
          </table:table-cell>
          <table:table-cell table:style-name="ce34" office:value-type="string" calcext:value-type="string">
            <text:p>Déchèterie de La Chapelle sur Erdre</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LA-CHAPELLE-SUR-ERDRE</text:p>
          </table:table-cell>
          <table:table-cell table:style-name="ce34" office:value-type="float" office:value="440035" calcext:value-type="float">
            <text:p>440035</text:p>
          </table:table-cell>
          <table:table-cell table:style-name="ce34" office:value-type="string" calcext:value-type="string">
            <text:p>Rue Ampère</text:p>
          </table:table-cell>
          <table:table-cell table:style-name="ce34" office:value-type="string" calcext:value-type="string">
            <text:p>02 40 37 72 21</text:p>
          </table:table-cell>
          <table:table-cell table:style-name="ce34" office:value-type="string" calcext:value-type="string">
            <text:p>www.nantesmetropole.fr</text:p>
          </table:table-cell>
          <table:table-cell table:style-name="ce34" office:value-type="float" office:value="44240" calcext:value-type="float">
            <text:p>44240</text:p>
          </table:table-cell>
          <table:table-cell table:style-name="ce34" office:value-type="string" calcext:value-type="string">
            <text:p>[ 47.2586626585741 , -1.55097680217858]</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11];&quot;10h00-18h00&quot;)" office:value-type="string" office:string-value="" calcext:value-type="error">
            <text:p>#VALEUR !</text:p>
          </table:table-cell>
          <table:table-cell table:style-name="ce35" table:formula="of:=HORAIRESPERIODEDECHETERIEECOPOINT(&quot;HoraireDecheterieEcopoint&quot;;&quot;A&quot;;&quot;D&quot;;&quot;E&quot;;&quot;F&quot;;&quot;G&quot;;&quot;H&quot;;201;400;[.$A11];&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11];[.B11];[.C11];[.D11];[.E11];[.F11];[.G11];[.H11];[.I11];[.J11];[.K11];[.L11];[.Z11];[.AB11];[.AC11];[.AD11];[.AF11])"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3142" calcext:value-type="float">
            <text:p>3142</text:p>
          </table:table-cell>
          <table:table-cell table:style-name="ce34" office:value-type="string" calcext:value-type="string">
            <text:p>Déchèterie de La Montagne</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LA-MONTAGNE</text:p>
          </table:table-cell>
          <table:table-cell table:style-name="ce34" office:value-type="float" office:value="440101" calcext:value-type="float">
            <text:p>440101</text:p>
          </table:table-cell>
          <table:table-cell table:style-name="ce34" office:value-type="string" calcext:value-type="string">
            <text:p>Chemin du Pérou</text:p>
          </table:table-cell>
          <table:table-cell table:style-name="ce34" office:value-type="string" calcext:value-type="string">
            <text:p>02 40 32 94 23</text:p>
          </table:table-cell>
          <table:table-cell table:style-name="ce34" office:value-type="string" calcext:value-type="string">
            <text:p>www.nantesmetropole.fr</text:p>
          </table:table-cell>
          <table:table-cell table:style-name="ce34" office:value-type="float" office:value="44620" calcext:value-type="float">
            <text:p>44620</text:p>
          </table:table-cell>
          <table:table-cell table:style-name="ce34" office:value-type="string" calcext:value-type="string">
            <text:p>[ 47.177087495702 , -1.6829882941329]</text:p>
          </table:table-cell>
          <table:table-cell table:style-name="ce34" office:value-type="string" calcext:value-type="string">
            <text:p>Réservé aux particuliers habitant Nantes Métropole.Déchets admis : batteries, bois, cartons, déblais et gravats issus du bricolage familial, encombrants ménagers divers, huiles moteur, papiers-journaux-livres, plastiques ménagers, textiles, tontes de pelo</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12];&quot;10h00-18h00&quot;)" office:value-type="string" office:string-value="" calcext:value-type="error">
            <text:p>#VALEUR !</text:p>
          </table:table-cell>
          <table:table-cell table:style-name="ce35" table:formula="of:=HORAIRESPERIODEDECHETERIEECOPOINT(&quot;HoraireDecheterieEcopoint&quot;;&quot;A&quot;;&quot;D&quot;;&quot;E&quot;;&quot;F&quot;;&quot;G&quot;;&quot;H&quot;;201;400;[.$A1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12];[.B12];[.C12];[.D12];[.E12];[.F12];[.G12];[.H12];[.I12];[.J12];[.K12];[.L12];[.Z12];[.AB12];[.AC12];[.AD12];[.AF12])"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3143" calcext:value-type="float">
            <text:p>3143</text:p>
          </table:table-cell>
          <table:table-cell table:style-name="ce34" office:value-type="string" calcext:value-type="string">
            <text:p>Déchèterie d'Orvault</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ORVAULT</text:p>
          </table:table-cell>
          <table:table-cell table:style-name="ce34" office:value-type="float" office:value="440114" calcext:value-type="float">
            <text:p>440114</text:p>
          </table:table-cell>
          <table:table-cell table:style-name="ce34" office:value-type="string" calcext:value-type="string">
            <text:p>Rue René Panhard</text:p>
          </table:table-cell>
          <table:table-cell table:style-name="ce34" office:value-type="string" calcext:value-type="string">
            <text:p>02 40 63 06 76</text:p>
          </table:table-cell>
          <table:table-cell table:style-name="ce34" office:value-type="string" calcext:value-type="string">
            <text:p>www.nantesmetropole.fr</text:p>
          </table:table-cell>
          <table:table-cell table:style-name="ce34" office:value-type="float" office:value="44700" calcext:value-type="float">
            <text:p>44700</text:p>
          </table:table-cell>
          <table:table-cell table:style-name="ce34" office:value-type="string" calcext:value-type="string">
            <text:p>[ 47.2569694552235 , -1.63332176172048]</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13];&quot;10h00-18h00&quot;)" office:value-type="string" office:string-value="" calcext:value-type="error">
            <text:p>#VALEUR !</text:p>
          </table:table-cell>
          <table:table-cell table:style-name="ce35" table:formula="of:=HORAIRESPERIODEDECHETERIEECOPOINT(&quot;HoraireDecheterieEcopoint&quot;;&quot;A&quot;;&quot;D&quot;;&quot;E&quot;;&quot;F&quot;;&quot;G&quot;;&quot;H&quot;;201;400;[.$A1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13];[.B13];[.C13];[.D13];[.E13];[.F13];[.G13];[.H13];[.I13];[.J13];[.K13];[.L13];[.Z13];[.AB13];[.AC13];[.AD13];[.AF13])"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3144" calcext:value-type="float">
            <text:p>3144</text:p>
          </table:table-cell>
          <table:table-cell table:style-name="ce34" office:value-type="string" calcext:value-type="string">
            <text:p>Déchèterie de Saint Aignan Grand Lieu</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SAINT-AIGNAN-GRANDLIEU</text:p>
          </table:table-cell>
          <table:table-cell table:style-name="ce34" office:value-type="float" office:value="440150" calcext:value-type="float">
            <text:p>440150</text:p>
          </table:table-cell>
          <table:table-cell table:style-name="ce34" office:value-type="string" calcext:value-type="string">
            <text:p>Avenue de la Forêt</text:p>
          </table:table-cell>
          <table:table-cell table:style-name="ce34" office:value-type="string" calcext:value-type="string">
            <text:p>06 84 58 50 20</text:p>
          </table:table-cell>
          <table:table-cell table:style-name="ce34" office:value-type="string" calcext:value-type="string">
            <text:p>www.nantesmetropole.fr</text:p>
          </table:table-cell>
          <table:table-cell table:style-name="ce34" office:value-type="float" office:value="44860" calcext:value-type="float">
            <text:p>44860</text:p>
          </table:table-cell>
          <table:table-cell table:style-name="ce34" office:value-type="string" calcext:value-type="string">
            <text:p>[ 47.1495464034918 , -1.62366704389769]</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14];&quot;10h00-18h00&quot;)" office:value-type="string" office:string-value="" calcext:value-type="error">
            <text:p>#VALEUR !</text:p>
          </table:table-cell>
          <table:table-cell table:style-name="ce35" table:formula="of:=HORAIRESPERIODEDECHETERIEECOPOINT(&quot;HoraireDecheterieEcopoint&quot;;&quot;A&quot;;&quot;D&quot;;&quot;E&quot;;&quot;F&quot;;&quot;G&quot;;&quot;H&quot;;201;400;[.$A1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14];[.B14];[.C14];[.D14];[.E14];[.F14];[.G14];[.H14];[.I14];[.J14];[.K14];[.L14];[.Z14];[.AB14];[.AC14];[.AD14];[.AF14])"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3145" calcext:value-type="float">
            <text:p>3145</text:p>
          </table:table-cell>
          <table:table-cell table:style-name="ce34" office:value-type="string" calcext:value-type="string">
            <text:p>Déchèterie de Rezé</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REZE</text:p>
          </table:table-cell>
          <table:table-cell table:style-name="ce34" office:value-type="float" office:value="440143" calcext:value-type="float">
            <text:p>440143</text:p>
          </table:table-cell>
          <table:table-cell table:style-name="ce34" office:value-type="string" calcext:value-type="string">
            <text:p>Rue Pierre Legendre</text:p>
          </table:table-cell>
          <table:table-cell table:style-name="ce34" office:value-type="string" calcext:value-type="string">
            <text:p>02 51 70 24 04</text:p>
          </table:table-cell>
          <table:table-cell table:style-name="ce34" office:value-type="string" calcext:value-type="string">
            <text:p>www.nantesmetropole.fr</text:p>
          </table:table-cell>
          <table:table-cell table:style-name="ce34" office:value-type="float" office:value="44400" calcext:value-type="float">
            <text:p>44400</text:p>
          </table:table-cell>
          <table:table-cell table:style-name="ce34" office:value-type="string" calcext:value-type="string">
            <text:p>[ 47.1582880347525 , -1.53359535816187]</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15];&quot;10h00-18h00&quot;)" office:value-type="string" office:string-value="" calcext:value-type="error">
            <text:p>#VALEUR !</text:p>
          </table:table-cell>
          <table:table-cell table:style-name="ce35" table:formula="of:=HORAIRESPERIODEDECHETERIEECOPOINT(&quot;HoraireDecheterieEcopoint&quot;;&quot;A&quot;;&quot;D&quot;;&quot;E&quot;;&quot;F&quot;;&quot;G&quot;;&quot;H&quot;;201;400;[.$A1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15];[.B15];[.C15];[.D15];[.E15];[.F15];[.G15];[.H15];[.I15];[.J15];[.K15];[.L15];[.Z15];[.AB15];[.AC15];[.AD15];[.AF15])"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3146" calcext:value-type="float">
            <text:p>3146</text:p>
          </table:table-cell>
          <table:table-cell table:style-name="ce34" office:value-type="string" calcext:value-type="string">
            <text:p>Déchèterie de Vertou</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VERTOU</text:p>
          </table:table-cell>
          <table:table-cell table:style-name="ce34" office:value-type="float" office:value="440215" calcext:value-type="float">
            <text:p>440215</text:p>
          </table:table-cell>
          <table:table-cell table:style-name="ce34" office:value-type="string" calcext:value-type="string">
            <text:p>Allée des Cadets</text:p>
          </table:table-cell>
          <table:table-cell table:style-name="ce34" office:value-type="string" calcext:value-type="string">
            <text:p>02 40 34 43 74</text:p>
          </table:table-cell>
          <table:table-cell table:style-name="ce34" office:value-type="string" calcext:value-type="string">
            <text:p>www.nantesmetropole.fr</text:p>
          </table:table-cell>
          <table:table-cell table:style-name="ce34" office:value-type="float" office:value="44120" calcext:value-type="float">
            <text:p>44120</text:p>
          </table:table-cell>
          <table:table-cell table:style-name="ce34" office:value-type="string" calcext:value-type="string">
            <text:p>[ 47.1785963586754 , -1.46023950140695]</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16];&quot;10h00-18h00&quot;)" office:value-type="string" office:string-value="" calcext:value-type="error">
            <text:p>#VALEUR !</text:p>
          </table:table-cell>
          <table:table-cell table:style-name="ce35" table:formula="of:=HORAIRESPERIODEDECHETERIEECOPOINT(&quot;HoraireDecheterieEcopoint&quot;;&quot;A&quot;;&quot;D&quot;;&quot;E&quot;;&quot;F&quot;;&quot;G&quot;;&quot;H&quot;;201;400;[.$A1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16];[.B16];[.C16];[.D16];[.E16];[.F16];[.G16];[.H16];[.I16];[.J16];[.K16];[.L16];[.Z16];[.AB16];[.AC16];[.AD16];[.AF16])" office:value-type="string" office:string-value="" calcext:value-type="error">
            <text:p>#VALEUR !</text:p>
          </table:table-cell>
          <table:table-cell office:value-type="string" calcext:value-type="string">
            <text:p><text:s/></text:p>
          </table:table-cell>
        </table:table-row>
        <table:table-row table:style-name="ro22">
          <table:table-cell table:style-name="ce34" office:value-type="float" office:value="3148" calcext:value-type="float">
            <text:p>3148</text:p>
          </table:table-cell>
          <table:table-cell table:style-name="ce34" office:value-type="string" calcext:value-type="string">
            <text:p>Déchèterie de Mauves sur Loire</text:p>
          </table:table-cell>
          <table:table-cell table:style-name="ce34" office:value-type="string" calcext:value-type="string">
            <text:p>Déchet</text:p>
          </table:table-cell>
          <table:table-cell table:style-name="ce34" office:value-type="string" calcext:value-type="string">
            <text:p>Déchèterie</text:p>
          </table:table-cell>
          <table:table-cell table:style-name="ce34" office:value-type="string" calcext:value-type="string">
            <text:p>MAUVES-SUR-LOIRE</text:p>
          </table:table-cell>
          <table:table-cell table:style-name="ce34" office:value-type="float" office:value="440094" calcext:value-type="float">
            <text:p>440094</text:p>
          </table:table-cell>
          <table:table-cell table:style-name="ce34" office:value-type="string" calcext:value-type="string">
            <text:p>RD 31</text:p>
          </table:table-cell>
          <table:table-cell table:style-name="ce34" office:value-type="string" calcext:value-type="string">
            <text:p>06 61 66 42 39</text:p>
          </table:table-cell>
          <table:table-cell table:style-name="ce34" office:value-type="string" calcext:value-type="string">
            <text:p>www.nantesmetropole.fr</text:p>
          </table:table-cell>
          <table:table-cell table:style-name="ce34" office:value-type="float" office:value="44470" calcext:value-type="float">
            <text:p>44470</text:p>
          </table:table-cell>
          <table:table-cell table:style-name="ce34" office:value-type="string" calcext:value-type="string">
            <text:p>[ 47.3132666046435 , -1.41118791536659]</text:p>
          </table:table-cell>
          <table:table-cell table:style-name="ce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34" office:value-type="string" calcext:value-type="string">
            <text:p>OUI</text:p>
          </table:table-cell>
          <table:table-cell table:style-name="ce34" office:value-type="string" calcext:value-type="string">
            <text:p>NON</text:p>
          </table:table-cell>
          <table:table-cell table:style-name="ce34" office:value-type="string" calcext:value-type="string">
            <text:p>OUI</text:p>
          </table:table-cell>
          <table:table-cell table:style-name="ce34"/>
          <table:table-cell table:style-name="ce34" office:value-type="string" calcext:value-type="string">
            <text:p>OUI</text:p>
          </table:table-cell>
          <table:table-cell/>
          <table:table-cell office:value-type="string" calcext:value-type="string">
            <text:p>OpenDataNantes 11/2015</text:p>
          </table:table-cell>
          <table:table-cell table:style-name="ce35" table:formula="of:=HORAIRESEXCEPTIONNELSDECHETERIEECOPOINT(&quot;HoraireDecheterieEcopoint&quot;;&quot;A&quot;;&quot;D&quot;;1;200;[.A17];&quot;10h00-18h00&quot;)" office:value-type="string" office:string-value="" calcext:value-type="error">
            <text:p>#VALEUR !</text:p>
          </table:table-cell>
          <table:table-cell table:style-name="ce35" table:formula="of:=HORAIRESPERIODEDECHETERIEECOPOINT(&quot;HoraireDecheterieEcopoint&quot;;&quot;A&quot;;&quot;D&quot;;&quot;E&quot;;&quot;F&quot;;&quot;G&quot;;&quot;H&quot;;201;400;[.$A1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37" table:formula="of:=JSONDECHETERIEECOPOINT([.A17];[.B17];[.C17];[.D17];[.E17];[.F17];[.G17];[.H17];[.I17];[.J17];[.K17];[.L17];[.Z17];[.AB17];[.AC17];[.AD17];[.AF17])" office:value-type="string" office:string-value="" calcext:value-type="error">
            <text:p>#VALEUR !</text:p>
          </table:table-cell>
          <table:table-cell office:value-type="string" calcext:value-type="string">
            <text:p><text:s/></text:p>
          </table:table-cell>
        </table:table-row>
        <table:table-row table:style-name="ro19">
          <table:table-cell table:number-columns-repeated="28"/>
          <table:table-cell table:style-name="ce36"/>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19">
          <table:table-cell table:number-columns-repeated="28"/>
          <table:table-cell table:style-name="ce36"/>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19">
          <table:table-cell table:number-columns-repeated="28"/>
          <table:table-cell table:style-name="ce36"/>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19">
          <table:table-cell table:number-columns-repeated="28"/>
          <table:table-cell table:style-name="ce36"/>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19">
          <table:table-cell table:number-columns-repeated="31"/>
          <table:table-cell table:number-columns-repeated="3" office:value-type="string" calcext:value-type="string">
            <text:p><text:s/></text:p>
          </table:table-cell>
          <table:table-cell table:number-columns-repeated="4"/>
        </table:table-row>
        <table:table-row table:style-name="ro19">
          <table:table-cell/>
          <table:table-cell table:style-name="ce10" office:value-type="string" calcext:value-type="string">
            <text:p>Ecopoint Viarme</text:p>
          </table:table-cell>
          <table:table-cell table:number-columns-repeated="29"/>
          <table:table-cell table:number-columns-repeated="3" office:value-type="string" calcext:value-type="string">
            <text:p><text:s/></text:p>
          </table:table-cell>
          <table:table-cell table:number-columns-repeated="4"/>
        </table:table-row>
        <table:table-row table:style-name="ro19">
          <table:table-cell/>
          <table:table-cell table:style-name="ce10" office:value-type="string" calcext:value-type="string">
            <text:p>Déchèterie de Saint Sébastien</text:p>
          </table:table-cell>
          <table:table-cell table:number-columns-repeated="29"/>
          <table:table-cell table:number-columns-repeated="3" office:value-type="string" calcext:value-type="string">
            <text:p><text:s/></text:p>
          </table:table-cell>
          <table:table-cell table:number-columns-repeated="4"/>
        </table:table-row>
        <table:table-row table:style-name="ro19">
          <table:table-cell table:number-columns-repeated="31"/>
          <table:table-cell table:number-columns-repeated="3" office:value-type="string" calcext:value-type="string">
            <text:p><text:s/></text:p>
          </table:table-cell>
          <table:table-cell table:number-columns-repeated="4"/>
        </table:table-row>
        <table:table-row table:style-name="ro19">
          <table:table-cell table:number-columns-repeated="31"/>
          <table:table-cell table:number-columns-repeated="3" office:value-type="string" calcext:value-type="string">
            <text:p><text:s/></text:p>
          </table:table-cell>
          <table:table-cell table:number-columns-repeated="4"/>
        </table:table-row>
        <table:table-row table:style-name="ro19">
          <table:table-cell table:number-columns-repeated="31"/>
          <table:table-cell office:value-type="string" calcext:value-type="string">
            <text:p><text:s/></text:p>
          </table:table-cell>
          <table:table-cell table:number-columns-repeated="6"/>
        </table:table-row>
        <table:table-row table:style-name="ro19">
          <table:table-cell table:number-columns-repeated="31"/>
          <table:table-cell office:value-type="string" calcext:value-type="string">
            <text:p><text:s/></text:p>
          </table:table-cell>
          <table:table-cell table:number-columns-repeated="6"/>
        </table:table-row>
        <table:table-row table:style-name="ro19">
          <table:table-cell table:number-columns-repeated="31"/>
          <table:table-cell office:value-type="string" calcext:value-type="string">
            <text:p><text:s/></text:p>
          </table:table-cell>
          <table:table-cell table:number-columns-repeated="6"/>
        </table:table-row>
        <table:table-row table:style-name="ro19" table:number-rows-repeated="1048546">
          <table:table-cell table:number-columns-repeated="38"/>
        </table:table-row>
        <table:table-row table:style-name="ro19">
          <table:table-cell table:number-columns-repeated="38"/>
        </table:table-row>
        <calcext:conditional-formats>
          <calcext:conditional-format calcext:target-range-address="DecheterieEcopoint.AC2:DecheterieEcopoint.AD17 DecheterieEcopoint.AC18:DecheterieEcopoint.AC21">
            <calcext:condition calcext:apply-style-name="rouge" calcext:value="formula-is(TESTHORAIRES([.AC2])=0)" calcext:base-cell-address="DecheterieEcopoint.AC2"/>
          </calcext:conditional-format>
        </calcext:conditional-formats>
      </table:table>
      <table:table table:name="LeRelais" table:style-name="ta3" table:print="false">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47"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47" table:default-cell-style-name="Default"/>
        <table:table-column table:style-name="co108" table:default-cell-style-name="Default"/>
        <table:table-column table:style-name="co109" table:default-cell-style-name="Default"/>
        <table:table-column table:style-name="co47" table:default-cell-style-name="Default"/>
        <table:table-column table:style-name="co50" table:default-cell-style-name="Default"/>
        <table:table-column table:style-name="co110" table:default-cell-style-name="Default"/>
        <table:table-column table:style-name="co47" table:number-columns-repeated="2" table:default-cell-style-name="Default"/>
        <table:table-column table:style-name="co111" table:default-cell-style-name="Default"/>
        <table:table-column table:style-name="co112" table:number-columns-repeated="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number-columns-repeated="2" table:default-cell-style-name="Default"/>
        <table:table-column table:style-name="co117" table:default-cell-style-name="Default"/>
        <table:table-column table:style-name="co118" table:number-columns-repeated="2" table:default-cell-style-name="Default"/>
        <table:table-column table:style-name="co119" table:default-cell-style-name="Default"/>
        <table:table-column table:style-name="co120" table:default-cell-style-name="Default"/>
        <table:table-column table:style-name="co121" table:default-cell-style-name="Default"/>
        <table:table-column table:style-name="co50"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number-columns-repeated="2"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57" table:default-cell-style-name="Default"/>
        <table:table-column table:style-name="co132" table:default-cell-style-name="Default"/>
        <table:table-column table:style-name="co133" table:default-cell-style-name="Default"/>
        <table:table-column table:style-name="co123" table:default-cell-style-name="Default"/>
        <table:table-column table:style-name="co53" table:number-columns-repeated="4" table:default-cell-style-name="Default"/>
        <table:table-column table:style-name="co134" table:default-cell-style-name="Default"/>
        <table:table-column table:style-name="co135" table:default-cell-style-name="Default"/>
        <table:table-column table:style-name="co122" table:default-cell-style-name="Default"/>
        <table:table-column table:style-name="co136" table:default-cell-style-name="Default"/>
        <table:table-column table:style-name="co137" table:default-cell-style-name="Default"/>
        <table:table-column table:style-name="co136" table:default-cell-style-name="Default"/>
        <table:table-column table:style-name="co138" table:default-cell-style-name="Default"/>
        <table:table-column table:style-name="co139" table:default-cell-style-name="Default"/>
        <table:table-column table:style-name="co135" table:default-cell-style-name="Default"/>
        <table:table-column table:style-name="co140" table:default-cell-style-name="Default"/>
        <table:table-column table:style-name="co141" table:default-cell-style-name="Default"/>
        <table:table-column table:style-name="co131" table:default-cell-style-name="Default"/>
        <table:table-column table:style-name="co46" table:default-cell-style-name="Default"/>
        <table:table-column table:style-name="co142" table:number-columns-repeated="2" table:default-cell-style-name="Default"/>
        <table:table-column table:style-name="co125" table:default-cell-style-name="Default"/>
        <table:table-column table:style-name="co53" table:number-columns-repeated="207" table:default-cell-style-name="Default"/>
        <table:table-column table:style-name="co50" table:number-columns-repeated="749" table:default-cell-style-name="Default"/>
        <table:table-row table:style-name="ro23">
          <table:table-cell table:style-name="ce11" office:value-type="string" calcext:value-type="string" table:number-columns-spanned="8" table:number-rows-spanned="1">
            <text:p>Le Relais</text:p>
          </table:table-cell>
          <table:covered-table-cell table:number-columns-repeated="2" table:style-name="ce11"/>
          <table:covered-table-cell table:number-columns-repeated="5"/>
          <table:table-cell table:number-columns-repeated="30"/>
          <table:table-cell table:style-name="ce9"/>
          <table:table-cell table:number-columns-repeated="984"/>
        </table:table-row>
        <table:table-row table:style-name="ro24">
          <table:table-cell table:style-name="ce38" office:value-type="string" calcext:value-type="string" table:number-columns-spanned="8" table:number-rows-spanned="1">
            <text:p>Ces données sont pris sur le site Internet</text:p>
          </table:table-cell>
          <table:covered-table-cell table:style-name="ce38"/>
          <table:covered-table-cell table:style-name="ce11"/>
          <table:covered-table-cell table:number-columns-repeated="5"/>
          <table:table-cell table:number-columns-repeated="30"/>
          <table:table-cell table:style-name="ce9"/>
          <table:table-cell table:number-columns-repeated="984"/>
        </table:table-row>
        <table:table-row table:style-name="ro18">
          <table:table-cell table:number-columns-repeated="1023"/>
        </table:table-row>
        <table:table-row table:style-name="ro1">
          <table:table-cell table:style-name="ce39" office:value-type="string" calcext:value-type="string">
            <text:p>Code</text:p>
          </table:table-cell>
          <table:table-cell table:style-name="ce43" office:value-type="string" calcext:value-type="string">
            <text:p>Quartier admin</text:p>
          </table:table-cell>
          <table:table-cell table:style-name="ce43" office:value-type="string" calcext:value-type="string">
            <text:p>Nom</text:p>
          </table:table-cell>
          <table:table-cell table:style-name="ce43" office:value-type="string" calcext:value-type="string">
            <text:p>ModeDeCollecte</text:p>
          </table:table-cell>
          <table:table-cell table:style-name="ce43"/>
          <table:table-cell table:style-name="ce43" office:value-type="string" calcext:value-type="string">
            <text:p>Adresse</text:p>
          </table:table-cell>
          <table:table-cell table:style-name="ce43" office:value-type="string" calcext:value-type="string">
            <text:p>Latitude/longitude</text:p>
          </table:table-cell>
          <table:table-cell table:style-name="ce46" office:value-type="string" calcext:value-type="string">
            <text:p>Plage horaire</text:p>
          </table:table-cell>
          <table:table-cell table:style-name="ce46" office:value-type="string" calcext:value-type="string">
            <text:p>conseils</text:p>
          </table:table-cell>
          <table:table-cell table:style-name="ce47" office:value-type="string" calcext:value-type="string">
            <text:p>src</text:p>
          </table:table-cell>
          <table:table-cell table:style-name="ce43" office:value-type="string" calcext:value-type="string">
            <text:p>Type</text:p>
          </table:table-cell>
          <table:table-cell table:style-name="ce45" office:value-type="string" calcext:value-type="string">
            <text:p>description</text:p>
          </table:table-cell>
          <table:table-cell office:value-type="string" calcext:value-type="string">
            <text:p><text:s/></text:p>
          </table:table-cell>
          <table:table-cell table:style-name="ce48"/>
          <table:table-cell/>
          <table:table-cell table:number-columns-repeated="4" table:style-name="ce9" office:value-type="string" calcext:value-type="string">
            <text:p><text:s/></text:p>
          </table:table-cell>
          <table:table-cell table:style-name="ce9" table:number-columns-repeated="21"/>
          <table:table-cell table:number-columns-repeated="983"/>
        </table:table-row>
        <table:table-row table:style-name="ro14">
          <table:table-cell table:style-name="ce40" office:value-type="string" calcext:value-type="string">
            <text:p>sco_lerelais_1</text:p>
          </table:table-cell>
          <table:table-cell table:style-name="ce44" office:value-type="string" calcext:value-type="string">
            <text:p>Dervallieres Zola</text:p>
          </table:table-cell>
          <table:table-cell table:style-name="ce45" office:value-type="string" calcext:value-type="string">
            <text:p>Ecopoint Dervallières</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Jean Marc Nattier 44000 Nantes</text:p>
          </table:table-cell>
          <table:table-cell table:style-name="ce45" office:value-type="string" calcext:value-type="string">
            <text:p>47.225135,-1.591476</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5];[.B5];[.C5];[.D5];[.E5];[.F5];[.G5];[.H5];[.I5];[.J5];[.K5];[.L5])" office:value-type="string" office:string-value="" calcext:value-type="error">
            <text:p>#VALEUR !</text:p>
          </table:table-cell>
          <table:table-cell table:number-columns-repeated="4" table:style-name="ce9" office:value-type="string" calcext:value-type="string">
            <text:p><text:s/></text:p>
          </table:table-cell>
          <table:table-cell table:style-name="ce49"/>
          <table:table-cell table:style-name="ce51" table:number-columns-repeated="14"/>
          <table:table-cell table:style-name="ce9"/>
          <table:table-cell table:style-name="ce21" table:number-columns-repeated="4"/>
          <table:table-cell table:style-name="ce50"/>
          <table:table-cell table:style-name="ce42" table:number-columns-repeated="983"/>
        </table:table-row>
        <table:table-row table:style-name="ro14">
          <table:table-cell table:style-name="ce40" office:value-type="string" calcext:value-type="string">
            <text:p>sco_lerelais_2</text:p>
          </table:table-cell>
          <table:table-cell table:style-name="ce44" office:value-type="string" calcext:value-type="string">
            <text:p>Nantes Erdre</text:p>
          </table:table-cell>
          <table:table-cell table:style-name="ce45" office:value-type="string" calcext:value-type="string">
            <text:p>Ecopoint Beaujoire</text:p>
          </table:table-cell>
          <table:table-cell office:value-type="string" calcext:value-type="string">
            <text:p>smco_conteneurlerelais</text:p>
          </table:table-cell>
          <table:table-cell table:style-name="ce41" office:value-type="string" calcext:value-type="string">
            <text:p><text:s/></text:p>
          </table:table-cell>
          <table:table-cell table:style-name="ce45" office:value-type="string" calcext:value-type="string">
            <text:p>Avenue Gare Saint Joseph 44000 Nantes</text:p>
          </table:table-cell>
          <table:table-cell table:style-name="ce45" office:value-type="string" calcext:value-type="string">
            <text:p>47.254009,-1.522983</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6];[.B6];[.C6];[.D6];[.E6];[.F6];[.G6];[.H6];[.I6];[.J6];[.K6];[.L6])" office:value-type="string" office:string-value="" calcext:value-type="error">
            <text:p>#VALEUR !</text:p>
          </table:table-cell>
          <table:table-cell table:number-columns-repeated="4" table:style-name="ce9" office:value-type="string" calcext:value-type="string">
            <text:p><text:s/></text:p>
          </table:table-cell>
          <table:table-cell table:style-name="ce49"/>
          <table:table-cell table:style-name="ce51" table:number-columns-repeated="14"/>
          <table:table-cell table:style-name="ce9"/>
          <table:table-cell table:style-name="ce21" table:number-columns-repeated="4"/>
          <table:table-cell table:style-name="ce50"/>
          <table:table-cell table:style-name="ce42" table:number-columns-repeated="983"/>
        </table:table-row>
        <table:table-row table:style-name="ro14">
          <table:table-cell table:style-name="ce40" office:value-type="string" calcext:value-type="string">
            <text:p>sco_lerelais_3</text:p>
          </table:table-cell>
          <table:table-cell table:style-name="ce44" office:value-type="string" calcext:value-type="string">
            <text:p>Nantes Erdre</text:p>
          </table:table-cell>
          <table:table-cell table:style-name="ce45" office:value-type="string" calcext:value-type="string">
            <text:p>Ecopoint Chantenay</text:p>
          </table:table-cell>
          <table:table-cell office:value-type="string" calcext:value-type="string">
            <text:p>smco_conteneurlerelais</text:p>
          </table:table-cell>
          <table:table-cell table:style-name="ce41" office:value-type="string" calcext:value-type="string">
            <text:p><text:s/></text:p>
          </table:table-cell>
          <table:table-cell table:style-name="ce45" office:value-type="string" calcext:value-type="string">
            <text:p>Boulevard Maréchal Juin 44000 Nantes</text:p>
          </table:table-cell>
          <table:table-cell table:style-name="ce45" office:value-type="string" calcext:value-type="string">
            <text:p>47.198286,-1.600188</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7];[.B7];[.C7];[.D7];[.E7];[.F7];[.G7];[.H7];[.I7];[.J7];[.K7];[.L7])" office:value-type="string" office:string-value="" calcext:value-type="error">
            <text:p>#VALEUR !</text:p>
          </table:table-cell>
          <table:table-cell table:number-columns-repeated="4" table:style-name="ce9" office:value-type="string" calcext:value-type="string">
            <text:p><text:s/></text:p>
          </table:table-cell>
          <table:table-cell table:style-name="ce49"/>
          <table:table-cell table:style-name="ce51" table:number-columns-repeated="14"/>
          <table:table-cell table:style-name="ce9"/>
          <table:table-cell table:style-name="ce21" table:number-columns-repeated="4"/>
          <table:table-cell table:style-name="ce50"/>
          <table:table-cell table:style-name="ce42" table:number-columns-repeated="983"/>
        </table:table-row>
        <table:table-row table:style-name="ro14">
          <table:table-cell table:style-name="ce40" office:value-type="string" calcext:value-type="string">
            <text:p>sco_lerelais_4</text:p>
          </table:table-cell>
          <table:table-cell table:style-name="ce44"/>
          <table:table-cell table:style-name="ce45" office:value-type="string" calcext:value-type="string">
            <text:p>Sobreda</text:p>
          </table:table-cell>
          <table:table-cell office:value-type="string" calcext:value-type="string">
            <text:p>smco_conteneurlerelais</text:p>
          </table:table-cell>
          <table:table-cell table:style-name="ce41" office:value-type="string" calcext:value-type="string">
            <text:p><text:s/></text:p>
          </table:table-cell>
          <table:table-cell table:style-name="ce45" office:value-type="string" calcext:value-type="string">
            <text:p>Route Nantes 44340 Bouguenais</text:p>
          </table:table-cell>
          <table:table-cell table:style-name="ce45" office:value-type="string" calcext:value-type="string">
            <text:p>47.187356,-1.587713</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8];[.B8];[.C8];[.D8];[.E8];[.F8];[.G8];[.H8];[.I8];[.J8];[.K8];[.L8])" office:value-type="string" office:string-value="" calcext:value-type="error">
            <text:p>#VALEUR !</text:p>
          </table:table-cell>
          <table:table-cell table:number-columns-repeated="4" table:style-name="ce9" office:value-type="string" calcext:value-type="string">
            <text:p><text:s/></text:p>
          </table:table-cell>
          <table:table-cell table:style-name="ce49"/>
          <table:table-cell table:style-name="ce51" table:number-columns-repeated="14"/>
          <table:table-cell table:style-name="ce9"/>
          <table:table-cell table:style-name="ce21" table:number-columns-repeated="4"/>
          <table:table-cell table:style-name="ce50"/>
          <table:table-cell table:style-name="ce42" table:number-columns-repeated="983"/>
        </table:table-row>
        <table:table-row table:style-name="ro14">
          <table:table-cell table:style-name="ce40" office:value-type="string" calcext:value-type="string">
            <text:p>sco_lerelais_5</text:p>
          </table:table-cell>
          <table:table-cell table:style-name="ce44"/>
          <table:table-cell table:style-name="ce45" office:value-type="string" calcext:value-type="string">
            <text:p>Déchèterie</text:p>
          </table:table-cell>
          <table:table-cell office:value-type="string" calcext:value-type="string">
            <text:p>smco_conteneurlerelais</text:p>
          </table:table-cell>
          <table:table-cell table:style-name="ce41" office:value-type="string" calcext:value-type="string">
            <text:p><text:s/></text:p>
          </table:table-cell>
          <table:table-cell table:style-name="ce45" office:value-type="string" calcext:value-type="string">
            <text:p>Rue Ampère 44240 La Chapelle sur Erdre</text:p>
          </table:table-cell>
          <table:table-cell table:style-name="ce45" office:value-type="string" calcext:value-type="string">
            <text:p>47.25851,-1.551393</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9];[.B9];[.C9];[.D9];[.E9];[.F9];[.G9];[.H9];[.I9];[.J9];[.K9];[.L9])" office:value-type="string" office:string-value="" calcext:value-type="error">
            <text:p>#VALEUR !</text:p>
          </table:table-cell>
          <table:table-cell table:number-columns-repeated="4" table:style-name="ce9" office:value-type="string" calcext:value-type="string">
            <text:p><text:s/></text:p>
          </table:table-cell>
          <table:table-cell table:style-name="ce49"/>
          <table:table-cell table:style-name="ce51" table:number-columns-repeated="14"/>
          <table:table-cell table:style-name="ce9"/>
          <table:table-cell table:style-name="ce21" table:number-columns-repeated="4"/>
          <table:table-cell table:style-name="ce50"/>
          <table:table-cell table:style-name="ce42" table:number-columns-repeated="983"/>
        </table:table-row>
        <table:table-row table:style-name="ro14">
          <table:table-cell table:style-name="ce40" office:value-type="string" calcext:value-type="string">
            <text:p>sco_lerelais_6</text:p>
          </table:table-cell>
          <table:table-cell table:style-name="ce44"/>
          <table:table-cell table:style-name="ce45" office:value-type="string" calcext:value-type="string">
            <text:p>Decathlon</text:p>
          </table:table-cell>
          <table:table-cell office:value-type="string" calcext:value-type="string">
            <text:p>smco_conteneurlerelais</text:p>
          </table:table-cell>
          <table:table-cell table:style-name="ce41" office:value-type="string" calcext:value-type="string">
            <text:p><text:s/></text:p>
          </table:table-cell>
          <table:table-cell table:style-name="ce45" office:value-type="string" calcext:value-type="string">
            <text:p>Rue Grands Châtaigniers 44120 Vertou</text:p>
          </table:table-cell>
          <table:table-cell table:style-name="ce45" office:value-type="string" calcext:value-type="string">
            <text:p>47.179522,-1.501329</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10];[.B10];[.C10];[.D10];[.E10];[.F10];[.G10];[.H10];[.I10];[.J10];[.K10];[.L10])" office:value-type="string" office:string-value="" calcext:value-type="error">
            <text:p>#VALEUR !</text:p>
          </table:table-cell>
          <table:table-cell table:number-columns-repeated="4" table:style-name="ce9" office:value-type="string" calcext:value-type="string">
            <text:p><text:s/></text:p>
          </table:table-cell>
          <table:table-cell table:style-name="ce49"/>
          <table:table-cell table:style-name="ce51" table:number-columns-repeated="14"/>
          <table:table-cell table:style-name="ce9"/>
          <table:table-cell table:style-name="ce21" table:number-columns-repeated="4"/>
          <table:table-cell table:style-name="ce50"/>
          <table:table-cell table:style-name="ce42" table:number-columns-repeated="983"/>
        </table:table-row>
        <table:table-row table:style-name="ro14">
          <table:table-cell table:style-name="ce40" office:value-type="string" calcext:value-type="string">
            <text:p>sco_lerelais_7</text:p>
          </table:table-cell>
          <table:table-cell table:style-name="ce45"/>
          <table:table-cell table:style-name="ce41" office:value-type="string" calcext:value-type="string">
            <text:p>Auchan</text:p>
          </table:table-cell>
          <table:table-cell office:value-type="string" calcext:value-type="string">
            <text:p>smco_conteneurlerelais</text:p>
          </table:table-cell>
          <table:table-cell table:style-name="ce41" office:value-type="string" calcext:value-type="string">
            <text:p><text:s/></text:p>
          </table:table-cell>
          <table:table-cell table:style-name="ce45" office:value-type="string" calcext:value-type="string">
            <text:p>Rue Mendès France 44230 Saint Sébastien sur Loire</text:p>
          </table:table-cell>
          <table:table-cell table:style-name="ce45" office:value-type="string" calcext:value-type="string">
            <text:p>47.191739,-1.493016</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11];[.B11];[.C11];[.D11];[.E11];[.F11];[.G11];[.H11];[.I11];[.J11];[.K11];[.L11])" office:value-type="string" office:string-value="" calcext:value-type="error">
            <text:p>#VALEUR !</text:p>
          </table:table-cell>
          <table:table-cell table:number-columns-repeated="4" table:style-name="ce9" office:value-type="string" calcext:value-type="string">
            <text:p><text:s/></text:p>
          </table:table-cell>
          <table:table-cell table:style-name="ce50" table:number-columns-repeated="21"/>
          <table:table-cell table:style-name="ce42" table:number-columns-repeated="983"/>
        </table:table-row>
        <table:table-row table:style-name="ro14">
          <table:table-cell table:style-name="ce40" office:value-type="string" calcext:value-type="string">
            <text:p>sco_lerelais_8</text:p>
          </table:table-cell>
          <table:table-cell table:style-name="ce41"/>
          <table:table-cell table:style-name="ce41" office:value-type="string" calcext:value-type="string">
            <text:p>Déchèterie</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Pyramide 44230 Saint Sébastien sur Loire</text:p>
          </table:table-cell>
          <table:table-cell table:style-name="ce45" office:value-type="string" calcext:value-type="string">
            <text:p>47.199361,-1.483869</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La déchèterie, située rue de la Pyramide, est ouverte tous les jours de la semaine (sauf jours fériés). L'amplitude des heures d'ouverture va de 10h à 18h.</text:p>
          </table:table-cell>
          <table:table-cell office:value-type="string" calcext:value-type="string">
            <text:p><text:s/></text:p>
          </table:table-cell>
          <table:table-cell table:style-name="ce48"/>
          <table:table-cell table:style-name="ce37" table:formula="of:=JSONLERELAIS([.A12];[.B12];[.C12];[.D12];[.E12];[.F12];[.G12];[.H12];[.I12];[.J12];[.K12];[.L12])"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table-cell table:style-name="ce42" table:number-columns-repeated="984"/>
        </table:table-row>
        <table:table-row table:style-name="ro14">
          <table:table-cell table:style-name="ce40" office:value-type="string" calcext:value-type="string">
            <text:p>sco_lerelais_9</text:p>
          </table:table-cell>
          <table:table-cell table:style-name="ce41"/>
          <table:table-cell table:style-name="ce41" office:value-type="string" calcext:value-type="string">
            <text:p>Déchèterie CLÉ</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Vulcain 44000 Nantes</text:p>
          </table:table-cell>
          <table:table-cell table:style-name="ce45" office:value-type="string" calcext:value-type="string">
            <text:p>47.225689,-1.504958</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13];[.B13];[.C13];[.D13];[.E13];[.F13];[.G13];[.H13];[.I13];[.J13];[.K13];[.L13])"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10</text:p>
          </table:table-cell>
          <table:table-cell table:style-name="ce41"/>
          <table:table-cell table:style-name="ce41" office:value-type="string" calcext:value-type="string">
            <text:p>Carrefour</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Boulevard Beaujoire 44000 Nantes</text:p>
          </table:table-cell>
          <table:table-cell table:style-name="ce45" office:value-type="string" calcext:value-type="string">
            <text:p>47.258396,-1.511795</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14];[.B14];[.C14];[.D14];[.E14];[.F14];[.G14];[.H14];[.I14];[.J14];[.K14];[.L14])"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11</text:p>
          </table:table-cell>
          <table:table-cell table:style-name="ce41"/>
          <table:table-cell table:style-name="ce41" office:value-type="string" calcext:value-type="string">
            <text:p>Déchèterie</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L'Ebaupin 44470 Carquefou</text:p>
          </table:table-cell>
          <table:table-cell table:style-name="ce45" office:value-type="string" calcext:value-type="string">
            <text:p>47.29035,-1.4408</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Lundi au dimanche, 10h-18h sauf jours fériés</text:p>
          </table:table-cell>
          <table:table-cell office:value-type="string" calcext:value-type="string">
            <text:p><text:s/></text:p>
          </table:table-cell>
          <table:table-cell table:style-name="ce48"/>
          <table:table-cell table:style-name="ce37" table:formula="of:=JSONLERELAIS([.A15];[.B15];[.C15];[.D15];[.E15];[.F15];[.G15];[.H15];[.I15];[.J15];[.K15];[.L15])"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12</text:p>
          </table:table-cell>
          <table:table-cell table:style-name="ce41"/>
          <table:table-cell table:style-name="ce41" office:value-type="string" calcext:value-type="string">
            <text:p>Déchèterie</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ond point Lacroix, 44470 Mauves-sur-Loire</text:p>
          </table:table-cell>
          <table:table-cell table:style-name="ce45" office:value-type="string" calcext:value-type="string">
            <text:p>47.31266,-1.410673</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l. : +33 6 61 66 42 39 Ouverte Le lundi et le mercredi de 14h à 18h et le samedi de 10h à 18h....</text:p>
          </table:table-cell>
          <table:table-cell office:value-type="string" calcext:value-type="string">
            <text:p><text:s/></text:p>
          </table:table-cell>
          <table:table-cell table:style-name="ce48"/>
          <table:table-cell table:style-name="ce37" table:formula="of:=JSONLERELAIS([.A16];[.B16];[.C16];[.D16];[.E16];[.F16];[.G16];[.H16];[.I16];[.J16];[.K16];[.L16])"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13</text:p>
          </table:table-cell>
          <table:table-cell table:style-name="ce41"/>
          <table:table-cell table:style-name="ce41" office:value-type="string" calcext:value-type="string">
            <text:p>Auchan</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oute Vannes 44800 Saint Herblain</text:p>
          </table:table-cell>
          <table:table-cell table:style-name="ce45" office:value-type="string" calcext:value-type="string">
            <text:p>47.247149,-1.607827</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17];[.B17];[.C17];[.D17];[.E17];[.F17];[.G17];[.H17];[.I17];[.J17];[.K17];[.L17])"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14</text:p>
          </table:table-cell>
          <table:table-cell table:style-name="ce41"/>
          <table:table-cell table:style-name="ce41" office:value-type="string" calcext:value-type="string">
            <text:p>Polyclinique</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Bas Moulin 44800 Saint Herblain</text:p>
          </table:table-cell>
          <table:table-cell table:style-name="ce45" office:value-type="string" calcext:value-type="string">
            <text:p>47.22614,-1.608814</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18];[.B18];[.C18];[.D18];[.E18];[.F18];[.G18];[.H18];[.I18];[.J18];[.K18];[.L18])"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15</text:p>
          </table:table-cell>
          <table:table-cell table:style-name="ce41"/>
          <table:table-cell table:style-name="ce41" office:value-type="string" calcext:value-type="string">
            <text:p>Leclerc Atout-Sud</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Ordronneau 44400 Rezé</text:p>
          </table:table-cell>
          <table:table-cell table:style-name="ce45" office:value-type="string" calcext:value-type="string">
            <text:p>47.193139,-1.574458</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19];[.B19];[.C19];[.D19];[.E19];[.F19];[.G19];[.H19];[.I19];[.J19];[.K19];[.L19])"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16</text:p>
          </table:table-cell>
          <table:table-cell table:style-name="ce41"/>
          <table:table-cell table:style-name="ce41" office:value-type="string" calcext:value-type="string">
            <text:p>Déchèterie</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Panhard 44700 Orvault</text:p>
          </table:table-cell>
          <table:table-cell table:style-name="ce45" office:value-type="string" calcext:value-type="string">
            <text:p>47.257024,-1.633254</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20];[.B20];[.C20];[.D20];[.E20];[.F20];[.G20];[.H20];[.I20];[.J20];[.K20];[.L20])"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17</text:p>
          </table:table-cell>
          <table:table-cell table:style-name="ce41"/>
          <table:table-cell table:style-name="ce41" office:value-type="string" calcext:value-type="string">
            <text:p>Déchèterie</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Avenue Forêt 44860 Saint Aignan de Grandlieu</text:p>
          </table:table-cell>
          <table:table-cell table:style-name="ce45" office:value-type="string" calcext:value-type="string">
            <text:p>47.148488,-1.632353</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21];[.B21];[.C21];[.D21];[.E21];[.F21];[.G21];[.H21];[.I21];[.J21];[.K21];[.L21])"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18</text:p>
          </table:table-cell>
          <table:table-cell table:style-name="ce41"/>
          <table:table-cell table:style-name="ce41" office:value-type="string" calcext:value-type="string">
            <text:p>Jardiland</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Gustavburg 44340 Bouguenais</text:p>
          </table:table-cell>
          <table:table-cell table:style-name="ce45" office:value-type="string" calcext:value-type="string">
            <text:p>47.174902,-1.609906</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22];[.B22];[.C22];[.D22];[.E22];[.F22];[.G22];[.H22];[.I22];[.J22];[.K22];[.L22])"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19</text:p>
          </table:table-cell>
          <table:table-cell table:style-name="ce41"/>
          <table:table-cell table:style-name="ce41" office:value-type="string" calcext:value-type="string">
            <text:p>Lidl</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Allende 44340 Bouguenais</text:p>
          </table:table-cell>
          <table:table-cell table:style-name="ce45" office:value-type="string" calcext:value-type="string">
            <text:p>47.174186,-1.624009</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23];[.B23];[.C23];[.D23];[.E23];[.F23];[.G23];[.H23];[.I23];[.J23];[.K23];[.L23])"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7">
          <table:table-cell table:style-name="ce40" office:value-type="string" calcext:value-type="string">
            <text:p>sco_lerelais_20</text:p>
          </table:table-cell>
          <table:table-cell table:style-name="ce41"/>
          <table:table-cell table:style-name="ce2" office:value-type="string" calcext:value-type="string">
            <text:p>Déchèterie de Tougas </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oute Départementale 107 44800 Saint Herblain</text:p>
          </table:table-cell>
          <table:table-cell table:style-name="ce45" office:value-type="string" calcext:value-type="string">
            <text:p>47.194879,-1.638412</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24];[.B24];[.C24];[.D24];[.E24];[.F24];[.G24];[.H24];[.I24];[.J24];[.K24];[.L24])"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21</text:p>
          </table:table-cell>
          <table:table-cell table:style-name="ce41"/>
          <table:table-cell table:style-name="ce41" office:value-type="string" calcext:value-type="string">
            <text:p>Le Relais Atlantique</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Impasse Bourrelier 44800 Saint Herblain</text:p>
          </table:table-cell>
          <table:table-cell table:style-name="ce45" office:value-type="string" calcext:value-type="string">
            <text:p>47.222149,-1.64214</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25];[.B25];[.C25];[.D25];[.E25];[.F25];[.G25];[.H25];[.I25];[.J25];[.K25];[.L25])"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22</text:p>
          </table:table-cell>
          <table:table-cell table:style-name="ce41"/>
          <table:table-cell table:style-name="ce41" office:value-type="string" calcext:value-type="string">
            <text:p>Capellia</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Chemin Roche Blanche 44240 La Chapelle sur Erdre</text:p>
          </table:table-cell>
          <table:table-cell table:style-name="ce45" office:value-type="string" calcext:value-type="string">
            <text:p>47.279802,-1.557053</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26];[.B26];[.C26];[.D26];[.E26];[.F26];[.G26];[.H26];[.I26];[.J26];[.K26];[.L26])"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23</text:p>
          </table:table-cell>
          <table:table-cell table:style-name="ce41"/>
          <table:table-cell table:style-name="ce41" office:value-type="string" calcext:value-type="string">
            <text:p>Géant</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Ultrecht 44240 La Chapelle sur Erdre</text:p>
          </table:table-cell>
          <table:table-cell table:style-name="ce45" office:value-type="string" calcext:value-type="string">
            <text:p>47.284521,-1.5523</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27];[.B27];[.C27];[.D27];[.E27];[.F27];[.G27];[.H27];[.I27];[.J27];[.K27];[.L27])"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24</text:p>
          </table:table-cell>
          <table:table-cell table:style-name="ce41"/>
          <table:table-cell table:style-name="ce41" office:value-type="string" calcext:value-type="string">
            <text:p>Boulangerie</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20 Rue Louis Blériot, 44980 Sainte-Luce-Sur-Loire</text:p>
          </table:table-cell>
          <table:table-cell table:style-name="ce45" office:value-type="string" calcext:value-type="string">
            <text:p>47.273775,-1.466391</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28];[.B28];[.C28];[.D28];[.E28];[.F28];[.G28];[.H28];[.I28];[.J28];[.K28];[.L28])"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25</text:p>
          </table:table-cell>
          <table:table-cell table:style-name="ce41"/>
          <table:table-cell table:style-name="ce41" office:value-type="string" calcext:value-type="string">
            <text:p>Boulangerie</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Nantes 44470 Thouaré sur Loire</text:p>
          </table:table-cell>
          <table:table-cell table:style-name="ce45" office:value-type="string" calcext:value-type="string">
            <text:p>47.258604,-1.452927</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29];[.B29];[.C29];[.D29];[.E29];[.F29];[.G29];[.H29];[.I29];[.J29];[.K29];[.L29])"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26</text:p>
          </table:table-cell>
          <table:table-cell table:style-name="ce41"/>
          <table:table-cell table:style-name="ce41" office:value-type="string" calcext:value-type="string">
            <text:p>Leclerc Pôle-Sud</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oute Clisson 44115 Basse Goulaine</text:p>
          </table:table-cell>
          <table:table-cell table:style-name="ce45" office:value-type="string" calcext:value-type="string">
            <text:p>47.18501,-1.463962</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30];[.B30];[.C30];[.D30];[.E30];[.F30];[.G30];[.H30];[.I30];[.J30];[.K30];[.L30])"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27</text:p>
          </table:table-cell>
          <table:table-cell table:style-name="ce41"/>
          <table:table-cell table:style-name="ce41" office:value-type="string" calcext:value-type="string">
            <text:p>Chronodrive (arrière)</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Atlantique 44115 Basse Goulaine</text:p>
          </table:table-cell>
          <table:table-cell table:style-name="ce45" office:value-type="string" calcext:value-type="string">
            <text:p>47.18692,-1.46144</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31];[.B31];[.C31];[.D31];[.E31];[.F31];[.G31];[.H31];[.I31];[.J31];[.K31];[.L31])"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0" office:value-type="string" calcext:value-type="string">
            <text:p>sco_lerelais_28</text:p>
          </table:table-cell>
          <table:table-cell table:style-name="ce41"/>
          <table:table-cell table:style-name="ce41" office:value-type="string" calcext:value-type="string">
            <text:p>Déchèterie</text:p>
          </table:table-cell>
          <table:table-cell office:value-type="string" calcext:value-type="string">
            <text:p>smco_conteneurlerelais</text:p>
          </table:table-cell>
          <table:table-cell table:style-name="ce41" office:value-type="string" calcext:value-type="string">
            <text:p><text:s/></text:p>
          </table:table-cell>
          <table:table-cell table:style-name="ce41" office:value-type="string" calcext:value-type="string">
            <text:p>Rue Legendre 44400 Rezé</text:p>
          </table:table-cell>
          <table:table-cell table:style-name="ce45" office:value-type="string" calcext:value-type="string">
            <text:p>47.158541,-1.533561</text:p>
          </table:table-cell>
          <table:table-cell table:style-name="ce45"/>
          <table:table-cell table:style-name="ce41" office:value-type="string" calcext:value-type="string">
            <text:p>cons_lerelais</text:p>
          </table:table-cell>
          <table:table-cell table:style-name="ce41"/>
          <table:table-cell table:style-name="ce41" office:value-type="string" calcext:value-type="string">
            <text:p>Conteneur Le Relais</text:p>
          </table:table-cell>
          <table:table-cell table:style-name="ce41" office:value-type="string" calcext:value-type="string">
            <text:p><text:s/></text:p>
          </table:table-cell>
          <table:table-cell office:value-type="string" calcext:value-type="string">
            <text:p><text:s/></text:p>
          </table:table-cell>
          <table:table-cell table:style-name="ce48"/>
          <table:table-cell table:style-name="ce37" table:formula="of:=JSONLERELAIS([.A32];[.B32];[.C32];[.D32];[.E32];[.F32];[.G32];[.H32];[.I32];[.J32];[.K32];[.L32])" office:value-type="string" office:string-value="" calcext:value-type="error">
            <text:p>#VALEUR !</text:p>
          </table:table-cell>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1" table:number-columns-repeated="5"/>
          <table:table-cell table:style-name="ce45"/>
          <table:table-cell table:style-name="ce41"/>
          <table:table-cell table:style-name="ce45"/>
          <table:table-cell table:number-columns-repeated="4" table:style-name="ce41" office:value-type="string" calcext:value-type="string">
            <text:p><text:s/></text:p>
          </table:table-cell>
          <table:table-cell office:value-type="string" calcext:value-type="string">
            <text:p><text:s/></text:p>
          </table:table-cell>
          <table:table-cell table:style-name="ce48"/>
          <table:table-cell table:style-name="ce42"/>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2" table:number-columns-repeated="5"/>
          <table:table-cell/>
          <table:table-cell table:style-name="ce42" table:number-columns-repeated="6"/>
          <table:table-cell office:value-type="string" calcext:value-type="string">
            <text:p><text:s/></text:p>
          </table:table-cell>
          <table:table-cell table:style-name="ce48"/>
          <table:table-cell table:style-name="ce42"/>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2" table:number-columns-repeated="12"/>
          <table:table-cell office:value-type="string" calcext:value-type="string">
            <text:p><text:s/></text:p>
          </table:table-cell>
          <table:table-cell table:style-name="ce48"/>
          <table:table-cell table:style-name="ce42"/>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2" table:number-columns-repeated="12"/>
          <table:table-cell office:value-type="string" calcext:value-type="string">
            <text:p><text:s/></text:p>
          </table:table-cell>
          <table:table-cell table:style-name="ce48" office:value-type="string" calcext:value-type="string">
            <text:p><text:s/></text:p>
          </table:table-cell>
          <table:table-cell table:style-name="ce42"/>
          <table:table-cell table:number-columns-repeated="4" table:style-name="ce9" office:value-type="string" calcext:value-type="string">
            <text:p><text:s/></text:p>
          </table:table-cell>
          <table:table-cell table:style-name="ce42" table:number-columns-repeated="19"/>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Nantes</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Déchèterie de : Nantes <text:s/>rue Vulcain, 44300 Nantes Tel. : +33 2 40 49 43 20 Ouvert du lundi au samedi de 10h à 17h45 et le dimanche de 8h30 à 11h45. Fermée les jours fériés</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12"/>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La Beaujoire</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écopoint de : La Beaujoire <text:s/>29, rue de la Gare de Saint-Joseph, 44000 Nantes Tel. : +33 2 40 49 62 67 Du mardi au samedi de 10h à 17h15. Fermé les jours fériés</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12"/>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Chantenay</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écopoint de : Chantenay <text:s/>42, bd du Maréchal Alphonse Juin, 44000 NANTES Tel. : +33 2 40 46 61 05 Ouvert du mardi au samedi de 10h à 17h15. Fermé les jours fériés</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12"/>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Dervallières</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écopoint de : Dervallières <text:s/>Rue Jean-Marc Nattier, 44000 Nantes Tel. : +33 2 40 43 36 69 Ouvert du mardi au samedi de 10h à 17h15 Fermé les jours fériés</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12"/>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Viarme</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3"/>
          <table:table-cell table:style-name="ce42" office:value-type="string" calcext:value-type="string">
            <text:p>CONSTQuartierNantes</text:p>
          </table:table-cell>
          <table:table-cell table:style-name="ce42"/>
          <table:table-cell table:style-name="ce42" office:value-type="string" calcext:value-type="string">
            <text:p>écopoint de : Viarme <text:s/>Rue du Bourget, 44000 Nantes Tel. : +33 2 51 82 31 47 Ouvert du lundi au samedi de 10h à 17:45 et le dimanche de 8h30 à 11h45. Fermé les jours fériés.</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12"/>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Carquefou</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Déchèterie de : Carquefou <text:s/>Lieu-dit L'Ebaupin, accès RD 209, 44470 Carquefou Tel. : +33 2 40 93 76 71 Ouverte 7/7j de 10h à 18h. Fermée les jours fériés</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12"/>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style-name="ce42" table:number-columns-repeated="5"/>
          <table:table-cell table:style-name="ce42" office:value-type="string" calcext:value-type="string">
            <text:p>La Chapelle-sur-Erdre</text:p>
          </table:table-cell>
          <table:table-cell table:style-name="ce42" table:number-columns-repeated="6"/>
          <table:table-cell office:value-type="string" calcext:value-type="string">
            <text:p><text:s/></text:p>
          </table:table-cell>
          <table:table-cell table:style-name="ce48" office:value-type="string" calcext:value-type="string">
            <text:p><text:s/></text:p>
          </table:table-cell>
          <table:table-cell table:style-name="ce42" table:number-columns-repeated="24"/>
          <table:table-cell table:style-name="ce50"/>
          <table:table-cell table:style-name="ce42" table:number-columns-repeated="984"/>
        </table:table-row>
        <table:table-row table:style-name="ro14">
          <table:table-cell table:number-columns-repeated="5"/>
          <table:table-cell office:value-type="string" calcext:value-type="string">
            <text:p>Déchèterie de : La Chapelle-sur-Erdre <text:s/>Rue Ampère, 44240 La Chapelle-sur-Erdre Tel. : +33 2 40 37 72 21 Ouverte 7/7j de 10h à 18h. Fermée les jours fériés</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La Montagne</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Déchèterie de : La Montagne <text:s/>Chemin du Pérou, 44620 La Montagne Tel. : +33 2 40 32 94 23 Ouverte 7/7j de 10h à 18h. Fermée les jours fériés.</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Orvault</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Déchèterie de : Orvault <text:s/>Rue René Panhard, Site de l'espérance, 44700 Orvault Tel. : +33 2 40 63 06 76 Ouverte 7/7j. de 10h à 18h. Fermée les jours fériés</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Rezé</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Déchèterie de : Rezé <text:s/>Rue Pierre Legendre, 44400 Rezé Tel. : +33 2 51 70 24 04 Ouverte 7/7j. de 10h à 18h. Fermée les jours fériés :)°</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Saint-Aignan-de-Grand-Lieu</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Déchèterie de : Saint-Aignan-de-Grand-Lieu <text:s/>Avenue de la Forêt, 44860 Saint-Aignan-de-Grand-Lieu Tel. : +33 6 84 58 50 20 Ouverte du lundi au Samedi (sauf jeudi) de 10h à 18...</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Saint-Herblain</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Déchèterie de : Saint-Herblain <text:s/>151 quai Emile Cormerais, Rd-pt du Plessis Bouchet, 44800 Saint-Herblain Tel. : +33 2 51 80 90 27 Ouverte 7/7j. de 10h à 17h45. Fermée les jo...</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Saint-Jean-de-Boiseau</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Déchèterie de : Saint-Jean-de-Boiseau <text:s/>Rue de la Poterie, 44640 Saint-Jean-de-Boiseau Tel. : +33 2 40 32 94 22 Ouverte 7/7j de 10h à 18h. Fermée les jours fériés</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Saint-Sébastien-sur-Loire</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Déchèterie de : Saint-Sébastien-sur-Loire <text:s/>Rue de la Pyramide, 44230 Saint-Sébastien-sur-Loire Tel. : +33 2 40 03 08 33 Ouverte 7/7j de 9h à 19h. Fermée les jours fériés</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Vertou</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Déchèterie de : Vertou <text:s/>La Foresterie, 44120 Vertou Tel. : +33 2 40 34 43 74 Ouverte 7/7j. de 10 à 18h. Fermée les jours fériés</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Mauves-sur-Loire</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5"/>
          <table:table-cell office:value-type="string" calcext:value-type="string">
            <text:p>Déchèterie de : Mauves-sur-Loire <text:s/>Rond point Lacroix, 44470 Mauves-sur-Loire Tel. : +33 6 61 66 42 39 Ouverte Le lundi et le mercredi de 14h à 18h et le samedi de 10h à 18h....</text:p>
          </table:table-cell>
          <table:table-cell table:number-columns-repeated="6"/>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table-cell table:number-columns-repeated="12"/>
          <table:table-cell office:value-type="string" calcext:value-type="string">
            <text:p><text:s/></text:p>
          </table:table-cell>
          <table:table-cell table:style-name="ce48" office:value-type="string" calcext:value-type="string">
            <text:p><text:s/></text:p>
          </table:table-cell>
          <table:table-cell table:number-columns-repeated="24"/>
          <table:table-cell table:style-name="ce9"/>
          <table:table-cell table:number-columns-repeated="984"/>
        </table:table-row>
        <table:table-row table:style-name="ro14" table:number-rows-repeated="65446">
          <table:table-cell table:number-columns-repeated="38"/>
          <table:table-cell table:style-name="ce9"/>
          <table:table-cell table:number-columns-repeated="984"/>
        </table:table-row>
        <table:table-row table:style-name="ro14" table:number-rows-repeated="983039">
          <table:table-cell table:number-columns-repeated="1023"/>
        </table:table-row>
        <table:table-row table:style-name="ro14">
          <table:table-cell table:number-columns-repeated="1023"/>
        </table:table-row>
      </table:table>
      <table:table table:name="Encombrants" table:style-name="ta3" table:print="false">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50"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number-columns-repeated="2" table:default-cell-style-name="Default"/>
        <table:table-column table:style-name="co156" table:default-cell-style-name="Default"/>
        <table:table-column table:style-name="co47" table:number-columns-repeated="2" table:default-cell-style-name="Default"/>
        <table:table-column table:style-name="co111" table:number-columns-repeated="2" table:default-cell-style-name="Default"/>
        <table:table-column table:style-name="co112" table:default-cell-style-name="Default"/>
        <table:table-column table:style-name="co157"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number-columns-repeated="2" table:default-cell-style-name="Default"/>
        <table:table-column table:style-name="co117" table:default-cell-style-name="Default"/>
        <table:table-column table:style-name="co118" table:number-columns-repeated="2" table:default-cell-style-name="Default"/>
        <table:table-column table:style-name="co119" table:default-cell-style-name="Default"/>
        <table:table-column table:style-name="co120" table:default-cell-style-name="Default"/>
        <table:table-column table:style-name="co121" table:default-cell-style-name="Default"/>
        <table:table-column table:style-name="co50"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number-columns-repeated="2"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57" table:default-cell-style-name="Default"/>
        <table:table-column table:style-name="co132" table:default-cell-style-name="Default"/>
        <table:table-column table:style-name="co133" table:default-cell-style-name="Default"/>
        <table:table-column table:style-name="co123" table:default-cell-style-name="Default"/>
        <table:table-column table:style-name="co53" table:number-columns-repeated="4" table:default-cell-style-name="Default"/>
        <table:table-column table:style-name="co134" table:default-cell-style-name="Default"/>
        <table:table-column table:style-name="co135" table:default-cell-style-name="Default"/>
        <table:table-column table:style-name="co122" table:default-cell-style-name="Default"/>
        <table:table-column table:style-name="co136" table:default-cell-style-name="Default"/>
        <table:table-column table:style-name="co137" table:default-cell-style-name="Default"/>
        <table:table-column table:style-name="co136" table:default-cell-style-name="Default"/>
        <table:table-column table:style-name="co138" table:default-cell-style-name="Default"/>
        <table:table-column table:style-name="co139" table:default-cell-style-name="Default"/>
        <table:table-column table:style-name="co135" table:default-cell-style-name="Default"/>
        <table:table-column table:style-name="co140" table:default-cell-style-name="Default"/>
        <table:table-column table:style-name="co141" table:default-cell-style-name="Default"/>
        <table:table-column table:style-name="co131" table:default-cell-style-name="Default"/>
        <table:table-column table:style-name="co46" table:default-cell-style-name="Default"/>
        <table:table-column table:style-name="co142" table:number-columns-repeated="2" table:default-cell-style-name="Default"/>
        <table:table-column table:style-name="co125" table:default-cell-style-name="Default"/>
        <table:table-column table:style-name="co53" table:number-columns-repeated="207" table:default-cell-style-name="Default"/>
        <table:table-column table:style-name="co50" table:number-columns-repeated="748" table:default-cell-style-name="Default"/>
        <table:table-row table:style-name="ro23">
          <table:table-cell table:style-name="ce11" office:value-type="string" calcext:value-type="string" table:number-columns-spanned="8" table:number-rows-spanned="1">
            <text:p>Encombrants</text:p>
          </table:table-cell>
          <table:covered-table-cell table:number-columns-repeated="2" table:style-name="ce11"/>
          <table:covered-table-cell table:number-columns-repeated="5"/>
          <table:table-cell table:number-columns-repeated="32"/>
          <table:table-cell table:style-name="ce9"/>
          <table:table-cell table:number-columns-repeated="983"/>
        </table:table-row>
        <table:table-row table:style-name="ro24">
          <table:table-cell office:value-type="string" calcext:value-type="string">
            <text:p>Infos reprises de la carte Google Maps publiée par Nantes Métropôle</text:p>
          </table:table-cell>
          <table:table-cell table:style-name="ce38"/>
          <table:table-cell table:style-name="ce11"/>
          <table:table-cell table:number-columns-repeated="11"/>
          <table:table-cell office:value-type="string" calcext:value-type="string">
            <text:p><text:s/></text:p>
          </table:table-cell>
          <table:table-cell table:number-columns-repeated="25"/>
          <table:table-cell table:style-name="ce9"/>
          <table:table-cell table:number-columns-repeated="983"/>
        </table:table-row>
        <table:table-row table:style-name="ro18">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
          <table:table-cell table:style-name="ce52" office:value-type="string" calcext:value-type="string">
            <text:p>Code</text:p>
          </table:table-cell>
          <table:table-cell table:style-name="ce53" office:value-type="string" calcext:value-type="string">
            <text:p>Nom</text:p>
          </table:table-cell>
          <table:table-cell table:style-name="ce53" office:value-type="string" calcext:value-type="string">
            <text:p>Quartier</text:p>
          </table:table-cell>
          <table:table-cell table:style-name="ce53" office:value-type="string" calcext:value-type="string">
            <text:p>ModeDeCollecte</text:p>
          </table:table-cell>
          <table:table-cell table:style-name="ce53" office:value-type="string" calcext:value-type="string">
            <text:p>Type</text:p>
          </table:table-cell>
          <table:table-cell table:style-name="ce53" office:value-type="string" calcext:value-type="string">
            <text:p>Adresse</text:p>
          </table:table-cell>
          <table:table-cell table:style-name="ce53" office:value-type="string" calcext:value-type="string">
            <text:p>Latitude/longitude</text:p>
          </table:table-cell>
          <table:table-cell table:style-name="ce54" office:value-type="string" calcext:value-type="string">
            <text:p>Plage horaire</text:p>
          </table:table-cell>
          <table:table-cell table:style-name="ce54" office:value-type="string" calcext:value-type="string">
            <text:p>conseils</text:p>
          </table:table-cell>
          <table:table-cell table:style-name="ce55" office:value-type="string" calcext:value-type="string">
            <text:p>src</text:p>
          </table:table-cell>
          <table:table-cell table:style-name="ce56" office:value-type="string" calcext:value-type="string">
            <text:p>type</text:p>
          </table:table-cell>
          <table:table-cell table:style-name="ce56" office:value-type="string" calcext:value-type="string">
            <text:p>description</text:p>
          </table:table-cell>
          <table:table-cell office:value-type="string" calcext:value-type="string">
            <text:p>libelle</text:p>
          </table:table-cell>
          <table:table-cell table:number-columns-repeated="27"/>
          <table:table-cell table:style-name="ce9"/>
          <table:table-cell table:number-columns-repeated="983"/>
        </table:table-row>
        <table:table-row table:style-name="ro1">
          <table:table-cell table:style-name="ce52"/>
          <table:table-cell table:style-name="ce53"/>
          <table:table-cell table:style-name="ce53" office:value-type="string" calcext:value-type="string">
            <text:p>Saint-Aignan de Grand Lieu</text:p>
          </table:table-cell>
          <table:table-cell office:value-type="string" calcext:value-type="string">
            <text:p>modco_encombrants</text:p>
          </table:table-cell>
          <table:table-cell table:style-name="ce53" office:value-type="string" calcext:value-type="string">
            <text:p>Collecte encombrants</text:p>
          </table:table-cell>
          <table:table-cell table:style-name="ce53" table:number-columns-repeated="2"/>
          <table:table-cell table:style-name="ce54" table:number-columns-repeated="2"/>
          <table:table-cell table:style-name="ce55" office:value-type="string" calcext:value-type="string">
            <text:p>À PARTIR DU 13 SEPTEMBRE 2010</text:p>
          </table:table-cell>
          <table:table-cell table:style-name="ce56"/>
          <table:table-cell table:style-name="ce56" office:value-type="string" calcext:value-type="string">
            <text:p>LES COLLECTES ONT LIEU DE 6H À 21H</text:p>
            <text:p>Présentez votre bac avant 6h ou la veille</text:p>
            <text:p>• SI LE JOUR FÉRIÉ EST UN JEUDI, </text:p>
            <text:p>la collecte a lieu le mercredi précédent</text:p>
          </table:table-cell>
          <table:table-cell office:value-type="string" calcext:value-type="string">
            <text:p>Vertou</text:p>
          </table:table-cell>
          <table:table-cell table:number-columns-repeated="27"/>
          <table:table-cell table:style-name="ce9"/>
          <table:table-cell table:number-columns-repeated="983"/>
        </table:table-row>
        <table:table-row table:style-name="ro25">
          <table:table-cell table:style-name="ce52"/>
          <table:table-cell table:style-name="ce53" table:number-columns-repeated="6"/>
          <table:table-cell table:style-name="ce54" table:number-columns-repeated="2"/>
          <table:table-cell table:style-name="ce55" office:value-type="string" calcext:value-type="string">
            <text:p>Memo-st-aignan-de-grand-lieu</text:p>
          </table:table-cell>
          <table:table-cell table:style-name="ce56"/>
          <table:table-cell table:style-name="ce57" office:value-type="string" calcext:value-type="string">
            <text:p><text:span text:style-name="T2">À PARTIR DU 13 SEPTEMBRE 2010</text:span></text:p>
            <text:p>Collecte des ordures ménagères et des déchets recyclables</text:p>
            <text:p>LE VENDREDI LES COLLECTES ONT LIEU DE 6H À 21H</text:p>
            <text:p>Présentez votre bac avant 6h ou la veille</text:p>
            <text:p>• SI LE JOUR FÉRIÉ EST UN VENDREDI,</text:p>
            <text:p>la collecte a lieu le jeudi</text:p>
          </table:table-cell>
          <table:table-cell table:number-columns-repeated="28"/>
          <table:table-cell table:style-name="ce9"/>
          <table:table-cell table:number-columns-repeated="983"/>
        </table:table-row>
        <table:table-row table:style-name="ro1" table:number-rows-repeated="29">
          <table:table-cell table:style-name="ce52"/>
          <table:table-cell table:style-name="ce53" table:number-columns-repeated="6"/>
          <table:table-cell table:style-name="ce54" table:number-columns-repeated="2"/>
          <table:table-cell table:style-name="ce55"/>
          <table:table-cell table:style-name="ce56" table:number-columns-repeated="2"/>
          <table:table-cell table:number-columns-repeated="28"/>
          <table:table-cell table:style-name="ce9"/>
          <table:table-cell table:number-columns-repeated="983"/>
        </table:table-row>
        <table:table-row table:style-name="ro1">
          <table:table-cell table:style-name="ce52" office:value-type="string" calcext:value-type="string">
            <text:p>stco_er_1</text:p>
          </table:table-cell>
          <table:table-cell office:value-type="string" calcext:value-type="string">
            <text:p>Collecte encombrants en habitat vertical - Quartier Port Boyer</text:p>
          </table:table-cell>
          <table:table-cell/>
          <table:table-cell office:value-type="string" calcext:value-type="string">
            <text:p>modco_encombrants_resume</text:p>
          </table:table-cell>
          <table:table-cell table:style-name="ce53" office:value-type="string" calcext:value-type="string">
            <text:p>Collecte encombrants</text:p>
          </table:table-cell>
          <table:table-cell table:style-name="ce53" table:number-columns-repeated="2"/>
          <table:table-cell table:style-name="ce54" table:number-columns-repeated="2"/>
          <table:table-cell office:value-type="string" calcext:value-type="string">
            <text:p>Infos reprises de la carte Google Maps publiée par Nantes Métropôle</text:p>
          </table:table-cell>
          <table:table-cell table:style-name="ce56"/>
          <table:table-cell office:value-type="string" calcext:value-type="string">
            <text:p>tous les mercredis matins, tous les mercredis après-midis</text:p>
          </table:table-cell>
          <table:table-cell/>
          <table:table-cell table:style-name="ce37" table:formula="of:=JSONENCOMBRANT([.A36];[.B36];[.C36];[.D36];[.E36];[.F36];[.G36];[.H36];[.I36];[.J36];[.K36];[.L3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
          <table:table-cell table:style-name="ce52" office:value-type="string" calcext:value-type="string">
            <text:p>stco_er_2</text:p>
          </table:table-cell>
          <table:table-cell office:value-type="string" calcext:value-type="string">
            <text:p>Collecte encombrants en habitat vertical - Quartier Bellevue</text:p>
          </table:table-cell>
          <table:table-cell/>
          <table:table-cell office:value-type="string" calcext:value-type="string">
            <text:p>modco_encombrants_resume</text:p>
          </table:table-cell>
          <table:table-cell table:style-name="ce53" office:value-type="string" calcext:value-type="string">
            <text:p>Collecte encombrants</text:p>
          </table:table-cell>
          <table:table-cell table:style-name="ce53" table:number-columns-repeated="2"/>
          <table:table-cell table:style-name="ce54" table:number-columns-repeated="2"/>
          <table:table-cell office:value-type="string" calcext:value-type="string">
            <text:p>Infos reprises de la carte Google Maps publiée par Nantes Métropôle</text:p>
          </table:table-cell>
          <table:table-cell table:style-name="ce56"/>
          <table:table-cell office:value-type="string" calcext:value-type="string">
            <text:p>les 1er et 3ème jeudis matins</text:p>
          </table:table-cell>
          <table:table-cell/>
          <table:table-cell table:style-name="ce37" table:formula="of:=JSONENCOMBRANT([.A37];[.B37];[.C37];[.D37];[.E37];[.F37];[.G37];[.H37];[.I37];[.J37];[.K37];[.L3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
          <table:table-cell table:style-name="ce52" office:value-type="string" calcext:value-type="string">
            <text:p>stco_er_3</text:p>
          </table:table-cell>
          <table:table-cell office:value-type="string" calcext:value-type="string">
            <text:p>Collecte encombrants en habitat vertical - Quartier Bottière</text:p>
          </table:table-cell>
          <table:table-cell/>
          <table:table-cell office:value-type="string" calcext:value-type="string">
            <text:p>modco_encombrants_resume</text:p>
          </table:table-cell>
          <table:table-cell table:style-name="ce53" office:value-type="string" calcext:value-type="string">
            <text:p>Collecte encombrants</text:p>
          </table:table-cell>
          <table:table-cell table:style-name="ce53" table:number-columns-repeated="2"/>
          <table:table-cell table:style-name="ce54" table:number-columns-repeated="2"/>
          <table:table-cell office:value-type="string" calcext:value-type="string">
            <text:p>Infos reprises de la carte Google Maps publiée par Nantes Métropôle</text:p>
          </table:table-cell>
          <table:table-cell table:style-name="ce56"/>
          <table:table-cell office:value-type="string" calcext:value-type="string">
            <text:p>tous les jeudis matins, tous les jeudis après-midis</text:p>
          </table:table-cell>
          <table:table-cell/>
          <table:table-cell table:style-name="ce37" table:formula="of:=JSONENCOMBRANT([.A38];[.B38];[.C38];[.D38];[.E38];[.F38];[.G38];[.H38];[.I38];[.J38];[.K38];[.L3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
          <table:table-cell table:style-name="ce52" office:value-type="string" calcext:value-type="string">
            <text:p>stco_er_4</text:p>
          </table:table-cell>
          <table:table-cell office:value-type="string" calcext:value-type="string">
            <text:p>Collecte encombrants en habitat vertical - Quartier Breil</text:p>
          </table:table-cell>
          <table:table-cell/>
          <table:table-cell office:value-type="string" calcext:value-type="string">
            <text:p>modco_encombrants_resume</text:p>
          </table:table-cell>
          <table:table-cell table:style-name="ce53" office:value-type="string" calcext:value-type="string">
            <text:p>Collecte encombrants</text:p>
          </table:table-cell>
          <table:table-cell table:style-name="ce53" table:number-columns-repeated="2"/>
          <table:table-cell table:style-name="ce54" table:number-columns-repeated="2"/>
          <table:table-cell office:value-type="string" calcext:value-type="string">
            <text:p>Infos reprises de la carte Google Maps publiée par Nantes Métropôle</text:p>
          </table:table-cell>
          <table:table-cell table:style-name="ce56"/>
          <table:table-cell office:value-type="string" calcext:value-type="string">
            <text:p>tous les mardis matins, tous les mardis après-midis, tous les mercredis après-midis</text:p>
          </table:table-cell>
          <table:table-cell/>
          <table:table-cell table:style-name="ce37" table:formula="of:=JSONENCOMBRANT([.A39];[.B39];[.C39];[.D39];[.E39];[.F39];[.G39];[.H39];[.I39];[.J39];[.K39];[.L3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
          <table:table-cell table:style-name="ce52" office:value-type="string" calcext:value-type="string">
            <text:p>stco_er_5</text:p>
          </table:table-cell>
          <table:table-cell office:value-type="string" calcext:value-type="string">
            <text:p>Collecte encombrants en habitat vertical - Quartier Clos Toreau</text:p>
          </table:table-cell>
          <table:table-cell/>
          <table:table-cell office:value-type="string" calcext:value-type="string">
            <text:p>modco_encombrants_resume</text:p>
          </table:table-cell>
          <table:table-cell table:style-name="ce53" office:value-type="string" calcext:value-type="string">
            <text:p>Collecte encombrants</text:p>
          </table:table-cell>
          <table:table-cell table:style-name="ce53" table:number-columns-repeated="2"/>
          <table:table-cell table:style-name="ce54" table:number-columns-repeated="2"/>
          <table:table-cell office:value-type="string" calcext:value-type="string">
            <text:p>Infos reprises de la carte Google Maps publiée par Nantes Métropôle</text:p>
          </table:table-cell>
          <table:table-cell table:style-name="ce56"/>
          <table:table-cell office:value-type="string" calcext:value-type="string">
            <text:p>tous les lundis matins</text:p>
          </table:table-cell>
          <table:table-cell/>
          <table:table-cell table:style-name="ce37" table:formula="of:=JSONENCOMBRANT([.A40];[.B40];[.C40];[.D40];[.E40];[.F40];[.G40];[.H40];[.I40];[.J40];[.K40];[.L4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
          <table:table-cell table:style-name="ce52" office:value-type="string" calcext:value-type="string">
            <text:p>stco_er_6</text:p>
          </table:table-cell>
          <table:table-cell office:value-type="string" calcext:value-type="string">
            <text:p>Collecte encombrants en habitat vertical - Quartier Dervallières</text:p>
          </table:table-cell>
          <table:table-cell/>
          <table:table-cell office:value-type="string" calcext:value-type="string">
            <text:p>modco_encombrants_resume</text:p>
          </table:table-cell>
          <table:table-cell table:style-name="ce53" office:value-type="string" calcext:value-type="string">
            <text:p>Collecte encombrants</text:p>
          </table:table-cell>
          <table:table-cell table:style-name="ce53" table:number-columns-repeated="2"/>
          <table:table-cell table:style-name="ce54" table:number-columns-repeated="2"/>
          <table:table-cell office:value-type="string" calcext:value-type="string">
            <text:p>Infos reprises de la carte Google Maps publiée par Nantes Métropôle</text:p>
          </table:table-cell>
          <table:table-cell table:style-name="ce56"/>
          <table:table-cell office:value-type="string" calcext:value-type="string">
            <text:p>tous les mardis matins, tous les mardis après-midis, tous les vendredis après-midis, tous les vendredis matins</text:p>
          </table:table-cell>
          <table:table-cell/>
          <table:table-cell table:style-name="ce37" table:formula="of:=JSONENCOMBRANT([.A41];[.B41];[.C41];[.D41];[.E41];[.F41];[.G41];[.H41];[.I41];[.J41];[.K41];[.L4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
          <table:table-cell table:style-name="ce52" office:value-type="string" calcext:value-type="string">
            <text:p>stco_er_7</text:p>
          </table:table-cell>
          <table:table-cell office:value-type="string" calcext:value-type="string">
            <text:p>Collecte encombrants en habitat vertical - Quartier Halvèque</text:p>
          </table:table-cell>
          <table:table-cell/>
          <table:table-cell office:value-type="string" calcext:value-type="string">
            <text:p>modco_encombrants_resume</text:p>
          </table:table-cell>
          <table:table-cell table:style-name="ce53" office:value-type="string" calcext:value-type="string">
            <text:p>Collecte encombrants</text:p>
          </table:table-cell>
          <table:table-cell table:style-name="ce53" table:number-columns-repeated="2"/>
          <table:table-cell table:style-name="ce54" table:number-columns-repeated="2"/>
          <table:table-cell office:value-type="string" calcext:value-type="string">
            <text:p>Infos reprises de la carte Google Maps publiée par Nantes Métropôle</text:p>
          </table:table-cell>
          <table:table-cell table:style-name="ce56"/>
          <table:table-cell office:value-type="string" calcext:value-type="string">
            <text:p>tous les jeudis après-midis, tous les jeudis matins</text:p>
          </table:table-cell>
          <table:table-cell/>
          <table:table-cell table:style-name="ce37" table:formula="of:=JSONENCOMBRANT([.A42];[.B42];[.C42];[.D42];[.E42];[.F42];[.G42];[.H42];[.I42];[.J42];[.K42];[.L4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
          <table:table-cell table:style-name="ce52" office:value-type="string" calcext:value-type="string">
            <text:p>stco_er_8</text:p>
          </table:table-cell>
          <table:table-cell office:value-type="string" calcext:value-type="string">
            <text:p>Collecte encombrants en habitat vertical - Quartier Malakoff </text:p>
          </table:table-cell>
          <table:table-cell/>
          <table:table-cell office:value-type="string" calcext:value-type="string">
            <text:p>modco_encombrants_resume</text:p>
          </table:table-cell>
          <table:table-cell table:style-name="ce53" office:value-type="string" calcext:value-type="string">
            <text:p>Collecte encombrants</text:p>
          </table:table-cell>
          <table:table-cell table:style-name="ce53" table:number-columns-repeated="2"/>
          <table:table-cell table:style-name="ce54" table:number-columns-repeated="2"/>
          <table:table-cell office:value-type="string" calcext:value-type="string">
            <text:p>Infos reprises de la carte Google Maps publiée par Nantes Métropôle</text:p>
          </table:table-cell>
          <table:table-cell table:style-name="ce56"/>
          <table:table-cell office:value-type="string" calcext:value-type="string">
            <text:p>tous les jeudis après-midis</text:p>
          </table:table-cell>
          <table:table-cell/>
          <table:table-cell table:style-name="ce37" table:formula="of:=JSONENCOMBRANT([.A43];[.B43];[.C43];[.D43];[.E43];[.F43];[.G43];[.H43];[.I43];[.J43];[.K43];[.L4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
          <table:table-cell table:style-name="ce52" office:value-type="string" calcext:value-type="string">
            <text:p>stco_er_9</text:p>
          </table:table-cell>
          <table:table-cell office:value-type="string" calcext:value-type="string">
            <text:p>Collecte encombrants en habitat vertical - Quartier Nantes Nord</text:p>
          </table:table-cell>
          <table:table-cell/>
          <table:table-cell office:value-type="string" calcext:value-type="string">
            <text:p>modco_encombrants_resume</text:p>
          </table:table-cell>
          <table:table-cell table:style-name="ce53" office:value-type="string" calcext:value-type="string">
            <text:p>Collecte encombrants</text:p>
          </table:table-cell>
          <table:table-cell table:style-name="ce53" table:number-columns-repeated="2"/>
          <table:table-cell table:style-name="ce54" table:number-columns-repeated="2"/>
          <table:table-cell office:value-type="string" calcext:value-type="string">
            <text:p>Infos reprises de la carte Google Maps publiée par Nantes Métropôle</text:p>
          </table:table-cell>
          <table:table-cell table:style-name="ce56"/>
          <table:table-cell office:value-type="string" calcext:value-type="string">
            <text:p>tous les mardis après-midis, tous les mardis après-midis, tous les mardis après-midis, tous les mardis matins, tous les mercredis après-midis, tous les mercredis matins</text:p>
          </table:table-cell>
          <table:table-cell/>
          <table:table-cell table:style-name="ce37" table:formula="of:=JSONENCOMBRANT([.A44];[.B44];[.C44];[.D44];[.E44];[.F44];[.G44];[.H44];[.I44];[.J44];[.K44];[.L4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
          <table:table-cell office:value-type="string" calcext:value-type="string">
            <text:p>stco_encombrants1</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43354,47.2421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45];[.B45];[.C45];[.D45];[.E45];[.F45];[.G45];[.H45];[.I45];[.J45];[.K45];[.L4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33"/>
          <table:table-cell table:style-name="ce42" table:number-columns-repeated="950"/>
        </table:table-row>
        <table:table-row table:style-name="ro14">
          <table:table-cell office:value-type="string" calcext:value-type="string">
            <text:p>stco_encombrants2</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43343,47.2396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46];[.B46];[.C46];[.D46];[.E46];[.F46];[.G46];[.H46];[.I46];[.J46];[.K46];[.L4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803,47.2091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37" table:formula="of:=JSONENCOMBRANT([.A47];[.B47];[.C47];[.D47];[.E47];[.F47];[.G47];[.H47];[.I47];[.J47];[.K47];[.L4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540,47.208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37" table:formula="of:=JSONENCOMBRANT([.A48];[.B48];[.C48];[.D48];[.E48];[.F48];[.G48];[.H48];[.I48];[.J48];[.K48];[.L4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476,47.2105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37" table:formula="of:=JSONENCOMBRANT([.A49];[.B49];[.C49];[.D49];[.E49];[.F49];[.G49];[.H49];[.I49];[.J49];[.K49];[.L4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25,47.209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37" table:formula="of:=JSONENCOMBRANT([.A50];[.B50];[.C50];[.D50];[.E50];[.F50];[.G50];[.H50];[.I50];[.J50];[.K50];[.L5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782,47.2077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37" table:formula="of:=JSONENCOMBRANT([.A51];[.B51];[.C51];[.D51];[.E51];[.F51];[.G51];[.H51];[.I51];[.J51];[.K51];[.L5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8741,47.2067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52];[.B52];[.C52];[.D52];[.E52];[.F52];[.G52];[.H52];[.I52];[.J52];[.K52];[.L5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9953,47.2072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53];[.B53];[.C53];[.D53];[.E53];[.F53];[.G53];[.H53];[.I53];[.J53];[.K53];[.L5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1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502,47.20737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54];[.B54];[.C54];[.D54];[.E54];[.F54];[.G54];[.H54];[.I54];[.J54];[.K54];[.L5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1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984,47.2068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55];[.B55];[.C55];[.D55];[.E55];[.F55];[.G55];[.H55];[.I55];[.J55];[.K55];[.L5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1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724,47.20707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56];[.B56];[.C56];[.D56];[.E56];[.F56];[.G56];[.H56];[.I56];[.J56];[.K56];[.L5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1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176,47.207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57];[.B57];[.C57];[.D57];[.E57];[.F57];[.G57];[.H57];[.I57];[.J57];[.K57];[.L5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1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262,47.2081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58];[.B58];[.C58];[.D58];[.E58];[.F58];[.G58];[.H58];[.I58];[.J58];[.K58];[.L5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1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425,47.2091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59];[.B59];[.C59];[.D59];[.E59];[.F59];[.G59];[.H59];[.I59];[.J59];[.K59];[.L5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1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731,47.208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60];[.B60];[.C60];[.D60];[.E60];[.F60];[.G60];[.H60];[.I60];[.J60];[.K60];[.L6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1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042,47.2095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61];[.B61];[.C61];[.D61];[.E61];[.F61];[.G61];[.H61];[.I61];[.J61];[.K61];[.L6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1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504,47.209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62];[.B62];[.C62];[.D62];[.E62];[.F62];[.G62];[.H62];[.I62];[.J62];[.K62];[.L6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1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960,47.209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63];[.B63];[.C63];[.D63];[.E63];[.F63];[.G63];[.H63];[.I63];[.J63];[.K63];[.L6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2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873,47.2093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64];[.B64];[.C64];[.D64];[.E64];[.F64];[.G64];[.H64];[.I64];[.J64];[.K64];[.L6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2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519,47.209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65];[.B65];[.C65];[.D65];[.E65];[.F65];[.G65];[.H65];[.I65];[.J65];[.K65];[.L6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2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3543,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66];[.B66];[.C66];[.D66];[.E66];[.F66];[.G66];[.H66];[.I66];[.J66];[.K66];[.L6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2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651,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67];[.B67];[.C67];[.D67];[.E67];[.F67];[.G67];[.H67];[.I67];[.J67];[.K67];[.L6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2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914,47.208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68];[.B68];[.C68];[.D68];[.E68];[.F68];[.G68];[.H68];[.I68];[.J68];[.K68];[.L6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2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142,47.208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69];[.B69];[.C69];[.D69];[.E69];[.F69];[.G69];[.H69];[.I69];[.J69];[.K69];[.L6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2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598,47.208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37" table:formula="of:=JSONENCOMBRANT([.A70];[.B70];[.C70];[.D70];[.E70];[.F70];[.G70];[.H70];[.I70];[.J70];[.K70];[.L7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2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9325,47.20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71];[.B71];[.C71];[.D71];[.E71];[.F71];[.G71];[.H71];[.I71];[.J71];[.K71];[.L7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2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8092,47.206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72];[.B72];[.C72];[.D72];[.E72];[.F72];[.G72];[.H72];[.I72];[.J72];[.K72];[.L7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2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823,47.2062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73];[.B73];[.C73];[.D73];[.E73];[.F73];[.G73];[.H73];[.I73];[.J73];[.K73];[.L7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3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79,47.206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74];[.B74];[.C74];[.D74];[.E74];[.F74];[.G74];[.H74];[.I74];[.J74];[.K74];[.L7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3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115,47.2064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75];[.B75];[.C75];[.D75];[.E75];[.F75];[.G75];[.H75];[.I75];[.J75];[.K75];[.L7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3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20,47.2058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76];[.B76];[.C76];[.D76];[.E76];[.F76];[.G76];[.H76];[.I76];[.J76];[.K76];[.L7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3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908,47.204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77];[.B77];[.C77];[.D77];[.E77];[.F77];[.G77];[.H77];[.I77];[.J77];[.K77];[.L7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3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792,47.2037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78];[.B78];[.C78];[.D78];[.E78];[.F78];[.G78];[.H78];[.I78];[.J78];[.K78];[.L7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3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546,47.2054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79];[.B79];[.C79];[.D79];[.E79];[.F79];[.G79];[.H79];[.I79];[.J79];[.K79];[.L7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36</text:p>
          </table:table-cell>
          <table:table-cell office:value-type="string" calcext:value-type="string">
            <text:p>habitat vertical ou habitat collectif a lieu à cette adresse tous les vendredi après-midis de chaque moi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442,47.2054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80];[.B80];[.C80];[.D80];[.E80];[.F80];[.G80];[.H80];[.I80];[.J80];[.K80];[.L8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3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3923,47.2047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81];[.B81];[.C81];[.D81];[.E81];[.F81];[.G81];[.H81];[.I81];[.J81];[.K81];[.L8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3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632,47.2050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82];[.B82];[.C82];[.D82];[.E82];[.F82];[.G82];[.H82];[.I82];[.J82];[.K82];[.L8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3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345,47.2062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83];[.B83];[.C83];[.D83];[.E83];[.F83];[.G83];[.H83];[.I83];[.J83];[.K83];[.L8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4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522,47.2067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84];[.B84];[.C84];[.D84];[.E84];[.F84];[.G84];[.H84];[.I84];[.J84];[.K84];[.L8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4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937,47.2074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85];[.B85];[.C85];[.D85];[.E85];[.F85];[.G85];[.H85];[.I85];[.J85];[.K85];[.L8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4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780,47.2061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86];[.B86];[.C86];[.D86];[.E86];[.F86];[.G86];[.H86];[.I86];[.J86];[.K86];[.L8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4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01,47.206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37" table:formula="of:=JSONENCOMBRANT([.A87];[.B87];[.C87];[.D87];[.E87];[.F87];[.G87];[.H87];[.I87];[.J87];[.K87];[.L8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4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92,47.2074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37" table:formula="of:=JSONENCOMBRANT([.A88];[.B88];[.C88];[.D88];[.E88];[.F88];[.G88];[.H88];[.I88];[.J88];[.K88];[.L8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4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9401,47.2068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89];[.B89];[.C89];[.D89];[.E89];[.F89];[.G89];[.H89];[.I89];[.J89];[.K89];[.L8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4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7288,47.2090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90];[.B90];[.C90];[.D90];[.E90];[.F90];[.G90];[.H90];[.I90];[.J90];[.K90];[.L9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4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103,47.2060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37" table:formula="of:=JSONENCOMBRANT([.A91];[.B91];[.C91];[.D91];[.E91];[.F91];[.G91];[.H91];[.I91];[.J91];[.K91];[.L9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4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366,47.2053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37" table:formula="of:=JSONENCOMBRANT([.A92];[.B92];[.C92];[.D92];[.E92];[.F92];[.G92];[.H92];[.I92];[.J92];[.K92];[.L9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4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191,47.2052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37" table:formula="of:=JSONENCOMBRANT([.A93];[.B93];[.C93];[.D93];[.E93];[.F93];[.G93];[.H93];[.I93];[.J93];[.K93];[.L9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5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29,47.2053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37" table:formula="of:=JSONENCOMBRANT([.A94];[.B94];[.C94];[.D94];[.E94];[.F94];[.G94];[.H94];[.I94];[.J94];[.K94];[.L9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5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905,47.20486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37" table:formula="of:=JSONENCOMBRANT([.A95];[.B95];[.C95];[.D95];[.E95];[.F95];[.G95];[.H95];[.I95];[.J95];[.K95];[.L9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5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5330,47.2066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37" table:formula="of:=JSONENCOMBRANT([.A96];[.B96];[.C96];[.D96];[.E96];[.F96];[.G96];[.H96];[.I96];[.J96];[.K96];[.L9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5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40,47.20725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37" table:formula="of:=JSONENCOMBRANT([.A97];[.B97];[.C97];[.D97];[.E97];[.F97];[.G97];[.H97];[.I97];[.J97];[.K97];[.L9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5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88,47.2081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37" table:formula="of:=JSONENCOMBRANT([.A98];[.B98];[.C98];[.D98];[.E98];[.F98];[.G98];[.H98];[.I98];[.J98];[.K98];[.L9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5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359,47.209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99];[.B99];[.C99];[.D99];[.E99];[.F99];[.G99];[.H99];[.I99];[.J99];[.K99];[.L9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5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107,47.2087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00];[.B100];[.C100];[.D100];[.E100];[.F100];[.G100];[.H100];[.I100];[.J100];[.K100];[.L10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5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3028,47.209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01];[.B101];[.C101];[.D101];[.E101];[.F101];[.G101];[.H101];[.I101];[.J101];[.K101];[.L10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5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2487,47.2097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02];[.B102];[.C102];[.D102];[.E102];[.F102];[.G102];[.H102];[.I102];[.J102];[.K102];[.L10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5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0244,47.209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03];[.B103];[.C103];[.D103];[.E103];[.F103];[.G103];[.H103];[.I103];[.J103];[.K103];[.L10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6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516,47.2097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04];[.B104];[.C104];[.D104];[.E104];[.F104];[.G104];[.H104];[.I104];[.J104];[.K104];[.L10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6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006,47.2094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05];[.B105];[.C105];[.D105];[.E105];[.F105];[.G105];[.H105];[.I105];[.J105];[.K105];[.L10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10"/>
          <table:table-cell table:style-name="ce42" table:number-columns-repeated="973"/>
        </table:table-row>
        <table:table-row table:style-name="ro14">
          <table:table-cell office:value-type="string" calcext:value-type="string">
            <text:p>stco_encombrants6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89804,47.2102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06];[.B106];[.C106];[.D106];[.E106];[.F106];[.G106];[.H106];[.I106];[.J106];[.K106];[.L10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6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7614,47.2003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07];[.B107];[.C107];[.D107];[.E107];[.F107];[.G107];[.H107];[.I107];[.J107];[.K107];[.L10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6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6584,47.2006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08];[.B108];[.C108];[.D108];[.E108];[.F108];[.G108];[.H108];[.I108];[.J108];[.K108];[.L10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6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5345,47.2016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09];[.B109];[.C109];[.D109];[.E109];[.F109];[.G109];[.H109];[.I109];[.J109];[.K109];[.L10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6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607,47.2030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10];[.B110];[.C110];[.D110];[.E110];[.F110];[.G110];[.H110];[.I110];[.J110];[.K110];[.L11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6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405,47.2026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11];[.B111];[.C111];[.D111];[.E111];[.F111];[.G111];[.H111];[.I111];[.J111];[.K111];[.L11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6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0978,47.2031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12];[.B112];[.C112];[.D112];[.E112];[.F112];[.G112];[.H112];[.I112];[.J112];[.K112];[.L11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6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083,47.2033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13];[.B113];[.C113];[.D113];[.E113];[.F113];[.G113];[.H113];[.I113];[.J113];[.K113];[.L11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7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79,47.2035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14];[.B114];[.C114];[.D114];[.E114];[.F114];[.G114];[.H114];[.I114];[.J114];[.K114];[.L11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7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49,47.2037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15];[.B115];[.C115];[.D115];[.E115];[.F115];[.G115];[.H115];[.I115];[.J115];[.K115];[.L11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7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41,47.2048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16];[.B116];[.C116];[.D116];[.E116];[.F116];[.G116];[.H116];[.I116];[.J116];[.K116];[.L11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7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296,47.20408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17];[.B117];[.C117];[.D117];[.E117];[.F117];[.G117];[.H117];[.I117];[.J117];[.K117];[.L11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7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33,47.2044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118];[.B118];[.C118];[.D118];[.E118];[.F118];[.G118];[.H118];[.I118];[.J118];[.K118];[.L11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7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46,47.20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37" table:formula="of:=JSONENCOMBRANT([.A119];[.B119];[.C119];[.D119];[.E119];[.F119];[.G119];[.H119];[.I119];[.J119];[.K119];[.L11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7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139,47.2088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37" table:formula="of:=JSONENCOMBRANT([.A120];[.B120];[.C120];[.D120];[.E120];[.F120];[.G120];[.H120];[.I120];[.J120];[.K120];[.L12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7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841,47.2095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37" table:formula="of:=JSONENCOMBRANT([.A121];[.B121];[.C121];[.D121];[.E121];[.F121];[.G121];[.H121];[.I121];[.J121];[.K121];[.L12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7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386,47.2422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122];[.B122];[.C122];[.D122];[.E122];[.F122];[.G122];[.H122];[.I122];[.J122];[.K122];[.L12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7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356,47.24297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123];[.B123];[.C123];[.D123];[.E123];[.F123];[.G123];[.H123];[.I123];[.J123];[.K123];[.L12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8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600,47.24140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124];[.B124];[.C124];[.D124];[.E124];[.F124];[.G124];[.H124];[.I124];[.J124];[.K124];[.L12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8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637,47.240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125];[.B125];[.C125];[.D125];[.E125];[.F125];[.G125];[.H125];[.I125];[.J125];[.K125];[.L12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8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594,47.2418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126];[.B126];[.C126];[.D126];[.E126];[.F126];[.G126];[.H126];[.I126];[.J126];[.K126];[.L12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8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21113,47.24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127];[.B127];[.C127];[.D127];[.E127];[.F127];[.G127];[.H127];[.I127];[.J127];[.K127];[.L12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8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257,47.240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128];[.B128];[.C128];[.D128];[.E128];[.F128];[.G128];[.H128];[.I128];[.J128];[.K128];[.L12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8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742,47.2397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29];[.B129];[.C129];[.D129];[.E129];[.F129];[.G129];[.H129];[.I129];[.J129];[.K129];[.L12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8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508,47.2393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30];[.B130];[.C130];[.D130];[.E130];[.F130];[.G130];[.H130];[.I130];[.J130];[.K130];[.L13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8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090,47.238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31];[.B131];[.C131];[.D131];[.E131];[.F131];[.G131];[.H131];[.I131];[.J131];[.K131];[.L13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8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70,47.2382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32];[.B132];[.C132];[.D132];[.E132];[.F132];[.G132];[.H132];[.I132];[.J132];[.K132];[.L13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8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136,47.2383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33];[.B133];[.C133];[.D133];[.E133];[.F133];[.G133];[.H133];[.I133];[.J133];[.K133];[.L13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9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442,47.2363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34];[.B134];[.C134];[.D134];[.E134];[.F134];[.G134];[.H134];[.I134];[.J134];[.K134];[.L13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9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488,47.2368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35];[.B135];[.C135];[.D135];[.E135];[.F135];[.G135];[.H135];[.I135];[.J135];[.K135];[.L13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9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649,47.23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36];[.B136];[.C136];[.D136];[.E136];[.F136];[.G136];[.H136];[.I136];[.J136];[.K136];[.L13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9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895,47.2377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37];[.B137];[.C137];[.D137];[.E137];[.F137];[.G137];[.H137];[.I137];[.J137];[.K137];[.L13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9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668,47.2383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38];[.B138];[.C138];[.D138];[.E138];[.F138];[.G138];[.H138];[.I138];[.J138];[.K138];[.L13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9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724,47.2381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39];[.B139];[.C139];[.D139];[.E139];[.F139];[.G139];[.H139];[.I139];[.J139];[.K139];[.L13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9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953,47.2375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140];[.B140];[.C140];[.D140];[.E140];[.F140];[.G140];[.H140];[.I140];[.J140];[.K140];[.L14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9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3827,47.24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37" table:formula="of:=JSONENCOMBRANT([.A141];[.B141];[.C141];[.D141];[.E141];[.F141];[.G141];[.H141];[.I141];[.J141];[.K141];[.L14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9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311,47.2408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37" table:formula="of:=JSONENCOMBRANT([.A142];[.B142];[.C142];[.D142];[.E142];[.F142];[.G142];[.H142];[.I142];[.J142];[.K142];[.L14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9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2631,47.2418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37" table:formula="of:=JSONENCOMBRANT([.A143];[.B143];[.C143];[.D143];[.E143];[.F143];[.G143];[.H143];[.I143];[.J143];[.K143];[.L14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0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998,47.2426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37" table:formula="of:=JSONENCOMBRANT([.A144];[.B144];[.C144];[.D144];[.E144];[.F144];[.G144];[.H144];[.I144];[.J144];[.K144];[.L14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0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682,47.243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37" table:formula="of:=JSONENCOMBRANT([.A145];[.B145];[.C145];[.D145];[.E145];[.F145];[.G145];[.H145];[.I145];[.J145];[.K145];[.L14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0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0936,47.2441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37" table:formula="of:=JSONENCOMBRANT([.A146];[.B146];[.C146];[.D146];[.E146];[.F146];[.G146];[.H146];[.I146];[.J146];[.K146];[.L14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0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9600,47.243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37" table:formula="of:=JSONENCOMBRANT([.A147];[.B147];[.C147];[.D147];[.E147];[.F147];[.G147];[.H147];[.I147];[.J147];[.K147];[.L14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0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865,47.245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37" table:formula="of:=JSONENCOMBRANT([.A148];[.B148];[.C148];[.D148];[.E148];[.F148];[.G148];[.H148];[.I148];[.J148];[.K148];[.L14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0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431,47.2437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37" table:formula="of:=JSONENCOMBRANT([.A149];[.B149];[.C149];[.D149];[.E149];[.F149];[.G149];[.H149];[.I149];[.J149];[.K149];[.L14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0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14,47.2459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37" table:formula="of:=JSONENCOMBRANT([.A150];[.B150];[.C150];[.D150];[.E150];[.F150];[.G150];[.H150];[.I150];[.J150];[.K150];[.L15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0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67,47.2469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37" table:formula="of:=JSONENCOMBRANT([.A151];[.B151];[.C151];[.D151];[.E151];[.F151];[.G151];[.H151];[.I151];[.J151];[.K151];[.L15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0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754,47.231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52];[.B152];[.C152];[.D152];[.E152];[.F152];[.G152];[.H152];[.I152];[.J152];[.K152];[.L15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0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384,47.2309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53];[.B153];[.C153];[.D153];[.E153];[.F153];[.G153];[.H153];[.I153];[.J153];[.K153];[.L15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1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610,47.2321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54];[.B154];[.C154];[.D154];[.E154];[.F154];[.G154];[.H154];[.I154];[.J154];[.K154];[.L15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1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170,47.23112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55];[.B155];[.C155];[.D155];[.E155];[.F155];[.G155];[.H155];[.I155];[.J155];[.K155];[.L15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1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455,47.2308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56];[.B156];[.C156];[.D156];[.E156];[.F156];[.G156];[.H156];[.I156];[.J156];[.K156];[.L15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1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34,47.2313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57];[.B157];[.C157];[.D157];[.E157];[.F157];[.G157];[.H157];[.I157];[.J157];[.K157];[.L15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1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538,47.23087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58];[.B158];[.C158];[.D158];[.E158];[.F158];[.G158];[.H158];[.I158];[.J158];[.K158];[.L15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1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02,47.2317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59];[.B159];[.C159];[.D159];[.E159];[.F159];[.G159];[.H159];[.I159];[.J159];[.K159];[.L15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1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564,47.2316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60];[.B160];[.C160];[.D160];[.E160];[.F160];[.G160];[.H160];[.I160];[.J160];[.K160];[.L16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1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114,47.2320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61];[.B161];[.C161];[.D161];[.E161];[.F161];[.G161];[.H161];[.I161];[.J161];[.K161];[.L16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1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6505,47.2331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62];[.B162];[.C162];[.D162];[.E162];[.F162];[.G162];[.H162];[.I162];[.J162];[.K162];[.L16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1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169,47.2327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63];[.B163];[.C163];[.D163];[.E163];[.F163];[.G163];[.H163];[.I163];[.J163];[.K163];[.L16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2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61,47.2333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64];[.B164];[.C164];[.D164];[.E164];[.F164];[.G164];[.H164];[.I164];[.J164];[.K164];[.L16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2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88,47.2331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65];[.B165];[.C165];[.D165];[.E165];[.F165];[.G165];[.H165];[.I165];[.J165];[.K165];[.L16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2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368,47.2315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66];[.B166];[.C166];[.D166];[.E166];[.F166];[.G166];[.H166];[.I166];[.J166];[.K166];[.L16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2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386,47.2313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67];[.B167];[.C167];[.D167];[.E167];[.F167];[.G167];[.H167];[.I167];[.J167];[.K167];[.L16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2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021,47.230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68];[.B168];[.C168];[.D168];[.E168];[.F168];[.G168];[.H168];[.I168];[.J168];[.K168];[.L16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2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270,47.2314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69];[.B169];[.C169];[.D169];[.E169];[.F169];[.G169];[.H169];[.I169];[.J169];[.K169];[.L16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2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694,47.231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70];[.B170];[.C170];[.D170];[.E170];[.F170];[.G170];[.H170];[.I170];[.J170];[.K170];[.L17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2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263,47.2319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71];[.B171];[.C171];[.D171];[.E171];[.F171];[.G171];[.H171];[.I171];[.J171];[.K171];[.L17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2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848,47.2319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72];[.B172];[.C172];[.D172];[.E172];[.F172];[.G172];[.H172];[.I172];[.J172];[.K172];[.L17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2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62,47.2318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73];[.B173];[.C173];[.D173];[.E173];[.F173];[.G173];[.H173];[.I173];[.J173];[.K173];[.L17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3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599,47.2297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74];[.B174];[.C174];[.D174];[.E174];[.F174];[.G174];[.H174];[.I174];[.J174];[.K174];[.L17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3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416,47.230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75];[.B175];[.C175];[.D175];[.E175];[.F175];[.G175];[.H175];[.I175];[.J175];[.K175];[.L17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3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57,47.2300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76];[.B176];[.C176];[.D176];[.E176];[.F176];[.G176];[.H176];[.I176];[.J176];[.K176];[.L17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3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933,47.23046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77];[.B177];[.C177];[.D177];[.E177];[.F177];[.G177];[.H177];[.I177];[.J177];[.K177];[.L17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3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424,47.230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178];[.B178];[.C178];[.D178];[.E178];[.F178];[.G178];[.H178];[.I178];[.J178];[.K178];[.L17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3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898,47.2310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179];[.B179];[.C179];[.D179];[.E179];[.F179];[.G179];[.H179];[.I179];[.J179];[.K179];[.L17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3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131,47.2306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180];[.B180];[.C180];[.D180];[.E180];[.F180];[.G180];[.H180];[.I180];[.J180];[.K180];[.L18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3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7396,47.230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181];[.B181];[.C181];[.D181];[.E181];[.F181];[.G181];[.H181];[.I181];[.J181];[.K181];[.L18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3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203,47.2298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182];[.B182];[.C182];[.D182];[.E182];[.F182];[.G182];[.H182];[.I182];[.J182];[.K182];[.L18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3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705,47.2295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183];[.B183];[.C183];[.D183];[.E183];[.F183];[.G183];[.H183];[.I183];[.J183];[.K183];[.L18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4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965,47.2302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184];[.B184];[.C184];[.D184];[.E184];[.F184];[.G184];[.H184];[.I184];[.J184];[.K184];[.L18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4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367,47.2291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185];[.B185];[.C185];[.D185];[.E185];[.F185];[.G185];[.H185];[.I185];[.J185];[.K185];[.L18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4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218,47.2290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186];[.B186];[.C186];[.D186];[.E186];[.F186];[.G186];[.H186];[.I186];[.J186];[.K186];[.L18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4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143,47.2280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187];[.B187];[.C187];[.D187];[.E187];[.F187];[.G187];[.H187];[.I187];[.J187];[.K187];[.L18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44</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9235,47.1955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37" table:formula="of:=JSONENCOMBRANT([.A188];[.B188];[.C188];[.D188];[.E188];[.F188];[.G188];[.H188];[.I188];[.J188];[.K188];[.L18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45</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8891,47.19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37" table:formula="of:=JSONENCOMBRANT([.A189];[.B189];[.C189];[.D189];[.E189];[.F189];[.G189];[.H189];[.I189];[.J189];[.K189];[.L18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46</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30168,47.1962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37" table:formula="of:=JSONENCOMBRANT([.A190];[.B190];[.C190];[.D190];[.E190];[.F190];[.G190];[.H190];[.I190];[.J190];[.K190];[.L19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47</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647,47.1959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37" table:formula="of:=JSONENCOMBRANT([.A191];[.B191];[.C191];[.D191];[.E191];[.F191];[.G191];[.H191];[.I191];[.J191];[.K191];[.L19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48</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014,47.1955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37" table:formula="of:=JSONENCOMBRANT([.A192];[.B192];[.C192];[.D192];[.E192];[.F192];[.G192];[.H192];[.I192];[.J192];[.K192];[.L19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49</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6005,47.195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37" table:formula="of:=JSONENCOMBRANT([.A193];[.B193];[.C193];[.D193];[.E193];[.F193];[.G193];[.H193];[.I193];[.J193];[.K193];[.L19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5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923,47.2210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94];[.B194];[.C194];[.D194];[.E194];[.F194];[.G194];[.H194];[.I194];[.J194];[.K194];[.L19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5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2620,47.2221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95];[.B195];[.C195];[.D195];[.E195];[.F195];[.G195];[.H195];[.I195];[.J195];[.K195];[.L19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5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536,47.2223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96];[.B196];[.C196];[.D196];[.E196];[.F196];[.G196];[.H196];[.I196];[.J196];[.K196];[.L19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5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9938,47.2232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97];[.B197];[.C197];[.D197];[.E197];[.F197];[.G197];[.H197];[.I197];[.J197];[.K197];[.L19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5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8629,47.223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98];[.B198];[.C198];[.D198];[.E198];[.F198];[.G198];[.H198];[.I198];[.J198];[.K198];[.L19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5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0935,47.22314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199];[.B199];[.C199];[.D199];[.E199];[.F199];[.G199];[.H199];[.I199];[.J199];[.K199];[.L19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5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965,47.2248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00];[.B200];[.C200];[.D200];[.E200];[.F200];[.G200];[.H200];[.I200];[.J200];[.K200];[.L20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5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290,47.224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01];[.B201];[.C201];[.D201];[.E201];[.F201];[.G201];[.H201];[.I201];[.J201];[.K201];[.L20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5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9391,47.22525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02];[.B202];[.C202];[.D202];[.E202];[.F202];[.G202];[.H202];[.I202];[.J202];[.K202];[.L20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5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0860,47.2254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03];[.B203];[.C203];[.D203];[.E203];[.F203];[.G203];[.H203];[.I203];[.J203];[.K203];[.L20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6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086,47.225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04];[.B204];[.C204];[.D204];[.E204];[.F204];[.G204];[.H204];[.I204];[.J204];[.K204];[.L20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6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2373,47.223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05];[.B205];[.C205];[.D205];[.E205];[.F205];[.G205];[.H205];[.I205];[.J205];[.K205];[.L20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6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878,47.225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06];[.B206];[.C206];[.D206];[.E206];[.F206];[.G206];[.H206];[.I206];[.J206];[.K206];[.L20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6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663,47.228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07];[.B207];[.C207];[.D207];[.E207];[.F207];[.G207];[.H207];[.I207];[.J207];[.K207];[.L20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6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062,47.2234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208];[.B208];[.C208];[.D208];[.E208];[.F208];[.G208];[.H208];[.I208];[.J208];[.K208];[.L20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6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6376,47.223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209];[.B209];[.C209];[.D209];[.E209];[.F209];[.G209];[.H209];[.I209];[.J209];[.K209];[.L20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6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414,47.2246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210];[.B210];[.C210];[.D210];[.E210];[.F210];[.G210];[.H210];[.I210];[.J210];[.K210];[.L21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6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760,47.2242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211];[.B211];[.C211];[.D211];[.E211];[.F211];[.G211];[.H211];[.I211];[.J211];[.K211];[.L21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6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929,47.2246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37" table:formula="of:=JSONENCOMBRANT([.A212];[.B212];[.C212];[.D212];[.E212];[.F212];[.G212];[.H212];[.I212];[.J212];[.K212];[.L21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6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3329,47.222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37" table:formula="of:=JSONENCOMBRANT([.A213];[.B213];[.C213];[.D213];[.E213];[.F213];[.G213];[.H213];[.I213];[.J213];[.K213];[.L21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7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666,47.222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37" table:formula="of:=JSONENCOMBRANT([.A214];[.B214];[.C214];[.D214];[.E214];[.F214];[.G214];[.H214];[.I214];[.J214];[.K214];[.L21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7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89295,47.2245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37" table:formula="of:=JSONENCOMBRANT([.A215];[.B215];[.C215];[.D215];[.E215];[.F215];[.G215];[.H215];[.I215];[.J215];[.K215];[.L21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7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0282,47.2241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37" table:formula="of:=JSONENCOMBRANT([.A216];[.B216];[.C216];[.D216];[.E216];[.F216];[.G216];[.H216];[.I216];[.J216];[.K216];[.L21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7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290,47.2237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37" table:formula="of:=JSONENCOMBRANT([.A217];[.B217];[.C217];[.D217];[.E217];[.F217];[.G217];[.H217];[.I217];[.J217];[.K217];[.L21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74</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53,47.255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18];[.B218];[.C218];[.D218];[.E218];[.F218];[.G218];[.H218];[.I218];[.J218];[.K218];[.L21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75</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49,47.2547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19];[.B219];[.C219];[.D219];[.E219];[.F219];[.G219];[.H219];[.I219];[.J219];[.K219];[.L21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76</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903,47.2566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220];[.B220];[.C220];[.D220];[.E220];[.F220];[.G220];[.H220];[.I220];[.J220];[.K220];[.L22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77</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586,47.25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221];[.B221];[.C221];[.D221];[.E221];[.F221];[.G221];[.H221];[.I221];[.J221];[.K221];[.L22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78</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790,47.25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222];[.B222];[.C222];[.D222];[.E222];[.F222];[.G222];[.H222];[.I222];[.J222];[.K222];[.L22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79</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799,47.2573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37" table:formula="of:=JSONENCOMBRANT([.A223];[.B223];[.C223];[.D223];[.E223];[.F223];[.G223];[.H223];[.I223];[.J223];[.K223];[.L22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80</text:p>
          </table:table-cell>
          <table:table-cell office:value-type="string" calcext:value-type="string">
            <text:p>Collecte encombrants en habitat vertical - Quartier Malakoff </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60,47.2140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24];[.B224];[.C224];[.D224];[.E224];[.F224];[.G224];[.H224];[.I224];[.J224];[.K224];[.L22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8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561,47.2139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25];[.B225];[.C225];[.D225];[.E225];[.F225];[.G225];[.H225];[.I225];[.J225];[.K225];[.L22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8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362,47.2137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26];[.B226];[.C226];[.D226];[.E226];[.F226];[.G226];[.H226];[.I226];[.J226];[.K226];[.L22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8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76,47.214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27];[.B227];[.C227];[.D227];[.E227];[.F227];[.G227];[.H227];[.I227];[.J227];[.K227];[.L22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8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0908,47.2150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28];[.B228];[.C228];[.D228];[.E228];[.F228];[.G228];[.H228];[.I228];[.J228];[.K228];[.L22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8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6767,47.2149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29];[.B229];[.C229];[.D229];[.E229];[.F229];[.G229];[.H229];[.I229];[.J229];[.K229];[.L22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8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7126,47.2148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30];[.B230];[.C230];[.D230];[.E230];[.F230];[.G230];[.H230];[.I230];[.J230];[.K230];[.L23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8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9342,47.2142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31];[.B231];[.C231];[.D231];[.E231];[.F231];[.G231];[.H231];[.I231];[.J231];[.K231];[.L23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88</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8307,47.2144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32];[.B232];[.C232];[.D232];[.E232];[.F232];[.G232];[.H232];[.I232];[.J232];[.K232];[.L23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89</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53,47.2163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33];[.B233];[.C233];[.D233];[.E233];[.F233];[.G233];[.H233];[.I233];[.J233];[.K233];[.L23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90</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10,47.216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34];[.B234];[.C234];[.D234];[.E234];[.F234];[.G234];[.H234];[.I234];[.J234];[.K234];[.L23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9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42,47.216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35];[.B235];[.C235];[.D235];[.E235];[.F235];[.G235];[.H235];[.I235];[.J235];[.K235];[.L23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9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2433,47.2171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36];[.B236];[.C236];[.D236];[.E236];[.F236];[.G236];[.H236];[.I236];[.J236];[.K236];[.L23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9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039,47.2170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37];[.B237];[.C237];[.D237];[.E237];[.F237];[.G237];[.H237];[.I237];[.J237];[.K237];[.L23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9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629,47.2167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38];[.B238];[.C238];[.D238];[.E238];[.F238];[.G238];[.H238];[.I238];[.J238];[.K238];[.L23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9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766,47.216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39];[.B239];[.C239];[.D239];[.E239];[.F239];[.G239];[.H239];[.I239];[.J239];[.K239];[.L23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9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079,47.2167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40];[.B240];[.C240];[.D240];[.E240];[.F240];[.G240];[.H240];[.I240];[.J240];[.K240];[.L24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9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5785,47.2153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37" table:formula="of:=JSONENCOMBRANT([.A241];[.B241];[.C241];[.D241];[.E241];[.F241];[.G241];[.H241];[.I241];[.J241];[.K241];[.L24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9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594,47.2647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42];[.B242];[.C242];[.D242];[.E242];[.F242];[.G242];[.H242];[.I242];[.J242];[.K242];[.L24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19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77,47.2647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43];[.B243];[.C243];[.D243];[.E243];[.F243];[.G243];[.H243];[.I243];[.J243];[.K243];[.L24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0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6989,47.2652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44];[.B244];[.C244];[.D244];[.E244];[.F244];[.G244];[.H244];[.I244];[.J244];[.K244];[.L24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0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12,47.26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45];[.B245];[.C245];[.D245];[.E245];[.F245];[.G245];[.H245];[.I245];[.J245];[.K245];[.L24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0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744,47.2648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46];[.B246];[.C246];[.D246];[.E246];[.F246];[.G246];[.H246];[.I246];[.J246];[.K246];[.L24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0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010,47.2651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47];[.B247];[.C247];[.D247];[.E247];[.F247];[.G247];[.H247];[.I247];[.J247];[.K247];[.L24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0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791,47.2654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48];[.B248];[.C248];[.D248];[.E248];[.F248];[.G248];[.H248];[.I248];[.J248];[.K248];[.L24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05</text:p>
          </table:table-cell>
          <table:table-cell office:value-type="string" calcext:value-type="string">
            <text:p>Collecte encombrants en habitat vertical - Quartier Nantes Nord</text:p>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868,47.2641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49];[.B249];[.C249];[.D249];[.E249];[.F249];[.G249];[.H249];[.I249];[.J249];[.K249];[.L24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0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083,47.2634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50];[.B250];[.C250];[.D250];[.E250];[.F250];[.G250];[.H250];[.I250];[.J250];[.K250];[.L25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0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025,47.2656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37" table:formula="of:=JSONENCOMBRANT([.A251];[.B251];[.C251];[.D251];[.E251];[.F251];[.G251];[.H251];[.I251];[.J251];[.K251];[.L25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0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9027,47.2613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252];[.B252];[.C252];[.D252];[.E252];[.F252];[.G252];[.H252];[.I252];[.J252];[.K252];[.L25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0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094,47.2615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253];[.B253];[.C253];[.D253];[.E253];[.F253];[.G253];[.H253];[.I253];[.J253];[.K253];[.L25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1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416,47.2600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254];[.B254];[.C254];[.D254];[.E254];[.F254];[.G254];[.H254];[.I254];[.J254];[.K254];[.L25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1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89,47.261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255];[.B255];[.C255];[.D255];[.E255];[.F255];[.G255];[.H255];[.I255];[.J255];[.K255];[.L25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1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265,47.2590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256];[.B256];[.C256];[.D256];[.E256];[.F256];[.G256];[.H256];[.I256];[.J256];[.K256];[.L25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1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6678,47.2596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257];[.B257];[.C257];[.D257];[.E257];[.F257];[.G257];[.H257];[.I257];[.J257];[.K257];[.L25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1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5905,47.2579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258];[.B258];[.C258];[.D258];[.E258];[.F258];[.G258];[.H258];[.I258];[.J258];[.K258];[.L25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1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890,47.25839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259];[.B259];[.C259];[.D259];[.E259];[.F259];[.G259];[.H259];[.I259];[.J259];[.K259];[.L25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1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343,47.2580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260];[.B260];[.C260];[.D260];[.E260];[.F260];[.G260];[.H260];[.I260];[.J260];[.K260];[.L26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1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68,47.2575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37" table:formula="of:=JSONENCOMBRANT([.A261];[.B261];[.C261];[.D261];[.E261];[.F261];[.G261];[.H261];[.I261];[.J261];[.K261];[.L26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1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1989,47.25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262];[.B262];[.C262];[.D262];[.E262];[.F262];[.G262];[.H262];[.I262];[.J262];[.K262];[.L26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1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161,47.2587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263];[.B263];[.C263];[.D263];[.E263];[.F263];[.G263];[.H263];[.I263];[.J263];[.K263];[.L26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2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865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264];[.B264];[.C264];[.D264];[.E264];[.F264];[.G264];[.H264];[.I264];[.J264];[.K264];[.L26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2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99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265];[.B265];[.C265];[.D265];[.E265];[.F265];[.G265];[.H265];[.I265];[.J265];[.K265];[.L26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2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4199,47.2610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266];[.B266];[.C266];[.D266];[.E266];[.F266];[.G266];[.H266];[.I266];[.J266];[.K266];[.L26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2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665,47.2612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267];[.B267];[.C267];[.D267];[.E267];[.F267];[.G267];[.H267];[.I267];[.J267];[.K267];[.L26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2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3073,47.2606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268];[.B268];[.C268];[.D268];[.E268];[.F268];[.G268];[.H268];[.I268];[.J268];[.K268];[.L26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25</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640,47.26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269];[.B269];[.C269];[.D269];[.E269];[.F269];[.G269];[.H269];[.I269];[.J269];[.K269];[.L26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26</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490,47.26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270];[.B270];[.C270];[.D270];[.E270];[.F270];[.G270];[.H270];[.I270];[.J270];[.K270];[.L27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27</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5616,47.2616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37" table:formula="of:=JSONENCOMBRANT([.A271];[.B271];[.C271];[.D271];[.E271];[.F271];[.G271];[.H271];[.I271];[.J271];[.K271];[.L27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2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85,47.256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72];[.B272];[.C272];[.D272];[.E272];[.F272];[.G272];[.H272];[.I272];[.J272];[.K272];[.L27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2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08,47.2546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73];[.B273];[.C273];[.D273];[.E273];[.F273];[.G273];[.H273];[.I273];[.J273];[.K273];[.L27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3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8309,47.2553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74];[.B274];[.C274];[.D274];[.E274];[.F274];[.G274];[.H274];[.I274];[.J274];[.K274];[.L27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3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082,47.254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75];[.B275];[.C275];[.D275];[.E275];[.F275];[.G275];[.H275];[.I275];[.J275];[.K275];[.L27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3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947,47.2554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76];[.B276];[.C276];[.D276];[.E276];[.F276];[.G276];[.H276];[.I276];[.J276];[.K276];[.L276])"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3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918,47.2536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77];[.B277];[.C277];[.D277];[.E277];[.F277];[.G277];[.H277];[.I277];[.J277];[.K277];[.L277])"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3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457,47.2542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78];[.B278];[.C278];[.D278];[.E278];[.F278];[.G278];[.H278];[.I278];[.J278];[.K278];[.L278])"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3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53,47.2533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79];[.B279];[.C279];[.D279];[.E279];[.F279];[.G279];[.H279];[.I279];[.J279];[.K279];[.L279])"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3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30,47.2531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80];[.B280];[.C280];[.D280];[.E280];[.F280];[.G280];[.H280];[.I280];[.J280];[.K280];[.L280])"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3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689,47.2537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81];[.B281];[.C281];[.D281];[.E281];[.F281];[.G281];[.H281];[.I281];[.J281];[.K281];[.L281])"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3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550,47.2531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82];[.B282];[.C282];[.D282];[.E282];[.F282];[.G282];[.H282];[.I282];[.J282];[.K282];[.L282])"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3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399,47.2522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83];[.B283];[.C283];[.D283];[.E283];[.F283];[.G283];[.H283];[.I283];[.J283];[.K283];[.L283])"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4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5454,47.2544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84];[.B284];[.C284];[.D284];[.E284];[.F284];[.G284];[.H284];[.I284];[.J284];[.K284];[.L284])"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4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4135,47.25456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37" table:formula="of:=JSONENCOMBRANT([.A285];[.B285];[.C285];[.D285];[.E285];[.F285];[.G285];[.H285];[.I285];[.J285];[.K285];[.L285])" office:value-type="string" office:string-value="" calcext:value-type="error">
            <text:p>#VALEUR !</text:p>
          </table:table-cell>
          <table:table-cell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42</text:p>
          </table:table-cell>
          <table:table-cell office:value-type="string" calcext:value-type="string">
            <text:p>Repère 44</text:p>
          </table:table-cell>
          <table:table-cell/>
          <table:table-cell office:value-type="string" calcext:value-type="string">
            <text:p>modco_encombrants</text:p>
          </table:table-cell>
          <table:table-cell table:number-columns-repeated="2"/>
          <table:table-cell office:value-type="string" calcext:value-type="string">
            <text:p>-1.555947,47.215534,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43</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44</text:p>
          </table:table-cell>
          <table:table-cell office:value-type="string" calcext:value-type="string">
            <text:p>Repère 45</text:p>
          </table:table-cell>
          <table:table-cell/>
          <table:table-cell office:value-type="string" calcext:value-type="string">
            <text:p>modco_encombrants</text:p>
          </table:table-cell>
          <table:table-cell table:number-columns-repeated="2"/>
          <table:table-cell office:value-type="string" calcext:value-type="string">
            <text:p>-1.555148,47.219975,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9"/>
          <table:table-cell table:number-columns-repeated="983"/>
        </table:table-row>
        <table:table-row table:style-name="ro14">
          <table:table-cell office:value-type="string" calcext:value-type="string">
            <text:p>stco_encombrants245</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9"/>
          <table:table-cell table:number-columns-repeated="983"/>
        </table:table-row>
        <table:table-row table:style-name="ro14" table:number-rows-repeated="7">
          <table:table-cell table:number-columns-repeated="40"/>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table-cell table:number-columns-repeated="14"/>
          <table:table-cell office:value-type="string" calcext:value-type="string">
            <text:p><text:s/></text:p>
          </table:table-cell>
          <table:table-cell table:number-columns-repeated="25"/>
          <table:table-cell table:style-name="ce9"/>
          <table:table-cell table:number-columns-repeated="983"/>
        </table:table-row>
        <table:table-row table:style-name="ro14" table:number-rows-repeated="65012">
          <table:table-cell table:number-columns-repeated="40"/>
          <table:table-cell table:style-name="ce9"/>
          <table:table-cell table:number-columns-repeated="983"/>
        </table:table-row>
        <table:table-row table:style-name="ro14" table:number-rows-repeated="982999">
          <table:table-cell table:number-columns-repeated="1024"/>
        </table:table-row>
        <table:table-row table:style-name="ro14">
          <table:table-cell table:number-columns-repeated="1024"/>
        </table:table-row>
      </table:table>
      <table:table table:name="Trisac" table:style-name="ta2" table:print="false">
        <office:forms form:automatic-focus="false" form:apply-design-mode="false"/>
        <table:table-column table:style-name="co50" table:number-columns-repeated="8" table:default-cell-style-name="Default"/>
        <table:table-column table:style-name="co158" table:number-columns-repeated="9" table:default-cell-style-name="Default"/>
        <table:table-column table:style-name="co159" table:number-columns-repeated="2" table:default-cell-style-name="Default"/>
        <table:table-column table:style-name="co158" table:default-cell-style-name="Default"/>
        <table:table-column table:style-name="co50" table:number-columns-repeated="3" table:default-cell-style-name="Default"/>
        <table:table-column table:style-name="co160" table:default-cell-style-name="Default"/>
        <table:table-column table:style-name="co50" table:number-columns-repeated="5" table:default-cell-style-name="Default"/>
        <table:table-column table:style-name="co33" table:default-cell-style-name="Default"/>
        <table:table-column table:style-name="co161" table:default-cell-style-name="Default"/>
        <table:table-column table:style-name="co35" table:default-cell-style-name="Default"/>
        <table:table-column table:style-name="co162" table:default-cell-style-name="Default"/>
        <table:table-column table:style-name="co163" table:default-cell-style-name="Default"/>
        <table:table-column table:style-name="co162" table:default-cell-style-name="Default"/>
        <table:table-row table:style-name="ro19" table:number-rows-repeated="2">
          <table:table-cell table:number-columns-repeated="35"/>
        </table:table-row>
        <table:table-row table:style-name="ro19">
          <table:table-cell table:number-columns-repeated="27"/>
          <table:table-cell table:number-columns-repeated="2" table:style-name="ce58" office:value-type="string" calcext:value-type="string">
            <text:p>OLD</text:p>
          </table:table-cell>
          <table:table-cell table:number-columns-repeated="6"/>
        </table:table-row>
        <table:table-row table:style-name="ro19">
          <table:table-cell table:style-name="ce33" office:value-type="string" calcext:value-type="string">
            <text:p>_ID</text:p>
          </table:table-cell>
          <table:table-cell table:style-name="ce33" office:value-type="string" calcext:value-type="string">
            <text:p>LIEU_DISTRIBUTION</text:p>
          </table:table-cell>
          <table:table-cell table:style-name="ce33" office:value-type="string" calcext:value-type="string">
            <text:p>TYPE_LIEU</text:p>
          </table:table-cell>
          <table:table-cell table:style-name="ce33" office:value-type="string" calcext:value-type="string">
            <text:p>NUMERO</text:p>
          </table:table-cell>
          <table:table-cell table:style-name="ce33" office:value-type="string" calcext:value-type="string">
            <text:p>ADRESSE</text:p>
          </table:table-cell>
          <table:table-cell table:style-name="ce33" office:value-type="string" calcext:value-type="string">
            <text:p>QUARTIER</text:p>
          </table:table-cell>
          <table:table-cell table:style-name="ce33" office:value-type="string" calcext:value-type="string">
            <text:p>QUARTIER_CIBLE</text:p>
          </table:table-cell>
          <table:table-cell table:style-name="ce33" office:value-type="string" calcext:value-type="string">
            <text:p>TYPE_DISTRIBUTION</text:p>
          </table:table-cell>
          <table:table-cell table:style-name="ce33" table:number-columns-repeated="9"/>
          <table:table-cell table:number-columns-repeated="2" table:style-name="ce33" office:value-type="string" calcext:value-type="string">
            <text:p><text:s/></text:p>
          </table:table-cell>
          <table:table-cell table:style-name="ce33" office:value-type="string" calcext:value-type="string">
            <text:p>HORAIRES</text:p>
          </table:table-cell>
          <table:table-cell table:style-name="ce33" office:value-type="string" calcext:value-type="string">
            <text:p>OBSERVATIONS</text:p>
          </table:table-cell>
          <table:table-cell table:style-name="ce33" office:value-type="string" calcext:value-type="string">
            <text:p>CODE_POSTAL</text:p>
          </table:table-cell>
          <table:table-cell table:style-name="ce33" office:value-type="string" calcext:value-type="string">
            <text:p>COMMUNE</text:p>
          </table:table-cell>
          <table:table-cell table:style-name="ce33" office:value-type="string" calcext:value-type="string">
            <text:p>location</text:p>
          </table:table-cell>
          <table:table-cell table:number-columns-repeated="3"/>
          <table:table-cell table:style-name="ce58" table:number-columns-repeated="2"/>
          <table:table-cell table:number-columns-repeated="5"/>
          <table:table-cell office:value-type="string" calcext:value-type="string">
            <text:p><text:s/></text:p>
          </table:table-cell>
        </table:table-row>
        <table:table-row table:style-name="ro26">
          <table:table-cell table:style-name="ce34" office:value-type="string" calcext:value-type="string">
            <text:p>51</text:p>
          </table:table-cell>
          <table:table-cell table:style-name="ce34" office:value-type="string" calcext:value-type="string">
            <text:p>Mairie Annexe Bottière</text:p>
          </table:table-cell>
          <table:table-cell table:style-name="ce34" office:value-type="string" calcext:value-type="string">
            <text:p>Mairie annexe</text:p>
          </table:table-cell>
          <table:table-cell table:style-name="ce34" office:value-type="float" office:value="69" calcext:value-type="float">
            <text:p>69</text:p>
          </table:table-cell>
          <table:table-cell table:style-name="ce34" office:value-type="string" calcext:value-type="string">
            <text:p>Rue de la Bottière</text:p>
          </table:table-cell>
          <table:table-cell table:style-name="ce34" office:value-type="string" calcext:value-type="string">
            <text:p>Doulon - Bottière</text:p>
          </table:table-cell>
          <table:table-cell table:style-name="ce34" office:value-type="string" calcext:value-type="string">
            <text:p>Erdre/Bottière/Ranzay/Perray</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399228283493 , -1.51902266594607]</text:p>
          </table:table-cell>
          <table:table-cell table:number-columns-repeated="3"/>
          <table:table-cell table:style-name="ce58" table:formula="of:=REMPLACEEMPLACEMENTTRISAC([.T5];[.B5];[.E5];[.H5])" office:value-type="string" office:string-value="" calcext:value-type="error">
            <text:p>#VALEUR !</text:p>
          </table:table-cell>
          <table:table-cell table:style-name="ce58" table:formula="of:=REMPLACEEMPLACEMENTTRISAC2([.T5];[.B5];[.E5];[.H5])" office:value-type="string" office:string-value="" calcext:value-type="error">
            <text:p>#VALEUR !</text:p>
          </table:table-cell>
          <table:table-cell table:style-name="ce59" table:formula="of:=REMPLACEHORAIRESTRISAC2([.I5];[.J5];[.K5];[.L5];[.M5];[.N5];[.O5];[.P5];[.Q5];[.B5];[.E5];[.H5])" office:value-type="string" office:string-value="" calcext:value-type="error">
            <text:p>#VALEUR !</text:p>
          </table:table-cell>
          <table:table-cell table:style-name="ce60" table:formula="of:=CONCATENATE(&quot;trisac,&quot;;UTILTRANSFORMEENMOTSCLES([.E5]))" office:value-type="string" office:string-value="" calcext:value-type="error">
            <text:p>#VALEUR !</text:p>
          </table:table-cell>
          <table:table-cell table:style-name="ce61" table:formula="of:=CONCATENATE(&quot;trisac_&quot;;[.A5])" office:value-type="string" office:string-value="trisac_51" calcext:value-type="string">
            <text:p>trisac_51</text:p>
          </table:table-cell>
          <table:table-cell office:value-type="string" calcext:value-type="string">
            <text:p><text:s/></text:p>
          </table:table-cell>
          <table:table-cell table:style-name="ce37" table:formula="of:=JSONTRISACS([.AF5];[.B5];[.C5];[.D5];[.E5];[.F5];[.G5];[.H5];[.T5];[.U5];[.V5];[.W5];[.X5];[.AD5];[.AA5])"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52</text:p>
          </table:table-cell>
          <table:table-cell table:style-name="ce34" office:value-type="string" calcext:value-type="string">
            <text:p>Place de la Bottière</text:p>
          </table:table-cell>
          <table:table-cell table:style-name="ce34" table:number-columns-repeated="2"/>
          <table:table-cell table:style-name="ce34" office:value-type="string" calcext:value-type="string">
            <text:p>Place de la Bottière</text:p>
          </table:table-cell>
          <table:table-cell table:style-name="ce34" office:value-type="string" calcext:value-type="string">
            <text:p>Doulon - Bottière</text:p>
          </table:table-cell>
          <table:table-cell table:style-name="ce34" office:value-type="string" calcext:value-type="string">
            <text:p>Erdre/Bottière/Ranzay/Perray</text:p>
          </table:table-cell>
          <table:table-cell table:style-name="ce34" office:value-type="string" calcext:value-type="string">
            <text:p>RDV</text:p>
          </table:table-cell>
          <table:table-cell table:style-name="ce34" office:value-type="string" calcext:value-type="string">
            <text:p>01/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31/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5/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404395996232 , -1.51834930812782]</text:p>
          </table:table-cell>
          <table:table-cell table:number-columns-repeated="3"/>
          <table:table-cell table:style-name="ce58" table:formula="of:=REMPLACEEMPLACEMENTTRISAC([.T6];[.B6];[.E6];[.H6])" office:value-type="string" office:string-value="" calcext:value-type="error">
            <text:p>#VALEUR !</text:p>
          </table:table-cell>
          <table:table-cell table:style-name="ce58" table:formula="of:=REMPLACEEMPLACEMENTTRISAC2([.T6];[.B6];[.E6];[.H6])" office:value-type="string" office:string-value="" calcext:value-type="error">
            <text:p>#VALEUR !</text:p>
          </table:table-cell>
          <table:table-cell table:style-name="ce59" table:formula="of:=REMPLACEHORAIRESTRISAC2([.I6];[.J6];[.K6];[.L6];[.M6];[.N6];[.O6];[.P6];[.Q6];[.B6];[.E6];[.H6])" office:value-type="string" office:string-value="" calcext:value-type="error">
            <text:p>#VALEUR !</text:p>
          </table:table-cell>
          <table:table-cell table:style-name="ce60" table:formula="of:=CONCATENATE(&quot;trisac,&quot;;UTILTRANSFORMEENMOTSCLES([.E6]))" office:value-type="string" office:string-value="" calcext:value-type="error">
            <text:p>#VALEUR !</text:p>
          </table:table-cell>
          <table:table-cell table:style-name="ce61" table:formula="of:=CONCATENATE(&quot;trisac_&quot;;[.A6])" office:value-type="string" office:string-value="trisac_52" calcext:value-type="string">
            <text:p>trisac_52</text:p>
          </table:table-cell>
          <table:table-cell office:value-type="string" calcext:value-type="string">
            <text:p><text:s/></text:p>
          </table:table-cell>
          <table:table-cell table:style-name="ce37" table:formula="of:=JSONTRISACS([.AF6];[.B6];[.C6];[.D6];[.E6];[.F6];[.G6];[.H6];[.T6];[.U6];[.V6];[.W6];[.X6];[.AD6];[.AA6])"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04</text:p>
          </table:table-cell>
          <table:table-cell table:style-name="ce34" office:value-type="string" calcext:value-type="string">
            <text:p>Velo Campus</text:p>
          </table:table-cell>
          <table:table-cell table:style-name="ce34" office:value-type="string" calcext:value-type="string">
            <text:p>Autre</text:p>
          </table:table-cell>
          <table:table-cell table:style-name="ce34" office:value-type="float" office:value="3" calcext:value-type="float">
            <text:p>3</text:p>
          </table:table-cell>
          <table:table-cell table:style-name="ce34" office:value-type="string" calcext:value-type="string">
            <text:p>Chem de la Censive du Tertre</text:p>
          </table:table-cell>
          <table:table-cell table:style-name="ce34" office:value-type="string" calcext:value-type="string">
            <text:p>Nantes Nord</text:p>
          </table:table-cell>
          <table:table-cell table:style-name="ce34" office:value-type="string" calcext:value-type="string">
            <text:p>Nantes Nord/Barberie</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431824722891 , -1.55410976861141]</text:p>
          </table:table-cell>
          <table:table-cell table:number-columns-repeated="3"/>
          <table:table-cell table:style-name="ce58" table:formula="of:=REMPLACEEMPLACEMENTTRISAC([.T7];[.B7];[.E7];[.H7])" office:value-type="string" office:string-value="" calcext:value-type="error">
            <text:p>#VALEUR !</text:p>
          </table:table-cell>
          <table:table-cell table:style-name="ce58" table:formula="of:=REMPLACEEMPLACEMENTTRISAC2([.T7];[.B7];[.E7];[.H7])" office:value-type="string" office:string-value="" calcext:value-type="error">
            <text:p>#VALEUR !</text:p>
          </table:table-cell>
          <table:table-cell table:style-name="ce59" table:formula="of:=REMPLACEHORAIRESTRISAC2([.I7];[.J7];[.K7];[.L7];[.M7];[.N7];[.O7];[.P7];[.Q7];[.B7];[.E7];[.H7])" office:value-type="string" office:string-value="" calcext:value-type="error">
            <text:p>#VALEUR !</text:p>
          </table:table-cell>
          <table:table-cell table:style-name="ce60" table:formula="of:=CONCATENATE(&quot;trisac,&quot;;UTILTRANSFORMEENMOTSCLES([.E7]))" office:value-type="string" office:string-value="" calcext:value-type="error">
            <text:p>#VALEUR !</text:p>
          </table:table-cell>
          <table:table-cell table:style-name="ce61" table:formula="of:=CONCATENATE(&quot;trisac_&quot;;[.A7])" office:value-type="string" office:string-value="trisac_104" calcext:value-type="string">
            <text:p>trisac_104</text:p>
          </table:table-cell>
          <table:table-cell office:value-type="string" calcext:value-type="string">
            <text:p><text:s/></text:p>
          </table:table-cell>
          <table:table-cell table:style-name="ce37" table:formula="of:=JSONTRISACS([.AF7];[.B7];[.C7];[.D7];[.E7];[.F7];[.G7];[.H7];[.T7];[.U7];[.V7];[.W7];[.X7];[.AD7];[.AA7])"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48</text:p>
          </table:table-cell>
          <table:table-cell table:style-name="ce34" office:value-type="string" calcext:value-type="string">
            <text:p>Intermarché Eraudière</text:p>
          </table:table-cell>
          <table:table-cell table:style-name="ce34" office:value-type="string" calcext:value-type="string">
            <text:p>Commerce</text:p>
          </table:table-cell>
          <table:table-cell table:style-name="ce34" office:value-type="float" office:value="173" calcext:value-type="float">
            <text:p>173</text:p>
          </table:table-cell>
          <table:table-cell table:style-name="ce34" office:value-type="string" calcext:value-type="string">
            <text:p>Route de Saint Joseph</text:p>
          </table:table-cell>
          <table:table-cell table:style-name="ce34" office:value-type="string" calcext:value-type="string">
            <text:p>Nantes Erdre</text:p>
          </table:table-cell>
          <table:table-cell table:style-name="ce34" office:value-type="string" calcext:value-type="string">
            <text:p>Erdre/Bottière/Ranzay/Perray</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448582942442 , -1.53349934743558]</text:p>
          </table:table-cell>
          <table:table-cell table:number-columns-repeated="3"/>
          <table:table-cell table:style-name="ce58" table:formula="of:=REMPLACEEMPLACEMENTTRISAC([.T8];[.B8];[.E8];[.H8])" office:value-type="string" office:string-value="" calcext:value-type="error">
            <text:p>#VALEUR !</text:p>
          </table:table-cell>
          <table:table-cell table:style-name="ce58" table:formula="of:=REMPLACEEMPLACEMENTTRISAC2([.T8];[.B8];[.E8];[.H8])" office:value-type="string" office:string-value="" calcext:value-type="error">
            <text:p>#VALEUR !</text:p>
          </table:table-cell>
          <table:table-cell table:style-name="ce59" table:formula="of:=REMPLACEHORAIRESTRISAC2([.I8];[.J8];[.K8];[.L8];[.M8];[.N8];[.O8];[.P8];[.Q8];[.B8];[.E8];[.H8])" office:value-type="string" office:string-value="" calcext:value-type="error">
            <text:p>#VALEUR !</text:p>
          </table:table-cell>
          <table:table-cell table:style-name="ce60" table:formula="of:=CONCATENATE(&quot;trisac,&quot;;UTILTRANSFORMEENMOTSCLES([.E8]))" office:value-type="string" office:string-value="" calcext:value-type="error">
            <text:p>#VALEUR !</text:p>
          </table:table-cell>
          <table:table-cell table:style-name="ce61" table:formula="of:=CONCATENATE(&quot;trisac_&quot;;[.A8])" office:value-type="string" office:string-value="trisac_48" calcext:value-type="string">
            <text:p>trisac_48</text:p>
          </table:table-cell>
          <table:table-cell office:value-type="string" calcext:value-type="string">
            <text:p><text:s/></text:p>
          </table:table-cell>
          <table:table-cell table:style-name="ce37" table:formula="of:=JSONTRISACS([.AF8];[.B8];[.C8];[.D8];[.E8];[.F8];[.G8];[.H8];[.T8];[.U8];[.V8];[.W8];[.X8];[.AD8];[.AA8])"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57</text:p>
          </table:table-cell>
          <table:table-cell table:style-name="ce34" office:value-type="string" calcext:value-type="string">
            <text:p>Rue de Koufra (Parking du gymnase Marsauderies)</text:p>
          </table:table-cell>
          <table:table-cell table:style-name="ce34"/>
          <table:table-cell table:style-name="ce34" office:value-type="float" office:value="1" calcext:value-type="float">
            <text:p>1</text:p>
          </table:table-cell>
          <table:table-cell table:style-name="ce34" office:value-type="string" calcext:value-type="string">
            <text:p>Rue de Koufra</text:p>
          </table:table-cell>
          <table:table-cell table:style-name="ce34" office:value-type="string" calcext:value-type="string">
            <text:p>Nantes Erdre</text:p>
          </table:table-cell>
          <table:table-cell table:style-name="ce34" office:value-type="string" calcext:value-type="string">
            <text:p>Erdre/Bottière/Ranzay/Perray</text:p>
          </table:table-cell>
          <table:table-cell table:style-name="ce34" office:value-type="string" calcext:value-type="string">
            <text:p>RDV</text:p>
          </table:table-cell>
          <table:table-cell table:style-name="ce34" office:value-type="string" calcext:value-type="string">
            <text:p>29/02/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30/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4/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45637014142 , -1.5283399998071]</text:p>
          </table:table-cell>
          <table:table-cell table:number-columns-repeated="3"/>
          <table:table-cell table:style-name="ce58" table:formula="of:=REMPLACEEMPLACEMENTTRISAC([.T9];[.B9];[.E9];[.H9])" office:value-type="string" office:string-value="" calcext:value-type="error">
            <text:p>#VALEUR !</text:p>
          </table:table-cell>
          <table:table-cell table:style-name="ce58" table:formula="of:=REMPLACEEMPLACEMENTTRISAC2([.T9];[.B9];[.E9];[.H9])" office:value-type="string" office:string-value="" calcext:value-type="error">
            <text:p>#VALEUR !</text:p>
          </table:table-cell>
          <table:table-cell table:style-name="ce59" table:formula="of:=REMPLACEHORAIRESTRISAC2([.I9];[.J9];[.K9];[.L9];[.M9];[.N9];[.O9];[.P9];[.Q9];[.B9];[.E9];[.H9])" office:value-type="string" office:string-value="" calcext:value-type="error">
            <text:p>#VALEUR !</text:p>
          </table:table-cell>
          <table:table-cell table:style-name="ce60" table:formula="of:=CONCATENATE(&quot;trisac,&quot;;UTILTRANSFORMEENMOTSCLES([.E9]))" office:value-type="string" office:string-value="" calcext:value-type="error">
            <text:p>#VALEUR !</text:p>
          </table:table-cell>
          <table:table-cell table:style-name="ce61" table:formula="of:=CONCATENATE(&quot;trisac_&quot;;[.A9])" office:value-type="string" office:string-value="trisac_57" calcext:value-type="string">
            <text:p>trisac_57</text:p>
          </table:table-cell>
          <table:table-cell office:value-type="string" calcext:value-type="string">
            <text:p><text:s/></text:p>
          </table:table-cell>
          <table:table-cell table:style-name="ce37" table:formula="of:=JSONTRISACS([.AF9];[.B9];[.C9];[.D9];[.E9];[.F9];[.G9];[.H9];[.T9];[.U9];[.V9];[.W9];[.X9];[.AD9];[.AA9])"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56</text:p>
          </table:table-cell>
          <table:table-cell table:style-name="ce34" office:value-type="string" calcext:value-type="string">
            <text:p>9 Rue Frédéric Mistral</text:p>
          </table:table-cell>
          <table:table-cell table:style-name="ce34"/>
          <table:table-cell table:style-name="ce34" office:value-type="float" office:value="9" calcext:value-type="float">
            <text:p>9</text:p>
          </table:table-cell>
          <table:table-cell table:style-name="ce34" office:value-type="string" calcext:value-type="string">
            <text:p>Rue Frédéric Mistral</text:p>
          </table:table-cell>
          <table:table-cell table:style-name="ce34" office:value-type="string" calcext:value-type="string">
            <text:p>Doulon - Bottière</text:p>
          </table:table-cell>
          <table:table-cell table:style-name="ce34" office:value-type="string" calcext:value-type="string">
            <text:p>Erdre/Bottière/Ranzay/Perray</text:p>
          </table:table-cell>
          <table:table-cell table:style-name="ce34" office:value-type="string" calcext:value-type="string">
            <text:p>RDV</text:p>
          </table:table-cell>
          <table:table-cell table:style-name="ce34" office:value-type="string" calcext:value-type="string">
            <text:p>05/03/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04/06/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9/11/2016</text:p>
          </table:table-cell>
          <table:table-cell table:style-name="ce34" office:value-type="string" calcext:value-type="string">
            <text:p>09:00</text:p>
          </table:table-cell>
          <table:table-cell table:style-name="ce34" office:value-type="string" calcext:value-type="string">
            <text:p>13:00</text:p>
          </table:table-cell>
          <table:table-cell table:style-name="ce34" table:number-columns-repeated="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461633226959 , -1.51319004085688]</text:p>
          </table:table-cell>
          <table:table-cell table:number-columns-repeated="3"/>
          <table:table-cell table:style-name="ce58" table:formula="of:=REMPLACEEMPLACEMENTTRISAC([.T10];[.B10];[.E10];[.H10])" office:value-type="string" office:string-value="" calcext:value-type="error">
            <text:p>#VALEUR !</text:p>
          </table:table-cell>
          <table:table-cell table:style-name="ce58" table:formula="of:=REMPLACEEMPLACEMENTTRISAC2([.T10];[.B10];[.E10];[.H10])" office:value-type="string" office:string-value="" calcext:value-type="error">
            <text:p>#VALEUR !</text:p>
          </table:table-cell>
          <table:table-cell table:style-name="ce59" table:formula="of:=REMPLACEHORAIRESTRISAC2([.I10];[.J10];[.K10];[.L10];[.M10];[.N10];[.O10];[.P10];[.Q10];[.B10];[.E10];[.H10])" office:value-type="string" office:string-value="" calcext:value-type="error">
            <text:p>#VALEUR !</text:p>
          </table:table-cell>
          <table:table-cell table:style-name="ce60" table:formula="of:=CONCATENATE(&quot;trisac,&quot;;UTILTRANSFORMEENMOTSCLES([.E10]))" office:value-type="string" office:string-value="" calcext:value-type="error">
            <text:p>#VALEUR !</text:p>
          </table:table-cell>
          <table:table-cell table:style-name="ce61" table:formula="of:=CONCATENATE(&quot;trisac_&quot;;[.A10])" office:value-type="string" office:string-value="trisac_56" calcext:value-type="string">
            <text:p>trisac_56</text:p>
          </table:table-cell>
          <table:table-cell office:value-type="string" calcext:value-type="string">
            <text:p><text:s/></text:p>
          </table:table-cell>
          <table:table-cell table:style-name="ce37" table:formula="of:=JSONTRISACS([.AF10];[.B10];[.C10];[.D10];[.E10];[.F10];[.G10];[.H10];[.T10];[.U10];[.V10];[.W10];[.X10];[.AD10];[.AA10])"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59</text:p>
          </table:table-cell>
          <table:table-cell table:style-name="ce34" office:value-type="string" calcext:value-type="string">
            <text:p>Piscine Jules Verne</text:p>
          </table:table-cell>
          <table:table-cell table:style-name="ce34" office:value-type="string" calcext:value-type="string">
            <text:p>Autre</text:p>
          </table:table-cell>
          <table:table-cell table:style-name="ce34" office:value-type="float" office:value="41" calcext:value-type="float">
            <text:p>41</text:p>
          </table:table-cell>
          <table:table-cell table:style-name="ce34" office:value-type="string" calcext:value-type="string">
            <text:p>Rue Jules Grandjouan</text:p>
          </table:table-cell>
          <table:table-cell table:style-name="ce34" office:value-type="string" calcext:value-type="string">
            <text:p>Doulon - Bottière</text:p>
          </table:table-cell>
          <table:table-cell table:style-name="ce34" office:value-type="string" calcext:value-type="string">
            <text:p>Erdre/Bottière/Ranzay/Perray</text:p>
          </table:table-cell>
          <table:table-cell table:style-name="ce34" office:value-type="string" calcext:value-type="string">
            <text:p>vente_distrib_auto</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482207763996 , -1.51760995390533]</text:p>
          </table:table-cell>
          <table:table-cell table:number-columns-repeated="3"/>
          <table:table-cell table:style-name="ce58" table:formula="of:=REMPLACEEMPLACEMENTTRISAC([.T11];[.B11];[.E11];[.H11])" office:value-type="string" office:string-value="" calcext:value-type="error">
            <text:p>#VALEUR !</text:p>
          </table:table-cell>
          <table:table-cell table:style-name="ce58" table:formula="of:=REMPLACEEMPLACEMENTTRISAC2([.T11];[.B11];[.E11];[.H11])" office:value-type="string" office:string-value="" calcext:value-type="error">
            <text:p>#VALEUR !</text:p>
          </table:table-cell>
          <table:table-cell table:style-name="ce59" table:formula="of:=REMPLACEHORAIRESTRISAC2([.I11];[.J11];[.K11];[.L11];[.M11];[.N11];[.O11];[.P11];[.Q11];[.B11];[.E11];[.H11])" office:value-type="string" office:string-value="" calcext:value-type="error">
            <text:p>#VALEUR !</text:p>
          </table:table-cell>
          <table:table-cell table:style-name="ce60" table:formula="of:=CONCATENATE(&quot;trisac,&quot;;UTILTRANSFORMEENMOTSCLES([.E11]))" office:value-type="string" office:string-value="" calcext:value-type="error">
            <text:p>#VALEUR !</text:p>
          </table:table-cell>
          <table:table-cell table:style-name="ce61" table:formula="of:=CONCATENATE(&quot;trisac_&quot;;[.A11])" office:value-type="string" office:string-value="trisac_59" calcext:value-type="string">
            <text:p>trisac_59</text:p>
          </table:table-cell>
          <table:table-cell office:value-type="string" calcext:value-type="string">
            <text:p><text:s/></text:p>
          </table:table-cell>
          <table:table-cell table:style-name="ce37" table:formula="of:=JSONTRISACS([.AF11];[.B11];[.C11];[.D11];[.E11];[.F11];[.G11];[.H11];[.T11];[.U11];[.V11];[.W11];[.X11];[.AD11];[.AA11])"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58</text:p>
          </table:table-cell>
          <table:table-cell table:style-name="ce34" office:value-type="string" calcext:value-type="string">
            <text:p>Leclerc Paridis</text:p>
          </table:table-cell>
          <table:table-cell table:style-name="ce34" office:value-type="string" calcext:value-type="string">
            <text:p>Commerce</text:p>
          </table:table-cell>
          <table:table-cell table:style-name="ce34"/>
          <table:table-cell table:style-name="ce34" office:value-type="string" calcext:value-type="string">
            <text:p>Rue du Perray</text:p>
          </table:table-cell>
          <table:table-cell table:style-name="ce34" office:value-type="string" calcext:value-type="string">
            <text:p>Doulon - Bottière</text:p>
          </table:table-cell>
          <table:table-cell table:style-name="ce34" office:value-type="string" calcext:value-type="string">
            <text:p>Erdre/Bottière/Ranzay/Perray</text:p>
          </table:table-cell>
          <table:table-cell table:style-name="ce34" office:value-type="string" calcext:value-type="string">
            <text:p>Vente</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494038393733 , -1.5158327811377]</text:p>
          </table:table-cell>
          <table:table-cell table:number-columns-repeated="3"/>
          <table:table-cell table:style-name="ce58" table:formula="of:=REMPLACEEMPLACEMENTTRISAC([.T12];[.B12];[.E12];[.H12])" office:value-type="string" office:string-value="" calcext:value-type="error">
            <text:p>#VALEUR !</text:p>
          </table:table-cell>
          <table:table-cell table:style-name="ce58" table:formula="of:=REMPLACEEMPLACEMENTTRISAC2([.T12];[.B12];[.E12];[.H12])" office:value-type="string" office:string-value="" calcext:value-type="error">
            <text:p>#VALEUR !</text:p>
          </table:table-cell>
          <table:table-cell table:style-name="ce59" table:formula="of:=REMPLACEHORAIRESTRISAC2([.I12];[.J12];[.K12];[.L12];[.M12];[.N12];[.O12];[.P12];[.Q12];[.B12];[.E12];[.H12])" office:value-type="string" office:string-value="" calcext:value-type="error">
            <text:p>#VALEUR !</text:p>
          </table:table-cell>
          <table:table-cell table:style-name="ce60" table:formula="of:=CONCATENATE(&quot;trisac,&quot;;UTILTRANSFORMEENMOTSCLES([.E12]))" office:value-type="string" office:string-value="" calcext:value-type="error">
            <text:p>#VALEUR !</text:p>
          </table:table-cell>
          <table:table-cell table:style-name="ce61" table:formula="of:=CONCATENATE(&quot;trisac_&quot;;[.A12])" office:value-type="string" office:string-value="trisac_58" calcext:value-type="string">
            <text:p>trisac_58</text:p>
          </table:table-cell>
          <table:table-cell office:value-type="string" calcext:value-type="string">
            <text:p><text:s/></text:p>
          </table:table-cell>
          <table:table-cell table:style-name="ce37" table:formula="of:=JSONTRISACS([.AF12];[.B12];[.C12];[.D12];[.E12];[.F12];[.G12];[.H12];[.T12];[.U12];[.V12];[.W12];[.X12];[.AD12];[.AA12])"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47</text:p>
          </table:table-cell>
          <table:table-cell table:style-name="ce34" office:value-type="string" calcext:value-type="string">
            <text:p>Mairie Annexe Ranzay</text:p>
          </table:table-cell>
          <table:table-cell table:style-name="ce34" office:value-type="string" calcext:value-type="string">
            <text:p>Mairie annexe</text:p>
          </table:table-cell>
          <table:table-cell table:style-name="ce34" office:value-type="float" office:value="249" calcext:value-type="float">
            <text:p>249</text:p>
          </table:table-cell>
          <table:table-cell table:style-name="ce34" office:value-type="string" calcext:value-type="string">
            <text:p>Route de Saint Joseph</text:p>
          </table:table-cell>
          <table:table-cell table:style-name="ce34" office:value-type="string" calcext:value-type="string">
            <text:p>Nantes Erdre</text:p>
          </table:table-cell>
          <table:table-cell table:style-name="ce34" office:value-type="string" calcext:value-type="string">
            <text:p>Erdre/Bottière/Ranzay/Perray</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537942509792 , -1.53042232617088]</text:p>
          </table:table-cell>
          <table:table-cell table:number-columns-repeated="3"/>
          <table:table-cell table:style-name="ce58" table:formula="of:=REMPLACEEMPLACEMENTTRISAC([.T13];[.B13];[.E13];[.H13])" office:value-type="string" office:string-value="" calcext:value-type="error">
            <text:p>#VALEUR !</text:p>
          </table:table-cell>
          <table:table-cell table:style-name="ce58" table:formula="of:=REMPLACEEMPLACEMENTTRISAC2([.T13];[.B13];[.E13];[.H13])" office:value-type="string" office:string-value="" calcext:value-type="error">
            <text:p>#VALEUR !</text:p>
          </table:table-cell>
          <table:table-cell table:style-name="ce59" table:formula="of:=REMPLACEHORAIRESTRISAC2([.I13];[.J13];[.K13];[.L13];[.M13];[.N13];[.O13];[.P13];[.Q13];[.B13];[.E13];[.H13])" office:value-type="string" office:string-value="" calcext:value-type="error">
            <text:p>#VALEUR !</text:p>
          </table:table-cell>
          <table:table-cell table:style-name="ce60" table:formula="of:=CONCATENATE(&quot;trisac,&quot;;UTILTRANSFORMEENMOTSCLES([.E13]))" office:value-type="string" office:string-value="" calcext:value-type="error">
            <text:p>#VALEUR !</text:p>
          </table:table-cell>
          <table:table-cell table:style-name="ce61" table:formula="of:=CONCATENATE(&quot;trisac_&quot;;[.A13])" office:value-type="string" office:string-value="trisac_47" calcext:value-type="string">
            <text:p>trisac_47</text:p>
          </table:table-cell>
          <table:table-cell office:value-type="string" calcext:value-type="string">
            <text:p><text:s/></text:p>
          </table:table-cell>
          <table:table-cell table:style-name="ce37" table:formula="of:=JSONTRISACS([.AF13];[.B13];[.C13];[.D13];[.E13];[.F13];[.G13];[.H13];[.T13];[.U13];[.V13];[.W13];[.X13];[.AD13];[.AA13])"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53</text:p>
          </table:table-cell>
          <table:table-cell table:style-name="ce34" office:value-type="string" calcext:value-type="string">
            <text:p>Face au 22 Boulevard Professeur René Auvigné</text:p>
          </table:table-cell>
          <table:table-cell table:style-name="ce34"/>
          <table:table-cell table:style-name="ce34" office:value-type="float" office:value="22" calcext:value-type="float">
            <text:p>22</text:p>
          </table:table-cell>
          <table:table-cell table:style-name="ce34" office:value-type="string" calcext:value-type="string">
            <text:p>Boulevard Professeur René Auvigné</text:p>
          </table:table-cell>
          <table:table-cell table:style-name="ce34" office:value-type="string" calcext:value-type="string">
            <text:p>Nantes Erdre</text:p>
          </table:table-cell>
          <table:table-cell table:style-name="ce34" office:value-type="string" calcext:value-type="string">
            <text:p>Erdre/Bottière/Ranzay/Perray</text:p>
          </table:table-cell>
          <table:table-cell table:style-name="ce34" office:value-type="string" calcext:value-type="string">
            <text:p>RDV</text:p>
          </table:table-cell>
          <table:table-cell table:style-name="ce34" office:value-type="string" calcext:value-type="string">
            <text:p>02/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1/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6/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545247830002 , -1.51799911755854]</text:p>
          </table:table-cell>
          <table:table-cell table:number-columns-repeated="3"/>
          <table:table-cell table:style-name="ce58" table:formula="of:=REMPLACEEMPLACEMENTTRISAC([.T14];[.B14];[.E14];[.H14])" office:value-type="string" office:string-value="" calcext:value-type="error">
            <text:p>#VALEUR !</text:p>
          </table:table-cell>
          <table:table-cell table:style-name="ce58" table:formula="of:=REMPLACEEMPLACEMENTTRISAC2([.T14];[.B14];[.E14];[.H14])" office:value-type="string" office:string-value="" calcext:value-type="error">
            <text:p>#VALEUR !</text:p>
          </table:table-cell>
          <table:table-cell table:style-name="ce59" table:formula="of:=REMPLACEHORAIRESTRISAC2([.I14];[.J14];[.K14];[.L14];[.M14];[.N14];[.O14];[.P14];[.Q14];[.B14];[.E14];[.H14])" office:value-type="string" office:string-value="" calcext:value-type="error">
            <text:p>#VALEUR !</text:p>
          </table:table-cell>
          <table:table-cell table:style-name="ce60" table:formula="of:=CONCATENATE(&quot;trisac,&quot;;UTILTRANSFORMEENMOTSCLES([.E14]))" office:value-type="string" office:string-value="" calcext:value-type="error">
            <text:p>#VALEUR !</text:p>
          </table:table-cell>
          <table:table-cell table:style-name="ce61" table:formula="of:=CONCATENATE(&quot;trisac_&quot;;[.A14])" office:value-type="string" office:string-value="trisac_53" calcext:value-type="string">
            <text:p>trisac_53</text:p>
          </table:table-cell>
          <table:table-cell office:value-type="string" calcext:value-type="string">
            <text:p><text:s/></text:p>
          </table:table-cell>
          <table:table-cell table:style-name="ce37" table:formula="of:=JSONTRISACS([.AF14];[.B14];[.C14];[.D14];[.E14];[.F14];[.G14];[.H14];[.T14];[.U14];[.V14];[.W14];[.X14];[.AD14];[.AA14])"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50</text:p>
          </table:table-cell>
          <table:table-cell table:style-name="ce34" office:value-type="string" calcext:value-type="string">
            <text:p>Boulangerie Gergaud</text:p>
          </table:table-cell>
          <table:table-cell table:style-name="ce34" office:value-type="string" calcext:value-type="string">
            <text:p>Commerce</text:p>
          </table:table-cell>
          <table:table-cell table:style-name="ce34" office:value-type="float" office:value="26" calcext:value-type="float">
            <text:p>26</text:p>
          </table:table-cell>
          <table:table-cell table:style-name="ce34" office:value-type="string" calcext:value-type="string">
            <text:p>Boulevard Professeur René Auvigné</text:p>
          </table:table-cell>
          <table:table-cell table:style-name="ce34" office:value-type="string" calcext:value-type="string">
            <text:p>Nantes Erdre</text:p>
          </table:table-cell>
          <table:table-cell table:style-name="ce34" office:value-type="string" calcext:value-type="string">
            <text:p>Erdre/Bottière/Ranzay/Perray</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550070477686 , -1.51770954842734]</text:p>
          </table:table-cell>
          <table:table-cell table:number-columns-repeated="3"/>
          <table:table-cell table:style-name="ce58" table:formula="of:=REMPLACEEMPLACEMENTTRISAC([.T15];[.B15];[.E15];[.H15])" office:value-type="string" office:string-value="" calcext:value-type="error">
            <text:p>#VALEUR !</text:p>
          </table:table-cell>
          <table:table-cell table:style-name="ce58" table:formula="of:=REMPLACEEMPLACEMENTTRISAC2([.T15];[.B15];[.E15];[.H15])" office:value-type="string" office:string-value="" calcext:value-type="error">
            <text:p>#VALEUR !</text:p>
          </table:table-cell>
          <table:table-cell table:style-name="ce59" table:formula="of:=REMPLACEHORAIRESTRISAC2([.I15];[.J15];[.K15];[.L15];[.M15];[.N15];[.O15];[.P15];[.Q15];[.B15];[.E15];[.H15])" office:value-type="string" office:string-value="" calcext:value-type="error">
            <text:p>#VALEUR !</text:p>
          </table:table-cell>
          <table:table-cell table:style-name="ce60" table:formula="of:=CONCATENATE(&quot;trisac,&quot;;UTILTRANSFORMEENMOTSCLES([.E15]))" office:value-type="string" office:string-value="" calcext:value-type="error">
            <text:p>#VALEUR !</text:p>
          </table:table-cell>
          <table:table-cell table:style-name="ce61" table:formula="of:=CONCATENATE(&quot;trisac_&quot;;[.A15])" office:value-type="string" office:string-value="trisac_50" calcext:value-type="string">
            <text:p>trisac_50</text:p>
          </table:table-cell>
          <table:table-cell office:value-type="string" calcext:value-type="string">
            <text:p><text:s/></text:p>
          </table:table-cell>
          <table:table-cell table:style-name="ce37" table:formula="of:=JSONTRISACS([.AF15];[.B15];[.C15];[.D15];[.E15];[.F15];[.G15];[.H15];[.T15];[.U15];[.V15];[.W15];[.X15];[.AD15];[.AA15])"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55</text:p>
          </table:table-cell>
          <table:table-cell table:style-name="ce34" office:value-type="string" calcext:value-type="string">
            <text:p>3 Rue de la Planche au Gué</text:p>
          </table:table-cell>
          <table:table-cell table:style-name="ce34"/>
          <table:table-cell table:style-name="ce34" office:value-type="float" office:value="3" calcext:value-type="float">
            <text:p>3</text:p>
          </table:table-cell>
          <table:table-cell table:style-name="ce34" office:value-type="string" calcext:value-type="string">
            <text:p>Rue de la Planche au Gué</text:p>
          </table:table-cell>
          <table:table-cell table:style-name="ce34" office:value-type="string" calcext:value-type="string">
            <text:p>Nantes Erdre</text:p>
          </table:table-cell>
          <table:table-cell table:style-name="ce34" office:value-type="string" calcext:value-type="string">
            <text:p>Erdre/Bottière/Ranzay/Perray</text:p>
          </table:table-cell>
          <table:table-cell table:style-name="ce34" office:value-type="string" calcext:value-type="string">
            <text:p>RDV</text:p>
          </table:table-cell>
          <table:table-cell table:style-name="ce34" office:value-type="string" calcext:value-type="string">
            <text:p>04/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3/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8/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689928765624 , -1.52190435780587]</text:p>
          </table:table-cell>
          <table:table-cell table:number-columns-repeated="3"/>
          <table:table-cell table:style-name="ce58" table:formula="of:=REMPLACEEMPLACEMENTTRISAC([.T16];[.B16];[.E16];[.H16])" office:value-type="string" office:string-value="" calcext:value-type="error">
            <text:p>#VALEUR !</text:p>
          </table:table-cell>
          <table:table-cell table:style-name="ce58" table:formula="of:=REMPLACEEMPLACEMENTTRISAC2([.T16];[.B16];[.E16];[.H16])" office:value-type="string" office:string-value="" calcext:value-type="error">
            <text:p>#VALEUR !</text:p>
          </table:table-cell>
          <table:table-cell table:style-name="ce59" table:formula="of:=REMPLACEHORAIRESTRISAC2([.I16];[.J16];[.K16];[.L16];[.M16];[.N16];[.O16];[.P16];[.Q16];[.B16];[.E16];[.H16])" office:value-type="string" office:string-value="" calcext:value-type="error">
            <text:p>#VALEUR !</text:p>
          </table:table-cell>
          <table:table-cell table:style-name="ce60" table:formula="of:=CONCATENATE(&quot;trisac,&quot;;UTILTRANSFORMEENMOTSCLES([.E16]))" office:value-type="string" office:string-value="" calcext:value-type="error">
            <text:p>#VALEUR !</text:p>
          </table:table-cell>
          <table:table-cell table:style-name="ce61" table:formula="of:=CONCATENATE(&quot;trisac_&quot;;[.A16])" office:value-type="string" office:string-value="trisac_55" calcext:value-type="string">
            <text:p>trisac_55</text:p>
          </table:table-cell>
          <table:table-cell office:value-type="string" calcext:value-type="string">
            <text:p><text:s/></text:p>
          </table:table-cell>
          <table:table-cell table:style-name="ce37" table:formula="of:=JSONTRISACS([.AF16];[.B16];[.C16];[.D16];[.E16];[.F16];[.G16];[.H16];[.T16];[.U16];[.V16];[.W16];[.X16];[.AD16];[.AA16])"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46</text:p>
          </table:table-cell>
          <table:table-cell table:style-name="ce34" office:value-type="string" calcext:value-type="string">
            <text:p>Pôle de Proximité Erdre et Loire</text:p>
          </table:table-cell>
          <table:table-cell table:style-name="ce34" office:value-type="string" calcext:value-type="string">
            <text:p>Pôle de proximité</text:p>
          </table:table-cell>
          <table:table-cell table:style-name="ce34" office:value-type="float" office:value="2" calcext:value-type="float">
            <text:p>2</text:p>
          </table:table-cell>
          <table:table-cell table:style-name="ce34" office:value-type="string" calcext:value-type="string">
            <text:p>Rue Edouard Nignon</text:p>
          </table:table-cell>
          <table:table-cell table:style-name="ce34" office:value-type="string" calcext:value-type="string">
            <text:p>Nantes Erdre</text:p>
          </table:table-cell>
          <table:table-cell table:style-name="ce34" office:value-type="string" calcext:value-type="string">
            <text:p>Erdre/Bottière/Ranzay/Perray</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754117135983 , -1.51029315941679]</text:p>
          </table:table-cell>
          <table:table-cell table:number-columns-repeated="3"/>
          <table:table-cell table:style-name="ce58" table:formula="of:=REMPLACEEMPLACEMENTTRISAC([.T17];[.B17];[.E17];[.H17])" office:value-type="string" office:string-value="" calcext:value-type="error">
            <text:p>#VALEUR !</text:p>
          </table:table-cell>
          <table:table-cell table:style-name="ce58" table:formula="of:=REMPLACEEMPLACEMENTTRISAC2([.T17];[.B17];[.E17];[.H17])" office:value-type="string" office:string-value="" calcext:value-type="error">
            <text:p>#VALEUR !</text:p>
          </table:table-cell>
          <table:table-cell table:style-name="ce59" table:formula="of:=REMPLACEHORAIRESTRISAC2([.I17];[.J17];[.K17];[.L17];[.M17];[.N17];[.O17];[.P17];[.Q17];[.B17];[.E17];[.H17])" office:value-type="string" office:string-value="" calcext:value-type="error">
            <text:p>#VALEUR !</text:p>
          </table:table-cell>
          <table:table-cell table:style-name="ce60" table:formula="of:=CONCATENATE(&quot;trisac,&quot;;UTILTRANSFORMEENMOTSCLES([.E17]))" office:value-type="string" office:string-value="" calcext:value-type="error">
            <text:p>#VALEUR !</text:p>
          </table:table-cell>
          <table:table-cell table:style-name="ce61" table:formula="of:=CONCATENATE(&quot;trisac_&quot;;[.A17])" office:value-type="string" office:string-value="trisac_46" calcext:value-type="string">
            <text:p>trisac_46</text:p>
          </table:table-cell>
          <table:table-cell office:value-type="string" calcext:value-type="string">
            <text:p><text:s/></text:p>
          </table:table-cell>
          <table:table-cell table:style-name="ce37" table:formula="of:=JSONTRISACS([.AF17];[.B17];[.C17];[.D17];[.E17];[.F17];[.G17];[.H17];[.T17];[.U17];[.V17];[.W17];[.X17];[.AD17];[.AA17])"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37</text:p>
          </table:table-cell>
          <table:table-cell table:style-name="ce34" office:value-type="string" calcext:value-type="string">
            <text:p>Devant la Piscine Léo Lagrange</text:p>
          </table:table-cell>
          <table:table-cell table:style-name="ce34" table:number-columns-repeated="2"/>
          <table:table-cell table:style-name="ce34" office:value-type="string" calcext:value-type="string">
            <text:p>Boulevard des Nations Unies</text:p>
          </table:table-cell>
          <table:table-cell table:style-name="ce34" office:value-type="string" calcext:value-type="string">
            <text:p>Centre Ville</text:p>
          </table:table-cell>
          <table:table-cell table:style-name="ce34" office:value-type="string" calcext:value-type="string">
            <text:p>Centre-Ville</text:p>
          </table:table-cell>
          <table:table-cell table:style-name="ce34" office:value-type="string" calcext:value-type="string">
            <text:p>RDV</text:p>
          </table:table-cell>
          <table:table-cell table:style-name="ce34" office:value-type="string" calcext:value-type="string">
            <text:p>20/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4/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8/09/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09924940714 , -1.56107045739242]</text:p>
          </table:table-cell>
          <table:table-cell table:number-columns-repeated="3"/>
          <table:table-cell table:style-name="ce58" table:formula="of:=REMPLACEEMPLACEMENTTRISAC([.T18];[.B18];[.E18];[.H18])" office:value-type="string" office:string-value="" calcext:value-type="error">
            <text:p>#VALEUR !</text:p>
          </table:table-cell>
          <table:table-cell table:style-name="ce58" table:formula="of:=REMPLACEEMPLACEMENTTRISAC2([.T18];[.B18];[.E18];[.H18])" office:value-type="string" office:string-value="" calcext:value-type="error">
            <text:p>#VALEUR !</text:p>
          </table:table-cell>
          <table:table-cell table:style-name="ce59" table:formula="of:=REMPLACEHORAIRESTRISAC2([.I18];[.J18];[.K18];[.L18];[.M18];[.N18];[.O18];[.P18];[.Q18];[.B18];[.E18];[.H18])" office:value-type="string" office:string-value="" calcext:value-type="error">
            <text:p>#VALEUR !</text:p>
          </table:table-cell>
          <table:table-cell table:style-name="ce60" table:formula="of:=CONCATENATE(&quot;trisac,&quot;;UTILTRANSFORMEENMOTSCLES([.E18]))" office:value-type="string" office:string-value="" calcext:value-type="error">
            <text:p>#VALEUR !</text:p>
          </table:table-cell>
          <table:table-cell table:style-name="ce61" table:formula="of:=CONCATENATE(&quot;trisac_&quot;;[.A18])" office:value-type="string" office:string-value="trisac_37" calcext:value-type="string">
            <text:p>trisac_37</text:p>
          </table:table-cell>
          <table:table-cell office:value-type="string" calcext:value-type="string">
            <text:p><text:s/></text:p>
          </table:table-cell>
          <table:table-cell table:style-name="ce37" table:formula="of:=JSONTRISACS([.AF18];[.B18];[.C18];[.D18];[.E18];[.F18];[.G18];[.H18];[.T18];[.U18];[.V18];[.W18];[.X18];[.AD18];[.AA18])"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44</text:p>
          </table:table-cell>
          <table:table-cell table:style-name="ce34" office:value-type="string" calcext:value-type="string">
            <text:p>Cours Cambronne</text:p>
          </table:table-cell>
          <table:table-cell table:style-name="ce34" table:number-columns-repeated="2"/>
          <table:table-cell table:style-name="ce34" office:value-type="string" calcext:value-type="string">
            <text:p>Rue des Cadeniers</text:p>
          </table:table-cell>
          <table:table-cell table:style-name="ce34" office:value-type="string" calcext:value-type="string">
            <text:p>Centre Ville</text:p>
          </table:table-cell>
          <table:table-cell table:style-name="ce34" office:value-type="string" calcext:value-type="string">
            <text:p>Centre-Ville</text:p>
          </table:table-cell>
          <table:table-cell table:style-name="ce34" office:value-type="string" calcext:value-type="string">
            <text:p>RDV</text:p>
          </table:table-cell>
          <table:table-cell table:style-name="ce34" office:value-type="string" calcext:value-type="string">
            <text:p>30/01/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4/05/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08/10/2016</text:p>
          </table:table-cell>
          <table:table-cell table:style-name="ce34" office:value-type="string" calcext:value-type="string">
            <text:p>09:00</text:p>
          </table:table-cell>
          <table:table-cell table:style-name="ce34" office:value-type="string" calcext:value-type="string">
            <text:p>13: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24318278172 , -1.56246151143316]</text:p>
          </table:table-cell>
          <table:table-cell table:number-columns-repeated="3"/>
          <table:table-cell table:style-name="ce58" table:formula="of:=REMPLACEEMPLACEMENTTRISAC([.T19];[.B19];[.E19];[.H19])" office:value-type="string" office:string-value="" calcext:value-type="error">
            <text:p>#VALEUR !</text:p>
          </table:table-cell>
          <table:table-cell table:style-name="ce58" table:formula="of:=REMPLACEEMPLACEMENTTRISAC2([.T19];[.B19];[.E19];[.H19])" office:value-type="string" office:string-value="" calcext:value-type="error">
            <text:p>#VALEUR !</text:p>
          </table:table-cell>
          <table:table-cell table:style-name="ce59" table:formula="of:=REMPLACEHORAIRESTRISAC2([.I19];[.J19];[.K19];[.L19];[.M19];[.N19];[.O19];[.P19];[.Q19];[.B19];[.E19];[.H19])" office:value-type="string" office:string-value="" calcext:value-type="error">
            <text:p>#VALEUR !</text:p>
          </table:table-cell>
          <table:table-cell table:style-name="ce60" table:formula="of:=CONCATENATE(&quot;trisac,&quot;;UTILTRANSFORMEENMOTSCLES([.E19]))" office:value-type="string" office:string-value="" calcext:value-type="error">
            <text:p>#VALEUR !</text:p>
          </table:table-cell>
          <table:table-cell table:style-name="ce61" table:formula="of:=CONCATENATE(&quot;trisac_&quot;;[.A19])" office:value-type="string" office:string-value="trisac_44" calcext:value-type="string">
            <text:p>trisac_44</text:p>
          </table:table-cell>
          <table:table-cell office:value-type="string" calcext:value-type="string">
            <text:p><text:s/></text:p>
          </table:table-cell>
          <table:table-cell table:style-name="ce37" table:formula="of:=JSONTRISACS([.AF19];[.B19];[.C19];[.D19];[.E19];[.F19];[.G19];[.H19];[.T19];[.U19];[.V19];[.W19];[.X19];[.AD19];[.AA19])"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26</text:p>
          </table:table-cell>
          <table:table-cell table:style-name="ce34" office:value-type="string" calcext:value-type="string">
            <text:p>Tabac Presse</text:p>
          </table:table-cell>
          <table:table-cell table:style-name="ce34" office:value-type="string" calcext:value-type="string">
            <text:p>Commerce</text:p>
          </table:table-cell>
          <table:table-cell table:style-name="ce34" office:value-type="float" office:value="17" calcext:value-type="float">
            <text:p>17</text:p>
          </table:table-cell>
          <table:table-cell table:style-name="ce34" office:value-type="string" calcext:value-type="string">
            <text:p>Allée Duguay Trouin</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26326351651 , -1.55713180563729]</text:p>
          </table:table-cell>
          <table:table-cell table:number-columns-repeated="3"/>
          <table:table-cell table:style-name="ce58" table:formula="of:=REMPLACEEMPLACEMENTTRISAC([.T20];[.B20];[.E20];[.H20])" office:value-type="string" office:string-value="" calcext:value-type="error">
            <text:p>#VALEUR !</text:p>
          </table:table-cell>
          <table:table-cell table:style-name="ce58" table:formula="of:=REMPLACEEMPLACEMENTTRISAC2([.T20];[.B20];[.E20];[.H20])" office:value-type="string" office:string-value="" calcext:value-type="error">
            <text:p>#VALEUR !</text:p>
          </table:table-cell>
          <table:table-cell table:style-name="ce59" table:formula="of:=REMPLACEHORAIRESTRISAC2([.I20];[.J20];[.K20];[.L20];[.M20];[.N20];[.O20];[.P20];[.Q20];[.B20];[.E20];[.H20])" office:value-type="string" office:string-value="" calcext:value-type="error">
            <text:p>#VALEUR !</text:p>
          </table:table-cell>
          <table:table-cell table:style-name="ce60" table:formula="of:=CONCATENATE(&quot;trisac,&quot;;UTILTRANSFORMEENMOTSCLES([.E20]))" office:value-type="string" office:string-value="" calcext:value-type="error">
            <text:p>#VALEUR !</text:p>
          </table:table-cell>
          <table:table-cell table:style-name="ce61" table:formula="of:=CONCATENATE(&quot;trisac_&quot;;[.A20])" office:value-type="string" office:string-value="trisac_26" calcext:value-type="string">
            <text:p>trisac_26</text:p>
          </table:table-cell>
          <table:table-cell office:value-type="string" calcext:value-type="string">
            <text:p><text:s/></text:p>
          </table:table-cell>
          <table:table-cell table:style-name="ce37" table:formula="of:=JSONTRISACS([.AF20];[.B20];[.C20];[.D20];[.E20];[.F20];[.G20];[.H20];[.T20];[.U20];[.V20];[.W20];[.X20];[.AD20];[.AA20])"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text:p>
          </table:table-cell>
          <table:table-cell table:style-name="ce34" office:value-type="string" calcext:value-type="string">
            <text:p>Comptoir du tri</text:p>
          </table:table-cell>
          <table:table-cell table:style-name="ce34" office:value-type="string" calcext:value-type="string">
            <text:p>Service communautaire</text:p>
          </table:table-cell>
          <table:table-cell table:style-name="ce34" office:value-type="float" office:value="6" calcext:value-type="float">
            <text:p>6</text:p>
          </table:table-cell>
          <table:table-cell table:style-name="ce34" office:value-type="string" calcext:value-type="string">
            <text:p>Allée Brancas</text:p>
          </table:table-cell>
          <table:table-cell table:style-name="ce34" office:value-type="string" calcext:value-type="string">
            <text:p>Centre Ville</text:p>
          </table:table-cell>
          <table:table-cell table:style-name="ce34"/>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38099928016 , -1.55624670850238]</text:p>
          </table:table-cell>
          <table:table-cell table:number-columns-repeated="3"/>
          <table:table-cell table:style-name="ce58" table:formula="of:=REMPLACEEMPLACEMENTTRISAC([.T21];[.B21];[.E21];[.H21])" office:value-type="string" office:string-value="" calcext:value-type="error">
            <text:p>#VALEUR !</text:p>
          </table:table-cell>
          <table:table-cell table:style-name="ce58" table:formula="of:=REMPLACEEMPLACEMENTTRISAC2([.T21];[.B21];[.E21];[.H21])" office:value-type="string" office:string-value="" calcext:value-type="error">
            <text:p>#VALEUR !</text:p>
          </table:table-cell>
          <table:table-cell table:style-name="ce59" table:formula="of:=REMPLACEHORAIRESTRISAC2([.I21];[.J21];[.K21];[.L21];[.M21];[.N21];[.O21];[.P21];[.Q21];[.B21];[.E21];[.H21])" office:value-type="string" office:string-value="" calcext:value-type="error">
            <text:p>#VALEUR !</text:p>
          </table:table-cell>
          <table:table-cell table:style-name="ce60" table:formula="of:=CONCATENATE(&quot;trisac,&quot;;UTILTRANSFORMEENMOTSCLES([.E21]))" office:value-type="string" office:string-value="" calcext:value-type="error">
            <text:p>#VALEUR !</text:p>
          </table:table-cell>
          <table:table-cell table:style-name="ce61" table:formula="of:=CONCATENATE(&quot;trisac_&quot;;[.A21])" office:value-type="string" office:string-value="trisac_1" calcext:value-type="string">
            <text:p>trisac_1</text:p>
          </table:table-cell>
          <table:table-cell office:value-type="string" calcext:value-type="string">
            <text:p><text:s/></text:p>
          </table:table-cell>
          <table:table-cell table:style-name="ce37" table:formula="of:=JSONTRISACS([.AF21];[.B21];[.C21];[.D21];[.E21];[.F21];[.G21];[.H21];[.T21];[.U21];[.V21];[.W21];[.X21];[.AD21];[.AA21])"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28</text:p>
          </table:table-cell>
          <table:table-cell table:style-name="ce34" office:value-type="string" calcext:value-type="string">
            <text:p>Glup's</text:p>
          </table:table-cell>
          <table:table-cell table:style-name="ce34" office:value-type="string" calcext:value-type="string">
            <text:p>Commerce</text:p>
          </table:table-cell>
          <table:table-cell table:style-name="ce34" office:value-type="float" office:value="10" calcext:value-type="float">
            <text:p>10</text:p>
          </table:table-cell>
          <table:table-cell table:style-name="ce34" office:value-type="string" calcext:value-type="string">
            <text:p>Rue de la Fosse</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37455319448 , -1.55888773622567]</text:p>
          </table:table-cell>
          <table:table-cell table:number-columns-repeated="3"/>
          <table:table-cell table:style-name="ce58" table:formula="of:=REMPLACEEMPLACEMENTTRISAC([.T22];[.B22];[.E22];[.H22])" office:value-type="string" office:string-value="" calcext:value-type="error">
            <text:p>#VALEUR !</text:p>
          </table:table-cell>
          <table:table-cell table:style-name="ce58" table:formula="of:=REMPLACEEMPLACEMENTTRISAC2([.T22];[.B22];[.E22];[.H22])" office:value-type="string" office:string-value="" calcext:value-type="error">
            <text:p>#VALEUR !</text:p>
          </table:table-cell>
          <table:table-cell table:style-name="ce59" table:formula="of:=REMPLACEHORAIRESTRISAC2([.I22];[.J22];[.K22];[.L22];[.M22];[.N22];[.O22];[.P22];[.Q22];[.B22];[.E22];[.H22])" office:value-type="string" office:string-value="" calcext:value-type="error">
            <text:p>#VALEUR !</text:p>
          </table:table-cell>
          <table:table-cell table:style-name="ce60" table:formula="of:=CONCATENATE(&quot;trisac,&quot;;UTILTRANSFORMEENMOTSCLES([.E22]))" office:value-type="string" office:string-value="" calcext:value-type="error">
            <text:p>#VALEUR !</text:p>
          </table:table-cell>
          <table:table-cell table:style-name="ce61" table:formula="of:=CONCATENATE(&quot;trisac_&quot;;[.A22])" office:value-type="string" office:string-value="trisac_28" calcext:value-type="string">
            <text:p>trisac_28</text:p>
          </table:table-cell>
          <table:table-cell office:value-type="string" calcext:value-type="string">
            <text:p><text:s/></text:p>
          </table:table-cell>
          <table:table-cell table:style-name="ce37" table:formula="of:=JSONTRISACS([.AF22];[.B22];[.C22];[.D22];[.E22];[.F22];[.G22];[.H22];[.T22];[.U22];[.V22];[.W22];[.X22];[.AD22];[.AA22])"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29</text:p>
          </table:table-cell>
          <table:table-cell table:style-name="ce34" office:value-type="string" calcext:value-type="string">
            <text:p>Du Vert en Ville</text:p>
          </table:table-cell>
          <table:table-cell table:style-name="ce34" office:value-type="string" calcext:value-type="string">
            <text:p>Commerce</text:p>
          </table:table-cell>
          <table:table-cell table:style-name="ce34" office:value-type="float" office:value="23" calcext:value-type="float">
            <text:p>23</text:p>
          </table:table-cell>
          <table:table-cell table:style-name="ce34" office:value-type="string" calcext:value-type="string">
            <text:p>Rue Racine</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42601633664 , -1.56527226639288]</text:p>
          </table:table-cell>
          <table:table-cell table:number-columns-repeated="3"/>
          <table:table-cell table:style-name="ce58" table:formula="of:=REMPLACEEMPLACEMENTTRISAC([.T23];[.B23];[.E23];[.H23])" office:value-type="string" office:string-value="" calcext:value-type="error">
            <text:p>#VALEUR !</text:p>
          </table:table-cell>
          <table:table-cell table:style-name="ce58" table:formula="of:=REMPLACEEMPLACEMENTTRISAC2([.T23];[.B23];[.E23];[.H23])" office:value-type="string" office:string-value="" calcext:value-type="error">
            <text:p>#VALEUR !</text:p>
          </table:table-cell>
          <table:table-cell table:style-name="ce59" table:formula="of:=REMPLACEHORAIRESTRISAC2([.I23];[.J23];[.K23];[.L23];[.M23];[.N23];[.O23];[.P23];[.Q23];[.B23];[.E23];[.H23])" office:value-type="string" office:string-value="" calcext:value-type="error">
            <text:p>#VALEUR !</text:p>
          </table:table-cell>
          <table:table-cell table:style-name="ce60" table:formula="of:=CONCATENATE(&quot;trisac,&quot;;UTILTRANSFORMEENMOTSCLES([.E23]))" office:value-type="string" office:string-value="" calcext:value-type="error">
            <text:p>#VALEUR !</text:p>
          </table:table-cell>
          <table:table-cell table:style-name="ce61" table:formula="of:=CONCATENATE(&quot;trisac_&quot;;[.A23])" office:value-type="string" office:string-value="trisac_29" calcext:value-type="string">
            <text:p>trisac_29</text:p>
          </table:table-cell>
          <table:table-cell office:value-type="string" calcext:value-type="string">
            <text:p><text:s/></text:p>
          </table:table-cell>
          <table:table-cell table:style-name="ce37" table:formula="of:=JSONTRISACS([.AF23];[.B23];[.C23];[.D23];[.E23];[.F23];[.G23];[.H23];[.T23];[.U23];[.V23];[.W23];[.X23];[.AD23];[.AA23])"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30</text:p>
          </table:table-cell>
          <table:table-cell table:style-name="ce34" office:value-type="string" calcext:value-type="string">
            <text:p>Carrefour City</text:p>
          </table:table-cell>
          <table:table-cell table:style-name="ce34" office:value-type="string" calcext:value-type="string">
            <text:p>Commerce</text:p>
          </table:table-cell>
          <table:table-cell table:style-name="ce34" office:value-type="float" office:value="3" calcext:value-type="float">
            <text:p>3</text:p>
          </table:table-cell>
          <table:table-cell table:style-name="ce34" office:value-type="string" calcext:value-type="string">
            <text:p>Rue Cassini</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49613500515 , -1.56504320917249]</text:p>
          </table:table-cell>
          <table:table-cell table:number-columns-repeated="3"/>
          <table:table-cell table:style-name="ce58" table:formula="of:=REMPLACEEMPLACEMENTTRISAC([.T24];[.B24];[.E24];[.H24])" office:value-type="string" office:string-value="" calcext:value-type="error">
            <text:p>#VALEUR !</text:p>
          </table:table-cell>
          <table:table-cell table:style-name="ce58" table:formula="of:=REMPLACEEMPLACEMENTTRISAC2([.T24];[.B24];[.E24];[.H24])" office:value-type="string" office:string-value="" calcext:value-type="error">
            <text:p>#VALEUR !</text:p>
          </table:table-cell>
          <table:table-cell table:style-name="ce59" table:formula="of:=REMPLACEHORAIRESTRISAC2([.I24];[.J24];[.K24];[.L24];[.M24];[.N24];[.O24];[.P24];[.Q24];[.B24];[.E24];[.H24])" office:value-type="string" office:string-value="" calcext:value-type="error">
            <text:p>#VALEUR !</text:p>
          </table:table-cell>
          <table:table-cell table:style-name="ce60" table:formula="of:=CONCATENATE(&quot;trisac,&quot;;UTILTRANSFORMEENMOTSCLES([.E24]))" office:value-type="string" office:string-value="" calcext:value-type="error">
            <text:p>#VALEUR !</text:p>
          </table:table-cell>
          <table:table-cell table:style-name="ce61" table:formula="of:=CONCATENATE(&quot;trisac_&quot;;[.A24])" office:value-type="string" office:string-value="trisac_30" calcext:value-type="string">
            <text:p>trisac_30</text:p>
          </table:table-cell>
          <table:table-cell office:value-type="string" calcext:value-type="string">
            <text:p><text:s/></text:p>
          </table:table-cell>
          <table:table-cell table:style-name="ce37" table:formula="of:=JSONTRISACS([.AF24];[.B24];[.C24];[.D24];[.E24];[.F24];[.G24];[.H24];[.T24];[.U24];[.V24];[.W24];[.X24];[.AD24];[.AA24])"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33</text:p>
          </table:table-cell>
          <table:table-cell table:style-name="ce34" office:value-type="string" calcext:value-type="string">
            <text:p>Tabac Presse Pitois</text:p>
          </table:table-cell>
          <table:table-cell table:style-name="ce34" office:value-type="string" calcext:value-type="string">
            <text:p>Commerce</text:p>
          </table:table-cell>
          <table:table-cell table:style-name="ce34" office:value-type="float" office:value="9" calcext:value-type="float">
            <text:p>9</text:p>
          </table:table-cell>
          <table:table-cell table:style-name="ce34" office:value-type="string" calcext:value-type="string">
            <text:p>Rue de Budapest</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66599968739 , -1.56003585012774]</text:p>
          </table:table-cell>
          <table:table-cell table:number-columns-repeated="3"/>
          <table:table-cell table:style-name="ce58" table:formula="of:=REMPLACEEMPLACEMENTTRISAC([.T25];[.B25];[.E25];[.H25])" office:value-type="string" office:string-value="" calcext:value-type="error">
            <text:p>#VALEUR !</text:p>
          </table:table-cell>
          <table:table-cell table:style-name="ce58" table:formula="of:=REMPLACEEMPLACEMENTTRISAC2([.T25];[.B25];[.E25];[.H25])" office:value-type="string" office:string-value="" calcext:value-type="error">
            <text:p>#VALEUR !</text:p>
          </table:table-cell>
          <table:table-cell table:style-name="ce59" table:formula="of:=REMPLACEHORAIRESTRISAC2([.I25];[.J25];[.K25];[.L25];[.M25];[.N25];[.O25];[.P25];[.Q25];[.B25];[.E25];[.H25])" office:value-type="string" office:string-value="" calcext:value-type="error">
            <text:p>#VALEUR !</text:p>
          </table:table-cell>
          <table:table-cell table:style-name="ce60" table:formula="of:=CONCATENATE(&quot;trisac,&quot;;UTILTRANSFORMEENMOTSCLES([.E25]))" office:value-type="string" office:string-value="" calcext:value-type="error">
            <text:p>#VALEUR !</text:p>
          </table:table-cell>
          <table:table-cell table:style-name="ce61" table:formula="of:=CONCATENATE(&quot;trisac_&quot;;[.A25])" office:value-type="string" office:string-value="trisac_33" calcext:value-type="string">
            <text:p>trisac_33</text:p>
          </table:table-cell>
          <table:table-cell office:value-type="string" calcext:value-type="string">
            <text:p><text:s/></text:p>
          </table:table-cell>
          <table:table-cell table:style-name="ce37" table:formula="of:=JSONTRISACS([.AF25];[.B25];[.C25];[.D25];[.E25];[.F25];[.G25];[.H25];[.T25];[.U25];[.V25];[.W25];[.X25];[.AD25];[.AA25])"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31</text:p>
          </table:table-cell>
          <table:table-cell table:style-name="ce34" office:value-type="string" calcext:value-type="string">
            <text:p>Boulangerie</text:p>
          </table:table-cell>
          <table:table-cell table:style-name="ce34" office:value-type="string" calcext:value-type="string">
            <text:p>Commerce</text:p>
          </table:table-cell>
          <table:table-cell table:style-name="ce34" office:value-type="float" office:value="4" calcext:value-type="float">
            <text:p>4</text:p>
          </table:table-cell>
          <table:table-cell table:style-name="ce34" office:value-type="string" calcext:value-type="string">
            <text:p>Allée Duquesne</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7194173303 , -1.55668673593576]</text:p>
          </table:table-cell>
          <table:table-cell table:number-columns-repeated="3"/>
          <table:table-cell table:style-name="ce58" table:formula="of:=REMPLACEEMPLACEMENTTRISAC([.T26];[.B26];[.E26];[.H26])" office:value-type="string" office:string-value="" calcext:value-type="error">
            <text:p>#VALEUR !</text:p>
          </table:table-cell>
          <table:table-cell table:style-name="ce58" table:formula="of:=REMPLACEEMPLACEMENTTRISAC2([.T26];[.B26];[.E26];[.H26])" office:value-type="string" office:string-value="" calcext:value-type="error">
            <text:p>#VALEUR !</text:p>
          </table:table-cell>
          <table:table-cell table:style-name="ce59" table:formula="of:=REMPLACEHORAIRESTRISAC2([.I26];[.J26];[.K26];[.L26];[.M26];[.N26];[.O26];[.P26];[.Q26];[.B26];[.E26];[.H26])" office:value-type="string" office:string-value="" calcext:value-type="error">
            <text:p>#VALEUR !</text:p>
          </table:table-cell>
          <table:table-cell table:style-name="ce60" table:formula="of:=CONCATENATE(&quot;trisac,&quot;;UTILTRANSFORMEENMOTSCLES([.E26]))" office:value-type="string" office:string-value="" calcext:value-type="error">
            <text:p>#VALEUR !</text:p>
          </table:table-cell>
          <table:table-cell table:style-name="ce61" table:formula="of:=CONCATENATE(&quot;trisac_&quot;;[.A26])" office:value-type="string" office:string-value="trisac_31" calcext:value-type="string">
            <text:p>trisac_31</text:p>
          </table:table-cell>
          <table:table-cell office:value-type="string" calcext:value-type="string">
            <text:p><text:s/></text:p>
          </table:table-cell>
          <table:table-cell table:style-name="ce37" table:formula="of:=JSONTRISACS([.AF26];[.B26];[.C26];[.D26];[.E26];[.F26];[.G26];[.H26];[.T26];[.U26];[.V26];[.W26];[.X26];[.AD26];[.AA26])"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39</text:p>
          </table:table-cell>
          <table:table-cell table:style-name="ce34" office:value-type="string" calcext:value-type="string">
            <text:p>Place de Bretagne</text:p>
          </table:table-cell>
          <table:table-cell table:style-name="ce34" table:number-columns-repeated="2"/>
          <table:table-cell table:style-name="ce34" office:value-type="string" calcext:value-type="string">
            <text:p>Place de Bretagne</text:p>
          </table:table-cell>
          <table:table-cell table:style-name="ce34" office:value-type="string" calcext:value-type="string">
            <text:p>Centre Ville</text:p>
          </table:table-cell>
          <table:table-cell table:style-name="ce34" office:value-type="string" calcext:value-type="string">
            <text:p>Centre-Ville</text:p>
          </table:table-cell>
          <table:table-cell table:style-name="ce34" office:value-type="string" calcext:value-type="string">
            <text:p>RDV</text:p>
          </table:table-cell>
          <table:table-cell table:style-name="ce34" office:value-type="string" calcext:value-type="string">
            <text:p>22/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6/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30/09/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75064328734 , -1.55911151379809]</text:p>
          </table:table-cell>
          <table:table-cell table:number-columns-repeated="3"/>
          <table:table-cell table:style-name="ce58" table:formula="of:=REMPLACEEMPLACEMENTTRISAC([.T27];[.B27];[.E27];[.H27])" office:value-type="string" office:string-value="" calcext:value-type="error">
            <text:p>#VALEUR !</text:p>
          </table:table-cell>
          <table:table-cell table:style-name="ce58" table:formula="of:=REMPLACEEMPLACEMENTTRISAC2([.T27];[.B27];[.E27];[.H27])" office:value-type="string" office:string-value="" calcext:value-type="error">
            <text:p>#VALEUR !</text:p>
          </table:table-cell>
          <table:table-cell table:style-name="ce59" table:formula="of:=REMPLACEHORAIRESTRISAC2([.I27];[.J27];[.K27];[.L27];[.M27];[.N27];[.O27];[.P27];[.Q27];[.B27];[.E27];[.H27])" office:value-type="string" office:string-value="" calcext:value-type="error">
            <text:p>#VALEUR !</text:p>
          </table:table-cell>
          <table:table-cell table:style-name="ce60" table:formula="of:=CONCATENATE(&quot;trisac,&quot;;UTILTRANSFORMEENMOTSCLES([.E27]))" office:value-type="string" office:string-value="" calcext:value-type="error">
            <text:p>#VALEUR !</text:p>
          </table:table-cell>
          <table:table-cell table:style-name="ce61" table:formula="of:=CONCATENATE(&quot;trisac_&quot;;[.A27])" office:value-type="string" office:string-value="trisac_39" calcext:value-type="string">
            <text:p>trisac_39</text:p>
          </table:table-cell>
          <table:table-cell office:value-type="string" calcext:value-type="string">
            <text:p><text:s/></text:p>
          </table:table-cell>
          <table:table-cell table:style-name="ce37" table:formula="of:=JSONTRISACS([.AF27];[.B27];[.C27];[.D27];[.E27];[.F27];[.G27];[.H27];[.T27];[.U27];[.V27];[.W27];[.X27];[.AD27];[.AA27])"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24</text:p>
          </table:table-cell>
          <table:table-cell table:style-name="ce34" office:value-type="string" calcext:value-type="string">
            <text:p>Au p'tit pain nantais</text:p>
          </table:table-cell>
          <table:table-cell table:style-name="ce34" office:value-type="string" calcext:value-type="string">
            <text:p>Commerce</text:p>
          </table:table-cell>
          <table:table-cell table:style-name="ce34" office:value-type="float" office:value="26" calcext:value-type="float">
            <text:p>26</text:p>
          </table:table-cell>
          <table:table-cell table:style-name="ce34" office:value-type="string" calcext:value-type="string">
            <text:p>Rue Jean Jaurès</text:p>
          </table:table-cell>
          <table:table-cell table:style-name="ce34" office:value-type="string" calcext:value-type="string">
            <text:p>Hauts Pavés - Saint Félix</text:p>
          </table:table-cell>
          <table:table-cell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83146463099 , -1.56182083830304]</text:p>
          </table:table-cell>
          <table:table-cell table:number-columns-repeated="3"/>
          <table:table-cell table:style-name="ce58" table:formula="of:=REMPLACEEMPLACEMENTTRISAC([.T28];[.B28];[.E28];[.H28])" office:value-type="string" office:string-value="" calcext:value-type="error">
            <text:p>#VALEUR !</text:p>
          </table:table-cell>
          <table:table-cell table:style-name="ce58" table:formula="of:=REMPLACEEMPLACEMENTTRISAC2([.T28];[.B28];[.E28];[.H28])" office:value-type="string" office:string-value="" calcext:value-type="error">
            <text:p>#VALEUR !</text:p>
          </table:table-cell>
          <table:table-cell table:style-name="ce59" table:formula="of:=REMPLACEHORAIRESTRISAC2([.I28];[.J28];[.K28];[.L28];[.M28];[.N28];[.O28];[.P28];[.Q28];[.B28];[.E28];[.H28])" office:value-type="string" office:string-value="" calcext:value-type="error">
            <text:p>#VALEUR !</text:p>
          </table:table-cell>
          <table:table-cell table:style-name="ce60" table:formula="of:=CONCATENATE(&quot;trisac,&quot;;UTILTRANSFORMEENMOTSCLES([.E28]))" office:value-type="string" office:string-value="" calcext:value-type="error">
            <text:p>#VALEUR !</text:p>
          </table:table-cell>
          <table:table-cell table:style-name="ce61" table:formula="of:=CONCATENATE(&quot;trisac_&quot;;[.A28])" office:value-type="string" office:string-value="trisac_24" calcext:value-type="string">
            <text:p>trisac_24</text:p>
          </table:table-cell>
          <table:table-cell office:value-type="string" calcext:value-type="string">
            <text:p><text:s/></text:p>
          </table:table-cell>
          <table:table-cell table:style-name="ce37" table:formula="of:=JSONTRISACS([.AF28];[.B28];[.C28];[.D28];[.E28];[.F28];[.G28];[.H28];[.T28];[.U28];[.V28];[.W28];[.X28];[.AD28];[.AA28])"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74</text:p>
          </table:table-cell>
          <table:table-cell table:style-name="ce34" office:value-type="string" calcext:value-type="string">
            <text:p>Marché de Talensac</text:p>
          </table:table-cell>
          <table:table-cell table:style-name="ce34" office:value-type="string" calcext:value-type="string">
            <text:p>Marché</text:p>
          </table:table-cell>
          <table:table-cell table:style-name="ce34"/>
          <table:table-cell table:style-name="ce34" office:value-type="string" calcext:value-type="string">
            <text:p>Rue de Talensac</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vente_distrib_auto</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09513930215 , -1.55717213803952]</text:p>
          </table:table-cell>
          <table:table-cell table:number-columns-repeated="3"/>
          <table:table-cell table:style-name="ce58" table:formula="of:=REMPLACEEMPLACEMENTTRISAC([.T29];[.B29];[.E29];[.H29])" office:value-type="string" office:string-value="" calcext:value-type="error">
            <text:p>#VALEUR !</text:p>
          </table:table-cell>
          <table:table-cell table:style-name="ce58" table:formula="of:=REMPLACEEMPLACEMENTTRISAC2([.T29];[.B29];[.E29];[.H29])" office:value-type="string" office:string-value="" calcext:value-type="error">
            <text:p>#VALEUR !</text:p>
          </table:table-cell>
          <table:table-cell table:style-name="ce59" table:formula="of:=REMPLACEHORAIRESTRISAC2([.I29];[.J29];[.K29];[.L29];[.M29];[.N29];[.O29];[.P29];[.Q29];[.B29];[.E29];[.H29])" office:value-type="string" office:string-value="" calcext:value-type="error">
            <text:p>#VALEUR !</text:p>
          </table:table-cell>
          <table:table-cell table:style-name="ce60" table:formula="of:=CONCATENATE(&quot;trisac,&quot;;UTILTRANSFORMEENMOTSCLES([.E29]))" office:value-type="string" office:string-value="" calcext:value-type="error">
            <text:p>#VALEUR !</text:p>
          </table:table-cell>
          <table:table-cell table:style-name="ce61" table:formula="of:=CONCATENATE(&quot;trisac_&quot;;[.A29])" office:value-type="string" office:string-value="trisac_74" calcext:value-type="string">
            <text:p>trisac_74</text:p>
          </table:table-cell>
          <table:table-cell office:value-type="string" calcext:value-type="string">
            <text:p><text:s/></text:p>
          </table:table-cell>
          <table:table-cell table:style-name="ce37" table:formula="of:=JSONTRISACS([.AF29];[.B29];[.C29];[.D29];[.E29];[.F29];[.G29];[.H29];[.T29];[.U29];[.V29];[.W29];[.X29];[.AD29];[.AA29])"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95</text:p>
          </table:table-cell>
          <table:table-cell table:style-name="ce34" office:value-type="string" calcext:value-type="string">
            <text:p>Boulangerie La p'tite cantine</text:p>
          </table:table-cell>
          <table:table-cell table:style-name="ce34" office:value-type="string" calcext:value-type="string">
            <text:p>Commerce</text:p>
          </table:table-cell>
          <table:table-cell table:style-name="ce34" office:value-type="float" office:value="4" calcext:value-type="float">
            <text:p>4</text:p>
          </table:table-cell>
          <table:table-cell table:style-name="ce34" office:value-type="string" calcext:value-type="string">
            <text:p>Rue du Moulin des Rochettes</text:p>
          </table:table-cell>
          <table:table-cell table:number-columns-repeated="2" table:style-name="ce34" office:value-type="string" calcext:value-type="string">
            <text:p>Nantes Nord</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614647518517 , -1.58198910560769]</text:p>
          </table:table-cell>
          <table:table-cell table:number-columns-repeated="2"/>
          <table:table-cell table:style-name="ce23" office:value-type="string" calcext:value-type="string">
            <text:p>consulter les horaires dans les piscines</text:p>
          </table:table-cell>
          <table:table-cell table:style-name="ce58" table:formula="of:=REMPLACEEMPLACEMENTTRISAC([.T30];[.B30];[.E30];[.H30])" office:value-type="string" office:string-value="" calcext:value-type="error">
            <text:p>#VALEUR !</text:p>
          </table:table-cell>
          <table:table-cell table:style-name="ce58" table:formula="of:=REMPLACEEMPLACEMENTTRISAC2([.T30];[.B30];[.E30];[.H30])" office:value-type="string" office:string-value="" calcext:value-type="error">
            <text:p>#VALEUR !</text:p>
          </table:table-cell>
          <table:table-cell table:style-name="ce59" table:formula="of:=REMPLACEHORAIRESTRISAC2([.I30];[.J30];[.K30];[.L30];[.M30];[.N30];[.O30];[.P30];[.Q30];[.B30];[.E30];[.H30])" office:value-type="string" office:string-value="" calcext:value-type="error">
            <text:p>#VALEUR !</text:p>
          </table:table-cell>
          <table:table-cell table:style-name="ce60" table:formula="of:=CONCATENATE(&quot;trisac,&quot;;UTILTRANSFORMEENMOTSCLES([.E30]))" office:value-type="string" office:string-value="" calcext:value-type="error">
            <text:p>#VALEUR !</text:p>
          </table:table-cell>
          <table:table-cell table:style-name="ce61" table:formula="of:=CONCATENATE(&quot;trisac_&quot;;[.A30])" office:value-type="string" office:string-value="trisac_95" calcext:value-type="string">
            <text:p>trisac_95</text:p>
          </table:table-cell>
          <table:table-cell office:value-type="string" calcext:value-type="string">
            <text:p><text:s/></text:p>
          </table:table-cell>
          <table:table-cell table:style-name="ce37" table:formula="of:=JSONTRISACS([.AF30];[.B30];[.C30];[.D30];[.E30];[.F30];[.G30];[.H30];[.T30];[.U30];[.V30];[.W30];[.X30];[.AD30];[.AA30])"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01</text:p>
          </table:table-cell>
          <table:table-cell table:style-name="ce34" office:value-type="string" calcext:value-type="string">
            <text:p>Rue de Questembert (Ecole Françoise Dolto)</text:p>
          </table:table-cell>
          <table:table-cell table:style-name="ce34"/>
          <table:table-cell table:style-name="ce34" office:value-type="float" office:value="3" calcext:value-type="float">
            <text:p>3</text:p>
          </table:table-cell>
          <table:table-cell table:style-name="ce34" office:value-type="string" calcext:value-type="string">
            <text:p>Rue de Questembert</text:p>
          </table:table-cell>
          <table:table-cell table:number-columns-repeated="2" table:style-name="ce34" office:value-type="string" calcext:value-type="string">
            <text:p>Nantes Nord</text:p>
          </table:table-cell>
          <table:table-cell table:style-name="ce34" office:value-type="string" calcext:value-type="string">
            <text:p>RDV</text:p>
          </table:table-cell>
          <table:table-cell table:style-name="ce34" office:value-type="string" calcext:value-type="string">
            <text:p>14/12/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9/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8/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3/12/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649104117402 , -1.58006934317071]</text:p>
          </table:table-cell>
          <table:table-cell table:number-columns-repeated="3"/>
          <table:table-cell table:style-name="ce58" table:formula="of:=REMPLACEEMPLACEMENTTRISAC([.T31];[.B31];[.E31];[.H31])" office:value-type="string" office:string-value="" calcext:value-type="error">
            <text:p>#VALEUR !</text:p>
          </table:table-cell>
          <table:table-cell table:style-name="ce58" table:formula="of:=REMPLACEEMPLACEMENTTRISAC2([.T31];[.B31];[.E31];[.H31])" office:value-type="string" office:string-value="" calcext:value-type="error">
            <text:p>#VALEUR !</text:p>
          </table:table-cell>
          <table:table-cell table:style-name="ce59" table:formula="of:=REMPLACEHORAIRESTRISAC2([.I31];[.J31];[.K31];[.L31];[.M31];[.N31];[.O31];[.P31];[.Q31];[.B31];[.E31];[.H31])" office:value-type="string" office:string-value="" calcext:value-type="error">
            <text:p>#VALEUR !</text:p>
          </table:table-cell>
          <table:table-cell table:style-name="ce60" table:formula="of:=CONCATENATE(&quot;trisac,&quot;;UTILTRANSFORMEENMOTSCLES([.E31]))" office:value-type="string" office:string-value="" calcext:value-type="error">
            <text:p>#VALEUR !</text:p>
          </table:table-cell>
          <table:table-cell table:style-name="ce61" table:formula="of:=CONCATENATE(&quot;trisac_&quot;;[.A31])" office:value-type="string" office:string-value="trisac_101" calcext:value-type="string">
            <text:p>trisac_101</text:p>
          </table:table-cell>
          <table:table-cell office:value-type="string" calcext:value-type="string">
            <text:p><text:s/></text:p>
          </table:table-cell>
          <table:table-cell table:style-name="ce37" table:formula="of:=JSONTRISACS([.AF31];[.B31];[.C31];[.D31];[.E31];[.F31];[.G31];[.H31];[.T31];[.U31];[.V31];[.W31];[.X31];[.AD31];[.AA31])"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94</text:p>
          </table:table-cell>
          <table:table-cell table:style-name="ce34" office:value-type="string" calcext:value-type="string">
            <text:p>Mairie Annexe Nantes Nord</text:p>
          </table:table-cell>
          <table:table-cell table:style-name="ce34" office:value-type="string" calcext:value-type="string">
            <text:p>Mairie annexe</text:p>
          </table:table-cell>
          <table:table-cell table:style-name="ce34" office:value-type="float" office:value="41" calcext:value-type="float">
            <text:p>41</text:p>
          </table:table-cell>
          <table:table-cell table:style-name="ce34" office:value-type="string" calcext:value-type="string">
            <text:p>Route de la Chapelle sur Erdre</text:p>
          </table:table-cell>
          <table:table-cell table:number-columns-repeated="2" table:style-name="ce34" office:value-type="string" calcext:value-type="string">
            <text:p>Nantes Nord</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567767936233 , -1.57597244158787]</text:p>
          </table:table-cell>
          <table:table-cell table:number-columns-repeated="3"/>
          <table:table-cell table:style-name="ce58" table:formula="of:=REMPLACEEMPLACEMENTTRISAC([.T32];[.B32];[.E32];[.H32])" office:value-type="string" office:string-value="" calcext:value-type="error">
            <text:p>#VALEUR !</text:p>
          </table:table-cell>
          <table:table-cell table:style-name="ce58" table:formula="of:=REMPLACEEMPLACEMENTTRISAC2([.T32];[.B32];[.E32];[.H32])" office:value-type="string" office:string-value="" calcext:value-type="error">
            <text:p>#VALEUR !</text:p>
          </table:table-cell>
          <table:table-cell table:style-name="ce59" table:formula="of:=REMPLACEHORAIRESTRISAC2([.I32];[.J32];[.K32];[.L32];[.M32];[.N32];[.O32];[.P32];[.Q32];[.B32];[.E32];[.H32])" office:value-type="string" office:string-value="" calcext:value-type="error">
            <text:p>#VALEUR !</text:p>
          </table:table-cell>
          <table:table-cell table:style-name="ce60" table:formula="of:=CONCATENATE(&quot;trisac,&quot;;UTILTRANSFORMEENMOTSCLES([.E32]))" office:value-type="string" office:string-value="" calcext:value-type="error">
            <text:p>#VALEUR !</text:p>
          </table:table-cell>
          <table:table-cell table:style-name="ce61" table:formula="of:=CONCATENATE(&quot;trisac_&quot;;[.A32])" office:value-type="string" office:string-value="trisac_94" calcext:value-type="string">
            <text:p>trisac_94</text:p>
          </table:table-cell>
          <table:table-cell office:value-type="string" calcext:value-type="string">
            <text:p><text:s/></text:p>
          </table:table-cell>
          <table:table-cell table:style-name="ce37" table:formula="of:=JSONTRISACS([.AF32];[.B32];[.C32];[.D32];[.E32];[.F32];[.G32];[.H32];[.T32];[.U32];[.V32];[.W32];[.X32];[.AD32];[.AA32])"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24</text:p>
          </table:table-cell>
          <table:table-cell table:style-name="ce34" office:value-type="string" calcext:value-type="string">
            <text:p>Route de la Chapelle Sur Erdre - Parking Lidl</text:p>
          </table:table-cell>
          <table:table-cell table:style-name="ce34"/>
          <table:table-cell table:style-name="ce34" office:value-type="float" office:value="6" calcext:value-type="float">
            <text:p>6</text:p>
          </table:table-cell>
          <table:table-cell table:style-name="ce34" office:value-type="string" calcext:value-type="string">
            <text:p>Route de la Chapelle sur Erdre</text:p>
          </table:table-cell>
          <table:table-cell table:number-columns-repeated="2" table:style-name="ce34" office:value-type="string" calcext:value-type="string">
            <text:p>Nantes Nord</text:p>
          </table:table-cell>
          <table:table-cell table:style-name="ce34" office:value-type="string" calcext:value-type="string">
            <text:p>RDV</text:p>
          </table:table-cell>
          <table:table-cell table:style-name="ce34" office:value-type="string" calcext:value-type="string">
            <text:p>30/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9/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4/12/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547239656816 , -1.57601473704925]</text:p>
          </table:table-cell>
          <table:table-cell table:number-columns-repeated="3"/>
          <table:table-cell table:style-name="ce58" table:formula="of:=REMPLACEEMPLACEMENTTRISAC([.T33];[.B33];[.E33];[.H33])" office:value-type="string" office:string-value="" calcext:value-type="error">
            <text:p>#VALEUR !</text:p>
          </table:table-cell>
          <table:table-cell table:style-name="ce58" table:formula="of:=REMPLACEEMPLACEMENTTRISAC2([.T33];[.B33];[.E33];[.H33])" office:value-type="string" office:string-value="" calcext:value-type="error">
            <text:p>#VALEUR !</text:p>
          </table:table-cell>
          <table:table-cell table:style-name="ce59" table:formula="of:=REMPLACEHORAIRESTRISAC2([.I33];[.J33];[.K33];[.L33];[.M33];[.N33];[.O33];[.P33];[.Q33];[.B33];[.E33];[.H33])" office:value-type="string" office:string-value="" calcext:value-type="error">
            <text:p>#VALEUR !</text:p>
          </table:table-cell>
          <table:table-cell table:style-name="ce60" table:formula="of:=CONCATENATE(&quot;trisac,&quot;;UTILTRANSFORMEENMOTSCLES([.E33]))" office:value-type="string" office:string-value="" calcext:value-type="error">
            <text:p>#VALEUR !</text:p>
          </table:table-cell>
          <table:table-cell table:style-name="ce61" table:formula="of:=CONCATENATE(&quot;trisac_&quot;;[.A33])" office:value-type="string" office:string-value="trisac_124" calcext:value-type="string">
            <text:p>trisac_124</text:p>
          </table:table-cell>
          <table:table-cell office:value-type="string" calcext:value-type="string">
            <text:p><text:s/></text:p>
          </table:table-cell>
          <table:table-cell table:style-name="ce37" table:formula="of:=JSONTRISACS([.AF33];[.B33];[.C33];[.D33];[.E33];[.F33];[.G33];[.H33];[.T33];[.U33];[.V33];[.W33];[.X33];[.AD33];[.AA33])"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96</text:p>
          </table:table-cell>
          <table:table-cell table:style-name="ce34" office:value-type="string" calcext:value-type="string">
            <text:p>Pôle de proximité Erdre et Cens</text:p>
          </table:table-cell>
          <table:table-cell table:style-name="ce34" office:value-type="string" calcext:value-type="string">
            <text:p>Pôle de proximité</text:p>
          </table:table-cell>
          <table:table-cell table:style-name="ce34" office:value-type="float" office:value="37" calcext:value-type="float">
            <text:p>37</text:p>
          </table:table-cell>
          <table:table-cell table:style-name="ce34" office:value-type="string" calcext:value-type="string">
            <text:p>Boulevard Albert Einstein</text:p>
          </table:table-cell>
          <table:table-cell table:number-columns-repeated="2" table:style-name="ce34" office:value-type="string" calcext:value-type="string">
            <text:p>Nantes Nord</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640133773154 , -1.57244247186719]</text:p>
          </table:table-cell>
          <table:table-cell table:number-columns-repeated="3"/>
          <table:table-cell table:style-name="ce58" table:formula="of:=REMPLACEEMPLACEMENTTRISAC([.T34];[.B34];[.E34];[.H34])" office:value-type="string" office:string-value="" calcext:value-type="error">
            <text:p>#VALEUR !</text:p>
          </table:table-cell>
          <table:table-cell table:style-name="ce58" table:formula="of:=REMPLACEEMPLACEMENTTRISAC2([.T34];[.B34];[.E34];[.H34])" office:value-type="string" office:string-value="" calcext:value-type="error">
            <text:p>#VALEUR !</text:p>
          </table:table-cell>
          <table:table-cell table:style-name="ce59" table:formula="of:=REMPLACEHORAIRESTRISAC2([.I34];[.J34];[.K34];[.L34];[.M34];[.N34];[.O34];[.P34];[.Q34];[.B34];[.E34];[.H34])" office:value-type="string" office:string-value="" calcext:value-type="error">
            <text:p>#VALEUR !</text:p>
          </table:table-cell>
          <table:table-cell table:style-name="ce60" table:formula="of:=CONCATENATE(&quot;trisac,&quot;;UTILTRANSFORMEENMOTSCLES([.E34]))" office:value-type="string" office:string-value="" calcext:value-type="error">
            <text:p>#VALEUR !</text:p>
          </table:table-cell>
          <table:table-cell table:style-name="ce61" table:formula="of:=CONCATENATE(&quot;trisac_&quot;;[.A34])" office:value-type="string" office:string-value="trisac_96" calcext:value-type="string">
            <text:p>trisac_96</text:p>
          </table:table-cell>
          <table:table-cell office:value-type="string" calcext:value-type="string">
            <text:p><text:s/></text:p>
          </table:table-cell>
          <table:table-cell table:style-name="ce37" table:formula="of:=JSONTRISACS([.AF34];[.B34];[.C34];[.D34];[.E34];[.F34];[.G34];[.H34];[.T34];[.U34];[.V34];[.W34];[.X34];[.AD34];[.AA34])"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98</text:p>
          </table:table-cell>
          <table:table-cell table:style-name="ce34" office:value-type="string" calcext:value-type="string">
            <text:p>TRAM Santos Dumont</text:p>
          </table:table-cell>
          <table:table-cell table:style-name="ce34" table:number-columns-repeated="2"/>
          <table:table-cell table:style-name="ce34" office:value-type="string" calcext:value-type="string">
            <text:p>Rue des Renards</text:p>
          </table:table-cell>
          <table:table-cell table:number-columns-repeated="2" table:style-name="ce34" office:value-type="string" calcext:value-type="string">
            <text:p>Nantes Nord</text:p>
          </table:table-cell>
          <table:table-cell table:style-name="ce34" office:value-type="string" calcext:value-type="string">
            <text:p>RDV</text:p>
          </table:table-cell>
          <table:table-cell table:style-name="ce34" office:value-type="string" calcext:value-type="string">
            <text:p>17/12/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31/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30/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5/12/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596471391834 , -1.5679125622189]</text:p>
          </table:table-cell>
          <table:table-cell table:number-columns-repeated="3"/>
          <table:table-cell table:style-name="ce58" table:formula="of:=REMPLACEEMPLACEMENTTRISAC([.T35];[.B35];[.E35];[.H35])" office:value-type="string" office:string-value="" calcext:value-type="error">
            <text:p>#VALEUR !</text:p>
          </table:table-cell>
          <table:table-cell table:style-name="ce58" table:formula="of:=REMPLACEEMPLACEMENTTRISAC2([.T35];[.B35];[.E35];[.H35])" office:value-type="string" office:string-value="" calcext:value-type="error">
            <text:p>#VALEUR !</text:p>
          </table:table-cell>
          <table:table-cell table:style-name="ce59" table:formula="of:=REMPLACEHORAIRESTRISAC2([.I35];[.J35];[.K35];[.L35];[.M35];[.N35];[.O35];[.P35];[.Q35];[.B35];[.E35];[.H35])" office:value-type="string" office:string-value="" calcext:value-type="error">
            <text:p>#VALEUR !</text:p>
          </table:table-cell>
          <table:table-cell table:style-name="ce60" table:formula="of:=CONCATENATE(&quot;trisac,&quot;;UTILTRANSFORMEENMOTSCLES([.E35]))" office:value-type="string" office:string-value="" calcext:value-type="error">
            <text:p>#VALEUR !</text:p>
          </table:table-cell>
          <table:table-cell table:style-name="ce61" table:formula="of:=CONCATENATE(&quot;trisac_&quot;;[.A35])" office:value-type="string" office:string-value="trisac_98" calcext:value-type="string">
            <text:p>trisac_98</text:p>
          </table:table-cell>
          <table:table-cell office:value-type="string" calcext:value-type="string">
            <text:p><text:s/></text:p>
          </table:table-cell>
          <table:table-cell table:style-name="ce37" table:formula="of:=JSONTRISACS([.AF35];[.B35];[.C35];[.D35];[.E35];[.F35];[.G35];[.H35];[.T35];[.U35];[.V35];[.W35];[.X35];[.AD35];[.AA35])"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99</text:p>
          </table:table-cell>
          <table:table-cell table:style-name="ce34" office:value-type="string" calcext:value-type="string">
            <text:p>Face au 19 rue du Paraguay</text:p>
          </table:table-cell>
          <table:table-cell table:style-name="ce34"/>
          <table:table-cell table:style-name="ce34" office:value-type="float" office:value="19" calcext:value-type="float">
            <text:p>19</text:p>
          </table:table-cell>
          <table:table-cell table:style-name="ce34" office:value-type="string" calcext:value-type="string">
            <text:p>Rue du Paraguay</text:p>
          </table:table-cell>
          <table:table-cell table:number-columns-repeated="2" table:style-name="ce34" office:value-type="string" calcext:value-type="string">
            <text:p>Nantes Nord</text:p>
          </table:table-cell>
          <table:table-cell table:style-name="ce34" office:value-type="string" calcext:value-type="string">
            <text:p>RDV</text:p>
          </table:table-cell>
          <table:table-cell table:style-name="ce34" office:value-type="string" calcext:value-type="string">
            <text:p>18/12/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1/04/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1/07/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6/12/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618224406621 , -1.56626305344391]</text:p>
          </table:table-cell>
          <table:table-cell table:number-columns-repeated="3"/>
          <table:table-cell table:style-name="ce58" table:formula="of:=REMPLACEEMPLACEMENTTRISAC([.T36];[.B36];[.E36];[.H36])" office:value-type="string" office:string-value="" calcext:value-type="error">
            <text:p>#VALEUR !</text:p>
          </table:table-cell>
          <table:table-cell table:style-name="ce58" table:formula="of:=REMPLACEEMPLACEMENTTRISAC2([.T36];[.B36];[.E36];[.H36])" office:value-type="string" office:string-value="" calcext:value-type="error">
            <text:p>#VALEUR !</text:p>
          </table:table-cell>
          <table:table-cell table:style-name="ce59" table:formula="of:=REMPLACEHORAIRESTRISAC2([.I36];[.J36];[.K36];[.L36];[.M36];[.N36];[.O36];[.P36];[.Q36];[.B36];[.E36];[.H36])" office:value-type="string" office:string-value="" calcext:value-type="error">
            <text:p>#VALEUR !</text:p>
          </table:table-cell>
          <table:table-cell table:style-name="ce60" table:formula="of:=CONCATENATE(&quot;trisac,&quot;;UTILTRANSFORMEENMOTSCLES([.E36]))" office:value-type="string" office:string-value="" calcext:value-type="error">
            <text:p>#VALEUR !</text:p>
          </table:table-cell>
          <table:table-cell table:style-name="ce61" table:formula="of:=CONCATENATE(&quot;trisac_&quot;;[.A36])" office:value-type="string" office:string-value="trisac_99" calcext:value-type="string">
            <text:p>trisac_99</text:p>
          </table:table-cell>
          <table:table-cell office:value-type="string" calcext:value-type="string">
            <text:p><text:s/></text:p>
          </table:table-cell>
          <table:table-cell table:style-name="ce37" table:formula="of:=JSONTRISACS([.AF36];[.B36];[.C36];[.D36];[.E36];[.F36];[.G36];[.H36];[.T36];[.U36];[.V36];[.W36];[.X36];[.AD36];[.AA36])"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00</text:p>
          </table:table-cell>
          <table:table-cell table:style-name="ce34" office:value-type="string" calcext:value-type="string">
            <text:p>TRAM Bourgeonnière</text:p>
          </table:table-cell>
          <table:table-cell table:style-name="ce34" table:number-columns-repeated="2"/>
          <table:table-cell table:style-name="ce34" office:value-type="string" calcext:value-type="string">
            <text:p>Rue de la Bourgeonnière</text:p>
          </table:table-cell>
          <table:table-cell table:number-columns-repeated="2" table:style-name="ce34" office:value-type="string" calcext:value-type="string">
            <text:p>Nantes Nord</text:p>
          </table:table-cell>
          <table:table-cell table:style-name="ce34" office:value-type="string" calcext:value-type="string">
            <text:p>RDV</text:p>
          </table:table-cell>
          <table:table-cell table:style-name="ce34" office:value-type="string" calcext:value-type="string">
            <text:p>19/12/2015</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02/04/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02/07/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7/12/2016</text:p>
          </table:table-cell>
          <table:table-cell table:style-name="ce34" office:value-type="string" calcext:value-type="string">
            <text:p>09:00</text:p>
          </table:table-cell>
          <table:table-cell table:style-name="ce34" office:value-type="string" calcext:value-type="string">
            <text:p>13:00</text:p>
          </table:table-cell>
          <table:table-cell table:style-name="ce3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535014483975 , -1.55972844633941]</text:p>
          </table:table-cell>
          <table:table-cell table:number-columns-repeated="3"/>
          <table:table-cell table:style-name="ce58" table:formula="of:=REMPLACEEMPLACEMENTTRISAC([.T37];[.B37];[.E37];[.H37])" office:value-type="string" office:string-value="" calcext:value-type="error">
            <text:p>#VALEUR !</text:p>
          </table:table-cell>
          <table:table-cell table:style-name="ce58" table:formula="of:=REMPLACEEMPLACEMENTTRISAC2([.T37];[.B37];[.E37];[.H37])" office:value-type="string" office:string-value="" calcext:value-type="error">
            <text:p>#VALEUR !</text:p>
          </table:table-cell>
          <table:table-cell table:style-name="ce59" table:formula="of:=REMPLACEHORAIRESTRISAC2([.I37];[.J37];[.K37];[.L37];[.M37];[.N37];[.O37];[.P37];[.Q37];[.B37];[.E37];[.H37])" office:value-type="string" office:string-value="" calcext:value-type="error">
            <text:p>#VALEUR !</text:p>
          </table:table-cell>
          <table:table-cell table:style-name="ce60" table:formula="of:=CONCATENATE(&quot;trisac,&quot;;UTILTRANSFORMEENMOTSCLES([.E37]))" office:value-type="string" office:string-value="" calcext:value-type="error">
            <text:p>#VALEUR !</text:p>
          </table:table-cell>
          <table:table-cell table:style-name="ce61" table:formula="of:=CONCATENATE(&quot;trisac_&quot;;[.A37])" office:value-type="string" office:string-value="trisac_100" calcext:value-type="string">
            <text:p>trisac_100</text:p>
          </table:table-cell>
          <table:table-cell office:value-type="string" calcext:value-type="string">
            <text:p><text:s/></text:p>
          </table:table-cell>
          <table:table-cell table:style-name="ce37" table:formula="of:=JSONTRISACS([.AF37];[.B37];[.C37];[.D37];[.E37];[.F37];[.G37];[.H37];[.T37];[.U37];[.V37];[.W37];[.X37];[.AD37];[.AA37])"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2</text:p>
          </table:table-cell>
          <table:table-cell table:style-name="ce34" office:value-type="string" calcext:value-type="string">
            <text:p>Mairie annexe Chantenay</text:p>
          </table:table-cell>
          <table:table-cell table:style-name="ce34" office:value-type="string" calcext:value-type="string">
            <text:p>Mairie annexe</text:p>
          </table:table-cell>
          <table:table-cell table:style-name="ce34" office:value-type="float" office:value="1" calcext:value-type="float">
            <text:p>1</text:p>
          </table:table-cell>
          <table:table-cell table:style-name="ce34" office:value-type="string" calcext:value-type="string">
            <text:p>Place de la Liberté</text:p>
          </table:table-cell>
          <table:table-cell table:style-name="ce34" office:value-type="string" calcext:value-type="string">
            <text:p>Bellevue - Chantenay - Sainte Anne</text:p>
          </table:table-cell>
          <table:table-cell table:style-name="ce34" office:value-type="string" calcext:value-type="string">
            <text:p>Bellevue - Chantenay</text:p>
          </table:table-cell>
          <table:table-cell table:style-name="ce34" office:value-type="string" calcext:value-type="string">
            <text:p>vente_distrib_auto</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67921189674 , -1.58852593613262]</text:p>
          </table:table-cell>
          <table:table-cell table:number-columns-repeated="3"/>
          <table:table-cell table:style-name="ce58" table:formula="of:=REMPLACEEMPLACEMENTTRISAC([.T38];[.B38];[.E38];[.H38])" office:value-type="string" office:string-value="" calcext:value-type="error">
            <text:p>#VALEUR !</text:p>
          </table:table-cell>
          <table:table-cell table:style-name="ce58" table:formula="of:=REMPLACEEMPLACEMENTTRISAC2([.T38];[.B38];[.E38];[.H38])" office:value-type="string" office:string-value="" calcext:value-type="error">
            <text:p>#VALEUR !</text:p>
          </table:table-cell>
          <table:table-cell table:style-name="ce59" table:formula="of:=REMPLACEHORAIRESTRISAC2([.I38];[.J38];[.K38];[.L38];[.M38];[.N38];[.O38];[.P38];[.Q38];[.B38];[.E38];[.H38])" office:value-type="string" office:string-value="" calcext:value-type="error">
            <text:p>#VALEUR !</text:p>
          </table:table-cell>
          <table:table-cell table:style-name="ce60" table:formula="of:=CONCATENATE(&quot;trisac,&quot;;UTILTRANSFORMEENMOTSCLES([.E38]))" office:value-type="string" office:string-value="" calcext:value-type="error">
            <text:p>#VALEUR !</text:p>
          </table:table-cell>
          <table:table-cell table:style-name="ce61" table:formula="of:=CONCATENATE(&quot;trisac_&quot;;[.A38])" office:value-type="string" office:string-value="trisac_2" calcext:value-type="string">
            <text:p>trisac_2</text:p>
          </table:table-cell>
          <table:table-cell office:value-type="string" calcext:value-type="string">
            <text:p><text:s/></text:p>
          </table:table-cell>
          <table:table-cell table:style-name="ce37" table:formula="of:=JSONTRISACS([.AF38];[.B38];[.C38];[.D38];[.E38];[.F38];[.G38];[.H38];[.T38];[.U38];[.V38];[.W38];[.X38];[.AD38];[.AA38])"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42</text:p>
          </table:table-cell>
          <table:table-cell table:style-name="ce34" office:value-type="string" calcext:value-type="string">
            <text:p>Rue Huchette/Rue Gigant</text:p>
          </table:table-cell>
          <table:table-cell table:style-name="ce34"/>
          <table:table-cell table:style-name="ce34" office:value-type="float" office:value="2" calcext:value-type="float">
            <text:p>2</text:p>
          </table:table-cell>
          <table:table-cell table:style-name="ce34" office:value-type="string" calcext:value-type="string">
            <text:p>Rue Huchette</text:p>
          </table:table-cell>
          <table:table-cell table:style-name="ce34" office:value-type="string" calcext:value-type="string">
            <text:p>Centre Ville</text:p>
          </table:table-cell>
          <table:table-cell table:style-name="ce34" office:value-type="string" calcext:value-type="string">
            <text:p>Centre-Ville</text:p>
          </table:table-cell>
          <table:table-cell table:style-name="ce34" office:value-type="string" calcext:value-type="string">
            <text:p>RDV</text:p>
          </table:table-cell>
          <table:table-cell table:style-name="ce34" office:value-type="string" calcext:value-type="string">
            <text:p>27/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1/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5/10/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14293051504 , -1.56914562067294]</text:p>
          </table:table-cell>
          <table:table-cell table:number-columns-repeated="3"/>
          <table:table-cell table:style-name="ce58" table:formula="of:=REMPLACEEMPLACEMENTTRISAC([.T39];[.B39];[.E39];[.H39])" office:value-type="string" office:string-value="" calcext:value-type="error">
            <text:p>#VALEUR !</text:p>
          </table:table-cell>
          <table:table-cell table:style-name="ce58" table:formula="of:=REMPLACEEMPLACEMENTTRISAC2([.T39];[.B39];[.E39];[.H39])" office:value-type="string" office:string-value="" calcext:value-type="error">
            <text:p>#VALEUR !</text:p>
          </table:table-cell>
          <table:table-cell table:style-name="ce59" table:formula="of:=REMPLACEHORAIRESTRISAC2([.I39];[.J39];[.K39];[.L39];[.M39];[.N39];[.O39];[.P39];[.Q39];[.B39];[.E39];[.H39])" office:value-type="string" office:string-value="" calcext:value-type="error">
            <text:p>#VALEUR !</text:p>
          </table:table-cell>
          <table:table-cell table:style-name="ce60" table:formula="of:=CONCATENATE(&quot;trisac,&quot;;UTILTRANSFORMEENMOTSCLES([.E39]))" office:value-type="string" office:string-value="" calcext:value-type="error">
            <text:p>#VALEUR !</text:p>
          </table:table-cell>
          <table:table-cell table:style-name="ce61" table:formula="of:=CONCATENATE(&quot;trisac_&quot;;[.A39])" office:value-type="string" office:string-value="trisac_42" calcext:value-type="string">
            <text:p>trisac_42</text:p>
          </table:table-cell>
          <table:table-cell office:value-type="string" calcext:value-type="string">
            <text:p><text:s/></text:p>
          </table:table-cell>
          <table:table-cell table:style-name="ce37" table:formula="of:=JSONTRISACS([.AF39];[.B39];[.C39];[.D39];[.E39];[.F39];[.G39];[.H39];[.T39];[.U39];[.V39];[.W39];[.X39];[.AD39];[.AA39])"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27</text:p>
          </table:table-cell>
          <table:table-cell table:style-name="ce34" office:value-type="string" calcext:value-type="string">
            <text:p>Tabac Presse Le Voltaire</text:p>
          </table:table-cell>
          <table:table-cell table:style-name="ce34" office:value-type="string" calcext:value-type="string">
            <text:p>Commerce</text:p>
          </table:table-cell>
          <table:table-cell table:style-name="ce34" office:value-type="float" office:value="25" calcext:value-type="float">
            <text:p>25</text:p>
          </table:table-cell>
          <table:table-cell table:style-name="ce34" office:value-type="string" calcext:value-type="string">
            <text:p>Rue Voltaire</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15072896156 , -1.5669418362997]</text:p>
          </table:table-cell>
          <table:table-cell table:number-columns-repeated="3"/>
          <table:table-cell table:style-name="ce58" table:formula="of:=REMPLACEEMPLACEMENTTRISAC([.T40];[.B40];[.E40];[.H40])" office:value-type="string" office:string-value="" calcext:value-type="error">
            <text:p>#VALEUR !</text:p>
          </table:table-cell>
          <table:table-cell table:style-name="ce58" table:formula="of:=REMPLACEEMPLACEMENTTRISAC2([.T40];[.B40];[.E40];[.H40])" office:value-type="string" office:string-value="" calcext:value-type="error">
            <text:p>#VALEUR !</text:p>
          </table:table-cell>
          <table:table-cell table:style-name="ce59" table:formula="of:=REMPLACEHORAIRESTRISAC2([.I40];[.J40];[.K40];[.L40];[.M40];[.N40];[.O40];[.P40];[.Q40];[.B40];[.E40];[.H40])" office:value-type="string" office:string-value="" calcext:value-type="error">
            <text:p>#VALEUR !</text:p>
          </table:table-cell>
          <table:table-cell table:style-name="ce60" table:formula="of:=CONCATENATE(&quot;trisac,&quot;;UTILTRANSFORMEENMOTSCLES([.E40]))" office:value-type="string" office:string-value="" calcext:value-type="error">
            <text:p>#VALEUR !</text:p>
          </table:table-cell>
          <table:table-cell table:style-name="ce61" table:formula="of:=CONCATENATE(&quot;trisac_&quot;;[.A40])" office:value-type="string" office:string-value="trisac_27" calcext:value-type="string">
            <text:p>trisac_27</text:p>
          </table:table-cell>
          <table:table-cell office:value-type="string" calcext:value-type="string">
            <text:p><text:s/></text:p>
          </table:table-cell>
          <table:table-cell table:style-name="ce37" table:formula="of:=JSONTRISACS([.AF40];[.B40];[.C40];[.D40];[.E40];[.F40];[.G40];[.H40];[.T40];[.U40];[.V40];[.W40];[.X40];[.AD40];[.AA40])"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25</text:p>
          </table:table-cell>
          <table:table-cell table:style-name="ce34" office:value-type="string" calcext:value-type="string">
            <text:p>Nantes Habitat Agence Cartier</text:p>
          </table:table-cell>
          <table:table-cell table:style-name="ce34" office:value-type="string" calcext:value-type="string">
            <text:p>Organisme HLM</text:p>
          </table:table-cell>
          <table:table-cell table:style-name="ce34" office:value-type="float" office:value="1" calcext:value-type="float">
            <text:p>1</text:p>
          </table:table-cell>
          <table:table-cell table:style-name="ce34" office:value-type="string" calcext:value-type="string">
            <text:p>Rue André Chénier</text:p>
          </table:table-cell>
          <table:table-cell table:style-name="ce34" office:value-type="string" calcext:value-type="string">
            <text:p>Nantes Nord</text:p>
          </table:table-cell>
          <table:table-cell table:style-name="ce34" office:value-type="string" calcext:value-type="string">
            <text:p>Nantes Nord/Barberie</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530904715312 , -1.56751874314039]</text:p>
          </table:table-cell>
          <table:table-cell table:number-columns-repeated="3"/>
          <table:table-cell table:style-name="ce58" table:formula="of:=REMPLACEEMPLACEMENTTRISAC([.T41];[.B41];[.E41];[.H41])" office:value-type="string" office:string-value="" calcext:value-type="error">
            <text:p>#VALEUR !</text:p>
          </table:table-cell>
          <table:table-cell table:style-name="ce58" table:formula="of:=REMPLACEEMPLACEMENTTRISAC2([.T41];[.B41];[.E41];[.H41])" office:value-type="string" office:string-value="" calcext:value-type="error">
            <text:p>#VALEUR !</text:p>
          </table:table-cell>
          <table:table-cell table:style-name="ce59" table:formula="of:=REMPLACEHORAIRESTRISAC2([.I41];[.J41];[.K41];[.L41];[.M41];[.N41];[.O41];[.P41];[.Q41];[.B41];[.E41];[.H41])" office:value-type="string" office:string-value="" calcext:value-type="error">
            <text:p>#VALEUR !</text:p>
          </table:table-cell>
          <table:table-cell table:style-name="ce60" table:formula="of:=CONCATENATE(&quot;trisac,&quot;;UTILTRANSFORMEENMOTSCLES([.E41]))" office:value-type="string" office:string-value="" calcext:value-type="error">
            <text:p>#VALEUR !</text:p>
          </table:table-cell>
          <table:table-cell table:style-name="ce61" table:formula="of:=CONCATENATE(&quot;trisac_&quot;;[.A41])" office:value-type="string" office:string-value="trisac_125" calcext:value-type="string">
            <text:p>trisac_125</text:p>
          </table:table-cell>
          <table:table-cell office:value-type="string" calcext:value-type="string">
            <text:p><text:s/></text:p>
          </table:table-cell>
          <table:table-cell table:style-name="ce37" table:formula="of:=JSONTRISACS([.AF41];[.B41];[.C41];[.D41];[.E41];[.F41];[.G41];[.H41];[.T41];[.U41];[.V41];[.W41];[.X41];[.AD41];[.AA41])"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4</text:p>
          </table:table-cell>
          <table:table-cell table:style-name="ce34" office:value-type="string" calcext:value-type="string">
            <text:p>Place de la Liberté (Face à la mairie annexe Chantenay)</text:p>
          </table:table-cell>
          <table:table-cell table:style-name="ce34" table:number-columns-repeated="2"/>
          <table:table-cell table:style-name="ce34" office:value-type="string" calcext:value-type="string">
            <text:p>Place de la Liberté</text:p>
          </table:table-cell>
          <table:table-cell table:style-name="ce34" office:value-type="string" calcext:value-type="string">
            <text:p>Bellevue - Chantenay - Sainte Anne</text:p>
          </table:table-cell>
          <table:table-cell table:style-name="ce34" office:value-type="string" calcext:value-type="string">
            <text:p>Bellevue /Chantenay</text:p>
          </table:table-cell>
          <table:table-cell table:style-name="ce34" office:value-type="string" calcext:value-type="string">
            <text:p>RDV</text:p>
          </table:table-cell>
          <table:table-cell table:style-name="ce34" office:value-type="string" calcext:value-type="string">
            <text:p>11/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1/04/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9/09/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67589115724 , -1.5878950804801]</text:p>
          </table:table-cell>
          <table:table-cell table:number-columns-repeated="2"/>
          <table:table-cell table:style-name="ce23" office:value-type="string" calcext:value-type="string">
            <text:p>ouvert les lundis uniquement si férié</text:p>
          </table:table-cell>
          <table:table-cell table:style-name="ce58" table:formula="of:=REMPLACEEMPLACEMENTTRISAC([.T42];[.B42];[.E42];[.H42])" office:value-type="string" office:string-value="" calcext:value-type="error">
            <text:p>#VALEUR !</text:p>
          </table:table-cell>
          <table:table-cell table:style-name="ce58" table:formula="of:=REMPLACEEMPLACEMENTTRISAC2([.T42];[.B42];[.E42];[.H42])" office:value-type="string" office:string-value="" calcext:value-type="error">
            <text:p>#VALEUR !</text:p>
          </table:table-cell>
          <table:table-cell table:style-name="ce59" table:formula="of:=REMPLACEHORAIRESTRISAC2([.I42];[.J42];[.K42];[.L42];[.M42];[.N42];[.O42];[.P42];[.Q42];[.B42];[.E42];[.H42])" office:value-type="string" office:string-value="" calcext:value-type="error">
            <text:p>#VALEUR !</text:p>
          </table:table-cell>
          <table:table-cell table:style-name="ce60" table:formula="of:=CONCATENATE(&quot;trisac,&quot;;UTILTRANSFORMEENMOTSCLES([.E42]))" office:value-type="string" office:string-value="" calcext:value-type="error">
            <text:p>#VALEUR !</text:p>
          </table:table-cell>
          <table:table-cell table:style-name="ce61" table:formula="of:=CONCATENATE(&quot;trisac_&quot;;[.A42])" office:value-type="string" office:string-value="trisac_14" calcext:value-type="string">
            <text:p>trisac_14</text:p>
          </table:table-cell>
          <table:table-cell office:value-type="string" calcext:value-type="string">
            <text:p><text:s/></text:p>
          </table:table-cell>
          <table:table-cell table:style-name="ce37" table:formula="of:=JSONTRISACS([.AF42];[.B42];[.C42];[.D42];[.E42];[.F42];[.G42];[.H42];[.T42];[.U42];[.V42];[.W42];[.X42];[.AD42];[.AA42])"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0</text:p>
          </table:table-cell>
          <table:table-cell table:style-name="ce34" office:value-type="string" calcext:value-type="string">
            <text:p>Place des Garennes</text:p>
          </table:table-cell>
          <table:table-cell table:style-name="ce34" table:number-columns-repeated="2"/>
          <table:table-cell table:style-name="ce34" office:value-type="string" calcext:value-type="string">
            <text:p>Place des Garennes</text:p>
          </table:table-cell>
          <table:table-cell table:style-name="ce34" office:value-type="string" calcext:value-type="string">
            <text:p>Bellevue - Chantenay - Sainte Anne</text:p>
          </table:table-cell>
          <table:table-cell table:style-name="ce34" office:value-type="string" calcext:value-type="string">
            <text:p>Bellevue /Chantenay</text:p>
          </table:table-cell>
          <table:table-cell table:style-name="ce34" office:value-type="string" calcext:value-type="string">
            <text:p>RDV</text:p>
          </table:table-cell>
          <table:table-cell table:style-name="ce34" office:value-type="string" calcext:value-type="string">
            <text:p>13/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3/04/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1/09/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17006961536 , -1.57775516968493]</text:p>
          </table:table-cell>
          <table:table-cell table:number-columns-repeated="3"/>
          <table:table-cell table:style-name="ce58" table:formula="of:=REMPLACEEMPLACEMENTTRISAC([.T43];[.B43];[.E43];[.H43])" office:value-type="string" office:string-value="" calcext:value-type="error">
            <text:p>#VALEUR !</text:p>
          </table:table-cell>
          <table:table-cell table:style-name="ce58" table:formula="of:=REMPLACEEMPLACEMENTTRISAC2([.T43];[.B43];[.E43];[.H43])" office:value-type="string" office:string-value="" calcext:value-type="error">
            <text:p>#VALEUR !</text:p>
          </table:table-cell>
          <table:table-cell table:style-name="ce59" table:formula="of:=REMPLACEHORAIRESTRISAC2([.I43];[.J43];[.K43];[.L43];[.M43];[.N43];[.O43];[.P43];[.Q43];[.B43];[.E43];[.H43])" office:value-type="string" office:string-value="" calcext:value-type="error">
            <text:p>#VALEUR !</text:p>
          </table:table-cell>
          <table:table-cell table:style-name="ce60" table:formula="of:=CONCATENATE(&quot;trisac,&quot;;UTILTRANSFORMEENMOTSCLES([.E43]))" office:value-type="string" office:string-value="" calcext:value-type="error">
            <text:p>#VALEUR !</text:p>
          </table:table-cell>
          <table:table-cell table:style-name="ce61" table:formula="of:=CONCATENATE(&quot;trisac_&quot;;[.A43])" office:value-type="string" office:string-value="trisac_10" calcext:value-type="string">
            <text:p>trisac_10</text:p>
          </table:table-cell>
          <table:table-cell office:value-type="string" calcext:value-type="string">
            <text:p><text:s/></text:p>
          </table:table-cell>
          <table:table-cell table:style-name="ce37" table:formula="of:=JSONTRISACS([.AF43];[.B43];[.C43];[.D43];[.E43];[.F43];[.G43];[.H43];[.T43];[.U43];[.V43];[.W43];[.X43];[.AD43];[.AA43])"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1</text:p>
          </table:table-cell>
          <table:table-cell table:style-name="ce34" office:value-type="string" calcext:value-type="string">
            <text:p>Rue Lucien Aubert (Groupe scolaire Jean Zay)</text:p>
          </table:table-cell>
          <table:table-cell table:style-name="ce34" table:number-columns-repeated="2"/>
          <table:table-cell table:style-name="ce34" office:value-type="string" calcext:value-type="string">
            <text:p>Rue Lucien Aubert</text:p>
          </table:table-cell>
          <table:table-cell table:style-name="ce34" office:value-type="string" calcext:value-type="string">
            <text:p>Bellevue - Chantenay - Sainte Anne</text:p>
          </table:table-cell>
          <table:table-cell table:style-name="ce34" office:value-type="string" calcext:value-type="string">
            <text:p>Bellevue /Chantenay</text:p>
          </table:table-cell>
          <table:table-cell table:style-name="ce34" office:value-type="string" calcext:value-type="string">
            <text:p>RDV</text:p>
          </table:table-cell>
          <table:table-cell table:style-name="ce34" office:value-type="string" calcext:value-type="string">
            <text:p>14/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4/04/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2/09/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85657577645 , -1.60694146844681]</text:p>
          </table:table-cell>
          <table:table-cell table:number-columns-repeated="3"/>
          <table:table-cell table:style-name="ce58" table:formula="of:=REMPLACEEMPLACEMENTTRISAC([.T44];[.B44];[.E44];[.H44])" office:value-type="string" office:string-value="" calcext:value-type="error">
            <text:p>#VALEUR !</text:p>
          </table:table-cell>
          <table:table-cell table:style-name="ce58" table:formula="of:=REMPLACEEMPLACEMENTTRISAC2([.T44];[.B44];[.E44];[.H44])" office:value-type="string" office:string-value="" calcext:value-type="error">
            <text:p>#VALEUR !</text:p>
          </table:table-cell>
          <table:table-cell table:style-name="ce59" table:formula="of:=REMPLACEHORAIRESTRISAC2([.I44];[.J44];[.K44];[.L44];[.M44];[.N44];[.O44];[.P44];[.Q44];[.B44];[.E44];[.H44])" office:value-type="string" office:string-value="" calcext:value-type="error">
            <text:p>#VALEUR !</text:p>
          </table:table-cell>
          <table:table-cell table:style-name="ce60" table:formula="of:=CONCATENATE(&quot;trisac,&quot;;UTILTRANSFORMEENMOTSCLES([.E44]))" office:value-type="string" office:string-value="" calcext:value-type="error">
            <text:p>#VALEUR !</text:p>
          </table:table-cell>
          <table:table-cell table:style-name="ce61" table:formula="of:=CONCATENATE(&quot;trisac_&quot;;[.A44])" office:value-type="string" office:string-value="trisac_11" calcext:value-type="string">
            <text:p>trisac_11</text:p>
          </table:table-cell>
          <table:table-cell office:value-type="string" calcext:value-type="string">
            <text:p><text:s/></text:p>
          </table:table-cell>
          <table:table-cell table:style-name="ce37" table:formula="of:=JSONTRISACS([.AF44];[.B44];[.C44];[.D44];[.E44];[.F44];[.G44];[.H44];[.T44];[.U44];[.V44];[.W44];[.X44];[.AD44];[.AA44])"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2</text:p>
          </table:table-cell>
          <table:table-cell table:style-name="ce34" office:value-type="string" calcext:value-type="string">
            <text:p>Rue des Bourderies (Centre Socioculturel Bourderies)</text:p>
          </table:table-cell>
          <table:table-cell table:style-name="ce34"/>
          <table:table-cell table:style-name="ce34" office:value-type="float" office:value="12" calcext:value-type="float">
            <text:p>12</text:p>
          </table:table-cell>
          <table:table-cell table:style-name="ce34" office:value-type="string" calcext:value-type="string">
            <text:p>Rue des Bourderies</text:p>
          </table:table-cell>
          <table:table-cell table:style-name="ce34" office:value-type="string" calcext:value-type="string">
            <text:p>Bellevue - Chantenay - Sainte Anne</text:p>
          </table:table-cell>
          <table:table-cell table:style-name="ce34" office:value-type="string" calcext:value-type="string">
            <text:p>Bellevue /Chantenay</text:p>
          </table:table-cell>
          <table:table-cell table:style-name="ce34" office:value-type="string" calcext:value-type="string">
            <text:p>RDV</text:p>
          </table:table-cell>
          <table:table-cell table:style-name="ce34" office:value-type="string" calcext:value-type="string">
            <text:p>15/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5/04/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3/09/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67125842139 , -1.59582342337165]</text:p>
          </table:table-cell>
          <table:table-cell table:number-columns-repeated="3"/>
          <table:table-cell table:style-name="ce58" table:formula="of:=REMPLACEEMPLACEMENTTRISAC([.T45];[.B45];[.E45];[.H45])" office:value-type="string" office:string-value="" calcext:value-type="error">
            <text:p>#VALEUR !</text:p>
          </table:table-cell>
          <table:table-cell table:style-name="ce58" table:formula="of:=REMPLACEEMPLACEMENTTRISAC2([.T45];[.B45];[.E45];[.H45])" office:value-type="string" office:string-value="" calcext:value-type="error">
            <text:p>#VALEUR !</text:p>
          </table:table-cell>
          <table:table-cell table:style-name="ce59" table:formula="of:=REMPLACEHORAIRESTRISAC2([.I45];[.J45];[.K45];[.L45];[.M45];[.N45];[.O45];[.P45];[.Q45];[.B45];[.E45];[.H45])" office:value-type="string" office:string-value="" calcext:value-type="error">
            <text:p>#VALEUR !</text:p>
          </table:table-cell>
          <table:table-cell table:style-name="ce60" table:formula="of:=CONCATENATE(&quot;trisac,&quot;;UTILTRANSFORMEENMOTSCLES([.E45]))" office:value-type="string" office:string-value="" calcext:value-type="error">
            <text:p>#VALEUR !</text:p>
          </table:table-cell>
          <table:table-cell table:style-name="ce61" table:formula="of:=CONCATENATE(&quot;trisac_&quot;;[.A45])" office:value-type="string" office:string-value="trisac_12" calcext:value-type="string">
            <text:p>trisac_12</text:p>
          </table:table-cell>
          <table:table-cell office:value-type="string" calcext:value-type="string">
            <text:p><text:s/></text:p>
          </table:table-cell>
          <table:table-cell table:style-name="ce37" table:formula="of:=JSONTRISACS([.AF45];[.B45];[.C45];[.D45];[.E45];[.F45];[.G45];[.H45];[.T45];[.U45];[.V45];[.W45];[.X45];[.AD45];[.AA45])"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3</text:p>
          </table:table-cell>
          <table:table-cell table:style-name="ce34" office:value-type="string" calcext:value-type="string">
            <text:p>Quai de la Fosse (Musée bateau Maille-Brézé)</text:p>
          </table:table-cell>
          <table:table-cell table:style-name="ce34" table:number-columns-repeated="2"/>
          <table:table-cell table:style-name="ce34" office:value-type="string" calcext:value-type="string">
            <text:p>Quai de la Fosse</text:p>
          </table:table-cell>
          <table:table-cell table:style-name="ce34" office:value-type="string" calcext:value-type="string">
            <text:p>Dervallières - Zola</text:p>
          </table:table-cell>
          <table:table-cell table:style-name="ce34" office:value-type="string" calcext:value-type="string">
            <text:p>Bellevue /Chantenay</text:p>
          </table:table-cell>
          <table:table-cell table:style-name="ce34" office:value-type="string" calcext:value-type="string">
            <text:p>RDV</text:p>
          </table:table-cell>
          <table:table-cell table:style-name="ce34" office:value-type="string" calcext:value-type="string">
            <text:p>16/01/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6/04/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24/09/2016</text:p>
          </table:table-cell>
          <table:table-cell table:style-name="ce34" office:value-type="string" calcext:value-type="string">
            <text:p>09:00</text:p>
          </table:table-cell>
          <table:table-cell table:style-name="ce34" office:value-type="string" calcext:value-type="string">
            <text:p>13:00</text:p>
          </table:table-cell>
          <table:table-cell table:style-name="ce34" table:number-columns-repeated="4"/>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70549676964 , -1.57198669874414]</text:p>
          </table:table-cell>
          <table:table-cell table:number-columns-repeated="3"/>
          <table:table-cell table:style-name="ce58" table:formula="of:=REMPLACEEMPLACEMENTTRISAC([.T46];[.B46];[.E46];[.H46])" office:value-type="string" office:string-value="" calcext:value-type="error">
            <text:p>#VALEUR !</text:p>
          </table:table-cell>
          <table:table-cell table:style-name="ce58" table:formula="of:=REMPLACEEMPLACEMENTTRISAC2([.T46];[.B46];[.E46];[.H46])" office:value-type="string" office:string-value="" calcext:value-type="error">
            <text:p>#VALEUR !</text:p>
          </table:table-cell>
          <table:table-cell table:style-name="ce59" table:formula="of:=REMPLACEHORAIRESTRISAC2([.I46];[.J46];[.K46];[.L46];[.M46];[.N46];[.O46];[.P46];[.Q46];[.B46];[.E46];[.H46])" office:value-type="string" office:string-value="" calcext:value-type="error">
            <text:p>#VALEUR !</text:p>
          </table:table-cell>
          <table:table-cell table:style-name="ce60" table:formula="of:=CONCATENATE(&quot;trisac,&quot;;UTILTRANSFORMEENMOTSCLES([.E46]))" office:value-type="string" office:string-value="" calcext:value-type="error">
            <text:p>#VALEUR !</text:p>
          </table:table-cell>
          <table:table-cell table:style-name="ce61" table:formula="of:=CONCATENATE(&quot;trisac_&quot;;[.A46])" office:value-type="string" office:string-value="trisac_13" calcext:value-type="string">
            <text:p>trisac_13</text:p>
          </table:table-cell>
          <table:table-cell office:value-type="string" calcext:value-type="string">
            <text:p><text:s/></text:p>
          </table:table-cell>
          <table:table-cell table:style-name="ce37" table:formula="of:=JSONTRISACS([.AF46];[.B46];[.C46];[.D46];[.E46];[.F46];[.G46];[.H46];[.T46];[.U46];[.V46];[.W46];[.X46];[.AD46];[.AA46])"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9</text:p>
          </table:table-cell>
          <table:table-cell table:style-name="ce34" office:value-type="string" calcext:value-type="string">
            <text:p>Pôle de proximité Nantes Ouest</text:p>
          </table:table-cell>
          <table:table-cell table:style-name="ce34" office:value-type="string" calcext:value-type="string">
            <text:p>Pôle de proximité</text:p>
          </table:table-cell>
          <table:table-cell table:style-name="ce34"/>
          <table:table-cell table:style-name="ce34" office:value-type="string" calcext:value-type="string">
            <text:p>Place de la Liberté</text:p>
          </table:table-cell>
          <table:table-cell table:style-name="ce34" office:value-type="string" calcext:value-type="string">
            <text:p>Bellevue - Chantenay - Sainte Anne</text:p>
          </table:table-cell>
          <table:table-cell table:style-name="ce34" office:value-type="string" calcext:value-type="string">
            <text:p>Bellevue /Chantenay</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63988575343 , -1.58837747268542]</text:p>
          </table:table-cell>
          <table:table-cell table:number-columns-repeated="3"/>
          <table:table-cell table:style-name="ce58" table:formula="of:=REMPLACEEMPLACEMENTTRISAC([.T47];[.B47];[.E47];[.H47])" office:value-type="string" office:string-value="" calcext:value-type="error">
            <text:p>#VALEUR !</text:p>
          </table:table-cell>
          <table:table-cell table:style-name="ce58" table:formula="of:=REMPLACEEMPLACEMENTTRISAC2([.T47];[.B47];[.E47];[.H47])" office:value-type="string" office:string-value="" calcext:value-type="error">
            <text:p>#VALEUR !</text:p>
          </table:table-cell>
          <table:table-cell table:style-name="ce59" table:formula="of:=REMPLACEHORAIRESTRISAC2([.I47];[.J47];[.K47];[.L47];[.M47];[.N47];[.O47];[.P47];[.Q47];[.B47];[.E47];[.H47])" office:value-type="string" office:string-value="" calcext:value-type="error">
            <text:p>#VALEUR !</text:p>
          </table:table-cell>
          <table:table-cell table:style-name="ce60" table:formula="of:=CONCATENATE(&quot;trisac,&quot;;UTILTRANSFORMEENMOTSCLES([.E47]))" office:value-type="string" office:string-value="" calcext:value-type="error">
            <text:p>#VALEUR !</text:p>
          </table:table-cell>
          <table:table-cell table:style-name="ce61" table:formula="of:=CONCATENATE(&quot;trisac_&quot;;[.A47])" office:value-type="string" office:string-value="trisac_9" calcext:value-type="string">
            <text:p>trisac_9</text:p>
          </table:table-cell>
          <table:table-cell office:value-type="string" calcext:value-type="string">
            <text:p><text:s/></text:p>
          </table:table-cell>
          <table:table-cell table:style-name="ce37" table:formula="of:=JSONTRISACS([.AF47];[.B47];[.C47];[.D47];[.E47];[.F47];[.G47];[.H47];[.T47];[.U47];[.V47];[.W47];[.X47];[.AD47];[.AA47])"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3</text:p>
          </table:table-cell>
          <table:table-cell table:style-name="ce34" office:value-type="string" calcext:value-type="string">
            <text:p>Café la butte</text:p>
          </table:table-cell>
          <table:table-cell table:style-name="ce34" office:value-type="string" calcext:value-type="string">
            <text:p>Commerce</text:p>
          </table:table-cell>
          <table:table-cell table:style-name="ce34" office:value-type="float" office:value="2" calcext:value-type="float">
            <text:p>2</text:p>
          </table:table-cell>
          <table:table-cell table:style-name="ce34" office:value-type="string" calcext:value-type="string">
            <text:p>Rue des Garennes</text:p>
          </table:table-cell>
          <table:table-cell table:style-name="ce34" office:value-type="string" calcext:value-type="string">
            <text:p>Bellevue - Chantenay - Sainte Anne</text:p>
          </table:table-cell>
          <table:table-cell table:style-name="ce34" office:value-type="string" calcext:value-type="string">
            <text:p>Bellevue /Chantenay</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21494514881 , -1.57888269715684]</text:p>
          </table:table-cell>
          <table:table-cell table:number-columns-repeated="3"/>
          <table:table-cell table:style-name="ce58" table:formula="of:=REMPLACEEMPLACEMENTTRISAC([.T48];[.B48];[.E48];[.H48])" office:value-type="string" office:string-value="" calcext:value-type="error">
            <text:p>#VALEUR !</text:p>
          </table:table-cell>
          <table:table-cell table:style-name="ce58" table:formula="of:=REMPLACEEMPLACEMENTTRISAC2([.T48];[.B48];[.E48];[.H48])" office:value-type="string" office:string-value="" calcext:value-type="error">
            <text:p>#VALEUR !</text:p>
          </table:table-cell>
          <table:table-cell table:style-name="ce59" table:formula="of:=REMPLACEHORAIRESTRISAC2([.I48];[.J48];[.K48];[.L48];[.M48];[.N48];[.O48];[.P48];[.Q48];[.B48];[.E48];[.H48])" office:value-type="string" office:string-value="" calcext:value-type="error">
            <text:p>#VALEUR !</text:p>
          </table:table-cell>
          <table:table-cell table:style-name="ce60" table:formula="of:=CONCATENATE(&quot;trisac,&quot;;UTILTRANSFORMEENMOTSCLES([.E48]))" office:value-type="string" office:string-value="" calcext:value-type="error">
            <text:p>#VALEUR !</text:p>
          </table:table-cell>
          <table:table-cell table:style-name="ce61" table:formula="of:=CONCATENATE(&quot;trisac_&quot;;[.A48])" office:value-type="string" office:string-value="trisac_3" calcext:value-type="string">
            <text:p>trisac_3</text:p>
          </table:table-cell>
          <table:table-cell office:value-type="string" calcext:value-type="string">
            <text:p><text:s/></text:p>
          </table:table-cell>
          <table:table-cell table:style-name="ce37" table:formula="of:=JSONTRISACS([.AF48];[.B48];[.C48];[.D48];[.E48];[.F48];[.G48];[.H48];[.T48];[.U48];[.V48];[.W48];[.X48];[.AD48];[.AA48])"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4</text:p>
          </table:table-cell>
          <table:table-cell table:style-name="ce34" office:value-type="string" calcext:value-type="string">
            <text:p>Bar Tabac Le 91</text:p>
          </table:table-cell>
          <table:table-cell table:style-name="ce34" office:value-type="string" calcext:value-type="string">
            <text:p>Commerce</text:p>
          </table:table-cell>
          <table:table-cell table:style-name="ce34" office:value-type="float" office:value="91" calcext:value-type="float">
            <text:p>91</text:p>
          </table:table-cell>
          <table:table-cell table:style-name="ce34" office:value-type="string" calcext:value-type="string">
            <text:p>Quai de la Fosse</text:p>
          </table:table-cell>
          <table:table-cell table:style-name="ce34" office:value-type="string" calcext:value-type="string">
            <text:p>Dervallières - Zola</text:p>
          </table:table-cell>
          <table:table-cell table:style-name="ce34" office:value-type="string" calcext:value-type="string">
            <text:p>Bellevue /Chantenay</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81596325411 , -1.5702971590227]</text:p>
          </table:table-cell>
          <table:table-cell table:number-columns-repeated="3"/>
          <table:table-cell table:style-name="ce58" table:formula="of:=REMPLACEEMPLACEMENTTRISAC([.T49];[.B49];[.E49];[.H49])" office:value-type="string" office:string-value="" calcext:value-type="error">
            <text:p>#VALEUR !</text:p>
          </table:table-cell>
          <table:table-cell table:style-name="ce58" table:formula="of:=REMPLACEEMPLACEMENTTRISAC2([.T49];[.B49];[.E49];[.H49])" office:value-type="string" office:string-value="" calcext:value-type="error">
            <text:p>#VALEUR !</text:p>
          </table:table-cell>
          <table:table-cell table:style-name="ce59" table:formula="of:=REMPLACEHORAIRESTRISAC2([.I49];[.J49];[.K49];[.L49];[.M49];[.N49];[.O49];[.P49];[.Q49];[.B49];[.E49];[.H49])" office:value-type="string" office:string-value="" calcext:value-type="error">
            <text:p>#VALEUR !</text:p>
          </table:table-cell>
          <table:table-cell table:style-name="ce60" table:formula="of:=CONCATENATE(&quot;trisac,&quot;;UTILTRANSFORMEENMOTSCLES([.E49]))" office:value-type="string" office:string-value="" calcext:value-type="error">
            <text:p>#VALEUR !</text:p>
          </table:table-cell>
          <table:table-cell table:style-name="ce61" table:formula="of:=CONCATENATE(&quot;trisac_&quot;;[.A49])" office:value-type="string" office:string-value="trisac_4" calcext:value-type="string">
            <text:p>trisac_4</text:p>
          </table:table-cell>
          <table:table-cell office:value-type="string" calcext:value-type="string">
            <text:p><text:s/></text:p>
          </table:table-cell>
          <table:table-cell table:style-name="ce37" table:formula="of:=JSONTRISACS([.AF49];[.B49];[.C49];[.D49];[.E49];[.F49];[.G49];[.H49];[.T49];[.U49];[.V49];[.W49];[.X49];[.AD49];[.AA49])"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5</text:p>
          </table:table-cell>
          <table:table-cell table:style-name="ce34" office:value-type="string" calcext:value-type="string">
            <text:p>Mairie Annexe Bellevue</text:p>
          </table:table-cell>
          <table:table-cell table:style-name="ce34" office:value-type="string" calcext:value-type="string">
            <text:p>Mairie annexe</text:p>
          </table:table-cell>
          <table:table-cell table:style-name="ce34" office:value-type="float" office:value="4" calcext:value-type="float">
            <text:p>4</text:p>
          </table:table-cell>
          <table:table-cell table:style-name="ce34" office:value-type="string" calcext:value-type="string">
            <text:p>Place des Lauriers</text:p>
          </table:table-cell>
          <table:table-cell table:style-name="ce34" office:value-type="string" calcext:value-type="string">
            <text:p>Bellevue - Chantenay - Sainte Anne</text:p>
          </table:table-cell>
          <table:table-cell table:style-name="ce34" office:value-type="string" calcext:value-type="string">
            <text:p>Bellevue /Chantenay</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42621533403 , -1.60538731999842]</text:p>
          </table:table-cell>
          <table:table-cell table:number-columns-repeated="3"/>
          <table:table-cell table:style-name="ce58" table:formula="of:=REMPLACEEMPLACEMENTTRISAC([.T50];[.B50];[.E50];[.H50])" office:value-type="string" office:string-value="" calcext:value-type="error">
            <text:p>#VALEUR !</text:p>
          </table:table-cell>
          <table:table-cell table:style-name="ce58" table:formula="of:=REMPLACEEMPLACEMENTTRISAC2([.T50];[.B50];[.E50];[.H50])" office:value-type="string" office:string-value="" calcext:value-type="error">
            <text:p>#VALEUR !</text:p>
          </table:table-cell>
          <table:table-cell table:style-name="ce59" table:formula="of:=REMPLACEHORAIRESTRISAC2([.I50];[.J50];[.K50];[.L50];[.M50];[.N50];[.O50];[.P50];[.Q50];[.B50];[.E50];[.H50])" office:value-type="string" office:string-value="" calcext:value-type="error">
            <text:p>#VALEUR !</text:p>
          </table:table-cell>
          <table:table-cell table:style-name="ce60" table:formula="of:=CONCATENATE(&quot;trisac,&quot;;UTILTRANSFORMEENMOTSCLES([.E50]))" office:value-type="string" office:string-value="" calcext:value-type="error">
            <text:p>#VALEUR !</text:p>
          </table:table-cell>
          <table:table-cell table:style-name="ce61" table:formula="of:=CONCATENATE(&quot;trisac_&quot;;[.A50])" office:value-type="string" office:string-value="trisac_5" calcext:value-type="string">
            <text:p>trisac_5</text:p>
          </table:table-cell>
          <table:table-cell office:value-type="string" calcext:value-type="string">
            <text:p><text:s/></text:p>
          </table:table-cell>
          <table:table-cell table:style-name="ce37" table:formula="of:=JSONTRISACS([.AF50];[.B50];[.C50];[.D50];[.E50];[.F50];[.G50];[.H50];[.T50];[.U50];[.V50];[.W50];[.X50];[.AD50];[.AA50])"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6</text:p>
          </table:table-cell>
          <table:table-cell table:style-name="ce34" office:value-type="string" calcext:value-type="string">
            <text:p>Nantes Habitat Agence Jamet</text:p>
          </table:table-cell>
          <table:table-cell table:style-name="ce34" office:value-type="string" calcext:value-type="string">
            <text:p>Organisme HLM</text:p>
          </table:table-cell>
          <table:table-cell table:style-name="ce34" office:value-type="float" office:value="52" calcext:value-type="float">
            <text:p>52</text:p>
          </table:table-cell>
          <table:table-cell table:style-name="ce34" office:value-type="string" calcext:value-type="string">
            <text:p>Rue du Plessis Gautron</text:p>
          </table:table-cell>
          <table:table-cell table:style-name="ce34" office:value-type="string" calcext:value-type="string">
            <text:p>Bellevue - Chantenay - Sainte Anne</text:p>
          </table:table-cell>
          <table:table-cell table:style-name="ce34" office:value-type="string" calcext:value-type="string">
            <text:p>Bellevue /Chantenay</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58151486922 , -1.60553954159112]</text:p>
          </table:table-cell>
          <table:table-cell table:number-columns-repeated="3"/>
          <table:table-cell table:style-name="ce58" table:formula="of:=REMPLACEEMPLACEMENTTRISAC([.T51];[.B51];[.E51];[.H51])" office:value-type="string" office:string-value="" calcext:value-type="error">
            <text:p>#VALEUR !</text:p>
          </table:table-cell>
          <table:table-cell table:style-name="ce58" table:formula="of:=REMPLACEEMPLACEMENTTRISAC2([.T51];[.B51];[.E51];[.H51])" office:value-type="string" office:string-value="" calcext:value-type="error">
            <text:p>#VALEUR !</text:p>
          </table:table-cell>
          <table:table-cell table:style-name="ce59" table:formula="of:=REMPLACEHORAIRESTRISAC2([.I51];[.J51];[.K51];[.L51];[.M51];[.N51];[.O51];[.P51];[.Q51];[.B51];[.E51];[.H51])" office:value-type="string" office:string-value="" calcext:value-type="error">
            <text:p>#VALEUR !</text:p>
          </table:table-cell>
          <table:table-cell table:style-name="ce60" table:formula="of:=CONCATENATE(&quot;trisac,&quot;;UTILTRANSFORMEENMOTSCLES([.E51]))" office:value-type="string" office:string-value="" calcext:value-type="error">
            <text:p>#VALEUR !</text:p>
          </table:table-cell>
          <table:table-cell table:style-name="ce61" table:formula="of:=CONCATENATE(&quot;trisac_&quot;;[.A51])" office:value-type="string" office:string-value="trisac_6" calcext:value-type="string">
            <text:p>trisac_6</text:p>
          </table:table-cell>
          <table:table-cell office:value-type="string" calcext:value-type="string">
            <text:p><text:s/></text:p>
          </table:table-cell>
          <table:table-cell table:style-name="ce37" table:formula="of:=JSONTRISACS([.AF51];[.B51];[.C51];[.D51];[.E51];[.F51];[.G51];[.H51];[.T51];[.U51];[.V51];[.W51];[.X51];[.AD51];[.AA51])"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7</text:p>
          </table:table-cell>
          <table:table-cell table:style-name="ce34" office:value-type="string" calcext:value-type="string">
            <text:p>Epicerie Aux 4 saisons</text:p>
          </table:table-cell>
          <table:table-cell table:style-name="ce34" office:value-type="string" calcext:value-type="string">
            <text:p>Commerce</text:p>
          </table:table-cell>
          <table:table-cell table:style-name="ce34" office:value-type="float" office:value="36" calcext:value-type="float">
            <text:p>36</text:p>
          </table:table-cell>
          <table:table-cell table:style-name="ce34" office:value-type="string" calcext:value-type="string">
            <text:p>Boulevard Winston Churchill</text:p>
          </table:table-cell>
          <table:table-cell table:style-name="ce34" office:value-type="string" calcext:value-type="string">
            <text:p>Bellevue - Chantenay - Sainte Anne</text:p>
          </table:table-cell>
          <table:table-cell table:style-name="ce34" office:value-type="string" calcext:value-type="string">
            <text:p>Bellevue /Chantenay</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83771057784 , -1.61118585622081]</text:p>
          </table:table-cell>
          <table:table-cell table:number-columns-repeated="3"/>
          <table:table-cell table:style-name="ce58" table:formula="of:=REMPLACEEMPLACEMENTTRISAC([.T52];[.B52];[.E52];[.H52])" office:value-type="string" office:string-value="" calcext:value-type="error">
            <text:p>#VALEUR !</text:p>
          </table:table-cell>
          <table:table-cell table:style-name="ce58" table:formula="of:=REMPLACEEMPLACEMENTTRISAC2([.T52];[.B52];[.E52];[.H52])" office:value-type="string" office:string-value="" calcext:value-type="error">
            <text:p>#VALEUR !</text:p>
          </table:table-cell>
          <table:table-cell table:style-name="ce59" table:formula="of:=REMPLACEHORAIRESTRISAC2([.I52];[.J52];[.K52];[.L52];[.M52];[.N52];[.O52];[.P52];[.Q52];[.B52];[.E52];[.H52])" office:value-type="string" office:string-value="" calcext:value-type="error">
            <text:p>#VALEUR !</text:p>
          </table:table-cell>
          <table:table-cell table:style-name="ce60" table:formula="of:=CONCATENATE(&quot;trisac,&quot;;UTILTRANSFORMEENMOTSCLES([.E52]))" office:value-type="string" office:string-value="" calcext:value-type="error">
            <text:p>#VALEUR !</text:p>
          </table:table-cell>
          <table:table-cell table:style-name="ce61" table:formula="of:=CONCATENATE(&quot;trisac_&quot;;[.A52])" office:value-type="string" office:string-value="trisac_7" calcext:value-type="string">
            <text:p>trisac_7</text:p>
          </table:table-cell>
          <table:table-cell office:value-type="string" calcext:value-type="string">
            <text:p><text:s/></text:p>
          </table:table-cell>
          <table:table-cell table:style-name="ce37" table:formula="of:=JSONTRISACS([.AF52];[.B52];[.C52];[.D52];[.E52];[.F52];[.G52];[.H52];[.T52];[.U52];[.V52];[.W52];[.X52];[.AD52];[.AA52])"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8</text:p>
          </table:table-cell>
          <table:table-cell table:style-name="ce34" office:value-type="string" calcext:value-type="string">
            <text:p>Boulangerie Tijou</text:p>
          </table:table-cell>
          <table:table-cell table:style-name="ce34" office:value-type="string" calcext:value-type="string">
            <text:p>Commerce</text:p>
          </table:table-cell>
          <table:table-cell table:style-name="ce34" office:value-type="float" office:value="25" calcext:value-type="float">
            <text:p>25</text:p>
          </table:table-cell>
          <table:table-cell table:style-name="ce34" office:value-type="string" calcext:value-type="string">
            <text:p>Rue des Bourderies</text:p>
          </table:table-cell>
          <table:table-cell table:style-name="ce34" office:value-type="string" calcext:value-type="string">
            <text:p>Bellevue - Chantenay - Sainte Anne</text:p>
          </table:table-cell>
          <table:table-cell table:style-name="ce34" office:value-type="string" calcext:value-type="string">
            <text:p>Bellevue /Chantenay</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063482878462 , -1.59703381329224]</text:p>
          </table:table-cell>
          <table:table-cell table:number-columns-repeated="3"/>
          <table:table-cell table:style-name="ce58" table:formula="of:=REMPLACEEMPLACEMENTTRISAC([.T53];[.B53];[.E53];[.H53])" office:value-type="string" office:string-value="" calcext:value-type="error">
            <text:p>#VALEUR !</text:p>
          </table:table-cell>
          <table:table-cell table:style-name="ce58" table:formula="of:=REMPLACEEMPLACEMENTTRISAC2([.T53];[.B53];[.E53];[.H53])" office:value-type="string" office:string-value="" calcext:value-type="error">
            <text:p>#VALEUR !</text:p>
          </table:table-cell>
          <table:table-cell table:style-name="ce59" table:formula="of:=REMPLACEHORAIRESTRISAC2([.I53];[.J53];[.K53];[.L53];[.M53];[.N53];[.O53];[.P53];[.Q53];[.B53];[.E53];[.H53])" office:value-type="string" office:string-value="" calcext:value-type="error">
            <text:p>#VALEUR !</text:p>
          </table:table-cell>
          <table:table-cell table:style-name="ce60" table:formula="of:=CONCATENATE(&quot;trisac,&quot;;UTILTRANSFORMEENMOTSCLES([.E53]))" office:value-type="string" office:string-value="" calcext:value-type="error">
            <text:p>#VALEUR !</text:p>
          </table:table-cell>
          <table:table-cell table:style-name="ce61" table:formula="of:=CONCATENATE(&quot;trisac_&quot;;[.A53])" office:value-type="string" office:string-value="trisac_8" calcext:value-type="string">
            <text:p>trisac_8</text:p>
          </table:table-cell>
          <table:table-cell office:value-type="string" calcext:value-type="string">
            <text:p><text:s/></text:p>
          </table:table-cell>
          <table:table-cell table:style-name="ce37" table:formula="of:=JSONTRISACS([.AF53];[.B53];[.C53];[.D53];[.E53];[.F53];[.G53];[.H53];[.T53];[.U53];[.V53];[.W53];[.X53];[.AD53];[.AA53])"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21</text:p>
          </table:table-cell>
          <table:table-cell table:style-name="ce34" office:value-type="string" calcext:value-type="string">
            <text:p>Face au 47 Rue Georges Mélies</text:p>
          </table:table-cell>
          <table:table-cell table:style-name="ce34"/>
          <table:table-cell table:style-name="ce34" office:value-type="float" office:value="47" calcext:value-type="float">
            <text:p>47</text:p>
          </table:table-cell>
          <table:table-cell table:style-name="ce34" office:value-type="string" calcext:value-type="string">
            <text:p>Rue Georges Mélies</text:p>
          </table:table-cell>
          <table:table-cell table:style-name="ce34" office:value-type="string" calcext:value-type="string">
            <text:p>Breil - Barberie</text:p>
          </table:table-cell>
          <table:table-cell table:style-name="ce34" office:value-type="string" calcext:value-type="string">
            <text:p>Breil/Dervallières</text:p>
          </table:table-cell>
          <table:table-cell table:style-name="ce34" office:value-type="string" calcext:value-type="string">
            <text:p>RDV</text:p>
          </table:table-cell>
          <table:table-cell table:style-name="ce34" office:value-type="string" calcext:value-type="string">
            <text:p>30/11/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4/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3/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8/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332091642992 , -1.58579021535481]</text:p>
          </table:table-cell>
          <table:table-cell table:number-columns-repeated="3"/>
          <table:table-cell table:style-name="ce58" table:formula="of:=REMPLACEEMPLACEMENTTRISAC([.T54];[.B54];[.E54];[.H54])" office:value-type="string" office:string-value="" calcext:value-type="error">
            <text:p>#VALEUR !</text:p>
          </table:table-cell>
          <table:table-cell table:style-name="ce58" table:formula="of:=REMPLACEEMPLACEMENTTRISAC2([.T54];[.B54];[.E54];[.H54])" office:value-type="string" office:string-value="" calcext:value-type="error">
            <text:p>#VALEUR !</text:p>
          </table:table-cell>
          <table:table-cell table:style-name="ce59" table:formula="of:=REMPLACEHORAIRESTRISAC2([.I54];[.J54];[.K54];[.L54];[.M54];[.N54];[.O54];[.P54];[.Q54];[.B54];[.E54];[.H54])" office:value-type="string" office:string-value="" calcext:value-type="error">
            <text:p>#VALEUR !</text:p>
          </table:table-cell>
          <table:table-cell table:style-name="ce60" table:formula="of:=CONCATENATE(&quot;trisac,&quot;;UTILTRANSFORMEENMOTSCLES([.E54]))" office:value-type="string" office:string-value="" calcext:value-type="error">
            <text:p>#VALEUR !</text:p>
          </table:table-cell>
          <table:table-cell table:style-name="ce61" table:formula="of:=CONCATENATE(&quot;trisac_&quot;;[.A54])" office:value-type="string" office:string-value="trisac_21" calcext:value-type="string">
            <text:p>trisac_21</text:p>
          </table:table-cell>
          <table:table-cell office:value-type="string" calcext:value-type="string">
            <text:p><text:s/></text:p>
          </table:table-cell>
          <table:table-cell table:style-name="ce37" table:formula="of:=JSONTRISACS([.AF54];[.B54];[.C54];[.D54];[.E54];[.F54];[.G54];[.H54];[.T54];[.U54];[.V54];[.W54];[.X54];[.AD54];[.AA54])"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9</text:p>
          </table:table-cell>
          <table:table-cell table:style-name="ce34" office:value-type="string" calcext:value-type="string">
            <text:p>Pôle commercial Coubertin</text:p>
          </table:table-cell>
          <table:table-cell table:style-name="ce34"/>
          <table:table-cell table:style-name="ce34" office:value-type="float" office:value="52" calcext:value-type="float">
            <text:p>52</text:p>
          </table:table-cell>
          <table:table-cell table:style-name="ce34" office:value-type="string" calcext:value-type="string">
            <text:p>Boulevard Pierre de Coubertin</text:p>
          </table:table-cell>
          <table:table-cell table:style-name="ce34" office:value-type="string" calcext:value-type="string">
            <text:p>Breil - Barberie</text:p>
          </table:table-cell>
          <table:table-cell table:style-name="ce34" office:value-type="string" calcext:value-type="string">
            <text:p>Breil/Dervallières</text:p>
          </table:table-cell>
          <table:table-cell table:style-name="ce34" office:value-type="string" calcext:value-type="string">
            <text:p>RDV</text:p>
          </table:table-cell>
          <table:table-cell table:style-name="ce34" office:value-type="string" calcext:value-type="string">
            <text:p>02/12/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6/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5/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30/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285238429887 , -1.58713886334568]</text:p>
          </table:table-cell>
          <table:table-cell table:number-columns-repeated="2"/>
          <table:table-cell table:style-name="ce23" office:value-type="string" calcext:value-type="string">
            <text:p>ouvert les lundis uniquement si férié</text:p>
          </table:table-cell>
          <table:table-cell table:style-name="ce58" table:formula="of:=REMPLACEEMPLACEMENTTRISAC([.T55];[.B55];[.E55];[.H55])" office:value-type="string" office:string-value="" calcext:value-type="error">
            <text:p>#VALEUR !</text:p>
          </table:table-cell>
          <table:table-cell table:style-name="ce58" table:formula="of:=REMPLACEEMPLACEMENTTRISAC2([.T55];[.B55];[.E55];[.H55])" office:value-type="string" office:string-value="" calcext:value-type="error">
            <text:p>#VALEUR !</text:p>
          </table:table-cell>
          <table:table-cell table:style-name="ce59" table:formula="of:=REMPLACEHORAIRESTRISAC2([.I55];[.J55];[.K55];[.L55];[.M55];[.N55];[.O55];[.P55];[.Q55];[.B55];[.E55];[.H55])" office:value-type="string" office:string-value="" calcext:value-type="error">
            <text:p>#VALEUR !</text:p>
          </table:table-cell>
          <table:table-cell table:style-name="ce60" table:formula="of:=CONCATENATE(&quot;trisac,&quot;;UTILTRANSFORMEENMOTSCLES([.E55]))" office:value-type="string" office:string-value="" calcext:value-type="error">
            <text:p>#VALEUR !</text:p>
          </table:table-cell>
          <table:table-cell table:style-name="ce61" table:formula="of:=CONCATENATE(&quot;trisac_&quot;;[.A55])" office:value-type="string" office:string-value="trisac_19" calcext:value-type="string">
            <text:p>trisac_19</text:p>
          </table:table-cell>
          <table:table-cell office:value-type="string" calcext:value-type="string">
            <text:p><text:s/></text:p>
          </table:table-cell>
          <table:table-cell table:style-name="ce37" table:formula="of:=JSONTRISACS([.AF55];[.B55];[.C55];[.D55];[.E55];[.F55];[.G55];[.H55];[.T55];[.U55];[.V55];[.W55];[.X55];[.AD55];[.AA55])"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20</text:p>
          </table:table-cell>
          <table:table-cell table:style-name="ce34" office:value-type="string" calcext:value-type="string">
            <text:p>Place des Dervallières</text:p>
          </table:table-cell>
          <table:table-cell table:style-name="ce34" table:number-columns-repeated="2"/>
          <table:table-cell table:style-name="ce34" office:value-type="string" calcext:value-type="string">
            <text:p>Place des Dervallières</text:p>
          </table:table-cell>
          <table:table-cell table:style-name="ce34" office:value-type="string" calcext:value-type="string">
            <text:p>Dervallières - Zola</text:p>
          </table:table-cell>
          <table:table-cell table:style-name="ce34" office:value-type="string" calcext:value-type="string">
            <text:p>Breil/Dervallières</text:p>
          </table:table-cell>
          <table:table-cell table:style-name="ce34" office:value-type="string" calcext:value-type="string">
            <text:p>RDV</text:p>
          </table:table-cell>
          <table:table-cell table:style-name="ce34" office:value-type="string" calcext:value-type="string">
            <text:p>05/12/2015</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9/03/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8/06/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03/12/2016</text:p>
          </table:table-cell>
          <table:table-cell table:style-name="ce34" office:value-type="string" calcext:value-type="string">
            <text:p>09:00</text:p>
          </table:table-cell>
          <table:table-cell table:style-name="ce34" office:value-type="string" calcext:value-type="string">
            <text:p>13:00</text:p>
          </table:table-cell>
          <table:table-cell table:style-name="ce34"/>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242121712555 , -1.59771687336643]</text:p>
          </table:table-cell>
          <table:table-cell table:number-columns-repeated="3"/>
          <table:table-cell table:style-name="ce58" table:formula="of:=REMPLACEEMPLACEMENTTRISAC([.T56];[.B56];[.E56];[.H56])" office:value-type="string" office:string-value="" calcext:value-type="error">
            <text:p>#VALEUR !</text:p>
          </table:table-cell>
          <table:table-cell table:style-name="ce58" table:formula="of:=REMPLACEEMPLACEMENTTRISAC2([.T56];[.B56];[.E56];[.H56])" office:value-type="string" office:string-value="" calcext:value-type="error">
            <text:p>#VALEUR !</text:p>
          </table:table-cell>
          <table:table-cell table:style-name="ce59" table:formula="of:=REMPLACEHORAIRESTRISAC2([.I56];[.J56];[.K56];[.L56];[.M56];[.N56];[.O56];[.P56];[.Q56];[.B56];[.E56];[.H56])" office:value-type="string" office:string-value="" calcext:value-type="error">
            <text:p>#VALEUR !</text:p>
          </table:table-cell>
          <table:table-cell table:style-name="ce60" table:formula="of:=CONCATENATE(&quot;trisac,&quot;;UTILTRANSFORMEENMOTSCLES([.E56]))" office:value-type="string" office:string-value="" calcext:value-type="error">
            <text:p>#VALEUR !</text:p>
          </table:table-cell>
          <table:table-cell table:style-name="ce61" table:formula="of:=CONCATENATE(&quot;trisac_&quot;;[.A56])" office:value-type="string" office:string-value="trisac_20" calcext:value-type="string">
            <text:p>trisac_20</text:p>
          </table:table-cell>
          <table:table-cell office:value-type="string" calcext:value-type="string">
            <text:p><text:s/></text:p>
          </table:table-cell>
          <table:table-cell table:style-name="ce37" table:formula="of:=JSONTRISACS([.AF56];[.B56];[.C56];[.D56];[.E56];[.F56];[.G56];[.H56];[.T56];[.U56];[.V56];[.W56];[.X56];[.AD56];[.AA56])"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8</text:p>
          </table:table-cell>
          <table:table-cell table:style-name="ce34" office:value-type="string" calcext:value-type="string">
            <text:p>Carrefour City</text:p>
          </table:table-cell>
          <table:table-cell table:style-name="ce34" office:value-type="string" calcext:value-type="string">
            <text:p>Commerce</text:p>
          </table:table-cell>
          <table:table-cell table:style-name="ce34" office:value-type="float" office:value="52" calcext:value-type="float">
            <text:p>52</text:p>
          </table:table-cell>
          <table:table-cell table:style-name="ce34" office:value-type="string" calcext:value-type="string">
            <text:p>Boulevard Pierre de Coubertin</text:p>
          </table:table-cell>
          <table:table-cell table:style-name="ce34" office:value-type="string" calcext:value-type="string">
            <text:p>Breil - Barberie</text:p>
          </table:table-cell>
          <table:table-cell table:style-name="ce34" office:value-type="string" calcext:value-type="string">
            <text:p>Breil/Dervallières</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282171425353 , -1.58675128841355]</text:p>
          </table:table-cell>
          <table:table-cell table:number-columns-repeated="3"/>
          <table:table-cell table:style-name="ce58" table:formula="of:=REMPLACEEMPLACEMENTTRISAC([.T57];[.B57];[.E57];[.H57])" office:value-type="string" office:string-value="" calcext:value-type="error">
            <text:p>#VALEUR !</text:p>
          </table:table-cell>
          <table:table-cell table:style-name="ce58" table:formula="of:=REMPLACEEMPLACEMENTTRISAC2([.T57];[.B57];[.E57];[.H57])" office:value-type="string" office:string-value="" calcext:value-type="error">
            <text:p>#VALEUR !</text:p>
          </table:table-cell>
          <table:table-cell table:style-name="ce59" table:formula="of:=REMPLACEHORAIRESTRISAC2([.I57];[.J57];[.K57];[.L57];[.M57];[.N57];[.O57];[.P57];[.Q57];[.B57];[.E57];[.H57])" office:value-type="string" office:string-value="" calcext:value-type="error">
            <text:p>#VALEUR !</text:p>
          </table:table-cell>
          <table:table-cell table:style-name="ce60" table:formula="of:=CONCATENATE(&quot;trisac,&quot;;UTILTRANSFORMEENMOTSCLES([.E57]))" office:value-type="string" office:string-value="" calcext:value-type="error">
            <text:p>#VALEUR !</text:p>
          </table:table-cell>
          <table:table-cell table:style-name="ce61" table:formula="of:=CONCATENATE(&quot;trisac_&quot;;[.A57])" office:value-type="string" office:string-value="trisac_18" calcext:value-type="string">
            <text:p>trisac_18</text:p>
          </table:table-cell>
          <table:table-cell office:value-type="string" calcext:value-type="string">
            <text:p><text:s/></text:p>
          </table:table-cell>
          <table:table-cell table:style-name="ce37" table:formula="of:=JSONTRISACS([.AF57];[.B57];[.C57];[.D57];[.E57];[.F57];[.G57];[.H57];[.T57];[.U57];[.V57];[.W57];[.X57];[.AD57];[.AA57])"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5</text:p>
          </table:table-cell>
          <table:table-cell table:style-name="ce34" office:value-type="string" calcext:value-type="string">
            <text:p>Nantes Habitat Agence Feyder</text:p>
          </table:table-cell>
          <table:table-cell table:style-name="ce34" office:value-type="string" calcext:value-type="string">
            <text:p>Organisme HLM</text:p>
          </table:table-cell>
          <table:table-cell table:style-name="ce34" office:value-type="float" office:value="6" calcext:value-type="float">
            <text:p>6</text:p>
          </table:table-cell>
          <table:table-cell table:style-name="ce34" office:value-type="string" calcext:value-type="string">
            <text:p>Rue Jacques Feyder</text:p>
          </table:table-cell>
          <table:table-cell table:style-name="ce34" office:value-type="string" calcext:value-type="string">
            <text:p>Breil - Barberie</text:p>
          </table:table-cell>
          <table:table-cell table:style-name="ce34" office:value-type="string" calcext:value-type="string">
            <text:p>Breil/Dervallières</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300901812523 , -1.58565548755988]</text:p>
          </table:table-cell>
          <table:table-cell table:number-columns-repeated="3"/>
          <table:table-cell table:style-name="ce58" table:formula="of:=REMPLACEEMPLACEMENTTRISAC([.T58];[.B58];[.E58];[.H58])" office:value-type="string" office:string-value="" calcext:value-type="error">
            <text:p>#VALEUR !</text:p>
          </table:table-cell>
          <table:table-cell table:style-name="ce58" table:formula="of:=REMPLACEEMPLACEMENTTRISAC2([.T58];[.B58];[.E58];[.H58])" office:value-type="string" office:string-value="" calcext:value-type="error">
            <text:p>#VALEUR !</text:p>
          </table:table-cell>
          <table:table-cell table:style-name="ce59" table:formula="of:=REMPLACEHORAIRESTRISAC2([.I58];[.J58];[.K58];[.L58];[.M58];[.N58];[.O58];[.P58];[.Q58];[.B58];[.E58];[.H58])" office:value-type="string" office:string-value="" calcext:value-type="error">
            <text:p>#VALEUR !</text:p>
          </table:table-cell>
          <table:table-cell table:style-name="ce60" table:formula="of:=CONCATENATE(&quot;trisac,&quot;;UTILTRANSFORMEENMOTSCLES([.E58]))" office:value-type="string" office:string-value="" calcext:value-type="error">
            <text:p>#VALEUR !</text:p>
          </table:table-cell>
          <table:table-cell table:style-name="ce61" table:formula="of:=CONCATENATE(&quot;trisac_&quot;;[.A58])" office:value-type="string" office:string-value="trisac_15" calcext:value-type="string">
            <text:p>trisac_15</text:p>
          </table:table-cell>
          <table:table-cell office:value-type="string" calcext:value-type="string">
            <text:p><text:s/></text:p>
          </table:table-cell>
          <table:table-cell table:style-name="ce37" table:formula="of:=JSONTRISACS([.AF58];[.B58];[.C58];[.D58];[.E58];[.F58];[.G58];[.H58];[.T58];[.U58];[.V58];[.W58];[.X58];[.AD58];[.AA58])"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6</text:p>
          </table:table-cell>
          <table:table-cell table:style-name="ce34" office:value-type="string" calcext:value-type="string">
            <text:p>Mairie Annexe Dervallières</text:p>
          </table:table-cell>
          <table:table-cell table:style-name="ce34" office:value-type="string" calcext:value-type="string">
            <text:p>Mairie annexe</text:p>
          </table:table-cell>
          <table:table-cell table:style-name="ce34" office:value-type="float" office:value="1" calcext:value-type="float">
            <text:p>1</text:p>
          </table:table-cell>
          <table:table-cell table:style-name="ce34" office:value-type="string" calcext:value-type="string">
            <text:p>Place des Dervallières</text:p>
          </table:table-cell>
          <table:table-cell table:style-name="ce34" office:value-type="string" calcext:value-type="string">
            <text:p>Dervallières - Zola</text:p>
          </table:table-cell>
          <table:table-cell table:style-name="ce34" office:value-type="string" calcext:value-type="string">
            <text:p>Breil/Dervallières</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233810693424 , -1.59718468248522]</text:p>
          </table:table-cell>
          <table:table-cell table:number-columns-repeated="3"/>
          <table:table-cell table:style-name="ce58" table:formula="of:=REMPLACEEMPLACEMENTTRISAC([.T59];[.B59];[.E59];[.H59])" office:value-type="string" office:string-value="" calcext:value-type="error">
            <text:p>#VALEUR !</text:p>
          </table:table-cell>
          <table:table-cell table:style-name="ce58" table:formula="of:=REMPLACEEMPLACEMENTTRISAC2([.T59];[.B59];[.E59];[.H59])" office:value-type="string" office:string-value="" calcext:value-type="error">
            <text:p>#VALEUR !</text:p>
          </table:table-cell>
          <table:table-cell table:style-name="ce59" table:formula="of:=REMPLACEHORAIRESTRISAC2([.I59];[.J59];[.K59];[.L59];[.M59];[.N59];[.O59];[.P59];[.Q59];[.B59];[.E59];[.H59])" office:value-type="string" office:string-value="" calcext:value-type="error">
            <text:p>#VALEUR !</text:p>
          </table:table-cell>
          <table:table-cell table:style-name="ce60" table:formula="of:=CONCATENATE(&quot;trisac,&quot;;UTILTRANSFORMEENMOTSCLES([.E59]))" office:value-type="string" office:string-value="" calcext:value-type="error">
            <text:p>#VALEUR !</text:p>
          </table:table-cell>
          <table:table-cell table:style-name="ce61" table:formula="of:=CONCATENATE(&quot;trisac_&quot;;[.A59])" office:value-type="string" office:string-value="trisac_16" calcext:value-type="string">
            <text:p>trisac_16</text:p>
          </table:table-cell>
          <table:table-cell office:value-type="string" calcext:value-type="string">
            <text:p><text:s/></text:p>
          </table:table-cell>
          <table:table-cell table:style-name="ce37" table:formula="of:=JSONTRISACS([.AF59];[.B59];[.C59];[.D59];[.E59];[.F59];[.G59];[.H59];[.T59];[.U59];[.V59];[.W59];[.X59];[.AD59];[.AA59])"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7</text:p>
          </table:table-cell>
          <table:table-cell table:style-name="ce34" office:value-type="string" calcext:value-type="string">
            <text:p>Nantes Habitat Agence Watteau</text:p>
          </table:table-cell>
          <table:table-cell table:style-name="ce34" office:value-type="string" calcext:value-type="string">
            <text:p>Organisme HLM</text:p>
          </table:table-cell>
          <table:table-cell table:style-name="ce34" office:value-type="float" office:value="20" calcext:value-type="float">
            <text:p>20</text:p>
          </table:table-cell>
          <table:table-cell table:style-name="ce34" office:value-type="string" calcext:value-type="string">
            <text:p>Rue Antoine Watteau</text:p>
          </table:table-cell>
          <table:table-cell table:style-name="ce34" office:value-type="string" calcext:value-type="string">
            <text:p>Dervallières - Zola</text:p>
          </table:table-cell>
          <table:table-cell table:style-name="ce34" office:value-type="string" calcext:value-type="string">
            <text:p>Breil/Dervallières</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22574134576 , -1.60102274099936]</text:p>
          </table:table-cell>
          <table:table-cell table:number-columns-repeated="3"/>
          <table:table-cell table:style-name="ce58" table:formula="of:=REMPLACEEMPLACEMENTTRISAC([.T60];[.B60];[.E60];[.H60])" office:value-type="string" office:string-value="" calcext:value-type="error">
            <text:p>#VALEUR !</text:p>
          </table:table-cell>
          <table:table-cell table:style-name="ce58" table:formula="of:=REMPLACEEMPLACEMENTTRISAC2([.T60];[.B60];[.E60];[.H60])" office:value-type="string" office:string-value="" calcext:value-type="error">
            <text:p>#VALEUR !</text:p>
          </table:table-cell>
          <table:table-cell table:style-name="ce59" table:formula="of:=REMPLACEHORAIRESTRISAC2([.I60];[.J60];[.K60];[.L60];[.M60];[.N60];[.O60];[.P60];[.Q60];[.B60];[.E60];[.H60])" office:value-type="string" office:string-value="" calcext:value-type="error">
            <text:p>#VALEUR !</text:p>
          </table:table-cell>
          <table:table-cell table:style-name="ce60" table:formula="of:=CONCATENATE(&quot;trisac,&quot;;UTILTRANSFORMEENMOTSCLES([.E60]))" office:value-type="string" office:string-value="" calcext:value-type="error">
            <text:p>#VALEUR !</text:p>
          </table:table-cell>
          <table:table-cell table:style-name="ce61" table:formula="of:=CONCATENATE(&quot;trisac_&quot;;[.A60])" office:value-type="string" office:string-value="trisac_17" calcext:value-type="string">
            <text:p>trisac_17</text:p>
          </table:table-cell>
          <table:table-cell office:value-type="string" calcext:value-type="string">
            <text:p><text:s/></text:p>
          </table:table-cell>
          <table:table-cell table:style-name="ce37" table:formula="of:=JSONTRISACS([.AF60];[.B60];[.C60];[.D60];[.E60];[.F60];[.G60];[.H60];[.T60];[.U60];[.V60];[.W60];[.X60];[.AD60];[.AA60])"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73</text:p>
          </table:table-cell>
          <table:table-cell table:style-name="ce34" office:value-type="string" calcext:value-type="string">
            <text:p>Place Emile Fritsch (Devant l'église Saint-Pasquier)</text:p>
          </table:table-cell>
          <table:table-cell table:style-name="ce34" table:number-columns-repeated="2"/>
          <table:table-cell table:style-name="ce34" office:value-type="string" calcext:value-type="string">
            <text:p>Place Emile Fritsch</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RDV</text:p>
          </table:table-cell>
          <table:table-cell table:style-name="ce34" office:value-type="string" calcext:value-type="string">
            <text:p>07/12/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1/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0/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5/12/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88980938558 , -1.56577469386022]</text:p>
          </table:table-cell>
          <table:table-cell table:number-columns-repeated="3"/>
          <table:table-cell table:style-name="ce58" table:formula="of:=REMPLACEEMPLACEMENTTRISAC([.T61];[.B61];[.E61];[.H61])" office:value-type="string" office:string-value="" calcext:value-type="error">
            <text:p>#VALEUR !</text:p>
          </table:table-cell>
          <table:table-cell table:style-name="ce58" table:formula="of:=REMPLACEEMPLACEMENTTRISAC2([.T61];[.B61];[.E61];[.H61])" office:value-type="string" office:string-value="" calcext:value-type="error">
            <text:p>#VALEUR !</text:p>
          </table:table-cell>
          <table:table-cell table:style-name="ce59" table:formula="of:=REMPLACEHORAIRESTRISAC2([.I61];[.J61];[.K61];[.L61];[.M61];[.N61];[.O61];[.P61];[.Q61];[.B61];[.E61];[.H61])" office:value-type="string" office:string-value="" calcext:value-type="error">
            <text:p>#VALEUR !</text:p>
          </table:table-cell>
          <table:table-cell table:style-name="ce60" table:formula="of:=CONCATENATE(&quot;trisac,&quot;;UTILTRANSFORMEENMOTSCLES([.E61]))" office:value-type="string" office:string-value="" calcext:value-type="error">
            <text:p>#VALEUR !</text:p>
          </table:table-cell>
          <table:table-cell table:style-name="ce61" table:formula="of:=CONCATENATE(&quot;trisac_&quot;;[.A61])" office:value-type="string" office:string-value="trisac_73" calcext:value-type="string">
            <text:p>trisac_73</text:p>
          </table:table-cell>
          <table:table-cell office:value-type="string" calcext:value-type="string">
            <text:p><text:s/></text:p>
          </table:table-cell>
          <table:table-cell table:style-name="ce37" table:formula="of:=JSONTRISACS([.AF61];[.B61];[.C61];[.D61];[.E61];[.F61];[.G61];[.H61];[.T61];[.U61];[.V61];[.W61];[.X61];[.AD61];[.AA61])"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68</text:p>
          </table:table-cell>
          <table:table-cell table:style-name="ce34" office:value-type="string" calcext:value-type="string">
            <text:p>Angle Rue des Dervallières/Rue Octave Feuillet</text:p>
          </table:table-cell>
          <table:table-cell table:style-name="ce34" table:number-columns-repeated="2"/>
          <table:table-cell table:style-name="ce34" office:value-type="string" calcext:value-type="string">
            <text:p>Rue Octave Feuillet</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RDV</text:p>
          </table:table-cell>
          <table:table-cell table:style-name="ce34" office:value-type="string" calcext:value-type="string">
            <text:p>08/12/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2/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1/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6/12/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05952970888 , -1.57339371320505]</text:p>
          </table:table-cell>
          <table:table-cell table:number-columns-repeated="3"/>
          <table:table-cell table:style-name="ce58" table:formula="of:=REMPLACEEMPLACEMENTTRISAC([.T62];[.B62];[.E62];[.H62])" office:value-type="string" office:string-value="" calcext:value-type="error">
            <text:p>#VALEUR !</text:p>
          </table:table-cell>
          <table:table-cell table:style-name="ce58" table:formula="of:=REMPLACEEMPLACEMENTTRISAC2([.T62];[.B62];[.E62];[.H62])" office:value-type="string" office:string-value="" calcext:value-type="error">
            <text:p>#VALEUR !</text:p>
          </table:table-cell>
          <table:table-cell table:style-name="ce59" table:formula="of:=REMPLACEHORAIRESTRISAC2([.I62];[.J62];[.K62];[.L62];[.M62];[.N62];[.O62];[.P62];[.Q62];[.B62];[.E62];[.H62])" office:value-type="string" office:string-value="" calcext:value-type="error">
            <text:p>#VALEUR !</text:p>
          </table:table-cell>
          <table:table-cell table:style-name="ce60" table:formula="of:=CONCATENATE(&quot;trisac,&quot;;UTILTRANSFORMEENMOTSCLES([.E62]))" office:value-type="string" office:string-value="" calcext:value-type="error">
            <text:p>#VALEUR !</text:p>
          </table:table-cell>
          <table:table-cell table:style-name="ce61" table:formula="of:=CONCATENATE(&quot;trisac_&quot;;[.A62])" office:value-type="string" office:string-value="trisac_68" calcext:value-type="string">
            <text:p>trisac_68</text:p>
          </table:table-cell>
          <table:table-cell office:value-type="string" calcext:value-type="string">
            <text:p><text:s/></text:p>
          </table:table-cell>
          <table:table-cell table:style-name="ce37" table:formula="of:=JSONTRISACS([.AF62];[.B62];[.C62];[.D62];[.E62];[.F62];[.G62];[.H62];[.T62];[.U62];[.V62];[.W62];[.X62];[.AD62];[.AA62])"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69</text:p>
          </table:table-cell>
          <table:table-cell table:style-name="ce34" office:value-type="string" calcext:value-type="string">
            <text:p>Place de Talensac</text:p>
          </table:table-cell>
          <table:table-cell table:style-name="ce34" table:number-columns-repeated="2"/>
          <table:table-cell table:style-name="ce34" office:value-type="string" calcext:value-type="string">
            <text:p>Rue de Talensac</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RDV</text:p>
          </table:table-cell>
          <table:table-cell table:style-name="ce34" office:value-type="string" calcext:value-type="string">
            <text:p>09/12/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3/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2/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7/12/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10157384752 , -1.55685571664186]</text:p>
          </table:table-cell>
          <table:table-cell table:number-columns-repeated="3"/>
          <table:table-cell table:style-name="ce58" table:formula="of:=REMPLACEEMPLACEMENTTRISAC([.T63];[.B63];[.E63];[.H63])" office:value-type="string" office:string-value="" calcext:value-type="error">
            <text:p>#VALEUR !</text:p>
          </table:table-cell>
          <table:table-cell table:style-name="ce58" table:formula="of:=REMPLACEEMPLACEMENTTRISAC2([.T63];[.B63];[.E63];[.H63])" office:value-type="string" office:string-value="" calcext:value-type="error">
            <text:p>#VALEUR !</text:p>
          </table:table-cell>
          <table:table-cell table:style-name="ce59" table:formula="of:=REMPLACEHORAIRESTRISAC2([.I63];[.J63];[.K63];[.L63];[.M63];[.N63];[.O63];[.P63];[.Q63];[.B63];[.E63];[.H63])" office:value-type="string" office:string-value="" calcext:value-type="error">
            <text:p>#VALEUR !</text:p>
          </table:table-cell>
          <table:table-cell table:style-name="ce60" table:formula="of:=CONCATENATE(&quot;trisac,&quot;;UTILTRANSFORMEENMOTSCLES([.E63]))" office:value-type="string" office:string-value="" calcext:value-type="error">
            <text:p>#VALEUR !</text:p>
          </table:table-cell>
          <table:table-cell table:style-name="ce61" table:formula="of:=CONCATENATE(&quot;trisac_&quot;;[.A63])" office:value-type="string" office:string-value="trisac_69" calcext:value-type="string">
            <text:p>trisac_69</text:p>
          </table:table-cell>
          <table:table-cell office:value-type="string" calcext:value-type="string">
            <text:p><text:s/></text:p>
          </table:table-cell>
          <table:table-cell table:style-name="ce37" table:formula="of:=JSONTRISACS([.AF63];[.B63];[.C63];[.D63];[.E63];[.F63];[.G63];[.H63];[.T63];[.U63];[.V63];[.W63];[.X63];[.AD63];[.AA63])"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70</text:p>
          </table:table-cell>
          <table:table-cell table:style-name="ce34" office:value-type="string" calcext:value-type="string">
            <text:p>TRAM Saint-Mihiel</text:p>
          </table:table-cell>
          <table:table-cell table:style-name="ce34" table:number-columns-repeated="2"/>
          <table:table-cell table:style-name="ce34" office:value-type="string" calcext:value-type="string">
            <text:p>Quai de Versailles</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RDV</text:p>
          </table:table-cell>
          <table:table-cell table:style-name="ce34" office:value-type="string" calcext:value-type="string">
            <text:p>10/12/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4/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3/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8/12/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45848205917 , -1.55383600362569]</text:p>
          </table:table-cell>
          <table:table-cell table:number-columns-repeated="3"/>
          <table:table-cell table:style-name="ce58" table:formula="of:=REMPLACEEMPLACEMENTTRISAC([.T64];[.B64];[.E64];[.H64])" office:value-type="string" office:string-value="" calcext:value-type="error">
            <text:p>#VALEUR !</text:p>
          </table:table-cell>
          <table:table-cell table:style-name="ce58" table:formula="of:=REMPLACEEMPLACEMENTTRISAC2([.T64];[.B64];[.E64];[.H64])" office:value-type="string" office:string-value="" calcext:value-type="error">
            <text:p>#VALEUR !</text:p>
          </table:table-cell>
          <table:table-cell table:style-name="ce59" table:formula="of:=REMPLACEHORAIRESTRISAC2([.I64];[.J64];[.K64];[.L64];[.M64];[.N64];[.O64];[.P64];[.Q64];[.B64];[.E64];[.H64])" office:value-type="string" office:string-value="" calcext:value-type="error">
            <text:p>#VALEUR !</text:p>
          </table:table-cell>
          <table:table-cell table:style-name="ce60" table:formula="of:=CONCATENATE(&quot;trisac,&quot;;UTILTRANSFORMEENMOTSCLES([.E64]))" office:value-type="string" office:string-value="" calcext:value-type="error">
            <text:p>#VALEUR !</text:p>
          </table:table-cell>
          <table:table-cell table:style-name="ce61" table:formula="of:=CONCATENATE(&quot;trisac_&quot;;[.A64])" office:value-type="string" office:string-value="trisac_70" calcext:value-type="string">
            <text:p>trisac_70</text:p>
          </table:table-cell>
          <table:table-cell office:value-type="string" calcext:value-type="string">
            <text:p><text:s/></text:p>
          </table:table-cell>
          <table:table-cell table:style-name="ce37" table:formula="of:=JSONTRISACS([.AF64];[.B64];[.C64];[.D64];[.E64];[.F64];[.G64];[.H64];[.T64];[.U64];[.V64];[.W64];[.X64];[.AD64];[.AA64])"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71</text:p>
          </table:table-cell>
          <table:table-cell table:style-name="ce34" office:value-type="string" calcext:value-type="string">
            <text:p>Angle Boulevard Gaston Serpette/Boulevard des Anglais</text:p>
          </table:table-cell>
          <table:table-cell table:style-name="ce34" table:number-columns-repeated="2"/>
          <table:table-cell table:style-name="ce34" office:value-type="string" calcext:value-type="string">
            <text:p>Boulevard Gaston Serpette</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RDV</text:p>
          </table:table-cell>
          <table:table-cell table:style-name="ce34" office:value-type="string" calcext:value-type="string">
            <text:p>11/12/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5/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4/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9/12/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288414804835 , -1.57551422401674]</text:p>
          </table:table-cell>
          <table:table-cell table:number-columns-repeated="3"/>
          <table:table-cell table:style-name="ce58" table:formula="of:=REMPLACEEMPLACEMENTTRISAC([.T65];[.B65];[.E65];[.H65])" office:value-type="string" office:string-value="" calcext:value-type="error">
            <text:p>#VALEUR !</text:p>
          </table:table-cell>
          <table:table-cell table:style-name="ce58" table:formula="of:=REMPLACEEMPLACEMENTTRISAC2([.T65];[.B65];[.E65];[.H65])" office:value-type="string" office:string-value="" calcext:value-type="error">
            <text:p>#VALEUR !</text:p>
          </table:table-cell>
          <table:table-cell table:style-name="ce59" table:formula="of:=REMPLACEHORAIRESTRISAC2([.I65];[.J65];[.K65];[.L65];[.M65];[.N65];[.O65];[.P65];[.Q65];[.B65];[.E65];[.H65])" office:value-type="string" office:string-value="" calcext:value-type="error">
            <text:p>#VALEUR !</text:p>
          </table:table-cell>
          <table:table-cell table:style-name="ce60" table:formula="of:=CONCATENATE(&quot;trisac,&quot;;UTILTRANSFORMEENMOTSCLES([.E65]))" office:value-type="string" office:string-value="" calcext:value-type="error">
            <text:p>#VALEUR !</text:p>
          </table:table-cell>
          <table:table-cell table:style-name="ce61" table:formula="of:=CONCATENATE(&quot;trisac_&quot;;[.A65])" office:value-type="string" office:string-value="trisac_71" calcext:value-type="string">
            <text:p>trisac_71</text:p>
          </table:table-cell>
          <table:table-cell office:value-type="string" calcext:value-type="string">
            <text:p><text:s/></text:p>
          </table:table-cell>
          <table:table-cell table:style-name="ce37" table:formula="of:=JSONTRISACS([.AF65];[.B65];[.C65];[.D65];[.E65];[.F65];[.G65];[.H65];[.T65];[.U65];[.V65];[.W65];[.X65];[.AD65];[.AA65])"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72</text:p>
          </table:table-cell>
          <table:table-cell table:style-name="ce34" office:value-type="string" calcext:value-type="string">
            <text:p>Place Saint-Félix</text:p>
          </table:table-cell>
          <table:table-cell table:style-name="ce34" table:number-columns-repeated="2"/>
          <table:table-cell table:style-name="ce34" office:value-type="string" calcext:value-type="string">
            <text:p>Place Saint-Félix</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RDV</text:p>
          </table:table-cell>
          <table:table-cell table:style-name="ce34" office:value-type="string" calcext:value-type="string">
            <text:p>12/12/2015</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26/03/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25/06/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0/12/2016</text:p>
          </table:table-cell>
          <table:table-cell table:style-name="ce34" office:value-type="string" calcext:value-type="string">
            <text:p>09:00</text:p>
          </table:table-cell>
          <table:table-cell table:style-name="ce34" office:value-type="string" calcext:value-type="string">
            <text:p>13:00</text:p>
          </table:table-cell>
          <table:table-cell table:style-name="ce3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310649019152 , -1.55588877771744]</text:p>
          </table:table-cell>
          <table:table-cell table:number-columns-repeated="3"/>
          <table:table-cell table:style-name="ce58" table:formula="of:=REMPLACEEMPLACEMENTTRISAC([.T66];[.B66];[.E66];[.H66])" office:value-type="string" office:string-value="" calcext:value-type="error">
            <text:p>#VALEUR !</text:p>
          </table:table-cell>
          <table:table-cell table:style-name="ce58" table:formula="of:=REMPLACEEMPLACEMENTTRISAC2([.T66];[.B66];[.E66];[.H66])" office:value-type="string" office:string-value="" calcext:value-type="error">
            <text:p>#VALEUR !</text:p>
          </table:table-cell>
          <table:table-cell table:style-name="ce59" table:formula="of:=REMPLACEHORAIRESTRISAC2([.I66];[.J66];[.K66];[.L66];[.M66];[.N66];[.O66];[.P66];[.Q66];[.B66];[.E66];[.H66])" office:value-type="string" office:string-value="" calcext:value-type="error">
            <text:p>#VALEUR !</text:p>
          </table:table-cell>
          <table:table-cell table:style-name="ce60" table:formula="of:=CONCATENATE(&quot;trisac,&quot;;UTILTRANSFORMEENMOTSCLES([.E66]))" office:value-type="string" office:string-value="" calcext:value-type="error">
            <text:p>#VALEUR !</text:p>
          </table:table-cell>
          <table:table-cell table:style-name="ce61" table:formula="of:=CONCATENATE(&quot;trisac_&quot;;[.A66])" office:value-type="string" office:string-value="trisac_72" calcext:value-type="string">
            <text:p>trisac_72</text:p>
          </table:table-cell>
          <table:table-cell office:value-type="string" calcext:value-type="string">
            <text:p><text:s/></text:p>
          </table:table-cell>
          <table:table-cell table:style-name="ce37" table:formula="of:=JSONTRISACS([.AF66];[.B66];[.C66];[.D66];[.E66];[.F66];[.G66];[.H66];[.T66];[.U66];[.V66];[.W66];[.X66];[.AD66];[.AA66])"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60</text:p>
          </table:table-cell>
          <table:table-cell table:style-name="ce34" office:value-type="string" calcext:value-type="string">
            <text:p>Café tabac le Bel Air</text:p>
          </table:table-cell>
          <table:table-cell table:style-name="ce34" office:value-type="string" calcext:value-type="string">
            <text:p>Commerce</text:p>
          </table:table-cell>
          <table:table-cell table:style-name="ce34" office:value-type="float" office:value="71" calcext:value-type="float">
            <text:p>71</text:p>
          </table:table-cell>
          <table:table-cell table:style-name="ce34" office:value-type="string" calcext:value-type="string">
            <text:p>Rue de Bel Air</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49905129991 , -1.55923983400867]</text:p>
          </table:table-cell>
          <table:table-cell table:number-columns-repeated="3"/>
          <table:table-cell table:style-name="ce58" table:formula="of:=REMPLACEEMPLACEMENTTRISAC([.T67];[.B67];[.E67];[.H67])" office:value-type="string" office:string-value="" calcext:value-type="error">
            <text:p>#VALEUR !</text:p>
          </table:table-cell>
          <table:table-cell table:style-name="ce58" table:formula="of:=REMPLACEEMPLACEMENTTRISAC2([.T67];[.B67];[.E67];[.H67])" office:value-type="string" office:string-value="" calcext:value-type="error">
            <text:p>#VALEUR !</text:p>
          </table:table-cell>
          <table:table-cell table:style-name="ce59" table:formula="of:=REMPLACEHORAIRESTRISAC2([.I67];[.J67];[.K67];[.L67];[.M67];[.N67];[.O67];[.P67];[.Q67];[.B67];[.E67];[.H67])" office:value-type="string" office:string-value="" calcext:value-type="error">
            <text:p>#VALEUR !</text:p>
          </table:table-cell>
          <table:table-cell table:style-name="ce60" table:formula="of:=CONCATENATE(&quot;trisac,&quot;;UTILTRANSFORMEENMOTSCLES([.E67]))" office:value-type="string" office:string-value="" calcext:value-type="error">
            <text:p>#VALEUR !</text:p>
          </table:table-cell>
          <table:table-cell table:style-name="ce61" table:formula="of:=CONCATENATE(&quot;trisac_&quot;;[.A67])" office:value-type="string" office:string-value="trisac_60" calcext:value-type="string">
            <text:p>trisac_60</text:p>
          </table:table-cell>
          <table:table-cell office:value-type="string" calcext:value-type="string">
            <text:p><text:s/></text:p>
          </table:table-cell>
          <table:table-cell table:style-name="ce37" table:formula="of:=JSONTRISACS([.AF67];[.B67];[.C67];[.D67];[.E67];[.F67];[.G67];[.H67];[.T67];[.U67];[.V67];[.W67];[.X67];[.AD67];[.AA67])"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61</text:p>
          </table:table-cell>
          <table:table-cell table:style-name="ce34" office:value-type="string" calcext:value-type="string">
            <text:p>Carrefour City</text:p>
          </table:table-cell>
          <table:table-cell table:style-name="ce34" office:value-type="string" calcext:value-type="string">
            <text:p>Commerce</text:p>
          </table:table-cell>
          <table:table-cell table:style-name="ce34" office:value-type="float" office:value="24" calcext:value-type="float">
            <text:p>24</text:p>
          </table:table-cell>
          <table:table-cell table:style-name="ce34" office:value-type="string" calcext:value-type="string">
            <text:p>Rue des Hauts Pavés</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32676975986 , -1.56349947899436]</text:p>
          </table:table-cell>
          <table:table-cell table:number-columns-repeated="3"/>
          <table:table-cell table:style-name="ce58" table:formula="of:=REMPLACEEMPLACEMENTTRISAC([.T68];[.B68];[.E68];[.H68])" office:value-type="string" office:string-value="" calcext:value-type="error">
            <text:p>#VALEUR !</text:p>
          </table:table-cell>
          <table:table-cell table:style-name="ce58" table:formula="of:=REMPLACEEMPLACEMENTTRISAC2([.T68];[.B68];[.E68];[.H68])" office:value-type="string" office:string-value="" calcext:value-type="error">
            <text:p>#VALEUR !</text:p>
          </table:table-cell>
          <table:table-cell table:style-name="ce59" table:formula="of:=REMPLACEHORAIRESTRISAC2([.I68];[.J68];[.K68];[.L68];[.M68];[.N68];[.O68];[.P68];[.Q68];[.B68];[.E68];[.H68])" office:value-type="string" office:string-value="" calcext:value-type="error">
            <text:p>#VALEUR !</text:p>
          </table:table-cell>
          <table:table-cell table:style-name="ce60" table:formula="of:=CONCATENATE(&quot;trisac,&quot;;UTILTRANSFORMEENMOTSCLES([.E68]))" office:value-type="string" office:string-value="" calcext:value-type="error">
            <text:p>#VALEUR !</text:p>
          </table:table-cell>
          <table:table-cell table:style-name="ce61" table:formula="of:=CONCATENATE(&quot;trisac_&quot;;[.A68])" office:value-type="string" office:string-value="trisac_61" calcext:value-type="string">
            <text:p>trisac_61</text:p>
          </table:table-cell>
          <table:table-cell office:value-type="string" calcext:value-type="string">
            <text:p><text:s/></text:p>
          </table:table-cell>
          <table:table-cell table:style-name="ce37" table:formula="of:=JSONTRISACS([.AF68];[.B68];[.C68];[.D68];[.E68];[.F68];[.G68];[.H68];[.T68];[.U68];[.V68];[.W68];[.X68];[.AD68];[.AA68])"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62</text:p>
          </table:table-cell>
          <table:table-cell table:style-name="ce34" office:value-type="string" calcext:value-type="string">
            <text:p>Carrefour Market</text:p>
          </table:table-cell>
          <table:table-cell table:style-name="ce34" office:value-type="string" calcext:value-type="string">
            <text:p>Commerce</text:p>
          </table:table-cell>
          <table:table-cell table:style-name="ce34"/>
          <table:table-cell table:style-name="ce34" office:value-type="string" calcext:value-type="string">
            <text:p>Rond Point de Vannes</text:p>
          </table:table-cell>
          <table:table-cell table:style-name="ce34" office:value-type="string" calcext:value-type="string">
            <text:p>Breil - Barberie</text:p>
          </table:table-cell>
          <table:table-cell table:style-name="ce34" office:value-type="string" calcext:value-type="string">
            <text:p>Hauts pavés/Saint Félix</text:p>
          </table:table-cell>
          <table:table-cell table:style-name="ce34" office:value-type="string" calcext:value-type="string">
            <text:p>PDIS</text:p>
          </table:table-cell>
          <table:table-cell table:style-name="ce34" table:number-columns-repeated="13"/>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29628182866 , -1.57279493776477]</text:p>
          </table:table-cell>
          <table:table-cell table:number-columns-repeated="3"/>
          <table:table-cell table:style-name="ce58" table:formula="of:=REMPLACEEMPLACEMENTTRISAC([.T69];[.B69];[.E69];[.H69])" office:value-type="string" office:string-value="" calcext:value-type="error">
            <text:p>#VALEUR !</text:p>
          </table:table-cell>
          <table:table-cell table:style-name="ce58" table:formula="of:=REMPLACEEMPLACEMENTTRISAC2([.T69];[.B69];[.E69];[.H69])" office:value-type="string" office:string-value="" calcext:value-type="error">
            <text:p>#VALEUR !</text:p>
          </table:table-cell>
          <table:table-cell table:style-name="ce59" table:formula="of:=REMPLACEHORAIRESTRISAC2([.I69];[.J69];[.K69];[.L69];[.M69];[.N69];[.O69];[.P69];[.Q69];[.B69];[.E69];[.H69])" office:value-type="string" office:string-value="" calcext:value-type="error">
            <text:p>#VALEUR !</text:p>
          </table:table-cell>
          <table:table-cell table:style-name="ce60" table:formula="of:=CONCATENATE(&quot;trisac,&quot;;UTILTRANSFORMEENMOTSCLES([.E69]))" office:value-type="string" office:string-value="" calcext:value-type="error">
            <text:p>#VALEUR !</text:p>
          </table:table-cell>
          <table:table-cell table:style-name="ce61" table:formula="of:=CONCATENATE(&quot;trisac_&quot;;[.A69])" office:value-type="string" office:string-value="trisac_62" calcext:value-type="string">
            <text:p>trisac_62</text:p>
          </table:table-cell>
          <table:table-cell office:value-type="string" calcext:value-type="string">
            <text:p><text:s/></text:p>
          </table:table-cell>
          <table:table-cell table:style-name="ce37" table:formula="of:=JSONTRISACS([.AF69];[.B69];[.C69];[.D69];[.E69];[.F69];[.G69];[.H69];[.T69];[.U69];[.V69];[.W69];[.X69];[.AD69];[.AA69])"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63</text:p>
          </table:table-cell>
          <table:table-cell table:style-name="ce34" office:value-type="string" calcext:value-type="string">
            <text:p>Aux Délices de Procé</text:p>
          </table:table-cell>
          <table:table-cell table:style-name="ce34" office:value-type="string" calcext:value-type="string">
            <text:p>Commerce</text:p>
          </table:table-cell>
          <table:table-cell table:style-name="ce34" office:value-type="float" office:value="3" calcext:value-type="float">
            <text:p>3</text:p>
          </table:table-cell>
          <table:table-cell table:style-name="ce34" office:value-type="string" calcext:value-type="string">
            <text:p>Boulevard Gaston Serpette</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45128751455 , -1.57678522108171]</text:p>
          </table:table-cell>
          <table:table-cell table:number-columns-repeated="3"/>
          <table:table-cell table:style-name="ce58" table:formula="of:=REMPLACEEMPLACEMENTTRISAC([.T70];[.B70];[.E70];[.H70])" office:value-type="string" office:string-value="" calcext:value-type="error">
            <text:p>#VALEUR !</text:p>
          </table:table-cell>
          <table:table-cell table:style-name="ce58" table:formula="of:=REMPLACEEMPLACEMENTTRISAC2([.T70];[.B70];[.E70];[.H70])" office:value-type="string" office:string-value="" calcext:value-type="error">
            <text:p>#VALEUR !</text:p>
          </table:table-cell>
          <table:table-cell table:style-name="ce59" table:formula="of:=REMPLACEHORAIRESTRISAC2([.I70];[.J70];[.K70];[.L70];[.M70];[.N70];[.O70];[.P70];[.Q70];[.B70];[.E70];[.H70])" office:value-type="string" office:string-value="" calcext:value-type="error">
            <text:p>#VALEUR !</text:p>
          </table:table-cell>
          <table:table-cell table:style-name="ce60" table:formula="of:=CONCATENATE(&quot;trisac,&quot;;UTILTRANSFORMEENMOTSCLES([.E70]))" office:value-type="string" office:string-value="" calcext:value-type="error">
            <text:p>#VALEUR !</text:p>
          </table:table-cell>
          <table:table-cell table:style-name="ce61" table:formula="of:=CONCATENATE(&quot;trisac_&quot;;[.A70])" office:value-type="string" office:string-value="trisac_63" calcext:value-type="string">
            <text:p>trisac_63</text:p>
          </table:table-cell>
          <table:table-cell office:value-type="string" calcext:value-type="string">
            <text:p><text:s/></text:p>
          </table:table-cell>
          <table:table-cell table:style-name="ce37" table:formula="of:=JSONTRISACS([.AF70];[.B70];[.C70];[.D70];[.E70];[.F70];[.G70];[.H70];[.T70];[.U70];[.V70];[.W70];[.X70];[.AD70];[.AA70])"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64</text:p>
          </table:table-cell>
          <table:table-cell table:style-name="ce34" office:value-type="string" calcext:value-type="string">
            <text:p>Maison de l'Environnement Ecopole</text:p>
          </table:table-cell>
          <table:table-cell table:style-name="ce34" office:value-type="string" calcext:value-type="string">
            <text:p>Autre</text:p>
          </table:table-cell>
          <table:table-cell table:style-name="ce34" office:value-type="float" office:value="17" calcext:value-type="float">
            <text:p>17</text:p>
          </table:table-cell>
          <table:table-cell table:style-name="ce34" office:value-type="string" calcext:value-type="string">
            <text:p>Rue de Bouillé</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60056758354 , -1.55606908795771]</text:p>
          </table:table-cell>
          <table:table-cell table:number-columns-repeated="3"/>
          <table:table-cell table:style-name="ce58" table:formula="of:=REMPLACEEMPLACEMENTTRISAC([.T71];[.B71];[.E71];[.H71])" office:value-type="string" office:string-value="" calcext:value-type="error">
            <text:p>#VALEUR !</text:p>
          </table:table-cell>
          <table:table-cell table:style-name="ce58" table:formula="of:=REMPLACEEMPLACEMENTTRISAC2([.T71];[.B71];[.E71];[.H71])" office:value-type="string" office:string-value="" calcext:value-type="error">
            <text:p>#VALEUR !</text:p>
          </table:table-cell>
          <table:table-cell table:style-name="ce59" table:formula="of:=REMPLACEHORAIRESTRISAC2([.I71];[.J71];[.K71];[.L71];[.M71];[.N71];[.O71];[.P71];[.Q71];[.B71];[.E71];[.H71])" office:value-type="string" office:string-value="" calcext:value-type="error">
            <text:p>#VALEUR !</text:p>
          </table:table-cell>
          <table:table-cell table:style-name="ce60" table:formula="of:=CONCATENATE(&quot;trisac,&quot;;UTILTRANSFORMEENMOTSCLES([.E71]))" office:value-type="string" office:string-value="" calcext:value-type="error">
            <text:p>#VALEUR !</text:p>
          </table:table-cell>
          <table:table-cell table:style-name="ce61" table:formula="of:=CONCATENATE(&quot;trisac_&quot;;[.A71])" office:value-type="string" office:string-value="trisac_64" calcext:value-type="string">
            <text:p>trisac_64</text:p>
          </table:table-cell>
          <table:table-cell office:value-type="string" calcext:value-type="string">
            <text:p><text:s/></text:p>
          </table:table-cell>
          <table:table-cell table:style-name="ce37" table:formula="of:=JSONTRISACS([.AF71];[.B71];[.C71];[.D71];[.E71];[.F71];[.G71];[.H71];[.T71];[.U71];[.V71];[.W71];[.X71];[.AD71];[.AA71])"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65</text:p>
          </table:table-cell>
          <table:table-cell table:style-name="ce34" office:value-type="string" calcext:value-type="string">
            <text:p>Intermarché</text:p>
          </table:table-cell>
          <table:table-cell table:style-name="ce34" office:value-type="string" calcext:value-type="string">
            <text:p>Commerce</text:p>
          </table:table-cell>
          <table:table-cell table:style-name="ce34" office:value-type="float" office:value="15" calcext:value-type="float">
            <text:p>15</text:p>
          </table:table-cell>
          <table:table-cell table:style-name="ce34" office:value-type="string" calcext:value-type="string">
            <text:p>Rue Félix Thomas</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302350847296 , -1.55396811379212]</text:p>
          </table:table-cell>
          <table:table-cell table:number-columns-repeated="3"/>
          <table:table-cell table:style-name="ce58" table:formula="of:=REMPLACEEMPLACEMENTTRISAC([.T72];[.B72];[.E72];[.H72])" office:value-type="string" office:string-value="" calcext:value-type="error">
            <text:p>#VALEUR !</text:p>
          </table:table-cell>
          <table:table-cell table:style-name="ce58" table:formula="of:=REMPLACEEMPLACEMENTTRISAC2([.T72];[.B72];[.E72];[.H72])" office:value-type="string" office:string-value="" calcext:value-type="error">
            <text:p>#VALEUR !</text:p>
          </table:table-cell>
          <table:table-cell table:style-name="ce59" table:formula="of:=REMPLACEHORAIRESTRISAC2([.I72];[.J72];[.K72];[.L72];[.M72];[.N72];[.O72];[.P72];[.Q72];[.B72];[.E72];[.H72])" office:value-type="string" office:string-value="" calcext:value-type="error">
            <text:p>#VALEUR !</text:p>
          </table:table-cell>
          <table:table-cell table:style-name="ce60" table:formula="of:=CONCATENATE(&quot;trisac,&quot;;UTILTRANSFORMEENMOTSCLES([.E72]))" office:value-type="string" office:string-value="" calcext:value-type="error">
            <text:p>#VALEUR !</text:p>
          </table:table-cell>
          <table:table-cell table:style-name="ce61" table:formula="of:=CONCATENATE(&quot;trisac_&quot;;[.A72])" office:value-type="string" office:string-value="trisac_65" calcext:value-type="string">
            <text:p>trisac_65</text:p>
          </table:table-cell>
          <table:table-cell office:value-type="string" calcext:value-type="string">
            <text:p><text:s/></text:p>
          </table:table-cell>
          <table:table-cell table:style-name="ce37" table:formula="of:=JSONTRISACS([.AF72];[.B72];[.C72];[.D72];[.E72];[.F72];[.G72];[.H72];[.T72];[.U72];[.V72];[.W72];[.X72];[.AD72];[.AA72])"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66</text:p>
          </table:table-cell>
          <table:table-cell table:style-name="ce34" office:value-type="string" calcext:value-type="string">
            <text:p>Le Monselet</text:p>
          </table:table-cell>
          <table:table-cell table:style-name="ce34" office:value-type="string" calcext:value-type="string">
            <text:p>Commerce</text:p>
          </table:table-cell>
          <table:table-cell table:style-name="ce34" office:value-type="float" office:value="3" calcext:value-type="float">
            <text:p>3</text:p>
          </table:table-cell>
          <table:table-cell table:style-name="ce34" office:value-type="string" calcext:value-type="string">
            <text:p>Place Emile Sarradin</text:p>
          </table:table-cell>
          <table:table-cell table:style-name="ce34" office:value-type="string" calcext:value-type="string">
            <text:p>Hauts Pavés - Saint Félix</text:p>
          </table:table-cell>
          <table:table-cell table:style-name="ce34" office:value-type="string" calcext:value-type="string">
            <text:p>Hauts pavés/Saint Félix</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09463152634 , -1.57025374047389]</text:p>
          </table:table-cell>
          <table:table-cell table:number-columns-repeated="3"/>
          <table:table-cell table:style-name="ce58" table:formula="of:=REMPLACEEMPLACEMENTTRISAC([.T73];[.B73];[.E73];[.H73])" office:value-type="string" office:string-value="" calcext:value-type="error">
            <text:p>#VALEUR !</text:p>
          </table:table-cell>
          <table:table-cell table:style-name="ce58" table:formula="of:=REMPLACEEMPLACEMENTTRISAC2([.T73];[.B73];[.E73];[.H73])" office:value-type="string" office:string-value="" calcext:value-type="error">
            <text:p>#VALEUR !</text:p>
          </table:table-cell>
          <table:table-cell table:style-name="ce59" table:formula="of:=REMPLACEHORAIRESTRISAC2([.I73];[.J73];[.K73];[.L73];[.M73];[.N73];[.O73];[.P73];[.Q73];[.B73];[.E73];[.H73])" office:value-type="string" office:string-value="" calcext:value-type="error">
            <text:p>#VALEUR !</text:p>
          </table:table-cell>
          <table:table-cell table:style-name="ce60" table:formula="of:=CONCATENATE(&quot;trisac,&quot;;UTILTRANSFORMEENMOTSCLES([.E73]))" office:value-type="string" office:string-value="" calcext:value-type="error">
            <text:p>#VALEUR !</text:p>
          </table:table-cell>
          <table:table-cell table:style-name="ce61" table:formula="of:=CONCATENATE(&quot;trisac_&quot;;[.A73])" office:value-type="string" office:string-value="trisac_66" calcext:value-type="string">
            <text:p>trisac_66</text:p>
          </table:table-cell>
          <table:table-cell office:value-type="string" calcext:value-type="string">
            <text:p><text:s/></text:p>
          </table:table-cell>
          <table:table-cell table:style-name="ce37" table:formula="of:=JSONTRISACS([.AF73];[.B73];[.C73];[.D73];[.E73];[.F73];[.G73];[.H73];[.T73];[.U73];[.V73];[.W73];[.X73];[.AD73];[.AA73])"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83</text:p>
          </table:table-cell>
          <table:table-cell table:style-name="ce34" office:value-type="string" calcext:value-type="string">
            <text:p>Rue La Noue Bras de Fer (Ecole d'Architecture)</text:p>
          </table:table-cell>
          <table:table-cell table:style-name="ce34" table:number-columns-repeated="2"/>
          <table:table-cell table:style-name="ce34" office:value-type="string" calcext:value-type="string">
            <text:p>Rue La Noue Bras de Fer</text:p>
          </table:table-cell>
          <table:table-cell table:number-columns-repeated="2" table:style-name="ce34" office:value-type="string" calcext:value-type="string">
            <text:p>Ile de Nantes</text:p>
          </table:table-cell>
          <table:table-cell table:style-name="ce34" office:value-type="string" calcext:value-type="string">
            <text:p>RDV</text:p>
          </table:table-cell>
          <table:table-cell table:style-name="ce34" office:value-type="string" calcext:value-type="string">
            <text:p>07/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6/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1/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2074615533588 , -1.55735377242907]</text:p>
          </table:table-cell>
          <table:table-cell table:number-columns-repeated="2"/>
          <table:table-cell table:style-name="ce23" office:value-type="string" calcext:value-type="string">
            <text:p>Juillet/Août fermeture entre 12h30 et 14h30</text:p>
          </table:table-cell>
          <table:table-cell table:style-name="ce58" table:formula="of:=REMPLACEEMPLACEMENTTRISAC([.T74];[.B74];[.E74];[.H74])" office:value-type="string" office:string-value="" calcext:value-type="error">
            <text:p>#VALEUR !</text:p>
          </table:table-cell>
          <table:table-cell table:style-name="ce58" table:formula="of:=REMPLACEEMPLACEMENTTRISAC2([.T74];[.B74];[.E74];[.H74])" office:value-type="string" office:string-value="" calcext:value-type="error">
            <text:p>#VALEUR !</text:p>
          </table:table-cell>
          <table:table-cell table:style-name="ce59" table:formula="of:=REMPLACEHORAIRESTRISAC2([.I74];[.J74];[.K74];[.L74];[.M74];[.N74];[.O74];[.P74];[.Q74];[.B74];[.E74];[.H74])" office:value-type="string" office:string-value="" calcext:value-type="error">
            <text:p>#VALEUR !</text:p>
          </table:table-cell>
          <table:table-cell table:style-name="ce60" table:formula="of:=CONCATENATE(&quot;trisac,&quot;;UTILTRANSFORMEENMOTSCLES([.E74]))" office:value-type="string" office:string-value="" calcext:value-type="error">
            <text:p>#VALEUR !</text:p>
          </table:table-cell>
          <table:table-cell table:style-name="ce61" table:formula="of:=CONCATENATE(&quot;trisac_&quot;;[.A74])" office:value-type="string" office:string-value="trisac_83" calcext:value-type="string">
            <text:p>trisac_83</text:p>
          </table:table-cell>
          <table:table-cell office:value-type="string" calcext:value-type="string">
            <text:p><text:s/></text:p>
          </table:table-cell>
          <table:table-cell table:style-name="ce37" table:formula="of:=JSONTRISACS([.AF74];[.B74];[.C74];[.D74];[.E74];[.F74];[.G74];[.H74];[.T74];[.U74];[.V74];[.W74];[.X74];[.AD74];[.AA74])"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79</text:p>
          </table:table-cell>
          <table:table-cell table:style-name="ce34" office:value-type="string" calcext:value-type="string">
            <text:p>Place Victor Mangin</text:p>
          </table:table-cell>
          <table:table-cell table:style-name="ce34" table:number-columns-repeated="2"/>
          <table:table-cell table:style-name="ce34" office:value-type="string" calcext:value-type="string">
            <text:p>Place Victor Mangin</text:p>
          </table:table-cell>
          <table:table-cell table:number-columns-repeated="2" table:style-name="ce34" office:value-type="string" calcext:value-type="string">
            <text:p>Ile de Nantes</text:p>
          </table:table-cell>
          <table:table-cell table:style-name="ce34" office:value-type="string" calcext:value-type="string">
            <text:p>RDV</text:p>
          </table:table-cell>
          <table:table-cell table:style-name="ce34" office:value-type="string" calcext:value-type="string">
            <text:p>08/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9/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7/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8/06/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2009484198633 , -1.54459336106402]</text:p>
          </table:table-cell>
          <table:table-cell table:number-columns-repeated="3"/>
          <table:table-cell table:style-name="ce58" table:formula="of:=REMPLACEEMPLACEMENTTRISAC([.T75];[.B75];[.E75];[.H75])" office:value-type="string" office:string-value="" calcext:value-type="error">
            <text:p>#VALEUR !</text:p>
          </table:table-cell>
          <table:table-cell table:style-name="ce58" table:formula="of:=REMPLACEEMPLACEMENTTRISAC2([.T75];[.B75];[.E75];[.H75])" office:value-type="string" office:string-value="" calcext:value-type="error">
            <text:p>#VALEUR !</text:p>
          </table:table-cell>
          <table:table-cell table:style-name="ce59" table:formula="of:=REMPLACEHORAIRESTRISAC2([.I75];[.J75];[.K75];[.L75];[.M75];[.N75];[.O75];[.P75];[.Q75];[.B75];[.E75];[.H75])" office:value-type="string" office:string-value="" calcext:value-type="error">
            <text:p>#VALEUR !</text:p>
          </table:table-cell>
          <table:table-cell table:style-name="ce60" table:formula="of:=CONCATENATE(&quot;trisac,&quot;;UTILTRANSFORMEENMOTSCLES([.E75]))" office:value-type="string" office:string-value="" calcext:value-type="error">
            <text:p>#VALEUR !</text:p>
          </table:table-cell>
          <table:table-cell table:style-name="ce61" table:formula="of:=CONCATENATE(&quot;trisac_&quot;;[.A75])" office:value-type="string" office:string-value="trisac_79" calcext:value-type="string">
            <text:p>trisac_79</text:p>
          </table:table-cell>
          <table:table-cell office:value-type="string" calcext:value-type="string">
            <text:p><text:s/></text:p>
          </table:table-cell>
          <table:table-cell table:style-name="ce37" table:formula="of:=JSONTRISACS([.AF75];[.B75];[.C75];[.D75];[.E75];[.F75];[.G75];[.H75];[.T75];[.U75];[.V75];[.W75];[.X75];[.AD75];[.AA75])"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81</text:p>
          </table:table-cell>
          <table:table-cell table:style-name="ce34" office:value-type="string" calcext:value-type="string">
            <text:p>BUSWAY Ile de Nantes</text:p>
          </table:table-cell>
          <table:table-cell table:style-name="ce34"/>
          <table:table-cell table:style-name="ce34" office:value-type="float" office:value="15" calcext:value-type="float">
            <text:p>15</text:p>
          </table:table-cell>
          <table:table-cell table:style-name="ce34" office:value-type="string" calcext:value-type="string">
            <text:p>Boulevard Général de Gaulle</text:p>
          </table:table-cell>
          <table:table-cell table:number-columns-repeated="2" table:style-name="ce34" office:value-type="string" calcext:value-type="string">
            <text:p>Ile de Nantes</text:p>
          </table:table-cell>
          <table:table-cell table:style-name="ce34" office:value-type="string" calcext:value-type="string">
            <text:p>RDV</text:p>
          </table:table-cell>
          <table:table-cell table:style-name="ce34" office:value-type="string" calcext:value-type="string">
            <text:p>26/11/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0/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9/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4/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2060894902992 , -1.53854590781718]</text:p>
          </table:table-cell>
          <table:table-cell table:number-columns-repeated="3"/>
          <table:table-cell table:style-name="ce58" table:formula="of:=REMPLACEEMPLACEMENTTRISAC([.T76];[.B76];[.E76];[.H76])" office:value-type="string" office:string-value="" calcext:value-type="error">
            <text:p>#VALEUR !</text:p>
          </table:table-cell>
          <table:table-cell table:style-name="ce58" table:formula="of:=REMPLACEEMPLACEMENTTRISAC2([.T76];[.B76];[.E76];[.H76])" office:value-type="string" office:string-value="" calcext:value-type="error">
            <text:p>#VALEUR !</text:p>
          </table:table-cell>
          <table:table-cell table:style-name="ce59" table:formula="of:=REMPLACEHORAIRESTRISAC2([.I76];[.J76];[.K76];[.L76];[.M76];[.N76];[.O76];[.P76];[.Q76];[.B76];[.E76];[.H76])" office:value-type="string" office:string-value="" calcext:value-type="error">
            <text:p>#VALEUR !</text:p>
          </table:table-cell>
          <table:table-cell table:style-name="ce60" table:formula="of:=CONCATENATE(&quot;trisac,&quot;;UTILTRANSFORMEENMOTSCLES([.E76]))" office:value-type="string" office:string-value="" calcext:value-type="error">
            <text:p>#VALEUR !</text:p>
          </table:table-cell>
          <table:table-cell table:style-name="ce61" table:formula="of:=CONCATENATE(&quot;trisac_&quot;;[.A76])" office:value-type="string" office:string-value="trisac_81" calcext:value-type="string">
            <text:p>trisac_81</text:p>
          </table:table-cell>
          <table:table-cell office:value-type="string" calcext:value-type="string">
            <text:p><text:s/></text:p>
          </table:table-cell>
          <table:table-cell table:style-name="ce37" table:formula="of:=JSONTRISACS([.AF76];[.B76];[.C76];[.D76];[.E76];[.F76];[.G76];[.H76];[.T76];[.U76];[.V76];[.W76];[.X76];[.AD76];[.AA76])"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82</text:p>
          </table:table-cell>
          <table:table-cell table:style-name="ce34" office:value-type="string" calcext:value-type="string">
            <text:p>Place de la Galarne</text:p>
          </table:table-cell>
          <table:table-cell table:style-name="ce34" table:number-columns-repeated="2"/>
          <table:table-cell table:style-name="ce34" office:value-type="string" calcext:value-type="string">
            <text:p>Place de la Galarne</text:p>
          </table:table-cell>
          <table:table-cell table:number-columns-repeated="2" table:style-name="ce34" office:value-type="string" calcext:value-type="string">
            <text:p>Ile de Nantes</text:p>
          </table:table-cell>
          <table:table-cell table:style-name="ce34" office:value-type="string" calcext:value-type="string">
            <text:p>RDV</text:p>
          </table:table-cell>
          <table:table-cell table:style-name="ce34" office:value-type="string" calcext:value-type="string">
            <text:p>28/11/2015</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2/03/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1/06/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26/11/2016</text:p>
          </table:table-cell>
          <table:table-cell table:style-name="ce34" office:value-type="string" calcext:value-type="string">
            <text:p>09:00</text:p>
          </table:table-cell>
          <table:table-cell table:style-name="ce34" office:value-type="string" calcext:value-type="string">
            <text:p>13:00</text:p>
          </table:table-cell>
          <table:table-cell table:style-name="ce34"/>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2085362258834 , -1.52935429124361]</text:p>
          </table:table-cell>
          <table:table-cell table:number-columns-repeated="3"/>
          <table:table-cell table:style-name="ce58" table:formula="of:=REMPLACEEMPLACEMENTTRISAC([.T77];[.B77];[.E77];[.H77])" office:value-type="string" office:string-value="" calcext:value-type="error">
            <text:p>#VALEUR !</text:p>
          </table:table-cell>
          <table:table-cell table:style-name="ce58" table:formula="of:=REMPLACEEMPLACEMENTTRISAC2([.T77];[.B77];[.E77];[.H77])" office:value-type="string" office:string-value="" calcext:value-type="error">
            <text:p>#VALEUR !</text:p>
          </table:table-cell>
          <table:table-cell table:style-name="ce59" table:formula="of:=REMPLACEHORAIRESTRISAC2([.I77];[.J77];[.K77];[.L77];[.M77];[.N77];[.O77];[.P77];[.Q77];[.B77];[.E77];[.H77])" office:value-type="string" office:string-value="" calcext:value-type="error">
            <text:p>#VALEUR !</text:p>
          </table:table-cell>
          <table:table-cell table:style-name="ce60" table:formula="of:=CONCATENATE(&quot;trisac,&quot;;UTILTRANSFORMEENMOTSCLES([.E77]))" office:value-type="string" office:string-value="" calcext:value-type="error">
            <text:p>#VALEUR !</text:p>
          </table:table-cell>
          <table:table-cell table:style-name="ce61" table:formula="of:=CONCATENATE(&quot;trisac_&quot;;[.A77])" office:value-type="string" office:string-value="trisac_82" calcext:value-type="string">
            <text:p>trisac_82</text:p>
          </table:table-cell>
          <table:table-cell office:value-type="string" calcext:value-type="string">
            <text:p><text:s/></text:p>
          </table:table-cell>
          <table:table-cell table:style-name="ce37" table:formula="of:=JSONTRISACS([.AF77];[.B77];[.C77];[.D77];[.E77];[.F77];[.G77];[.H77];[.T77];[.U77];[.V77];[.W77];[.X77];[.AD77];[.AA77])"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78</text:p>
          </table:table-cell>
          <table:table-cell table:style-name="ce34" office:value-type="string" calcext:value-type="string">
            <text:p>Mairie Annexe Ile de Nantes</text:p>
          </table:table-cell>
          <table:table-cell table:style-name="ce34" office:value-type="string" calcext:value-type="string">
            <text:p>Mairie annexe</text:p>
          </table:table-cell>
          <table:table-cell table:style-name="ce34" office:value-type="float" office:value="2" calcext:value-type="float">
            <text:p>2</text:p>
          </table:table-cell>
          <table:table-cell table:style-name="ce34" office:value-type="string" calcext:value-type="string">
            <text:p>Rue René Viviani</text:p>
          </table:table-cell>
          <table:table-cell table:number-columns-repeated="2" table:style-name="ce34" office:value-type="string" calcext:value-type="string">
            <text:p>Ile de Nantes</text:p>
          </table:table-cell>
          <table:table-cell table:style-name="ce34" office:value-type="string" calcext:value-type="string">
            <text:p>PDIS</text:p>
          </table:table-cell>
          <table:table-cell table:style-name="ce34" table:number-columns-repeated="13"/>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2064887575653 , -1.53805695280743]</text:p>
          </table:table-cell>
          <table:table-cell table:number-columns-repeated="3"/>
          <table:table-cell table:style-name="ce58" table:formula="of:=REMPLACEEMPLACEMENTTRISAC([.T78];[.B78];[.E78];[.H78])" office:value-type="string" office:string-value="" calcext:value-type="error">
            <text:p>#VALEUR !</text:p>
          </table:table-cell>
          <table:table-cell table:style-name="ce58" table:formula="of:=REMPLACEEMPLACEMENTTRISAC2([.T78];[.B78];[.E78];[.H78])" office:value-type="string" office:string-value="" calcext:value-type="error">
            <text:p>#VALEUR !</text:p>
          </table:table-cell>
          <table:table-cell table:style-name="ce59" table:formula="of:=REMPLACEHORAIRESTRISAC2([.I78];[.J78];[.K78];[.L78];[.M78];[.N78];[.O78];[.P78];[.Q78];[.B78];[.E78];[.H78])" office:value-type="string" office:string-value="" calcext:value-type="error">
            <text:p>#VALEUR !</text:p>
          </table:table-cell>
          <table:table-cell table:style-name="ce60" table:formula="of:=CONCATENATE(&quot;trisac,&quot;;UTILTRANSFORMEENMOTSCLES([.E78]))" office:value-type="string" office:string-value="" calcext:value-type="error">
            <text:p>#VALEUR !</text:p>
          </table:table-cell>
          <table:table-cell table:style-name="ce61" table:formula="of:=CONCATENATE(&quot;trisac_&quot;;[.A78])" office:value-type="string" office:string-value="trisac_78" calcext:value-type="string">
            <text:p>trisac_78</text:p>
          </table:table-cell>
          <table:table-cell office:value-type="string" calcext:value-type="string">
            <text:p><text:s/></text:p>
          </table:table-cell>
          <table:table-cell table:style-name="ce37" table:formula="of:=JSONTRISACS([.AF78];[.B78];[.C78];[.D78];[.E78];[.F78];[.G78];[.H78];[.T78];[.U78];[.V78];[.W78];[.X78];[.AD78];[.AA78])"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75</text:p>
          </table:table-cell>
          <table:table-cell table:style-name="ce34" office:value-type="string" calcext:value-type="string">
            <text:p>Magasin Spar</text:p>
          </table:table-cell>
          <table:table-cell table:style-name="ce34" office:value-type="string" calcext:value-type="string">
            <text:p>Commerce</text:p>
          </table:table-cell>
          <table:table-cell table:style-name="ce34" office:value-type="float" office:value="1" calcext:value-type="float">
            <text:p>1</text:p>
          </table:table-cell>
          <table:table-cell table:style-name="ce34" office:value-type="string" calcext:value-type="string">
            <text:p>Boulevard de la Prairie au Duc</text:p>
          </table:table-cell>
          <table:table-cell table:number-columns-repeated="2" table:style-name="ce34" office:value-type="string" calcext:value-type="string">
            <text:p>Ile de Nantes</text:p>
          </table:table-cell>
          <table:table-cell table:style-name="ce34" office:value-type="string" calcext:value-type="string">
            <text:p>PDIS</text:p>
          </table:table-cell>
          <table:table-cell table:style-name="ce34" table:number-columns-repeated="13"/>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2050820696464 , -1.55787114812441]</text:p>
          </table:table-cell>
          <table:table-cell table:number-columns-repeated="3"/>
          <table:table-cell table:style-name="ce58" table:formula="of:=REMPLACEEMPLACEMENTTRISAC([.T79];[.B79];[.E79];[.H79])" office:value-type="string" office:string-value="" calcext:value-type="error">
            <text:p>#VALEUR !</text:p>
          </table:table-cell>
          <table:table-cell table:style-name="ce58" table:formula="of:=REMPLACEEMPLACEMENTTRISAC2([.T79];[.B79];[.E79];[.H79])" office:value-type="string" office:string-value="" calcext:value-type="error">
            <text:p>#VALEUR !</text:p>
          </table:table-cell>
          <table:table-cell table:style-name="ce59" table:formula="of:=REMPLACEHORAIRESTRISAC2([.I79];[.J79];[.K79];[.L79];[.M79];[.N79];[.O79];[.P79];[.Q79];[.B79];[.E79];[.H79])" office:value-type="string" office:string-value="" calcext:value-type="error">
            <text:p>#VALEUR !</text:p>
          </table:table-cell>
          <table:table-cell table:style-name="ce60" table:formula="of:=CONCATENATE(&quot;trisac,&quot;;UTILTRANSFORMEENMOTSCLES([.E79]))" office:value-type="string" office:string-value="" calcext:value-type="error">
            <text:p>#VALEUR !</text:p>
          </table:table-cell>
          <table:table-cell table:style-name="ce61" table:formula="of:=CONCATENATE(&quot;trisac_&quot;;[.A79])" office:value-type="string" office:string-value="trisac_75" calcext:value-type="string">
            <text:p>trisac_75</text:p>
          </table:table-cell>
          <table:table-cell office:value-type="string" calcext:value-type="string">
            <text:p><text:s/></text:p>
          </table:table-cell>
          <table:table-cell table:style-name="ce37" table:formula="of:=JSONTRISACS([.AF79];[.B79];[.C79];[.D79];[.E79];[.F79];[.G79];[.H79];[.T79];[.U79];[.V79];[.W79];[.X79];[.AD79];[.AA79])"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76</text:p>
          </table:table-cell>
          <table:table-cell table:style-name="ce34" office:value-type="string" calcext:value-type="string">
            <text:p>Boulangerie Pain de Sophie</text:p>
          </table:table-cell>
          <table:table-cell table:style-name="ce34" office:value-type="string" calcext:value-type="string">
            <text:p>Commerce</text:p>
          </table:table-cell>
          <table:table-cell table:style-name="ce34" office:value-type="float" office:value="10" calcext:value-type="float">
            <text:p>10</text:p>
          </table:table-cell>
          <table:table-cell table:style-name="ce34" office:value-type="string" calcext:value-type="string">
            <text:p>Boulevard Babin Chevaye</text:p>
          </table:table-cell>
          <table:table-cell table:number-columns-repeated="2" table:style-name="ce34" office:value-type="string" calcext:value-type="string">
            <text:p>Ile de Nantes</text:p>
          </table:table-cell>
          <table:table-cell table:style-name="ce34" office:value-type="string" calcext:value-type="string">
            <text:p>PDIS</text:p>
          </table:table-cell>
          <table:table-cell table:style-name="ce34" table:number-columns-repeated="13"/>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2060001238051 , -1.54910705816115]</text:p>
          </table:table-cell>
          <table:table-cell table:number-columns-repeated="3"/>
          <table:table-cell table:style-name="ce58" table:formula="of:=REMPLACEEMPLACEMENTTRISAC([.T80];[.B80];[.E80];[.H80])" office:value-type="string" office:string-value="" calcext:value-type="error">
            <text:p>#VALEUR !</text:p>
          </table:table-cell>
          <table:table-cell table:style-name="ce58" table:formula="of:=REMPLACEEMPLACEMENTTRISAC2([.T80];[.B80];[.E80];[.H80])" office:value-type="string" office:string-value="" calcext:value-type="error">
            <text:p>#VALEUR !</text:p>
          </table:table-cell>
          <table:table-cell table:style-name="ce59" table:formula="of:=REMPLACEHORAIRESTRISAC2([.I80];[.J80];[.K80];[.L80];[.M80];[.N80];[.O80];[.P80];[.Q80];[.B80];[.E80];[.H80])" office:value-type="string" office:string-value="" calcext:value-type="error">
            <text:p>#VALEUR !</text:p>
          </table:table-cell>
          <table:table-cell table:style-name="ce60" table:formula="of:=CONCATENATE(&quot;trisac,&quot;;UTILTRANSFORMEENMOTSCLES([.E80]))" office:value-type="string" office:string-value="" calcext:value-type="error">
            <text:p>#VALEUR !</text:p>
          </table:table-cell>
          <table:table-cell table:style-name="ce61" table:formula="of:=CONCATENATE(&quot;trisac_&quot;;[.A80])" office:value-type="string" office:string-value="trisac_76" calcext:value-type="string">
            <text:p>trisac_76</text:p>
          </table:table-cell>
          <table:table-cell office:value-type="string" calcext:value-type="string">
            <text:p><text:s/></text:p>
          </table:table-cell>
          <table:table-cell table:style-name="ce37" table:formula="of:=JSONTRISACS([.AF80];[.B80];[.C80];[.D80];[.E80];[.F80];[.G80];[.H80];[.T80];[.U80];[.V80];[.W80];[.X80];[.AD80];[.AA80])"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77</text:p>
          </table:table-cell>
          <table:table-cell table:style-name="ce34" office:value-type="string" calcext:value-type="string">
            <text:p>Boulangerie Le Fournil de Mangin</text:p>
          </table:table-cell>
          <table:table-cell table:style-name="ce34" office:value-type="string" calcext:value-type="string">
            <text:p>Commerce</text:p>
          </table:table-cell>
          <table:table-cell table:style-name="ce34" office:value-type="float" office:value="1" calcext:value-type="float">
            <text:p>1</text:p>
          </table:table-cell>
          <table:table-cell table:style-name="ce34" office:value-type="string" calcext:value-type="string">
            <text:p>Place Mangin</text:p>
          </table:table-cell>
          <table:table-cell table:number-columns-repeated="2" table:style-name="ce34" office:value-type="string" calcext:value-type="string">
            <text:p>Ile de Nantes</text:p>
          </table:table-cell>
          <table:table-cell table:style-name="ce34" office:value-type="string" calcext:value-type="string">
            <text:p>PDIS</text:p>
          </table:table-cell>
          <table:table-cell table:style-name="ce34" table:number-columns-repeated="13"/>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2015607835123 , -1.54396702195568]</text:p>
          </table:table-cell>
          <table:table-cell table:number-columns-repeated="3"/>
          <table:table-cell table:style-name="ce58" table:formula="of:=REMPLACEEMPLACEMENTTRISAC([.T81];[.B81];[.E81];[.H81])" office:value-type="string" office:string-value="" calcext:value-type="error">
            <text:p>#VALEUR !</text:p>
          </table:table-cell>
          <table:table-cell table:style-name="ce58" table:formula="of:=REMPLACEEMPLACEMENTTRISAC2([.T81];[.B81];[.E81];[.H81])" office:value-type="string" office:string-value="" calcext:value-type="error">
            <text:p>#VALEUR !</text:p>
          </table:table-cell>
          <table:table-cell table:style-name="ce59" table:formula="of:=REMPLACEHORAIRESTRISAC2([.I81];[.J81];[.K81];[.L81];[.M81];[.N81];[.O81];[.P81];[.Q81];[.B81];[.E81];[.H81])" office:value-type="string" office:string-value="" calcext:value-type="error">
            <text:p>#VALEUR !</text:p>
          </table:table-cell>
          <table:table-cell table:style-name="ce60" table:formula="of:=CONCATENATE(&quot;trisac,&quot;;UTILTRANSFORMEENMOTSCLES([.E81]))" office:value-type="string" office:string-value="" calcext:value-type="error">
            <text:p>#VALEUR !</text:p>
          </table:table-cell>
          <table:table-cell table:style-name="ce61" table:formula="of:=CONCATENATE(&quot;trisac_&quot;;[.A81])" office:value-type="string" office:string-value="trisac_77" calcext:value-type="string">
            <text:p>trisac_77</text:p>
          </table:table-cell>
          <table:table-cell office:value-type="string" calcext:value-type="string">
            <text:p><text:s/></text:p>
          </table:table-cell>
          <table:table-cell table:style-name="ce37" table:formula="of:=JSONTRISACS([.AF81];[.B81];[.C81];[.D81];[.E81];[.F81];[.G81];[.H81];[.T81];[.U81];[.V81];[.W81];[.X81];[.AD81];[.AA81])"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09</text:p>
          </table:table-cell>
          <table:table-cell table:style-name="ce34" office:value-type="string" calcext:value-type="string">
            <text:p>Ecole Jonelière</text:p>
          </table:table-cell>
          <table:table-cell table:style-name="ce34"/>
          <table:table-cell table:style-name="ce34" office:value-type="float" office:value="76" calcext:value-type="float">
            <text:p>76</text:p>
          </table:table-cell>
          <table:table-cell table:style-name="ce34" office:value-type="string" calcext:value-type="string">
            <text:p>Route de la Jonelière</text:p>
          </table:table-cell>
          <table:table-cell table:style-name="ce34" office:value-type="string" calcext:value-type="string">
            <text:p>Nantes Nord</text:p>
          </table:table-cell>
          <table:table-cell table:style-name="ce34" office:value-type="string" calcext:value-type="string">
            <text:p>Nantes Nord/Barberie</text:p>
          </table:table-cell>
          <table:table-cell table:style-name="ce34" office:value-type="string" calcext:value-type="string">
            <text:p>RDV</text:p>
          </table:table-cell>
          <table:table-cell table:style-name="ce34" office:value-type="string" calcext:value-type="string">
            <text:p>08/02/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3/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7/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523238818019 , -1.54648492508947]</text:p>
          </table:table-cell>
          <table:table-cell table:number-columns-repeated="3"/>
          <table:table-cell table:style-name="ce58" table:formula="of:=REMPLACEEMPLACEMENTTRISAC([.T82];[.B82];[.E82];[.H82])" office:value-type="string" office:string-value="" calcext:value-type="error">
            <text:p>#VALEUR !</text:p>
          </table:table-cell>
          <table:table-cell table:style-name="ce58" table:formula="of:=REMPLACEEMPLACEMENTTRISAC2([.T82];[.B82];[.E82];[.H82])" office:value-type="string" office:string-value="" calcext:value-type="error">
            <text:p>#VALEUR !</text:p>
          </table:table-cell>
          <table:table-cell table:style-name="ce59" table:formula="of:=REMPLACEHORAIRESTRISAC2([.I82];[.J82];[.K82];[.L82];[.M82];[.N82];[.O82];[.P82];[.Q82];[.B82];[.E82];[.H82])" office:value-type="string" office:string-value="" calcext:value-type="error">
            <text:p>#VALEUR !</text:p>
          </table:table-cell>
          <table:table-cell table:style-name="ce60" table:formula="of:=CONCATENATE(&quot;trisac,&quot;;UTILTRANSFORMEENMOTSCLES([.E82]))" office:value-type="string" office:string-value="" calcext:value-type="error">
            <text:p>#VALEUR !</text:p>
          </table:table-cell>
          <table:table-cell table:style-name="ce61" table:formula="of:=CONCATENATE(&quot;trisac_&quot;;[.A82])" office:value-type="string" office:string-value="trisac_109" calcext:value-type="string">
            <text:p>trisac_109</text:p>
          </table:table-cell>
          <table:table-cell office:value-type="string" calcext:value-type="string">
            <text:p><text:s/></text:p>
          </table:table-cell>
          <table:table-cell table:style-name="ce37" table:formula="of:=JSONTRISACS([.AF82];[.B82];[.C82];[.D82];[.E82];[.F82];[.G82];[.H82];[.T82];[.U82];[.V82];[.W82];[.X82];[.AD82];[.AA82])"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06</text:p>
          </table:table-cell>
          <table:table-cell table:style-name="ce34" office:value-type="string" calcext:value-type="string">
            <text:p>Rue de la Fantaisie/Rue Clément Marot</text:p>
          </table:table-cell>
          <table:table-cell table:style-name="ce34" table:number-columns-repeated="2"/>
          <table:table-cell table:style-name="ce34" office:value-type="string" calcext:value-type="string">
            <text:p>Rue de la Fantaisie</text:p>
          </table:table-cell>
          <table:table-cell table:style-name="ce34" office:value-type="string" calcext:value-type="string">
            <text:p>Nantes Nord</text:p>
          </table:table-cell>
          <table:table-cell table:style-name="ce34" office:value-type="string" calcext:value-type="string">
            <text:p>Nantes Nord/Barberie</text:p>
          </table:table-cell>
          <table:table-cell table:style-name="ce34" office:value-type="string" calcext:value-type="string">
            <text:p>RDV</text:p>
          </table:table-cell>
          <table:table-cell table:style-name="ce34" office:value-type="string" calcext:value-type="string">
            <text:p>10/02/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5/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9/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530157668934 , -1.5698775521509]</text:p>
          </table:table-cell>
          <table:table-cell table:number-columns-repeated="3"/>
          <table:table-cell table:style-name="ce58" table:formula="of:=REMPLACEEMPLACEMENTTRISAC([.T83];[.B83];[.E83];[.H83])" office:value-type="string" office:string-value="" calcext:value-type="error">
            <text:p>#VALEUR !</text:p>
          </table:table-cell>
          <table:table-cell table:style-name="ce58" table:formula="of:=REMPLACEEMPLACEMENTTRISAC2([.T83];[.B83];[.E83];[.H83])" office:value-type="string" office:string-value="" calcext:value-type="error">
            <text:p>#VALEUR !</text:p>
          </table:table-cell>
          <table:table-cell table:style-name="ce59" table:formula="of:=REMPLACEHORAIRESTRISAC2([.I83];[.J83];[.K83];[.L83];[.M83];[.N83];[.O83];[.P83];[.Q83];[.B83];[.E83];[.H83])" office:value-type="string" office:string-value="" calcext:value-type="error">
            <text:p>#VALEUR !</text:p>
          </table:table-cell>
          <table:table-cell table:style-name="ce60" table:formula="of:=CONCATENATE(&quot;trisac,&quot;;UTILTRANSFORMEENMOTSCLES([.E83]))" office:value-type="string" office:string-value="" calcext:value-type="error">
            <text:p>#VALEUR !</text:p>
          </table:table-cell>
          <table:table-cell table:style-name="ce61" table:formula="of:=CONCATENATE(&quot;trisac_&quot;;[.A83])" office:value-type="string" office:string-value="trisac_106" calcext:value-type="string">
            <text:p>trisac_106</text:p>
          </table:table-cell>
          <table:table-cell office:value-type="string" calcext:value-type="string">
            <text:p><text:s/></text:p>
          </table:table-cell>
          <table:table-cell table:style-name="ce37" table:formula="of:=JSONTRISACS([.AF83];[.B83];[.C83];[.D83];[.E83];[.F83];[.G83];[.H83];[.T83];[.U83];[.V83];[.W83];[.X83];[.AD83];[.AA83])"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07</text:p>
          </table:table-cell>
          <table:table-cell table:style-name="ce34" office:value-type="string" calcext:value-type="string">
            <text:p>Rue du Chêne Vert (Parking Beauséjour)</text:p>
          </table:table-cell>
          <table:table-cell table:style-name="ce34" table:number-columns-repeated="2"/>
          <table:table-cell table:style-name="ce34" office:value-type="string" calcext:value-type="string">
            <text:p>Rue du Chêne Vert</text:p>
          </table:table-cell>
          <table:table-cell table:style-name="ce34" office:value-type="string" calcext:value-type="string">
            <text:p>Breil - Barberie</text:p>
          </table:table-cell>
          <table:table-cell table:style-name="ce34" office:value-type="string" calcext:value-type="string">
            <text:p>Nantes Nord/Barberie</text:p>
          </table:table-cell>
          <table:table-cell table:style-name="ce34" office:value-type="string" calcext:value-type="string">
            <text:p>RDV</text:p>
          </table:table-cell>
          <table:table-cell table:style-name="ce34" office:value-type="string" calcext:value-type="string">
            <text:p>11/02/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6/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0/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100" calcext:value-type="float">
            <text:p>44100</text:p>
          </table:table-cell>
          <table:table-cell table:style-name="ce34" office:value-type="string" calcext:value-type="string">
            <text:p>Nantes</text:p>
          </table:table-cell>
          <table:table-cell table:style-name="ce34" office:value-type="string" calcext:value-type="string">
            <text:p>[ 47.238619992713 , -1.58747180633725]</text:p>
          </table:table-cell>
          <table:table-cell table:number-columns-repeated="3"/>
          <table:table-cell table:style-name="ce58" table:formula="of:=REMPLACEEMPLACEMENTTRISAC([.T84];[.B84];[.E84];[.H84])" office:value-type="string" office:string-value="" calcext:value-type="error">
            <text:p>#VALEUR !</text:p>
          </table:table-cell>
          <table:table-cell table:style-name="ce58" table:formula="of:=REMPLACEEMPLACEMENTTRISAC2([.T84];[.B84];[.E84];[.H84])" office:value-type="string" office:string-value="" calcext:value-type="error">
            <text:p>#VALEUR !</text:p>
          </table:table-cell>
          <table:table-cell table:style-name="ce59" table:formula="of:=REMPLACEHORAIRESTRISAC2([.I84];[.J84];[.K84];[.L84];[.M84];[.N84];[.O84];[.P84];[.Q84];[.B84];[.E84];[.H84])" office:value-type="string" office:string-value="" calcext:value-type="error">
            <text:p>#VALEUR !</text:p>
          </table:table-cell>
          <table:table-cell table:style-name="ce60" table:formula="of:=CONCATENATE(&quot;trisac,&quot;;UTILTRANSFORMEENMOTSCLES([.E84]))" office:value-type="string" office:string-value="" calcext:value-type="error">
            <text:p>#VALEUR !</text:p>
          </table:table-cell>
          <table:table-cell table:style-name="ce61" table:formula="of:=CONCATENATE(&quot;trisac_&quot;;[.A84])" office:value-type="string" office:string-value="trisac_107" calcext:value-type="string">
            <text:p>trisac_107</text:p>
          </table:table-cell>
          <table:table-cell office:value-type="string" calcext:value-type="string">
            <text:p><text:s/></text:p>
          </table:table-cell>
          <table:table-cell table:style-name="ce37" table:formula="of:=JSONTRISACS([.AF84];[.B84];[.C84];[.D84];[.E84];[.F84];[.G84];[.H84];[.T84];[.U84];[.V84];[.W84];[.X84];[.AD84];[.AA84])"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05</text:p>
          </table:table-cell>
          <table:table-cell table:style-name="ce34" office:value-type="string" calcext:value-type="string">
            <text:p>Café tabac Le Sulky</text:p>
          </table:table-cell>
          <table:table-cell table:style-name="ce34" office:value-type="string" calcext:value-type="string">
            <text:p>Commerce</text:p>
          </table:table-cell>
          <table:table-cell table:style-name="ce34" office:value-type="float" office:value="39" calcext:value-type="float">
            <text:p>39</text:p>
          </table:table-cell>
          <table:table-cell table:style-name="ce34" office:value-type="string" calcext:value-type="string">
            <text:p>Boulevard des Tribunes</text:p>
          </table:table-cell>
          <table:table-cell table:style-name="ce34" office:value-type="string" calcext:value-type="string">
            <text:p>Nantes Nord</text:p>
          </table:table-cell>
          <table:table-cell table:style-name="ce34" office:value-type="string" calcext:value-type="string">
            <text:p>Nantes Nord/Barberie</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486249344171 , -1.56854151413132]</text:p>
          </table:table-cell>
          <table:table-cell table:number-columns-repeated="3"/>
          <table:table-cell table:style-name="ce58" table:formula="of:=REMPLACEEMPLACEMENTTRISAC([.T85];[.B85];[.E85];[.H85])" office:value-type="string" office:string-value="" calcext:value-type="error">
            <text:p>#VALEUR !</text:p>
          </table:table-cell>
          <table:table-cell table:style-name="ce58" table:formula="of:=REMPLACEEMPLACEMENTTRISAC2([.T85];[.B85];[.E85];[.H85])" office:value-type="string" office:string-value="" calcext:value-type="error">
            <text:p>#VALEUR !</text:p>
          </table:table-cell>
          <table:table-cell table:style-name="ce59" table:formula="of:=REMPLACEHORAIRESTRISAC2([.I85];[.J85];[.K85];[.L85];[.M85];[.N85];[.O85];[.P85];[.Q85];[.B85];[.E85];[.H85])" office:value-type="string" office:string-value="" calcext:value-type="error">
            <text:p>#VALEUR !</text:p>
          </table:table-cell>
          <table:table-cell table:style-name="ce60" table:formula="of:=CONCATENATE(&quot;trisac,&quot;;UTILTRANSFORMEENMOTSCLES([.E85]))" office:value-type="string" office:string-value="" calcext:value-type="error">
            <text:p>#VALEUR !</text:p>
          </table:table-cell>
          <table:table-cell table:style-name="ce61" table:formula="of:=CONCATENATE(&quot;trisac_&quot;;[.A85])" office:value-type="string" office:string-value="trisac_105" calcext:value-type="string">
            <text:p>trisac_105</text:p>
          </table:table-cell>
          <table:table-cell office:value-type="string" calcext:value-type="string">
            <text:p><text:s/></text:p>
          </table:table-cell>
          <table:table-cell table:style-name="ce37" table:formula="of:=JSONTRISACS([.AF85];[.B85];[.C85];[.D85];[.E85];[.F85];[.G85];[.H85];[.T85];[.U85];[.V85];[.W85];[.X85];[.AD85];[.AA85])"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08</text:p>
          </table:table-cell>
          <table:table-cell table:style-name="ce34" office:value-type="string" calcext:value-type="string">
            <text:p>Rue Pierre Yvernogeau (skatepark)</text:p>
          </table:table-cell>
          <table:table-cell table:style-name="ce34" table:number-columns-repeated="2"/>
          <table:table-cell table:style-name="ce34" office:value-type="string" calcext:value-type="string">
            <text:p>Rue Pierre Yvernogeau</text:p>
          </table:table-cell>
          <table:table-cell table:style-name="ce34" office:value-type="string" calcext:value-type="string">
            <text:p>Breil - Barberie</text:p>
          </table:table-cell>
          <table:table-cell table:style-name="ce34" office:value-type="string" calcext:value-type="string">
            <text:p>Nantes Nord/Barberie</text:p>
          </table:table-cell>
          <table:table-cell table:style-name="ce34" office:value-type="string" calcext:value-type="string">
            <text:p>RDV</text:p>
          </table:table-cell>
          <table:table-cell table:style-name="ce34" office:value-type="string" calcext:value-type="string">
            <text:p>13/02/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28/05/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2/11/2016</text:p>
          </table:table-cell>
          <table:table-cell table:style-name="ce34" office:value-type="string" calcext:value-type="string">
            <text:p>09:00</text:p>
          </table:table-cell>
          <table:table-cell table:style-name="ce34" office:value-type="string" calcext:value-type="string">
            <text:p>13:00</text:p>
          </table:table-cell>
          <table:table-cell table:style-name="ce34" table:number-columns-repeated="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416819425104 , -1.57269702373803]</text:p>
          </table:table-cell>
          <table:table-cell table:number-columns-repeated="3"/>
          <table:table-cell table:style-name="ce58" table:formula="of:=REMPLACEEMPLACEMENTTRISAC([.T86];[.B86];[.E86];[.H86])" office:value-type="string" office:string-value="" calcext:value-type="error">
            <text:p>#VALEUR !</text:p>
          </table:table-cell>
          <table:table-cell table:style-name="ce58" table:formula="of:=REMPLACEEMPLACEMENTTRISAC2([.T86];[.B86];[.E86];[.H86])" office:value-type="string" office:string-value="" calcext:value-type="error">
            <text:p>#VALEUR !</text:p>
          </table:table-cell>
          <table:table-cell table:style-name="ce59" table:formula="of:=REMPLACEHORAIRESTRISAC2([.I86];[.J86];[.K86];[.L86];[.M86];[.N86];[.O86];[.P86];[.Q86];[.B86];[.E86];[.H86])" office:value-type="string" office:string-value="" calcext:value-type="error">
            <text:p>#VALEUR !</text:p>
          </table:table-cell>
          <table:table-cell table:style-name="ce60" table:formula="of:=CONCATENATE(&quot;trisac,&quot;;UTILTRANSFORMEENMOTSCLES([.E86]))" office:value-type="string" office:string-value="" calcext:value-type="error">
            <text:p>#VALEUR !</text:p>
          </table:table-cell>
          <table:table-cell table:style-name="ce61" table:formula="of:=CONCATENATE(&quot;trisac_&quot;;[.A86])" office:value-type="string" office:string-value="trisac_108" calcext:value-type="string">
            <text:p>trisac_108</text:p>
          </table:table-cell>
          <table:table-cell office:value-type="string" calcext:value-type="string">
            <text:p><text:s/></text:p>
          </table:table-cell>
          <table:table-cell table:style-name="ce37" table:formula="of:=JSONTRISACS([.AF86];[.B86];[.C86];[.D86];[.E86];[.F86];[.G86];[.H86];[.T86];[.U86];[.V86];[.W86];[.X86];[.AD86];[.AA86])"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02</text:p>
          </table:table-cell>
          <table:table-cell table:style-name="ce34" office:value-type="string" calcext:value-type="string">
            <text:p>Carrefour City</text:p>
          </table:table-cell>
          <table:table-cell table:style-name="ce34" office:value-type="string" calcext:value-type="string">
            <text:p>Commerce</text:p>
          </table:table-cell>
          <table:table-cell table:style-name="ce34" office:value-type="float" office:value="14" calcext:value-type="float">
            <text:p>14</text:p>
          </table:table-cell>
          <table:table-cell table:style-name="ce34" office:value-type="string" calcext:value-type="string">
            <text:p>Rue Guillaume Grootaers</text:p>
          </table:table-cell>
          <table:table-cell table:style-name="ce34" office:value-type="string" calcext:value-type="string">
            <text:p>Breil - Barberie</text:p>
          </table:table-cell>
          <table:table-cell table:style-name="ce34" office:value-type="string" calcext:value-type="string">
            <text:p>Nantes Nord/Barberie</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388742571698 , -1.58500254760103]</text:p>
          </table:table-cell>
          <table:table-cell table:number-columns-repeated="3"/>
          <table:table-cell table:style-name="ce58" table:formula="of:=REMPLACEEMPLACEMENTTRISAC([.T87];[.B87];[.E87];[.H87])" office:value-type="string" office:string-value="" calcext:value-type="error">
            <text:p>#VALEUR !</text:p>
          </table:table-cell>
          <table:table-cell table:style-name="ce58" table:formula="of:=REMPLACEEMPLACEMENTTRISAC2([.T87];[.B87];[.E87];[.H87])" office:value-type="string" office:string-value="" calcext:value-type="error">
            <text:p>#VALEUR !</text:p>
          </table:table-cell>
          <table:table-cell table:style-name="ce59" table:formula="of:=REMPLACEHORAIRESTRISAC2([.I87];[.J87];[.K87];[.L87];[.M87];[.N87];[.O87];[.P87];[.Q87];[.B87];[.E87];[.H87])" office:value-type="string" office:string-value="" calcext:value-type="error">
            <text:p>#VALEUR !</text:p>
          </table:table-cell>
          <table:table-cell table:style-name="ce60" table:formula="of:=CONCATENATE(&quot;trisac,&quot;;UTILTRANSFORMEENMOTSCLES([.E87]))" office:value-type="string" office:string-value="" calcext:value-type="error">
            <text:p>#VALEUR !</text:p>
          </table:table-cell>
          <table:table-cell table:style-name="ce61" table:formula="of:=CONCATENATE(&quot;trisac_&quot;;[.A87])" office:value-type="string" office:string-value="trisac_102" calcext:value-type="string">
            <text:p>trisac_102</text:p>
          </table:table-cell>
          <table:table-cell office:value-type="string" calcext:value-type="string">
            <text:p><text:s/></text:p>
          </table:table-cell>
          <table:table-cell table:style-name="ce37" table:formula="of:=JSONTRISACS([.AF87];[.B87];[.C87];[.D87];[.E87];[.F87];[.G87];[.H87];[.T87];[.U87];[.V87];[.W87];[.X87];[.AD87];[.AA87])"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03</text:p>
          </table:table-cell>
          <table:table-cell table:style-name="ce34" office:value-type="string" calcext:value-type="string">
            <text:p>Mairie Annexe Barberie</text:p>
          </table:table-cell>
          <table:table-cell table:style-name="ce34" office:value-type="string" calcext:value-type="string">
            <text:p>Mairie annexe</text:p>
          </table:table-cell>
          <table:table-cell table:style-name="ce34" office:value-type="float" office:value="103" calcext:value-type="float">
            <text:p>103</text:p>
          </table:table-cell>
          <table:table-cell table:style-name="ce34" office:value-type="string" calcext:value-type="string">
            <text:p>Rue Pierre Yvernogeau</text:p>
          </table:table-cell>
          <table:table-cell table:style-name="ce34" office:value-type="string" calcext:value-type="string">
            <text:p>Breil - Barberie</text:p>
          </table:table-cell>
          <table:table-cell table:style-name="ce34" office:value-type="string" calcext:value-type="string">
            <text:p>Nantes Nord/Barberie</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408839755244 , -1.57215838506204]</text:p>
          </table:table-cell>
          <table:table-cell table:number-columns-repeated="3"/>
          <table:table-cell table:style-name="ce58" table:formula="of:=REMPLACEEMPLACEMENTTRISAC([.T88];[.B88];[.E88];[.H88])" office:value-type="string" office:string-value="" calcext:value-type="error">
            <text:p>#VALEUR !</text:p>
          </table:table-cell>
          <table:table-cell table:style-name="ce58" table:formula="of:=REMPLACEEMPLACEMENTTRISAC2([.T88];[.B88];[.E88];[.H88])" office:value-type="string" office:string-value="" calcext:value-type="error">
            <text:p>#VALEUR !</text:p>
          </table:table-cell>
          <table:table-cell table:style-name="ce59" table:formula="of:=REMPLACEHORAIRESTRISAC2([.I88];[.J88];[.K88];[.L88];[.M88];[.N88];[.O88];[.P88];[.Q88];[.B88];[.E88];[.H88])" office:value-type="string" office:string-value="" calcext:value-type="error">
            <text:p>#VALEUR !</text:p>
          </table:table-cell>
          <table:table-cell table:style-name="ce60" table:formula="of:=CONCATENATE(&quot;trisac,&quot;;UTILTRANSFORMEENMOTSCLES([.E88]))" office:value-type="string" office:string-value="" calcext:value-type="error">
            <text:p>#VALEUR !</text:p>
          </table:table-cell>
          <table:table-cell table:style-name="ce61" table:formula="of:=CONCATENATE(&quot;trisac_&quot;;[.A88])" office:value-type="string" office:string-value="trisac_103" calcext:value-type="string">
            <text:p>trisac_103</text:p>
          </table:table-cell>
          <table:table-cell office:value-type="string" calcext:value-type="string">
            <text:p><text:s/></text:p>
          </table:table-cell>
          <table:table-cell table:style-name="ce37" table:formula="of:=JSONTRISACS([.AF88];[.B88];[.C88];[.D88];[.E88];[.F88];[.G88];[.H88];[.T88];[.U88];[.V88];[.W88];[.X88];[.AD88];[.AA88])"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41</text:p>
          </table:table-cell>
          <table:table-cell table:style-name="ce34" office:value-type="string" calcext:value-type="string">
            <text:p>Quai Turenne/Square Jean-Baptiste Daviais</text:p>
          </table:table-cell>
          <table:table-cell table:style-name="ce34" table:number-columns-repeated="2"/>
          <table:table-cell table:style-name="ce34" office:value-type="string" calcext:value-type="string">
            <text:p>Quai Turenne</text:p>
          </table:table-cell>
          <table:table-cell table:style-name="ce34" office:value-type="string" calcext:value-type="string">
            <text:p>Centre Ville</text:p>
          </table:table-cell>
          <table:table-cell table:style-name="ce34" office:value-type="string" calcext:value-type="string">
            <text:p>Centre-Ville</text:p>
          </table:table-cell>
          <table:table-cell table:style-name="ce34" office:value-type="string" calcext:value-type="string">
            <text:p>RDV</text:p>
          </table:table-cell>
          <table:table-cell table:style-name="ce34" office:value-type="string" calcext:value-type="string">
            <text:p>12/12/2015</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5/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9/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3/10/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28189777156 , -1.55414986696141]</text:p>
          </table:table-cell>
          <table:table-cell table:number-columns-repeated="3"/>
          <table:table-cell table:style-name="ce58" table:formula="of:=REMPLACEEMPLACEMENTTRISAC([.T89];[.B89];[.E89];[.H89])" office:value-type="string" office:string-value="" calcext:value-type="error">
            <text:p>#VALEUR !</text:p>
          </table:table-cell>
          <table:table-cell table:style-name="ce58" table:formula="of:=REMPLACEEMPLACEMENTTRISAC2([.T89];[.B89];[.E89];[.H89])" office:value-type="string" office:string-value="" calcext:value-type="error">
            <text:p>#VALEUR !</text:p>
          </table:table-cell>
          <table:table-cell table:style-name="ce59" table:formula="of:=REMPLACEHORAIRESTRISAC2([.I89];[.J89];[.K89];[.L89];[.M89];[.N89];[.O89];[.P89];[.Q89];[.B89];[.E89];[.H89])" office:value-type="string" office:string-value="" calcext:value-type="error">
            <text:p>#VALEUR !</text:p>
          </table:table-cell>
          <table:table-cell table:style-name="ce60" table:formula="of:=CONCATENATE(&quot;trisac,&quot;;UTILTRANSFORMEENMOTSCLES([.E89]))" office:value-type="string" office:string-value="" calcext:value-type="error">
            <text:p>#VALEUR !</text:p>
          </table:table-cell>
          <table:table-cell table:style-name="ce61" table:formula="of:=CONCATENATE(&quot;trisac_&quot;;[.A89])" office:value-type="string" office:string-value="trisac_41" calcext:value-type="string">
            <text:p>trisac_41</text:p>
          </table:table-cell>
          <table:table-cell office:value-type="string" calcext:value-type="string">
            <text:p><text:s/></text:p>
          </table:table-cell>
          <table:table-cell table:style-name="ce37" table:formula="of:=JSONTRISACS([.AF89];[.B89];[.C89];[.D89];[.E89];[.F89];[.G89];[.H89];[.T89];[.U89];[.V89];[.W89];[.X89];[.AD89];[.AA89])"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40</text:p>
          </table:table-cell>
          <table:table-cell table:style-name="ce34" office:value-type="string" calcext:value-type="string">
            <text:p>Place Dulcie September</text:p>
          </table:table-cell>
          <table:table-cell table:style-name="ce34" table:number-columns-repeated="2"/>
          <table:table-cell table:style-name="ce34" office:value-type="string" calcext:value-type="string">
            <text:p>Place Dulcie September</text:p>
          </table:table-cell>
          <table:table-cell table:style-name="ce34" office:value-type="string" calcext:value-type="string">
            <text:p>Centre Ville</text:p>
          </table:table-cell>
          <table:table-cell table:style-name="ce34" office:value-type="string" calcext:value-type="string">
            <text:p>Centre-Ville</text:p>
          </table:table-cell>
          <table:table-cell table:style-name="ce34" office:value-type="string" calcext:value-type="string">
            <text:p>RDV</text:p>
          </table:table-cell>
          <table:table-cell table:style-name="ce34" office:value-type="string" calcext:value-type="string">
            <text:p>23/01/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07/05/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01/10/2016</text:p>
          </table:table-cell>
          <table:table-cell table:style-name="ce34" office:value-type="string" calcext:value-type="string">
            <text:p>09:00</text:p>
          </table:table-cell>
          <table:table-cell table:style-name="ce34" office:value-type="string" calcext:value-type="string">
            <text:p>13: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69571645123 , -1.55444617450992]</text:p>
          </table:table-cell>
          <table:table-cell table:number-columns-repeated="3"/>
          <table:table-cell table:style-name="ce58" table:formula="of:=REMPLACEEMPLACEMENTTRISAC([.T90];[.B90];[.E90];[.H90])" office:value-type="string" office:string-value="" calcext:value-type="error">
            <text:p>#VALEUR !</text:p>
          </table:table-cell>
          <table:table-cell table:style-name="ce58" table:formula="of:=REMPLACEEMPLACEMENTTRISAC2([.T90];[.B90];[.E90];[.H90])" office:value-type="string" office:string-value="" calcext:value-type="error">
            <text:p>#VALEUR !</text:p>
          </table:table-cell>
          <table:table-cell table:style-name="ce59" table:formula="of:=REMPLACEHORAIRESTRISAC2([.I90];[.J90];[.K90];[.L90];[.M90];[.N90];[.O90];[.P90];[.Q90];[.B90];[.E90];[.H90])" office:value-type="string" office:string-value="" calcext:value-type="error">
            <text:p>#VALEUR !</text:p>
          </table:table-cell>
          <table:table-cell table:style-name="ce60" table:formula="of:=CONCATENATE(&quot;trisac,&quot;;UTILTRANSFORMEENMOTSCLES([.E90]))" office:value-type="string" office:string-value="" calcext:value-type="error">
            <text:p>#VALEUR !</text:p>
          </table:table-cell>
          <table:table-cell table:style-name="ce61" table:formula="of:=CONCATENATE(&quot;trisac_&quot;;[.A90])" office:value-type="string" office:string-value="trisac_40" calcext:value-type="string">
            <text:p>trisac_40</text:p>
          </table:table-cell>
          <table:table-cell office:value-type="string" calcext:value-type="string">
            <text:p><text:s/></text:p>
          </table:table-cell>
          <table:table-cell table:style-name="ce37" table:formula="of:=JSONTRISACS([.AF90];[.B90];[.C90];[.D90];[.E90];[.F90];[.G90];[.H90];[.T90];[.U90];[.V90];[.W90];[.X90];[.AD90];[.AA90])"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25</text:p>
          </table:table-cell>
          <table:table-cell table:style-name="ce34" office:value-type="string" calcext:value-type="string">
            <text:p>Mairie Centrale</text:p>
          </table:table-cell>
          <table:table-cell table:style-name="ce34" office:value-type="string" calcext:value-type="string">
            <text:p>Mairie</text:p>
          </table:table-cell>
          <table:table-cell table:style-name="ce34" office:value-type="float" office:value="29" calcext:value-type="float">
            <text:p>29</text:p>
          </table:table-cell>
          <table:table-cell table:style-name="ce34" office:value-type="string" calcext:value-type="string">
            <text:p>Rue de Strasbourg</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87408227225 , -1.5536958967268]</text:p>
          </table:table-cell>
          <table:table-cell table:number-columns-repeated="3"/>
          <table:table-cell table:style-name="ce58" table:formula="of:=REMPLACEEMPLACEMENTTRISAC([.T91];[.B91];[.E91];[.H91])" office:value-type="string" office:string-value="" calcext:value-type="error">
            <text:p>#VALEUR !</text:p>
          </table:table-cell>
          <table:table-cell table:style-name="ce58" table:formula="of:=REMPLACEEMPLACEMENTTRISAC2([.T91];[.B91];[.E91];[.H91])" office:value-type="string" office:string-value="" calcext:value-type="error">
            <text:p>#VALEUR !</text:p>
          </table:table-cell>
          <table:table-cell table:style-name="ce59" table:formula="of:=REMPLACEHORAIRESTRISAC2([.I91];[.J91];[.K91];[.L91];[.M91];[.N91];[.O91];[.P91];[.Q91];[.B91];[.E91];[.H91])" office:value-type="string" office:string-value="" calcext:value-type="error">
            <text:p>#VALEUR !</text:p>
          </table:table-cell>
          <table:table-cell table:style-name="ce60" table:formula="of:=CONCATENATE(&quot;trisac,&quot;;UTILTRANSFORMEENMOTSCLES([.E91]))" office:value-type="string" office:string-value="" calcext:value-type="error">
            <text:p>#VALEUR !</text:p>
          </table:table-cell>
          <table:table-cell table:style-name="ce61" table:formula="of:=CONCATENATE(&quot;trisac_&quot;;[.A91])" office:value-type="string" office:string-value="trisac_25" calcext:value-type="string">
            <text:p>trisac_25</text:p>
          </table:table-cell>
          <table:table-cell office:value-type="string" calcext:value-type="string">
            <text:p><text:s/></text:p>
          </table:table-cell>
          <table:table-cell table:style-name="ce37" table:formula="of:=JSONTRISACS([.AF91];[.B91];[.C91];[.D91];[.E91];[.F91];[.G91];[.H91];[.T91];[.U91];[.V91];[.W91];[.X91];[.AD91];[.AA91])"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38</text:p>
          </table:table-cell>
          <table:table-cell table:style-name="ce34" office:value-type="string" calcext:value-type="string">
            <text:p>Place du Bouffay</text:p>
          </table:table-cell>
          <table:table-cell table:style-name="ce34" table:number-columns-repeated="2"/>
          <table:table-cell table:style-name="ce34" office:value-type="string" calcext:value-type="string">
            <text:p>Place du Bouffay</text:p>
          </table:table-cell>
          <table:table-cell table:style-name="ce34" office:value-type="string" calcext:value-type="string">
            <text:p>Centre Ville</text:p>
          </table:table-cell>
          <table:table-cell table:style-name="ce34" office:value-type="string" calcext:value-type="string">
            <text:p>Centre-Ville</text:p>
          </table:table-cell>
          <table:table-cell table:style-name="ce34" office:value-type="string" calcext:value-type="string">
            <text:p>RDV</text:p>
          </table:table-cell>
          <table:table-cell table:style-name="ce34" office:value-type="string" calcext:value-type="string">
            <text:p>21/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3/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9/09/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47674483194 , -1.55328591629599]</text:p>
          </table:table-cell>
          <table:table-cell table:number-columns-repeated="3"/>
          <table:table-cell table:style-name="ce58" table:formula="of:=REMPLACEEMPLACEMENTTRISAC([.T92];[.B92];[.E92];[.H92])" office:value-type="string" office:string-value="" calcext:value-type="error">
            <text:p>#VALEUR !</text:p>
          </table:table-cell>
          <table:table-cell table:style-name="ce58" table:formula="of:=REMPLACEEMPLACEMENTTRISAC2([.T92];[.B92];[.E92];[.H92])" office:value-type="string" office:string-value="" calcext:value-type="error">
            <text:p>#VALEUR !</text:p>
          </table:table-cell>
          <table:table-cell table:style-name="ce59" table:formula="of:=REMPLACEHORAIRESTRISAC2([.I92];[.J92];[.K92];[.L92];[.M92];[.N92];[.O92];[.P92];[.Q92];[.B92];[.E92];[.H92])" office:value-type="string" office:string-value="" calcext:value-type="error">
            <text:p>#VALEUR !</text:p>
          </table:table-cell>
          <table:table-cell table:style-name="ce60" table:formula="of:=CONCATENATE(&quot;trisac,&quot;;UTILTRANSFORMEENMOTSCLES([.E92]))" office:value-type="string" office:string-value="" calcext:value-type="error">
            <text:p>#VALEUR !</text:p>
          </table:table-cell>
          <table:table-cell table:style-name="ce61" table:formula="of:=CONCATENATE(&quot;trisac_&quot;;[.A92])" office:value-type="string" office:string-value="trisac_38" calcext:value-type="string">
            <text:p>trisac_38</text:p>
          </table:table-cell>
          <table:table-cell office:value-type="string" calcext:value-type="string">
            <text:p><text:s/></text:p>
          </table:table-cell>
          <table:table-cell table:style-name="ce37" table:formula="of:=JSONTRISACS([.AF92];[.B92];[.C92];[.D92];[.E92];[.F92];[.G92];[.H92];[.T92];[.U92];[.V92];[.W92];[.X92];[.AD92];[.AA92])"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34</text:p>
          </table:table-cell>
          <table:table-cell table:style-name="ce34" office:value-type="string" calcext:value-type="string">
            <text:p>Tabac Presse du Pilori</text:p>
          </table:table-cell>
          <table:table-cell table:style-name="ce34" office:value-type="string" calcext:value-type="string">
            <text:p>Commerce</text:p>
          </table:table-cell>
          <table:table-cell table:style-name="ce34" office:value-type="float" office:value="2" calcext:value-type="float">
            <text:p>2</text:p>
          </table:table-cell>
          <table:table-cell table:style-name="ce34" office:value-type="string" calcext:value-type="string">
            <text:p>Place du Pilori</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62788431412 , -1.55302017441761]</text:p>
          </table:table-cell>
          <table:table-cell table:number-columns-repeated="3"/>
          <table:table-cell table:style-name="ce58" table:formula="of:=REMPLACEEMPLACEMENTTRISAC([.T93];[.B93];[.E93];[.H93])" office:value-type="string" office:string-value="" calcext:value-type="error">
            <text:p>#VALEUR !</text:p>
          </table:table-cell>
          <table:table-cell table:style-name="ce58" table:formula="of:=REMPLACEEMPLACEMENTTRISAC2([.T93];[.B93];[.E93];[.H93])" office:value-type="string" office:string-value="" calcext:value-type="error">
            <text:p>#VALEUR !</text:p>
          </table:table-cell>
          <table:table-cell table:style-name="ce59" table:formula="of:=REMPLACEHORAIRESTRISAC2([.I93];[.J93];[.K93];[.L93];[.M93];[.N93];[.O93];[.P93];[.Q93];[.B93];[.E93];[.H93])" office:value-type="string" office:string-value="" calcext:value-type="error">
            <text:p>#VALEUR !</text:p>
          </table:table-cell>
          <table:table-cell table:style-name="ce60" table:formula="of:=CONCATENATE(&quot;trisac,&quot;;UTILTRANSFORMEENMOTSCLES([.E93]))" office:value-type="string" office:string-value="" calcext:value-type="error">
            <text:p>#VALEUR !</text:p>
          </table:table-cell>
          <table:table-cell table:style-name="ce61" table:formula="of:=CONCATENATE(&quot;trisac_&quot;;[.A93])" office:value-type="string" office:string-value="trisac_34" calcext:value-type="string">
            <text:p>trisac_34</text:p>
          </table:table-cell>
          <table:table-cell office:value-type="string" calcext:value-type="string">
            <text:p><text:s/></text:p>
          </table:table-cell>
          <table:table-cell table:style-name="ce37" table:formula="of:=JSONTRISACS([.AF93];[.B93];[.C93];[.D93];[.E93];[.F93];[.G93];[.H93];[.T93];[.U93];[.V93];[.W93];[.X93];[.AD93];[.AA93])"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23</text:p>
          </table:table-cell>
          <table:table-cell table:style-name="ce34" office:value-type="string" calcext:value-type="string">
            <text:p>Casino</text:p>
          </table:table-cell>
          <table:table-cell table:style-name="ce34" office:value-type="string" calcext:value-type="string">
            <text:p>Commerce</text:p>
          </table:table-cell>
          <table:table-cell table:style-name="ce34" office:value-type="float" office:value="21" calcext:value-type="float">
            <text:p>21</text:p>
          </table:table-cell>
          <table:table-cell table:style-name="ce34" office:value-type="string" calcext:value-type="string">
            <text:p>Chaussée de la Madeleine</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07539109625 , -1.55128301666213]</text:p>
          </table:table-cell>
          <table:table-cell table:number-columns-repeated="3"/>
          <table:table-cell table:style-name="ce58" table:formula="of:=REMPLACEEMPLACEMENTTRISAC([.T94];[.B94];[.E94];[.H94])" office:value-type="string" office:string-value="" calcext:value-type="error">
            <text:p>#VALEUR !</text:p>
          </table:table-cell>
          <table:table-cell table:style-name="ce58" table:formula="of:=REMPLACEEMPLACEMENTTRISAC2([.T94];[.B94];[.E94];[.H94])" office:value-type="string" office:string-value="" calcext:value-type="error">
            <text:p>#VALEUR !</text:p>
          </table:table-cell>
          <table:table-cell table:style-name="ce59" table:formula="of:=REMPLACEHORAIRESTRISAC2([.I94];[.J94];[.K94];[.L94];[.M94];[.N94];[.O94];[.P94];[.Q94];[.B94];[.E94];[.H94])" office:value-type="string" office:string-value="" calcext:value-type="error">
            <text:p>#VALEUR !</text:p>
          </table:table-cell>
          <table:table-cell table:style-name="ce60" table:formula="of:=CONCATENATE(&quot;trisac,&quot;;UTILTRANSFORMEENMOTSCLES([.E94]))" office:value-type="string" office:string-value="" calcext:value-type="error">
            <text:p>#VALEUR !</text:p>
          </table:table-cell>
          <table:table-cell table:style-name="ce61" table:formula="of:=CONCATENATE(&quot;trisac_&quot;;[.A94])" office:value-type="string" office:string-value="trisac_23" calcext:value-type="string">
            <text:p>trisac_23</text:p>
          </table:table-cell>
          <table:table-cell office:value-type="string" calcext:value-type="string">
            <text:p><text:s/></text:p>
          </table:table-cell>
          <table:table-cell table:style-name="ce37" table:formula="of:=JSONTRISACS([.AF94];[.B94];[.C94];[.D94];[.E94];[.F94];[.G94];[.H94];[.T94];[.U94];[.V94];[.W94];[.X94];[.AD94];[.AA94])"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32</text:p>
          </table:table-cell>
          <table:table-cell table:style-name="ce34" office:value-type="string" calcext:value-type="string">
            <text:p>Papeterie Pouteau</text:p>
          </table:table-cell>
          <table:table-cell table:style-name="ce34" office:value-type="string" calcext:value-type="string">
            <text:p>Commerce</text:p>
          </table:table-cell>
          <table:table-cell table:style-name="ce34" office:value-type="float" office:value="4" calcext:value-type="float">
            <text:p>4</text:p>
          </table:table-cell>
          <table:table-cell table:style-name="ce34" office:value-type="string" calcext:value-type="string">
            <text:p>Rue de l'Evêché</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8779776076 , -1.55070593629293]</text:p>
          </table:table-cell>
          <table:table-cell table:number-columns-repeated="3"/>
          <table:table-cell table:style-name="ce58" table:formula="of:=REMPLACEEMPLACEMENTTRISAC([.T95];[.B95];[.E95];[.H95])" office:value-type="string" office:string-value="" calcext:value-type="error">
            <text:p>#VALEUR !</text:p>
          </table:table-cell>
          <table:table-cell table:style-name="ce58" table:formula="of:=REMPLACEEMPLACEMENTTRISAC2([.T95];[.B95];[.E95];[.H95])" office:value-type="string" office:string-value="" calcext:value-type="error">
            <text:p>#VALEUR !</text:p>
          </table:table-cell>
          <table:table-cell table:style-name="ce59" table:formula="of:=REMPLACEHORAIRESTRISAC2([.I95];[.J95];[.K95];[.L95];[.M95];[.N95];[.O95];[.P95];[.Q95];[.B95];[.E95];[.H95])" office:value-type="string" office:string-value="" calcext:value-type="error">
            <text:p>#VALEUR !</text:p>
          </table:table-cell>
          <table:table-cell table:style-name="ce60" table:formula="of:=CONCATENATE(&quot;trisac,&quot;;UTILTRANSFORMEENMOTSCLES([.E95]))" office:value-type="string" office:string-value="" calcext:value-type="error">
            <text:p>#VALEUR !</text:p>
          </table:table-cell>
          <table:table-cell table:style-name="ce61" table:formula="of:=CONCATENATE(&quot;trisac_&quot;;[.A95])" office:value-type="string" office:string-value="trisac_32" calcext:value-type="string">
            <text:p>trisac_32</text:p>
          </table:table-cell>
          <table:table-cell office:value-type="string" calcext:value-type="string">
            <text:p><text:s/></text:p>
          </table:table-cell>
          <table:table-cell table:style-name="ce37" table:formula="of:=JSONTRISACS([.AF95];[.B95];[.C95];[.D95];[.E95];[.F95];[.G95];[.H95];[.T95];[.U95];[.V95];[.W95];[.X95];[.AD95];[.AA95])"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43</text:p>
          </table:table-cell>
          <table:table-cell table:style-name="ce34" office:value-type="string" calcext:value-type="string">
            <text:p>Cours Saint Pierre</text:p>
          </table:table-cell>
          <table:table-cell table:style-name="ce34" table:number-columns-repeated="2"/>
          <table:table-cell table:style-name="ce34" office:value-type="string" calcext:value-type="string">
            <text:p>Cours Saint Pierre</text:p>
          </table:table-cell>
          <table:table-cell table:style-name="ce34" office:value-type="string" calcext:value-type="string">
            <text:p>Centre Ville</text:p>
          </table:table-cell>
          <table:table-cell table:style-name="ce34" office:value-type="string" calcext:value-type="string">
            <text:p>Centre-Ville</text:p>
          </table:table-cell>
          <table:table-cell table:style-name="ce34" office:value-type="string" calcext:value-type="string">
            <text:p>RDV</text:p>
          </table:table-cell>
          <table:table-cell table:style-name="ce34" office:value-type="string" calcext:value-type="string">
            <text:p>28/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2/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6/10/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91674356457 , -1.54955272355555]</text:p>
          </table:table-cell>
          <table:table-cell table:number-columns-repeated="3"/>
          <table:table-cell table:style-name="ce58" table:formula="of:=REMPLACEEMPLACEMENTTRISAC([.T96];[.B96];[.E96];[.H96])" office:value-type="string" office:string-value="" calcext:value-type="error">
            <text:p>#VALEUR !</text:p>
          </table:table-cell>
          <table:table-cell table:style-name="ce58" table:formula="of:=REMPLACEEMPLACEMENTTRISAC2([.T96];[.B96];[.E96];[.H96])" office:value-type="string" office:string-value="" calcext:value-type="error">
            <text:p>#VALEUR !</text:p>
          </table:table-cell>
          <table:table-cell table:style-name="ce59" table:formula="of:=REMPLACEHORAIRESTRISAC2([.I96];[.J96];[.K96];[.L96];[.M96];[.N96];[.O96];[.P96];[.Q96];[.B96];[.E96];[.H96])" office:value-type="string" office:string-value="" calcext:value-type="error">
            <text:p>#VALEUR !</text:p>
          </table:table-cell>
          <table:table-cell table:style-name="ce60" table:formula="of:=CONCATENATE(&quot;trisac,&quot;;UTILTRANSFORMEENMOTSCLES([.E96]))" office:value-type="string" office:string-value="" calcext:value-type="error">
            <text:p>#VALEUR !</text:p>
          </table:table-cell>
          <table:table-cell table:style-name="ce61" table:formula="of:=CONCATENATE(&quot;trisac_&quot;;[.A96])" office:value-type="string" office:string-value="trisac_43" calcext:value-type="string">
            <text:p>trisac_43</text:p>
          </table:table-cell>
          <table:table-cell office:value-type="string" calcext:value-type="string">
            <text:p><text:s/></text:p>
          </table:table-cell>
          <table:table-cell table:style-name="ce37" table:formula="of:=JSONTRISACS([.AF96];[.B96];[.C96];[.D96];[.E96];[.F96];[.G96];[.H96];[.T96];[.U96];[.V96];[.W96];[.X96];[.AD96];[.AA96])"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45</text:p>
          </table:table-cell>
          <table:table-cell table:style-name="ce34" office:value-type="string" calcext:value-type="string">
            <text:p>Rue Emile Masson/Rue Fouré</text:p>
          </table:table-cell>
          <table:table-cell table:style-name="ce34" table:number-columns-repeated="2"/>
          <table:table-cell table:style-name="ce34" office:value-type="string" calcext:value-type="string">
            <text:p>Rue Emile Masson</text:p>
          </table:table-cell>
          <table:table-cell table:style-name="ce34" office:value-type="string" calcext:value-type="string">
            <text:p>Centre Ville</text:p>
          </table:table-cell>
          <table:table-cell table:style-name="ce34" office:value-type="string" calcext:value-type="string">
            <text:p>Centre-Ville</text:p>
          </table:table-cell>
          <table:table-cell table:style-name="ce34" office:value-type="string" calcext:value-type="string">
            <text:p>RDV</text:p>
          </table:table-cell>
          <table:table-cell table:style-name="ce34" office:value-type="string" calcext:value-type="string">
            <text:p>18/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2/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6/09/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39678600975 , -1.54651886318017]</text:p>
          </table:table-cell>
          <table:table-cell table:number-columns-repeated="3"/>
          <table:table-cell table:style-name="ce58" table:formula="of:=REMPLACEEMPLACEMENTTRISAC([.T97];[.B97];[.E97];[.H97])" office:value-type="string" office:string-value="" calcext:value-type="error">
            <text:p>#VALEUR !</text:p>
          </table:table-cell>
          <table:table-cell table:style-name="ce58" table:formula="of:=REMPLACEEMPLACEMENTTRISAC2([.T97];[.B97];[.E97];[.H97])" office:value-type="string" office:string-value="" calcext:value-type="error">
            <text:p>#VALEUR !</text:p>
          </table:table-cell>
          <table:table-cell table:style-name="ce59" table:formula="of:=REMPLACEHORAIRESTRISAC2([.I97];[.J97];[.K97];[.L97];[.M97];[.N97];[.O97];[.P97];[.Q97];[.B97];[.E97];[.H97])" office:value-type="string" office:string-value="" calcext:value-type="error">
            <text:p>#VALEUR !</text:p>
          </table:table-cell>
          <table:table-cell table:style-name="ce60" table:formula="of:=CONCATENATE(&quot;trisac,&quot;;UTILTRANSFORMEENMOTSCLES([.E97]))" office:value-type="string" office:string-value="" calcext:value-type="error">
            <text:p>#VALEUR !</text:p>
          </table:table-cell>
          <table:table-cell table:style-name="ce61" table:formula="of:=CONCATENATE(&quot;trisac_&quot;;[.A97])" office:value-type="string" office:string-value="trisac_45" calcext:value-type="string">
            <text:p>trisac_45</text:p>
          </table:table-cell>
          <table:table-cell office:value-type="string" calcext:value-type="string">
            <text:p><text:s/></text:p>
          </table:table-cell>
          <table:table-cell table:style-name="ce37" table:formula="of:=JSONTRISACS([.AF97];[.B97];[.C97];[.D97];[.E97];[.F97];[.G97];[.H97];[.T97];[.U97];[.V97];[.W97];[.X97];[.AD97];[.AA97])"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36</text:p>
          </table:table-cell>
          <table:table-cell table:style-name="ce34" office:value-type="string" calcext:value-type="string">
            <text:p>Carrefour City</text:p>
          </table:table-cell>
          <table:table-cell table:style-name="ce34" office:value-type="string" calcext:value-type="string">
            <text:p>Commerce</text:p>
          </table:table-cell>
          <table:table-cell table:style-name="ce34" office:value-type="float" office:value="6" calcext:value-type="float">
            <text:p>6</text:p>
          </table:table-cell>
          <table:table-cell table:style-name="ce34" office:value-type="string" calcext:value-type="string">
            <text:p>Avenue Carnot</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41080267953 , -1.54563551728059]</text:p>
          </table:table-cell>
          <table:table-cell table:number-columns-repeated="3"/>
          <table:table-cell table:style-name="ce58" table:formula="of:=REMPLACEEMPLACEMENTTRISAC([.T98];[.B98];[.E98];[.H98])" office:value-type="string" office:string-value="" calcext:value-type="error">
            <text:p>#VALEUR !</text:p>
          </table:table-cell>
          <table:table-cell table:style-name="ce58" table:formula="of:=REMPLACEEMPLACEMENTTRISAC2([.T98];[.B98];[.E98];[.H98])" office:value-type="string" office:string-value="" calcext:value-type="error">
            <text:p>#VALEUR !</text:p>
          </table:table-cell>
          <table:table-cell table:style-name="ce59" table:formula="of:=REMPLACEHORAIRESTRISAC2([.I98];[.J98];[.K98];[.L98];[.M98];[.N98];[.O98];[.P98];[.Q98];[.B98];[.E98];[.H98])" office:value-type="string" office:string-value="" calcext:value-type="error">
            <text:p>#VALEUR !</text:p>
          </table:table-cell>
          <table:table-cell table:style-name="ce60" table:formula="of:=CONCATENATE(&quot;trisac,&quot;;UTILTRANSFORMEENMOTSCLES([.E98]))" office:value-type="string" office:string-value="" calcext:value-type="error">
            <text:p>#VALEUR !</text:p>
          </table:table-cell>
          <table:table-cell table:style-name="ce61" table:formula="of:=CONCATENATE(&quot;trisac_&quot;;[.A98])" office:value-type="string" office:string-value="trisac_36" calcext:value-type="string">
            <text:p>trisac_36</text:p>
          </table:table-cell>
          <table:table-cell office:value-type="string" calcext:value-type="string">
            <text:p><text:s/></text:p>
          </table:table-cell>
          <table:table-cell table:style-name="ce37" table:formula="of:=JSONTRISACS([.AF98];[.B98];[.C98];[.D98];[.E98];[.F98];[.G98];[.H98];[.T98];[.U98];[.V98];[.W98];[.X98];[.AD98];[.AA98])"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21</text:p>
          </table:table-cell>
          <table:table-cell table:style-name="ce34" office:value-type="string" calcext:value-type="string">
            <text:p>Rue Gaston Turpin/ Rue Gambetta</text:p>
          </table:table-cell>
          <table:table-cell table:style-name="ce34" table:number-columns-repeated="2"/>
          <table:table-cell table:style-name="ce34" office:value-type="string" calcext:value-type="string">
            <text:p>Place Sophie Trébuchet</text:p>
          </table:table-cell>
          <table:table-cell table:style-name="ce34" office:value-type="string" calcext:value-type="string">
            <text:p>Malakoff - Saint-Donatien</text:p>
          </table:table-cell>
          <table:table-cell table:style-name="ce34" office:value-type="string" calcext:value-type="string">
            <text:p>Saint-Donatien</text:p>
          </table:table-cell>
          <table:table-cell table:style-name="ce34" office:value-type="string" calcext:value-type="string">
            <text:p>RDV</text:p>
          </table:table-cell>
          <table:table-cell table:style-name="ce34" office:value-type="string" calcext:value-type="string">
            <text:p>01/02/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7/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0/10/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05801969752 , -1.54550678204049]</text:p>
          </table:table-cell>
          <table:table-cell table:number-columns-repeated="3"/>
          <table:table-cell table:style-name="ce58" table:formula="of:=REMPLACEEMPLACEMENTTRISAC([.T99];[.B99];[.E99];[.H99])" office:value-type="string" office:string-value="" calcext:value-type="error">
            <text:p>#VALEUR !</text:p>
          </table:table-cell>
          <table:table-cell table:style-name="ce58" table:formula="of:=REMPLACEEMPLACEMENTTRISAC2([.T99];[.B99];[.E99];[.H99])" office:value-type="string" office:string-value="" calcext:value-type="error">
            <text:p>#VALEUR !</text:p>
          </table:table-cell>
          <table:table-cell table:style-name="ce59" table:formula="of:=REMPLACEHORAIRESTRISAC2([.I99];[.J99];[.K99];[.L99];[.M99];[.N99];[.O99];[.P99];[.Q99];[.B99];[.E99];[.H99])" office:value-type="string" office:string-value="" calcext:value-type="error">
            <text:p>#VALEUR !</text:p>
          </table:table-cell>
          <table:table-cell table:style-name="ce60" table:formula="of:=CONCATENATE(&quot;trisac,&quot;;UTILTRANSFORMEENMOTSCLES([.E99]))" office:value-type="string" office:string-value="" calcext:value-type="error">
            <text:p>#VALEUR !</text:p>
          </table:table-cell>
          <table:table-cell table:style-name="ce61" table:formula="of:=CONCATENATE(&quot;trisac_&quot;;[.A99])" office:value-type="string" office:string-value="trisac_121" calcext:value-type="string">
            <text:p>trisac_121</text:p>
          </table:table-cell>
          <table:table-cell office:value-type="string" calcext:value-type="string">
            <text:p><text:s/></text:p>
          </table:table-cell>
          <table:table-cell table:style-name="ce37" table:formula="of:=JSONTRISACS([.AF99];[.B99];[.C99];[.D99];[.E99];[.F99];[.G99];[.H99];[.T99];[.U99];[.V99];[.W99];[.X99];[.AD99];[.AA99])"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22</text:p>
          </table:table-cell>
          <table:table-cell table:style-name="ce34" office:value-type="string" calcext:value-type="string">
            <text:p>Nantes Métropole, bâtiment Valmy</text:p>
          </table:table-cell>
          <table:table-cell table:style-name="ce34" office:value-type="string" calcext:value-type="string">
            <text:p>Service communautaire</text:p>
          </table:table-cell>
          <table:table-cell table:style-name="ce34" office:value-type="float" office:value="11" calcext:value-type="float">
            <text:p>11</text:p>
          </table:table-cell>
          <table:table-cell table:style-name="ce34" office:value-type="string" calcext:value-type="string">
            <text:p>Avenue Carnot</text:p>
          </table:table-cell>
          <table:table-cell table:number-columns-repeated="2" table:style-name="ce34" office:value-type="string" calcext:value-type="string">
            <text:p>Centre Ville</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3772438875 , -1.54478429944349]</text:p>
          </table:table-cell>
          <table:table-cell table:number-columns-repeated="3"/>
          <table:table-cell table:style-name="ce58" table:formula="of:=REMPLACEEMPLACEMENTTRISAC([.T100];[.B100];[.E100];[.H100])" office:value-type="string" office:string-value="" calcext:value-type="error">
            <text:p>#VALEUR !</text:p>
          </table:table-cell>
          <table:table-cell table:style-name="ce58" table:formula="of:=REMPLACEEMPLACEMENTTRISAC2([.T100];[.B100];[.E100];[.H100])" office:value-type="string" office:string-value="" calcext:value-type="error">
            <text:p>#VALEUR !</text:p>
          </table:table-cell>
          <table:table-cell table:style-name="ce59" table:formula="of:=REMPLACEHORAIRESTRISAC2([.I100];[.J100];[.K100];[.L100];[.M100];[.N100];[.O100];[.P100];[.Q100];[.B100];[.E100];[.H100])" office:value-type="string" office:string-value="" calcext:value-type="error">
            <text:p>#VALEUR !</text:p>
          </table:table-cell>
          <table:table-cell table:style-name="ce60" table:formula="of:=CONCATENATE(&quot;trisac,&quot;;UTILTRANSFORMEENMOTSCLES([.E100]))" office:value-type="string" office:string-value="" calcext:value-type="error">
            <text:p>#VALEUR !</text:p>
          </table:table-cell>
          <table:table-cell table:style-name="ce61" table:formula="of:=CONCATENATE(&quot;trisac_&quot;;[.A100])" office:value-type="string" office:string-value="trisac_22" calcext:value-type="string">
            <text:p>trisac_22</text:p>
          </table:table-cell>
          <table:table-cell office:value-type="string" calcext:value-type="string">
            <text:p><text:s/></text:p>
          </table:table-cell>
          <table:table-cell table:style-name="ce37" table:formula="of:=JSONTRISACS([.AF100];[.B100];[.C100];[.D100];[.E100];[.F100];[.G100];[.H100];[.T100];[.U100];[.V100];[.W100];[.X100];[.AD100];[.AA100])"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89</text:p>
          </table:table-cell>
          <table:table-cell table:style-name="ce34" office:value-type="string" calcext:value-type="string">
            <text:p>Gare routière Pirmil (Fontaine)</text:p>
          </table:table-cell>
          <table:table-cell table:style-name="ce34" table:number-columns-repeated="2"/>
          <table:table-cell table:style-name="ce34" office:value-type="string" calcext:value-type="string">
            <text:p>Rue Esnoult des Châtelets</text:p>
          </table:table-cell>
          <table:table-cell table:style-name="ce34" office:value-type="string" calcext:value-type="string">
            <text:p>Nantes Sud</text:p>
          </table:table-cell>
          <table:table-cell table:style-name="ce34" office:value-type="string" calcext:value-type="string">
            <text:p>Malakoff/Nantes Sud</text:p>
          </table:table-cell>
          <table:table-cell table:style-name="ce34" office:value-type="string" calcext:value-type="string">
            <text:p>RDV</text:p>
          </table:table-cell>
          <table:table-cell table:style-name="ce34" office:value-type="string" calcext:value-type="string">
            <text:p>06/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6/04/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4/09/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1965881376402 , -1.54172925456256]</text:p>
          </table:table-cell>
          <table:table-cell table:number-columns-repeated="3"/>
          <table:table-cell table:style-name="ce58" table:formula="of:=REMPLACEEMPLACEMENTTRISAC([.T101];[.B101];[.E101];[.H101])" office:value-type="string" office:string-value="" calcext:value-type="error">
            <text:p>#VALEUR !</text:p>
          </table:table-cell>
          <table:table-cell table:style-name="ce58" table:formula="of:=REMPLACEEMPLACEMENTTRISAC2([.T101];[.B101];[.E101];[.H101])" office:value-type="string" office:string-value="" calcext:value-type="error">
            <text:p>#VALEUR !</text:p>
          </table:table-cell>
          <table:table-cell table:style-name="ce59" table:formula="of:=REMPLACEHORAIRESTRISAC2([.I101];[.J101];[.K101];[.L101];[.M101];[.N101];[.O101];[.P101];[.Q101];[.B101];[.E101];[.H101])" office:value-type="string" office:string-value="" calcext:value-type="error">
            <text:p>#VALEUR !</text:p>
          </table:table-cell>
          <table:table-cell table:style-name="ce60" table:formula="of:=CONCATENATE(&quot;trisac,&quot;;UTILTRANSFORMEENMOTSCLES([.E101]))" office:value-type="string" office:string-value="" calcext:value-type="error">
            <text:p>#VALEUR !</text:p>
          </table:table-cell>
          <table:table-cell table:style-name="ce61" table:formula="of:=CONCATENATE(&quot;trisac_&quot;;[.A101])" office:value-type="string" office:string-value="trisac_89" calcext:value-type="string">
            <text:p>trisac_89</text:p>
          </table:table-cell>
          <table:table-cell office:value-type="string" calcext:value-type="string">
            <text:p><text:s/></text:p>
          </table:table-cell>
          <table:table-cell table:style-name="ce37" table:formula="of:=JSONTRISACS([.AF101];[.B101];[.C101];[.D101];[.E101];[.F101];[.G101];[.H101];[.T101];[.U101];[.V101];[.W101];[.X101];[.AD101];[.AA101])"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85</text:p>
          </table:table-cell>
          <table:table-cell table:style-name="ce34" office:value-type="string" calcext:value-type="string">
            <text:p>Nantes Habitat Agence Goudy</text:p>
          </table:table-cell>
          <table:table-cell table:style-name="ce34" office:value-type="string" calcext:value-type="string">
            <text:p>Organisme HLM</text:p>
          </table:table-cell>
          <table:table-cell table:style-name="ce34" office:value-type="float" office:value="8" calcext:value-type="float">
            <text:p>8</text:p>
          </table:table-cell>
          <table:table-cell table:style-name="ce34" office:value-type="string" calcext:value-type="string">
            <text:p>Rue Gabriel Goudy</text:p>
          </table:table-cell>
          <table:table-cell table:style-name="ce34" office:value-type="string" calcext:value-type="string">
            <text:p>Nantes Sud</text:p>
          </table:table-cell>
          <table:table-cell table:style-name="ce34" office:value-type="string" calcext:value-type="string">
            <text:p>Malakoff/Nantes Sud</text:p>
          </table:table-cell>
          <table:table-cell table:style-name="ce34" office:value-type="string" calcext:value-type="string">
            <text:p>PDIS</text:p>
          </table:table-cell>
          <table:table-cell table:style-name="ce34" table:number-columns-repeated="13"/>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1954039867101 , -1.54125589789751]</text:p>
          </table:table-cell>
          <table:table-cell table:number-columns-repeated="3"/>
          <table:table-cell table:style-name="ce58" table:formula="of:=REMPLACEEMPLACEMENTTRISAC([.T102];[.B102];[.E102];[.H102])" office:value-type="string" office:string-value="" calcext:value-type="error">
            <text:p>#VALEUR !</text:p>
          </table:table-cell>
          <table:table-cell table:style-name="ce58" table:formula="of:=REMPLACEEMPLACEMENTTRISAC2([.T102];[.B102];[.E102];[.H102])" office:value-type="string" office:string-value="" calcext:value-type="error">
            <text:p>#VALEUR !</text:p>
          </table:table-cell>
          <table:table-cell table:style-name="ce59" table:formula="of:=REMPLACEHORAIRESTRISAC2([.I102];[.J102];[.K102];[.L102];[.M102];[.N102];[.O102];[.P102];[.Q102];[.B102];[.E102];[.H102])" office:value-type="string" office:string-value="" calcext:value-type="error">
            <text:p>#VALEUR !</text:p>
          </table:table-cell>
          <table:table-cell table:style-name="ce60" table:formula="of:=CONCATENATE(&quot;trisac,&quot;;UTILTRANSFORMEENMOTSCLES([.E102]))" office:value-type="string" office:string-value="" calcext:value-type="error">
            <text:p>#VALEUR !</text:p>
          </table:table-cell>
          <table:table-cell table:style-name="ce61" table:formula="of:=CONCATENATE(&quot;trisac_&quot;;[.A102])" office:value-type="string" office:string-value="trisac_85" calcext:value-type="string">
            <text:p>trisac_85</text:p>
          </table:table-cell>
          <table:table-cell office:value-type="string" calcext:value-type="string">
            <text:p><text:s/></text:p>
          </table:table-cell>
          <table:table-cell table:style-name="ce37" table:formula="of:=JSONTRISACS([.AF102];[.B102];[.C102];[.D102];[.E102];[.F102];[.G102];[.H102];[.T102];[.U102];[.V102];[.W102];[.X102];[.AD102];[.AA102])"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114</text:p>
          </table:table-cell>
          <table:table-cell table:style-name="ce34" office:value-type="string" calcext:value-type="string">
            <text:p>Boulangerie Le blé d'or</text:p>
          </table:table-cell>
          <table:table-cell table:style-name="ce34" office:value-type="string" calcext:value-type="string">
            <text:p>Commerce</text:p>
          </table:table-cell>
          <table:table-cell table:style-name="ce34" office:value-type="float" office:value="30" calcext:value-type="float">
            <text:p>30</text:p>
          </table:table-cell>
          <table:table-cell table:style-name="ce34" office:value-type="string" calcext:value-type="string">
            <text:p>Rue de Coulmiers</text:p>
          </table:table-cell>
          <table:table-cell table:style-name="ce34" office:value-type="string" calcext:value-type="string">
            <text:p>Malakoff - Saint-Donatien</text:p>
          </table:table-cell>
          <table:table-cell table:style-name="ce34" office:value-type="string" calcext:value-type="string">
            <text:p>Saint-Donatien</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14550600641 , -1.53597049016502]</text:p>
          </table:table-cell>
          <table:table-cell table:number-columns-repeated="3"/>
          <table:table-cell table:style-name="ce58" table:formula="of:=REMPLACEEMPLACEMENTTRISAC([.T103];[.B103];[.E103];[.H103])" office:value-type="string" office:string-value="" calcext:value-type="error">
            <text:p>#VALEUR !</text:p>
          </table:table-cell>
          <table:table-cell table:style-name="ce58" table:formula="of:=REMPLACEEMPLACEMENTTRISAC2([.T103];[.B103];[.E103];[.H103])" office:value-type="string" office:string-value="" calcext:value-type="error">
            <text:p>#VALEUR !</text:p>
          </table:table-cell>
          <table:table-cell table:style-name="ce59" table:formula="of:=REMPLACEHORAIRESTRISAC2([.I103];[.J103];[.K103];[.L103];[.M103];[.N103];[.O103];[.P103];[.Q103];[.B103];[.E103];[.H103])" office:value-type="string" office:string-value="" calcext:value-type="error">
            <text:p>#VALEUR !</text:p>
          </table:table-cell>
          <table:table-cell table:style-name="ce60" table:formula="of:=CONCATENATE(&quot;trisac,&quot;;UTILTRANSFORMEENMOTSCLES([.E103]))" office:value-type="string" office:string-value="" calcext:value-type="error">
            <text:p>#VALEUR !</text:p>
          </table:table-cell>
          <table:table-cell table:style-name="ce61" table:formula="of:=CONCATENATE(&quot;trisac_&quot;;[.A103])" office:value-type="string" office:string-value="trisac_114" calcext:value-type="string">
            <text:p>trisac_114</text:p>
          </table:table-cell>
          <table:table-cell office:value-type="string" calcext:value-type="string">
            <text:p><text:s/></text:p>
          </table:table-cell>
          <table:table-cell table:style-name="ce37" table:formula="of:=JSONTRISACS([.AF103];[.B103];[.C103];[.D103];[.E103];[.F103];[.G103];[.H103];[.T103];[.U103];[.V103];[.W103];[.X103];[.AD103];[.AA103])"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86</text:p>
          </table:table-cell>
          <table:table-cell table:style-name="ce34" office:value-type="string" calcext:value-type="string">
            <text:p>Mairie Annexe Nantes Sud</text:p>
          </table:table-cell>
          <table:table-cell table:style-name="ce34" office:value-type="string" calcext:value-type="string">
            <text:p>Mairie annexe</text:p>
          </table:table-cell>
          <table:table-cell table:style-name="ce34" office:value-type="float" office:value="69" calcext:value-type="float">
            <text:p>69</text:p>
          </table:table-cell>
          <table:table-cell table:style-name="ce34" office:value-type="string" calcext:value-type="string">
            <text:p>Boulevard Joliot Curie</text:p>
          </table:table-cell>
          <table:table-cell table:style-name="ce34" office:value-type="string" calcext:value-type="string">
            <text:p>Nantes Sud</text:p>
          </table:table-cell>
          <table:table-cell table:style-name="ce34" office:value-type="string" calcext:value-type="string">
            <text:p>Malakoff/Nantes Sud</text:p>
          </table:table-cell>
          <table:table-cell table:style-name="ce34" office:value-type="string" calcext:value-type="string">
            <text:p>PDIS</text:p>
          </table:table-cell>
          <table:table-cell table:style-name="ce34" table:number-columns-repeated="13"/>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1940947349268 , -1.53161011139837]</text:p>
          </table:table-cell>
          <table:table-cell table:number-columns-repeated="3"/>
          <table:table-cell table:style-name="ce58" table:formula="of:=REMPLACEEMPLACEMENTTRISAC([.T104];[.B104];[.E104];[.H104])" office:value-type="string" office:string-value="" calcext:value-type="error">
            <text:p>#VALEUR !</text:p>
          </table:table-cell>
          <table:table-cell table:style-name="ce58" table:formula="of:=REMPLACEEMPLACEMENTTRISAC2([.T104];[.B104];[.E104];[.H104])" office:value-type="string" office:string-value="" calcext:value-type="error">
            <text:p>#VALEUR !</text:p>
          </table:table-cell>
          <table:table-cell table:style-name="ce59" table:formula="of:=REMPLACEHORAIRESTRISAC2([.I104];[.J104];[.K104];[.L104];[.M104];[.N104];[.O104];[.P104];[.Q104];[.B104];[.E104];[.H104])" office:value-type="string" office:string-value="" calcext:value-type="error">
            <text:p>#VALEUR !</text:p>
          </table:table-cell>
          <table:table-cell table:style-name="ce60" table:formula="of:=CONCATENATE(&quot;trisac,&quot;;UTILTRANSFORMEENMOTSCLES([.E104]))" office:value-type="string" office:string-value="" calcext:value-type="error">
            <text:p>#VALEUR !</text:p>
          </table:table-cell>
          <table:table-cell table:style-name="ce61" table:formula="of:=CONCATENATE(&quot;trisac_&quot;;[.A104])" office:value-type="string" office:string-value="trisac_86" calcext:value-type="string">
            <text:p>trisac_86</text:p>
          </table:table-cell>
          <table:table-cell office:value-type="string" calcext:value-type="string">
            <text:p><text:s/></text:p>
          </table:table-cell>
          <table:table-cell table:style-name="ce37" table:formula="of:=JSONTRISACS([.AF104];[.B104];[.C104];[.D104];[.E104];[.F104];[.G104];[.H104];[.T104];[.U104];[.V104];[.W104];[.X104];[.AD104];[.AA104])"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87</text:p>
          </table:table-cell>
          <table:table-cell table:style-name="ce34" office:value-type="string" calcext:value-type="string">
            <text:p>Super U Saint Jacques</text:p>
          </table:table-cell>
          <table:table-cell table:style-name="ce34" office:value-type="string" calcext:value-type="string">
            <text:p>Commerce</text:p>
          </table:table-cell>
          <table:table-cell table:style-name="ce34" office:value-type="float" office:value="75" calcext:value-type="float">
            <text:p>75</text:p>
          </table:table-cell>
          <table:table-cell table:style-name="ce34" office:value-type="string" calcext:value-type="string">
            <text:p>Boulevard Joliot Curie</text:p>
          </table:table-cell>
          <table:table-cell table:style-name="ce34" office:value-type="string" calcext:value-type="string">
            <text:p>Nantes Sud</text:p>
          </table:table-cell>
          <table:table-cell table:style-name="ce34" office:value-type="string" calcext:value-type="string">
            <text:p>Malakoff/Nantes Sud</text:p>
          </table:table-cell>
          <table:table-cell table:style-name="ce34" office:value-type="string" calcext:value-type="string">
            <text:p>PDIS</text:p>
          </table:table-cell>
          <table:table-cell table:style-name="ce34" table:number-columns-repeated="13"/>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1938030862539 , -1.53073825436247]</text:p>
          </table:table-cell>
          <table:table-cell table:number-columns-repeated="3"/>
          <table:table-cell table:style-name="ce58" table:formula="of:=REMPLACEEMPLACEMENTTRISAC([.T105];[.B105];[.E105];[.H105])" office:value-type="string" office:string-value="" calcext:value-type="error">
            <text:p>#VALEUR !</text:p>
          </table:table-cell>
          <table:table-cell table:style-name="ce58" table:formula="of:=REMPLACEEMPLACEMENTTRISAC2([.T105];[.B105];[.E105];[.H105])" office:value-type="string" office:string-value="" calcext:value-type="error">
            <text:p>#VALEUR !</text:p>
          </table:table-cell>
          <table:table-cell table:style-name="ce59" table:formula="of:=REMPLACEHORAIRESTRISAC2([.I105];[.J105];[.K105];[.L105];[.M105];[.N105];[.O105];[.P105];[.Q105];[.B105];[.E105];[.H105])" office:value-type="string" office:string-value="" calcext:value-type="error">
            <text:p>#VALEUR !</text:p>
          </table:table-cell>
          <table:table-cell table:style-name="ce60" table:formula="of:=CONCATENATE(&quot;trisac,&quot;;UTILTRANSFORMEENMOTSCLES([.E105]))" office:value-type="string" office:string-value="" calcext:value-type="error">
            <text:p>#VALEUR !</text:p>
          </table:table-cell>
          <table:table-cell table:style-name="ce61" table:formula="of:=CONCATENATE(&quot;trisac_&quot;;[.A105])" office:value-type="string" office:string-value="trisac_87" calcext:value-type="string">
            <text:p>trisac_87</text:p>
          </table:table-cell>
          <table:table-cell office:value-type="string" calcext:value-type="string">
            <text:p><text:s/></text:p>
          </table:table-cell>
          <table:table-cell table:style-name="ce37" table:formula="of:=JSONTRISACS([.AF105];[.B105];[.C105];[.D105];[.E105];[.F105];[.G105];[.H105];[.T105];[.U105];[.V105];[.W105];[.X105];[.AD105];[.AA105])"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90</text:p>
          </table:table-cell>
          <table:table-cell table:style-name="ce34" office:value-type="string" calcext:value-type="string">
            <text:p>Piscine Petite Amazonie</text:p>
          </table:table-cell>
          <table:table-cell table:style-name="ce34"/>
          <table:table-cell table:style-name="ce34" office:value-type="float" office:value="15" calcext:value-type="float">
            <text:p>15</text:p>
          </table:table-cell>
          <table:table-cell table:style-name="ce34" office:value-type="string" calcext:value-type="string">
            <text:p>Rue du Pont de l'Arche de Mauves</text:p>
          </table:table-cell>
          <table:table-cell table:style-name="ce34" office:value-type="string" calcext:value-type="string">
            <text:p>Malakoff - Saint-Donatien</text:p>
          </table:table-cell>
          <table:table-cell table:style-name="ce34" office:value-type="string" calcext:value-type="string">
            <text:p>Malakoff/Nantes Sud</text:p>
          </table:table-cell>
          <table:table-cell table:style-name="ce34" office:value-type="string" calcext:value-type="string">
            <text:p>RDV</text:p>
          </table:table-cell>
          <table:table-cell table:style-name="ce34" office:value-type="string" calcext:value-type="string">
            <text:p>08/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8/04/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6/09/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62745514945 , -1.53235917330598]</text:p>
          </table:table-cell>
          <table:table-cell table:number-columns-repeated="3"/>
          <table:table-cell table:style-name="ce58" table:formula="of:=REMPLACEEMPLACEMENTTRISAC([.T106];[.B106];[.E106];[.H106])" office:value-type="string" office:string-value="" calcext:value-type="error">
            <text:p>#VALEUR !</text:p>
          </table:table-cell>
          <table:table-cell table:style-name="ce58" table:formula="of:=REMPLACEEMPLACEMENTTRISAC2([.T106];[.B106];[.E106];[.H106])" office:value-type="string" office:string-value="" calcext:value-type="error">
            <text:p>#VALEUR !</text:p>
          </table:table-cell>
          <table:table-cell table:style-name="ce59" table:formula="of:=REMPLACEHORAIRESTRISAC2([.I106];[.J106];[.K106];[.L106];[.M106];[.N106];[.O106];[.P106];[.Q106];[.B106];[.E106];[.H106])" office:value-type="string" office:string-value="" calcext:value-type="error">
            <text:p>#VALEUR !</text:p>
          </table:table-cell>
          <table:table-cell table:style-name="ce60" table:formula="of:=CONCATENATE(&quot;trisac,&quot;;UTILTRANSFORMEENMOTSCLES([.E106]))" office:value-type="string" office:string-value="" calcext:value-type="error">
            <text:p>#VALEUR !</text:p>
          </table:table-cell>
          <table:table-cell table:style-name="ce61" table:formula="of:=CONCATENATE(&quot;trisac_&quot;;[.A106])" office:value-type="string" office:string-value="trisac_90" calcext:value-type="string">
            <text:p>trisac_90</text:p>
          </table:table-cell>
          <table:table-cell office:value-type="string" calcext:value-type="string">
            <text:p><text:s/></text:p>
          </table:table-cell>
          <table:table-cell table:style-name="ce37" table:formula="of:=JSONTRISACS([.AF106];[.B106];[.C106];[.D106];[.E106];[.F106];[.G106];[.H106];[.T106];[.U106];[.V106];[.W106];[.X106];[.AD106];[.AA106])"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93</text:p>
          </table:table-cell>
          <table:table-cell table:style-name="ce34" office:value-type="string" calcext:value-type="string">
            <text:p>Piscine Petite Amazonie</text:p>
          </table:table-cell>
          <table:table-cell table:style-name="ce34" office:value-type="string" calcext:value-type="string">
            <text:p>Autre</text:p>
          </table:table-cell>
          <table:table-cell table:style-name="ce34" office:value-type="float" office:value="15" calcext:value-type="float">
            <text:p>15</text:p>
          </table:table-cell>
          <table:table-cell table:style-name="ce34" office:value-type="string" calcext:value-type="string">
            <text:p>Rue du Pont de l'Arche de Mauves</text:p>
          </table:table-cell>
          <table:table-cell table:style-name="ce34" office:value-type="string" calcext:value-type="string">
            <text:p>Malakoff - Saint-Donatien</text:p>
          </table:table-cell>
          <table:table-cell table:style-name="ce34" office:value-type="string" calcext:value-type="string">
            <text:p>Malakoff/Nantes Sud</text:p>
          </table:table-cell>
          <table:table-cell table:style-name="ce34" office:value-type="string" calcext:value-type="string">
            <text:p>vente_distrib_auto</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65885207839 , -1.53188966213418]</text:p>
          </table:table-cell>
          <table:table-cell table:number-columns-repeated="3"/>
          <table:table-cell table:style-name="ce58" table:formula="of:=REMPLACEEMPLACEMENTTRISAC([.T107];[.B107];[.E107];[.H107])" office:value-type="string" office:string-value="" calcext:value-type="error">
            <text:p>#VALEUR !</text:p>
          </table:table-cell>
          <table:table-cell table:style-name="ce58" table:formula="of:=REMPLACEEMPLACEMENTTRISAC2([.T107];[.B107];[.E107];[.H107])" office:value-type="string" office:string-value="" calcext:value-type="error">
            <text:p>#VALEUR !</text:p>
          </table:table-cell>
          <table:table-cell table:style-name="ce59" table:formula="of:=REMPLACEHORAIRESTRISAC2([.I107];[.J107];[.K107];[.L107];[.M107];[.N107];[.O107];[.P107];[.Q107];[.B107];[.E107];[.H107])" office:value-type="string" office:string-value="" calcext:value-type="error">
            <text:p>#VALEUR !</text:p>
          </table:table-cell>
          <table:table-cell table:style-name="ce60" table:formula="of:=CONCATENATE(&quot;trisac,&quot;;UTILTRANSFORMEENMOTSCLES([.E107]))" office:value-type="string" office:string-value="" calcext:value-type="error">
            <text:p>#VALEUR !</text:p>
          </table:table-cell>
          <table:table-cell table:style-name="ce61" table:formula="of:=CONCATENATE(&quot;trisac_&quot;;[.A107])" office:value-type="string" office:string-value="trisac_93" calcext:value-type="string">
            <text:p>trisac_93</text:p>
          </table:table-cell>
          <table:table-cell office:value-type="string" calcext:value-type="string">
            <text:p><text:s/></text:p>
          </table:table-cell>
          <table:table-cell table:style-name="ce37" table:formula="of:=JSONTRISACS([.AF107];[.B107];[.C107];[.D107];[.E107];[.F107];[.G107];[.H107];[.T107];[.U107];[.V107];[.W107];[.X107];[.AD107];[.AA107])"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84</text:p>
          </table:table-cell>
          <table:table-cell table:style-name="ce34" office:value-type="string" calcext:value-type="string">
            <text:p>Nantes Habitat Agence Angleterre</text:p>
          </table:table-cell>
          <table:table-cell table:style-name="ce34" office:value-type="string" calcext:value-type="string">
            <text:p>Organisme HLM</text:p>
          </table:table-cell>
          <table:table-cell table:style-name="ce34" office:value-type="float" office:value="3" calcext:value-type="float">
            <text:p>3</text:p>
          </table:table-cell>
          <table:table-cell table:style-name="ce34" office:value-type="string" calcext:value-type="string">
            <text:p>Boulevard de Berlin</text:p>
          </table:table-cell>
          <table:table-cell table:style-name="ce34" office:value-type="string" calcext:value-type="string">
            <text:p>Malakoff - Saint-Donatien</text:p>
          </table:table-cell>
          <table:table-cell table:style-name="ce34" office:value-type="string" calcext:value-type="string">
            <text:p>Malakoff/Nantes Sud</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48979290296 , -1.53067100557785]</text:p>
          </table:table-cell>
          <table:table-cell table:number-columns-repeated="3"/>
          <table:table-cell table:style-name="ce58" table:formula="of:=REMPLACEEMPLACEMENTTRISAC([.T108];[.B108];[.E108];[.H108])" office:value-type="string" office:string-value="" calcext:value-type="error">
            <text:p>#VALEUR !</text:p>
          </table:table-cell>
          <table:table-cell table:style-name="ce58" table:formula="of:=REMPLACEEMPLACEMENTTRISAC2([.T108];[.B108];[.E108];[.H108])" office:value-type="string" office:string-value="" calcext:value-type="error">
            <text:p>#VALEUR !</text:p>
          </table:table-cell>
          <table:table-cell table:style-name="ce59" table:formula="of:=REMPLACEHORAIRESTRISAC2([.I108];[.J108];[.K108];[.L108];[.M108];[.N108];[.O108];[.P108];[.Q108];[.B108];[.E108];[.H108])" office:value-type="string" office:string-value="" calcext:value-type="error">
            <text:p>#VALEUR !</text:p>
          </table:table-cell>
          <table:table-cell table:style-name="ce60" table:formula="of:=CONCATENATE(&quot;trisac,&quot;;UTILTRANSFORMEENMOTSCLES([.E108]))" office:value-type="string" office:string-value="" calcext:value-type="error">
            <text:p>#VALEUR !</text:p>
          </table:table-cell>
          <table:table-cell table:style-name="ce61" table:formula="of:=CONCATENATE(&quot;trisac_&quot;;[.A108])" office:value-type="string" office:string-value="trisac_84" calcext:value-type="string">
            <text:p>trisac_84</text:p>
          </table:table-cell>
          <table:table-cell office:value-type="string" calcext:value-type="string">
            <text:p><text:s/></text:p>
          </table:table-cell>
          <table:table-cell table:style-name="ce37" table:formula="of:=JSONTRISACS([.AF108];[.B108];[.C108];[.D108];[.E108];[.F108];[.G108];[.H108];[.T108];[.U108];[.V108];[.W108];[.X108];[.AD108];[.AA108])"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88</text:p>
          </table:table-cell>
          <table:table-cell table:style-name="ce34" office:value-type="string" calcext:value-type="string">
            <text:p>Mairie Annexe Malakoff</text:p>
          </table:table-cell>
          <table:table-cell table:style-name="ce34" office:value-type="string" calcext:value-type="string">
            <text:p>Mairie annexe</text:p>
          </table:table-cell>
          <table:table-cell table:style-name="ce34" office:value-type="float" office:value="5" calcext:value-type="float">
            <text:p>5</text:p>
          </table:table-cell>
          <table:table-cell table:style-name="ce34" office:value-type="string" calcext:value-type="string">
            <text:p>Boulevard de Berlin</text:p>
          </table:table-cell>
          <table:table-cell table:style-name="ce34" office:value-type="string" calcext:value-type="string">
            <text:p>Malakoff - Saint-Donatien</text:p>
          </table:table-cell>
          <table:table-cell table:style-name="ce34" office:value-type="string" calcext:value-type="string">
            <text:p>Malakoff/Nantes Sud</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4797092378 , -1.53044715448205]</text:p>
          </table:table-cell>
          <table:table-cell table:number-columns-repeated="3"/>
          <table:table-cell table:style-name="ce58" table:formula="of:=REMPLACEEMPLACEMENTTRISAC([.T109];[.B109];[.E109];[.H109])" office:value-type="string" office:string-value="" calcext:value-type="error">
            <text:p>#VALEUR !</text:p>
          </table:table-cell>
          <table:table-cell table:style-name="ce58" table:formula="of:=REMPLACEEMPLACEMENTTRISAC2([.T109];[.B109];[.E109];[.H109])" office:value-type="string" office:string-value="" calcext:value-type="error">
            <text:p>#VALEUR !</text:p>
          </table:table-cell>
          <table:table-cell table:style-name="ce59" table:formula="of:=REMPLACEHORAIRESTRISAC2([.I109];[.J109];[.K109];[.L109];[.M109];[.N109];[.O109];[.P109];[.Q109];[.B109];[.E109];[.H109])" office:value-type="string" office:string-value="" calcext:value-type="error">
            <text:p>#VALEUR !</text:p>
          </table:table-cell>
          <table:table-cell table:style-name="ce60" table:formula="of:=CONCATENATE(&quot;trisac,&quot;;UTILTRANSFORMEENMOTSCLES([.E109]))" office:value-type="string" office:string-value="" calcext:value-type="error">
            <text:p>#VALEUR !</text:p>
          </table:table-cell>
          <table:table-cell table:style-name="ce61" table:formula="of:=CONCATENATE(&quot;trisac_&quot;;[.A109])" office:value-type="string" office:string-value="trisac_88" calcext:value-type="string">
            <text:p>trisac_88</text:p>
          </table:table-cell>
          <table:table-cell office:value-type="string" calcext:value-type="string">
            <text:p><text:s/></text:p>
          </table:table-cell>
          <table:table-cell table:style-name="ce37" table:formula="of:=JSONTRISACS([.AF109];[.B109];[.C109];[.D109];[.E109];[.F109];[.G109];[.H109];[.T109];[.U109];[.V109];[.W109];[.X109];[.AD109];[.AA109])" office:value-type="string" office:string-value="" calcext:value-type="error">
            <text:p>#VALEUR !</text:p>
          </table:table-cell>
          <table:table-cell office:value-type="string" calcext:value-type="string">
            <text:p><text:s/></text:p>
          </table:table-cell>
        </table:table-row>
        <table:table-row table:style-name="ro26">
          <table:table-cell table:style-name="ce34" office:value-type="string" calcext:value-type="string">
            <text:p>91</text:p>
          </table:table-cell>
          <table:table-cell table:style-name="ce34" office:value-type="string" calcext:value-type="string">
            <text:p>Place du Muguet Nantais</text:p>
          </table:table-cell>
          <table:table-cell table:style-name="ce34" table:number-columns-repeated="2"/>
          <table:table-cell table:style-name="ce34" office:value-type="string" calcext:value-type="string">
            <text:p>Place du Muguet Nantais</text:p>
          </table:table-cell>
          <table:table-cell table:style-name="ce34" office:value-type="string" calcext:value-type="string">
            <text:p>Nantes Sud</text:p>
          </table:table-cell>
          <table:table-cell table:style-name="ce34" office:value-type="string" calcext:value-type="string">
            <text:p>Malakoff/Nantes Sud</text:p>
          </table:table-cell>
          <table:table-cell table:style-name="ce34" office:value-type="string" calcext:value-type="string">
            <text:p>RDV</text:p>
          </table:table-cell>
          <table:table-cell table:style-name="ce34" office:value-type="string" calcext:value-type="string">
            <text:p>09/01/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09/04/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7/09/2016</text:p>
          </table:table-cell>
          <table:table-cell table:style-name="ce34" office:value-type="string" calcext:value-type="string">
            <text:p>09:00</text:p>
          </table:table-cell>
          <table:table-cell table:style-name="ce34" office:value-type="string" calcext:value-type="string">
            <text:p>13:00</text:p>
          </table:table-cell>
          <table:table-cell table:style-name="ce34" table:number-columns-repeated="4"/>
          <table:table-cell table:style-name="ce34" office:value-type="float" office:value="44200" calcext:value-type="float">
            <text:p>44200</text:p>
          </table:table-cell>
          <table:table-cell table:style-name="ce34" office:value-type="string" calcext:value-type="string">
            <text:p>Nantes</text:p>
          </table:table-cell>
          <table:table-cell table:style-name="ce34" office:value-type="string" calcext:value-type="string">
            <text:p>[ 47.1943572452049 , -1.52879967553758]</text:p>
          </table:table-cell>
          <table:table-cell table:number-columns-repeated="3"/>
          <table:table-cell table:style-name="ce58" table:formula="of:=REMPLACEEMPLACEMENTTRISAC([.T110];[.B110];[.E110];[.H110])" office:value-type="string" office:string-value="" calcext:value-type="error">
            <text:p>#VALEUR !</text:p>
          </table:table-cell>
          <table:table-cell table:style-name="ce58" table:formula="of:=REMPLACEEMPLACEMENTTRISAC2([.T110];[.B110];[.E110];[.H110])" office:value-type="string" office:string-value="" calcext:value-type="error">
            <text:p>#VALEUR !</text:p>
          </table:table-cell>
          <table:table-cell table:style-name="ce59" table:formula="of:=REMPLACEHORAIRESTRISAC2([.I110];[.J110];[.K110];[.L110];[.M110];[.N110];[.O110];[.P110];[.Q110];[.B110];[.E110];[.H110])" office:value-type="string" office:string-value="" calcext:value-type="error">
            <text:p>#VALEUR !</text:p>
          </table:table-cell>
          <table:table-cell table:style-name="ce60" table:formula="of:=CONCATENATE(&quot;trisac,&quot;;UTILTRANSFORMEENMOTSCLES([.E110]))" office:value-type="string" office:string-value="" calcext:value-type="error">
            <text:p>#VALEUR !</text:p>
          </table:table-cell>
          <table:table-cell table:style-name="ce61" table:formula="of:=CONCATENATE(&quot;trisac_&quot;;[.A110])" office:value-type="string" office:string-value="trisac_91" calcext:value-type="string">
            <text:p>trisac_91</text:p>
          </table:table-cell>
          <table:table-cell office:value-type="string" calcext:value-type="string">
            <text:p><text:s/></text:p>
          </table:table-cell>
          <table:table-cell table:style-name="ce37" table:formula="of:=JSONTRISACS([.AF110];[.B110];[.C110];[.D110];[.E110];[.F110];[.G110];[.H110];[.T110];[.U110];[.V110];[.W110];[.X110];[.AD110];[.AA110])"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122</text:p>
          </table:table-cell>
          <table:table-cell table:style-name="ce34" office:value-type="string" calcext:value-type="string">
            <text:p>Super U Dalby</text:p>
          </table:table-cell>
          <table:table-cell table:style-name="ce34" office:value-type="string" calcext:value-type="string">
            <text:p>Commerce</text:p>
          </table:table-cell>
          <table:table-cell table:style-name="ce34" office:value-type="float" office:value="66" calcext:value-type="float">
            <text:p>66</text:p>
          </table:table-cell>
          <table:table-cell table:style-name="ce34" office:value-type="string" calcext:value-type="string">
            <text:p>Boulevard Dalby</text:p>
          </table:table-cell>
          <table:table-cell table:style-name="ce34" office:value-type="string" calcext:value-type="string">
            <text:p>Malakoff - Saint-Donatien</text:p>
          </table:table-cell>
          <table:table-cell table:style-name="ce34" office:value-type="string" calcext:value-type="string">
            <text:p>Saint-Donatien</text:p>
          </table:table-cell>
          <table:table-cell table:style-name="ce34" office:value-type="string" calcext:value-type="string">
            <text:p>Vente</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37968372807 , -1.53051590692239]</text:p>
          </table:table-cell>
          <table:table-cell table:number-columns-repeated="3"/>
          <table:table-cell table:style-name="ce58" table:formula="of:=REMPLACEEMPLACEMENTTRISAC([.T111];[.B111];[.E111];[.H111])" office:value-type="string" office:string-value="" calcext:value-type="error">
            <text:p>#VALEUR !</text:p>
          </table:table-cell>
          <table:table-cell table:style-name="ce58" table:formula="of:=REMPLACEEMPLACEMENTTRISAC2([.T111];[.B111];[.E111];[.H111])" office:value-type="string" office:string-value="" calcext:value-type="error">
            <text:p>#VALEUR !</text:p>
          </table:table-cell>
          <table:table-cell table:style-name="ce59" table:formula="of:=REMPLACEHORAIRESTRISAC2([.I111];[.J111];[.K111];[.L111];[.M111];[.N111];[.O111];[.P111];[.Q111];[.B111];[.E111];[.H111])" office:value-type="string" office:string-value="" calcext:value-type="error">
            <text:p>#VALEUR !</text:p>
          </table:table-cell>
          <table:table-cell table:style-name="ce60" table:formula="of:=CONCATENATE(&quot;trisac,&quot;;UTILTRANSFORMEENMOTSCLES([.E111]))" office:value-type="string" office:string-value="" calcext:value-type="error">
            <text:p>#VALEUR !</text:p>
          </table:table-cell>
          <table:table-cell table:style-name="ce61" table:formula="of:=CONCATENATE(&quot;trisac_&quot;;[.A111])" office:value-type="string" office:string-value="trisac_122" calcext:value-type="string">
            <text:p>trisac_122</text:p>
          </table:table-cell>
          <table:table-cell office:value-type="string" calcext:value-type="string">
            <text:p><text:s/></text:p>
          </table:table-cell>
          <table:table-cell table:style-name="ce37" table:formula="of:=JSONTRISACS([.AF111];[.B111];[.C111];[.D111];[.E111];[.F111];[.G111];[.H111];[.T111];[.U111];[.V111];[.W111];[.X111];[.AD111];[.AA111])"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112</text:p>
          </table:table-cell>
          <table:table-cell table:style-name="ce34" office:value-type="string" calcext:value-type="string">
            <text:p>Super U</text:p>
          </table:table-cell>
          <table:table-cell table:style-name="ce34" office:value-type="string" calcext:value-type="string">
            <text:p>Commerce</text:p>
          </table:table-cell>
          <table:table-cell table:style-name="ce34" office:value-type="float" office:value="66" calcext:value-type="float">
            <text:p>66</text:p>
          </table:table-cell>
          <table:table-cell table:style-name="ce34" office:value-type="string" calcext:value-type="string">
            <text:p>Boulevard Ernest Dalby</text:p>
          </table:table-cell>
          <table:table-cell table:style-name="ce34" office:value-type="string" calcext:value-type="string">
            <text:p>Malakoff - Saint-Donatien</text:p>
          </table:table-cell>
          <table:table-cell table:style-name="ce34" office:value-type="string" calcext:value-type="string">
            <text:p>Saint-Donatien</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37968372807 , -1.53051590692239]</text:p>
          </table:table-cell>
          <table:table-cell table:number-columns-repeated="3"/>
          <table:table-cell table:style-name="ce58" table:formula="of:=REMPLACEEMPLACEMENTTRISAC([.T112];[.B112];[.E112];[.H112])" office:value-type="string" office:string-value="" calcext:value-type="error">
            <text:p>#VALEUR !</text:p>
          </table:table-cell>
          <table:table-cell table:style-name="ce58" table:formula="of:=REMPLACEEMPLACEMENTTRISAC2([.T112];[.B112];[.E112];[.H112])" office:value-type="string" office:string-value="" calcext:value-type="error">
            <text:p>#VALEUR !</text:p>
          </table:table-cell>
          <table:table-cell table:style-name="ce59" table:formula="of:=REMPLACEHORAIRESTRISAC2([.I112];[.J112];[.K112];[.L112];[.M112];[.N112];[.O112];[.P112];[.Q112];[.B112];[.E112];[.H112])" office:value-type="string" office:string-value="" calcext:value-type="error">
            <text:p>#VALEUR !</text:p>
          </table:table-cell>
          <table:table-cell table:style-name="ce60" table:formula="of:=CONCATENATE(&quot;trisac,&quot;;UTILTRANSFORMEENMOTSCLES([.E112]))" office:value-type="string" office:string-value="" calcext:value-type="error">
            <text:p>#VALEUR !</text:p>
          </table:table-cell>
          <table:table-cell table:style-name="ce61" table:formula="of:=CONCATENATE(&quot;trisac_&quot;;[.A112])" office:value-type="string" office:string-value="trisac_112" calcext:value-type="string">
            <text:p>trisac_112</text:p>
          </table:table-cell>
          <table:table-cell office:value-type="string" calcext:value-type="string">
            <text:p><text:s/></text:p>
          </table:table-cell>
          <table:table-cell table:style-name="ce37" table:formula="of:=JSONTRISACS([.AF112];[.B112];[.C112];[.D112];[.E112];[.F112];[.G112];[.H112];[.T112];[.U112];[.V112];[.W112];[.X112];[.AD112];[.AA112])"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118</text:p>
          </table:table-cell>
          <table:table-cell table:style-name="ce34" office:value-type="string" calcext:value-type="string">
            <text:p>Boulevard Ernest Dalby - <text:s/>parking Super U</text:p>
          </table:table-cell>
          <table:table-cell table:style-name="ce34"/>
          <table:table-cell table:style-name="ce34" office:value-type="float" office:value="66" calcext:value-type="float">
            <text:p>66</text:p>
          </table:table-cell>
          <table:table-cell table:style-name="ce34" office:value-type="string" calcext:value-type="string">
            <text:p>Boulevard Ernest Dalby</text:p>
          </table:table-cell>
          <table:table-cell table:style-name="ce34" office:value-type="string" calcext:value-type="string">
            <text:p>Malakoff - Saint-Donatien</text:p>
          </table:table-cell>
          <table:table-cell table:style-name="ce34" office:value-type="string" calcext:value-type="string">
            <text:p>Saint-Donatien</text:p>
          </table:table-cell>
          <table:table-cell table:style-name="ce34" office:value-type="string" calcext:value-type="string">
            <text:p>RDV</text:p>
          </table:table-cell>
          <table:table-cell table:style-name="ce34" office:value-type="string" calcext:value-type="string">
            <text:p>04/02/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9/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3/10/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41475694462 , -1.5304882397471]</text:p>
          </table:table-cell>
          <table:table-cell table:number-columns-repeated="3"/>
          <table:table-cell table:style-name="ce58" table:formula="of:=REMPLACEEMPLACEMENTTRISAC([.T113];[.B113];[.E113];[.H113])" office:value-type="string" office:string-value="" calcext:value-type="error">
            <text:p>#VALEUR !</text:p>
          </table:table-cell>
          <table:table-cell table:style-name="ce58" table:formula="of:=REMPLACEEMPLACEMENTTRISAC2([.T113];[.B113];[.E113];[.H113])" office:value-type="string" office:string-value="" calcext:value-type="error">
            <text:p>#VALEUR !</text:p>
          </table:table-cell>
          <table:table-cell table:style-name="ce59" table:formula="of:=REMPLACEHORAIRESTRISAC2([.I113];[.J113];[.K113];[.L113];[.M113];[.N113];[.O113];[.P113];[.Q113];[.B113];[.E113];[.H113])" office:value-type="string" office:string-value="" calcext:value-type="error">
            <text:p>#VALEUR !</text:p>
          </table:table-cell>
          <table:table-cell table:style-name="ce60" table:formula="of:=CONCATENATE(&quot;trisac,&quot;;UTILTRANSFORMEENMOTSCLES([.E113]))" office:value-type="string" office:string-value="" calcext:value-type="error">
            <text:p>#VALEUR !</text:p>
          </table:table-cell>
          <table:table-cell table:style-name="ce61" table:formula="of:=CONCATENATE(&quot;trisac_&quot;;[.A113])" office:value-type="string" office:string-value="trisac_118" calcext:value-type="string">
            <text:p>trisac_118</text:p>
          </table:table-cell>
          <table:table-cell office:value-type="string" calcext:value-type="string">
            <text:p><text:s/></text:p>
          </table:table-cell>
          <table:table-cell table:style-name="ce37" table:formula="of:=JSONTRISACS([.AF113];[.B113];[.C113];[.D113];[.E113];[.F113];[.G113];[.H113];[.T113];[.U113];[.V113];[.W113];[.X113];[.AD113];[.AA113])"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92</text:p>
          </table:table-cell>
          <table:table-cell table:style-name="ce34" office:value-type="string" calcext:value-type="string">
            <text:p>Pôle commercial Boulevard de Sarrebruck</text:p>
          </table:table-cell>
          <table:table-cell table:style-name="ce34" table:number-columns-repeated="2"/>
          <table:table-cell table:style-name="ce34" office:value-type="string" calcext:value-type="string">
            <text:p>Boulevard de Sarrebruck</text:p>
          </table:table-cell>
          <table:table-cell table:style-name="ce34" office:value-type="string" calcext:value-type="string">
            <text:p>Malakoff - Saint-Donatien</text:p>
          </table:table-cell>
          <table:table-cell table:style-name="ce34" office:value-type="string" calcext:value-type="string">
            <text:p>Malakoff/Nantes Sud</text:p>
          </table:table-cell>
          <table:table-cell table:style-name="ce34" office:value-type="string" calcext:value-type="string">
            <text:p>RDV</text:p>
          </table:table-cell>
          <table:table-cell table:style-name="ce34" office:value-type="string" calcext:value-type="string">
            <text:p>04/01/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4/04/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2/09/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140541748747 , -1.52755394590332]</text:p>
          </table:table-cell>
          <table:table-cell table:number-columns-repeated="3"/>
          <table:table-cell table:style-name="ce58" table:formula="of:=REMPLACEEMPLACEMENTTRISAC([.T114];[.B114];[.E114];[.H114])" office:value-type="string" office:string-value="" calcext:value-type="error">
            <text:p>#VALEUR !</text:p>
          </table:table-cell>
          <table:table-cell table:style-name="ce58" table:formula="of:=REMPLACEEMPLACEMENTTRISAC2([.T114];[.B114];[.E114];[.H114])" office:value-type="string" office:string-value="" calcext:value-type="error">
            <text:p>#VALEUR !</text:p>
          </table:table-cell>
          <table:table-cell table:style-name="ce59" table:formula="of:=REMPLACEHORAIRESTRISAC2([.I114];[.J114];[.K114];[.L114];[.M114];[.N114];[.O114];[.P114];[.Q114];[.B114];[.E114];[.H114])" office:value-type="string" office:string-value="" calcext:value-type="error">
            <text:p>#VALEUR !</text:p>
          </table:table-cell>
          <table:table-cell table:style-name="ce60" table:formula="of:=CONCATENATE(&quot;trisac,&quot;;UTILTRANSFORMEENMOTSCLES([.E114]))" office:value-type="string" office:string-value="" calcext:value-type="error">
            <text:p>#VALEUR !</text:p>
          </table:table-cell>
          <table:table-cell table:style-name="ce61" table:formula="of:=CONCATENATE(&quot;trisac_&quot;;[.A114])" office:value-type="string" office:string-value="trisac_92" calcext:value-type="string">
            <text:p>trisac_92</text:p>
          </table:table-cell>
          <table:table-cell office:value-type="string" calcext:value-type="string">
            <text:p><text:s/></text:p>
          </table:table-cell>
          <table:table-cell table:style-name="ce37" table:formula="of:=JSONTRISACS([.AF114];[.B114];[.C114];[.D114];[.E114];[.F114];[.G114];[.H114];[.T114];[.U114];[.V114];[.W114];[.X114];[.AD114];[.AA114])"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117</text:p>
          </table:table-cell>
          <table:table-cell table:style-name="ce34" office:value-type="string" calcext:value-type="string">
            <text:p>Rue Pitre Chevalier/Allée de la Reine Margot</text:p>
          </table:table-cell>
          <table:table-cell table:style-name="ce34" table:number-columns-repeated="2"/>
          <table:table-cell table:style-name="ce34" office:value-type="string" calcext:value-type="string">
            <text:p>Rue Pitre Chevalier</text:p>
          </table:table-cell>
          <table:table-cell table:style-name="ce34" office:value-type="string" calcext:value-type="string">
            <text:p>Malakoff - Saint-Donatien</text:p>
          </table:table-cell>
          <table:table-cell table:style-name="ce34" office:value-type="string" calcext:value-type="string">
            <text:p>Saint-Donatien</text:p>
          </table:table-cell>
          <table:table-cell table:style-name="ce34" office:value-type="string" calcext:value-type="string">
            <text:p>RDV</text:p>
          </table:table-cell>
          <table:table-cell table:style-name="ce34" office:value-type="string" calcext:value-type="string">
            <text:p>03/02/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8/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2/10/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37506960654 , -1.55069595102173]</text:p>
          </table:table-cell>
          <table:table-cell table:number-columns-repeated="3"/>
          <table:table-cell table:style-name="ce58" table:formula="of:=REMPLACEEMPLACEMENTTRISAC([.T115];[.B115];[.E115];[.H115])" office:value-type="string" office:string-value="" calcext:value-type="error">
            <text:p>#VALEUR !</text:p>
          </table:table-cell>
          <table:table-cell table:style-name="ce58" table:formula="of:=REMPLACEEMPLACEMENTTRISAC2([.T115];[.B115];[.E115];[.H115])" office:value-type="string" office:string-value="" calcext:value-type="error">
            <text:p>#VALEUR !</text:p>
          </table:table-cell>
          <table:table-cell table:style-name="ce59" table:formula="of:=REMPLACEHORAIRESTRISAC2([.I115];[.J115];[.K115];[.L115];[.M115];[.N115];[.O115];[.P115];[.Q115];[.B115];[.E115];[.H115])" office:value-type="string" office:string-value="" calcext:value-type="error">
            <text:p>#VALEUR !</text:p>
          </table:table-cell>
          <table:table-cell table:style-name="ce60" table:formula="of:=CONCATENATE(&quot;trisac,&quot;;UTILTRANSFORMEENMOTSCLES([.E115]))" office:value-type="string" office:string-value="" calcext:value-type="error">
            <text:p>#VALEUR !</text:p>
          </table:table-cell>
          <table:table-cell table:style-name="ce61" table:formula="of:=CONCATENATE(&quot;trisac_&quot;;[.A115])" office:value-type="string" office:string-value="trisac_117" calcext:value-type="string">
            <text:p>trisac_117</text:p>
          </table:table-cell>
          <table:table-cell office:value-type="string" calcext:value-type="string">
            <text:p><text:s/></text:p>
          </table:table-cell>
          <table:table-cell table:style-name="ce37" table:formula="of:=JSONTRISACS([.AF115];[.B115];[.C115];[.D115];[.E115];[.F115];[.G115];[.H115];[.T115];[.U115];[.V115];[.W115];[.X115];[.AD115];[.AA115])"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113</text:p>
          </table:table-cell>
          <table:table-cell table:style-name="ce34" office:value-type="string" calcext:value-type="string">
            <text:p>Intermarché</text:p>
          </table:table-cell>
          <table:table-cell table:style-name="ce34" office:value-type="string" calcext:value-type="string">
            <text:p>Commerce</text:p>
          </table:table-cell>
          <table:table-cell table:style-name="ce34" office:value-type="float" office:value="20" calcext:value-type="float">
            <text:p>20</text:p>
          </table:table-cell>
          <table:table-cell table:style-name="ce34" office:value-type="string" calcext:value-type="string">
            <text:p>Rue Pitre Chevalier</text:p>
          </table:table-cell>
          <table:table-cell table:style-name="ce34" office:value-type="string" calcext:value-type="string">
            <text:p>Malakoff - Saint-Donatien</text:p>
          </table:table-cell>
          <table:table-cell table:style-name="ce34" office:value-type="string" calcext:value-type="string">
            <text:p>Saint-Donatien</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40146408693 , -1.5507635966278]</text:p>
          </table:table-cell>
          <table:table-cell table:number-columns-repeated="3"/>
          <table:table-cell table:style-name="ce58" table:formula="of:=REMPLACEEMPLACEMENTTRISAC([.T116];[.B116];[.E116];[.H116])" office:value-type="string" office:string-value="" calcext:value-type="error">
            <text:p>#VALEUR !</text:p>
          </table:table-cell>
          <table:table-cell table:style-name="ce58" table:formula="of:=REMPLACEEMPLACEMENTTRISAC2([.T116];[.B116];[.E116];[.H116])" office:value-type="string" office:string-value="" calcext:value-type="error">
            <text:p>#VALEUR !</text:p>
          </table:table-cell>
          <table:table-cell table:style-name="ce59" table:formula="of:=REMPLACEHORAIRESTRISAC2([.I116];[.J116];[.K116];[.L116];[.M116];[.N116];[.O116];[.P116];[.Q116];[.B116];[.E116];[.H116])" office:value-type="string" office:string-value="" calcext:value-type="error">
            <text:p>#VALEUR !</text:p>
          </table:table-cell>
          <table:table-cell table:style-name="ce60" table:formula="of:=CONCATENATE(&quot;trisac,&quot;;UTILTRANSFORMEENMOTSCLES([.E116]))" office:value-type="string" office:string-value="" calcext:value-type="error">
            <text:p>#VALEUR !</text:p>
          </table:table-cell>
          <table:table-cell table:style-name="ce61" table:formula="of:=CONCATENATE(&quot;trisac_&quot;;[.A116])" office:value-type="string" office:string-value="trisac_113" calcext:value-type="string">
            <text:p>trisac_113</text:p>
          </table:table-cell>
          <table:table-cell office:value-type="string" calcext:value-type="string">
            <text:p><text:s/></text:p>
          </table:table-cell>
          <table:table-cell table:style-name="ce37" table:formula="of:=JSONTRISACS([.AF116];[.B116];[.C116];[.D116];[.E116];[.F116];[.G116];[.H116];[.T116];[.U116];[.V116];[.W116];[.X116];[.AD116];[.AA116])"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123</text:p>
          </table:table-cell>
          <table:table-cell table:style-name="ce34" office:value-type="string" calcext:value-type="string">
            <text:p>Intermarché</text:p>
          </table:table-cell>
          <table:table-cell table:style-name="ce34" office:value-type="string" calcext:value-type="string">
            <text:p>Commerce</text:p>
          </table:table-cell>
          <table:table-cell table:style-name="ce34" office:value-type="float" office:value="20" calcext:value-type="float">
            <text:p>20</text:p>
          </table:table-cell>
          <table:table-cell table:style-name="ce34" office:value-type="string" calcext:value-type="string">
            <text:p>Rue Pitre Chevalier</text:p>
          </table:table-cell>
          <table:table-cell table:style-name="ce34" office:value-type="string" calcext:value-type="string">
            <text:p>Malakoff - Saint-Donatien</text:p>
          </table:table-cell>
          <table:table-cell table:style-name="ce34" office:value-type="string" calcext:value-type="string">
            <text:p>Saint-Donatien</text:p>
          </table:table-cell>
          <table:table-cell table:style-name="ce34" office:value-type="string" calcext:value-type="string">
            <text:p>Vente</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41361571251 , -1.55092389659956]</text:p>
          </table:table-cell>
          <table:table-cell table:number-columns-repeated="3"/>
          <table:table-cell table:style-name="ce58" table:formula="of:=REMPLACEEMPLACEMENTTRISAC([.T117];[.B117];[.E117];[.H117])" office:value-type="string" office:string-value="" calcext:value-type="error">
            <text:p>#VALEUR !</text:p>
          </table:table-cell>
          <table:table-cell table:style-name="ce58" table:formula="of:=REMPLACEEMPLACEMENTTRISAC2([.T117];[.B117];[.E117];[.H117])" office:value-type="string" office:string-value="" calcext:value-type="error">
            <text:p>#VALEUR !</text:p>
          </table:table-cell>
          <table:table-cell table:style-name="ce59" table:formula="of:=REMPLACEHORAIRESTRISAC2([.I117];[.J117];[.K117];[.L117];[.M117];[.N117];[.O117];[.P117];[.Q117];[.B117];[.E117];[.H117])" office:value-type="string" office:string-value="" calcext:value-type="error">
            <text:p>#VALEUR !</text:p>
          </table:table-cell>
          <table:table-cell table:style-name="ce60" table:formula="of:=CONCATENATE(&quot;trisac,&quot;;UTILTRANSFORMEENMOTSCLES([.E117]))" office:value-type="string" office:string-value="" calcext:value-type="error">
            <text:p>#VALEUR !</text:p>
          </table:table-cell>
          <table:table-cell table:style-name="ce61" table:formula="of:=CONCATENATE(&quot;trisac_&quot;;[.A117])" office:value-type="string" office:string-value="trisac_123" calcext:value-type="string">
            <text:p>trisac_123</text:p>
          </table:table-cell>
          <table:table-cell office:value-type="string" calcext:value-type="string">
            <text:p><text:s/></text:p>
          </table:table-cell>
          <table:table-cell table:style-name="ce37" table:formula="of:=JSONTRISACS([.AF117];[.B117];[.C117];[.D117];[.E117];[.F117];[.G117];[.H117];[.T117];[.U117];[.V117];[.W117];[.X117];[.AD117];[.AA117])"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49</text:p>
          </table:table-cell>
          <table:table-cell table:style-name="ce34" office:value-type="string" calcext:value-type="string">
            <text:p>Mairie Annexe Doulon</text:p>
          </table:table-cell>
          <table:table-cell table:style-name="ce34" office:value-type="string" calcext:value-type="string">
            <text:p>Mairie annexe</text:p>
          </table:table-cell>
          <table:table-cell table:style-name="ce34" office:value-type="float" office:value="37" calcext:value-type="float">
            <text:p>37</text:p>
          </table:table-cell>
          <table:table-cell table:style-name="ce34" office:value-type="string" calcext:value-type="string">
            <text:p>Boulevard Louis Millet</text:p>
          </table:table-cell>
          <table:table-cell table:style-name="ce34" office:value-type="string" calcext:value-type="string">
            <text:p>Doulon - Bottière</text:p>
          </table:table-cell>
          <table:table-cell table:style-name="ce34" office:value-type="string" calcext:value-type="string">
            <text:p>Erdre/Bottière/Ranzay/Perray</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271572218589 , -1.51875867919863]</text:p>
          </table:table-cell>
          <table:table-cell table:number-columns-repeated="3"/>
          <table:table-cell table:style-name="ce58" table:formula="of:=REMPLACEEMPLACEMENTTRISAC([.T118];[.B118];[.E118];[.H118])" office:value-type="string" office:string-value="" calcext:value-type="error">
            <text:p>#VALEUR !</text:p>
          </table:table-cell>
          <table:table-cell table:style-name="ce58" table:formula="of:=REMPLACEEMPLACEMENTTRISAC2([.T118];[.B118];[.E118];[.H118])" office:value-type="string" office:string-value="" calcext:value-type="error">
            <text:p>#VALEUR !</text:p>
          </table:table-cell>
          <table:table-cell table:style-name="ce59" table:formula="of:=REMPLACEHORAIRESTRISAC2([.I118];[.J118];[.K118];[.L118];[.M118];[.N118];[.O118];[.P118];[.Q118];[.B118];[.E118];[.H118])" office:value-type="string" office:string-value="" calcext:value-type="error">
            <text:p>#VALEUR !</text:p>
          </table:table-cell>
          <table:table-cell table:style-name="ce60" table:formula="of:=CONCATENATE(&quot;trisac,&quot;;UTILTRANSFORMEENMOTSCLES([.E118]))" office:value-type="string" office:string-value="" calcext:value-type="error">
            <text:p>#VALEUR !</text:p>
          </table:table-cell>
          <table:table-cell table:style-name="ce61" table:formula="of:=CONCATENATE(&quot;trisac_&quot;;[.A118])" office:value-type="string" office:string-value="trisac_49" calcext:value-type="string">
            <text:p>trisac_49</text:p>
          </table:table-cell>
          <table:table-cell office:value-type="string" calcext:value-type="string">
            <text:p><text:s/></text:p>
          </table:table-cell>
          <table:table-cell table:style-name="ce37" table:formula="of:=JSONTRISACS([.AF118];[.B118];[.C118];[.D118];[.E118];[.F118];[.G118];[.H118];[.T118];[.U118];[.V118];[.W118];[.X118];[.AD118];[.AA118])"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110</text:p>
          </table:table-cell>
          <table:table-cell table:style-name="ce34" office:value-type="string" calcext:value-type="string">
            <text:p>Casino</text:p>
          </table:table-cell>
          <table:table-cell table:style-name="ce34" office:value-type="string" calcext:value-type="string">
            <text:p>Commerce</text:p>
          </table:table-cell>
          <table:table-cell table:style-name="ce34" office:value-type="float" office:value="103" calcext:value-type="float">
            <text:p>103</text:p>
          </table:table-cell>
          <table:table-cell table:style-name="ce34" office:value-type="string" calcext:value-type="string">
            <text:p>Rue Général Buat</text:p>
          </table:table-cell>
          <table:table-cell table:style-name="ce34" office:value-type="string" calcext:value-type="string">
            <text:p>Malakoff - Saint-Donatien</text:p>
          </table:table-cell>
          <table:table-cell table:style-name="ce34" office:value-type="string" calcext:value-type="string">
            <text:p>Saint-Donatien</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69310946374 , -1.54266531264632]</text:p>
          </table:table-cell>
          <table:table-cell table:number-columns-repeated="3"/>
          <table:table-cell table:style-name="ce58" table:formula="of:=REMPLACEEMPLACEMENTTRISAC([.T119];[.B119];[.E119];[.H119])" office:value-type="string" office:string-value="" calcext:value-type="error">
            <text:p>#VALEUR !</text:p>
          </table:table-cell>
          <table:table-cell table:style-name="ce58" table:formula="of:=REMPLACEEMPLACEMENTTRISAC2([.T119];[.B119];[.E119];[.H119])" office:value-type="string" office:string-value="" calcext:value-type="error">
            <text:p>#VALEUR !</text:p>
          </table:table-cell>
          <table:table-cell table:style-name="ce59" table:formula="of:=REMPLACEHORAIRESTRISAC2([.I119];[.J119];[.K119];[.L119];[.M119];[.N119];[.O119];[.P119];[.Q119];[.B119];[.E119];[.H119])" office:value-type="string" office:string-value="" calcext:value-type="error">
            <text:p>#VALEUR !</text:p>
          </table:table-cell>
          <table:table-cell table:style-name="ce60" table:formula="of:=CONCATENATE(&quot;trisac,&quot;;UTILTRANSFORMEENMOTSCLES([.E119]))" office:value-type="string" office:string-value="" calcext:value-type="error">
            <text:p>#VALEUR !</text:p>
          </table:table-cell>
          <table:table-cell table:style-name="ce61" table:formula="of:=CONCATENATE(&quot;trisac_&quot;;[.A119])" office:value-type="string" office:string-value="trisac_110" calcext:value-type="string">
            <text:p>trisac_110</text:p>
          </table:table-cell>
          <table:table-cell office:value-type="string" calcext:value-type="string">
            <text:p><text:s/></text:p>
          </table:table-cell>
          <table:table-cell table:style-name="ce37" table:formula="of:=JSONTRISACS([.AF119];[.B119];[.C119];[.D119];[.E119];[.F119];[.G119];[.H119];[.T119];[.U119];[.V119];[.W119];[.X119];[.AD119];[.AA119])"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120</text:p>
          </table:table-cell>
          <table:table-cell table:style-name="ce34" office:value-type="string" calcext:value-type="string">
            <text:p>Place des enfants nantais</text:p>
          </table:table-cell>
          <table:table-cell table:style-name="ce34" table:number-columns-repeated="2"/>
          <table:table-cell table:style-name="ce34" office:value-type="string" calcext:value-type="string">
            <text:p>Place des Enfants Nantais</text:p>
          </table:table-cell>
          <table:table-cell table:style-name="ce34" office:value-type="string" calcext:value-type="string">
            <text:p>Malakoff - Saint-Donatien</text:p>
          </table:table-cell>
          <table:table-cell table:style-name="ce34" office:value-type="string" calcext:value-type="string">
            <text:p>Saint-Donatien</text:p>
          </table:table-cell>
          <table:table-cell table:style-name="ce34" office:value-type="string" calcext:value-type="string">
            <text:p>RDV</text:p>
          </table:table-cell>
          <table:table-cell table:style-name="ce34" office:value-type="string" calcext:value-type="string">
            <text:p>06/02/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21/05/2016</text:p>
          </table:table-cell>
          <table:table-cell table:style-name="ce34" office:value-type="string" calcext:value-type="string">
            <text:p>09:00</text:p>
          </table:table-cell>
          <table:table-cell table:style-name="ce34" office:value-type="string" calcext:value-type="string">
            <text:p>13:00</text:p>
          </table:table-cell>
          <table:table-cell table:style-name="ce34" office:value-type="string" calcext:value-type="string">
            <text:p>15/10/2016</text:p>
          </table:table-cell>
          <table:table-cell table:style-name="ce34" office:value-type="string" calcext:value-type="string">
            <text:p>09:00</text:p>
          </table:table-cell>
          <table:table-cell table:style-name="ce34" office:value-type="string" calcext:value-type="string">
            <text:p>13:00</text:p>
          </table:table-cell>
          <table:table-cell table:style-name="ce34" table:number-columns-repeated="4"/>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287750306491 , -1.54288080522534]</text:p>
          </table:table-cell>
          <table:table-cell table:number-columns-repeated="3"/>
          <table:table-cell table:style-name="ce58" table:formula="of:=REMPLACEEMPLACEMENTTRISAC([.T120];[.B120];[.E120];[.H120])" office:value-type="string" office:string-value="" calcext:value-type="error">
            <text:p>#VALEUR !</text:p>
          </table:table-cell>
          <table:table-cell table:style-name="ce58" table:formula="of:=REMPLACEEMPLACEMENTTRISAC2([.T120];[.B120];[.E120];[.H120])" office:value-type="string" office:string-value="" calcext:value-type="error">
            <text:p>#VALEUR !</text:p>
          </table:table-cell>
          <table:table-cell table:style-name="ce59" table:formula="of:=REMPLACEHORAIRESTRISAC2([.I120];[.J120];[.K120];[.L120];[.M120];[.N120];[.O120];[.P120];[.Q120];[.B120];[.E120];[.H120])" office:value-type="string" office:string-value="" calcext:value-type="error">
            <text:p>#VALEUR !</text:p>
          </table:table-cell>
          <table:table-cell table:style-name="ce60" table:formula="of:=CONCATENATE(&quot;trisac,&quot;;UTILTRANSFORMEENMOTSCLES([.E120]))" office:value-type="string" office:string-value="" calcext:value-type="error">
            <text:p>#VALEUR !</text:p>
          </table:table-cell>
          <table:table-cell table:style-name="ce61" table:formula="of:=CONCATENATE(&quot;trisac_&quot;;[.A120])" office:value-type="string" office:string-value="trisac_120" calcext:value-type="string">
            <text:p>trisac_120</text:p>
          </table:table-cell>
          <table:table-cell office:value-type="string" calcext:value-type="string">
            <text:p><text:s/></text:p>
          </table:table-cell>
          <table:table-cell table:style-name="ce37" table:formula="of:=JSONTRISACS([.AF120];[.B120];[.C120];[.D120];[.E120];[.F120];[.G120];[.H120];[.T120];[.U120];[.V120];[.W120];[.X120];[.AD120];[.AA120])"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115</text:p>
          </table:table-cell>
          <table:table-cell table:style-name="ce34" office:value-type="string" calcext:value-type="string">
            <text:p>Boulangerie Rainard</text:p>
          </table:table-cell>
          <table:table-cell table:style-name="ce34" office:value-type="string" calcext:value-type="string">
            <text:p>Commerce</text:p>
          </table:table-cell>
          <table:table-cell table:style-name="ce34" office:value-type="float" office:value="3" calcext:value-type="float">
            <text:p>3</text:p>
          </table:table-cell>
          <table:table-cell table:style-name="ce34" office:value-type="string" calcext:value-type="string">
            <text:p>Route de Saint Joseph</text:p>
          </table:table-cell>
          <table:table-cell table:style-name="ce34" office:value-type="string" calcext:value-type="string">
            <text:p>Nantes Erdre</text:p>
          </table:table-cell>
          <table:table-cell table:style-name="ce34" office:value-type="string" calcext:value-type="string">
            <text:p>Saint-Donatien</text:p>
          </table:table-cell>
          <table:table-cell table:style-name="ce34" office:value-type="string" calcext:value-type="string">
            <text:p>PDIS</text:p>
          </table:table-cell>
          <table:table-cell table:style-name="ce34" table:number-columns-repeated="13"/>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349123885969 , -1.54129270631707]</text:p>
          </table:table-cell>
          <table:table-cell table:number-columns-repeated="3"/>
          <table:table-cell table:style-name="ce58" table:formula="of:=REMPLACEEMPLACEMENTTRISAC([.T121];[.B121];[.E121];[.H121])" office:value-type="string" office:string-value="" calcext:value-type="error">
            <text:p>#VALEUR !</text:p>
          </table:table-cell>
          <table:table-cell table:style-name="ce58" table:formula="of:=REMPLACEEMPLACEMENTTRISAC2([.T121];[.B121];[.E121];[.H121])" office:value-type="string" office:string-value="" calcext:value-type="error">
            <text:p>#VALEUR !</text:p>
          </table:table-cell>
          <table:table-cell table:style-name="ce59" table:formula="of:=REMPLACEHORAIRESTRISAC2([.I121];[.J121];[.K121];[.L121];[.M121];[.N121];[.O121];[.P121];[.Q121];[.B121];[.E121];[.H121])" office:value-type="string" office:string-value="" calcext:value-type="error">
            <text:p>#VALEUR !</text:p>
          </table:table-cell>
          <table:table-cell table:style-name="ce60" table:formula="of:=CONCATENATE(&quot;trisac,&quot;;UTILTRANSFORMEENMOTSCLES([.E121]))" office:value-type="string" office:string-value="" calcext:value-type="error">
            <text:p>#VALEUR !</text:p>
          </table:table-cell>
          <table:table-cell table:style-name="ce61" table:formula="of:=CONCATENATE(&quot;trisac_&quot;;[.A121])" office:value-type="string" office:string-value="trisac_115" calcext:value-type="string">
            <text:p>trisac_115</text:p>
          </table:table-cell>
          <table:table-cell office:value-type="string" calcext:value-type="string">
            <text:p><text:s/></text:p>
          </table:table-cell>
          <table:table-cell table:style-name="ce37" table:formula="of:=JSONTRISACS([.AF121];[.B121];[.C121];[.D121];[.E121];[.F121];[.G121];[.H121];[.T121];[.U121];[.V121];[.W121];[.X121];[.AD121];[.AA121])"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111</text:p>
          </table:table-cell>
          <table:table-cell table:style-name="ce34" office:value-type="string" calcext:value-type="string">
            <text:p>Carrefour Contact</text:p>
          </table:table-cell>
          <table:table-cell table:style-name="ce34" office:value-type="string" calcext:value-type="string">
            <text:p>Commerce</text:p>
          </table:table-cell>
          <table:table-cell table:style-name="ce34" office:value-type="float" office:value="1" calcext:value-type="float">
            <text:p>1</text:p>
          </table:table-cell>
          <table:table-cell table:style-name="ce34" office:value-type="string" calcext:value-type="string">
            <text:p>Boulevard des Professeurs Sourdille</text:p>
          </table:table-cell>
          <table:table-cell table:style-name="ce34" office:value-type="string" calcext:value-type="string">
            <text:p>Malakoff - Saint-Donatien</text:p>
          </table:table-cell>
          <table:table-cell table:style-name="ce34" office:value-type="string" calcext:value-type="string">
            <text:p>Saint-Donatien</text:p>
          </table:table-cell>
          <table:table-cell table:style-name="ce34" office:value-type="string" calcext:value-type="string">
            <text:p>PDIS</text:p>
          </table:table-cell>
          <table:table-cell table:style-name="ce34" table:number-columns-repeated="13"/>
          <table:table-cell table:style-name="ce34" office:value-type="float" office:value="44000" calcext:value-type="float">
            <text:p>44000</text:p>
          </table:table-cell>
          <table:table-cell table:style-name="ce34" office:value-type="string" calcext:value-type="string">
            <text:p>Nantes</text:p>
          </table:table-cell>
          <table:table-cell table:style-name="ce34" office:value-type="string" calcext:value-type="string">
            <text:p>[ 47.2350815675807 , -1.54727264614668]</text:p>
          </table:table-cell>
          <table:table-cell table:number-columns-repeated="3"/>
          <table:table-cell table:style-name="ce58" table:formula="of:=REMPLACEEMPLACEMENTTRISAC([.T122];[.B122];[.E122];[.H122])" office:value-type="string" office:string-value="" calcext:value-type="error">
            <text:p>#VALEUR !</text:p>
          </table:table-cell>
          <table:table-cell table:style-name="ce58" table:formula="of:=REMPLACEEMPLACEMENTTRISAC2([.T122];[.B122];[.E122];[.H122])" office:value-type="string" office:string-value="" calcext:value-type="error">
            <text:p>#VALEUR !</text:p>
          </table:table-cell>
          <table:table-cell table:style-name="ce59" table:formula="of:=REMPLACEHORAIRESTRISAC2([.I122];[.J122];[.K122];[.L122];[.M122];[.N122];[.O122];[.P122];[.Q122];[.B122];[.E122];[.H122])" office:value-type="string" office:string-value="" calcext:value-type="error">
            <text:p>#VALEUR !</text:p>
          </table:table-cell>
          <table:table-cell table:style-name="ce60" table:formula="of:=CONCATENATE(&quot;trisac,&quot;;UTILTRANSFORMEENMOTSCLES([.E122]))" office:value-type="string" office:string-value="" calcext:value-type="error">
            <text:p>#VALEUR !</text:p>
          </table:table-cell>
          <table:table-cell table:style-name="ce61" table:formula="of:=CONCATENATE(&quot;trisac_&quot;;[.A122])" office:value-type="string" office:string-value="trisac_111" calcext:value-type="string">
            <text:p>trisac_111</text:p>
          </table:table-cell>
          <table:table-cell office:value-type="string" calcext:value-type="string">
            <text:p><text:s/></text:p>
          </table:table-cell>
          <table:table-cell table:style-name="ce37" table:formula="of:=JSONTRISACS([.AF122];[.B122];[.C122];[.D122];[.E122];[.F122];[.G122];[.H122];[.T122];[.U122];[.V122];[.W122];[.X122];[.AD122];[.AA122])"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119</text:p>
          </table:table-cell>
          <table:table-cell table:style-name="ce34" office:value-type="string" calcext:value-type="string">
            <text:p>Rue des Roches Grises (Eglise Saint-Augustin)</text:p>
          </table:table-cell>
          <table:table-cell table:style-name="ce34" table:number-columns-repeated="2"/>
          <table:table-cell table:style-name="ce34" office:value-type="string" calcext:value-type="string">
            <text:p>Rue des Roches Grises</text:p>
          </table:table-cell>
          <table:table-cell table:style-name="ce34" office:value-type="string" calcext:value-type="string">
            <text:p>Nantes Erdre</text:p>
          </table:table-cell>
          <table:table-cell table:style-name="ce34" office:value-type="string" calcext:value-type="string">
            <text:p>Saint-Donatien</text:p>
          </table:table-cell>
          <table:table-cell table:style-name="ce34" office:value-type="string" calcext:value-type="string">
            <text:p>RDV</text:p>
          </table:table-cell>
          <table:table-cell table:style-name="ce34" office:value-type="string" calcext:value-type="string">
            <text:p>05/02/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20/05/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4/10/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38645194009 , -1.54504959881403]</text:p>
          </table:table-cell>
          <table:table-cell table:number-columns-repeated="3"/>
          <table:table-cell table:style-name="ce58" table:formula="of:=REMPLACEEMPLACEMENTTRISAC([.T123];[.B123];[.E123];[.H123])" office:value-type="string" office:string-value="" calcext:value-type="error">
            <text:p>#VALEUR !</text:p>
          </table:table-cell>
          <table:table-cell table:style-name="ce58" table:formula="of:=REMPLACEEMPLACEMENTTRISAC2([.T123];[.B123];[.E123];[.H123])" office:value-type="string" office:string-value="" calcext:value-type="error">
            <text:p>#VALEUR !</text:p>
          </table:table-cell>
          <table:table-cell table:style-name="ce59" table:formula="of:=REMPLACEHORAIRESTRISAC2([.I123];[.J123];[.K123];[.L123];[.M123];[.N123];[.O123];[.P123];[.Q123];[.B123];[.E123];[.H123])" office:value-type="string" office:string-value="" calcext:value-type="error">
            <text:p>#VALEUR !</text:p>
          </table:table-cell>
          <table:table-cell table:style-name="ce60" table:formula="of:=CONCATENATE(&quot;trisac,&quot;;UTILTRANSFORMEENMOTSCLES([.E123]))" office:value-type="string" office:string-value="" calcext:value-type="error">
            <text:p>#VALEUR !</text:p>
          </table:table-cell>
          <table:table-cell table:style-name="ce61" table:formula="of:=CONCATENATE(&quot;trisac_&quot;;[.A123])" office:value-type="string" office:string-value="trisac_119" calcext:value-type="string">
            <text:p>trisac_119</text:p>
          </table:table-cell>
          <table:table-cell office:value-type="string" calcext:value-type="string">
            <text:p><text:s/></text:p>
          </table:table-cell>
          <table:table-cell table:style-name="ce37" table:formula="of:=JSONTRISACS([.AF123];[.B123];[.C123];[.D123];[.E123];[.F123];[.G123];[.H123];[.T123];[.U123];[.V123];[.W123];[.X123];[.AD123];[.AA123])" office:value-type="string" office:string-value="" calcext:value-type="error">
            <text:p>#VALEUR !</text:p>
          </table:table-cell>
          <table:table-cell office:value-type="string" calcext:value-type="string">
            <text:p><text:s/></text:p>
          </table:table-cell>
        </table:table-row>
        <table:table-row table:style-name="ro27">
          <table:table-cell table:style-name="ce34" office:value-type="string" calcext:value-type="string">
            <text:p>54</text:p>
          </table:table-cell>
          <table:table-cell table:style-name="ce34" office:value-type="string" calcext:value-type="string">
            <text:p>Place du Commandant Cousteau</text:p>
          </table:table-cell>
          <table:table-cell table:style-name="ce34" table:number-columns-repeated="2"/>
          <table:table-cell table:style-name="ce34" office:value-type="string" calcext:value-type="string">
            <text:p>Place du Commandant Cousteau</text:p>
          </table:table-cell>
          <table:table-cell table:style-name="ce34" office:value-type="string" calcext:value-type="string">
            <text:p>Doulon - Bottière</text:p>
          </table:table-cell>
          <table:table-cell table:style-name="ce34" office:value-type="string" calcext:value-type="string">
            <text:p>Erdre/Bottière/Ranzay/Perray</text:p>
          </table:table-cell>
          <table:table-cell table:style-name="ce34" office:value-type="string" calcext:value-type="string">
            <text:p>RDV</text:p>
          </table:table-cell>
          <table:table-cell table:style-name="ce34" office:value-type="string" calcext:value-type="string">
            <text:p>03/03/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02/06/2016</text:p>
          </table:table-cell>
          <table:table-cell table:style-name="ce34" office:value-type="string" calcext:value-type="string">
            <text:p>14:30</text:p>
          </table:table-cell>
          <table:table-cell table:style-name="ce34" office:value-type="string" calcext:value-type="string">
            <text:p>19:00</text:p>
          </table:table-cell>
          <table:table-cell table:style-name="ce34" office:value-type="string" calcext:value-type="string">
            <text:p>17/11/2016</text:p>
          </table:table-cell>
          <table:table-cell table:style-name="ce34" office:value-type="string" calcext:value-type="string">
            <text:p>14:30</text:p>
          </table:table-cell>
          <table:table-cell table:style-name="ce34" office:value-type="string" calcext:value-type="string">
            <text:p>19:00</text:p>
          </table:table-cell>
          <table:table-cell table:style-name="ce34" table:number-columns-repeated="4"/>
          <table:table-cell table:style-name="ce34" office:value-type="float" office:value="44300" calcext:value-type="float">
            <text:p>44300</text:p>
          </table:table-cell>
          <table:table-cell table:style-name="ce34" office:value-type="string" calcext:value-type="string">
            <text:p>Nantes</text:p>
          </table:table-cell>
          <table:table-cell table:style-name="ce34" office:value-type="string" calcext:value-type="string">
            <text:p>[ 47.2401034784519 , -1.51309028430617]</text:p>
          </table:table-cell>
          <table:table-cell table:number-columns-repeated="3"/>
          <table:table-cell table:style-name="ce58" table:formula="of:=REMPLACEEMPLACEMENTTRISAC([.T124];[.B124];[.E124];[.H124])" office:value-type="string" office:string-value="" calcext:value-type="error">
            <text:p>#VALEUR !</text:p>
          </table:table-cell>
          <table:table-cell table:style-name="ce58" table:formula="of:=REMPLACEEMPLACEMENTTRISAC2([.T124];[.B124];[.E124];[.H124])" office:value-type="string" office:string-value="" calcext:value-type="error">
            <text:p>#VALEUR !</text:p>
          </table:table-cell>
          <table:table-cell table:style-name="ce59" table:formula="of:=REMPLACEHORAIRESTRISAC2([.I124];[.J124];[.K124];[.L124];[.M124];[.N124];[.O124];[.P124];[.Q124];[.B124];[.E124];[.H124])" office:value-type="string" office:string-value="" calcext:value-type="error">
            <text:p>#VALEUR !</text:p>
          </table:table-cell>
          <table:table-cell table:style-name="ce60" table:formula="of:=CONCATENATE(&quot;trisac,&quot;;UTILTRANSFORMEENMOTSCLES([.E124]))" office:value-type="string" office:string-value="" calcext:value-type="error">
            <text:p>#VALEUR !</text:p>
          </table:table-cell>
          <table:table-cell table:style-name="ce61" table:formula="of:=CONCATENATE(&quot;trisac_&quot;;[.A124])" office:value-type="string" office:string-value="trisac_54" calcext:value-type="string">
            <text:p>trisac_54</text:p>
          </table:table-cell>
          <table:table-cell office:value-type="string" calcext:value-type="string">
            <text:p><text:s/></text:p>
          </table:table-cell>
          <table:table-cell table:style-name="ce37" table:formula="of:=JSONTRISACS([.AF124];[.B124];[.C124];[.D124];[.E124];[.F124];[.G124];[.H124];[.T124];[.U124];[.V124];[.W124];[.X124];[.AD124];[.AA124])" office:value-type="string" office:string-value="" calcext:value-type="error">
            <text:p>#VALEUR !</text:p>
          </table:table-cell>
          <table:table-cell office:value-type="string" calcext:value-type="string">
            <text:p><text:s/></text:p>
          </table:table-cell>
        </table:table-row>
        <table:table-row table:style-name="ro21">
          <table:table-cell table:number-columns-repeated="8"/>
          <table:table-cell table:style-name="ce32" table:number-columns-repeated="9"/>
          <table:table-cell table:number-columns-repeated="18"/>
        </table:table-row>
        <table:table-row table:style-name="ro21">
          <table:table-cell table:number-columns-repeated="8"/>
          <table:table-cell table:style-name="ce32" table:number-columns-repeated="12"/>
          <table:table-cell table:number-columns-repeated="15"/>
        </table:table-row>
        <table:table-row table:style-name="ro21">
          <table:table-cell table:number-columns-repeated="8"/>
          <table:table-cell table:style-name="ce32" table:number-columns-repeated="6"/>
          <table:table-cell table:number-columns-repeated="21"/>
        </table:table-row>
        <table:table-row table:style-name="ro21" table:number-rows-repeated="2">
          <table:table-cell table:number-columns-repeated="35"/>
        </table:table-row>
        <table:table-row table:style-name="ro19" table:number-rows-repeated="1048446">
          <table:table-cell table:number-columns-repeated="35"/>
        </table:table-row>
        <table:table-row table:style-name="ro19">
          <table:table-cell table:number-columns-repeated="35"/>
        </table:table-row>
        <calcext:conditional-formats>
          <calcext:conditional-format calcext:target-range-address="Trisac.AD5:Trisac.AF124">
            <calcext:condition calcext:apply-style-name="rouge" calcext:value="formula-is(TESTHORAIRES([.BG9])=0)" calcext:base-cell-address="Trisac.AD5"/>
          </calcext:conditional-format>
        </calcext:conditional-formats>
      </table:table>
      <table:table table:name="Structures" table:style-name="ta2" table:print="false">
        <table:table-column table:style-name="co162" table:default-cell-style-name="Default"/>
        <table:table-column table:style-name="co183" table:default-cell-style-name="Default"/>
        <table:table-column table:style-name="co184" table:default-cell-style-name="Default"/>
        <table:table-column table:style-name="co50" table:default-cell-style-name="Default"/>
        <table:table-column table:style-name="co185" table:default-cell-style-name="Default"/>
        <table:table-column table:style-name="co182" table:default-cell-style-name="Default"/>
        <table:table-row table:style-name="ro19">
          <table:table-cell table:number-columns-repeated="3"/>
          <table:table-cell office:value-type="string" calcext:value-type="string">
            <text:p><text:s/></text:p>
          </table:table-cell>
          <table:table-cell table:number-columns-repeated="2"/>
        </table:table-row>
        <table:table-row table:style-name="ro40">
          <table:table-cell/>
          <table:table-cell table:style-name="ce75"/>
          <table:table-cell office:value-type="string" calcext:value-type="string">
            <text:p>Type vaut « label_xxx » et modesCollecte"<text:span text:style-name="T4"> : </text:span>"modco_distrisac"</text:p>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office:value-type="string" calcext:value-type="string">
            <text:p><text:s/></text:p>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office:value-type="string" calcext:value-type="string">
            <text:p>// 1 – Reemploi</text:p>
          </table:table-cell>
          <table:table-cell/>
          <table:table-cell office:value-type="string" calcext:value-type="string">
            <text:p><text:s/></text:p>
          </table:table-cell>
          <table:table-cell table:number-columns-repeated="2"/>
        </table:table-row>
        <table:table-row table:style-name="ro19">
          <table:table-cell/>
          <table:table-cell table:style-name="ce75" office:value-type="string" calcext:value-type="string">
            <text:p>// 2 – Decheteries</text:p>
          </table:table-cell>
          <table:table-cell/>
          <table:table-cell office:value-type="string" calcext:value-type="string">
            <text:p><text:s/></text:p>
          </table:table-cell>
          <table:table-cell table:number-columns-repeated="2"/>
        </table:table-row>
        <table:table-row table:style-name="ro19">
          <table:table-cell/>
          <table:table-cell table:style-name="ce75" office:value-type="string" calcext:value-type="string">
            <text:p>// 3 - Colonnes enterrees</text:p>
          </table:table-cell>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office:value-type="string" calcext:value-type="string">
            <text:p>// 3 - Colonnes aeriennes</text:p>
          </table:table-cell>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41">
          <table:table-cell/>
          <table:table-cell table:style-name="ce128" office:value-type="string" calcext:value-type="string">
            <text:p>old_ReemploiModifie</text:p>
          </table:table-cell>
          <table:table-cell table:style-name="ce129" office:value-type="string" calcext:value-type="string">
            <text:p><text:span text:style-name="T5">var</text:span><text:span text:style-name="T6"> _structuresDatas = [</text:span></text:p>
          </table:table-cell>
          <table:table-cell/>
          <table:table-cell table:style-name="ce130" table:formula="of:=GETHASHSTRUCTURES(&quot;_hashStructuresDatas&quot;;ROW([ReemploiAjouts.A5]))" office:value-type="string" office:string-value="" calcext:value-type="error">
            <text:p>#VALEUR !</text:p>
          </table:table-cell>
          <table:table-cell office:value-type="string" calcext:value-type="string">
            <text:p><text:s/></text:p>
          </table:table-cell>
        </table:table-row>
        <table:table-row table:style-name="ro19">
          <table:table-cell/>
          <table:table-cell table:style-name="ce128" office:value-type="string" calcext:value-type="string">
            <text:p>ReemploiAjouts</text:p>
          </table:table-cell>
          <table:table-cell table:style-name="ce103" table:formula="of:=UTILCONCATPLAGE([ReemploiAjouts.AO5:.AO65])" office:value-type="string" office:string-value="" calcext:value-type="error">
            <text:p>#VALEUR !</text:p>
          </table:table-cell>
          <table:table-cell office:value-type="string" calcext:value-type="string">
            <text:p><text:s/></text:p>
          </table:table-cell>
          <table:table-cell table:number-columns-repeated="2"/>
        </table:table-row>
        <table:table-row table:style-name="ro19">
          <table:table-cell/>
          <table:table-cell table:style-name="ce128" office:value-type="string" calcext:value-type="string">
            <text:p>VenteVrac</text:p>
          </table:table-cell>
          <table:table-cell table:style-name="ce103" table:formula="of:=UTILCONCATPLAGE([VenteVrac.AO5:.AO21])" office:value-type="string" office:string-value="" calcext:value-type="error">
            <text:p>#VALEUR !</text:p>
          </table:table-cell>
          <table:table-cell office:value-type="string" calcext:value-type="string">
            <text:p><text:s/></text:p>
          </table:table-cell>
          <table:table-cell table:style-name="ce131" table:formula="of:=GETHASHTRISACS(&quot;_hashTrisacsDatas&quot;;3;3141;&quot;ADomicile&quot;;&quot;Y&quot;;2; 22;&quot;ADomHorsNantes&quot;;&quot;B&quot;)" office:value-type="string" office:string-value="" calcext:value-type="error">
            <text:p>#VALEUR !</text:p>
          </table:table-cell>
          <table:table-cell office:value-type="string" calcext:value-type="string">
            <text:p><text:s/></text:p>
          </table:table-cell>
        </table:table-row>
        <table:table-row table:style-name="ro19">
          <table:table-cell/>
          <table:table-cell table:style-name="ce128" office:value-type="string" calcext:value-type="string">
            <text:p>DecheterieEcopoint</text:p>
          </table:table-cell>
          <table:table-cell table:style-name="ce103" table:formula="of:=UTILCONCATPLAGE([DecheterieEcopoint.AK2:.AK17])" office:value-type="string" office:string-value="" calcext:value-type="error">
            <text:p>#VALEUR !</text:p>
          </table:table-cell>
          <table:table-cell office:value-type="string" calcext:value-type="string">
            <text:p><text:s/></text:p>
          </table:table-cell>
          <table:table-cell table:number-columns-repeated="2"/>
        </table:table-row>
        <table:table-row table:style-name="ro19">
          <table:table-cell/>
          <table:table-cell table:style-name="ce75" office:value-type="string" calcext:value-type="string">
            <text:p>// 6 – Encombrant</text:p>
          </table:table-cell>
          <table:table-cell table:style-name="ce103" table:formula="of:=UTILCONCATPLAGE([Encombrants.N36:.N44])" office:value-type="string" office:string-value="" calcext:value-type="error">
            <text:p>#VALEUR !</text:p>
          </table:table-cell>
          <table:table-cell office:value-type="string" calcext:value-type="string">
            <text:p><text:s/></text:p>
          </table:table-cell>
          <table:table-cell table:number-columns-repeated="2"/>
        </table:table-row>
        <table:table-row table:style-name="ro19">
          <table:table-cell/>
          <table:table-cell table:style-name="ce75" office:value-type="string" calcext:value-type="string">
            <text:p>// 7 - Distrisacs</text:p>
          </table:table-cell>
          <table:table-cell table:style-name="ce103" table:formula="of:=UTILCONCATPLAGE([Trisac.AH5:.AH124])" office:value-type="string" office:string-value="" calcext:value-type="error">
            <text:p>#VALEUR !</text:p>
          </table:table-cell>
          <table:table-cell office:value-type="string" calcext:value-type="string">
            <text:p><text:s/></text:p>
          </table:table-cell>
          <table:table-cell table:number-columns-repeated="2"/>
        </table:table-row>
        <table:table-row table:style-name="ro19">
          <table:table-cell table:number-columns-repeated="2"/>
          <table:table-cell table:style-name="ce103" office:value-type="string" calcext:value-type="string">
            <text:p>{}</text:p>
          </table:table-cell>
          <table:table-cell office:value-type="string" calcext:value-type="string">
            <text:p><text:s/></text:p>
          </table:table-cell>
          <table:table-cell table:number-columns-repeated="2"/>
        </table:table-row>
        <table:table-row table:style-name="ro19">
          <table:table-cell table:number-columns-repeated="2"/>
          <table:table-cell table:style-name="ce103" office:value-type="string" calcext:value-type="string">
            <text:p>]</text:p>
          </table:table-cell>
          <table:table-cell office:value-type="string" calcext:value-type="string">
            <text:p><text:s/></text:p>
          </table:table-cell>
          <table:table-cell table:number-columns-repeated="2"/>
        </table:table-row>
        <table:table-row table:style-name="ro21">
          <table:table-cell table:number-columns-repeated="3"/>
          <table:table-cell office:value-type="string" calcext:value-type="string">
            <text:p><text:s/></text:p>
          </table:table-cell>
          <table:table-cell table:number-columns-repeated="2"/>
        </table:table-row>
        <table:table-row table:style-name="ro19">
          <table:table-cell table:number-columns-repeated="3"/>
          <table:table-cell office:value-type="string" calcext:value-type="string">
            <text:p><text:s/></text:p>
          </table:table-cell>
          <table:table-cell/>
          <table:table-cell office:value-type="string" calcext:value-type="string">
            <text:p>JsonStructuresAjout</text:p>
          </table:table-cell>
        </table:table-row>
        <table:table-row table:style-name="ro19">
          <table:table-cell/>
          <table:table-cell table:style-name="ce128"/>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table-cell/>
          <table:table-cell table:style-name="ce75"/>
          <table:table-cell/>
          <table:table-cell office:value-type="string" calcext:value-type="string">
            <text:p><text:s/></text:p>
          </table:table-cell>
          <table:table-cell table:number-columns-repeated="2"/>
        </table:table-row>
        <table:table-row table:style-name="ro19" table:number-rows-repeated="5">
          <table:table-cell table:number-columns-repeated="6"/>
        </table:table-row>
        <table:table-row table:style-name="ro19">
          <table:table-cell table:number-columns-repeated="3"/>
          <table:table-cell office:value-type="string" calcext:value-type="string">
            <text:p><text:s/></text:p>
          </table:table-cell>
          <table:table-cell table:number-columns-repeated="2"/>
        </table:table-row>
        <table:table-row table:style-name="ro19" table:number-rows-repeated="1048531">
          <table:table-cell table:number-columns-repeated="6"/>
        </table:table-row>
        <table:table-row table:style-name="ro19">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number-style style:name="N129P0" style:volatile="true">
      <number:number number:decimal-places="0" number:min-integer-digits="1" number:grouping="true"/>
      <number:text> €</number:text>
    </number:number-style>
    <number:number-style style:name="N129">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number number:decimal-places="2" number:min-integer-digits="1" number:grouping="true"/>
      <number:text> €</number:text>
    </number:number-style>
    <number:number-style style:name="N132">
      <number:text>-</number:text>
      <number:number number:decimal-places="2" number:min-integer-digits="1" number:grouping="true"/>
      <number:text> €</number:text>
      <style:map style:condition="value()&gt;=0" style:apply-style-name="N132P0"/>
    </number:number-style>
    <number:number-style style:name="N133P0" style:volatile="true">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 €</number:text>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 </number:text>
    </number:number-style>
    <number:number-style style:name="N149P1" style:volatile="true">
      <number:text>-</number:text>
      <number:number number:decimal-places="2" number:min-integer-digits="1" number:grouping="true"/>
      <number:text> € </number:text>
    </number:number-style>
    <number:number-style style:name="N149P2" style:volatile="true">
      <number:text> -</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5P0" style:volatile="true">
      <number:text>$</number:text>
      <number:number number:decimal-places="0" number:min-integer-digits="1" number:grouping="true"/>
      <number:text> </number:text>
    </number:number-style>
    <number:number-style style:name="N155">
      <number:text>($</number:text>
      <number:number number:decimal-places="0" number:min-integer-digits="1" number:grouping="true"/>
      <number:text>)</number:text>
      <style:map style:condition="value()&gt;=0" style:apply-style-name="N155P0"/>
    </number:number-style>
    <number:number-style style:name="N156P0" style:volatile="true">
      <number:text>$</number:text>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number:text>
      <style:map style:condition="value()&gt;=0" style:apply-style-name="N156P0"/>
    </number:number-style>
    <number:number-style style:name="N158P0" style:volatile="true">
      <number:text>$</number:text>
      <number:number number:decimal-places="2" number:min-integer-digits="1" number:grouping="true"/>
      <number:text> </number:text>
    </number:number-style>
    <number:number-style style:name="N158">
      <number:text>($</number:text>
      <number:number number:decimal-places="2"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integer-digits="1" number:grouping="true"/>
      <number:text> </number:text>
    </number:number-style>
    <number:number-style style:name="N168P1" style:volatile="true">
      <number:text> (</number:text>
      <number:number number:decimal-places="2" number:min-integer-digits="1" number:grouping="true"/>
      <number:text>)</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number:number number:decimal-places="2" number:min-integer-digits="1" number:grouping="true"/>
      <number:text> </number:text>
    </number:number-style>
    <number:number-style style:name="N172P1" style:volatile="true">
      <number:text> $(</number:text>
      <number:number number:decimal-places="2" number:min-integer-digits="1" number:grouping="true"/>
      <number:text>)</number:text>
    </number:number-style>
    <number:number-style style:name="N172P2" style:volatile="true">
      <number:text> $-</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73">
      <number:day/>
      <number:text>/</number:text>
      <number:month/>
      <number:text>/</number:text>
      <number:year/>
    </number:date-style>
    <number:number-style style:name="N175P0" style:volatile="true">
      <number:text> </number:text>
      <number:number number:decimal-places="0" number:min-integer-digits="1" number:grouping="true"/>
      <number:text> </number:text>
    </number:number-style>
    <number:number-style style:name="N175P1" style:volatile="true">
      <number:text> (</number:text>
      <number:number number:decimal-places="0" number:min-integer-digits="1" number:grouping="true"/>
      <number:text>)</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 </number:text>
    </number:number-style>
    <number:number-style style:name="N181P1" style:volatile="true">
      <number:text>-</number:text>
      <number:number number:decimal-places="0" number:min-integer-digits="1" number:grouping="true"/>
      <number:text> € </number:text>
    </number:number-style>
    <number:number-style style:name="N181P2" style:volatile="true">
      <number:text> -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 </number:text>
    </number:number-style>
    <number:number-style style:name="N185P1" style:volatile="true">
      <number:text>-</number:text>
      <number:number number:decimal-places="2" number:min-integer-digits="1" number:grouping="true"/>
      <number:text> € </number:text>
    </number:number-style>
    <number:number-style style:name="N185P2" style:volatile="true">
      <number:text> -</number:text>
      <number:number number:decimal-places="0" number:min-integer-digits="0"/>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number number:decimal-places="1" number:min-integer-digits="1"/>
    </number:number-style>
    <number:number-style style:name="N189P0" style:volatile="true">
      <loext:fill-character> </loext:fill-character>
      <number:number number:decimal-places="0" number:min-integer-digits="1" number:grouping="true"/>
      <number:text>    </number:text>
    </number:number-style>
    <number:number-style style:name="N189P1" style:volatile="true">
      <loext:fill-character> </loext:fill-character>
      <number:number number:decimal-places="0" number:min-integer-digits="1" number:grouping="true"/>
      <number:text>    </number:text>
    </number:number-style>
    <number:number-style style:name="N189P2" style:volatile="true">
      <loext:fill-character> </loext:fill-character>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2P0" style:volatile="true">
      <loext:fill-character> </loext:fill-character>
      <number:number number:decimal-places="0" number:min-integer-digits="1" number:grouping="true"/>
      <number:text> € </number:text>
    </number:number-style>
    <number:number-style style:name="N192P1" style:volatile="true">
      <loext:fill-character> </loext:fill-character>
      <number:number number:decimal-places="0" number:min-integer-digits="1" number:grouping="true"/>
      <number:text> € </number:text>
    </number:number-style>
    <number:number-style style:name="N192P2" style:volatile="true">
      <loext:fill-character> </loext:fill-character>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5P0" style:volatile="true">
      <loext:fill-character> </loext:fill-character>
      <number:number number:decimal-places="2" number:min-integer-digits="1" number:grouping="true"/>
      <number:text>    </number:text>
    </number:number-style>
    <number:number-style style:name="N195P1" style:volatile="true">
      <loext:fill-character> </loext:fill-character>
      <number:number number:decimal-places="2" number:min-integer-digits="1" number:grouping="true"/>
      <number:text>    </number:text>
    </number:number-style>
    <number:number-style style:name="N195P2" style:volatile="true">
      <loext:fill-character> </loext:fill-character>
      <number:text>-</number:text>
      <number:number number:decimal-places="0" number:min-integer-digits="0"/>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8P0" style:volatile="true">
      <loext:fill-character> </loext:fill-character>
      <number:number number:decimal-places="2" number:min-integer-digits="1" number:grouping="true"/>
      <number:text> € </number:text>
    </number:number-style>
    <number:number-style style:name="N198P1" style:volatile="true">
      <loext:fill-character> </loext:fill-character>
      <number:number number:decimal-places="2" number:min-integer-digits="1" number:grouping="true"/>
      <number:text> € </number:text>
    </number:number-style>
    <number:number-style style:name="N198P2" style:volatile="true">
      <loext:fill-character> </loext:fill-character>
      <number:text>-</number:text>
      <number:number number:decimal-places="0" number:min-integer-digits="0"/>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loext:fill-character> </loext:fill-character>
      <number:number number:decimal-places="0" number:min-integer-digits="1" number:grouping="true"/>
      <number:text> </number:text>
    </number:number-style>
    <number:number-style style:name="N202P1" style:volatile="true">
      <loext:fill-character> </loext:fill-character>
      <number:text>(</number:text>
      <number:number number:decimal-places="0" number:min-integer-digits="1" number:grouping="true"/>
      <number:text>)</number:text>
    </number:number-style>
    <number:number-style style:name="N202P2" style:volatile="true">
      <loext:fill-character> </loext:fill-character>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loext:fill-character> </loext:fill-character>
      <number:number number:decimal-places="2" number:min-integer-digits="1" number:grouping="true"/>
      <number:text> </number:text>
    </number:number-style>
    <number:number-style style:name="N206P1" style:volatile="true">
      <loext:fill-character> </loext:fill-character>
      <number:text>(</number:text>
      <number:number number:decimal-places="2" number:min-integer-digits="1" number:grouping="true"/>
      <number:text>)</number:text>
    </number:number-style>
    <number:number-style style:name="N206P2" style:volatile="true">
      <loext:fill-character> </loext:fill-character>
      <number:text>-</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7">
      <number:scientific-number number:decimal-places="1" number:min-integer-digits="1" number:min-exponent-digits="1"/>
    </number:number-style>
    <number:currency-style style:name="N208P0" style:volatile="true">
      <number:number number:decimal-places="2" number:min-integer-digits="1" number:grouping="true"/>
      <number:text> </number:text>
      <number:currency-symbol number:language="fr" number:country="FR">€</number:currency-symbol>
    </number:currency-style>
    <number:currency-style style:name="N2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08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style:style style:name="Default" style:family="table-cell" style:data-style-name="N0">
      <style:table-cell-properties style:cell-protect="protected" style:print-content="true" fo:background-color="transparent" fo:padding="0.071cm"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1" style:font-family-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8">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7">00/00/0000</text:date>, <text:time style:data-style-name="N2" text:time-value="13:49:05.314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style:master-page style:name="PageStyle_5f_DECHETERIES_5f_ECOPOINTS_5f_NM_5f_STBL" style:display-name="PageStyle_DECHETERIES_ECOPOINTS_NM_STBL" style:page-layout-name="Mpm8">
      <style:header style:display="false"/>
      <style:header-left style:display="false"/>
      <style:footer style:display="false"/>
      <style:footer-left style:display="false"/>
    </style:master-page>
    <style:master-page style:name="PageStyle_5f_DECHETERIES_5f_ECOPOINTS_5f_NM_5f_STBL_20_1" style:display-name="PageStyle_DECHETERIES_ECOPOINTS_NM_STBL 1" style:page-layout-name="Mpm8">
      <style:header style:display="false"/>
      <style:header-left style:display="false"/>
      <style:footer style:display="false"/>
      <style:footer-left style:display="false"/>
    </style:master-page>
    <style:master-page style:name="PageStyle_5f_DECHETERIES_5f_ECOPOINTS_5f_NM_5f_STBL_20_2" style:display-name="PageStyle_DECHETERIES_ECOPOINTS_NM_STBL 2"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8H11M57S</meta:editing-duration>
    <meta:editing-cycles>1468</meta:editing-cycles>
    <meta:generator>LibreOffice/4.3.2.2$Windows_x86 LibreOffice_project/edfb5295ba211bd31ad47d0bad0118690f76407d</meta:generator>
    <meta:creation-date>2013-06-24T19:02:37.47</meta:creation-date>
    <dc:date>2015-12-17T13:55:30.287000000</dc:date>
    <meta:document-statistic meta:table-count="8" meta:cell-count="10556" meta:object-count="0"/>
    <meta:user-defined meta:name=""/>
  </office:meta>
</office:document-meta>
</file>

<file path=Basic/Standard/A_Structures.xml><?xml version="1.0" encoding="utf-8"?>
<!DOCTYPE module  PUBLIC '-//OpenOffice.org//DTD OfficeDocument 1.0//EN'  'module.dtd'>
<script:module xmlns:script="http://openoffice.org/2000/script" script:name="A_Structure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 Renvoie le quartier Administratif Nantais selon le nom usuel du quartier.
Function UtilGetQuartierAdmin(Element As String)
	Result = ""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UtilGetQuartierAdmin = Result
End Function

'' TODO supprimer c'est dans le commu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 Concatene toutes une plage en une chaine de caractere.
'' Exemple : UTILCONCATPLAGE(ReemploiAjouts.AO5:AO6) avec "A05" vaut "tim" et "A06" vaut "tom" renvoie "timtom".
Function UtilConcatPlage(plage As Range) As String
    For Each c In plage
            rep = rep &amp; c
    Next c
    UtilConcatPlage = Left(rep, Len(rep))
End Function

''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 Renvoie le code du quartier nantais selon le nom quartier.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 Renvoie le code du quartier nantais selon le nom quartier (issu de données Open Data)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 Renvoie le mode de collecte, selon le nom et la categorie
''          (separe les decheteries en 'modco_ecopoint' et 'modco_decheterie'. Le reste est 'modco_reemploi'.
'' Exemples 'Décheterie' et 'CHANTENAY' renvoie 'modco_ecopoint'
''          'Décheterie' et 'tom' renvoie 'modco_decheterie'
''          'tim' et 'tom' renvoie '"modco_reemplo'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 En fonction du nom renvoie l'image a mettre en logo.
Function LogoForStructure(Category as String, Name as String)
	Temp = ""
	Repertoire = "resources/images/nantes/"
	If Name="Atelier du Retz Emploi (Sainte-Pazanne)" or Name="Atelier du Retz Emploi (Le Pèlerin)" or Name="Atelier du Retz Emploi (Le Breil)" or Name="Atelier du Retz Emploi (Saint Brévin)" Then
		Temp = Repertoire &amp; "logo_lesateliersduretzemploi.png"
	ElseIf Name="Velocampus" Then
		Temp = Repertoire &amp; "logo-velocampus.png"
	ElseIf Name="Le comptoir du Solilab (Atelier du Retz Emploi et Ding Fring)" Then
		Temp = Repertoire &amp; "logo_lecomptoir_du_solilab.jpg"
	ElseIf Name="Nâga" Then
		Temp = Repertoire &amp; "logo_naga.png"
	ElseIf Name="Tech Recyclage" Then
		Temp = Repertoire &amp; "logo_techrecyclage.png"
	ElseIf Name="ATAO (Nantes)" or Name="ATAO (Saint-Herblain)" Then
		Temp = Repertoire &amp; "logo_atao.jpg"
	ElseIf Name="Re-act" Then
		Temp = Repertoire &amp; "logo_react.png"
	ElseIf Name="À prendre ou à laisser (Nantes)" Then
		Temp = Repertoire &amp; "logo_catournautroc.png"
	ElseIf Name="Ecologie L'Air Livre (château Nantes)" or  Name="Nantes Ecologie L'Air Livre (Cité des Congrès Nantes)" Then
		Temp = Repertoire &amp; "logo_nantesecologie.png"	
	ElseIf Name="Po' Fringues (Secours Populaire Français Nantes)" or  Name="Secours populaire" or  Name="Solidari'meubles (Secours Populaire Français Nantes)" or Name="S'POP affaires (Secours Populaire Français Nantes)" Then
		Temp = Repertoire &amp; "logo_secours_populaire_francais.png"
	REM ElseIf Name="La Boîte Utile" Then
	REM		Temp = Repertoire &amp; "logo_catournautroc.png"
	ElseIf Name="Stations Services" Then
		Temp = Repertoire &amp; "logo_stationsservices.png"
	ElseIf Name="La récupérette (Clisson)" Then
		Temp = Repertoire &amp; "logo_larecuperette.png"
	End If
	LogoForStructure = Temp
End Function 

'' Certaines structures ont un conseil particulier (c'est rare; uniquement des decheteries). Renvoie la liste des conseils selon le nom et la categorie de la structure.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 Renvoie la plage horaire à partir d'un texte libre
Function RemplaceHorairesTrisac2(jour1 as String, heureDeb1 as String, heureFin1 as String, jour2 as String, heureDeb2 as String, heureFin2 as String, jour3 as String, heureDeb3 as String, heureFin3 as String, idElement as String, rue as String, typeDistribution as String)
	Result = ""
	If jour1 &lt;&gt;0 Then
		Result =  Result &amp; "," &amp; UtilGetPlagePourHoraires(jour1, heureDeb1, heureFin1)
		Result =  Result &amp; "," &amp; UtilGetPlagePourHoraires(jour2, heureDeb2, heureFin2)
		Result =  Result &amp; "," &amp; UtilGetPlagePourHoraires(jour3, heureDeb3, heureFin3)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Papeterie Pouteau"  Then
			REM Lundi au samedi : 9h-12h 14h-19h
			Result = "0101-3112_lu+ma+me+je+ve+sa_09h00-12h00+14h00-19h00"
		ElseIf  idElement = "Nantes Habitat Agence Goudy" Then
			REM L'agence est ouverte du lundi au vendredi de 8h30 à 12h00 et de 13h30 à 17h00. 
			Result = "0101-3112_lu+ma+me+je+ve_08h30-12h00+13h30-17h00"
		End If
	End If
	RemplaceHorairesTrisac2 = Result
End Function


''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 Renvoie le quartier nantnais en fonction du quartier source, car c'est necessaire avec les donnees Open Data Nantes.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REM 
 REM Function Json_CommentaireFin(colA as String, colB as String, colC as String, colD as String, colE as String, colF as String, colG as String, colH as String)
 REM 	Temp = Json_Commentaire(colA, colB, colC, colD, colE, colF, colG, colH)
 REM 	REM retire le dernier ","
 REM 	Json_CommentaireFin = Left(Temp, Len(Temp)-1)
 REM 	 
 REM End Function
 REM 
 REM Function Json_Commentaire(colA as String, colB as String, colC as String, colD as String, colE as String, colF as String, colG as String, colH as String)
 REM 	Result = "{"  &amp; getCleValeurPasVide("code",colA,",")
 REM 	Result = Result &amp; getCleValeurPasVide("type",colB,",")
 REM 	Result = Result &amp; getCleValeurPasVide("auteurs",colC,",")
 REM 	Result = Result &amp; getCleValeurPasVide("dates",colD,",")
 REM 	Result = Result &amp; getCleValeurPasVide("nom",colE,",")
 REM 	Result = Result &amp; getCleValeurPasVide("description",colF,",")
 REM 	Result = Result &amp; getCleValeurPasVide("elements",colG,",")
 REM 	Result = Result &amp; "},"
 REM 	Result = UtilReplace(Result, ",}", "}")
 REM 	Json_Commentaire = Result
 REM 	REM FIXME supprime le dernier ','
 REM End Function
 REM 
 REM Function Json_FicheFin(colA as String, colB as String, colC as String, colD as String, colE as String, colF as String, colG as String, colH as String)
 REM 	Temp = Json_Fiche(colA, colB, colC, colD, colE, colF, colG, colH)
 REM 	REM retire le dernier ","
 REM 	Json_FicheFin = Left(Temp, Len(Temp)-1)
 REM End Function
 REM 
 REM Function Json_Fiche(colA as String, colB as String, colC as String, colD as String, colE as String, colF as String, colG as String, colH as String)
 REM 	Result = "{"  &amp; getCleValeurPasVide("code",colA,",")
 REM 	Result = Result &amp; getCleValeurPasVide("nom",colB,",")
 REM 	Result = Result &amp; getCleValeurPasVide("descr",colC,",")
 REM 	Result = Result &amp; getCleValeurPasVide("bouton",colE,",")
 REM 	Result = Result &amp; getCleValeurAvecDefaut("image",colD,",","image_defaut_mini.png")
 REM 	REM récupère le commentaire associé à l'élément
 REM 	Temp = recupereCommentaires(colA, "")
 REM 	Result = Result &amp; getCleValeurPasVide("commentaire",Temp,",")	
 REM 	Result = Result &amp; "},"
 REM 	Result = UtilReplace(Result, ",}", "}")
 REM 	Json_Fiche = Result
 REM 	REM FIXME supprime le dernier ','
 REM End Function
 REM 
 REM REM pour les nouveau Trisac
Function JsonTrisacs(colCode as String, colB as String, colC as String, colD as String, colE as String, colF as String, colG as String, colH as String, colI as String, colJ as String, colK as String, colL as String, colM as String, colHoraires as String, colP as String)

	Result = "{"  &amp; getCleValeurPasVide("code",colCode,",")
	Quartier = UtilReplace(colF, " - ", " ")
	Quartier = REMPLACEQUARTIERSCO(Quartier)	
	Result = Result &amp; getCleValeurPasVide("sous_zone",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risac" Then
		Result = Result &amp; getCleValeurPasVide("cons","cons_distrisac_piecesobligatoires",",")
	ElseIf Temp2="Magasin Trisac" Or  Temp2="Distributeur automatique" Then
		Result = Result &amp; getCleValeurPasVide("cons","cons_distrisac_achat",",")
	ElseIf Temp2="Relais Trisac" Then
		Result = Result &amp; getCleValeurPasVide("cons","cons_distrisac_relais,cons_distrisac_piecesobligatoires",",")
	EndIf
	If colD = 0 Then
		colD = ""
	EndIf
	If colE = 0 Then
		colE = ""
	EndIf
	If colK = 0 Then
		colK = ""
	EndIf
	If colL = 0 Then
		colL = ""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sous_zone",Quartier,",")
	Result = Result &amp; getCleValeurPasVide("src","OpenDataNantes 11/2015",",")
	Result = Result &amp; getCleValeurPasVide("image", "relais_trisac.jpg",",")
	REM todo à remettre
	Result = Result &amp; getCleValeurPasVide("descr",colP,",")
	Result = Result &amp; "},"
	Result = UtilReplace(Result, ",}", "}")
	JsonTrisacs = Result
	REM FIXME supprime le dernier ','
End Function
 REM 
 REM Function JsonTrisacsFin(colA as String, colB as String, colC as String, colD as String, colE as String, colF as String, colG as String, colH as String, colI as String, colJ as String, colK as String, colL as String, colPos1 as String, colPos2 as String, colHoraires as String, colP as String)
 REM 	Temp = JsonTrisacs(colA, colB, colC, colD, colE, colF, colG, colH, colI, colJ, colK, colL, colM, colP, colQ)
 REM 	REM retire le dernier ","
 REM 	JsonTrisacsFin = Left(Temp, Len(Temp)-1)
 REM End Function















Function Json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and colF &lt;&gt; "DING-FRING Saint-Nazaire"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If colG = 0 Then
			colG = ""
		EndIf
		If colH = 0 Then
			colH = ""
		EndIf
		If colI = 0 Then
			colI = ""
		EndIf
		Result = Result &amp; getCleValeurPasVide("adresseTemp",colG &amp; " " &amp; colH &amp; " " &amp;colI,",")
		Result = Result &amp; getCleValeurPasVide("tel",colL,",")
		Result = Result &amp; getCleValeurPasVide("src",colP,",")
		Result = Result &amp; getCleValeurPasVide("horaires",colK,",")
		Result = Result &amp; getCleValeurPasVide("plagesHoraires",colS,",")
		Result = Result &amp; getCleValeurPasVide("url",colO,",")
		Result = Result &amp; getCleValeurPasVide("email",colN,",")
		Result = Result &amp; getCleValeurPasVide("sous_zone", REMPLACEQUARTIERSCO(colI),",")
		Result = Result &amp; getCleValeurPasVide("cons",ConseilForStructure(colD,colI),",")
		Result = Result &amp; getCleValeurPasVide("logo",LogoForStructure(colD,colI),",")
	  	Temp = UtilReplace(colF," ",",")
	  	Temp = UtilReplace(Temp,"(","")
	  	Temp = UtilReplace(Temp,")","")
		Result = Result &amp; getCleValeurPasVide("mots_cles",UtilTransformeEnMotsCles(colDechets) &amp; "," &amp; UtilTransformeEnMotsCles(Temp),",")
		Result = Result &amp; "},"
		Result = UtilReplace(Result, ",}", "}")
	End If
	JsonStructures = Result
End Function


Function JsonStructuresAjout(colCode as String, colHeure as String, colNom as String, colCategorieDechets as String, colCategorie as String, colEmail as String, colTel as String, colF as String, colDescr as String, colDescrEn as String,colH as String, colI as String, colJ as String, colK as String, colL as String, colM as String,colN as String, colO as String, colP as String, colQ as String, colSite as String, colS as String, colDechets as String, colDechetsEn as String, colMotsCles as String, colMotsClesEn as String)
		Result = "{"  &amp; getCleValeurPasVide("code",colCode,",")
		Result = Result &amp; getCleValeurPasVide("latitude",colO,",")
		Result = Result &amp; getCleValeurPasVide("longitude",colN,",")
		REM Temp2 = RemplaceModeDeCollecte(colD, colI)
		REM Result = Result &amp; getCleValeurPasVide("modesCollecte",Temp2,",")
		REM Result = Result &amp; getCleValeurPasVide("type",colQ,",")
	
		if colCategorie &lt;&gt; "Déchèterie" Then
			Result = Result &amp; getCleValeurPasVide("modesCollecte","smco_reemp",",")
			REM "Association réemploi" ou "Entreprise réemploi"
			Result = Result &amp; getCleValeurPasVide("type"," réemploi "&amp; colCategorieDechets,",")
		Else
			Result = Result &amp; getCleValeurPasVide("modesCollecte","modco_ecopointmodco_decheterie",",")
			Result = Result &amp; getCleValeurPasVide("type",colCategorie,",")
		End If 
		
		Result = Result &amp; getCleValeurPasVide("statut",colCategorie,",")
		Result = Result &amp; getCleValeurPasVide("descr",colDescr,",")
		Result = Result &amp; getCleValeurPasVide("descr_en",colDescrEn,",")
		Result = Result &amp; getCleValeurPasVide("nom",colNom,",")
		REM Temp = Temp &amp; getCleValeurPasVide("sousModesCollecte", colQ,",")
		If colH = 0 Then
			colH = ""
		EndIf
		If colI = 0 Then
			colI = ""
		EndIf
		If colJ = 0 Then
			colJ = ""
		EndIf
		If colK = 0 Then
			colK = ""
		EndIf
		Result = Result &amp; getCleValeurPasVide("adresseTemp",colH &amp; " " &amp; colI &amp; " " &amp;colJ &amp; " " &amp;colK,",")
		if colSite&lt;&gt;0 Then
			Result = Result &amp; getCleValeurPasVide("url","&lt;a href='" &amp; colSite &amp; "' target='_blank'&gt;" &amp; colSite &amp; "&lt;/a&gt;", ",")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REM nom et dechets pour la colonne mots cles
	  	REM Temp = UtilReplace(colNom," ",",")
	  	REM Temp = UtilReplace(Temp,"(","")
	  	REMTemp = UtilReplace(Temp,")","")
		REM Result = Result &amp; getCleValeurPasVide("mots_cles",UtilTransformeEnMotsCles(colDechets) &amp; "," &amp; UtilTransformeEnMotsCles(Temp),",")
		Result = Result &amp; getCleValeurPasVide("mots_cles",colMotsCles,",")
		Result = Result &amp; getCleValeurPasVide("mots_cles_en",colMotsClesEn,",")
		Result = Result &amp; getCleValeurPasVide("image", "icon-go-home.png",",")
		Result = Result &amp; "},"
		Result = UtilReplace(Result, ",}", "}")
	JsonStructuresAjout = Result
End Function



Function JsonCompostri(colNom as String, colCategorie as String, colEquipement as String, colStatut as String, colQuartier as String, colDate as String, colLat as String, colLon as String, colImage as String, colPage as String, colCode as String, colL as String, colM as String)
	texteComposteur = "Composteur"
	If colCategorie &lt;&gt; 0 Then
		colType = Left(colCategorie, len(texteComposteur))
	End If
	REM Les déchetèries proviennent de Open Data
	If colType = texteComposteur Then
		Result = "{"  &amp; getCleValeurPasVide("code", "comp" &amp; colL,",")
		Result = Result &amp; getCleValeurPasVide("latitude", colLat,",")
		Result = Result &amp; getCleValeurPasVide("longitude", colLon,",")
		Temp = UtilReplace(colCategorie, texteComposteur, "Composteur collectif")
		Result = Result &amp; getCleValeurPasVide("type", Temp ,",")
		REM TODO traduction de type en anglais ? (normallement on devrait traduire colCategorie)
		Result = Result &amp; getCleValeurPasVide("type_en", "Collective composter" ,",")
		Result = Result &amp; getCleValeurPasVide("descr","voir page &lt;a href=" &amp; colPage &amp; " target=blank&gt;" &amp; colPage &amp; "&lt;/a&gt;",",")
		Result = Result &amp; getCleValeurPasVide("nom", colNom,",")
		Result = Result &amp; getCleValeurPasVide("modesCollecte", "modco_compostage",",")
		Result = Result &amp; getCleValeurPasVide("src","Compostri - www.compostri.fr/carte",",")
		Result = Result &amp; "},"
		Result = UtilReplace(Result, ",}", "}")
	End If
	JsonCompostri = Result
End Function



Function JsonStructuresVrac(colCode as String, colHeure as String, colNom as String, colCategorieDechets as String, colCategorie as String, colEmail as String, colTel as String, colF as String, colDescr as String, colH as String, colI as String, colJ as String, colK as String, colL as String, colM as String,colN as String, colO as String, colP as String, colQ as String, colSite as String, colS as String, colDechets as String, colDechetsEn as String, colDescrEn as String)
		Result = "{"  &amp; getCleValeurPasVide("code",colCode,",")
		Result = Result &amp; getCleValeurPasVide("latitude",colN,",")
		Result = Result &amp; getCleValeurPasVide("longitude",colO,",")
		Result = Result &amp; getCleValeurPasVide("modesCollecte","ventevrac",",")
		Result = Result &amp; getCleValeurPasVide("type"," vente au vrac",",")
		Result = Result &amp; getCleValeurPasVide("type_en"," bulk sale",",")
		Result = Result &amp; getCleValeurPasVide("statut",colCategorie,",")
		Result = Result &amp; getCleValeurPasVide("descr",colDescr,",")
		Result = Result &amp; getCleValeurPasVide("descr_en",colDescrEn,",")
		Result = Result &amp; getCleValeurPasVide("nom",colNom,",")
		Result = Result &amp; getCleValeurPasVide("nom_en",colNom,",")
		If colH = 0 Then
			colH = ""
		EndIf
		If colI = 0 Then
			colI = ""
		EndIf
		If colJ = 0 Then
			colJ = ""
		EndIf
		If colK = 0 Then
			colK = ""
		EndIf
		Result = Result &amp; getCleValeurPasVide("adresseTemp",colH &amp; " " &amp; colI &amp; " " &amp;colJ &amp; " " &amp;colK,",")
		if colSite&lt;&gt;0 Then
			Result = Result &amp; getCleValeurPasVide("url","&lt;a href='" &amp; colSite &amp; "' target='_blank'&gt;" &amp; colSite &amp; "&lt;/a&gt;", ",")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Temp = UtilReplace(colNom," ",",")
	  	Temp = UtilReplace(Temp,"(","")
	  	Temp = UtilReplace(Temp,")","")
		Result = Result &amp; getCleValeurPasVide("mots_cles",UtilTransformeEnMotsCles(colDechets) &amp; "," &amp; UtilTransformeEnMotsCles(Temp),",")
	  	Temp = UtilReplace(colNom," ",",")
	  	Temp = UtilReplace(Temp,"(","")
	  	Temp = UtilReplace(Temp,")","")
		Result = Result &amp; getCleValeurPasVide("mots_cles_en",UtilTransformeEnMotsCles(colDechetsEn) &amp; "," &amp; UtilTransformeEnMotsCles(Temp),",")
		Result = Result &amp; getCleValeurPasVide("image", "paperbag.png",",")
		Result = Result &amp; "},"
		Result = UtilReplace(Result, ",}", "}")
	JsonStructuresVrac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sous_zone",colB,",")
	Temp = UtilGetQuartier(colF)
	Result = Result &amp; getCleValeurPasVide("zone",Temp,",")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getCleValeurPasVide("image", "conteneur_le_relais_instructions_mini.png",",")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colDescEn as String)
	separator0 = ","
	Result = "{"  &amp; getCleValeurPasVide("code",colA,",")
	Temp = UtilGetQuartier(colE)
	Result = Result &amp; getCleValeurPasVide("zone",Temp,",")
	Temp = UtilReplace(ColB, "Déchèterie de", "")
	Temp = UtilReplace(Temp, "Déchèterie d'", "")
	Temp = UtilReplace(Temp, "Ecopoint", "")
	Result = Result &amp; getCleValeurPasVide("nom",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If colG = 0 Then
		colG = ""
	EndIf
		If colF = 0 Then
		colF = ""
	EndIf
		If colE = 0 Then
		colE = ""
	EndIf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Result = Result &amp; getCleValeurPasVide("image", "panneau_dechetterie_mini.png",",")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Temp = colDescEn
	Result = Result &amp; getCleValeurPasVide("descr_en",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sous_zone",Temp,",")
	Result = Result &amp; getCleValeurPasVide("zone",CONSTQuartierNantes,",")
	Temp =  UtilReplace(colB,"Collecte encombrants en habitat vertical - Quartier","")
	Result = Result &amp; getCleValeurPasVide("nom",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image", "encombrant_mini.png",",")
	Result = Result &amp; getCleValeurPasVide("cons",colI,",")
	REM src est en dur
	Result = Result &amp; getCleValeurPasVide("desc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nom",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If colD = 0 Then
			colD = ""
		EndIf
			If colE = 0 Then
			colE = ""
		EndIf
			If colR = 0 Then
			colR = ""
		EndIf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7/2015",",")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zone",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 Par exemple "modco_verre,modco_verre" donnera "modco_verre"
Function SupprimeDoublonsModco(TypeDechet as String, cle as Boolean)
	Result = ""
	' Initialise les variables (qui vaudront 0, ou 1 (si une fois) ou 10 (si plusieurs fois)
	Dim modco_contembjournmag as Integer
	modco_contembjournmag = 0
	Dim modco_contverre as Integer
	modco_contverre = 0
	Dim modco_contpapiercarton as Integer
	modco_contpapiercarton = 0
	Dim modco_contmpb as Integer
	modco_contmpb = 0
	Dim modco_contdechetssecs as Integer
	modco_contdechetssecs = 0
	Dim modco_contomr as Integer
	modco_contomr = 0
	Dim modco_contsac as Integer
	modco_contsac = 0
	If  InStr(1, TypeDechet, "modco_contembjournmag") &lt;&gt; 0 Then
		modco_contembjournmag = modco_contembjournmag + 1
	End If
	If  InStr(10, TypeDechet, "modco_contembjournmag") &lt;&gt; 0 Then
		modco_contembjournmag = modco_contembjournmag + 1
	End If
	If InStr(1, TypeDechet, "modco_contverre") &lt;&gt; 0 Then
		modco_contverre = modco_contverre + 1
	End If
	If InStr(10, TypeDechet, "modco_contverre") &lt;&gt; 0 Then
		modco_contverre = modco_contverre + 1
	End If
	If InStr(1, TypeDechet, "modco_contpapiercarton") &lt;&gt; 0 Then
		modco_contpapiercarton = modco_contpapiercarton + 1
	End If
	If InStr(10, TypeDechet, "modco_contpapiercarton") &lt;&gt; 0 Then
		modco_contpapiercarton = modco_contpapiercarton + 1
	End If
	If InStr(1, TypeDechet,  "modco_contmpb") &lt;&gt; 0 Then
		modco_contmpb = modco_contmpb + 1
	End If
	If InStr(10, TypeDechet,  "modco_contmpb") &lt;&gt; 0 Then
		modco_contmpb = modco_contmpb + 1
	End If
	If InStr(1, TypeDechet, "modco_contdechetssecs") &lt;&gt; 0 Then
		modco_contdechetssecs = modco_contdechetssecs + 1
	End If
	If InStr(10, TypeDechet, "modco_contdechetssecs") &lt;&gt; 0 Then
		modco_contdechetssecs = modco_contdechetssecs + 1
	End If
	If InStr(1, TypeDechet, "modco_contomr") &lt;&gt; 0 Then
		modco_contomr = modco_contomr + 1
	End If
	If InStr(10, TypeDechet, "modco_contomr") &lt;&gt; 0 Then
		modco_contomr = modco_contomr + 1
	End If
	If InStr(1, TypeDechet, "modco_contsac") &lt;&gt; 0 Then
		modco_contsac = modco_contsac + 1
	End If
	If InStr(10,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gt; 1 and modco_contverre = 0 and modco_contpapiercarton = 0 and modco_contmpb = 0 and modco_contdechetssecs = 0 and  modco_contomr = 0 and modco_contsac = 0) Then
			Result = "Conteneurs "
			Separateur = ""
		ElseIf (modco_contembjournmag = 0 and modco_contverre &gt; 1 and modco_contpapiercarton = 0 and modco_contmpb = 0 and modco_contdechetssecs = 0 and  modco_contomr = 0 and modco_contsac = 0) Then
			Result = "Conteneurs "
			Separateur = ""
		ElseIf (modco_contembjournmag = 0 and modco_contverre = 0 and modco_contpapiercarton &gt; 1 and modco_contmpb = 0 and modco_contdechetssecs = 0 and  modco_contomr = 0 and modco_contsac = 0) Then
			Result = "Conteneurs "
			Separateur = ""
		ElseIf (modco_contembjournmag = 0 and modco_contverre = 0 and modco_contpapiercarton = 0 and modco_contmpb &gt; 1 and modco_contdechetssecs = 0 and  modco_contomr = 0 and modco_contsac = 0) Then
			Result = "Conteneurs "
			Separateur = ""
		ElseIf (modco_contembjournmag = 0 and modco_contverre = 0 and modco_contpapiercarton = 0 and modco_contmpb = 0 and modco_contdechetssecs &gt; 1 and  modco_contomr = 0 and modco_contsac = 0) Then
			Result = "Conteneurs "
			Separateur = ""
		ElseIf (modco_contembjournmag = 0 and modco_contverre = 0 and modco_contpapiercarton = 0 and modco_contmpb = 0 and modco_contdechetssecs = 0 and  modco_contomr &gt; 1 and modco_contsac = 0) Then
			Result = "Conteneurs "
			Separateur = ""
		ElseIf (modco_contembjournmag = 0 and modco_contverre = 0 and modco_contpapiercarton = 0 and modco_contmpb = 0 and modco_contdechetssecs = 0 and  modco_contomr = 0 and modco_contsac &gt; 1) Then
			Result = "Conteneurs "
			Separateur = ""
		ElseIf  modco_contembjournmag + modco_contverre + modco_contpapiercarton + modco_contmpb + modco_contdechetssecs + modco_contomr + modco_contsac &gt; 1 Then
			Result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If colF = 0 Then
			colF = ""
		EndIf
			If colI = 0 Then
			colI = ""
		EndIf
			If colJ = 0 Then
			colJ = ""
		EndIf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07/2015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Function GetHashStructures(nomHash as String, numLiDebStuct01, numLiFinStuct01, nomOngletStuct01, numColMCCodeStuct01, numColMCFrStuct01, numColMCEnSt01, numLiDebSt02, numLiFinSt02, nomOngletSt02, numColMCCodeSt02, numColMCFrSt02, numColMCEnSt02, numLiDebSt03, numLiFinSt03, nomOngletSt03, numColMCCodeSt03, numColMCFrSt03, numColMCEnSt03)
	i = "a"
	Temp = "var _hashStructuresDatas = [{'z':'z'"
	Dim ArrayLesMotsClesFr(1 To 10000, 1 To 2) as String
	REM ArrayLesMotsCles(10,1)="a"
	REM ArrayLesMotsCles(10,2)="bba"
 	
 	GetHashMotsCles(5, 65, "ReemploiAjouts", "A", "AL", ArrayLesMotsClesFr)
 	GetHashMotsCles(5, 21, "VenteVrac", "A", "Y", ArrayLesMotsClesFr)
 	REM le code est pas terrible (exemple 1001) et les mots cles uniquement le nom de la decheterie
 	GetHashMotsCles(2, 17, "DecheterieEcopoint", "A", "B", ArrayLesMotsClesFr)
 	Temp = Temp &amp; TransformHashMotsClesEnChaine(ArrayLesMotsClesFr)

	Dim ArrayLesMotsClesEn(1 To 10000, 1 To 2) as String
 	GetHashMotsCles(5, 65, "ReemploiAjouts", "A", "AM", ArrayLesMotsClesEn)
 	GetHashMotsCles(5, 21, "VenteVrac", "A", "AI", ArrayLesMotsClesEn)
 	GetHashMotsCles(2, 17, "DecheterieEcopoint", "A", "B", ArrayLesMotsClesEn)
 	Temp = Temp  &amp; "}, {'z':'z'" &amp; TransformHashMotsClesEnChaine(ArrayLesMotsClesEn)
 	
 	Temp = Temp &amp; "} ];"
	GetHashStructures = Temp
End Function




Function GetHashTrisacs(nomHash as String)

	Dim ArrayLesMotsCles(1 To 10000, 1 To 2) as String
 	GetHashMotsCles(5, 128, "Trisac", "AF", "AE", ArrayLesMotsCles)

	Temp = "var " &amp; nomHash &amp; " = [{'z':'z'" 	
 	Temp = Temp &amp; TransformHashMotsClesEnChaine(ArrayLesMotsCles)
 	Temp = Temp &amp; "} ];"
 	
	GetHashTrisacs = Temp
End Function


Function GetHashMotsCles(numColDebut as Integer, numColFin as Integer, nomFeuille as String, colCode as String, colMotsCles as String, ArrayLesMotsCles)
	Temp = ""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Element = UtilTransformeEnMotsCles(Element)
		   	ArrayLesMotsCles = AjouteSiNeContientPas(ArrayLesMotsCles, Element,Code)
   		Next Element
	idCurentColl = idCurentColl + 1
	Wend
End Function

Function TransformHashMotsClesEnChaine( ArrayLesMotsCles)
	REM Je constitue la chaine retournee
	indexFin = 10000
	for i = 1 to indexFin
		TempMotCle =  ArrayLesMotsCles(i,1)
		if TempMotCle="" Then
			REM j'ajoute a ma fin
			indexFin = i
		Else
			REM je modifie l'existant
			Temp2 =  ArrayLesMotsCles(i,2)
			Temp = Temp &amp; ",'" &amp; TempMotCle &amp; "':'" &amp; Temp2 &amp; "'"
		End If
	next i
	TransformHashMotsClesEnChaine = Temp
End Function

Function AjouteSiNeContientPas(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AjouteSiNeContientPas = MyArra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REM '' Function testLatitude()
REM ''	Temp = "47.206829,-1.587939"
REM ''	Temp2 = Latitude(Temp)
REM ''	Temp3 = Longitude(Temp)
REM ''End Function
REM 
REM '' TODO supprimer car ceci est ailleurs
REM Function LatitudePos(Position as String)
REM 	ValeurDefaut = "47.20"
REM 	PosPointVirgule = InStr(1, Position, ",")
REM 	REM Position = Right(Position,Len(Position)-1)
REM 	If PosPointVirgule &lt;&gt; 0 Then
REM 		Temp = Left(Position, PosPointVirgule-1)
REM 	Else
REM 		Temp = ValeurDefaut
REM 	End If
REM 	LatitudePos = Temp
REM End Function
REM 
REM '' TODO supprimer car ceci est ailleurs
REM Function LongitudePos(Position as String)
REM 	ValeurDefaut = "-1.60"
REM 
REM 	PosPointVirgule = InStr(2, Position, ",")
REM 	REM à revoir
REM 	REM mettre une vérif sur la valeur
REM 	If PosPointVirgule &lt;&gt; 0 Then
REM 		Temp = Left(Position, PosPointVirgule)
REM 	Else
REM 		Temp = ValeurDefaut
REM 	End If
REM 	Temp = UtilReplace(Position, Temp, "")
REM 	LongitudePos = Temp
REM End Function
REM 
REM Function Tempo(colB)
REM 	Temp =  UtilReplace(colB,"Collecte encombrants en habitat vertical - Quartier ","")
REM 	Tempo = UtilGetQuartierAdmin(Temp)
REM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REM REM	If valeur = "" or valeur = " " or valeur = "0" Then
REM REM	 	Result = ""
REM REM	Else
REM REM	 	Result = """" &amp; cle &amp; """:""" &amp; valeur &amp; """" &amp; separator	
REM REM	End If
REM REM	getCleValeurPasVide = Result
REM REM End Function
REM 
REM 
REM 
REM Function MotDirecteurADomicile(colB as String)
REM 	Temp = colB
REM 	Temp = MotDirecteurADomicile1(Temp, "Allée")
REM 	Temp = MotDirecteurADomicile1(Temp, "Avenue")
REM 	Temp = MotDirecteurADomicile1(Temp, "Bas Chemin")
REM 	Temp = MotDirecteurADomicile1(Temp, "Basse Tenue")
REM 	Temp = MotDirecteurADomicile1(Temp, "Boulevard")
REM 	Temp = MotDirecteurADomicile1(Temp, "Chemin")
REM 	Temp = MotDirecteurADomicile1(Temp, "Cours")
REM 	Temp = MotDirecteurADomicile1(Temp, "Esplanade")
REM 	Temp = MotDirecteurADomicile1(Temp, "Hameau")
REM 	Temp = MotDirecteurADomicile1(Temp, "Haute Impasse")
REM 	Temp = MotDirecteurADomicile1(Temp, "Impasse")
REM 	Temp = MotDirecteurADomicile1(Temp, "Jardin")
REM 	Temp = MotDirecteurADomicile1(Temp, "Mail")
REM 	Temp = MotDirecteurADomicile1(Temp, "Nouvelle Impasse")
REM 	Temp = MotDirecteurADomicile1(Temp, "Parvis")
REM 	Temp = MotDirecteurADomicile1(Temp, "Passage")
REM 	Temp = MotDirecteurADomicile1(Temp, "Petit Chemin")
REM 	Temp = MotDirecteurADomicile1(Temp, "Petite Avenue")
REM 	Temp = MotDirecteurADomicile1(Temp, "Petite Rue")
REM 	Temp = MotDirecteurADomicile1(Temp, "Place")
REM 	Temp = MotDirecteurADomicile1(Temp, "Pont")
REM 	Temp = MotDirecteurADomicile1(Temp, "Promenade")
REM 	Temp = MotDirecteurADomicile1(Temp, "Quai")
REM 	Temp = MotDirecteurADomicile1(Temp, "Rond-Point")
REM 	Temp = MotDirecteurADomicile1(Temp, "Route")
REM 	Temp = MotDirecteurADomicile1(Temp, "Rue")
REM 	Temp = MotDirecteurADomicile1(Temp, "Ruelle")
REM 	Temp = MotDirecteurADomicile1(Temp, "Sentier")
REM 	Temp = MotDirecteurADomicile1(Temp, "Square")
REM 	Temp = MotDirecteurADomicile1(Temp, "Venelle")
REM 	Temp = MotDirecteurADomicile1(Temp, "Voie")
REM 	MotDirecteurADomicile = Temp
REM End Function
REM 
REM 
REM Function MotDirecteurADomicile1(Adresse as String, TypeVoie as String)
REM 	Adresse = MotDirecteurADomicile2(Adresse, TypeVoie &amp; " de la ")
REM 	Adresse = MotDirecteurADomicile2(Adresse, TypeVoie &amp; " de ")
REM 	Adresse = MotDirecteurADomicile2(Adresse, TypeVoie &amp; " du ")
REM 	Adresse = MotDirecteurADomicile2(Adresse, TypeVoie &amp; " des ")
REM 	Adresse = MotDirecteurADomicile2(Adresse, TypeVoie &amp; " d'")
REM 	Adresse = MotDirecteurADomicile2(Adresse, TypeVoie &amp; " ")
REM 	MotDirecteurADomicile1 = Adresse
REM End Function
REM 
REM 
REM Function MotDirecteurADomicile2(colB as String, chaine as String)
REM 	MotDirecteurADomicile2 = colB
REM 	LongeurChaine = LEN(chaine)
REM 	Temp = Left(colB, LongeurChaine)
REM 	If (chaine=Temp) Then
REM 		Temp = MID(colB, 1+LongeurChaine, 10000)
REM 	 	MotDirecteurADomicile2 = Temp
REM 	End If
REM End Function
REM 
REM Function JsonModeCollecteDomicile(colCode as String, colModesDeCollecte as String, colLibelleRue as String, colW as String, colMotDirecteurCorrige as String, colJusquAuNumero as String, colJoursSacs as String, colBacJaune as String, colBacBleu as String)
REM 	If (colAD&lt;&gt;"true") Then
REM 		Result =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Result = Result &amp; getCleValeurPasVide("jcbj","&lt;B&gt;Jaune&lt;/B&gt; " &amp; colBacJaune,",")
REM    		End If
REM 		CurrentPos = InStr(1, colModesDeCollecte, "modco_bacbleu")
REM  		If CurrentPos &lt;&gt; 0 Then
REM 			Result = Result &amp; getCleValeurPasVide("jcbj","&lt;B&gt;Bleu&lt;/B&gt; " &amp; colBacBleu,",")
REM    		End If
REM 		REM If colU = "modco_bacjaune"  Then
REM 		REM 	Result = Result &amp; getCleValeurPasVide("jcbj","&lt;B&gt;Jaune&lt;/B&gt; ",",")
REM 		REM End If
REM 		REM If colU = "  Then
REM 		REM 	Result = Result &amp; getCleValeurPasVide("jcbb","&lt;B&gt;&lt;/B&gt; ",",")
REM 		REM End If
REM 		If colBacJaune &lt;&gt; "" or colBacBleu &lt;&gt; "" or colJoursSacs &lt;&gt; "" Then
REM 			Result = Result &amp; getCleValeurPasVide("jcprefixe","Jours de collecte : ",",")
REM 		Else
REM 			Result = Result &amp; getCleValeurPasVide("jcprefixe","",",")
REM 		End If
REM 		
REM  		REM Result = Result &amp; getCleValeurPasVide("src","OpenDataNantes 16/09/2013 ","")
REM  		Result = Result &amp; getCleValeurPasVide("src","OpenDataNantes 13/05/2014 ","")
REM 		Result = Result &amp; "},"
REM 		Result = UtilReplace(Result, ",}", "}")
REM 	Else
REM 		Result = ""
REM 	End If
REM 	JsonModeCollecteDomicile = Result
REM End Function
REM 
REM 
REM Function JsonModeCollecteDomicile2(colCode as String, colModesDeCollecte as String, colLibelleRue as String, colW as String, colMotDirecteurCorrige as String, colJusquAuNumero as String, colJoursSacs as String, colBacJaune as String, colBacBleu as String, colMco as String)
REM 	If (colAD&lt;&gt;"true") Then
REM 		Result = "'" &amp; colCode &amp; "' :"
REM 		Result = Result &amp;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M 		Result = Result &amp; getCleValeurPasVide("mco",colMco,",")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Temp2 = "&lt;B&gt;jaune&lt;/B&gt; " &amp; colBacJaune
REM    		End If
REM 		CurrentPos = InStr(1, colModesDeCollecte, "modco_bacbleu")
REM  		If CurrentPos &lt;&gt; 0 Then
REM 			Temp2 = Temp2 &amp; " &lt;B&gt;bleu&lt;/B&gt; " &amp; colBacBleu
REM    		End If
REM    		If colBacJaune &lt;&gt; "" and colBacBleu &lt;&gt; "" Then
REM 			Result = Result &amp; getCleValeurPasVide("jcbj","Bacs " &amp; Temp2,",")
REM    		End If
REM 		REM If colU = "modco_bacjaune"  Then
REM 		REM 	Result = Result &amp; getCleValeurPasVide("jcbj","&lt;B&gt;Jaune&lt;/B&gt; ",",")
REM 		REM End If
REM 		REM If colU = "  Then
REM 		REM 	Result = Result &amp; getCleValeurPasVide("jcbb","&lt;B&gt;&lt;/B&gt; ",",")
REM 		REM End If
REM 		If colJoursSacs &lt;&gt; "" Then
REM 			Result = Result &amp; getCleValeurPasVide("jcbj","Sacs (jaunes et bleus) " &amp; colJoursSacs ,",")
REM 		End If
REM 		
REM  		REM Result = Result &amp; getCleValeurPasVide("src","OpenDataNantes 16/09/2013 ","")
REM  		Result = Result &amp; getCleValeurPasVide("src","OpenDataNantes 13/05/2014 ","")
REM 		Result = Result &amp; "}],"
REM 		Result = UtilReplace(Result, ",}", "}")
REM 	Else
REM 		Result = ""
REM 	End If
REM 	JsonModeCollecteDomicile2 = Result
REM End Function
REM 
REM Function GetLettres()
REM 	Dim MyLettres(1 To 24)
REM 	MyLettres(1)="a"
REM 	MyLettres(2)="b"	
REM 	MyLettres(3)="c"
REM 	MyLettres(4)="d"
REM 	MyLettres(5)="e"
REM 	MyLettres(6)="f"
REM 	MyLettres(7)="g"
REM 	MyLettres(8)="h"
REM 	MyLettres(9)="i"
REM 	MyLettres(10)="j"	
REM 	MyLettres(11)="k"
REM 	MyLettres(12)="l"
REM 	MyLettres(13)="m"
REM 	MyLettres(14)="n"
REM 	MyLettres(15)="o"
REM 	MyLettres(16)="p"
REM 	MyLettres(17)="q"
REM 	MyLettres(18)="r"	
REM 	MyLettres(19)="s"
REM 	MyLettres(20)="v"
REM 	MyLettres(21)="w"
REM 	MyLettres(22)="x"
REM 	MyLettres(23)="y"
REM 	MyLettres(24)="z"
REM 	GetLettres = MyLettres
REM End Function
REM 
REM Function domicile(colMotDirecteurCorrige as String, colLibelleRue as String)
REM 	Result = ""
REM 	If (colMotDirecteurCorrige&lt;&gt;" ") Then
REM 			Result = UtilTransformeEnMotsCles(colMotDirecteurCorrige)
REM 		Else
REM 			Result = UtilTransformeEnMotsCles(colLibelleRue)
REM 		End If
REM 	domicile = Result
REM End Function
REM 
REM 
REM 
REM 
REM Function RemplaceColonnesAerType(TypeDechet as String)
REM 	Result = ""
REM 	If TypeDechet="Emb. ménager" Then
REM 		Result = "Conteneur embal. journ. mag."
REM 	ElseIf TypeDechet="verre" Then
REM 		Result = "Conteneur verre"
REM 	ElseIf TypeDechet="papiercarton" Then
REM 		Result = "Conteneur papier carton"
REM 	ElseIf TypeDechet="plastique" Then
REM 		Result = "Conteneur plastique"
REM 	End If
REM     RemplaceColonnesAerType = Result
REM End Function
REM 
REM 
REM Function RemplaceColonnesAerModco(Modco as String)
REM 	Result = ""
REM 	If Modco="modco_contembjournmag" Then
REM 		Result = "emballages journaux magazines"
REM 	ElseIf Modco="modco_contverre" Then
REM 		Result = "verre"
REM 	ElseIf Modco="modco_contpapiercarton" Then
REM 		Result = "papier-carton"
REM 	ElseIf Modco="modco_contmpb" Then
REM 		Result = "plastique"
REM 	End If
REM     RemplaceColonnesAerModco = Result
REM End Function
REM 
REM 
REM 
REM Function GetHashModeCo(numLigneDebut as Integer, numLigneFin as Integer, nomOnglet as String, numColCode as String, numColMotsFr as String, numColMotsEn as String)
REM 	Temp = ""
REM 	MyLettres1 = GetLettres
REM 	REM MyLettres2 = GetLettres
REM 	REM	For Each i In MyLettres1()
REM  	 	For Each j In MyLettres1()
REM  	 		REM On cherche dans "ADomicile" et dans "ADomHorsNantes"
REM  		 	REM Temp = Temp + GetHash(i &amp; j, 3, 3141, "ADomicile", "Y", 2, 22, "ADomHorsNantes", "B") 
REM  		 	Temp = Temp + GetHash(i &amp; j, numLigneDebut, numLigneFin, nomOnglet, "Y", 2, 22, "ADomHorsNantes", "B") 
REM 		Next j
REM 	REM Next i
REM 	GetHashModeCo = Temp
REM End Function
REM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 Définition de la conversion
REM Const accent As String = "ÀÁÂÃÄÅàáâãäåÒÓÔÕÖØòóôõöøÈÉÊËèéêëÌÍÎÏìíîïÙÚÛÜùúûüÿÑñÇç-"
REM Const noAccent As String = "AAAAAAaaaaaaOOOOOOooooooEEEEeeeeIIIIiiiiUUUUuuuuyNnCc "
REM 
REM ' La fonction :retire les accents
REM Private Function UtilSansAccents(ByRef s As String) As String
REM 	Dim i As Integer
REM 	Dim lettre As String * 1
REM 	UtilSansAccents = s
REM 	For i = 1 To Len(accent)
REM 		lettre = Mid$(accent, i, 1)
REM 		If InStr(UtilSansAccents, lettre) &gt; 0 Then
REM 			UtilSansAccents = Replace(UtilSansAccents, lettre, Mid$(noAccent, i, 1))
REM 		End If
REM 	Next i
REM End Function
REM 
REM Const min As String = "abcdefghijklmnopqrstuvwxyz"
REM Const maj As String = "ABCDEFGHIJKLMNOPQRSTUVWXYZ'"
REM 
REM ' La fonction :retire les accents et met tout en minuscule
REM Private Function UtilTransformeEnMotsCles(ByRef s As String) As String
REM 	Dim i As Integer
REM 	Dim lettre As String * 1
REM 	s = UtilSansAccents(s)
REM 	s = RetireMotsInutilesMotsCles(s)
REM 	s = UtilReplace(s, " de ", " ")
REM 	s = UtilReplace(s, " la ", " ")
REM 	s = UtilReplace(s, " du ", " ")
REM 	s = UtilReplace(s, " des ", " ")
REM 	s = UtilReplace(s, " d'", " ")
REM 	Result = s
REM 	For i = 1 To Len(maj)
REM 		lettre = Mid$(maj, i, 1)
REM 		If InStr(Result, lettre) &gt; 0 Then
REM 			Result = Replace(Result, lettre, Mid$(min, i, 1))
REM 		End If
REM 	Next i
REM 	Result = UtilReplace(Result, " ", ",")
REM 	UtilTransformeEnMotsCles = Result
REM End Function
REM 
REM Private Function RetireMotsInutilesMotsCles(ByRef Chaine As String)
REM 	RetireMotsInutilesMotsCles = MotDirecteurADomicile(Chaine)
REM End Function
REM 
REM Function JsonConseil(colA as String, colB as String, colC as String, colD as String, colE as String, colF as String)
REM 	Result = "{"  &amp; getCleValeurPasVide("code",colA,",")
REM 	Result = Result &amp; getCleValeurPasVide("nom",colB,",")
REM 	Result = Result &amp; getCleValeurPasVide("description", colC,",")
REM 	Result = Result &amp; getCleValeurPasVide("fiche", colD,",")
REM 	Result = Result &amp; getCleValeurPasVide("source", colF,",")
REM 	Result = Result &amp; "},"
REM 	Result = UtilReplace(Result, ",}", "}")
REM 	JsonConseil = Result
REM End Function
REM 
REM Function JsonConseilFin(colA as String, colB as String, colC as String, colD as String, colE as String, colF as String)
REM 	Temp = JsonConseil(colA, colB, colC, colD, colE, colF)
REM 	REM retire le dernier ","
REM 	JsonConseilFin = Left(Temp, Len(Temp)-1)
REM End Function
REM 
REM Function JsonCategorieUsuelle(colEstSousCatescriptionode as String, colNom as String, colEstSousCatescription as String, colEstSousCat as String, colSousCat as String, colBouton as String, colSource as String, colImage as String, colStatut as String)
REM 	Result = "{"  &amp; getCleValeurPasVide("code",colEstSousCatescriptionode,",")
REM 	Result = Result &amp; getCleValeurPasVide("nom",colNom,",")
REM 	Result = Result &amp; getCleValeurPasVide("descr", colEstSousCatescription,",")
REM 	Result = Result &amp; getCleValeurPasVide("estSousCategorie", colEstSousCat,",")
REM 	Result = Result &amp; getCleValeurPasVide("sousCategories", colSousCat,",")
REM 	Result = Result &amp; getCleValeurPasVide("source", colSource,",")
REM 	Result = Result &amp; getCleValeurAvecDefaut("image",colImage,",","image_defaut_mini.png")
REM 	Result = Result &amp; getCleValeurPasVide("bouton", colBouton,",")
REM 	Result = Result &amp; "},"
REM 	Result = UtilReplace(Result, ",}", "}")
REM 	JsonCategorieUsuelle = Result
REM End Function
REM 
REM Function JsonCategorieUsuelleFin(colEstSousCatescriptionode as String, colNom as String, colEstSousCatescription as String, colEstSousCat as String, colSousCat as String, colBouton as String, colSource as String, colImage as String, colStatut as String)
REM 	Temp = JsonCategorieUsuelle(colEstSousCatescriptionode, colNom, colEstSousCatescription, colEstSousCat, colSousCat, colBouton, colSource, colImage, colStatut)
REM 	REM retire le dernier ","
REM 	JsonCategorieUsuelleFin = Left(Temp, Len(Temp)-1)
REM End Function
REM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iption", colD,",")
REM 	Result = Result &amp; getCleValeurPasVide("cons", colE,",")
REM 	Result = Result &amp; getCleValeurPasVide("recyclable", colF,",")
REM 	Result = Result &amp; "},"
REM 	Result = UtilReplace(Result, ",}", "}")
REM 	JsonCategorieTraitement = Result
REM End Function
REM 
REM Function JsonCategorieTraitementFin(colA as String, colB as String, colC as String, colD as String, colE as String, colF as String, colG as String)
REM 	Temp = JsonCategorieTraitement(colA, colB, colC, colD, colE, colF, colG)
REM 	REM retire le dernier ","
REM 	JsonCategorieTraitementFin = Left(Temp, Len(Temp)-1)
REM End Function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C_FonctionsCommunes"/>
  <library:element library:name="A_Structur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